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44300003AAB00001D7A025116A7.svm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487cm"/>
    </style:style>
    <style:style style:name="co7" style:family="table-column">
      <style:table-column-properties fo:break-before="auto" style:column-width="0.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82cm"/>
    </style:style>
    <style:style style:name="co10" style:family="table-column">
      <style:table-column-properties fo:break-before="auto" style:column-width="1.349cm"/>
    </style:style>
    <style:style style:name="co11" style:family="table-column">
      <style:table-column-properties fo:break-before="auto" style:column-width="1.82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>
      <style:text-properties style:font-name="Arial" style:font-name-asian="Droid Sans" style:font-name-complex="Lohit Hindi"/>
    </style:style>
    <style:style style:name="ce3" style:family="table-cell" style:parent-style-name="Default" style:data-style-name="N114"/>
    <style:style style:name="ce4" style:family="table-cell" style:parent-style-name="Default" style:data-style-name="N11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e</text:p>
          </table:table-cell>
          <table:table-cell office:value-type="float" office:value="79514">
            <text:p>79514</text:p>
          </table:table-cell>
          <table:table-cell table:style-name="ce1"/>
          <table:table-cell table:formula="of:=IF([.A1]=&quot;à&quot;;[.B1];0)" office:value-type="float" office:value="0">
            <text:p>0</text:p>
          </table:table-cell>
          <table:table-cell table:style-name="ce2" table:formula="of:=IF(OR([.A1]=&quot;è&quot;;[.A1]=&quot;é&quot;);[.B1];0)" office:value-type="float" office:value="0">
            <text:p>0</text:p>
          </table:table-cell>
          <table:table-cell table:style-name="ce2" table:formula="of:=IF(OR([.A1]=&quot;í&quot;;[.A1]=&quot;ï&quot;);[.B1];0)" office:value-type="float" office:value="0">
            <text:p>0</text:p>
          </table:table-cell>
          <table:table-cell table:style-name="ce2" table:formula="of:=IF(OR([.A1]=&quot;ò&quot;;[.A1]=&quot;ó&quot;);[.B1];0)" office:value-type="float" office:value="0">
            <text:p>0</text:p>
          </table:table-cell>
          <table:table-cell table:style-name="ce2" table:formula="of:=IF(OR([.A1]=&quot;ú&quot;;[.A1]=&quot;ü&quot;);[.B1];0)" office:value-type="float" office:value="0">
            <text:p>0</text:p>
          </table:table-cell>
          <table:table-cell/>
          <table:table-cell table:formula="of:=[.B1]+IF([.A1]=&quot;a&quot;;[.D$200];IF([.A1]=&quot;e&quot;;[.E$200];IF([.A1]=&quot;i&quot;;[.F$200];IF([.A1]=&quot;o&quot;;[.G$200];IF([.A1]=&quot;u&quot;;[.H$200];0)))))" office:value-type="float" office:value="83219">
            <text:p>83219</text:p>
          </table:table-cell>
          <table:table-cell table:style-name="ce1" table:formula="of:=[.J1]/[.J$200]" office:value-type="percentage" office:value="0.109805996519206">
            <text:p>10,981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4340">
            <text:p>64340</text:p>
          </table:table-cell>
          <table:table-cell table:style-name="ce1"/>
          <table:table-cell table:formula="of:=IF([.A2]=&quot;à&quot;;[.B2];0)" office:value-type="float" office:value="0">
            <text:p>0</text:p>
          </table:table-cell>
          <table:table-cell table:style-name="ce2" table:formula="of:=IF(OR([.A2]=&quot;è&quot;;[.A2]=&quot;é&quot;);[.B2];0)" office:value-type="float" office:value="0">
            <text:p>0</text:p>
          </table:table-cell>
          <table:table-cell table:style-name="ce2" table:formula="of:=IF(OR([.A2]=&quot;í&quot;;[.A2]=&quot;ï&quot;);[.B2];0)" office:value-type="float" office:value="0">
            <text:p>0</text:p>
          </table:table-cell>
          <table:table-cell table:style-name="ce2" table:formula="of:=IF(OR([.A2]=&quot;ò&quot;;[.A2]=&quot;ó&quot;);[.B2];0)" office:value-type="float" office:value="0">
            <text:p>0</text:p>
          </table:table-cell>
          <table:table-cell table:style-name="ce2" table:formula="of:=IF(OR([.A2]=&quot;ú&quot;;[.A2]=&quot;ü&quot;);[.B2];0)" office:value-type="float" office:value="0">
            <text:p>0</text:p>
          </table:table-cell>
          <table:table-cell/>
          <table:table-cell table:formula="of:=[.B2]+IF([.A2]=&quot;a&quot;;[.D$200];IF([.A2]=&quot;e&quot;;[.E$200];IF([.A2]=&quot;i&quot;;[.F$200];IF([.A2]=&quot;o&quot;;[.G$200];IF([.A2]=&quot;u&quot;;[.H$200];0)))))" office:value-type="float" office:value="66693">
            <text:p>66693</text:p>
          </table:table-cell>
          <table:table-cell table:style-name="ce1" table:formula="of:=[.J2]/[.J$200]" office:value-type="percentage" office:value="0.0880002322288827">
            <text:p>8,800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47542">
            <text:p>47542</text:p>
          </table:table-cell>
          <table:table-cell table:style-name="ce1"/>
          <table:table-cell table:formula="of:=IF([.A3]=&quot;à&quot;;[.B3];0)" office:value-type="float" office:value="0">
            <text:p>0</text:p>
          </table:table-cell>
          <table:table-cell table:style-name="ce2" table:formula="of:=IF(OR([.A3]=&quot;è&quot;;[.A3]=&quot;é&quot;);[.B3];0)" office:value-type="float" office:value="0">
            <text:p>0</text:p>
          </table:table-cell>
          <table:table-cell table:style-name="ce2" table:formula="of:=IF(OR([.A3]=&quot;í&quot;;[.A3]=&quot;ï&quot;);[.B3];0)" office:value-type="float" office:value="0">
            <text:p>0</text:p>
          </table:table-cell>
          <table:table-cell table:style-name="ce2" table:formula="of:=IF(OR([.A3]=&quot;ò&quot;;[.A3]=&quot;ó&quot;);[.B3];0)" office:value-type="float" office:value="0">
            <text:p>0</text:p>
          </table:table-cell>
          <table:table-cell table:style-name="ce2" table:formula="of:=IF(OR([.A3]=&quot;ú&quot;;[.A3]=&quot;ü&quot;);[.B3];0)" office:value-type="float" office:value="0">
            <text:p>0</text:p>
          </table:table-cell>
          <table:table-cell/>
          <table:table-cell table:formula="of:=[.B3]+IF([.A3]=&quot;a&quot;;[.D$200];IF([.A3]=&quot;e&quot;;[.E$200];IF([.A3]=&quot;i&quot;;[.F$200];IF([.A3]=&quot;o&quot;;[.G$200];IF([.A3]=&quot;u&quot;;[.H$200];0)))))" office:value-type="float" office:value="47542">
            <text:p>47542</text:p>
          </table:table-cell>
          <table:table-cell table:style-name="ce1" table:formula="of:=[.J3]/[.J$200]" office:value-type="percentage" office:value="0.0627308269327447">
            <text:p>6,273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6791">
            <text:p>46791</text:p>
          </table:table-cell>
          <table:table-cell table:style-name="ce1"/>
          <table:table-cell table:formula="of:=IF([.A4]=&quot;à&quot;;[.B4];0)" office:value-type="float" office:value="0">
            <text:p>0</text:p>
          </table:table-cell>
          <table:table-cell table:style-name="ce2" table:formula="of:=IF(OR([.A4]=&quot;è&quot;;[.A4]=&quot;é&quot;);[.B4];0)" office:value-type="float" office:value="0">
            <text:p>0</text:p>
          </table:table-cell>
          <table:table-cell table:style-name="ce2" table:formula="of:=IF(OR([.A4]=&quot;í&quot;;[.A4]=&quot;ï&quot;);[.B4];0)" office:value-type="float" office:value="0">
            <text:p>0</text:p>
          </table:table-cell>
          <table:table-cell table:style-name="ce2" table:formula="of:=IF(OR([.A4]=&quot;ò&quot;;[.A4]=&quot;ó&quot;);[.B4];0)" office:value-type="float" office:value="0">
            <text:p>0</text:p>
          </table:table-cell>
          <table:table-cell table:style-name="ce2" table:formula="of:=IF(OR([.A4]=&quot;ú&quot;;[.A4]=&quot;ü&quot;);[.B4];0)" office:value-type="float" office:value="0">
            <text:p>0</text:p>
          </table:table-cell>
          <table:table-cell/>
          <table:table-cell table:formula="of:=[.B4]+IF([.A4]=&quot;a&quot;;[.D$200];IF([.A4]=&quot;e&quot;;[.E$200];IF([.A4]=&quot;i&quot;;[.F$200];IF([.A4]=&quot;o&quot;;[.G$200];IF([.A4]=&quot;u&quot;;[.H$200];0)))))" office:value-type="float" office:value="47598">
            <text:p>47598</text:p>
          </table:table-cell>
          <table:table-cell table:style-name="ce1" table:formula="of:=[.J4]/[.J$200]" office:value-type="percentage" office:value="0.0628047179408687">
            <text:p>6,280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6050">
            <text:p>46050</text:p>
          </table:table-cell>
          <table:table-cell table:style-name="ce1"/>
          <table:table-cell table:formula="of:=IF([.A5]=&quot;à&quot;;[.B5];0)" office:value-type="float" office:value="0">
            <text:p>0</text:p>
          </table:table-cell>
          <table:table-cell table:style-name="ce2" table:formula="of:=IF(OR([.A5]=&quot;è&quot;;[.A5]=&quot;é&quot;);[.B5];0)" office:value-type="float" office:value="0">
            <text:p>0</text:p>
          </table:table-cell>
          <table:table-cell table:style-name="ce2" table:formula="of:=IF(OR([.A5]=&quot;í&quot;;[.A5]=&quot;ï&quot;);[.B5];0)" office:value-type="float" office:value="0">
            <text:p>0</text:p>
          </table:table-cell>
          <table:table-cell table:style-name="ce2" table:formula="of:=IF(OR([.A5]=&quot;ò&quot;;[.A5]=&quot;ó&quot;);[.B5];0)" office:value-type="float" office:value="0">
            <text:p>0</text:p>
          </table:table-cell>
          <table:table-cell table:style-name="ce2" table:formula="of:=IF(OR([.A5]=&quot;ú&quot;;[.A5]=&quot;ü&quot;);[.B5];0)" office:value-type="float" office:value="0">
            <text:p>0</text:p>
          </table:table-cell>
          <table:table-cell/>
          <table:table-cell table:formula="of:=[.B5]+IF([.A5]=&quot;a&quot;;[.D$200];IF([.A5]=&quot;e&quot;;[.E$200];IF([.A5]=&quot;i&quot;;[.F$200];IF([.A5]=&quot;o&quot;;[.G$200];IF([.A5]=&quot;u&quot;;[.H$200];0)))))" office:value-type="float" office:value="46050">
            <text:p>46050</text:p>
          </table:table-cell>
          <table:table-cell table:style-name="ce1" table:formula="of:=[.J5]/[.J$200]" office:value-type="percentage" office:value="0.0607621593591538">
            <text:p>6,076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3534">
            <text:p>43534</text:p>
          </table:table-cell>
          <table:table-cell table:style-name="ce1"/>
          <table:table-cell table:formula="of:=IF([.A6]=&quot;à&quot;;[.B6];0)" office:value-type="float" office:value="0">
            <text:p>0</text:p>
          </table:table-cell>
          <table:table-cell table:style-name="ce2" table:formula="of:=IF(OR([.A6]=&quot;è&quot;;[.A6]=&quot;é&quot;);[.B6];0)" office:value-type="float" office:value="0">
            <text:p>0</text:p>
          </table:table-cell>
          <table:table-cell table:style-name="ce2" table:formula="of:=IF(OR([.A6]=&quot;í&quot;;[.A6]=&quot;ï&quot;);[.B6];0)" office:value-type="float" office:value="0">
            <text:p>0</text:p>
          </table:table-cell>
          <table:table-cell table:style-name="ce2" table:formula="of:=IF(OR([.A6]=&quot;ò&quot;;[.A6]=&quot;ó&quot;);[.B6];0)" office:value-type="float" office:value="0">
            <text:p>0</text:p>
          </table:table-cell>
          <table:table-cell table:style-name="ce2" table:formula="of:=IF(OR([.A6]=&quot;ú&quot;;[.A6]=&quot;ü&quot;);[.B6];0)" office:value-type="float" office:value="0">
            <text:p>0</text:p>
          </table:table-cell>
          <table:table-cell/>
          <table:table-cell table:formula="of:=[.B6]+IF([.A6]=&quot;a&quot;;[.D$200];IF([.A6]=&quot;e&quot;;[.E$200];IF([.A6]=&quot;i&quot;;[.F$200];IF([.A6]=&quot;o&quot;;[.G$200];IF([.A6]=&quot;u&quot;;[.H$200];0)))))" office:value-type="float" office:value="43534">
            <text:p>43534</text:p>
          </table:table-cell>
          <table:table-cell table:style-name="ce1" table:formula="of:=[.J6]/[.J$200]" office:value-type="percentage" office:value="0.0574423419227232">
            <text:p>5,744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42551">
            <text:p>42551</text:p>
          </table:table-cell>
          <table:table-cell table:style-name="ce1"/>
          <table:table-cell table:formula="of:=IF([.A7]=&quot;à&quot;;[.B7];0)" office:value-type="float" office:value="0">
            <text:p>0</text:p>
          </table:table-cell>
          <table:table-cell table:style-name="ce2" table:formula="of:=IF(OR([.A7]=&quot;è&quot;;[.A7]=&quot;é&quot;);[.B7];0)" office:value-type="float" office:value="0">
            <text:p>0</text:p>
          </table:table-cell>
          <table:table-cell table:style-name="ce2" table:formula="of:=IF(OR([.A7]=&quot;í&quot;;[.A7]=&quot;ï&quot;);[.B7];0)" office:value-type="float" office:value="0">
            <text:p>0</text:p>
          </table:table-cell>
          <table:table-cell table:style-name="ce2" table:formula="of:=IF(OR([.A7]=&quot;ò&quot;;[.A7]=&quot;ó&quot;);[.B7];0)" office:value-type="float" office:value="0">
            <text:p>0</text:p>
          </table:table-cell>
          <table:table-cell table:style-name="ce2" table:formula="of:=IF(OR([.A7]=&quot;ú&quot;;[.A7]=&quot;ü&quot;);[.B7];0)" office:value-type="float" office:value="0">
            <text:p>0</text:p>
          </table:table-cell>
          <table:table-cell/>
          <table:table-cell table:formula="of:=[.B7]+IF([.A7]=&quot;a&quot;;[.D$200];IF([.A7]=&quot;e&quot;;[.E$200];IF([.A7]=&quot;i&quot;;[.F$200];IF([.A7]=&quot;o&quot;;[.G$200];IF([.A7]=&quot;u&quot;;[.H$200];0)))))" office:value-type="float" office:value="42551">
            <text:p>42551</text:p>
          </table:table-cell>
          <table:table-cell table:style-name="ce1" table:formula="of:=[.J7]/[.J$200]" office:value-type="percentage" office:value="0.0561452908336885">
            <text:p>5,615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33622">
            <text:p>33622</text:p>
          </table:table-cell>
          <table:table-cell table:style-name="ce1"/>
          <table:table-cell table:formula="of:=IF([.A8]=&quot;à&quot;;[.B8];0)" office:value-type="float" office:value="0">
            <text:p>0</text:p>
          </table:table-cell>
          <table:table-cell table:style-name="ce2" table:formula="of:=IF(OR([.A8]=&quot;è&quot;;[.A8]=&quot;é&quot;);[.B8];0)" office:value-type="float" office:value="0">
            <text:p>0</text:p>
          </table:table-cell>
          <table:table-cell table:style-name="ce2" table:formula="of:=IF(OR([.A8]=&quot;í&quot;;[.A8]=&quot;ï&quot;);[.B8];0)" office:value-type="float" office:value="0">
            <text:p>0</text:p>
          </table:table-cell>
          <table:table-cell table:style-name="ce2" table:formula="of:=IF(OR([.A8]=&quot;ò&quot;;[.A8]=&quot;ó&quot;);[.B8];0)" office:value-type="float" office:value="0">
            <text:p>0</text:p>
          </table:table-cell>
          <table:table-cell table:style-name="ce2" table:formula="of:=IF(OR([.A8]=&quot;ú&quot;;[.A8]=&quot;ü&quot;);[.B8];0)" office:value-type="float" office:value="0">
            <text:p>0</text:p>
          </table:table-cell>
          <table:table-cell/>
          <table:table-cell table:formula="of:=[.B8]+IF([.A8]=&quot;a&quot;;[.D$200];IF([.A8]=&quot;e&quot;;[.E$200];IF([.A8]=&quot;i&quot;;[.F$200];IF([.A8]=&quot;o&quot;;[.G$200];IF([.A8]=&quot;u&quot;;[.H$200];0)))))" office:value-type="float" office:value="33622">
            <text:p>33622</text:p>
          </table:table-cell>
          <table:table-cell table:style-name="ce1" table:formula="of:=[.J8]/[.J$200]" office:value-type="percentage" office:value="0.0443636334847659">
            <text:p>4,436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33100">
            <text:p>33100</text:p>
          </table:table-cell>
          <table:table-cell table:style-name="ce1"/>
          <table:table-cell table:formula="of:=IF([.A9]=&quot;à&quot;;[.B9];0)" office:value-type="float" office:value="0">
            <text:p>0</text:p>
          </table:table-cell>
          <table:table-cell table:style-name="ce2" table:formula="of:=IF(OR([.A9]=&quot;è&quot;;[.A9]=&quot;é&quot;);[.B9];0)" office:value-type="float" office:value="0">
            <text:p>0</text:p>
          </table:table-cell>
          <table:table-cell table:style-name="ce2" table:formula="of:=IF(OR([.A9]=&quot;í&quot;;[.A9]=&quot;ï&quot;);[.B9];0)" office:value-type="float" office:value="0">
            <text:p>0</text:p>
          </table:table-cell>
          <table:table-cell table:style-name="ce2" table:formula="of:=IF(OR([.A9]=&quot;ò&quot;;[.A9]=&quot;ó&quot;);[.B9];0)" office:value-type="float" office:value="0">
            <text:p>0</text:p>
          </table:table-cell>
          <table:table-cell table:style-name="ce2" table:formula="of:=IF(OR([.A9]=&quot;ú&quot;;[.A9]=&quot;ü&quot;);[.B9];0)" office:value-type="float" office:value="0">
            <text:p>0</text:p>
          </table:table-cell>
          <table:table-cell/>
          <table:table-cell table:formula="of:=[.B9]+IF([.A9]=&quot;a&quot;;[.D$200];IF([.A9]=&quot;e&quot;;[.E$200];IF([.A9]=&quot;i&quot;;[.F$200];IF([.A9]=&quot;o&quot;;[.G$200];IF([.A9]=&quot;u&quot;;[.H$200];0)))))" office:value-type="float" office:value="33100">
            <text:p>33100</text:p>
          </table:table-cell>
          <table:table-cell table:style-name="ce1" table:formula="of:=[.J9]/[.J$200]" office:value-type="percentage" office:value="0.0436748637304667">
            <text:p>4,367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2994">
            <text:p>32994</text:p>
          </table:table-cell>
          <table:table-cell table:style-name="ce1"/>
          <table:table-cell table:formula="of:=IF([.A10]=&quot;à&quot;;[.B10];0)" office:value-type="float" office:value="0">
            <text:p>0</text:p>
          </table:table-cell>
          <table:table-cell table:style-name="ce2" table:formula="of:=IF(OR([.A10]=&quot;è&quot;;[.A10]=&quot;é&quot;);[.B10];0)" office:value-type="float" office:value="0">
            <text:p>0</text:p>
          </table:table-cell>
          <table:table-cell table:style-name="ce2" table:formula="of:=IF(OR([.A10]=&quot;í&quot;;[.A10]=&quot;ï&quot;);[.B10];0)" office:value-type="float" office:value="0">
            <text:p>0</text:p>
          </table:table-cell>
          <table:table-cell table:style-name="ce2" table:formula="of:=IF(OR([.A10]=&quot;ò&quot;;[.A10]=&quot;ó&quot;);[.B10];0)" office:value-type="float" office:value="0">
            <text:p>0</text:p>
          </table:table-cell>
          <table:table-cell table:style-name="ce2" table:formula="of:=IF(OR([.A10]=&quot;ú&quot;;[.A10]=&quot;ü&quot;);[.B10];0)" office:value-type="float" office:value="0">
            <text:p>0</text:p>
          </table:table-cell>
          <table:table-cell/>
          <table:table-cell table:formula="of:=[.B10]+IF([.A10]=&quot;a&quot;;[.D$200];IF([.A10]=&quot;e&quot;;[.E$200];IF([.A10]=&quot;i&quot;;[.F$200];IF([.A10]=&quot;o&quot;;[.G$200];IF([.A10]=&quot;u&quot;;[.H$200];0)))))" office:value-type="float" office:value="36802">
            <text:p>36802</text:p>
          </table:table-cell>
          <table:table-cell table:style-name="ce1" table:formula="of:=[.J10]/[.J$200]" office:value-type="percentage" office:value="0.0485595871603818">
            <text:p>4,856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8510">
            <text:p>28510</text:p>
          </table:table-cell>
          <table:table-cell table:style-name="ce1"/>
          <table:table-cell table:formula="of:=IF([.A11]=&quot;à&quot;;[.B11];0)" office:value-type="float" office:value="0">
            <text:p>0</text:p>
          </table:table-cell>
          <table:table-cell table:style-name="ce2" table:formula="of:=IF(OR([.A11]=&quot;è&quot;;[.A11]=&quot;é&quot;);[.B11];0)" office:value-type="float" office:value="0">
            <text:p>0</text:p>
          </table:table-cell>
          <table:table-cell table:style-name="ce2" table:formula="of:=IF(OR([.A11]=&quot;í&quot;;[.A11]=&quot;ï&quot;);[.B11];0)" office:value-type="float" office:value="0">
            <text:p>0</text:p>
          </table:table-cell>
          <table:table-cell table:style-name="ce2" table:formula="of:=IF(OR([.A11]=&quot;ò&quot;;[.A11]=&quot;ó&quot;);[.B11];0)" office:value-type="float" office:value="0">
            <text:p>0</text:p>
          </table:table-cell>
          <table:table-cell table:style-name="ce2" table:formula="of:=IF(OR([.A11]=&quot;ú&quot;;[.A11]=&quot;ü&quot;);[.B11];0)" office:value-type="float" office:value="0">
            <text:p>0</text:p>
          </table:table-cell>
          <table:table-cell/>
          <table:table-cell table:formula="of:=[.B11]+IF([.A11]=&quot;a&quot;;[.D$200];IF([.A11]=&quot;e&quot;;[.E$200];IF([.A11]=&quot;i&quot;;[.F$200];IF([.A11]=&quot;o&quot;;[.G$200];IF([.A11]=&quot;u&quot;;[.H$200];0)))))" office:value-type="float" office:value="28510">
            <text:p>28510</text:p>
          </table:table-cell>
          <table:table-cell table:style-name="ce1" table:formula="of:=[.J11]/[.J$200]" office:value-type="percentage" office:value="0.0376184400288703">
            <text:p>3,762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4952">
            <text:p>24952</text:p>
          </table:table-cell>
          <table:table-cell table:style-name="ce1"/>
          <table:table-cell table:formula="of:=IF([.A12]=&quot;à&quot;;[.B12];0)" office:value-type="float" office:value="0">
            <text:p>0</text:p>
          </table:table-cell>
          <table:table-cell table:style-name="ce2" table:formula="of:=IF(OR([.A12]=&quot;è&quot;;[.A12]=&quot;é&quot;);[.B12];0)" office:value-type="float" office:value="0">
            <text:p>0</text:p>
          </table:table-cell>
          <table:table-cell table:style-name="ce2" table:formula="of:=IF(OR([.A12]=&quot;í&quot;;[.A12]=&quot;ï&quot;);[.B12];0)" office:value-type="float" office:value="0">
            <text:p>0</text:p>
          </table:table-cell>
          <table:table-cell table:style-name="ce2" table:formula="of:=IF(OR([.A12]=&quot;ò&quot;;[.A12]=&quot;ó&quot;);[.B12];0)" office:value-type="float" office:value="0">
            <text:p>0</text:p>
          </table:table-cell>
          <table:table-cell table:style-name="ce2" table:formula="of:=IF(OR([.A12]=&quot;ú&quot;;[.A12]=&quot;ü&quot;);[.B12];0)" office:value-type="float" office:value="0">
            <text:p>0</text:p>
          </table:table-cell>
          <table:table-cell/>
          <table:table-cell table:formula="of:=[.B12]+IF([.A12]=&quot;a&quot;;[.D$200];IF([.A12]=&quot;e&quot;;[.E$200];IF([.A12]=&quot;i&quot;;[.F$200];IF([.A12]=&quot;o&quot;;[.G$200];IF([.A12]=&quot;u&quot;;[.H$200];0)))))" office:value-type="float" office:value="25839">
            <text:p>25839</text:p>
          </table:table-cell>
          <table:table-cell table:style-name="ce1" table:formula="of:=[.J12]/[.J$200]" office:value-type="percentage" office:value="0.0340941028378106">
            <text:p>3,409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4347">
            <text:p>24347</text:p>
          </table:table-cell>
          <table:table-cell table:style-name="ce1"/>
          <table:table-cell table:formula="of:=IF([.A13]=&quot;à&quot;;[.B13];0)" office:value-type="float" office:value="0">
            <text:p>0</text:p>
          </table:table-cell>
          <table:table-cell table:style-name="ce2" table:formula="of:=IF(OR([.A13]=&quot;è&quot;;[.A13]=&quot;é&quot;);[.B13];0)" office:value-type="float" office:value="0">
            <text:p>0</text:p>
          </table:table-cell>
          <table:table-cell table:style-name="ce2" table:formula="of:=IF(OR([.A13]=&quot;í&quot;;[.A13]=&quot;ï&quot;);[.B13];0)" office:value-type="float" office:value="0">
            <text:p>0</text:p>
          </table:table-cell>
          <table:table-cell table:style-name="ce2" table:formula="of:=IF(OR([.A13]=&quot;ò&quot;;[.A13]=&quot;ó&quot;);[.B13];0)" office:value-type="float" office:value="0">
            <text:p>0</text:p>
          </table:table-cell>
          <table:table-cell table:style-name="ce2" table:formula="of:=IF(OR([.A13]=&quot;ú&quot;;[.A13]=&quot;ü&quot;);[.B13];0)" office:value-type="float" office:value="0">
            <text:p>0</text:p>
          </table:table-cell>
          <table:table-cell/>
          <table:table-cell table:formula="of:=[.B13]+IF([.A13]=&quot;a&quot;;[.D$200];IF([.A13]=&quot;e&quot;;[.E$200];IF([.A13]=&quot;i&quot;;[.F$200];IF([.A13]=&quot;o&quot;;[.G$200];IF([.A13]=&quot;u&quot;;[.H$200];0)))))" office:value-type="float" office:value="24347">
            <text:p>24347</text:p>
          </table:table-cell>
          <table:table-cell table:style-name="ce1" table:formula="of:=[.J13]/[.J$200]" office:value-type="percentage" office:value="0.0321254352642197">
            <text:p>3,213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1333">
            <text:p>21333</text:p>
          </table:table-cell>
          <table:table-cell table:style-name="ce1"/>
          <table:table-cell table:formula="of:=IF([.A14]=&quot;à&quot;;[.B14];0)" office:value-type="float" office:value="0">
            <text:p>0</text:p>
          </table:table-cell>
          <table:table-cell table:style-name="ce2" table:formula="of:=IF(OR([.A14]=&quot;è&quot;;[.A14]=&quot;é&quot;);[.B14];0)" office:value-type="float" office:value="0">
            <text:p>0</text:p>
          </table:table-cell>
          <table:table-cell table:style-name="ce2" table:formula="of:=IF(OR([.A14]=&quot;í&quot;;[.A14]=&quot;ï&quot;);[.B14];0)" office:value-type="float" office:value="0">
            <text:p>0</text:p>
          </table:table-cell>
          <table:table-cell table:style-name="ce2" table:formula="of:=IF(OR([.A14]=&quot;ò&quot;;[.A14]=&quot;ó&quot;);[.B14];0)" office:value-type="float" office:value="0">
            <text:p>0</text:p>
          </table:table-cell>
          <table:table-cell table:style-name="ce2" table:formula="of:=IF(OR([.A14]=&quot;ú&quot;;[.A14]=&quot;ü&quot;);[.B14];0)" office:value-type="float" office:value="0">
            <text:p>0</text:p>
          </table:table-cell>
          <table:table-cell/>
          <table:table-cell table:formula="of:=[.B14]+IF([.A14]=&quot;a&quot;;[.D$200];IF([.A14]=&quot;e&quot;;[.E$200];IF([.A14]=&quot;i&quot;;[.F$200];IF([.A14]=&quot;o&quot;;[.G$200];IF([.A14]=&quot;u&quot;;[.H$200];0)))))" office:value-type="float" office:value="21333">
            <text:p>21333</text:p>
          </table:table-cell>
          <table:table-cell table:style-name="ce1" table:formula="of:=[.J14]/[.J$200]" office:value-type="percentage" office:value="0.0281485156484002">
            <text:p>2,815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9705">
            <text:p>19705</text:p>
          </table:table-cell>
          <table:table-cell table:style-name="ce1"/>
          <table:table-cell table:formula="of:=IF([.A15]=&quot;à&quot;;[.B15];0)" office:value-type="float" office:value="0">
            <text:p>0</text:p>
          </table:table-cell>
          <table:table-cell table:style-name="ce2" table:formula="of:=IF(OR([.A15]=&quot;è&quot;;[.A15]=&quot;é&quot;);[.B15];0)" office:value-type="float" office:value="0">
            <text:p>0</text:p>
          </table:table-cell>
          <table:table-cell table:style-name="ce2" table:formula="of:=IF(OR([.A15]=&quot;í&quot;;[.A15]=&quot;ï&quot;);[.B15];0)" office:value-type="float" office:value="0">
            <text:p>0</text:p>
          </table:table-cell>
          <table:table-cell table:style-name="ce2" table:formula="of:=IF(OR([.A15]=&quot;ò&quot;;[.A15]=&quot;ó&quot;);[.B15];0)" office:value-type="float" office:value="0">
            <text:p>0</text:p>
          </table:table-cell>
          <table:table-cell table:style-name="ce2" table:formula="of:=IF(OR([.A15]=&quot;ú&quot;;[.A15]=&quot;ü&quot;);[.B15];0)" office:value-type="float" office:value="0">
            <text:p>0</text:p>
          </table:table-cell>
          <table:table-cell/>
          <table:table-cell table:formula="of:=[.B15]+IF([.A15]=&quot;a&quot;;[.D$200];IF([.A15]=&quot;e&quot;;[.E$200];IF([.A15]=&quot;i&quot;;[.F$200];IF([.A15]=&quot;o&quot;;[.G$200];IF([.A15]=&quot;u&quot;;[.H$200];0)))))" office:value-type="float" office:value="19705">
            <text:p>19705</text:p>
          </table:table-cell>
          <table:table-cell table:style-name="ce1" table:formula="of:=[.J15]/[.J$200]" office:value-type="percentage" office:value="0.026000398483651">
            <text:p>2,600%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0918">
            <text:p>10918</text:p>
          </table:table-cell>
          <table:table-cell table:style-name="ce1"/>
          <table:table-cell table:formula="of:=IF([.A16]=&quot;à&quot;;[.B16];0)" office:value-type="float" office:value="0">
            <text:p>0</text:p>
          </table:table-cell>
          <table:table-cell table:style-name="ce2" table:formula="of:=IF(OR([.A16]=&quot;è&quot;;[.A16]=&quot;é&quot;);[.B16];0)" office:value-type="float" office:value="0">
            <text:p>0</text:p>
          </table:table-cell>
          <table:table-cell table:style-name="ce2" table:formula="of:=IF(OR([.A16]=&quot;í&quot;;[.A16]=&quot;ï&quot;);[.B16];0)" office:value-type="float" office:value="0">
            <text:p>0</text:p>
          </table:table-cell>
          <table:table-cell table:style-name="ce2" table:formula="of:=IF(OR([.A16]=&quot;ò&quot;;[.A16]=&quot;ó&quot;);[.B16];0)" office:value-type="float" office:value="0">
            <text:p>0</text:p>
          </table:table-cell>
          <table:table-cell table:style-name="ce2" table:formula="of:=IF(OR([.A16]=&quot;ú&quot;;[.A16]=&quot;ü&quot;);[.B16];0)" office:value-type="float" office:value="0">
            <text:p>0</text:p>
          </table:table-cell>
          <table:table-cell/>
          <table:table-cell table:formula="of:=[.B16]+IF([.A16]=&quot;a&quot;;[.D$200];IF([.A16]=&quot;e&quot;;[.E$200];IF([.A16]=&quot;i&quot;;[.F$200];IF([.A16]=&quot;o&quot;;[.G$200];IF([.A16]=&quot;u&quot;;[.H$200];0)))))" office:value-type="float" office:value="10918">
            <text:p>10918</text:p>
          </table:table-cell>
          <table:table-cell table:style-name="ce1" table:formula="of:=[.J16]/[.J$200]" office:value-type="percentage" office:value="0.0144061076196144">
            <text:p>1,441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0440">
            <text:p>10440</text:p>
          </table:table-cell>
          <table:table-cell table:style-name="ce1"/>
          <table:table-cell table:formula="of:=IF([.A17]=&quot;à&quot;;[.B17];0)" office:value-type="float" office:value="0">
            <text:p>0</text:p>
          </table:table-cell>
          <table:table-cell table:style-name="ce2" table:formula="of:=IF(OR([.A17]=&quot;è&quot;;[.A17]=&quot;é&quot;);[.B17];0)" office:value-type="float" office:value="0">
            <text:p>0</text:p>
          </table:table-cell>
          <table:table-cell table:style-name="ce2" table:formula="of:=IF(OR([.A17]=&quot;í&quot;;[.A17]=&quot;ï&quot;);[.B17];0)" office:value-type="float" office:value="0">
            <text:p>0</text:p>
          </table:table-cell>
          <table:table-cell table:style-name="ce2" table:formula="of:=IF(OR([.A17]=&quot;ò&quot;;[.A17]=&quot;ó&quot;);[.B17];0)" office:value-type="float" office:value="0">
            <text:p>0</text:p>
          </table:table-cell>
          <table:table-cell table:style-name="ce2" table:formula="of:=IF(OR([.A17]=&quot;ú&quot;;[.A17]=&quot;ü&quot;);[.B17];0)" office:value-type="float" office:value="0">
            <text:p>0</text:p>
          </table:table-cell>
          <table:table-cell/>
          <table:table-cell table:formula="of:=[.B17]+IF([.A17]=&quot;a&quot;;[.D$200];IF([.A17]=&quot;e&quot;;[.E$200];IF([.A17]=&quot;i&quot;;[.F$200];IF([.A17]=&quot;o&quot;;[.G$200];IF([.A17]=&quot;u&quot;;[.H$200];0)))))" office:value-type="float" office:value="10440">
            <text:p>10440</text:p>
          </table:table-cell>
          <table:table-cell table:style-name="ce1" table:formula="of:=[.J17]/[.J$200]" office:value-type="percentage" office:value="0.0137753950859841">
            <text:p>1,378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195">
            <text:p>8195</text:p>
          </table:table-cell>
          <table:table-cell table:style-name="ce1"/>
          <table:table-cell table:formula="of:=IF([.A18]=&quot;à&quot;;[.B18];0)" office:value-type="float" office:value="0">
            <text:p>0</text:p>
          </table:table-cell>
          <table:table-cell table:style-name="ce2" table:formula="of:=IF(OR([.A18]=&quot;è&quot;;[.A18]=&quot;é&quot;);[.B18];0)" office:value-type="float" office:value="0">
            <text:p>0</text:p>
          </table:table-cell>
          <table:table-cell table:style-name="ce2" table:formula="of:=IF(OR([.A18]=&quot;í&quot;;[.A18]=&quot;ï&quot;);[.B18];0)" office:value-type="float" office:value="0">
            <text:p>0</text:p>
          </table:table-cell>
          <table:table-cell table:style-name="ce2" table:formula="of:=IF(OR([.A18]=&quot;ò&quot;;[.A18]=&quot;ó&quot;);[.B18];0)" office:value-type="float" office:value="0">
            <text:p>0</text:p>
          </table:table-cell>
          <table:table-cell table:style-name="ce2" table:formula="of:=IF(OR([.A18]=&quot;ú&quot;;[.A18]=&quot;ü&quot;);[.B18];0)" office:value-type="float" office:value="0">
            <text:p>0</text:p>
          </table:table-cell>
          <table:table-cell/>
          <table:table-cell table:formula="of:=[.B18]+IF([.A18]=&quot;a&quot;;[.D$200];IF([.A18]=&quot;e&quot;;[.E$200];IF([.A18]=&quot;i&quot;;[.F$200];IF([.A18]=&quot;o&quot;;[.G$200];IF([.A18]=&quot;u&quot;;[.H$200];0)))))" office:value-type="float" office:value="8195">
            <text:p>8195</text:p>
          </table:table-cell>
          <table:table-cell table:style-name="ce1" table:formula="of:=[.J18]/[.J$200]" office:value-type="percentage" office:value="0.0108131573495823">
            <text:p>1,081%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8084">
            <text:p>8084</text:p>
          </table:table-cell>
          <table:table-cell table:style-name="ce1"/>
          <table:table-cell table:formula="of:=IF([.A19]=&quot;à&quot;;[.B19];0)" office:value-type="float" office:value="0">
            <text:p>0</text:p>
          </table:table-cell>
          <table:table-cell table:style-name="ce2" table:formula="of:=IF(OR([.A19]=&quot;è&quot;;[.A19]=&quot;é&quot;);[.B19];0)" office:value-type="float" office:value="0">
            <text:p>0</text:p>
          </table:table-cell>
          <table:table-cell table:style-name="ce2" table:formula="of:=IF(OR([.A19]=&quot;í&quot;;[.A19]=&quot;ï&quot;);[.B19];0)" office:value-type="float" office:value="0">
            <text:p>0</text:p>
          </table:table-cell>
          <table:table-cell table:style-name="ce2" table:formula="of:=IF(OR([.A19]=&quot;ò&quot;;[.A19]=&quot;ó&quot;);[.B19];0)" office:value-type="float" office:value="0">
            <text:p>0</text:p>
          </table:table-cell>
          <table:table-cell table:style-name="ce2" table:formula="of:=IF(OR([.A19]=&quot;ú&quot;;[.A19]=&quot;ü&quot;);[.B19];0)" office:value-type="float" office:value="0">
            <text:p>0</text:p>
          </table:table-cell>
          <table:table-cell/>
          <table:table-cell table:formula="of:=[.B19]+IF([.A19]=&quot;a&quot;;[.D$200];IF([.A19]=&quot;e&quot;;[.E$200];IF([.A19]=&quot;i&quot;;[.F$200];IF([.A19]=&quot;o&quot;;[.G$200];IF([.A19]=&quot;u&quot;;[.H$200];0)))))" office:value-type="float" office:value="8084">
            <text:p>8084</text:p>
          </table:table-cell>
          <table:table-cell table:style-name="ce1" table:formula="of:=[.J19]/[.J$200]" office:value-type="percentage" office:value="0.0106666948156221">
            <text:p>1,067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7458">
            <text:p>7458</text:p>
          </table:table-cell>
          <table:table-cell table:style-name="ce1"/>
          <table:table-cell table:formula="of:=IF([.A20]=&quot;à&quot;;[.B20];0)" office:value-type="float" office:value="0">
            <text:p>0</text:p>
          </table:table-cell>
          <table:table-cell table:style-name="ce2" table:formula="of:=IF(OR([.A20]=&quot;è&quot;;[.A20]=&quot;é&quot;);[.B20];0)" office:value-type="float" office:value="0">
            <text:p>0</text:p>
          </table:table-cell>
          <table:table-cell table:style-name="ce2" table:formula="of:=IF(OR([.A20]=&quot;í&quot;;[.A20]=&quot;ï&quot;);[.B20];0)" office:value-type="float" office:value="0">
            <text:p>0</text:p>
          </table:table-cell>
          <table:table-cell table:style-name="ce2" table:formula="of:=IF(OR([.A20]=&quot;ò&quot;;[.A20]=&quot;ó&quot;);[.B20];0)" office:value-type="float" office:value="0">
            <text:p>0</text:p>
          </table:table-cell>
          <table:table-cell table:style-name="ce2" table:formula="of:=IF(OR([.A20]=&quot;ú&quot;;[.A20]=&quot;ü&quot;);[.B20];0)" office:value-type="float" office:value="0">
            <text:p>0</text:p>
          </table:table-cell>
          <table:table-cell/>
          <table:table-cell table:formula="of:=[.B20]+IF([.A20]=&quot;a&quot;;[.D$200];IF([.A20]=&quot;e&quot;;[.E$200];IF([.A20]=&quot;i&quot;;[.F$200];IF([.A20]=&quot;o&quot;;[.G$200];IF([.A20]=&quot;u&quot;;[.H$200];0)))))" office:value-type="float" office:value="7458">
            <text:p>7458</text:p>
          </table:table-cell>
          <table:table-cell table:style-name="ce1" table:formula="of:=[.J20]/[.J$200]" office:value-type="percentage" office:value="0.00984069890337827">
            <text:p>0,984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6912">
            <text:p>6912</text:p>
          </table:table-cell>
          <table:table-cell table:style-name="ce1"/>
          <table:table-cell table:formula="of:=IF([.A21]=&quot;à&quot;;[.B21];0)" office:value-type="float" office:value="0">
            <text:p>0</text:p>
          </table:table-cell>
          <table:table-cell table:style-name="ce2" table:formula="of:=IF(OR([.A21]=&quot;è&quot;;[.A21]=&quot;é&quot;);[.B21];0)" office:value-type="float" office:value="0">
            <text:p>0</text:p>
          </table:table-cell>
          <table:table-cell table:style-name="ce2" table:formula="of:=IF(OR([.A21]=&quot;í&quot;;[.A21]=&quot;ï&quot;);[.B21];0)" office:value-type="float" office:value="0">
            <text:p>0</text:p>
          </table:table-cell>
          <table:table-cell table:style-name="ce2" table:formula="of:=IF(OR([.A21]=&quot;ò&quot;;[.A21]=&quot;ó&quot;);[.B21];0)" office:value-type="float" office:value="0">
            <text:p>0</text:p>
          </table:table-cell>
          <table:table-cell table:style-name="ce2" table:formula="of:=IF(OR([.A21]=&quot;ú&quot;;[.A21]=&quot;ü&quot;);[.B21];0)" office:value-type="float" office:value="0">
            <text:p>0</text:p>
          </table:table-cell>
          <table:table-cell/>
          <table:table-cell table:formula="of:=[.B21]+IF([.A21]=&quot;a&quot;;[.D$200];IF([.A21]=&quot;e&quot;;[.E$200];IF([.A21]=&quot;i&quot;;[.F$200];IF([.A21]=&quot;o&quot;;[.G$200];IF([.A21]=&quot;u&quot;;[.H$200];0)))))" office:value-type="float" office:value="6912">
            <text:p>6912</text:p>
          </table:table-cell>
          <table:table-cell table:style-name="ce1" table:formula="of:=[.J21]/[.J$200]" office:value-type="percentage" office:value="0.00912026157416876">
            <text:p>0,912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6804">
            <text:p>6804</text:p>
          </table:table-cell>
          <table:table-cell table:style-name="ce1"/>
          <table:table-cell table:formula="of:=IF([.A22]=&quot;à&quot;;[.B22];0)" office:value-type="float" office:value="0">
            <text:p>0</text:p>
          </table:table-cell>
          <table:table-cell table:style-name="ce2" table:formula="of:=IF(OR([.A22]=&quot;è&quot;;[.A22]=&quot;é&quot;);[.B22];0)" office:value-type="float" office:value="0">
            <text:p>0</text:p>
          </table:table-cell>
          <table:table-cell table:style-name="ce2" table:formula="of:=IF(OR([.A22]=&quot;í&quot;;[.A22]=&quot;ï&quot;);[.B22];0)" office:value-type="float" office:value="0">
            <text:p>0</text:p>
          </table:table-cell>
          <table:table-cell table:style-name="ce2" table:formula="of:=IF(OR([.A22]=&quot;ò&quot;;[.A22]=&quot;ó&quot;);[.B22];0)" office:value-type="float" office:value="0">
            <text:p>0</text:p>
          </table:table-cell>
          <table:table-cell table:style-name="ce2" table:formula="of:=IF(OR([.A22]=&quot;ú&quot;;[.A22]=&quot;ü&quot;);[.B22];0)" office:value-type="float" office:value="0">
            <text:p>0</text:p>
          </table:table-cell>
          <table:table-cell/>
          <table:table-cell table:formula="of:=[.B22]+IF([.A22]=&quot;a&quot;;[.D$200];IF([.A22]=&quot;e&quot;;[.E$200];IF([.A22]=&quot;i&quot;;[.F$200];IF([.A22]=&quot;o&quot;;[.G$200];IF([.A22]=&quot;u&quot;;[.H$200];0)))))" office:value-type="float" office:value="6804">
            <text:p>6804</text:p>
          </table:table-cell>
          <table:table-cell table:style-name="ce1" table:formula="of:=[.J22]/[.J$200]" office:value-type="percentage" office:value="0.00897775748707237">
            <text:p>0,898%</text:p>
          </table:table-cell>
        </table:table-row>
        <table:table-row table:style-name="ro1">
          <table:table-cell office:value-type="string">
            <text:p>`</text:p>
          </table:table-cell>
          <table:table-cell office:value-type="float" office:value="6715">
            <text:p>6715</text:p>
          </table:table-cell>
          <table:table-cell table:style-name="ce1"/>
          <table:table-cell table:formula="of:=IF([.A23]=&quot;à&quot;;[.B23];0)" office:value-type="float" office:value="0">
            <text:p>0</text:p>
          </table:table-cell>
          <table:table-cell table:style-name="ce2" table:formula="of:=IF(OR([.A23]=&quot;è&quot;;[.A23]=&quot;é&quot;);[.B23];0)" office:value-type="float" office:value="0">
            <text:p>0</text:p>
          </table:table-cell>
          <table:table-cell table:style-name="ce2" table:formula="of:=IF(OR([.A23]=&quot;í&quot;;[.A23]=&quot;ï&quot;);[.B23];0)" office:value-type="float" office:value="0">
            <text:p>0</text:p>
          </table:table-cell>
          <table:table-cell table:style-name="ce2" table:formula="of:=IF(OR([.A23]=&quot;ò&quot;;[.A23]=&quot;ó&quot;);[.B23];0)" office:value-type="float" office:value="0">
            <text:p>0</text:p>
          </table:table-cell>
          <table:table-cell table:style-name="ce2" table:formula="of:=IF(OR([.A23]=&quot;ú&quot;;[.A23]=&quot;ü&quot;);[.B23];0)" office:value-type="float" office:value="0">
            <text:p>0</text:p>
          </table:table-cell>
          <table:table-cell/>
          <table:table-cell table:formula="of:=[.B23]+IF([.A23]=&quot;a&quot;;[.D$200];IF([.A23]=&quot;e&quot;;[.E$200];IF([.A23]=&quot;i&quot;;[.F$200];IF([.A23]=&quot;o&quot;;[.G$200];IF([.A23]=&quot;u&quot;;[.H$200];0)))))" office:value-type="float" office:value="6715">
            <text:p>6715</text:p>
          </table:table-cell>
          <table:table-cell table:style-name="ce1" table:formula="of:=[.J23]/[.J$200]" office:value-type="percentage" office:value="0.00886032356344665">
            <text:p>0,886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5936">
            <text:p>5936</text:p>
          </table:table-cell>
          <table:table-cell table:style-name="ce1"/>
          <table:table-cell table:formula="of:=IF([.A24]=&quot;à&quot;;[.B24];0)" office:value-type="float" office:value="0">
            <text:p>0</text:p>
          </table:table-cell>
          <table:table-cell table:style-name="ce2" table:formula="of:=IF(OR([.A24]=&quot;è&quot;;[.A24]=&quot;é&quot;);[.B24];0)" office:value-type="float" office:value="0">
            <text:p>0</text:p>
          </table:table-cell>
          <table:table-cell table:style-name="ce2" table:formula="of:=IF(OR([.A24]=&quot;í&quot;;[.A24]=&quot;ï&quot;);[.B24];0)" office:value-type="float" office:value="0">
            <text:p>0</text:p>
          </table:table-cell>
          <table:table-cell table:style-name="ce2" table:formula="of:=IF(OR([.A24]=&quot;ò&quot;;[.A24]=&quot;ó&quot;);[.B24];0)" office:value-type="float" office:value="0">
            <text:p>0</text:p>
          </table:table-cell>
          <table:table-cell table:style-name="ce2" table:formula="of:=IF(OR([.A24]=&quot;ú&quot;;[.A24]=&quot;ü&quot;);[.B24];0)" office:value-type="float" office:value="0">
            <text:p>0</text:p>
          </table:table-cell>
          <table:table-cell/>
          <table:table-cell table:formula="of:=[.B24]+IF([.A24]=&quot;a&quot;;[.D$200];IF([.A24]=&quot;e&quot;;[.E$200];IF([.A24]=&quot;i&quot;;[.F$200];IF([.A24]=&quot;o&quot;;[.G$200];IF([.A24]=&quot;u&quot;;[.H$200];0)))))" office:value-type="float" office:value="5936">
            <text:p>5936</text:p>
          </table:table-cell>
          <table:table-cell table:style-name="ce1" table:formula="of:=[.J24]/[.J$200]" office:value-type="percentage" office:value="0.00783244686114956">
            <text:p>0,783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5904">
            <text:p>5904</text:p>
          </table:table-cell>
          <table:table-cell table:style-name="ce1"/>
          <table:table-cell table:formula="of:=IF([.A25]=&quot;à&quot;;[.B25];0)" office:value-type="float" office:value="0">
            <text:p>0</text:p>
          </table:table-cell>
          <table:table-cell table:style-name="ce2" table:formula="of:=IF(OR([.A25]=&quot;è&quot;;[.A25]=&quot;é&quot;);[.B25];0)" office:value-type="float" office:value="0">
            <text:p>0</text:p>
          </table:table-cell>
          <table:table-cell table:style-name="ce2" table:formula="of:=IF(OR([.A25]=&quot;í&quot;;[.A25]=&quot;ï&quot;);[.B25];0)" office:value-type="float" office:value="0">
            <text:p>0</text:p>
          </table:table-cell>
          <table:table-cell table:style-name="ce2" table:formula="of:=IF(OR([.A25]=&quot;ò&quot;;[.A25]=&quot;ó&quot;);[.B25];0)" office:value-type="float" office:value="0">
            <text:p>0</text:p>
          </table:table-cell>
          <table:table-cell table:style-name="ce2" table:formula="of:=IF(OR([.A25]=&quot;ú&quot;;[.A25]=&quot;ü&quot;);[.B25];0)" office:value-type="float" office:value="0">
            <text:p>0</text:p>
          </table:table-cell>
          <table:table-cell/>
          <table:table-cell table:formula="of:=[.B25]+IF([.A25]=&quot;a&quot;;[.D$200];IF([.A25]=&quot;e&quot;;[.E$200];IF([.A25]=&quot;i&quot;;[.F$200];IF([.A25]=&quot;o&quot;;[.G$200];IF([.A25]=&quot;u&quot;;[.H$200];0)))))" office:value-type="float" office:value="5904">
            <text:p>5904</text:p>
          </table:table-cell>
          <table:table-cell table:style-name="ce1" table:formula="of:=[.J25]/[.J$200]" office:value-type="percentage" office:value="0.00779022342793582">
            <text:p>0,779%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5195">
            <text:p>5195</text:p>
          </table:table-cell>
          <table:table-cell table:style-name="ce1"/>
          <table:table-cell table:formula="of:=IF([.A26]=&quot;à&quot;;[.B26];0)" office:value-type="float" office:value="0">
            <text:p>0</text:p>
          </table:table-cell>
          <table:table-cell table:style-name="ce2" table:formula="of:=IF(OR([.A26]=&quot;è&quot;;[.A26]=&quot;é&quot;);[.B26];0)" office:value-type="float" office:value="0">
            <text:p>0</text:p>
          </table:table-cell>
          <table:table-cell table:style-name="ce2" table:formula="of:=IF(OR([.A26]=&quot;í&quot;;[.A26]=&quot;ï&quot;);[.B26];0)" office:value-type="float" office:value="0">
            <text:p>0</text:p>
          </table:table-cell>
          <table:table-cell table:style-name="ce2" table:formula="of:=IF(OR([.A26]=&quot;ò&quot;;[.A26]=&quot;ó&quot;);[.B26];0)" office:value-type="float" office:value="0">
            <text:p>0</text:p>
          </table:table-cell>
          <table:table-cell table:style-name="ce2" table:formula="of:=IF(OR([.A26]=&quot;ú&quot;;[.A26]=&quot;ü&quot;);[.B26];0)" office:value-type="float" office:value="0">
            <text:p>0</text:p>
          </table:table-cell>
          <table:table-cell/>
          <table:table-cell table:formula="of:=[.B26]+IF([.A26]=&quot;a&quot;;[.D$200];IF([.A26]=&quot;e&quot;;[.E$200];IF([.A26]=&quot;i&quot;;[.F$200];IF([.A26]=&quot;o&quot;;[.G$200];IF([.A26]=&quot;u&quot;;[.H$200];0)))))" office:value-type="float" office:value="5195">
            <text:p>5195</text:p>
          </table:table-cell>
          <table:table-cell table:style-name="ce1" table:formula="of:=[.J26]/[.J$200]" office:value-type="percentage" office:value="0.00685471048579379">
            <text:p>0,685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5006">
            <text:p>5006</text:p>
          </table:table-cell>
          <table:table-cell table:style-name="ce1"/>
          <table:table-cell table:formula="of:=IF([.A27]=&quot;à&quot;;[.B27];0)" office:value-type="float" office:value="0">
            <text:p>0</text:p>
          </table:table-cell>
          <table:table-cell table:style-name="ce2" table:formula="of:=IF(OR([.A27]=&quot;è&quot;;[.A27]=&quot;é&quot;);[.B27];0)" office:value-type="float" office:value="0">
            <text:p>0</text:p>
          </table:table-cell>
          <table:table-cell table:style-name="ce2" table:formula="of:=IF(OR([.A27]=&quot;í&quot;;[.A27]=&quot;ï&quot;);[.B27];0)" office:value-type="float" office:value="0">
            <text:p>0</text:p>
          </table:table-cell>
          <table:table-cell table:style-name="ce2" table:formula="of:=IF(OR([.A27]=&quot;ò&quot;;[.A27]=&quot;ó&quot;);[.B27];0)" office:value-type="float" office:value="0">
            <text:p>0</text:p>
          </table:table-cell>
          <table:table-cell table:style-name="ce2" table:formula="of:=IF(OR([.A27]=&quot;ú&quot;;[.A27]=&quot;ü&quot;);[.B27];0)" office:value-type="float" office:value="0">
            <text:p>0</text:p>
          </table:table-cell>
          <table:table-cell/>
          <table:table-cell table:formula="of:=[.B27]+IF([.A27]=&quot;a&quot;;[.D$200];IF([.A27]=&quot;e&quot;;[.E$200];IF([.A27]=&quot;i&quot;;[.F$200];IF([.A27]=&quot;o&quot;;[.G$200];IF([.A27]=&quot;u&quot;;[.H$200];0)))))" office:value-type="float" office:value="5006">
            <text:p>5006</text:p>
          </table:table-cell>
          <table:table-cell table:style-name="ce1" table:formula="of:=[.J27]/[.J$200]" office:value-type="percentage" office:value="0.00660532833337512">
            <text:p>0,661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4527">
            <text:p>4527</text:p>
          </table:table-cell>
          <table:table-cell table:style-name="ce1"/>
          <table:table-cell table:formula="of:=IF([.A28]=&quot;à&quot;;[.B28];0)" office:value-type="float" office:value="0">
            <text:p>0</text:p>
          </table:table-cell>
          <table:table-cell table:style-name="ce2" table:formula="of:=IF(OR([.A28]=&quot;è&quot;;[.A28]=&quot;é&quot;);[.B28];0)" office:value-type="float" office:value="0">
            <text:p>0</text:p>
          </table:table-cell>
          <table:table-cell table:style-name="ce2" table:formula="of:=IF(OR([.A28]=&quot;í&quot;;[.A28]=&quot;ï&quot;);[.B28];0)" office:value-type="float" office:value="0">
            <text:p>0</text:p>
          </table:table-cell>
          <table:table-cell table:style-name="ce2" table:formula="of:=IF(OR([.A28]=&quot;ò&quot;;[.A28]=&quot;ó&quot;);[.B28];0)" office:value-type="float" office:value="0">
            <text:p>0</text:p>
          </table:table-cell>
          <table:table-cell table:style-name="ce2" table:formula="of:=IF(OR([.A28]=&quot;ú&quot;;[.A28]=&quot;ü&quot;);[.B28];0)" office:value-type="float" office:value="0">
            <text:p>0</text:p>
          </table:table-cell>
          <table:table-cell/>
          <table:table-cell table:formula="of:=[.B28]+IF([.A28]=&quot;a&quot;;[.D$200];IF([.A28]=&quot;e&quot;;[.E$200];IF([.A28]=&quot;i&quot;;[.F$200];IF([.A28]=&quot;o&quot;;[.G$200];IF([.A28]=&quot;u&quot;;[.H$200];0)))))" office:value-type="float" office:value="4527">
            <text:p>4527</text:p>
          </table:table-cell>
          <table:table-cell table:style-name="ce1" table:formula="of:=[.J28]/[.J$200]" office:value-type="percentage" office:value="0.00597329631745688">
            <text:p>0,597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4392">
            <text:p>4392</text:p>
          </table:table-cell>
          <table:table-cell table:style-name="ce1"/>
          <table:table-cell table:formula="of:=IF([.A29]=&quot;à&quot;;[.B29];0)" office:value-type="float" office:value="0">
            <text:p>0</text:p>
          </table:table-cell>
          <table:table-cell table:style-name="ce2" table:formula="of:=IF(OR([.A29]=&quot;è&quot;;[.A29]=&quot;é&quot;);[.B29];0)" office:value-type="float" office:value="0">
            <text:p>0</text:p>
          </table:table-cell>
          <table:table-cell table:style-name="ce2" table:formula="of:=IF(OR([.A29]=&quot;í&quot;;[.A29]=&quot;ï&quot;);[.B29];0)" office:value-type="float" office:value="0">
            <text:p>0</text:p>
          </table:table-cell>
          <table:table-cell table:style-name="ce2" table:formula="of:=IF(OR([.A29]=&quot;ò&quot;;[.A29]=&quot;ó&quot;);[.B29];0)" office:value-type="float" office:value="0">
            <text:p>0</text:p>
          </table:table-cell>
          <table:table-cell table:style-name="ce2" table:formula="of:=IF(OR([.A29]=&quot;ú&quot;;[.A29]=&quot;ü&quot;);[.B29];0)" office:value-type="float" office:value="0">
            <text:p>0</text:p>
          </table:table-cell>
          <table:table-cell/>
          <table:table-cell table:formula="of:=[.B29]+IF([.A29]=&quot;a&quot;;[.D$200];IF([.A29]=&quot;e&quot;;[.E$200];IF([.A29]=&quot;i&quot;;[.F$200];IF([.A29]=&quot;o&quot;;[.G$200];IF([.A29]=&quot;u&quot;;[.H$200];0)))))" office:value-type="float" office:value="4392">
            <text:p>4392</text:p>
          </table:table-cell>
          <table:table-cell table:style-name="ce1" table:formula="of:=[.J29]/[.J$200]" office:value-type="percentage" office:value="0.0057951662085864">
            <text:p>0,580%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4287">
            <text:p>4287</text:p>
          </table:table-cell>
          <table:table-cell table:style-name="ce1"/>
          <table:table-cell table:formula="of:=IF([.A30]=&quot;à&quot;;[.B30];0)" office:value-type="float" office:value="0">
            <text:p>0</text:p>
          </table:table-cell>
          <table:table-cell table:style-name="ce2" table:formula="of:=IF(OR([.A30]=&quot;è&quot;;[.A30]=&quot;é&quot;);[.B30];0)" office:value-type="float" office:value="0">
            <text:p>0</text:p>
          </table:table-cell>
          <table:table-cell table:style-name="ce2" table:formula="of:=IF(OR([.A30]=&quot;í&quot;;[.A30]=&quot;ï&quot;);[.B30];0)" office:value-type="float" office:value="0">
            <text:p>0</text:p>
          </table:table-cell>
          <table:table-cell table:style-name="ce2" table:formula="of:=IF(OR([.A30]=&quot;ò&quot;;[.A30]=&quot;ó&quot;);[.B30];0)" office:value-type="float" office:value="0">
            <text:p>0</text:p>
          </table:table-cell>
          <table:table-cell table:style-name="ce2" table:formula="of:=IF(OR([.A30]=&quot;ú&quot;;[.A30]=&quot;ü&quot;);[.B30];0)" office:value-type="float" office:value="0">
            <text:p>0</text:p>
          </table:table-cell>
          <table:table-cell/>
          <table:table-cell table:formula="of:=[.B30]+IF([.A30]=&quot;a&quot;;[.D$200];IF([.A30]=&quot;e&quot;;[.E$200];IF([.A30]=&quot;i&quot;;[.F$200];IF([.A30]=&quot;o&quot;;[.G$200];IF([.A30]=&quot;u&quot;;[.H$200];0)))))" office:value-type="float" office:value="4287">
            <text:p>4287</text:p>
          </table:table-cell>
          <table:table-cell table:style-name="ce1" table:formula="of:=[.J30]/[.J$200]" office:value-type="percentage" office:value="0.0056566205683538">
            <text:p>0,566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4188">
            <text:p>4188</text:p>
          </table:table-cell>
          <table:table-cell table:style-name="ce1"/>
          <table:table-cell table:formula="of:=IF([.A31]=&quot;à&quot;;[.B31];0)" office:value-type="float" office:value="0">
            <text:p>0</text:p>
          </table:table-cell>
          <table:table-cell table:style-name="ce2" table:formula="of:=IF(OR([.A31]=&quot;è&quot;;[.A31]=&quot;é&quot;);[.B31];0)" office:value-type="float" office:value="0">
            <text:p>0</text:p>
          </table:table-cell>
          <table:table-cell table:style-name="ce2" table:formula="of:=IF(OR([.A31]=&quot;í&quot;;[.A31]=&quot;ï&quot;);[.B31];0)" office:value-type="float" office:value="0">
            <text:p>0</text:p>
          </table:table-cell>
          <table:table-cell table:style-name="ce2" table:formula="of:=IF(OR([.A31]=&quot;ò&quot;;[.A31]=&quot;ó&quot;);[.B31];0)" office:value-type="float" office:value="0">
            <text:p>0</text:p>
          </table:table-cell>
          <table:table-cell table:style-name="ce2" table:formula="of:=IF(OR([.A31]=&quot;ú&quot;;[.A31]=&quot;ü&quot;);[.B31];0)" office:value-type="float" office:value="0">
            <text:p>0</text:p>
          </table:table-cell>
          <table:table-cell/>
          <table:table-cell table:formula="of:=[.B31]+IF([.A31]=&quot;a&quot;;[.D$200];IF([.A31]=&quot;e&quot;;[.E$200];IF([.A31]=&quot;i&quot;;[.F$200];IF([.A31]=&quot;o&quot;;[.G$200];IF([.A31]=&quot;u&quot;;[.H$200];0)))))" office:value-type="float" office:value="4188">
            <text:p>4188</text:p>
          </table:table-cell>
          <table:table-cell table:style-name="ce1" table:formula="of:=[.J31]/[.J$200]" office:value-type="percentage" office:value="0.00552599182184878">
            <text:p>0,553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132">
            <text:p>4132</text:p>
          </table:table-cell>
          <table:table-cell table:style-name="ce1"/>
          <table:table-cell table:formula="of:=IF([.A32]=&quot;à&quot;;[.B32];0)" office:value-type="float" office:value="0">
            <text:p>0</text:p>
          </table:table-cell>
          <table:table-cell table:style-name="ce2" table:formula="of:=IF(OR([.A32]=&quot;è&quot;;[.A32]=&quot;é&quot;);[.B32];0)" office:value-type="float" office:value="0">
            <text:p>0</text:p>
          </table:table-cell>
          <table:table-cell table:style-name="ce2" table:formula="of:=IF(OR([.A32]=&quot;í&quot;;[.A32]=&quot;ï&quot;);[.B32];0)" office:value-type="float" office:value="0">
            <text:p>0</text:p>
          </table:table-cell>
          <table:table-cell table:style-name="ce2" table:formula="of:=IF(OR([.A32]=&quot;ò&quot;;[.A32]=&quot;ó&quot;);[.B32];0)" office:value-type="float" office:value="0">
            <text:p>0</text:p>
          </table:table-cell>
          <table:table-cell table:style-name="ce2" table:formula="of:=IF(OR([.A32]=&quot;ú&quot;;[.A32]=&quot;ü&quot;);[.B32];0)" office:value-type="float" office:value="0">
            <text:p>0</text:p>
          </table:table-cell>
          <table:table-cell/>
          <table:table-cell table:formula="of:=[.B32]+IF([.A32]=&quot;a&quot;;[.D$200];IF([.A32]=&quot;e&quot;;[.E$200];IF([.A32]=&quot;i&quot;;[.F$200];IF([.A32]=&quot;o&quot;;[.G$200];IF([.A32]=&quot;u&quot;;[.H$200];0)))))" office:value-type="float" office:value="4132">
            <text:p>4132</text:p>
          </table:table-cell>
          <table:table-cell table:style-name="ce1" table:formula="of:=[.J32]/[.J$200]" office:value-type="percentage" office:value="0.00545210081372473">
            <text:p>0,545%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float" office:value="3164">
            <text:p>3164</text:p>
          </table:table-cell>
          <table:table-cell table:style-name="ce1"/>
          <table:table-cell table:formula="of:=IF([.A33]=&quot;à&quot;;[.B33];0)" office:value-type="float" office:value="0">
            <text:p>0</text:p>
          </table:table-cell>
          <table:table-cell table:style-name="ce2" table:formula="of:=IF(OR([.A33]=&quot;è&quot;;[.A33]=&quot;é&quot;);[.B33];0)" office:value-type="float" office:value="0">
            <text:p>0</text:p>
          </table:table-cell>
          <table:table-cell table:style-name="ce2" table:formula="of:=IF(OR([.A33]=&quot;í&quot;;[.A33]=&quot;ï&quot;);[.B33];0)" office:value-type="float" office:value="0">
            <text:p>0</text:p>
          </table:table-cell>
          <table:table-cell table:style-name="ce2" table:formula="of:=IF(OR([.A33]=&quot;ò&quot;;[.A33]=&quot;ó&quot;);[.B33];0)" office:value-type="float" office:value="3164">
            <text:p>3164</text:p>
          </table:table-cell>
          <table:table-cell table:style-name="ce2" table:formula="of:=IF(OR([.A33]=&quot;ú&quot;;[.A33]=&quot;ü&quot;);[.B33];0)" office:value-type="float" office:value="0">
            <text:p>0</text:p>
          </table:table-cell>
          <table:table-cell/>
          <table:table-cell table:formula="of:=[.B33]+IF([.A33]=&quot;a&quot;;[.D$200];IF([.A33]=&quot;e&quot;;[.E$200];IF([.A33]=&quot;i&quot;;[.F$200];IF([.A33]=&quot;o&quot;;[.G$200];IF([.A33]=&quot;u&quot;;[.H$200];0)))))" office:value-type="float" office:value="3164">
            <text:p>3164</text:p>
          </table:table-cell>
          <table:table-cell table:style-name="ce1" table:formula="of:=[.J33]/[.J$200]" office:value-type="percentage" office:value="0.00417484195900896">
            <text:p>0,417%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716">
            <text:p>2716</text:p>
          </table:table-cell>
          <table:table-cell table:style-name="ce1"/>
          <table:table-cell table:formula="of:=IF([.A34]=&quot;à&quot;;[.B34];0)" office:value-type="float" office:value="0">
            <text:p>0</text:p>
          </table:table-cell>
          <table:table-cell table:style-name="ce2" table:formula="of:=IF(OR([.A34]=&quot;è&quot;;[.A34]=&quot;é&quot;);[.B34];0)" office:value-type="float" office:value="0">
            <text:p>0</text:p>
          </table:table-cell>
          <table:table-cell table:style-name="ce2" table:formula="of:=IF(OR([.A34]=&quot;í&quot;;[.A34]=&quot;ï&quot;);[.B34];0)" office:value-type="float" office:value="0">
            <text:p>0</text:p>
          </table:table-cell>
          <table:table-cell table:style-name="ce2" table:formula="of:=IF(OR([.A34]=&quot;ò&quot;;[.A34]=&quot;ó&quot;);[.B34];0)" office:value-type="float" office:value="0">
            <text:p>0</text:p>
          </table:table-cell>
          <table:table-cell table:style-name="ce2" table:formula="of:=IF(OR([.A34]=&quot;ú&quot;;[.A34]=&quot;ü&quot;);[.B34];0)" office:value-type="float" office:value="0">
            <text:p>0</text:p>
          </table:table-cell>
          <table:table-cell/>
          <table:table-cell table:formula="of:=[.B34]+IF([.A34]=&quot;a&quot;;[.D$200];IF([.A34]=&quot;e&quot;;[.E$200];IF([.A34]=&quot;i&quot;;[.F$200];IF([.A34]=&quot;o&quot;;[.G$200];IF([.A34]=&quot;u&quot;;[.H$200];0)))))" office:value-type="float" office:value="2716">
            <text:p>2716</text:p>
          </table:table-cell>
          <table:table-cell table:style-name="ce1" table:formula="of:=[.J34]/[.J$200]" office:value-type="percentage" office:value="0.00358371389401654">
            <text:p>0,358%</text:p>
          </table:table-cell>
        </table:table-row>
        <table:table-row table:style-name="ro1">
          <table:table-cell office:value-type="string">
            <text:p>"</text:p>
          </table:table-cell>
          <table:table-cell office:value-type="float" office:value="2512">
            <text:p>2512</text:p>
          </table:table-cell>
          <table:table-cell table:style-name="ce1"/>
          <table:table-cell table:formula="of:=IF([.A35]=&quot;à&quot;;[.B35];0)" office:value-type="float" office:value="0">
            <text:p>0</text:p>
          </table:table-cell>
          <table:table-cell table:style-name="ce2" table:formula="of:=IF(OR([.A35]=&quot;è&quot;;[.A35]=&quot;é&quot;);[.B35];0)" office:value-type="float" office:value="0">
            <text:p>0</text:p>
          </table:table-cell>
          <table:table-cell table:style-name="ce2" table:formula="of:=IF(OR([.A35]=&quot;í&quot;;[.A35]=&quot;ï&quot;);[.B35];0)" office:value-type="float" office:value="0">
            <text:p>0</text:p>
          </table:table-cell>
          <table:table-cell table:style-name="ce2" table:formula="of:=IF(OR([.A35]=&quot;ò&quot;;[.A35]=&quot;ó&quot;);[.B35];0)" office:value-type="float" office:value="0">
            <text:p>0</text:p>
          </table:table-cell>
          <table:table-cell table:style-name="ce2" table:formula="of:=IF(OR([.A35]=&quot;ú&quot;;[.A35]=&quot;ü&quot;);[.B35];0)" office:value-type="float" office:value="0">
            <text:p>0</text:p>
          </table:table-cell>
          <table:table-cell/>
          <table:table-cell table:formula="of:=[.B35]+IF([.A35]=&quot;a&quot;;[.D$200];IF([.A35]=&quot;e&quot;;[.E$200];IF([.A35]=&quot;i&quot;;[.F$200];IF([.A35]=&quot;o&quot;;[.G$200];IF([.A35]=&quot;u&quot;;[.H$200];0)))))" office:value-type="float" office:value="2512">
            <text:p>2512</text:p>
          </table:table-cell>
          <table:table-cell table:style-name="ce1" table:formula="of:=[.J35]/[.J$200]" office:value-type="percentage" office:value="0.00331453950727892">
            <text:p>0,331%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float" office:value="2461">
            <text:p>2461</text:p>
          </table:table-cell>
          <table:table-cell table:style-name="ce1"/>
          <table:table-cell table:formula="of:=IF([.A36]=&quot;à&quot;;[.B36];0)" office:value-type="float" office:value="0">
            <text:p>0</text:p>
          </table:table-cell>
          <table:table-cell table:style-name="ce2" table:formula="of:=IF(OR([.A36]=&quot;è&quot;;[.A36]=&quot;é&quot;);[.B36];0)" office:value-type="float" office:value="2461">
            <text:p>2461</text:p>
          </table:table-cell>
          <table:table-cell table:style-name="ce2" table:formula="of:=IF(OR([.A36]=&quot;í&quot;;[.A36]=&quot;ï&quot;);[.B36];0)" office:value-type="float" office:value="0">
            <text:p>0</text:p>
          </table:table-cell>
          <table:table-cell table:style-name="ce2" table:formula="of:=IF(OR([.A36]=&quot;ò&quot;;[.A36]=&quot;ó&quot;);[.B36];0)" office:value-type="float" office:value="0">
            <text:p>0</text:p>
          </table:table-cell>
          <table:table-cell table:style-name="ce2" table:formula="of:=IF(OR([.A36]=&quot;ú&quot;;[.A36]=&quot;ü&quot;);[.B36];0)" office:value-type="float" office:value="0">
            <text:p>0</text:p>
          </table:table-cell>
          <table:table-cell/>
          <table:table-cell table:formula="of:=[.B36]+IF([.A36]=&quot;a&quot;;[.D$200];IF([.A36]=&quot;e&quot;;[.E$200];IF([.A36]=&quot;i&quot;;[.F$200];IF([.A36]=&quot;o&quot;;[.G$200];IF([.A36]=&quot;u&quot;;[.H$200];0)))))" office:value-type="float" office:value="2461">
            <text:p>2461</text:p>
          </table:table-cell>
          <table:table-cell table:style-name="ce1" table:formula="of:=[.J36]/[.J$200]" office:value-type="percentage" office:value="0.00324724591059452">
            <text:p>0,325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3">
            <text:p>2383</text:p>
          </table:table-cell>
          <table:table-cell table:style-name="ce1"/>
          <table:table-cell table:formula="of:=IF([.A37]=&quot;à&quot;;[.B37];0)" office:value-type="float" office:value="0">
            <text:p>0</text:p>
          </table:table-cell>
          <table:table-cell table:style-name="ce2" table:formula="of:=IF(OR([.A37]=&quot;è&quot;;[.A37]=&quot;é&quot;);[.B37];0)" office:value-type="float" office:value="0">
            <text:p>0</text:p>
          </table:table-cell>
          <table:table-cell table:style-name="ce2" table:formula="of:=IF(OR([.A37]=&quot;í&quot;;[.A37]=&quot;ï&quot;);[.B37];0)" office:value-type="float" office:value="0">
            <text:p>0</text:p>
          </table:table-cell>
          <table:table-cell table:style-name="ce2" table:formula="of:=IF(OR([.A37]=&quot;ò&quot;;[.A37]=&quot;ó&quot;);[.B37];0)" office:value-type="float" office:value="0">
            <text:p>0</text:p>
          </table:table-cell>
          <table:table-cell table:style-name="ce2" table:formula="of:=IF(OR([.A37]=&quot;ú&quot;;[.A37]=&quot;ü&quot;);[.B37];0)" office:value-type="float" office:value="0">
            <text:p>0</text:p>
          </table:table-cell>
          <table:table-cell/>
          <table:table-cell table:formula="of:=[.B37]+IF([.A37]=&quot;a&quot;;[.D$200];IF([.A37]=&quot;e&quot;;[.E$200];IF([.A37]=&quot;i&quot;;[.F$200];IF([.A37]=&quot;o&quot;;[.G$200];IF([.A37]=&quot;u&quot;;[.H$200];0)))))" office:value-type="float" office:value="2383">
            <text:p>2383</text:p>
          </table:table-cell>
          <table:table-cell table:style-name="ce1" table:formula="of:=[.J37]/[.J$200]" office:value-type="percentage" office:value="0.00314432629213602">
            <text:p>0,314%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2353">
            <text:p>2353</text:p>
          </table:table-cell>
          <table:table-cell table:style-name="ce1"/>
          <table:table-cell table:formula="of:=IF([.A38]=&quot;à&quot;;[.B38];0)" office:value-type="float" office:value="2353">
            <text:p>2353</text:p>
          </table:table-cell>
          <table:table-cell table:style-name="ce2" table:formula="of:=IF(OR([.A38]=&quot;è&quot;;[.A38]=&quot;é&quot;);[.B38];0)" office:value-type="float" office:value="0">
            <text:p>0</text:p>
          </table:table-cell>
          <table:table-cell table:style-name="ce2" table:formula="of:=IF(OR([.A38]=&quot;í&quot;;[.A38]=&quot;ï&quot;);[.B38];0)" office:value-type="float" office:value="0">
            <text:p>0</text:p>
          </table:table-cell>
          <table:table-cell table:style-name="ce2" table:formula="of:=IF(OR([.A38]=&quot;ò&quot;;[.A38]=&quot;ó&quot;);[.B38];0)" office:value-type="float" office:value="0">
            <text:p>0</text:p>
          </table:table-cell>
          <table:table-cell table:style-name="ce2" table:formula="of:=IF(OR([.A38]=&quot;ú&quot;;[.A38]=&quot;ü&quot;);[.B38];0)" office:value-type="float" office:value="0">
            <text:p>0</text:p>
          </table:table-cell>
          <table:table-cell/>
          <table:table-cell table:formula="of:=[.B38]+IF([.A38]=&quot;a&quot;;[.D$200];IF([.A38]=&quot;e&quot;;[.E$200];IF([.A38]=&quot;i&quot;;[.F$200];IF([.A38]=&quot;o&quot;;[.G$200];IF([.A38]=&quot;u&quot;;[.H$200];0)))))" office:value-type="float" office:value="2353">
            <text:p>2353</text:p>
          </table:table-cell>
          <table:table-cell table:style-name="ce1" table:formula="of:=[.J38]/[.J$200]" office:value-type="percentage" office:value="0.00310474182349813">
            <text:p>0,310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211">
            <text:p>2211</text:p>
          </table:table-cell>
          <table:table-cell table:style-name="ce1"/>
          <table:table-cell table:formula="of:=IF([.A39]=&quot;à&quot;;[.B39];0)" office:value-type="float" office:value="0">
            <text:p>0</text:p>
          </table:table-cell>
          <table:table-cell table:style-name="ce2" table:formula="of:=IF(OR([.A39]=&quot;è&quot;;[.A39]=&quot;é&quot;);[.B39];0)" office:value-type="float" office:value="0">
            <text:p>0</text:p>
          </table:table-cell>
          <table:table-cell table:style-name="ce2" table:formula="of:=IF(OR([.A39]=&quot;í&quot;;[.A39]=&quot;ï&quot;);[.B39];0)" office:value-type="float" office:value="0">
            <text:p>0</text:p>
          </table:table-cell>
          <table:table-cell table:style-name="ce2" table:formula="of:=IF(OR([.A39]=&quot;ò&quot;;[.A39]=&quot;ó&quot;);[.B39];0)" office:value-type="float" office:value="0">
            <text:p>0</text:p>
          </table:table-cell>
          <table:table-cell table:style-name="ce2" table:formula="of:=IF(OR([.A39]=&quot;ú&quot;;[.A39]=&quot;ü&quot;);[.B39];0)" office:value-type="float" office:value="0">
            <text:p>0</text:p>
          </table:table-cell>
          <table:table-cell/>
          <table:table-cell table:formula="of:=[.B39]+IF([.A39]=&quot;a&quot;;[.D$200];IF([.A39]=&quot;e&quot;;[.E$200];IF([.A39]=&quot;i&quot;;[.F$200];IF([.A39]=&quot;o&quot;;[.G$200];IF([.A39]=&quot;u&quot;;[.H$200];0)))))" office:value-type="float" office:value="2211">
            <text:p>2211</text:p>
          </table:table-cell>
          <table:table-cell table:style-name="ce1" table:formula="of:=[.J39]/[.J$200]" office:value-type="percentage" office:value="0.00291737533861214">
            <text:p>0,292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table:style-name="ce1"/>
          <table:table-cell table:formula="of:=IF([.A40]=&quot;à&quot;;[.B40];0)" office:value-type="float" office:value="0">
            <text:p>0</text:p>
          </table:table-cell>
          <table:table-cell table:style-name="ce2" table:formula="of:=IF(OR([.A40]=&quot;è&quot;;[.A40]=&quot;é&quot;);[.B40];0)" office:value-type="float" office:value="0">
            <text:p>0</text:p>
          </table:table-cell>
          <table:table-cell table:style-name="ce2" table:formula="of:=IF(OR([.A40]=&quot;í&quot;;[.A40]=&quot;ï&quot;);[.B40];0)" office:value-type="float" office:value="0">
            <text:p>0</text:p>
          </table:table-cell>
          <table:table-cell table:style-name="ce2" table:formula="of:=IF(OR([.A40]=&quot;ò&quot;;[.A40]=&quot;ó&quot;);[.B40];0)" office:value-type="float" office:value="0">
            <text:p>0</text:p>
          </table:table-cell>
          <table:table-cell table:style-name="ce2" table:formula="of:=IF(OR([.A40]=&quot;ú&quot;;[.A40]=&quot;ü&quot;);[.B40];0)" office:value-type="float" office:value="0">
            <text:p>0</text:p>
          </table:table-cell>
          <table:table-cell/>
          <table:table-cell table:formula="of:=[.B40]+IF([.A40]=&quot;a&quot;;[.D$200];IF([.A40]=&quot;e&quot;;[.E$200];IF([.A40]=&quot;i&quot;;[.F$200];IF([.A40]=&quot;o&quot;;[.G$200];IF([.A40]=&quot;u&quot;;[.H$200];0)))))" office:value-type="float" office:value="2188">
            <text:p>2188</text:p>
          </table:table-cell>
          <table:table-cell table:style-name="ce1" table:formula="of:=[.J40]/[.J$200]" office:value-type="percentage" office:value="0.00288702724598976">
            <text:p>0,289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929">
            <text:p>1929</text:p>
          </table:table-cell>
          <table:table-cell table:style-name="ce1"/>
          <table:table-cell table:formula="of:=IF([.A41]=&quot;à&quot;;[.B41];0)" office:value-type="float" office:value="0">
            <text:p>0</text:p>
          </table:table-cell>
          <table:table-cell table:style-name="ce2" table:formula="of:=IF(OR([.A41]=&quot;è&quot;;[.A41]=&quot;é&quot;);[.B41];0)" office:value-type="float" office:value="0">
            <text:p>0</text:p>
          </table:table-cell>
          <table:table-cell table:style-name="ce2" table:formula="of:=IF(OR([.A41]=&quot;í&quot;;[.A41]=&quot;ï&quot;);[.B41];0)" office:value-type="float" office:value="0">
            <text:p>0</text:p>
          </table:table-cell>
          <table:table-cell table:style-name="ce2" table:formula="of:=IF(OR([.A41]=&quot;ò&quot;;[.A41]=&quot;ó&quot;);[.B41];0)" office:value-type="float" office:value="0">
            <text:p>0</text:p>
          </table:table-cell>
          <table:table-cell table:style-name="ce2" table:formula="of:=IF(OR([.A41]=&quot;ú&quot;;[.A41]=&quot;ü&quot;);[.B41];0)" office:value-type="float" office:value="0">
            <text:p>0</text:p>
          </table:table-cell>
          <table:table-cell/>
          <table:table-cell table:formula="of:=[.B41]+IF([.A41]=&quot;a&quot;;[.D$200];IF([.A41]=&quot;e&quot;;[.E$200];IF([.A41]=&quot;i&quot;;[.F$200];IF([.A41]=&quot;o&quot;;[.G$200];IF([.A41]=&quot;u&quot;;[.H$200];0)))))" office:value-type="float" office:value="1929">
            <text:p>1929</text:p>
          </table:table-cell>
          <table:table-cell table:style-name="ce1" table:formula="of:=[.J41]/[.J$200]" office:value-type="percentage" office:value="0.00254528133341602">
            <text:p>0,255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720">
            <text:p>1720</text:p>
          </table:table-cell>
          <table:table-cell table:style-name="ce1"/>
          <table:table-cell table:formula="of:=IF([.A42]=&quot;à&quot;;[.B42];0)" office:value-type="float" office:value="0">
            <text:p>0</text:p>
          </table:table-cell>
          <table:table-cell table:style-name="ce2" table:formula="of:=IF(OR([.A42]=&quot;è&quot;;[.A42]=&quot;é&quot;);[.B42];0)" office:value-type="float" office:value="0">
            <text:p>0</text:p>
          </table:table-cell>
          <table:table-cell table:style-name="ce2" table:formula="of:=IF(OR([.A42]=&quot;í&quot;;[.A42]=&quot;ï&quot;);[.B42];0)" office:value-type="float" office:value="0">
            <text:p>0</text:p>
          </table:table-cell>
          <table:table-cell table:style-name="ce2" table:formula="of:=IF(OR([.A42]=&quot;ò&quot;;[.A42]=&quot;ó&quot;);[.B42];0)" office:value-type="float" office:value="0">
            <text:p>0</text:p>
          </table:table-cell>
          <table:table-cell table:style-name="ce2" table:formula="of:=IF(OR([.A42]=&quot;ú&quot;;[.A42]=&quot;ü&quot;);[.B42];0)" office:value-type="float" office:value="0">
            <text:p>0</text:p>
          </table:table-cell>
          <table:table-cell/>
          <table:table-cell table:formula="of:=[.B42]+IF([.A42]=&quot;a&quot;;[.D$200];IF([.A42]=&quot;e&quot;;[.E$200];IF([.A42]=&quot;i&quot;;[.F$200];IF([.A42]=&quot;o&quot;;[.G$200];IF([.A42]=&quot;u&quot;;[.H$200];0)))))" office:value-type="float" office:value="1720">
            <text:p>1720</text:p>
          </table:table-cell>
          <table:table-cell table:style-name="ce1" table:formula="of:=[.J42]/[.J$200]" office:value-type="percentage" office:value="0.00226950953523875">
            <text:p>0,227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4">
            <text:p>1354</text:p>
          </table:table-cell>
          <table:table-cell table:style-name="ce1"/>
          <table:table-cell table:formula="of:=IF([.A43]=&quot;à&quot;;[.B43];0)" office:value-type="float" office:value="0">
            <text:p>0</text:p>
          </table:table-cell>
          <table:table-cell table:style-name="ce2" table:formula="of:=IF(OR([.A43]=&quot;è&quot;;[.A43]=&quot;é&quot;);[.B43];0)" office:value-type="float" office:value="0">
            <text:p>0</text:p>
          </table:table-cell>
          <table:table-cell table:style-name="ce2" table:formula="of:=IF(OR([.A43]=&quot;í&quot;;[.A43]=&quot;ï&quot;);[.B43];0)" office:value-type="float" office:value="0">
            <text:p>0</text:p>
          </table:table-cell>
          <table:table-cell table:style-name="ce2" table:formula="of:=IF(OR([.A43]=&quot;ò&quot;;[.A43]=&quot;ó&quot;);[.B43];0)" office:value-type="float" office:value="0">
            <text:p>0</text:p>
          </table:table-cell>
          <table:table-cell table:style-name="ce2" table:formula="of:=IF(OR([.A43]=&quot;ú&quot;;[.A43]=&quot;ü&quot;);[.B43];0)" office:value-type="float" office:value="0">
            <text:p>0</text:p>
          </table:table-cell>
          <table:table-cell/>
          <table:table-cell table:formula="of:=[.B43]+IF([.A43]=&quot;a&quot;;[.D$200];IF([.A43]=&quot;e&quot;;[.E$200];IF([.A43]=&quot;i&quot;;[.F$200];IF([.A43]=&quot;o&quot;;[.G$200];IF([.A43]=&quot;u&quot;;[.H$200];0)))))" office:value-type="float" office:value="1354">
            <text:p>1354</text:p>
          </table:table-cell>
          <table:table-cell table:style-name="ce1" table:formula="of:=[.J43]/[.J$200]" office:value-type="percentage" office:value="0.00178657901785655">
            <text:p>0,179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1315">
            <text:p>1315</text:p>
          </table:table-cell>
          <table:table-cell table:style-name="ce1"/>
          <table:table-cell table:formula="of:=IF([.A44]=&quot;à&quot;;[.B44];0)" office:value-type="float" office:value="0">
            <text:p>0</text:p>
          </table:table-cell>
          <table:table-cell table:style-name="ce2" table:formula="of:=IF(OR([.A44]=&quot;è&quot;;[.A44]=&quot;é&quot;);[.B44];0)" office:value-type="float" office:value="0">
            <text:p>0</text:p>
          </table:table-cell>
          <table:table-cell table:style-name="ce2" table:formula="of:=IF(OR([.A44]=&quot;í&quot;;[.A44]=&quot;ï&quot;);[.B44];0)" office:value-type="float" office:value="0">
            <text:p>0</text:p>
          </table:table-cell>
          <table:table-cell table:style-name="ce2" table:formula="of:=IF(OR([.A44]=&quot;ò&quot;;[.A44]=&quot;ó&quot;);[.B44];0)" office:value-type="float" office:value="0">
            <text:p>0</text:p>
          </table:table-cell>
          <table:table-cell table:style-name="ce2" table:formula="of:=IF(OR([.A44]=&quot;ú&quot;;[.A44]=&quot;ü&quot;);[.B44];0)" office:value-type="float" office:value="0">
            <text:p>0</text:p>
          </table:table-cell>
          <table:table-cell/>
          <table:table-cell table:formula="of:=[.B44]+IF([.A44]=&quot;a&quot;;[.D$200];IF([.A44]=&quot;e&quot;;[.E$200];IF([.A44]=&quot;i&quot;;[.F$200];IF([.A44]=&quot;o&quot;;[.G$200];IF([.A44]=&quot;u&quot;;[.H$200];0)))))" office:value-type="float" office:value="1315">
            <text:p>1315</text:p>
          </table:table-cell>
          <table:table-cell table:style-name="ce1" table:formula="of:=[.J44]/[.J$200]" office:value-type="percentage" office:value="0.0017351192086273">
            <text:p>0,174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table:style-name="ce1"/>
          <table:table-cell table:formula="of:=IF([.A45]=&quot;à&quot;;[.B45];0)" office:value-type="float" office:value="0">
            <text:p>0</text:p>
          </table:table-cell>
          <table:table-cell table:style-name="ce2" table:formula="of:=IF(OR([.A45]=&quot;è&quot;;[.A45]=&quot;é&quot;);[.B45];0)" office:value-type="float" office:value="0">
            <text:p>0</text:p>
          </table:table-cell>
          <table:table-cell table:style-name="ce2" table:formula="of:=IF(OR([.A45]=&quot;í&quot;;[.A45]=&quot;ï&quot;);[.B45];0)" office:value-type="float" office:value="0">
            <text:p>0</text:p>
          </table:table-cell>
          <table:table-cell table:style-name="ce2" table:formula="of:=IF(OR([.A45]=&quot;ò&quot;;[.A45]=&quot;ó&quot;);[.B45];0)" office:value-type="float" office:value="0">
            <text:p>0</text:p>
          </table:table-cell>
          <table:table-cell table:style-name="ce2" table:formula="of:=IF(OR([.A45]=&quot;ú&quot;;[.A45]=&quot;ü&quot;);[.B45];0)" office:value-type="float" office:value="0">
            <text:p>0</text:p>
          </table:table-cell>
          <table:table-cell/>
          <table:table-cell table:formula="of:=[.B45]+IF([.A45]=&quot;a&quot;;[.D$200];IF([.A45]=&quot;e&quot;;[.E$200];IF([.A45]=&quot;i&quot;;[.F$200];IF([.A45]=&quot;o&quot;;[.G$200];IF([.A45]=&quot;u&quot;;[.H$200];0)))))" office:value-type="float" office:value="1288">
            <text:p>1288</text:p>
          </table:table-cell>
          <table:table-cell table:style-name="ce1" table:formula="of:=[.J45]/[.J$200]" office:value-type="percentage" office:value="0.00169949318685321">
            <text:p>0,170%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1283">
            <text:p>1283</text:p>
          </table:table-cell>
          <table:table-cell table:style-name="ce1"/>
          <table:table-cell table:formula="of:=IF([.A46]=&quot;à&quot;;[.B46];0)" office:value-type="float" office:value="0">
            <text:p>0</text:p>
          </table:table-cell>
          <table:table-cell table:style-name="ce2" table:formula="of:=IF(OR([.A46]=&quot;è&quot;;[.A46]=&quot;é&quot;);[.B46];0)" office:value-type="float" office:value="0">
            <text:p>0</text:p>
          </table:table-cell>
          <table:table-cell table:style-name="ce2" table:formula="of:=IF(OR([.A46]=&quot;í&quot;;[.A46]=&quot;ï&quot;);[.B46];0)" office:value-type="float" office:value="0">
            <text:p>0</text:p>
          </table:table-cell>
          <table:table-cell table:style-name="ce2" table:formula="of:=IF(OR([.A46]=&quot;ò&quot;;[.A46]=&quot;ó&quot;);[.B46];0)" office:value-type="float" office:value="0">
            <text:p>0</text:p>
          </table:table-cell>
          <table:table-cell table:style-name="ce2" table:formula="of:=IF(OR([.A46]=&quot;ú&quot;;[.A46]=&quot;ü&quot;);[.B46];0)" office:value-type="float" office:value="0">
            <text:p>0</text:p>
          </table:table-cell>
          <table:table-cell/>
          <table:table-cell table:formula="of:=[.B46]+IF([.A46]=&quot;a&quot;;[.D$200];IF([.A46]=&quot;e&quot;;[.E$200];IF([.A46]=&quot;i&quot;;[.F$200];IF([.A46]=&quot;o&quot;;[.G$200];IF([.A46]=&quot;u&quot;;[.H$200];0)))))" office:value-type="float" office:value="1283">
            <text:p>1283</text:p>
          </table:table-cell>
          <table:table-cell table:style-name="ce1" table:formula="of:=[.J46]/[.J$200]" office:value-type="percentage" office:value="0.00169289577541356">
            <text:p>0,169%</text:p>
          </table:table-cell>
        </table:table-row>
        <table:table-row table:style-name="ro1">
          <table:table-cell office:value-type="string">
            <text:p>è</text:p>
          </table:table-cell>
          <table:table-cell office:value-type="float" office:value="1244">
            <text:p>1244</text:p>
          </table:table-cell>
          <table:table-cell table:style-name="ce1"/>
          <table:table-cell table:formula="of:=IF([.A47]=&quot;à&quot;;[.B47];0)" office:value-type="float" office:value="0">
            <text:p>0</text:p>
          </table:table-cell>
          <table:table-cell table:style-name="ce2" table:formula="of:=IF(OR([.A47]=&quot;è&quot;;[.A47]=&quot;é&quot;);[.B47];0)" office:value-type="float" office:value="1244">
            <text:p>1244</text:p>
          </table:table-cell>
          <table:table-cell table:style-name="ce2" table:formula="of:=IF(OR([.A47]=&quot;í&quot;;[.A47]=&quot;ï&quot;);[.B47];0)" office:value-type="float" office:value="0">
            <text:p>0</text:p>
          </table:table-cell>
          <table:table-cell table:style-name="ce2" table:formula="of:=IF(OR([.A47]=&quot;ò&quot;;[.A47]=&quot;ó&quot;);[.B47];0)" office:value-type="float" office:value="0">
            <text:p>0</text:p>
          </table:table-cell>
          <table:table-cell table:style-name="ce2" table:formula="of:=IF(OR([.A47]=&quot;ú&quot;;[.A47]=&quot;ü&quot;);[.B47];0)" office:value-type="float" office:value="0">
            <text:p>0</text:p>
          </table:table-cell>
          <table:table-cell/>
          <table:table-cell table:formula="of:=[.B47]+IF([.A47]=&quot;a&quot;;[.D$200];IF([.A47]=&quot;e&quot;;[.E$200];IF([.A47]=&quot;i&quot;;[.F$200];IF([.A47]=&quot;o&quot;;[.G$200];IF([.A47]=&quot;u&quot;;[.H$200];0)))))" office:value-type="float" office:value="1244">
            <text:p>1244</text:p>
          </table:table-cell>
          <table:table-cell table:style-name="ce1" table:formula="of:=[.J47]/[.J$200]" office:value-type="percentage" office:value="0.00164143596618431">
            <text:p>0,164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177">
            <text:p>1177</text:p>
          </table:table-cell>
          <table:table-cell table:style-name="ce1"/>
          <table:table-cell table:formula="of:=IF([.A48]=&quot;à&quot;;[.B48];0)" office:value-type="float" office:value="0">
            <text:p>0</text:p>
          </table:table-cell>
          <table:table-cell table:style-name="ce2" table:formula="of:=IF(OR([.A48]=&quot;è&quot;;[.A48]=&quot;é&quot;);[.B48];0)" office:value-type="float" office:value="0">
            <text:p>0</text:p>
          </table:table-cell>
          <table:table-cell table:style-name="ce2" table:formula="of:=IF(OR([.A48]=&quot;í&quot;;[.A48]=&quot;ï&quot;);[.B48];0)" office:value-type="float" office:value="0">
            <text:p>0</text:p>
          </table:table-cell>
          <table:table-cell table:style-name="ce2" table:formula="of:=IF(OR([.A48]=&quot;ò&quot;;[.A48]=&quot;ó&quot;);[.B48];0)" office:value-type="float" office:value="0">
            <text:p>0</text:p>
          </table:table-cell>
          <table:table-cell table:style-name="ce2" table:formula="of:=IF(OR([.A48]=&quot;ú&quot;;[.A48]=&quot;ü&quot;);[.B48];0)" office:value-type="float" office:value="0">
            <text:p>0</text:p>
          </table:table-cell>
          <table:table-cell/>
          <table:table-cell table:formula="of:=[.B48]+IF([.A48]=&quot;a&quot;;[.D$200];IF([.A48]=&quot;e&quot;;[.E$200];IF([.A48]=&quot;i&quot;;[.F$200];IF([.A48]=&quot;o&quot;;[.G$200];IF([.A48]=&quot;u&quot;;[.H$200];0)))))" office:value-type="float" office:value="1177">
            <text:p>1177</text:p>
          </table:table-cell>
          <table:table-cell table:style-name="ce1" table:formula="of:=[.J48]/[.J$200]" office:value-type="percentage" office:value="0.00155303065289303">
            <text:p>0,155%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float" office:value="1056">
            <text:p>1056</text:p>
          </table:table-cell>
          <table:table-cell table:style-name="ce1"/>
          <table:table-cell table:formula="of:=IF([.A49]=&quot;à&quot;;[.B49];0)" office:value-type="float" office:value="0">
            <text:p>0</text:p>
          </table:table-cell>
          <table:table-cell table:style-name="ce2" table:formula="of:=IF(OR([.A49]=&quot;è&quot;;[.A49]=&quot;é&quot;);[.B49];0)" office:value-type="float" office:value="0">
            <text:p>0</text:p>
          </table:table-cell>
          <table:table-cell table:style-name="ce2" table:formula="of:=IF(OR([.A49]=&quot;í&quot;;[.A49]=&quot;ï&quot;);[.B49];0)" office:value-type="float" office:value="0">
            <text:p>0</text:p>
          </table:table-cell>
          <table:table-cell table:style-name="ce2" table:formula="of:=IF(OR([.A49]=&quot;ò&quot;;[.A49]=&quot;ó&quot;);[.B49];0)" office:value-type="float" office:value="0">
            <text:p>0</text:p>
          </table:table-cell>
          <table:table-cell table:style-name="ce2" table:formula="of:=IF(OR([.A49]=&quot;ú&quot;;[.A49]=&quot;ü&quot;);[.B49];0)" office:value-type="float" office:value="0">
            <text:p>0</text:p>
          </table:table-cell>
          <table:table-cell/>
          <table:table-cell table:formula="of:=[.B49]+IF([.A49]=&quot;a&quot;;[.D$200];IF([.A49]=&quot;e&quot;;[.E$200];IF([.A49]=&quot;i&quot;;[.F$200];IF([.A49]=&quot;o&quot;;[.G$200];IF([.A49]=&quot;u&quot;;[.H$200];0)))))" office:value-type="float" office:value="1056">
            <text:p>1056</text:p>
          </table:table-cell>
          <table:table-cell table:style-name="ce1" table:formula="of:=[.J49]/[.J$200]" office:value-type="percentage" office:value="0.00139337329605356">
            <text:p>0,13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style-name="ce1"/>
          <table:table-cell table:formula="of:=IF([.A50]=&quot;à&quot;;[.B50];0)" office:value-type="float" office:value="0">
            <text:p>0</text:p>
          </table:table-cell>
          <table:table-cell table:style-name="ce2" table:formula="of:=IF(OR([.A50]=&quot;è&quot;;[.A50]=&quot;é&quot;);[.B50];0)" office:value-type="float" office:value="0">
            <text:p>0</text:p>
          </table:table-cell>
          <table:table-cell table:style-name="ce2" table:formula="of:=IF(OR([.A50]=&quot;í&quot;;[.A50]=&quot;ï&quot;);[.B50];0)" office:value-type="float" office:value="0">
            <text:p>0</text:p>
          </table:table-cell>
          <table:table-cell table:style-name="ce2" table:formula="of:=IF(OR([.A50]=&quot;ò&quot;;[.A50]=&quot;ó&quot;);[.B50];0)" office:value-type="float" office:value="0">
            <text:p>0</text:p>
          </table:table-cell>
          <table:table-cell table:style-name="ce2" table:formula="of:=IF(OR([.A50]=&quot;ú&quot;;[.A50]=&quot;ü&quot;);[.B50];0)" office:value-type="float" office:value="0">
            <text:p>0</text:p>
          </table:table-cell>
          <table:table-cell/>
          <table:table-cell table:formula="of:=[.B50]+IF([.A50]=&quot;a&quot;;[.D$200];IF([.A50]=&quot;e&quot;;[.E$200];IF([.A50]=&quot;i&quot;;[.F$200];IF([.A50]=&quot;o&quot;;[.G$200];IF([.A50]=&quot;u&quot;;[.H$200];0)))))" office:value-type="float" office:value="1000">
            <text:p>1000</text:p>
          </table:table-cell>
          <table:table-cell table:style-name="ce1" table:formula="of:=[.J50]/[.J$200]" office:value-type="percentage" office:value="0.00131948228792951">
            <text:p>0,132%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951">
            <text:p>951</text:p>
          </table:table-cell>
          <table:table-cell table:style-name="ce1"/>
          <table:table-cell table:formula="of:=IF([.A51]=&quot;à&quot;;[.B51];0)" office:value-type="float" office:value="0">
            <text:p>0</text:p>
          </table:table-cell>
          <table:table-cell table:style-name="ce2" table:formula="of:=IF(OR([.A51]=&quot;è&quot;;[.A51]=&quot;é&quot;);[.B51];0)" office:value-type="float" office:value="0">
            <text:p>0</text:p>
          </table:table-cell>
          <table:table-cell table:style-name="ce2" table:formula="of:=IF(OR([.A51]=&quot;í&quot;;[.A51]=&quot;ï&quot;);[.B51];0)" office:value-type="float" office:value="0">
            <text:p>0</text:p>
          </table:table-cell>
          <table:table-cell table:style-name="ce2" table:formula="of:=IF(OR([.A51]=&quot;ò&quot;;[.A51]=&quot;ó&quot;);[.B51];0)" office:value-type="float" office:value="0">
            <text:p>0</text:p>
          </table:table-cell>
          <table:table-cell table:style-name="ce2" table:formula="of:=IF(OR([.A51]=&quot;ú&quot;;[.A51]=&quot;ü&quot;);[.B51];0)" office:value-type="float" office:value="0">
            <text:p>0</text:p>
          </table:table-cell>
          <table:table-cell/>
          <table:table-cell table:formula="of:=[.B51]+IF([.A51]=&quot;a&quot;;[.D$200];IF([.A51]=&quot;e&quot;;[.E$200];IF([.A51]=&quot;i&quot;;[.F$200];IF([.A51]=&quot;o&quot;;[.G$200];IF([.A51]=&quot;u&quot;;[.H$200];0)))))" office:value-type="float" office:value="951">
            <text:p>951</text:p>
          </table:table-cell>
          <table:table-cell table:style-name="ce1" table:formula="of:=[.J51]/[.J$200]" office:value-type="percentage" office:value="0.00125482765582096">
            <text:p>0,125%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">
            <text:p>892</text:p>
          </table:table-cell>
          <table:table-cell table:style-name="ce1"/>
          <table:table-cell table:formula="of:=IF([.A52]=&quot;à&quot;;[.B52];0)" office:value-type="float" office:value="0">
            <text:p>0</text:p>
          </table:table-cell>
          <table:table-cell table:style-name="ce2" table:formula="of:=IF(OR([.A52]=&quot;è&quot;;[.A52]=&quot;é&quot;);[.B52];0)" office:value-type="float" office:value="0">
            <text:p>0</text:p>
          </table:table-cell>
          <table:table-cell table:style-name="ce2" table:formula="of:=IF(OR([.A52]=&quot;í&quot;;[.A52]=&quot;ï&quot;);[.B52];0)" office:value-type="float" office:value="0">
            <text:p>0</text:p>
          </table:table-cell>
          <table:table-cell table:style-name="ce2" table:formula="of:=IF(OR([.A52]=&quot;ò&quot;;[.A52]=&quot;ó&quot;);[.B52];0)" office:value-type="float" office:value="0">
            <text:p>0</text:p>
          </table:table-cell>
          <table:table-cell table:style-name="ce2" table:formula="of:=IF(OR([.A52]=&quot;ú&quot;;[.A52]=&quot;ü&quot;);[.B52];0)" office:value-type="float" office:value="0">
            <text:p>0</text:p>
          </table:table-cell>
          <table:table-cell/>
          <table:table-cell table:formula="of:=[.B52]+IF([.A52]=&quot;a&quot;;[.D$200];IF([.A52]=&quot;e&quot;;[.E$200];IF([.A52]=&quot;i&quot;;[.F$200];IF([.A52]=&quot;o&quot;;[.G$200];IF([.A52]=&quot;u&quot;;[.H$200];0)))))" office:value-type="float" office:value="892">
            <text:p>892</text:p>
          </table:table-cell>
          <table:table-cell table:style-name="ce1" table:formula="of:=[.J52]/[.J$200]" office:value-type="percentage" office:value="0.00117697820083312">
            <text:p>0,118%</text:p>
          </table:table-cell>
        </table:table-row>
        <table:table-row table:style-name="ro1">
          <table:table-cell office:value-type="string">
            <text:p>}</text:p>
          </table:table-cell>
          <table:table-cell office:value-type="float" office:value="889">
            <text:p>889</text:p>
          </table:table-cell>
          <table:table-cell table:style-name="ce1"/>
          <table:table-cell table:formula="of:=IF([.A53]=&quot;à&quot;;[.B53];0)" office:value-type="float" office:value="0">
            <text:p>0</text:p>
          </table:table-cell>
          <table:table-cell table:style-name="ce2" table:formula="of:=IF(OR([.A53]=&quot;è&quot;;[.A53]=&quot;é&quot;);[.B53];0)" office:value-type="float" office:value="0">
            <text:p>0</text:p>
          </table:table-cell>
          <table:table-cell table:style-name="ce2" table:formula="of:=IF(OR([.A53]=&quot;í&quot;;[.A53]=&quot;ï&quot;);[.B53];0)" office:value-type="float" office:value="0">
            <text:p>0</text:p>
          </table:table-cell>
          <table:table-cell table:style-name="ce2" table:formula="of:=IF(OR([.A53]=&quot;ò&quot;;[.A53]=&quot;ó&quot;);[.B53];0)" office:value-type="float" office:value="0">
            <text:p>0</text:p>
          </table:table-cell>
          <table:table-cell table:style-name="ce2" table:formula="of:=IF(OR([.A53]=&quot;ú&quot;;[.A53]=&quot;ü&quot;);[.B53];0)" office:value-type="float" office:value="0">
            <text:p>0</text:p>
          </table:table-cell>
          <table:table-cell/>
          <table:table-cell table:formula="of:=[.B53]+IF([.A53]=&quot;a&quot;;[.D$200];IF([.A53]=&quot;e&quot;;[.E$200];IF([.A53]=&quot;i&quot;;[.F$200];IF([.A53]=&quot;o&quot;;[.G$200];IF([.A53]=&quot;u&quot;;[.H$200];0)))))" office:value-type="float" office:value="889">
            <text:p>889</text:p>
          </table:table-cell>
          <table:table-cell table:style-name="ce1" table:formula="of:=[.J53]/[.J$200]" office:value-type="percentage" office:value="0.00117301975396933">
            <text:p>0,117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851">
            <text:p>851</text:p>
          </table:table-cell>
          <table:table-cell table:style-name="ce1"/>
          <table:table-cell table:formula="of:=IF([.A54]=&quot;à&quot;;[.B54];0)" office:value-type="float" office:value="0">
            <text:p>0</text:p>
          </table:table-cell>
          <table:table-cell table:style-name="ce2" table:formula="of:=IF(OR([.A54]=&quot;è&quot;;[.A54]=&quot;é&quot;);[.B54];0)" office:value-type="float" office:value="0">
            <text:p>0</text:p>
          </table:table-cell>
          <table:table-cell table:style-name="ce2" table:formula="of:=IF(OR([.A54]=&quot;í&quot;;[.A54]=&quot;ï&quot;);[.B54];0)" office:value-type="float" office:value="0">
            <text:p>0</text:p>
          </table:table-cell>
          <table:table-cell table:style-name="ce2" table:formula="of:=IF(OR([.A54]=&quot;ò&quot;;[.A54]=&quot;ó&quot;);[.B54];0)" office:value-type="float" office:value="0">
            <text:p>0</text:p>
          </table:table-cell>
          <table:table-cell table:style-name="ce2" table:formula="of:=IF(OR([.A54]=&quot;ú&quot;;[.A54]=&quot;ü&quot;);[.B54];0)" office:value-type="float" office:value="0">
            <text:p>0</text:p>
          </table:table-cell>
          <table:table-cell/>
          <table:table-cell table:formula="of:=[.B54]+IF([.A54]=&quot;a&quot;;[.D$200];IF([.A54]=&quot;e&quot;;[.E$200];IF([.A54]=&quot;i&quot;;[.F$200];IF([.A54]=&quot;o&quot;;[.G$200];IF([.A54]=&quot;u&quot;;[.H$200];0)))))" office:value-type="float" office:value="851">
            <text:p>851</text:p>
          </table:table-cell>
          <table:table-cell table:style-name="ce1" table:formula="of:=[.J54]/[.J$200]" office:value-type="percentage" office:value="0.00112287942702801">
            <text:p>0,112%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float" office:value="807">
            <text:p>807</text:p>
          </table:table-cell>
          <table:table-cell table:style-name="ce1"/>
          <table:table-cell table:formula="of:=IF([.A55]=&quot;à&quot;;[.B55];0)" office:value-type="float" office:value="0">
            <text:p>0</text:p>
          </table:table-cell>
          <table:table-cell table:style-name="ce2" table:formula="of:=IF(OR([.A55]=&quot;è&quot;;[.A55]=&quot;é&quot;);[.B55];0)" office:value-type="float" office:value="0">
            <text:p>0</text:p>
          </table:table-cell>
          <table:table-cell table:style-name="ce2" table:formula="of:=IF(OR([.A55]=&quot;í&quot;;[.A55]=&quot;ï&quot;);[.B55];0)" office:value-type="float" office:value="807">
            <text:p>807</text:p>
          </table:table-cell>
          <table:table-cell table:style-name="ce2" table:formula="of:=IF(OR([.A55]=&quot;ò&quot;;[.A55]=&quot;ó&quot;);[.B55];0)" office:value-type="float" office:value="0">
            <text:p>0</text:p>
          </table:table-cell>
          <table:table-cell table:style-name="ce2" table:formula="of:=IF(OR([.A55]=&quot;ú&quot;;[.A55]=&quot;ü&quot;);[.B55];0)" office:value-type="float" office:value="0">
            <text:p>0</text:p>
          </table:table-cell>
          <table:table-cell/>
          <table:table-cell table:formula="of:=[.B55]+IF([.A55]=&quot;a&quot;;[.D$200];IF([.A55]=&quot;e&quot;;[.E$200];IF([.A55]=&quot;i&quot;;[.F$200];IF([.A55]=&quot;o&quot;;[.G$200];IF([.A55]=&quot;u&quot;;[.H$200];0)))))" office:value-type="float" office:value="807">
            <text:p>807</text:p>
          </table:table-cell>
          <table:table-cell table:style-name="ce1" table:formula="of:=[.J55]/[.J$200]" office:value-type="percentage" office:value="0.00106482220635911">
            <text:p>0,106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8">
            <text:p>798</text:p>
          </table:table-cell>
          <table:table-cell table:style-name="ce1"/>
          <table:table-cell table:formula="of:=IF([.A56]=&quot;à&quot;;[.B56];0)" office:value-type="float" office:value="0">
            <text:p>0</text:p>
          </table:table-cell>
          <table:table-cell table:style-name="ce2" table:formula="of:=IF(OR([.A56]=&quot;è&quot;;[.A56]=&quot;é&quot;);[.B56];0)" office:value-type="float" office:value="0">
            <text:p>0</text:p>
          </table:table-cell>
          <table:table-cell table:style-name="ce2" table:formula="of:=IF(OR([.A56]=&quot;í&quot;;[.A56]=&quot;ï&quot;);[.B56];0)" office:value-type="float" office:value="0">
            <text:p>0</text:p>
          </table:table-cell>
          <table:table-cell table:style-name="ce2" table:formula="of:=IF(OR([.A56]=&quot;ò&quot;;[.A56]=&quot;ó&quot;);[.B56];0)" office:value-type="float" office:value="0">
            <text:p>0</text:p>
          </table:table-cell>
          <table:table-cell table:style-name="ce2" table:formula="of:=IF(OR([.A56]=&quot;ú&quot;;[.A56]=&quot;ü&quot;);[.B56];0)" office:value-type="float" office:value="0">
            <text:p>0</text:p>
          </table:table-cell>
          <table:table-cell/>
          <table:table-cell table:formula="of:=[.B56]+IF([.A56]=&quot;a&quot;;[.D$200];IF([.A56]=&quot;e&quot;;[.E$200];IF([.A56]=&quot;i&quot;;[.F$200];IF([.A56]=&quot;o&quot;;[.G$200];IF([.A56]=&quot;u&quot;;[.H$200];0)))))" office:value-type="float" office:value="798">
            <text:p>798</text:p>
          </table:table-cell>
          <table:table-cell table:style-name="ce1" table:formula="of:=[.J56]/[.J$200]" office:value-type="percentage" office:value="0.00105294686576775">
            <text:p>0,105%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674">
            <text:p>674</text:p>
          </table:table-cell>
          <table:table-cell table:style-name="ce1"/>
          <table:table-cell table:formula="of:=IF([.A57]=&quot;à&quot;;[.B57];0)" office:value-type="float" office:value="0">
            <text:p>0</text:p>
          </table:table-cell>
          <table:table-cell table:style-name="ce2" table:formula="of:=IF(OR([.A57]=&quot;è&quot;;[.A57]=&quot;é&quot;);[.B57];0)" office:value-type="float" office:value="0">
            <text:p>0</text:p>
          </table:table-cell>
          <table:table-cell table:style-name="ce2" table:formula="of:=IF(OR([.A57]=&quot;í&quot;;[.A57]=&quot;ï&quot;);[.B57];0)" office:value-type="float" office:value="0">
            <text:p>0</text:p>
          </table:table-cell>
          <table:table-cell table:style-name="ce2" table:formula="of:=IF(OR([.A57]=&quot;ò&quot;;[.A57]=&quot;ó&quot;);[.B57];0)" office:value-type="float" office:value="0">
            <text:p>0</text:p>
          </table:table-cell>
          <table:table-cell table:style-name="ce2" table:formula="of:=IF(OR([.A57]=&quot;ú&quot;;[.A57]=&quot;ü&quot;);[.B57];0)" office:value-type="float" office:value="0">
            <text:p>0</text:p>
          </table:table-cell>
          <table:table-cell/>
          <table:table-cell table:formula="of:=[.B57]+IF([.A57]=&quot;a&quot;;[.D$200];IF([.A57]=&quot;e&quot;;[.E$200];IF([.A57]=&quot;i&quot;;[.F$200];IF([.A57]=&quot;o&quot;;[.G$200];IF([.A57]=&quot;u&quot;;[.H$200];0)))))" office:value-type="float" office:value="674">
            <text:p>674</text:p>
          </table:table-cell>
          <table:table-cell table:style-name="ce1" table:formula="of:=[.J57]/[.J$200]" office:value-type="percentage" office:value="0.000889331062064488">
            <text:p>0,089%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666">
            <text:p>666</text:p>
          </table:table-cell>
          <table:table-cell table:style-name="ce1"/>
          <table:table-cell table:formula="of:=IF([.A58]=&quot;à&quot;;[.B58];0)" office:value-type="float" office:value="0">
            <text:p>0</text:p>
          </table:table-cell>
          <table:table-cell table:style-name="ce2" table:formula="of:=IF(OR([.A58]=&quot;è&quot;;[.A58]=&quot;é&quot;);[.B58];0)" office:value-type="float" office:value="0">
            <text:p>0</text:p>
          </table:table-cell>
          <table:table-cell table:style-name="ce2" table:formula="of:=IF(OR([.A58]=&quot;í&quot;;[.A58]=&quot;ï&quot;);[.B58];0)" office:value-type="float" office:value="0">
            <text:p>0</text:p>
          </table:table-cell>
          <table:table-cell table:style-name="ce2" table:formula="of:=IF(OR([.A58]=&quot;ò&quot;;[.A58]=&quot;ó&quot;);[.B58];0)" office:value-type="float" office:value="0">
            <text:p>0</text:p>
          </table:table-cell>
          <table:table-cell table:style-name="ce2" table:formula="of:=IF(OR([.A58]=&quot;ú&quot;;[.A58]=&quot;ü&quot;);[.B58];0)" office:value-type="float" office:value="0">
            <text:p>0</text:p>
          </table:table-cell>
          <table:table-cell/>
          <table:table-cell table:formula="of:=[.B58]+IF([.A58]=&quot;a&quot;;[.D$200];IF([.A58]=&quot;e&quot;;[.E$200];IF([.A58]=&quot;i&quot;;[.F$200];IF([.A58]=&quot;o&quot;;[.G$200];IF([.A58]=&quot;u&quot;;[.H$200];0)))))" office:value-type="float" office:value="666">
            <text:p>666</text:p>
          </table:table-cell>
          <table:table-cell table:style-name="ce1" table:formula="of:=[.J58]/[.J$200]" office:value-type="percentage" office:value="0.000878775203761052">
            <text:p>0,088%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666">
            <text:p>666</text:p>
          </table:table-cell>
          <table:table-cell table:style-name="ce1"/>
          <table:table-cell table:formula="of:=IF([.A59]=&quot;à&quot;;[.B59];0)" office:value-type="float" office:value="0">
            <text:p>0</text:p>
          </table:table-cell>
          <table:table-cell table:style-name="ce2" table:formula="of:=IF(OR([.A59]=&quot;è&quot;;[.A59]=&quot;é&quot;);[.B59];0)" office:value-type="float" office:value="0">
            <text:p>0</text:p>
          </table:table-cell>
          <table:table-cell table:style-name="ce2" table:formula="of:=IF(OR([.A59]=&quot;í&quot;;[.A59]=&quot;ï&quot;);[.B59];0)" office:value-type="float" office:value="0">
            <text:p>0</text:p>
          </table:table-cell>
          <table:table-cell table:style-name="ce2" table:formula="of:=IF(OR([.A59]=&quot;ò&quot;;[.A59]=&quot;ó&quot;);[.B59];0)" office:value-type="float" office:value="0">
            <text:p>0</text:p>
          </table:table-cell>
          <table:table-cell table:style-name="ce2" table:formula="of:=IF(OR([.A59]=&quot;ú&quot;;[.A59]=&quot;ü&quot;);[.B59];0)" office:value-type="float" office:value="0">
            <text:p>0</text:p>
          </table:table-cell>
          <table:table-cell/>
          <table:table-cell table:formula="of:=[.B59]+IF([.A59]=&quot;a&quot;;[.D$200];IF([.A59]=&quot;e&quot;;[.E$200];IF([.A59]=&quot;i&quot;;[.F$200];IF([.A59]=&quot;o&quot;;[.G$200];IF([.A59]=&quot;u&quot;;[.H$200];0)))))" office:value-type="float" office:value="666">
            <text:p>666</text:p>
          </table:table-cell>
          <table:table-cell table:style-name="ce1" table:formula="of:=[.J59]/[.J$200]" office:value-type="percentage" office:value="0.000878775203761052">
            <text:p>0,088%</text:p>
          </table:table-cell>
        </table:table-row>
        <table:table-row table:style-name="ro1">
          <table:table-cell office:value-type="string">
            <text:p>ò</text:p>
          </table:table-cell>
          <table:table-cell office:value-type="float" office:value="644">
            <text:p>644</text:p>
          </table:table-cell>
          <table:table-cell table:style-name="ce1"/>
          <table:table-cell table:formula="of:=IF([.A60]=&quot;à&quot;;[.B60];0)" office:value-type="float" office:value="0">
            <text:p>0</text:p>
          </table:table-cell>
          <table:table-cell table:style-name="ce2" table:formula="of:=IF(OR([.A60]=&quot;è&quot;;[.A60]=&quot;é&quot;);[.B60];0)" office:value-type="float" office:value="0">
            <text:p>0</text:p>
          </table:table-cell>
          <table:table-cell table:style-name="ce2" table:formula="of:=IF(OR([.A60]=&quot;í&quot;;[.A60]=&quot;ï&quot;);[.B60];0)" office:value-type="float" office:value="0">
            <text:p>0</text:p>
          </table:table-cell>
          <table:table-cell table:style-name="ce2" table:formula="of:=IF(OR([.A60]=&quot;ò&quot;;[.A60]=&quot;ó&quot;);[.B60];0)" office:value-type="float" office:value="644">
            <text:p>644</text:p>
          </table:table-cell>
          <table:table-cell table:style-name="ce2" table:formula="of:=IF(OR([.A60]=&quot;ú&quot;;[.A60]=&quot;ü&quot;);[.B60];0)" office:value-type="float" office:value="0">
            <text:p>0</text:p>
          </table:table-cell>
          <table:table-cell/>
          <table:table-cell table:formula="of:=[.B60]+IF([.A60]=&quot;a&quot;;[.D$200];IF([.A60]=&quot;e&quot;;[.E$200];IF([.A60]=&quot;i&quot;;[.F$200];IF([.A60]=&quot;o&quot;;[.G$200];IF([.A60]=&quot;u&quot;;[.H$200];0)))))" office:value-type="float" office:value="644">
            <text:p>644</text:p>
          </table:table-cell>
          <table:table-cell table:style-name="ce1" table:formula="of:=[.J60]/[.J$200]" office:value-type="percentage" office:value="0.000849746593426603">
            <text:p>0,085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7">
            <text:p>637</text:p>
          </table:table-cell>
          <table:table-cell table:style-name="ce1"/>
          <table:table-cell table:formula="of:=IF([.A61]=&quot;à&quot;;[.B61];0)" office:value-type="float" office:value="0">
            <text:p>0</text:p>
          </table:table-cell>
          <table:table-cell table:style-name="ce2" table:formula="of:=IF(OR([.A61]=&quot;è&quot;;[.A61]=&quot;é&quot;);[.B61];0)" office:value-type="float" office:value="0">
            <text:p>0</text:p>
          </table:table-cell>
          <table:table-cell table:style-name="ce2" table:formula="of:=IF(OR([.A61]=&quot;í&quot;;[.A61]=&quot;ï&quot;);[.B61];0)" office:value-type="float" office:value="0">
            <text:p>0</text:p>
          </table:table-cell>
          <table:table-cell table:style-name="ce2" table:formula="of:=IF(OR([.A61]=&quot;ò&quot;;[.A61]=&quot;ó&quot;);[.B61];0)" office:value-type="float" office:value="0">
            <text:p>0</text:p>
          </table:table-cell>
          <table:table-cell table:style-name="ce2" table:formula="of:=IF(OR([.A61]=&quot;ú&quot;;[.A61]=&quot;ü&quot;);[.B61];0)" office:value-type="float" office:value="0">
            <text:p>0</text:p>
          </table:table-cell>
          <table:table-cell/>
          <table:table-cell table:formula="of:=[.B61]+IF([.A61]=&quot;a&quot;;[.D$200];IF([.A61]=&quot;e&quot;;[.E$200];IF([.A61]=&quot;i&quot;;[.F$200];IF([.A61]=&quot;o&quot;;[.G$200];IF([.A61]=&quot;u&quot;;[.H$200];0)))))" office:value-type="float" office:value="637">
            <text:p>637</text:p>
          </table:table-cell>
          <table:table-cell table:style-name="ce1" table:formula="of:=[.J61]/[.J$200]" office:value-type="percentage" office:value="0.000840510217411097">
            <text:p>0,084%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613">
            <text:p>613</text:p>
          </table:table-cell>
          <table:table-cell table:style-name="ce1"/>
          <table:table-cell table:formula="of:=IF([.A62]=&quot;à&quot;;[.B62];0)" office:value-type="float" office:value="0">
            <text:p>0</text:p>
          </table:table-cell>
          <table:table-cell table:style-name="ce2" table:formula="of:=IF(OR([.A62]=&quot;è&quot;;[.A62]=&quot;é&quot;);[.B62];0)" office:value-type="float" office:value="0">
            <text:p>0</text:p>
          </table:table-cell>
          <table:table-cell table:style-name="ce2" table:formula="of:=IF(OR([.A62]=&quot;í&quot;;[.A62]=&quot;ï&quot;);[.B62];0)" office:value-type="float" office:value="0">
            <text:p>0</text:p>
          </table:table-cell>
          <table:table-cell table:style-name="ce2" table:formula="of:=IF(OR([.A62]=&quot;ò&quot;;[.A62]=&quot;ó&quot;);[.B62];0)" office:value-type="float" office:value="0">
            <text:p>0</text:p>
          </table:table-cell>
          <table:table-cell table:style-name="ce2" table:formula="of:=IF(OR([.A62]=&quot;ú&quot;;[.A62]=&quot;ü&quot;);[.B62];0)" office:value-type="float" office:value="0">
            <text:p>0</text:p>
          </table:table-cell>
          <table:table-cell/>
          <table:table-cell table:formula="of:=[.B62]+IF([.A62]=&quot;a&quot;;[.D$200];IF([.A62]=&quot;e&quot;;[.E$200];IF([.A62]=&quot;i&quot;;[.F$200];IF([.A62]=&quot;o&quot;;[.G$200];IF([.A62]=&quot;u&quot;;[.H$200];0)))))" office:value-type="float" office:value="613">
            <text:p>613</text:p>
          </table:table-cell>
          <table:table-cell table:style-name="ce1" table:formula="of:=[.J62]/[.J$200]" office:value-type="percentage" office:value="0.000808842642500788">
            <text:p>0,081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586">
            <text:p>586</text:p>
          </table:table-cell>
          <table:table-cell table:style-name="ce1"/>
          <table:table-cell table:formula="of:=IF([.A63]=&quot;à&quot;;[.B63];0)" office:value-type="float" office:value="0">
            <text:p>0</text:p>
          </table:table-cell>
          <table:table-cell table:style-name="ce2" table:formula="of:=IF(OR([.A63]=&quot;è&quot;;[.A63]=&quot;é&quot;);[.B63];0)" office:value-type="float" office:value="0">
            <text:p>0</text:p>
          </table:table-cell>
          <table:table-cell table:style-name="ce2" table:formula="of:=IF(OR([.A63]=&quot;í&quot;;[.A63]=&quot;ï&quot;);[.B63];0)" office:value-type="float" office:value="0">
            <text:p>0</text:p>
          </table:table-cell>
          <table:table-cell table:style-name="ce2" table:formula="of:=IF(OR([.A63]=&quot;ò&quot;;[.A63]=&quot;ó&quot;);[.B63];0)" office:value-type="float" office:value="0">
            <text:p>0</text:p>
          </table:table-cell>
          <table:table-cell table:style-name="ce2" table:formula="of:=IF(OR([.A63]=&quot;ú&quot;;[.A63]=&quot;ü&quot;);[.B63];0)" office:value-type="float" office:value="0">
            <text:p>0</text:p>
          </table:table-cell>
          <table:table-cell/>
          <table:table-cell table:formula="of:=[.B63]+IF([.A63]=&quot;a&quot;;[.D$200];IF([.A63]=&quot;e&quot;;[.E$200];IF([.A63]=&quot;i&quot;;[.F$200];IF([.A63]=&quot;o&quot;;[.G$200];IF([.A63]=&quot;u&quot;;[.H$200];0)))))" office:value-type="float" office:value="586">
            <text:p>586</text:p>
          </table:table-cell>
          <table:table-cell table:style-name="ce1" table:formula="of:=[.J63]/[.J$200]" office:value-type="percentage" office:value="0.000773216620726692">
            <text:p>0,077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5">
            <text:p>545</text:p>
          </table:table-cell>
          <table:table-cell table:style-name="ce1"/>
          <table:table-cell table:formula="of:=IF([.A64]=&quot;à&quot;;[.B64];0)" office:value-type="float" office:value="0">
            <text:p>0</text:p>
          </table:table-cell>
          <table:table-cell table:style-name="ce2" table:formula="of:=IF(OR([.A64]=&quot;è&quot;;[.A64]=&quot;é&quot;);[.B64];0)" office:value-type="float" office:value="0">
            <text:p>0</text:p>
          </table:table-cell>
          <table:table-cell table:style-name="ce2" table:formula="of:=IF(OR([.A64]=&quot;í&quot;;[.A64]=&quot;ï&quot;);[.B64];0)" office:value-type="float" office:value="0">
            <text:p>0</text:p>
          </table:table-cell>
          <table:table-cell table:style-name="ce2" table:formula="of:=IF(OR([.A64]=&quot;ò&quot;;[.A64]=&quot;ó&quot;);[.B64];0)" office:value-type="float" office:value="0">
            <text:p>0</text:p>
          </table:table-cell>
          <table:table-cell table:style-name="ce2" table:formula="of:=IF(OR([.A64]=&quot;ú&quot;;[.A64]=&quot;ü&quot;);[.B64];0)" office:value-type="float" office:value="0">
            <text:p>0</text:p>
          </table:table-cell>
          <table:table-cell/>
          <table:table-cell table:formula="of:=[.B64]+IF([.A64]=&quot;a&quot;;[.D$200];IF([.A64]=&quot;e&quot;;[.E$200];IF([.A64]=&quot;i&quot;;[.F$200];IF([.A64]=&quot;o&quot;;[.G$200];IF([.A64]=&quot;u&quot;;[.H$200];0)))))" office:value-type="float" office:value="545">
            <text:p>545</text:p>
          </table:table-cell>
          <table:table-cell table:style-name="ce1" table:formula="of:=[.J64]/[.J$200]" office:value-type="percentage" office:value="0.000719117846921582">
            <text:p>0,072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8">
            <text:p>538</text:p>
          </table:table-cell>
          <table:table-cell table:style-name="ce1"/>
          <table:table-cell table:formula="of:=IF([.A65]=&quot;à&quot;;[.B65];0)" office:value-type="float" office:value="0">
            <text:p>0</text:p>
          </table:table-cell>
          <table:table-cell table:style-name="ce2" table:formula="of:=IF(OR([.A65]=&quot;è&quot;;[.A65]=&quot;é&quot;);[.B65];0)" office:value-type="float" office:value="0">
            <text:p>0</text:p>
          </table:table-cell>
          <table:table-cell table:style-name="ce2" table:formula="of:=IF(OR([.A65]=&quot;í&quot;;[.A65]=&quot;ï&quot;);[.B65];0)" office:value-type="float" office:value="0">
            <text:p>0</text:p>
          </table:table-cell>
          <table:table-cell table:style-name="ce2" table:formula="of:=IF(OR([.A65]=&quot;ò&quot;;[.A65]=&quot;ó&quot;);[.B65];0)" office:value-type="float" office:value="0">
            <text:p>0</text:p>
          </table:table-cell>
          <table:table-cell table:style-name="ce2" table:formula="of:=IF(OR([.A65]=&quot;ú&quot;;[.A65]=&quot;ü&quot;);[.B65];0)" office:value-type="float" office:value="0">
            <text:p>0</text:p>
          </table:table-cell>
          <table:table-cell/>
          <table:table-cell table:formula="of:=[.B65]+IF([.A65]=&quot;a&quot;;[.D$200];IF([.A65]=&quot;e&quot;;[.E$200];IF([.A65]=&quot;i&quot;;[.F$200];IF([.A65]=&quot;o&quot;;[.G$200];IF([.A65]=&quot;u&quot;;[.H$200];0)))))" office:value-type="float" office:value="538">
            <text:p>538</text:p>
          </table:table-cell>
          <table:table-cell table:style-name="ce1" table:formula="of:=[.J65]/[.J$200]" office:value-type="percentage" office:value="0.000709881470906075">
            <text:p>0,071%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float" office:value="532">
            <text:p>532</text:p>
          </table:table-cell>
          <table:table-cell table:style-name="ce1"/>
          <table:table-cell table:formula="of:=IF([.A66]=&quot;à&quot;;[.B66];0)" office:value-type="float" office:value="0">
            <text:p>0</text:p>
          </table:table-cell>
          <table:table-cell table:style-name="ce2" table:formula="of:=IF(OR([.A66]=&quot;è&quot;;[.A66]=&quot;é&quot;);[.B66];0)" office:value-type="float" office:value="0">
            <text:p>0</text:p>
          </table:table-cell>
          <table:table-cell table:style-name="ce2" table:formula="of:=IF(OR([.A66]=&quot;í&quot;;[.A66]=&quot;ï&quot;);[.B66];0)" office:value-type="float" office:value="0">
            <text:p>0</text:p>
          </table:table-cell>
          <table:table-cell table:style-name="ce2" table:formula="of:=IF(OR([.A66]=&quot;ò&quot;;[.A66]=&quot;ó&quot;);[.B66];0)" office:value-type="float" office:value="0">
            <text:p>0</text:p>
          </table:table-cell>
          <table:table-cell table:style-name="ce2" table:formula="of:=IF(OR([.A66]=&quot;ú&quot;;[.A66]=&quot;ü&quot;);[.B66];0)" office:value-type="float" office:value="532">
            <text:p>532</text:p>
          </table:table-cell>
          <table:table-cell/>
          <table:table-cell table:formula="of:=[.B66]+IF([.A66]=&quot;a&quot;;[.D$200];IF([.A66]=&quot;e&quot;;[.E$200];IF([.A66]=&quot;i&quot;;[.F$200];IF([.A66]=&quot;o&quot;;[.G$200];IF([.A66]=&quot;u&quot;;[.H$200];0)))))" office:value-type="float" office:value="532">
            <text:p>532</text:p>
          </table:table-cell>
          <table:table-cell table:style-name="ce1" table:formula="of:=[.J66]/[.J$200]" office:value-type="percentage" office:value="0.000701964577178498">
            <text:p>0,07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2">
            <text:p>522</text:p>
          </table:table-cell>
          <table:table-cell table:style-name="ce1"/>
          <table:table-cell table:formula="of:=IF([.A67]=&quot;à&quot;;[.B67];0)" office:value-type="float" office:value="0">
            <text:p>0</text:p>
          </table:table-cell>
          <table:table-cell table:style-name="ce2" table:formula="of:=IF(OR([.A67]=&quot;è&quot;;[.A67]=&quot;é&quot;);[.B67];0)" office:value-type="float" office:value="0">
            <text:p>0</text:p>
          </table:table-cell>
          <table:table-cell table:style-name="ce2" table:formula="of:=IF(OR([.A67]=&quot;í&quot;;[.A67]=&quot;ï&quot;);[.B67];0)" office:value-type="float" office:value="0">
            <text:p>0</text:p>
          </table:table-cell>
          <table:table-cell table:style-name="ce2" table:formula="of:=IF(OR([.A67]=&quot;ò&quot;;[.A67]=&quot;ó&quot;);[.B67];0)" office:value-type="float" office:value="0">
            <text:p>0</text:p>
          </table:table-cell>
          <table:table-cell table:style-name="ce2" table:formula="of:=IF(OR([.A67]=&quot;ú&quot;;[.A67]=&quot;ü&quot;);[.B67];0)" office:value-type="float" office:value="0">
            <text:p>0</text:p>
          </table:table-cell>
          <table:table-cell/>
          <table:table-cell table:formula="of:=[.B67]+IF([.A67]=&quot;a&quot;;[.D$200];IF([.A67]=&quot;e&quot;;[.E$200];IF([.A67]=&quot;i&quot;;[.F$200];IF([.A67]=&quot;o&quot;;[.G$200];IF([.A67]=&quot;u&quot;;[.H$200];0)))))" office:value-type="float" office:value="522">
            <text:p>522</text:p>
          </table:table-cell>
          <table:table-cell table:style-name="ce1" table:formula="of:=[.J67]/[.J$200]" office:value-type="percentage" office:value="0.000688769754299203">
            <text:p>0,069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4">
            <text:p>474</text:p>
          </table:table-cell>
          <table:table-cell table:style-name="ce1"/>
          <table:table-cell table:formula="of:=IF([.A68]=&quot;à&quot;;[.B68];0)" office:value-type="float" office:value="0">
            <text:p>0</text:p>
          </table:table-cell>
          <table:table-cell table:style-name="ce2" table:formula="of:=IF(OR([.A68]=&quot;è&quot;;[.A68]=&quot;é&quot;);[.B68];0)" office:value-type="float" office:value="0">
            <text:p>0</text:p>
          </table:table-cell>
          <table:table-cell table:style-name="ce2" table:formula="of:=IF(OR([.A68]=&quot;í&quot;;[.A68]=&quot;ï&quot;);[.B68];0)" office:value-type="float" office:value="0">
            <text:p>0</text:p>
          </table:table-cell>
          <table:table-cell table:style-name="ce2" table:formula="of:=IF(OR([.A68]=&quot;ò&quot;;[.A68]=&quot;ó&quot;);[.B68];0)" office:value-type="float" office:value="0">
            <text:p>0</text:p>
          </table:table-cell>
          <table:table-cell table:style-name="ce2" table:formula="of:=IF(OR([.A68]=&quot;ú&quot;;[.A68]=&quot;ü&quot;);[.B68];0)" office:value-type="float" office:value="0">
            <text:p>0</text:p>
          </table:table-cell>
          <table:table-cell/>
          <table:table-cell table:formula="of:=[.B68]+IF([.A68]=&quot;a&quot;;[.D$200];IF([.A68]=&quot;e&quot;;[.E$200];IF([.A68]=&quot;i&quot;;[.F$200];IF([.A68]=&quot;o&quot;;[.G$200];IF([.A68]=&quot;u&quot;;[.H$200];0)))))" office:value-type="float" office:value="474">
            <text:p>474</text:p>
          </table:table-cell>
          <table:table-cell table:style-name="ce1" table:formula="of:=[.J68]/[.J$200]" office:value-type="percentage" office:value="0.000625434604478587">
            <text:p>0,063%</text:p>
          </table:table-cell>
        </table:table-row>
        <table:table-row table:style-name="ro1">
          <table:table-cell office:value-type="string">
            <text:p>«</text:p>
          </table:table-cell>
          <table:table-cell office:value-type="float" office:value="376">
            <text:p>376</text:p>
          </table:table-cell>
          <table:table-cell table:style-name="ce1"/>
          <table:table-cell table:formula="of:=IF([.A69]=&quot;à&quot;;[.B69];0)" office:value-type="float" office:value="0">
            <text:p>0</text:p>
          </table:table-cell>
          <table:table-cell table:style-name="ce2" table:formula="of:=IF(OR([.A69]=&quot;è&quot;;[.A69]=&quot;é&quot;);[.B69];0)" office:value-type="float" office:value="0">
            <text:p>0</text:p>
          </table:table-cell>
          <table:table-cell table:style-name="ce2" table:formula="of:=IF(OR([.A69]=&quot;í&quot;;[.A69]=&quot;ï&quot;);[.B69];0)" office:value-type="float" office:value="0">
            <text:p>0</text:p>
          </table:table-cell>
          <table:table-cell table:style-name="ce2" table:formula="of:=IF(OR([.A69]=&quot;ò&quot;;[.A69]=&quot;ó&quot;);[.B69];0)" office:value-type="float" office:value="0">
            <text:p>0</text:p>
          </table:table-cell>
          <table:table-cell table:style-name="ce2" table:formula="of:=IF(OR([.A69]=&quot;ú&quot;;[.A69]=&quot;ü&quot;);[.B69];0)" office:value-type="float" office:value="0">
            <text:p>0</text:p>
          </table:table-cell>
          <table:table-cell/>
          <table:table-cell table:formula="of:=[.B69]+IF([.A69]=&quot;a&quot;;[.D$200];IF([.A69]=&quot;e&quot;;[.E$200];IF([.A69]=&quot;i&quot;;[.F$200];IF([.A69]=&quot;o&quot;;[.G$200];IF([.A69]=&quot;u&quot;;[.H$200];0)))))" office:value-type="float" office:value="376">
            <text:p>376</text:p>
          </table:table-cell>
          <table:table-cell table:style-name="ce1" table:formula="of:=[.J69]/[.J$200]" office:value-type="percentage" office:value="0.000496125340261495">
            <text:p>0,050%</text:p>
          </table:table-cell>
        </table:table-row>
        <table:table-row table:style-name="ro1">
          <table:table-cell office:value-type="string">
            <text:p>»</text:p>
          </table:table-cell>
          <table:table-cell office:value-type="float" office:value="376">
            <text:p>376</text:p>
          </table:table-cell>
          <table:table-cell table:style-name="ce1"/>
          <table:table-cell table:formula="of:=IF([.A70]=&quot;à&quot;;[.B70];0)" office:value-type="float" office:value="0">
            <text:p>0</text:p>
          </table:table-cell>
          <table:table-cell table:style-name="ce2" table:formula="of:=IF(OR([.A70]=&quot;è&quot;;[.A70]=&quot;é&quot;);[.B70];0)" office:value-type="float" office:value="0">
            <text:p>0</text:p>
          </table:table-cell>
          <table:table-cell table:style-name="ce2" table:formula="of:=IF(OR([.A70]=&quot;í&quot;;[.A70]=&quot;ï&quot;);[.B70];0)" office:value-type="float" office:value="0">
            <text:p>0</text:p>
          </table:table-cell>
          <table:table-cell table:style-name="ce2" table:formula="of:=IF(OR([.A70]=&quot;ò&quot;;[.A70]=&quot;ó&quot;);[.B70];0)" office:value-type="float" office:value="0">
            <text:p>0</text:p>
          </table:table-cell>
          <table:table-cell table:style-name="ce2" table:formula="of:=IF(OR([.A70]=&quot;ú&quot;;[.A70]=&quot;ü&quot;);[.B70];0)" office:value-type="float" office:value="0">
            <text:p>0</text:p>
          </table:table-cell>
          <table:table-cell/>
          <table:table-cell table:formula="of:=[.B70]+IF([.A70]=&quot;a&quot;;[.D$200];IF([.A70]=&quot;e&quot;;[.E$200];IF([.A70]=&quot;i&quot;;[.F$200];IF([.A70]=&quot;o&quot;;[.G$200];IF([.A70]=&quot;u&quot;;[.H$200];0)))))" office:value-type="float" office:value="376">
            <text:p>376</text:p>
          </table:table-cell>
          <table:table-cell table:style-name="ce1" table:formula="of:=[.J70]/[.J$200]" office:value-type="percentage" office:value="0.000496125340261495">
            <text:p>0,050%</text:p>
          </table:table-cell>
        </table:table-row>
        <table:table-row table:style-name="ro1">
          <table:table-cell office:value-type="string">
            <text:p>\</text:p>
          </table:table-cell>
          <table:table-cell office:value-type="float" office:value="366">
            <text:p>366</text:p>
          </table:table-cell>
          <table:table-cell table:style-name="ce1"/>
          <table:table-cell table:formula="of:=IF([.A71]=&quot;à&quot;;[.B71];0)" office:value-type="float" office:value="0">
            <text:p>0</text:p>
          </table:table-cell>
          <table:table-cell table:style-name="ce2" table:formula="of:=IF(OR([.A71]=&quot;è&quot;;[.A71]=&quot;é&quot;);[.B71];0)" office:value-type="float" office:value="0">
            <text:p>0</text:p>
          </table:table-cell>
          <table:table-cell table:style-name="ce2" table:formula="of:=IF(OR([.A71]=&quot;í&quot;;[.A71]=&quot;ï&quot;);[.B71];0)" office:value-type="float" office:value="0">
            <text:p>0</text:p>
          </table:table-cell>
          <table:table-cell table:style-name="ce2" table:formula="of:=IF(OR([.A71]=&quot;ò&quot;;[.A71]=&quot;ó&quot;);[.B71];0)" office:value-type="float" office:value="0">
            <text:p>0</text:p>
          </table:table-cell>
          <table:table-cell table:style-name="ce2" table:formula="of:=IF(OR([.A71]=&quot;ú&quot;;[.A71]=&quot;ü&quot;);[.B71];0)" office:value-type="float" office:value="0">
            <text:p>0</text:p>
          </table:table-cell>
          <table:table-cell/>
          <table:table-cell table:formula="of:=[.B71]+IF([.A71]=&quot;a&quot;;[.D$200];IF([.A71]=&quot;e&quot;;[.E$200];IF([.A71]=&quot;i&quot;;[.F$200];IF([.A71]=&quot;o&quot;;[.G$200];IF([.A71]=&quot;u&quot;;[.H$200];0)))))" office:value-type="float" office:value="366">
            <text:p>366</text:p>
          </table:table-cell>
          <table:table-cell table:style-name="ce1" table:formula="of:=[.J71]/[.J$200]" office:value-type="percentage" office:value="0.0004829305173822">
            <text:p>0,048%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float" office:value="355">
            <text:p>355</text:p>
          </table:table-cell>
          <table:table-cell table:style-name="ce1"/>
          <table:table-cell table:formula="of:=IF([.A72]=&quot;à&quot;;[.B72];0)" office:value-type="float" office:value="0">
            <text:p>0</text:p>
          </table:table-cell>
          <table:table-cell table:style-name="ce2" table:formula="of:=IF(OR([.A72]=&quot;è&quot;;[.A72]=&quot;é&quot;);[.B72];0)" office:value-type="float" office:value="0">
            <text:p>0</text:p>
          </table:table-cell>
          <table:table-cell table:style-name="ce2" table:formula="of:=IF(OR([.A72]=&quot;í&quot;;[.A72]=&quot;ï&quot;);[.B72];0)" office:value-type="float" office:value="0">
            <text:p>0</text:p>
          </table:table-cell>
          <table:table-cell table:style-name="ce2" table:formula="of:=IF(OR([.A72]=&quot;ò&quot;;[.A72]=&quot;ó&quot;);[.B72];0)" office:value-type="float" office:value="0">
            <text:p>0</text:p>
          </table:table-cell>
          <table:table-cell table:style-name="ce2" table:formula="of:=IF(OR([.A72]=&quot;ú&quot;;[.A72]=&quot;ü&quot;);[.B72];0)" office:value-type="float" office:value="355">
            <text:p>355</text:p>
          </table:table-cell>
          <table:table-cell/>
          <table:table-cell table:formula="of:=[.B72]+IF([.A72]=&quot;a&quot;;[.D$200];IF([.A72]=&quot;e&quot;;[.E$200];IF([.A72]=&quot;i&quot;;[.F$200];IF([.A72]=&quot;o&quot;;[.G$200];IF([.A72]=&quot;u&quot;;[.H$200];0)))))" office:value-type="float" office:value="355">
            <text:p>355</text:p>
          </table:table-cell>
          <table:table-cell table:style-name="ce1" table:formula="of:=[.J72]/[.J$200]" office:value-type="percentage" office:value="0.000468416212214975">
            <text:p>0,047%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354">
            <text:p>354</text:p>
          </table:table-cell>
          <table:table-cell table:style-name="ce1"/>
          <table:table-cell table:formula="of:=IF([.A73]=&quot;à&quot;;[.B73];0)" office:value-type="float" office:value="0">
            <text:p>0</text:p>
          </table:table-cell>
          <table:table-cell table:style-name="ce2" table:formula="of:=IF(OR([.A73]=&quot;è&quot;;[.A73]=&quot;é&quot;);[.B73];0)" office:value-type="float" office:value="0">
            <text:p>0</text:p>
          </table:table-cell>
          <table:table-cell table:style-name="ce2" table:formula="of:=IF(OR([.A73]=&quot;í&quot;;[.A73]=&quot;ï&quot;);[.B73];0)" office:value-type="float" office:value="0">
            <text:p>0</text:p>
          </table:table-cell>
          <table:table-cell table:style-name="ce2" table:formula="of:=IF(OR([.A73]=&quot;ò&quot;;[.A73]=&quot;ó&quot;);[.B73];0)" office:value-type="float" office:value="0">
            <text:p>0</text:p>
          </table:table-cell>
          <table:table-cell table:style-name="ce2" table:formula="of:=IF(OR([.A73]=&quot;ú&quot;;[.A73]=&quot;ü&quot;);[.B73];0)" office:value-type="float" office:value="0">
            <text:p>0</text:p>
          </table:table-cell>
          <table:table-cell/>
          <table:table-cell table:formula="of:=[.B73]+IF([.A73]=&quot;a&quot;;[.D$200];IF([.A73]=&quot;e&quot;;[.E$200];IF([.A73]=&quot;i&quot;;[.F$200];IF([.A73]=&quot;o&quot;;[.G$200];IF([.A73]=&quot;u&quot;;[.H$200];0)))))" office:value-type="float" office:value="354">
            <text:p>354</text:p>
          </table:table-cell>
          <table:table-cell table:style-name="ce1" table:formula="of:=[.J73]/[.J$200]" office:value-type="percentage" office:value="0.000467096729927046">
            <text:p>0,047%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336">
            <text:p>336</text:p>
          </table:table-cell>
          <table:table-cell table:style-name="ce1"/>
          <table:table-cell table:formula="of:=IF([.A74]=&quot;à&quot;;[.B74];0)" office:value-type="float" office:value="0">
            <text:p>0</text:p>
          </table:table-cell>
          <table:table-cell table:style-name="ce2" table:formula="of:=IF(OR([.A74]=&quot;è&quot;;[.A74]=&quot;é&quot;);[.B74];0)" office:value-type="float" office:value="0">
            <text:p>0</text:p>
          </table:table-cell>
          <table:table-cell table:style-name="ce2" table:formula="of:=IF(OR([.A74]=&quot;í&quot;;[.A74]=&quot;ï&quot;);[.B74];0)" office:value-type="float" office:value="0">
            <text:p>0</text:p>
          </table:table-cell>
          <table:table-cell table:style-name="ce2" table:formula="of:=IF(OR([.A74]=&quot;ò&quot;;[.A74]=&quot;ó&quot;);[.B74];0)" office:value-type="float" office:value="0">
            <text:p>0</text:p>
          </table:table-cell>
          <table:table-cell table:style-name="ce2" table:formula="of:=IF(OR([.A74]=&quot;ú&quot;;[.A74]=&quot;ü&quot;);[.B74];0)" office:value-type="float" office:value="0">
            <text:p>0</text:p>
          </table:table-cell>
          <table:table-cell/>
          <table:table-cell table:formula="of:=[.B74]+IF([.A74]=&quot;a&quot;;[.D$200];IF([.A74]=&quot;e&quot;;[.E$200];IF([.A74]=&quot;i&quot;;[.F$200];IF([.A74]=&quot;o&quot;;[.G$200];IF([.A74]=&quot;u&quot;;[.H$200];0)))))" office:value-type="float" office:value="336">
            <text:p>336</text:p>
          </table:table-cell>
          <table:table-cell table:style-name="ce1" table:formula="of:=[.J74]/[.J$200]" office:value-type="percentage" office:value="0.000443346048744315">
            <text:p>0,044%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76">
            <text:p>276</text:p>
          </table:table-cell>
          <table:table-cell table:style-name="ce1"/>
          <table:table-cell table:formula="of:=IF([.A75]=&quot;à&quot;;[.B75];0)" office:value-type="float" office:value="0">
            <text:p>0</text:p>
          </table:table-cell>
          <table:table-cell table:style-name="ce2" table:formula="of:=IF(OR([.A75]=&quot;è&quot;;[.A75]=&quot;é&quot;);[.B75];0)" office:value-type="float" office:value="0">
            <text:p>0</text:p>
          </table:table-cell>
          <table:table-cell table:style-name="ce2" table:formula="of:=IF(OR([.A75]=&quot;í&quot;;[.A75]=&quot;ï&quot;);[.B75];0)" office:value-type="float" office:value="0">
            <text:p>0</text:p>
          </table:table-cell>
          <table:table-cell table:style-name="ce2" table:formula="of:=IF(OR([.A75]=&quot;ò&quot;;[.A75]=&quot;ó&quot;);[.B75];0)" office:value-type="float" office:value="0">
            <text:p>0</text:p>
          </table:table-cell>
          <table:table-cell table:style-name="ce2" table:formula="of:=IF(OR([.A75]=&quot;ú&quot;;[.A75]=&quot;ü&quot;);[.B75];0)" office:value-type="float" office:value="0">
            <text:p>0</text:p>
          </table:table-cell>
          <table:table-cell/>
          <table:table-cell table:formula="of:=[.B75]+IF([.A75]=&quot;a&quot;;[.D$200];IF([.A75]=&quot;e&quot;;[.E$200];IF([.A75]=&quot;i&quot;;[.F$200];IF([.A75]=&quot;o&quot;;[.G$200];IF([.A75]=&quot;u&quot;;[.H$200];0)))))" office:value-type="float" office:value="276">
            <text:p>276</text:p>
          </table:table-cell>
          <table:table-cell table:style-name="ce1" table:formula="of:=[.J75]/[.J$200]" office:value-type="percentage" office:value="0.000364177111468544">
            <text:p>0,036%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57">
            <text:p>257</text:p>
          </table:table-cell>
          <table:table-cell table:style-name="ce1"/>
          <table:table-cell table:formula="of:=IF([.A76]=&quot;à&quot;;[.B76];0)" office:value-type="float" office:value="0">
            <text:p>0</text:p>
          </table:table-cell>
          <table:table-cell table:style-name="ce2" table:formula="of:=IF(OR([.A76]=&quot;è&quot;;[.A76]=&quot;é&quot;);[.B76];0)" office:value-type="float" office:value="0">
            <text:p>0</text:p>
          </table:table-cell>
          <table:table-cell table:style-name="ce2" table:formula="of:=IF(OR([.A76]=&quot;í&quot;;[.A76]=&quot;ï&quot;);[.B76];0)" office:value-type="float" office:value="0">
            <text:p>0</text:p>
          </table:table-cell>
          <table:table-cell table:style-name="ce2" table:formula="of:=IF(OR([.A76]=&quot;ò&quot;;[.A76]=&quot;ó&quot;);[.B76];0)" office:value-type="float" office:value="0">
            <text:p>0</text:p>
          </table:table-cell>
          <table:table-cell table:style-name="ce2" table:formula="of:=IF(OR([.A76]=&quot;ú&quot;;[.A76]=&quot;ü&quot;);[.B76];0)" office:value-type="float" office:value="0">
            <text:p>0</text:p>
          </table:table-cell>
          <table:table-cell/>
          <table:table-cell table:formula="of:=[.B76]+IF([.A76]=&quot;a&quot;;[.D$200];IF([.A76]=&quot;e&quot;;[.E$200];IF([.A76]=&quot;i&quot;;[.F$200];IF([.A76]=&quot;o&quot;;[.G$200];IF([.A76]=&quot;u&quot;;[.H$200];0)))))" office:value-type="float" office:value="257">
            <text:p>257</text:p>
          </table:table-cell>
          <table:table-cell table:style-name="ce1" table:formula="of:=[.J76]/[.J$200]" office:value-type="percentage" office:value="0.000339106947997884">
            <text:p>0,034%</text:p>
          </table:table-cell>
        </table:table-row>
        <table:table-row table:style-name="ro1">
          <table:table-cell office:value-type="string">
            <text:p>’</text:p>
          </table:table-cell>
          <table:table-cell office:value-type="float" office:value="251">
            <text:p>251</text:p>
          </table:table-cell>
          <table:table-cell/>
          <table:table-cell table:formula="of:=IF([.A77]=&quot;à&quot;;[.B77];0)" office:value-type="float" office:value="0">
            <text:p>0</text:p>
          </table:table-cell>
          <table:table-cell table:style-name="ce2" table:formula="of:=IF(OR([.A77]=&quot;è&quot;;[.A77]=&quot;é&quot;);[.B77];0)" office:value-type="float" office:value="0">
            <text:p>0</text:p>
          </table:table-cell>
          <table:table-cell table:style-name="ce2" table:formula="of:=IF(OR([.A77]=&quot;í&quot;;[.A77]=&quot;ï&quot;);[.B77];0)" office:value-type="float" office:value="0">
            <text:p>0</text:p>
          </table:table-cell>
          <table:table-cell table:style-name="ce2" table:formula="of:=IF(OR([.A77]=&quot;ò&quot;;[.A77]=&quot;ó&quot;);[.B77];0)" office:value-type="float" office:value="0">
            <text:p>0</text:p>
          </table:table-cell>
          <table:table-cell table:style-name="ce2" table:formula="of:=IF(OR([.A77]=&quot;ú&quot;;[.A77]=&quot;ü&quot;);[.B77];0)" office:value-type="float" office:value="0">
            <text:p>0</text:p>
          </table:table-cell>
          <table:table-cell/>
          <table:table-cell table:formula="of:=[.B77]+IF([.A77]=&quot;a&quot;;[.D$200];IF([.A77]=&quot;e&quot;;[.E$200];IF([.A77]=&quot;i&quot;;[.F$200];IF([.A77]=&quot;o&quot;;[.G$200];IF([.A77]=&quot;u&quot;;[.H$200];0)))))" office:value-type="float" office:value="251">
            <text:p>251</text:p>
          </table:table-cell>
          <table:table-cell table:style-name="ce1" table:formula="of:=[.J77]/[.J$200]" office:value-type="percentage" office:value="0.000331190054270306">
            <text:p>0,033%</text:p>
          </table:table-cell>
        </table:table-row>
        <table:table-row table:style-name="ro1">
          <table:table-cell office:value-type="string">
            <text:p>·</text:p>
          </table:table-cell>
          <table:table-cell office:value-type="float" office:value="245">
            <text:p>245</text:p>
          </table:table-cell>
          <table:table-cell/>
          <table:table-cell table:formula="of:=IF([.A78]=&quot;à&quot;;[.B78];0)" office:value-type="float" office:value="0">
            <text:p>0</text:p>
          </table:table-cell>
          <table:table-cell table:style-name="ce2" table:formula="of:=IF(OR([.A78]=&quot;è&quot;;[.A78]=&quot;é&quot;);[.B78];0)" office:value-type="float" office:value="0">
            <text:p>0</text:p>
          </table:table-cell>
          <table:table-cell table:style-name="ce2" table:formula="of:=IF(OR([.A78]=&quot;í&quot;;[.A78]=&quot;ï&quot;);[.B78];0)" office:value-type="float" office:value="0">
            <text:p>0</text:p>
          </table:table-cell>
          <table:table-cell table:style-name="ce2" table:formula="of:=IF(OR([.A78]=&quot;ò&quot;;[.A78]=&quot;ó&quot;);[.B78];0)" office:value-type="float" office:value="0">
            <text:p>0</text:p>
          </table:table-cell>
          <table:table-cell table:style-name="ce2" table:formula="of:=IF(OR([.A78]=&quot;ú&quot;;[.A78]=&quot;ü&quot;);[.B78];0)" office:value-type="float" office:value="0">
            <text:p>0</text:p>
          </table:table-cell>
          <table:table-cell/>
          <table:table-cell table:formula="of:=[.B78]+IF([.A78]=&quot;a&quot;;[.D$200];IF([.A78]=&quot;e&quot;;[.E$200];IF([.A78]=&quot;i&quot;;[.F$200];IF([.A78]=&quot;o&quot;;[.G$200];IF([.A78]=&quot;u&quot;;[.H$200];0)))))" office:value-type="float" office:value="245">
            <text:p>245</text:p>
          </table:table-cell>
          <table:table-cell table:style-name="ce1" table:formula="of:=[.J78]/[.J$200]" office:value-type="percentage" office:value="0.000323273160542729">
            <text:p>0,032%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153">
            <text:p>153</text:p>
          </table:table-cell>
          <table:table-cell/>
          <table:table-cell table:formula="of:=IF([.A79]=&quot;à&quot;;[.B79];0)" office:value-type="float" office:value="0">
            <text:p>0</text:p>
          </table:table-cell>
          <table:table-cell table:style-name="ce2" table:formula="of:=IF(OR([.A79]=&quot;è&quot;;[.A79]=&quot;é&quot;);[.B79];0)" office:value-type="float" office:value="0">
            <text:p>0</text:p>
          </table:table-cell>
          <table:table-cell table:style-name="ce2" table:formula="of:=IF(OR([.A79]=&quot;í&quot;;[.A79]=&quot;ï&quot;);[.B79];0)" office:value-type="float" office:value="0">
            <text:p>0</text:p>
          </table:table-cell>
          <table:table-cell table:style-name="ce2" table:formula="of:=IF(OR([.A79]=&quot;ò&quot;;[.A79]=&quot;ó&quot;);[.B79];0)" office:value-type="float" office:value="0">
            <text:p>0</text:p>
          </table:table-cell>
          <table:table-cell table:style-name="ce2" table:formula="of:=IF(OR([.A79]=&quot;ú&quot;;[.A79]=&quot;ü&quot;);[.B79];0)" office:value-type="float" office:value="0">
            <text:p>0</text:p>
          </table:table-cell>
          <table:table-cell/>
          <table:table-cell table:formula="of:=[.B79]+IF([.A79]=&quot;a&quot;;[.D$200];IF([.A79]=&quot;e&quot;;[.E$200];IF([.A79]=&quot;i&quot;;[.F$200];IF([.A79]=&quot;o&quot;;[.G$200];IF([.A79]=&quot;u&quot;;[.H$200];0)))))" office:value-type="float" office:value="153">
            <text:p>153</text:p>
          </table:table-cell>
          <table:table-cell table:style-name="ce1" table:formula="of:=[.J79]/[.J$200]" office:value-type="percentage" office:value="0.000201880790053215">
            <text:p>0,020%</text:p>
          </table:table-cell>
        </table:table-row>
        <table:table-row table:style-name="ro1">
          <table:table-cell office:value-type="string">
            <text:p>ï</text:p>
          </table:table-cell>
          <table:table-cell office:value-type="float" office:value="132">
            <text:p>132</text:p>
          </table:table-cell>
          <table:table-cell/>
          <table:table-cell table:formula="of:=IF([.A80]=&quot;à&quot;;[.B80];0)" office:value-type="float" office:value="0">
            <text:p>0</text:p>
          </table:table-cell>
          <table:table-cell table:style-name="ce2" table:formula="of:=IF(OR([.A80]=&quot;è&quot;;[.A80]=&quot;é&quot;);[.B80];0)" office:value-type="float" office:value="0">
            <text:p>0</text:p>
          </table:table-cell>
          <table:table-cell table:style-name="ce2" table:formula="of:=IF(OR([.A80]=&quot;í&quot;;[.A80]=&quot;ï&quot;);[.B80];0)" office:value-type="float" office:value="132">
            <text:p>132</text:p>
          </table:table-cell>
          <table:table-cell table:style-name="ce2" table:formula="of:=IF(OR([.A80]=&quot;ò&quot;;[.A80]=&quot;ó&quot;);[.B80];0)" office:value-type="float" office:value="0">
            <text:p>0</text:p>
          </table:table-cell>
          <table:table-cell table:style-name="ce2" table:formula="of:=IF(OR([.A80]=&quot;ú&quot;;[.A80]=&quot;ü&quot;);[.B80];0)" office:value-type="float" office:value="0">
            <text:p>0</text:p>
          </table:table-cell>
          <table:table-cell/>
          <table:table-cell table:formula="of:=[.B80]+IF([.A80]=&quot;a&quot;;[.D$200];IF([.A80]=&quot;e&quot;;[.E$200];IF([.A80]=&quot;i&quot;;[.F$200];IF([.A80]=&quot;o&quot;;[.G$200];IF([.A80]=&quot;u&quot;;[.H$200];0)))))" office:value-type="float" office:value="132">
            <text:p>132</text:p>
          </table:table-cell>
          <table:table-cell table:style-name="ce1" table:formula="of:=[.J80]/[.J$200]" office:value-type="percentage" office:value="0.000174171662006695">
            <text:p>0,017%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12">
            <text:p>112</text:p>
          </table:table-cell>
          <table:table-cell/>
          <table:table-cell table:formula="of:=IF([.A81]=&quot;à&quot;;[.B81];0)" office:value-type="float" office:value="0">
            <text:p>0</text:p>
          </table:table-cell>
          <table:table-cell table:style-name="ce2" table:formula="of:=IF(OR([.A81]=&quot;è&quot;;[.A81]=&quot;é&quot;);[.B81];0)" office:value-type="float" office:value="0">
            <text:p>0</text:p>
          </table:table-cell>
          <table:table-cell table:style-name="ce2" table:formula="of:=IF(OR([.A81]=&quot;í&quot;;[.A81]=&quot;ï&quot;);[.B81];0)" office:value-type="float" office:value="0">
            <text:p>0</text:p>
          </table:table-cell>
          <table:table-cell table:style-name="ce2" table:formula="of:=IF(OR([.A81]=&quot;ò&quot;;[.A81]=&quot;ó&quot;);[.B81];0)" office:value-type="float" office:value="0">
            <text:p>0</text:p>
          </table:table-cell>
          <table:table-cell table:style-name="ce2" table:formula="of:=IF(OR([.A81]=&quot;ú&quot;;[.A81]=&quot;ü&quot;);[.B81];0)" office:value-type="float" office:value="0">
            <text:p>0</text:p>
          </table:table-cell>
          <table:table-cell/>
          <table:table-cell table:formula="of:=[.B81]+IF([.A81]=&quot;a&quot;;[.D$200];IF([.A81]=&quot;e&quot;;[.E$200];IF([.A81]=&quot;i&quot;;[.F$200];IF([.A81]=&quot;o&quot;;[.G$200];IF([.A81]=&quot;u&quot;;[.H$200];0)))))" office:value-type="float" office:value="112">
            <text:p>112</text:p>
          </table:table-cell>
          <table:table-cell table:style-name="ce1" table:formula="of:=[.J81]/[.J$200]" office:value-type="percentage" office:value="0.000147782016248105">
            <text:p>0,015%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float" office:value="62">
            <text:p>62</text:p>
          </table:table-cell>
          <table:table-cell/>
          <table:table-cell table:formula="of:=IF([.A82]=&quot;à&quot;;[.B82];0)" office:value-type="float" office:value="0">
            <text:p>0</text:p>
          </table:table-cell>
          <table:table-cell table:style-name="ce2" table:formula="of:=IF(OR([.A82]=&quot;è&quot;;[.A82]=&quot;é&quot;);[.B82];0)" office:value-type="float" office:value="0">
            <text:p>0</text:p>
          </table:table-cell>
          <table:table-cell table:style-name="ce2" table:formula="of:=IF(OR([.A82]=&quot;í&quot;;[.A82]=&quot;ï&quot;);[.B82];0)" office:value-type="float" office:value="0">
            <text:p>0</text:p>
          </table:table-cell>
          <table:table-cell table:style-name="ce2" table:formula="of:=IF(OR([.A82]=&quot;ò&quot;;[.A82]=&quot;ó&quot;);[.B82];0)" office:value-type="float" office:value="0">
            <text:p>0</text:p>
          </table:table-cell>
          <table:table-cell table:style-name="ce2" table:formula="of:=IF(OR([.A82]=&quot;ú&quot;;[.A82]=&quot;ü&quot;);[.B82];0)" office:value-type="float" office:value="0">
            <text:p>0</text:p>
          </table:table-cell>
          <table:table-cell/>
          <table:table-cell table:formula="of:=[.B82]+IF([.A82]=&quot;a&quot;;[.D$200];IF([.A82]=&quot;e&quot;;[.E$200];IF([.A82]=&quot;i&quot;;[.F$200];IF([.A82]=&quot;o&quot;;[.G$200];IF([.A82]=&quot;u&quot;;[.H$200];0)))))" office:value-type="float" office:value="62">
            <text:p>62</text:p>
          </table:table-cell>
          <table:table-cell table:style-name="ce1" table:formula="of:=[.J82]/[.J$200]" office:value-type="percentage" office:value="0.0000818079018516295">
            <text:p>0,008%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60">
            <text:p>60</text:p>
          </table:table-cell>
          <table:table-cell/>
          <table:table-cell table:formula="of:=IF([.A83]=&quot;à&quot;;[.B83];0)" office:value-type="float" office:value="0">
            <text:p>0</text:p>
          </table:table-cell>
          <table:table-cell table:style-name="ce2" table:formula="of:=IF(OR([.A83]=&quot;è&quot;;[.A83]=&quot;é&quot;);[.B83];0)" office:value-type="float" office:value="0">
            <text:p>0</text:p>
          </table:table-cell>
          <table:table-cell table:style-name="ce2" table:formula="of:=IF(OR([.A83]=&quot;í&quot;;[.A83]=&quot;ï&quot;);[.B83];0)" office:value-type="float" office:value="0">
            <text:p>0</text:p>
          </table:table-cell>
          <table:table-cell table:style-name="ce2" table:formula="of:=IF(OR([.A83]=&quot;ò&quot;;[.A83]=&quot;ó&quot;);[.B83];0)" office:value-type="float" office:value="0">
            <text:p>0</text:p>
          </table:table-cell>
          <table:table-cell table:style-name="ce2" table:formula="of:=IF(OR([.A83]=&quot;ú&quot;;[.A83]=&quot;ü&quot;);[.B83];0)" office:value-type="float" office:value="0">
            <text:p>0</text:p>
          </table:table-cell>
          <table:table-cell/>
          <table:table-cell table:formula="of:=[.B83]+IF([.A83]=&quot;a&quot;;[.D$200];IF([.A83]=&quot;e&quot;;[.E$200];IF([.A83]=&quot;i&quot;;[.F$200];IF([.A83]=&quot;o&quot;;[.G$200];IF([.A83]=&quot;u&quot;;[.H$200];0)))))" office:value-type="float" office:value="60">
            <text:p>60</text:p>
          </table:table-cell>
          <table:table-cell table:style-name="ce1" table:formula="of:=[.J83]/[.J$200]" office:value-type="percentage" office:value="0.0000791689372757705">
            <text:p>0,008%</text:p>
          </table:table-cell>
        </table:table-row>
        <table:table-row table:style-name="ro1">
          <table:table-cell office:value-type="string">
            <text:p>”</text:p>
          </table:table-cell>
          <table:table-cell office:value-type="float" office:value="50">
            <text:p>50</text:p>
          </table:table-cell>
          <table:table-cell/>
          <table:table-cell table:formula="of:=IF([.A84]=&quot;à&quot;;[.B84];0)" office:value-type="float" office:value="0">
            <text:p>0</text:p>
          </table:table-cell>
          <table:table-cell table:style-name="ce2" table:formula="of:=IF(OR([.A84]=&quot;è&quot;;[.A84]=&quot;é&quot;);[.B84];0)" office:value-type="float" office:value="0">
            <text:p>0</text:p>
          </table:table-cell>
          <table:table-cell table:style-name="ce2" table:formula="of:=IF(OR([.A84]=&quot;í&quot;;[.A84]=&quot;ï&quot;);[.B84];0)" office:value-type="float" office:value="0">
            <text:p>0</text:p>
          </table:table-cell>
          <table:table-cell table:style-name="ce2" table:formula="of:=IF(OR([.A84]=&quot;ò&quot;;[.A84]=&quot;ó&quot;);[.B84];0)" office:value-type="float" office:value="0">
            <text:p>0</text:p>
          </table:table-cell>
          <table:table-cell table:style-name="ce2" table:formula="of:=IF(OR([.A84]=&quot;ú&quot;;[.A84]=&quot;ü&quot;);[.B84];0)" office:value-type="float" office:value="0">
            <text:p>0</text:p>
          </table:table-cell>
          <table:table-cell/>
          <table:table-cell table:formula="of:=[.B84]+IF([.A84]=&quot;a&quot;;[.D$200];IF([.A84]=&quot;e&quot;;[.E$200];IF([.A84]=&quot;i&quot;;[.F$200];IF([.A84]=&quot;o&quot;;[.G$200];IF([.A84]=&quot;u&quot;;[.H$200];0)))))" office:value-type="float" office:value="50">
            <text:p>50</text:p>
          </table:table-cell>
          <table:table-cell table:style-name="ce1" table:formula="of:=[.J84]/[.J$200]" office:value-type="percentage" office:value="0.0000659741143964754">
            <text:p>0,007%</text:p>
          </table:table-cell>
        </table:table-row>
        <table:table-row table:style-name="ro1">
          <table:table-cell office:value-type="string">
            <text:p>▶</text:p>
          </table:table-cell>
          <table:table-cell office:value-type="float" office:value="31">
            <text:p>31</text:p>
          </table:table-cell>
          <table:table-cell/>
          <table:table-cell table:formula="of:=IF([.A85]=&quot;à&quot;;[.B85];0)" office:value-type="float" office:value="0">
            <text:p>0</text:p>
          </table:table-cell>
          <table:table-cell table:style-name="ce2" table:formula="of:=IF(OR([.A85]=&quot;è&quot;;[.A85]=&quot;é&quot;);[.B85];0)" office:value-type="float" office:value="0">
            <text:p>0</text:p>
          </table:table-cell>
          <table:table-cell table:style-name="ce2" table:formula="of:=IF(OR([.A85]=&quot;í&quot;;[.A85]=&quot;ï&quot;);[.B85];0)" office:value-type="float" office:value="0">
            <text:p>0</text:p>
          </table:table-cell>
          <table:table-cell table:style-name="ce2" table:formula="of:=IF(OR([.A85]=&quot;ò&quot;;[.A85]=&quot;ó&quot;);[.B85];0)" office:value-type="float" office:value="0">
            <text:p>0</text:p>
          </table:table-cell>
          <table:table-cell table:style-name="ce2" table:formula="of:=IF(OR([.A85]=&quot;ú&quot;;[.A85]=&quot;ü&quot;);[.B85];0)" office:value-type="float" office:value="0">
            <text:p>0</text:p>
          </table:table-cell>
          <table:table-cell/>
          <table:table-cell table:formula="of:=[.B85]+IF([.A85]=&quot;a&quot;;[.D$200];IF([.A85]=&quot;e&quot;;[.E$200];IF([.A85]=&quot;i&quot;;[.F$200];IF([.A85]=&quot;o&quot;;[.G$200];IF([.A85]=&quot;u&quot;;[.H$200];0)))))" office:value-type="float" office:value="31">
            <text:p>31</text:p>
          </table:table-cell>
          <table:table-cell table:style-name="ce1" table:formula="of:=[.J85]/[.J$200]" office:value-type="percentage" office:value="0.0000409039509258147">
            <text:p>0,004%</text:p>
          </table:table-cell>
        </table:table-row>
        <table:table-row table:style-name="ro1">
          <table:table-cell office:value-type="string">
            <text:p>‘</text:p>
          </table:table-cell>
          <table:table-cell office:value-type="float" office:value="22">
            <text:p>22</text:p>
          </table:table-cell>
          <table:table-cell/>
          <table:table-cell table:formula="of:=IF([.A86]=&quot;à&quot;;[.B86];0)" office:value-type="float" office:value="0">
            <text:p>0</text:p>
          </table:table-cell>
          <table:table-cell table:style-name="ce2" table:formula="of:=IF(OR([.A86]=&quot;è&quot;;[.A86]=&quot;é&quot;);[.B86];0)" office:value-type="float" office:value="0">
            <text:p>0</text:p>
          </table:table-cell>
          <table:table-cell table:style-name="ce2" table:formula="of:=IF(OR([.A86]=&quot;í&quot;;[.A86]=&quot;ï&quot;);[.B86];0)" office:value-type="float" office:value="0">
            <text:p>0</text:p>
          </table:table-cell>
          <table:table-cell table:style-name="ce2" table:formula="of:=IF(OR([.A86]=&quot;ò&quot;;[.A86]=&quot;ó&quot;);[.B86];0)" office:value-type="float" office:value="0">
            <text:p>0</text:p>
          </table:table-cell>
          <table:table-cell table:style-name="ce2" table:formula="of:=IF(OR([.A86]=&quot;ú&quot;;[.A86]=&quot;ü&quot;);[.B86];0)" office:value-type="float" office:value="0">
            <text:p>0</text:p>
          </table:table-cell>
          <table:table-cell/>
          <table:table-cell table:formula="of:=[.B86]+IF([.A86]=&quot;a&quot;;[.D$200];IF([.A86]=&quot;e&quot;;[.E$200];IF([.A86]=&quot;i&quot;;[.F$200];IF([.A86]=&quot;o&quot;;[.G$200];IF([.A86]=&quot;u&quot;;[.H$200];0)))))" office:value-type="float" office:value="22">
            <text:p>22</text:p>
          </table:table-cell>
          <table:table-cell table:style-name="ce1" table:formula="of:=[.J86]/[.J$200]" office:value-type="percentage" office:value="0.0000290286103344492">
            <text:p>0,003%</text:p>
          </table:table-cell>
        </table:table-row>
        <table:table-row table:style-name="ro1">
          <table:table-cell office:value-type="string">
            <text:p>€</text:p>
          </table:table-cell>
          <table:table-cell office:value-type="float" office:value="20">
            <text:p>20</text:p>
          </table:table-cell>
          <table:table-cell/>
          <table:table-cell table:formula="of:=IF([.A87]=&quot;à&quot;;[.B87];0)" office:value-type="float" office:value="0">
            <text:p>0</text:p>
          </table:table-cell>
          <table:table-cell table:style-name="ce2" table:formula="of:=IF(OR([.A87]=&quot;è&quot;;[.A87]=&quot;é&quot;);[.B87];0)" office:value-type="float" office:value="0">
            <text:p>0</text:p>
          </table:table-cell>
          <table:table-cell table:style-name="ce2" table:formula="of:=IF(OR([.A87]=&quot;í&quot;;[.A87]=&quot;ï&quot;);[.B87];0)" office:value-type="float" office:value="0">
            <text:p>0</text:p>
          </table:table-cell>
          <table:table-cell table:style-name="ce2" table:formula="of:=IF(OR([.A87]=&quot;ò&quot;;[.A87]=&quot;ó&quot;);[.B87];0)" office:value-type="float" office:value="0">
            <text:p>0</text:p>
          </table:table-cell>
          <table:table-cell table:style-name="ce2" table:formula="of:=IF(OR([.A87]=&quot;ú&quot;;[.A87]=&quot;ü&quot;);[.B87];0)" office:value-type="float" office:value="0">
            <text:p>0</text:p>
          </table:table-cell>
          <table:table-cell/>
          <table:table-cell table:formula="of:=[.B87]+IF([.A87]=&quot;a&quot;;[.D$200];IF([.A87]=&quot;e&quot;;[.E$200];IF([.A87]=&quot;i&quot;;[.F$200];IF([.A87]=&quot;o&quot;;[.G$200];IF([.A87]=&quot;u&quot;;[.H$200];0)))))" office:value-type="float" office:value="20">
            <text:p>20</text:p>
          </table:table-cell>
          <table:table-cell table:style-name="ce1" table:formula="of:=[.J87]/[.J$200]" office:value-type="percentage" office:value="0.0000263896457585902">
            <text:p>0,003%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float" office:value="10">
            <text:p>10</text:p>
          </table:table-cell>
          <table:table-cell/>
          <table:table-cell table:formula="of:=IF([.A88]=&quot;à&quot;;[.B88];0)" office:value-type="float" office:value="0">
            <text:p>0</text:p>
          </table:table-cell>
          <table:table-cell table:style-name="ce2" table:formula="of:=IF(OR([.A88]=&quot;è&quot;;[.A88]=&quot;é&quot;);[.B88];0)" office:value-type="float" office:value="0">
            <text:p>0</text:p>
          </table:table-cell>
          <table:table-cell table:style-name="ce2" table:formula="of:=IF(OR([.A88]=&quot;í&quot;;[.A88]=&quot;ï&quot;);[.B88];0)" office:value-type="float" office:value="0">
            <text:p>0</text:p>
          </table:table-cell>
          <table:table-cell table:style-name="ce2" table:formula="of:=IF(OR([.A88]=&quot;ò&quot;;[.A88]=&quot;ó&quot;);[.B88];0)" office:value-type="float" office:value="0">
            <text:p>0</text:p>
          </table:table-cell>
          <table:table-cell table:style-name="ce2" table:formula="of:=IF(OR([.A88]=&quot;ú&quot;;[.A88]=&quot;ü&quot;);[.B88];0)" office:value-type="float" office:value="0">
            <text:p>0</text:p>
          </table:table-cell>
          <table:table-cell/>
          <table:table-cell table:formula="of:=[.B88]+IF([.A88]=&quot;a&quot;;[.D$200];IF([.A88]=&quot;e&quot;;[.E$200];IF([.A88]=&quot;i&quot;;[.F$200];IF([.A88]=&quot;o&quot;;[.G$200];IF([.A88]=&quot;u&quot;;[.H$200];0)))))" office:value-type="float" office:value="10">
            <text:p>10</text:p>
          </table:table-cell>
          <table:table-cell table:style-name="ce1" table:formula="of:=[.J88]/[.J$200]" office:value-type="percentage" office:value="0.0000131948228792951">
            <text:p>0,001%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float" office:value="6">
            <text:p>6</text:p>
          </table:table-cell>
          <table:table-cell/>
          <table:table-cell table:formula="of:=IF([.A89]=&quot;à&quot;;[.B89];0)" office:value-type="float" office:value="0">
            <text:p>0</text:p>
          </table:table-cell>
          <table:table-cell table:style-name="ce2" table:formula="of:=IF(OR([.A89]=&quot;è&quot;;[.A89]=&quot;é&quot;);[.B89];0)" office:value-type="float" office:value="0">
            <text:p>0</text:p>
          </table:table-cell>
          <table:table-cell table:style-name="ce2" table:formula="of:=IF(OR([.A89]=&quot;í&quot;;[.A89]=&quot;ï&quot;);[.B89];0)" office:value-type="float" office:value="0">
            <text:p>0</text:p>
          </table:table-cell>
          <table:table-cell table:style-name="ce2" table:formula="of:=IF(OR([.A89]=&quot;ò&quot;;[.A89]=&quot;ó&quot;);[.B89];0)" office:value-type="float" office:value="0">
            <text:p>0</text:p>
          </table:table-cell>
          <table:table-cell table:style-name="ce2" table:formula="of:=IF(OR([.A89]=&quot;ú&quot;;[.A89]=&quot;ü&quot;);[.B89];0)" office:value-type="float" office:value="0">
            <text:p>0</text:p>
          </table:table-cell>
          <table:table-cell/>
          <table:table-cell table:formula="of:=[.B89]+IF([.A89]=&quot;a&quot;;[.D$200];IF([.A89]=&quot;e&quot;;[.E$200];IF([.A89]=&quot;i&quot;;[.F$200];IF([.A89]=&quot;o&quot;;[.G$200];IF([.A89]=&quot;u&quot;;[.H$200];0)))))" office:value-type="float" office:value="6">
            <text:p>6</text:p>
          </table:table-cell>
          <table:table-cell table:style-name="ce1" table:formula="of:=[.J89]/[.J$200]" office:value-type="percentage" office:value="0.00000791689372757705">
            <text:p>0,001%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float" office:value="3">
            <text:p>3</text:p>
          </table:table-cell>
          <table:table-cell/>
          <table:table-cell table:formula="of:=IF([.A90]=&quot;à&quot;;[.B90];0)" office:value-type="float" office:value="0">
            <text:p>0</text:p>
          </table:table-cell>
          <table:table-cell table:style-name="ce2" table:formula="of:=IF(OR([.A90]=&quot;è&quot;;[.A90]=&quot;é&quot;);[.B90];0)" office:value-type="float" office:value="0">
            <text:p>0</text:p>
          </table:table-cell>
          <table:table-cell table:style-name="ce2" table:formula="of:=IF(OR([.A90]=&quot;í&quot;;[.A90]=&quot;ï&quot;);[.B90];0)" office:value-type="float" office:value="0">
            <text:p>0</text:p>
          </table:table-cell>
          <table:table-cell table:style-name="ce2" table:formula="of:=IF(OR([.A90]=&quot;ò&quot;;[.A90]=&quot;ó&quot;);[.B90];0)" office:value-type="float" office:value="0">
            <text:p>0</text:p>
          </table:table-cell>
          <table:table-cell table:style-name="ce2" table:formula="of:=IF(OR([.A90]=&quot;ú&quot;;[.A90]=&quot;ü&quot;);[.B90];0)" office:value-type="float" office:value="0">
            <text:p>0</text:p>
          </table:table-cell>
          <table:table-cell/>
          <table:table-cell table:formula="of:=[.B90]+IF([.A90]=&quot;a&quot;;[.D$200];IF([.A90]=&quot;e&quot;;[.E$200];IF([.A90]=&quot;i&quot;;[.F$200];IF([.A90]=&quot;o&quot;;[.G$200];IF([.A90]=&quot;u&quot;;[.H$200];0)))))" office:value-type="float" office:value="3">
            <text:p>3</text:p>
          </table:table-cell>
          <table:table-cell table:style-name="ce1" table:formula="of:=[.J90]/[.J$200]" office:value-type="percentage" office:value="0.00000395844686378852">
            <text:p>0,000%</text:p>
          </table:table-cell>
        </table:table-row>
        <table:table-row table:style-name="ro1">
          <table:table-cell office:value-type="string">
            <text:p>ǎ</text:p>
          </table:table-cell>
          <table:table-cell office:value-type="float" office:value="3">
            <text:p>3</text:p>
          </table:table-cell>
          <table:table-cell/>
          <table:table-cell table:formula="of:=IF([.A91]=&quot;à&quot;;[.B91];0)" office:value-type="float" office:value="0">
            <text:p>0</text:p>
          </table:table-cell>
          <table:table-cell table:style-name="ce2" table:formula="of:=IF(OR([.A91]=&quot;è&quot;;[.A91]=&quot;é&quot;);[.B91];0)" office:value-type="float" office:value="0">
            <text:p>0</text:p>
          </table:table-cell>
          <table:table-cell table:style-name="ce2" table:formula="of:=IF(OR([.A91]=&quot;í&quot;;[.A91]=&quot;ï&quot;);[.B91];0)" office:value-type="float" office:value="0">
            <text:p>0</text:p>
          </table:table-cell>
          <table:table-cell table:style-name="ce2" table:formula="of:=IF(OR([.A91]=&quot;ò&quot;;[.A91]=&quot;ó&quot;);[.B91];0)" office:value-type="float" office:value="0">
            <text:p>0</text:p>
          </table:table-cell>
          <table:table-cell table:style-name="ce2" table:formula="of:=IF(OR([.A91]=&quot;ú&quot;;[.A91]=&quot;ü&quot;);[.B91];0)" office:value-type="float" office:value="0">
            <text:p>0</text:p>
          </table:table-cell>
          <table:table-cell/>
          <table:table-cell table:formula="of:=[.B91]+IF([.A91]=&quot;a&quot;;[.D$200];IF([.A91]=&quot;e&quot;;[.E$200];IF([.A91]=&quot;i&quot;;[.F$200];IF([.A91]=&quot;o&quot;;[.G$200];IF([.A91]=&quot;u&quot;;[.H$200];0)))))" office:value-type="float" office:value="3">
            <text:p>3</text:p>
          </table:table-cell>
          <table:table-cell table:style-name="ce1" table:formula="of:=[.J91]/[.J$200]" office:value-type="percentage" office:value="0.00000395844686378852">
            <text:p>0,000%</text:p>
          </table:table-cell>
        </table:table-row>
        <table:table-row table:style-name="ro1">
          <table:table-cell office:value-type="string">
            <text:p>—</text:p>
          </table:table-cell>
          <table:table-cell office:value-type="float" office:value="3">
            <text:p>3</text:p>
          </table:table-cell>
          <table:table-cell/>
          <table:table-cell table:formula="of:=IF([.A92]=&quot;à&quot;;[.B92];0)" office:value-type="float" office:value="0">
            <text:p>0</text:p>
          </table:table-cell>
          <table:table-cell table:style-name="ce2" table:formula="of:=IF(OR([.A92]=&quot;è&quot;;[.A92]=&quot;é&quot;);[.B92];0)" office:value-type="float" office:value="0">
            <text:p>0</text:p>
          </table:table-cell>
          <table:table-cell table:style-name="ce2" table:formula="of:=IF(OR([.A92]=&quot;í&quot;;[.A92]=&quot;ï&quot;);[.B92];0)" office:value-type="float" office:value="0">
            <text:p>0</text:p>
          </table:table-cell>
          <table:table-cell table:style-name="ce2" table:formula="of:=IF(OR([.A92]=&quot;ò&quot;;[.A92]=&quot;ó&quot;);[.B92];0)" office:value-type="float" office:value="0">
            <text:p>0</text:p>
          </table:table-cell>
          <table:table-cell table:style-name="ce2" table:formula="of:=IF(OR([.A92]=&quot;ú&quot;;[.A92]=&quot;ü&quot;);[.B92];0)" office:value-type="float" office:value="0">
            <text:p>0</text:p>
          </table:table-cell>
          <table:table-cell/>
          <table:table-cell table:formula="of:=[.B92]+IF([.A92]=&quot;a&quot;;[.D$200];IF([.A92]=&quot;e&quot;;[.E$200];IF([.A92]=&quot;i&quot;;[.F$200];IF([.A92]=&quot;o&quot;;[.G$200];IF([.A92]=&quot;u&quot;;[.H$200];0)))))" office:value-type="float" office:value="3">
            <text:p>3</text:p>
          </table:table-cell>
          <table:table-cell table:style-name="ce1" table:formula="of:=[.J92]/[.J$200]" office:value-type="percentage" office:value="0.00000395844686378852">
            <text:p>0,000%</text:p>
          </table:table-cell>
        </table:table-row>
        <table:table-row table:style-name="ro1">
          <table:table-cell office:value-type="string">
            <text:p>→</text:p>
          </table:table-cell>
          <table:table-cell office:value-type="float" office:value="3">
            <text:p>3</text:p>
          </table:table-cell>
          <table:table-cell/>
          <table:table-cell table:formula="of:=IF([.A93]=&quot;à&quot;;[.B93];0)" office:value-type="float" office:value="0">
            <text:p>0</text:p>
          </table:table-cell>
          <table:table-cell table:style-name="ce2" table:formula="of:=IF(OR([.A93]=&quot;è&quot;;[.A93]=&quot;é&quot;);[.B93];0)" office:value-type="float" office:value="0">
            <text:p>0</text:p>
          </table:table-cell>
          <table:table-cell table:style-name="ce2" table:formula="of:=IF(OR([.A93]=&quot;í&quot;;[.A93]=&quot;ï&quot;);[.B93];0)" office:value-type="float" office:value="0">
            <text:p>0</text:p>
          </table:table-cell>
          <table:table-cell table:style-name="ce2" table:formula="of:=IF(OR([.A93]=&quot;ò&quot;;[.A93]=&quot;ó&quot;);[.B93];0)" office:value-type="float" office:value="0">
            <text:p>0</text:p>
          </table:table-cell>
          <table:table-cell table:style-name="ce2" table:formula="of:=IF(OR([.A93]=&quot;ú&quot;;[.A93]=&quot;ü&quot;);[.B93];0)" office:value-type="float" office:value="0">
            <text:p>0</text:p>
          </table:table-cell>
          <table:table-cell/>
          <table:table-cell table:formula="of:=[.B93]+IF([.A93]=&quot;a&quot;;[.D$200];IF([.A93]=&quot;e&quot;;[.E$200];IF([.A93]=&quot;i&quot;;[.F$200];IF([.A93]=&quot;o&quot;;[.G$200];IF([.A93]=&quot;u&quot;;[.H$200];0)))))" office:value-type="float" office:value="3">
            <text:p>3</text:p>
          </table:table-cell>
          <table:table-cell table:style-name="ce1" table:formula="of:=[.J93]/[.J$200]" office:value-type="percentage" office:value="0.00000395844686378852">
            <text:p>0,000%</text:p>
          </table:table-cell>
        </table:table-row>
        <table:table-row table:style-name="ro1">
          <table:table-cell office:value-type="string">
            <text:p>⇒</text:p>
          </table:table-cell>
          <table:table-cell office:value-type="float" office:value="2">
            <text:p>2</text:p>
          </table:table-cell>
          <table:table-cell/>
          <table:table-cell table:formula="of:=IF([.A94]=&quot;à&quot;;[.B94];0)" office:value-type="float" office:value="0">
            <text:p>0</text:p>
          </table:table-cell>
          <table:table-cell table:style-name="ce2" table:formula="of:=IF(OR([.A94]=&quot;è&quot;;[.A94]=&quot;é&quot;);[.B94];0)" office:value-type="float" office:value="0">
            <text:p>0</text:p>
          </table:table-cell>
          <table:table-cell table:style-name="ce2" table:formula="of:=IF(OR([.A94]=&quot;í&quot;;[.A94]=&quot;ï&quot;);[.B94];0)" office:value-type="float" office:value="0">
            <text:p>0</text:p>
          </table:table-cell>
          <table:table-cell table:style-name="ce2" table:formula="of:=IF(OR([.A94]=&quot;ò&quot;;[.A94]=&quot;ó&quot;);[.B94];0)" office:value-type="float" office:value="0">
            <text:p>0</text:p>
          </table:table-cell>
          <table:table-cell table:style-name="ce2" table:formula="of:=IF(OR([.A94]=&quot;ú&quot;;[.A94]=&quot;ü&quot;);[.B94];0)" office:value-type="float" office:value="0">
            <text:p>0</text:p>
          </table:table-cell>
          <table:table-cell/>
          <table:table-cell table:formula="of:=[.B94]+IF([.A94]=&quot;a&quot;;[.D$200];IF([.A94]=&quot;e&quot;;[.E$200];IF([.A94]=&quot;i&quot;;[.F$200];IF([.A94]=&quot;o&quot;;[.G$200];IF([.A94]=&quot;u&quot;;[.H$200];0)))))" office:value-type="float" office:value="2">
            <text:p>2</text:p>
          </table:table-cell>
          <table:table-cell table:style-name="ce1" table:formula="of:=[.J94]/[.J$200]" office:value-type="percentage" office:value="0.00000263896457585902">
            <text:p>0,000%</text:p>
          </table:table-cell>
        </table:table-row>
        <table:table-row table:style-name="ro1">
          <table:table-cell office:value-type="string">
            <text:p>ß</text:p>
          </table:table-cell>
          <table:table-cell office:value-type="float" office:value="1">
            <text:p>1</text:p>
          </table:table-cell>
          <table:table-cell/>
          <table:table-cell table:formula="of:=IF([.A95]=&quot;à&quot;;[.B95];0)" office:value-type="float" office:value="0">
            <text:p>0</text:p>
          </table:table-cell>
          <table:table-cell table:style-name="ce2" table:formula="of:=IF(OR([.A95]=&quot;è&quot;;[.A95]=&quot;é&quot;);[.B95];0)" office:value-type="float" office:value="0">
            <text:p>0</text:p>
          </table:table-cell>
          <table:table-cell table:style-name="ce2" table:formula="of:=IF(OR([.A95]=&quot;í&quot;;[.A95]=&quot;ï&quot;);[.B95];0)" office:value-type="float" office:value="0">
            <text:p>0</text:p>
          </table:table-cell>
          <table:table-cell table:style-name="ce2" table:formula="of:=IF(OR([.A95]=&quot;ò&quot;;[.A95]=&quot;ó&quot;);[.B95];0)" office:value-type="float" office:value="0">
            <text:p>0</text:p>
          </table:table-cell>
          <table:table-cell table:style-name="ce2" table:formula="of:=IF(OR([.A95]=&quot;ú&quot;;[.A95]=&quot;ü&quot;);[.B95];0)" office:value-type="float" office:value="0">
            <text:p>0</text:p>
          </table:table-cell>
          <table:table-cell/>
          <table:table-cell table:formula="of:=[.B95]+IF([.A95]=&quot;a&quot;;[.D$200];IF([.A95]=&quot;e&quot;;[.E$200];IF([.A95]=&quot;i&quot;;[.F$200];IF([.A95]=&quot;o&quot;;[.G$200];IF([.A95]=&quot;u&quot;;[.H$200];0)))))" office:value-type="float" office:value="1">
            <text:p>1</text:p>
          </table:table-cell>
          <table:table-cell table:style-name="ce1" table:formula="of:=[.J95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â</text:p>
          </table:table-cell>
          <table:table-cell office:value-type="float" office:value="1">
            <text:p>1</text:p>
          </table:table-cell>
          <table:table-cell/>
          <table:table-cell table:formula="of:=IF([.A96]=&quot;à&quot;;[.B96];0)" office:value-type="float" office:value="0">
            <text:p>0</text:p>
          </table:table-cell>
          <table:table-cell table:style-name="ce2" table:formula="of:=IF(OR([.A96]=&quot;è&quot;;[.A96]=&quot;é&quot;);[.B96];0)" office:value-type="float" office:value="0">
            <text:p>0</text:p>
          </table:table-cell>
          <table:table-cell table:style-name="ce2" table:formula="of:=IF(OR([.A96]=&quot;í&quot;;[.A96]=&quot;ï&quot;);[.B96];0)" office:value-type="float" office:value="0">
            <text:p>0</text:p>
          </table:table-cell>
          <table:table-cell table:style-name="ce2" table:formula="of:=IF(OR([.A96]=&quot;ò&quot;;[.A96]=&quot;ó&quot;);[.B96];0)" office:value-type="float" office:value="0">
            <text:p>0</text:p>
          </table:table-cell>
          <table:table-cell table:style-name="ce2" table:formula="of:=IF(OR([.A96]=&quot;ú&quot;;[.A96]=&quot;ü&quot;);[.B96];0)" office:value-type="float" office:value="0">
            <text:p>0</text:p>
          </table:table-cell>
          <table:table-cell/>
          <table:table-cell table:formula="of:=[.B96]+IF([.A96]=&quot;a&quot;;[.D$200];IF([.A96]=&quot;e&quot;;[.E$200];IF([.A96]=&quot;i&quot;;[.F$200];IF([.A96]=&quot;o&quot;;[.G$200];IF([.A96]=&quot;u&quot;;[.H$200];0)))))" office:value-type="float" office:value="1">
            <text:p>1</text:p>
          </table:table-cell>
          <table:table-cell table:style-name="ce1" table:formula="of:=[.J96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î</text:p>
          </table:table-cell>
          <table:table-cell office:value-type="float" office:value="1">
            <text:p>1</text:p>
          </table:table-cell>
          <table:table-cell/>
          <table:table-cell table:formula="of:=IF([.A97]=&quot;à&quot;;[.B97];0)" office:value-type="float" office:value="0">
            <text:p>0</text:p>
          </table:table-cell>
          <table:table-cell table:style-name="ce2" table:formula="of:=IF(OR([.A97]=&quot;è&quot;;[.A97]=&quot;é&quot;);[.B97];0)" office:value-type="float" office:value="0">
            <text:p>0</text:p>
          </table:table-cell>
          <table:table-cell table:style-name="ce2" table:formula="of:=IF(OR([.A97]=&quot;í&quot;;[.A97]=&quot;ï&quot;);[.B97];0)" office:value-type="float" office:value="0">
            <text:p>0</text:p>
          </table:table-cell>
          <table:table-cell table:style-name="ce2" table:formula="of:=IF(OR([.A97]=&quot;ò&quot;;[.A97]=&quot;ó&quot;);[.B97];0)" office:value-type="float" office:value="0">
            <text:p>0</text:p>
          </table:table-cell>
          <table:table-cell table:style-name="ce2" table:formula="of:=IF(OR([.A97]=&quot;ú&quot;;[.A97]=&quot;ü&quot;);[.B97];0)" office:value-type="float" office:value="0">
            <text:p>0</text:p>
          </table:table-cell>
          <table:table-cell/>
          <table:table-cell table:formula="of:=[.B97]+IF([.A97]=&quot;a&quot;;[.D$200];IF([.A97]=&quot;e&quot;;[.E$200];IF([.A97]=&quot;i&quot;;[.F$200];IF([.A97]=&quot;o&quot;;[.G$200];IF([.A97]=&quot;u&quot;;[.H$200];0)))))" office:value-type="float" office:value="1">
            <text:p>1</text:p>
          </table:table-cell>
          <table:table-cell table:style-name="ce1" table:formula="of:=[.J97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ù</text:p>
          </table:table-cell>
          <table:table-cell office:value-type="float" office:value="1">
            <text:p>1</text:p>
          </table:table-cell>
          <table:table-cell/>
          <table:table-cell table:formula="of:=IF([.A98]=&quot;à&quot;;[.B98];0)" office:value-type="float" office:value="0">
            <text:p>0</text:p>
          </table:table-cell>
          <table:table-cell table:style-name="ce2" table:formula="of:=IF(OR([.A98]=&quot;è&quot;;[.A98]=&quot;é&quot;);[.B98];0)" office:value-type="float" office:value="0">
            <text:p>0</text:p>
          </table:table-cell>
          <table:table-cell table:style-name="ce2" table:formula="of:=IF(OR([.A98]=&quot;í&quot;;[.A98]=&quot;ï&quot;);[.B98];0)" office:value-type="float" office:value="0">
            <text:p>0</text:p>
          </table:table-cell>
          <table:table-cell table:style-name="ce2" table:formula="of:=IF(OR([.A98]=&quot;ò&quot;;[.A98]=&quot;ó&quot;);[.B98];0)" office:value-type="float" office:value="0">
            <text:p>0</text:p>
          </table:table-cell>
          <table:table-cell table:style-name="ce2" table:formula="of:=IF(OR([.A98]=&quot;ú&quot;;[.A98]=&quot;ü&quot;);[.B98];0)" office:value-type="float" office:value="0">
            <text:p>0</text:p>
          </table:table-cell>
          <table:table-cell/>
          <table:table-cell table:formula="of:=[.B98]+IF([.A98]=&quot;a&quot;;[.D$200];IF([.A98]=&quot;e&quot;;[.E$200];IF([.A98]=&quot;i&quot;;[.F$200];IF([.A98]=&quot;o&quot;;[.G$200];IF([.A98]=&quot;u&quot;;[.H$200];0)))))" office:value-type="float" office:value="1">
            <text:p>1</text:p>
          </table:table-cell>
          <table:table-cell table:style-name="ce1" table:formula="of:=[.J98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™</text:p>
          </table:table-cell>
          <table:table-cell office:value-type="float" office:value="1">
            <text:p>1</text:p>
          </table:table-cell>
          <table:table-cell/>
          <table:table-cell table:formula="of:=IF([.A99]=&quot;à&quot;;[.B99];0)" office:value-type="float" office:value="0">
            <text:p>0</text:p>
          </table:table-cell>
          <table:table-cell table:style-name="ce2" table:formula="of:=IF(OR([.A99]=&quot;è&quot;;[.A99]=&quot;é&quot;);[.B99];0)" office:value-type="float" office:value="0">
            <text:p>0</text:p>
          </table:table-cell>
          <table:table-cell table:style-name="ce2" table:formula="of:=IF(OR([.A99]=&quot;í&quot;;[.A99]=&quot;ï&quot;);[.B99];0)" office:value-type="float" office:value="0">
            <text:p>0</text:p>
          </table:table-cell>
          <table:table-cell table:style-name="ce2" table:formula="of:=IF(OR([.A99]=&quot;ò&quot;;[.A99]=&quot;ó&quot;);[.B99];0)" office:value-type="float" office:value="0">
            <text:p>0</text:p>
          </table:table-cell>
          <table:table-cell table:style-name="ce2" table:formula="of:=IF(OR([.A99]=&quot;ú&quot;;[.A99]=&quot;ü&quot;);[.B99];0)" office:value-type="float" office:value="0">
            <text:p>0</text:p>
          </table:table-cell>
          <table:table-cell/>
          <table:table-cell table:formula="of:=[.B99]+IF([.A99]=&quot;a&quot;;[.D$200];IF([.A99]=&quot;e&quot;;[.E$200];IF([.A99]=&quot;i&quot;;[.F$200];IF([.A99]=&quot;o&quot;;[.G$200];IF([.A99]=&quot;u&quot;;[.H$200];0)))))" office:value-type="float" office:value="1">
            <text:p>1</text:p>
          </table:table-cell>
          <table:table-cell table:style-name="ce1" table:formula="of:=[.J99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−</text:p>
          </table:table-cell>
          <table:table-cell office:value-type="float" office:value="1">
            <text:p>1</text:p>
          </table:table-cell>
          <table:table-cell/>
          <table:table-cell table:formula="of:=IF([.A100]=&quot;à&quot;;[.B100];0)" office:value-type="float" office:value="0">
            <text:p>0</text:p>
          </table:table-cell>
          <table:table-cell table:style-name="ce2" table:formula="of:=IF(OR([.A100]=&quot;è&quot;;[.A100]=&quot;é&quot;);[.B100];0)" office:value-type="float" office:value="0">
            <text:p>0</text:p>
          </table:table-cell>
          <table:table-cell table:style-name="ce2" table:formula="of:=IF(OR([.A100]=&quot;í&quot;;[.A100]=&quot;ï&quot;);[.B100];0)" office:value-type="float" office:value="0">
            <text:p>0</text:p>
          </table:table-cell>
          <table:table-cell table:style-name="ce2" table:formula="of:=IF(OR([.A100]=&quot;ò&quot;;[.A100]=&quot;ó&quot;);[.B100];0)" office:value-type="float" office:value="0">
            <text:p>0</text:p>
          </table:table-cell>
          <table:table-cell table:style-name="ce2" table:formula="of:=IF(OR([.A100]=&quot;ú&quot;;[.A100]=&quot;ü&quot;);[.B100];0)" office:value-type="float" office:value="0">
            <text:p>0</text:p>
          </table:table-cell>
          <table:table-cell/>
          <table:table-cell table:formula="of:=[.B100]+IF([.A100]=&quot;a&quot;;[.D$200];IF([.A100]=&quot;e&quot;;[.E$200];IF([.A100]=&quot;i&quot;;[.F$200];IF([.A100]=&quot;o&quot;;[.G$200];IF([.A100]=&quot;u&quot;;[.H$200];0)))))" office:value-type="float" office:value="1">
            <text:p>1</text:p>
          </table:table-cell>
          <table:table-cell table:style-name="ce1" table:formula="of:=[.J100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≤</text:p>
          </table:table-cell>
          <table:table-cell office:value-type="float" office:value="1">
            <text:p>1</text:p>
          </table:table-cell>
          <table:table-cell/>
          <table:table-cell table:formula="of:=IF([.A101]=&quot;à&quot;;[.B101];0)" office:value-type="float" office:value="0">
            <text:p>0</text:p>
          </table:table-cell>
          <table:table-cell table:style-name="ce2" table:formula="of:=IF(OR([.A101]=&quot;è&quot;;[.A101]=&quot;é&quot;);[.B101];0)" office:value-type="float" office:value="0">
            <text:p>0</text:p>
          </table:table-cell>
          <table:table-cell table:style-name="ce2" table:formula="of:=IF(OR([.A101]=&quot;í&quot;;[.A101]=&quot;ï&quot;);[.B101];0)" office:value-type="float" office:value="0">
            <text:p>0</text:p>
          </table:table-cell>
          <table:table-cell table:style-name="ce2" table:formula="of:=IF(OR([.A101]=&quot;ò&quot;;[.A101]=&quot;ó&quot;);[.B101];0)" office:value-type="float" office:value="0">
            <text:p>0</text:p>
          </table:table-cell>
          <table:table-cell table:style-name="ce2" table:formula="of:=IF(OR([.A101]=&quot;ú&quot;;[.A101]=&quot;ü&quot;);[.B101];0)" office:value-type="float" office:value="0">
            <text:p>0</text:p>
          </table:table-cell>
          <table:table-cell/>
          <table:table-cell table:formula="of:=[.B101]+IF([.A101]=&quot;a&quot;;[.D$200];IF([.A101]=&quot;e&quot;;[.E$200];IF([.A101]=&quot;i&quot;;[.F$200];IF([.A101]=&quot;o&quot;;[.G$200];IF([.A101]=&quot;u&quot;;[.H$200];0)))))" office:value-type="float" office:value="1">
            <text:p>1</text:p>
          </table:table-cell>
          <table:table-cell table:style-name="ce1" table:formula="of:=[.J101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ね</text:p>
          </table:table-cell>
          <table:table-cell office:value-type="float" office:value="1">
            <text:p>1</text:p>
          </table:table-cell>
          <table:table-cell/>
          <table:table-cell table:formula="of:=IF([.A102]=&quot;à&quot;;[.B102];0)" office:value-type="float" office:value="0">
            <text:p>0</text:p>
          </table:table-cell>
          <table:table-cell table:style-name="ce2" table:formula="of:=IF(OR([.A102]=&quot;è&quot;;[.A102]=&quot;é&quot;);[.B102];0)" office:value-type="float" office:value="0">
            <text:p>0</text:p>
          </table:table-cell>
          <table:table-cell table:style-name="ce2" table:formula="of:=IF(OR([.A102]=&quot;í&quot;;[.A102]=&quot;ï&quot;);[.B102];0)" office:value-type="float" office:value="0">
            <text:p>0</text:p>
          </table:table-cell>
          <table:table-cell table:style-name="ce2" table:formula="of:=IF(OR([.A102]=&quot;ò&quot;;[.A102]=&quot;ó&quot;);[.B102];0)" office:value-type="float" office:value="0">
            <text:p>0</text:p>
          </table:table-cell>
          <table:table-cell table:style-name="ce2" table:formula="of:=IF(OR([.A102]=&quot;ú&quot;;[.A102]=&quot;ü&quot;);[.B102];0)" office:value-type="float" office:value="0">
            <text:p>0</text:p>
          </table:table-cell>
          <table:table-cell/>
          <table:table-cell table:formula="of:=[.B102]+IF([.A102]=&quot;a&quot;;[.D$200];IF([.A102]=&quot;e&quot;;[.E$200];IF([.A102]=&quot;i&quot;;[.F$200];IF([.A102]=&quot;o&quot;;[.G$200];IF([.A102]=&quot;u&quot;;[.H$200];0)))))" office:value-type="float" office:value="1">
            <text:p>1</text:p>
          </table:table-cell>
          <table:table-cell table:style-name="ce1" table:formula="of:=[.J102]/[.J$200]" office:value-type="percentage" office:value="0.00000131948228792951">
            <text:p>0,000%</text:p>
          </table:table-cell>
        </table:table-row>
        <table:table-row table:style-name="ro1">
          <table:table-cell office:value-type="string">
            <text:p>-</text:p>
          </table:table-cell>
          <table:table-cell/>
          <table:table-cell/>
          <table:table-cell table:formula="of:=IF([.A103]=&quot;à&quot;;[.B103];0)" office:value-type="float" office:value="0">
            <text:p>0</text:p>
          </table:table-cell>
          <table:table-cell table:style-name="ce2" table:formula="of:=IF(OR([.A103]=&quot;è&quot;;[.A103]=&quot;é&quot;);[.B103];0)" office:value-type="float" office:value="0">
            <text:p>0</text:p>
          </table:table-cell>
          <table:table-cell table:style-name="ce2" table:formula="of:=IF(OR([.A103]=&quot;í&quot;;[.A103]=&quot;ï&quot;);[.B103];0)" office:value-type="float" office:value="0">
            <text:p>0</text:p>
          </table:table-cell>
          <table:table-cell table:style-name="ce2" table:formula="of:=IF(OR([.A103]=&quot;ò&quot;;[.A103]=&quot;ó&quot;);[.B103];0)" office:value-type="float" office:value="0">
            <text:p>0</text:p>
          </table:table-cell>
          <table:table-cell table:style-name="ce2" table:formula="of:=IF(OR([.A103]=&quot;ú&quot;;[.A103]=&quot;ü&quot;);[.B103];0)" office:value-type="float" office:value="0">
            <text:p>0</text:p>
          </table:table-cell>
          <table:table-cell/>
          <table:table-cell table:formula="of:=[.B103]+IF([.A103]=&quot;a&quot;;[.D$200];IF([.A103]=&quot;e&quot;;[.E$200];IF([.A103]=&quot;i&quot;;[.F$200];IF([.A103]=&quot;o&quot;;[.G$200];IF([.A103]=&quot;u&quot;;[.H$200];0)))))" office:value-type="float" office:value="0">
            <text:p>0</text:p>
          </table:table-cell>
          <table:table-cell table:style-name="ce1" table:formula="of:=[.J103]/[.J$200]" office:value-type="percentage" office:value="0">
            <text:p>0,000%</text:p>
          </table:table-cell>
        </table:table-row>
        <table:table-row table:style-name="ro1" table:number-rows-repeated="96">
          <table:table-cell table:number-columns-repeated="11"/>
        </table:table-row>
        <table:table-row table:style-name="ro1">
          <table:table-cell table:number-columns-repeated="3"/>
          <table:table-cell table:formula="of:=SUM([.D1:.D76])" office:value-type="float" office:value="2353">
            <text:p>2353</text:p>
          </table:table-cell>
          <table:table-cell table:formula="of:=SUM([.E1:.E76])" office:value-type="float" office:value="3705">
            <text:p>3705</text:p>
          </table:table-cell>
          <table:table-cell table:formula="of:=SUM([.F1:.F76])" office:value-type="float" office:value="807">
            <text:p>807</text:p>
          </table:table-cell>
          <table:table-cell table:formula="of:=SUM([.G1:.G76])" office:value-type="float" office:value="3808">
            <text:p>3808</text:p>
          </table:table-cell>
          <table:table-cell table:formula="of:=SUM([.H1:.H76])" office:value-type="float" office:value="887">
            <text:p>887</text:p>
          </table:table-cell>
          <table:table-cell/>
          <table:table-cell table:formula="of:=SUM([.J1:.J76])" office:value-type="float" office:value="757873">
            <text:p>757873</text:p>
          </table:table-cell>
          <table:table-cell/>
        </table:table-row>
        <table:table-row table:style-name="ro1" table:number-rows-repeated="104837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rpuscat" table:style-name="ta1">
        <table:table-column table:style-name="co8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.</text:p>
          </table:table-cell>
          <table:table-cell office:value-type="float" office:value="6571">
            <text:p>6571</text:p>
          </table:table-cell>
          <table:table-cell/>
          <table:table-cell table:formula="of:=IF([.A1]=&quot;à&quot;;[.B1];0)" office:value-type="float" office:value="0">
            <text:p>0</text:p>
          </table:table-cell>
          <table:table-cell table:style-name="ce2" table:formula="of:=IF(OR([.A1]=&quot;è&quot;;[.A1]=&quot;é&quot;);[.B1];0)" office:value-type="float" office:value="0">
            <text:p>0</text:p>
          </table:table-cell>
          <table:table-cell table:style-name="ce2" table:formula="of:=IF(OR([.A1]=&quot;í&quot;;[.A1]=&quot;ï&quot;);[.B1];0)" office:value-type="float" office:value="0">
            <text:p>0</text:p>
          </table:table-cell>
          <table:table-cell table:style-name="ce2" table:formula="of:=IF(OR([.A1]=&quot;ò&quot;;[.A1]=&quot;ó&quot;);[.B1];0)" office:value-type="float" office:value="0">
            <text:p>0</text:p>
          </table:table-cell>
          <table:table-cell table:style-name="ce2" table:formula="of:=IF(OR([.A1]=&quot;ú&quot;;[.A1]=&quot;ü&quot;);[.B1];0)" office:value-type="float" office:value="0">
            <text:p>0</text:p>
          </table:table-cell>
          <table:table-cell/>
          <table:table-cell table:formula="of:=[.B1]+IF([.A1]=&quot;a&quot;;[.D$200];IF([.A1]=&quot;e&quot;;[.E$200];IF([.A1]=&quot;i&quot;;[.F$200];IF([.A1]=&quot;o&quot;;[.G$200];IF([.A1]=&quot;u&quot;;[.H$200];0)))))" office:value-type="float" office:value="6571">
            <text:p>6571</text:p>
          </table:table-cell>
          <table:table-cell table:style-name="ce1" table:formula="of:=[.J1]/[.J$200]" office:value-type="percentage" office:value="0.357722249441995">
            <text:p>35,772%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323">
            <text:p>1323</text:p>
          </table:table-cell>
          <table:table-cell/>
          <table:table-cell table:formula="of:=IF([.A2]=&quot;à&quot;;[.B2];0)" office:value-type="float" office:value="0">
            <text:p>0</text:p>
          </table:table-cell>
          <table:table-cell table:style-name="ce2" table:formula="of:=IF(OR([.A2]=&quot;è&quot;;[.A2]=&quot;é&quot;);[.B2];0)" office:value-type="float" office:value="0">
            <text:p>0</text:p>
          </table:table-cell>
          <table:table-cell table:style-name="ce2" table:formula="of:=IF(OR([.A2]=&quot;í&quot;;[.A2]=&quot;ï&quot;);[.B2];0)" office:value-type="float" office:value="0">
            <text:p>0</text:p>
          </table:table-cell>
          <table:table-cell table:style-name="ce2" table:formula="of:=IF(OR([.A2]=&quot;ò&quot;;[.A2]=&quot;ó&quot;);[.B2];0)" office:value-type="float" office:value="0">
            <text:p>0</text:p>
          </table:table-cell>
          <table:table-cell table:style-name="ce2" table:formula="of:=IF(OR([.A2]=&quot;ú&quot;;[.A2]=&quot;ü&quot;);[.B2];0)" office:value-type="float" office:value="0">
            <text:p>0</text:p>
          </table:table-cell>
          <table:table-cell/>
          <table:table-cell table:formula="of:=[.B2]+IF([.A2]=&quot;a&quot;;[.D$200];IF([.A2]=&quot;e&quot;;[.E$200];IF([.A2]=&quot;i&quot;;[.F$200];IF([.A2]=&quot;o&quot;;[.G$200];IF([.A2]=&quot;u&quot;;[.H$200];0)))))" office:value-type="float" office:value="1385">
            <text:p>1385</text:p>
          </table:table-cell>
          <table:table-cell table:style-name="ce1" table:formula="of:=[.J2]/[.J$200]" office:value-type="percentage" office:value="0.0753987696662856">
            <text:p>7,540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106">
            <text:p>1106</text:p>
          </table:table-cell>
          <table:table-cell/>
          <table:table-cell table:formula="of:=IF([.A3]=&quot;à&quot;;[.B3];0)" office:value-type="float" office:value="0">
            <text:p>0</text:p>
          </table:table-cell>
          <table:table-cell table:style-name="ce2" table:formula="of:=IF(OR([.A3]=&quot;è&quot;;[.A3]=&quot;é&quot;);[.B3];0)" office:value-type="float" office:value="0">
            <text:p>0</text:p>
          </table:table-cell>
          <table:table-cell table:style-name="ce2" table:formula="of:=IF(OR([.A3]=&quot;í&quot;;[.A3]=&quot;ï&quot;);[.B3];0)" office:value-type="float" office:value="0">
            <text:p>0</text:p>
          </table:table-cell>
          <table:table-cell table:style-name="ce2" table:formula="of:=IF(OR([.A3]=&quot;ò&quot;;[.A3]=&quot;ó&quot;);[.B3];0)" office:value-type="float" office:value="0">
            <text:p>0</text:p>
          </table:table-cell>
          <table:table-cell table:style-name="ce2" table:formula="of:=IF(OR([.A3]=&quot;ú&quot;;[.A3]=&quot;ü&quot;);[.B3];0)" office:value-type="float" office:value="0">
            <text:p>0</text:p>
          </table:table-cell>
          <table:table-cell/>
          <table:table-cell table:formula="of:=[.B3]+IF([.A3]=&quot;a&quot;;[.D$200];IF([.A3]=&quot;e&quot;;[.E$200];IF([.A3]=&quot;i&quot;;[.F$200];IF([.A3]=&quot;o&quot;;[.G$200];IF([.A3]=&quot;u&quot;;[.H$200];0)))))" office:value-type="float" office:value="1152">
            <text:p>1152</text:p>
          </table:table-cell>
          <table:table-cell table:style-name="ce1" table:formula="of:=[.J3]/[.J$200]" office:value-type="percentage" office:value="0.0627143557079863">
            <text:p>6,271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894">
            <text:p>894</text:p>
          </table:table-cell>
          <table:table-cell/>
          <table:table-cell table:formula="of:=IF([.A4]=&quot;à&quot;;[.B4];0)" office:value-type="float" office:value="0">
            <text:p>0</text:p>
          </table:table-cell>
          <table:table-cell table:style-name="ce2" table:formula="of:=IF(OR([.A4]=&quot;è&quot;;[.A4]=&quot;é&quot;);[.B4];0)" office:value-type="float" office:value="0">
            <text:p>0</text:p>
          </table:table-cell>
          <table:table-cell table:style-name="ce2" table:formula="of:=IF(OR([.A4]=&quot;í&quot;;[.A4]=&quot;ï&quot;);[.B4];0)" office:value-type="float" office:value="0">
            <text:p>0</text:p>
          </table:table-cell>
          <table:table-cell table:style-name="ce2" table:formula="of:=IF(OR([.A4]=&quot;ò&quot;;[.A4]=&quot;ó&quot;);[.B4];0)" office:value-type="float" office:value="0">
            <text:p>0</text:p>
          </table:table-cell>
          <table:table-cell table:style-name="ce2" table:formula="of:=IF(OR([.A4]=&quot;ú&quot;;[.A4]=&quot;ü&quot;);[.B4];0)" office:value-type="float" office:value="0">
            <text:p>0</text:p>
          </table:table-cell>
          <table:table-cell/>
          <table:table-cell table:formula="of:=[.B4]+IF([.A4]=&quot;a&quot;;[.D$200];IF([.A4]=&quot;e&quot;;[.E$200];IF([.A4]=&quot;i&quot;;[.F$200];IF([.A4]=&quot;o&quot;;[.G$200];IF([.A4]=&quot;u&quot;;[.H$200];0)))))" office:value-type="float" office:value="949">
            <text:p>949</text:p>
          </table:table-cell>
          <table:table-cell table:style-name="ce1" table:formula="of:=[.J4]/[.J$200]" office:value-type="percentage" office:value="0.0516631280962491">
            <text:p>5,166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858">
            <text:p>858</text:p>
          </table:table-cell>
          <table:table-cell/>
          <table:table-cell table:formula="of:=IF([.A5]=&quot;à&quot;;[.B5];0)" office:value-type="float" office:value="0">
            <text:p>0</text:p>
          </table:table-cell>
          <table:table-cell table:style-name="ce2" table:formula="of:=IF(OR([.A5]=&quot;è&quot;;[.A5]=&quot;é&quot;);[.B5];0)" office:value-type="float" office:value="0">
            <text:p>0</text:p>
          </table:table-cell>
          <table:table-cell table:style-name="ce2" table:formula="of:=IF(OR([.A5]=&quot;í&quot;;[.A5]=&quot;ï&quot;);[.B5];0)" office:value-type="float" office:value="0">
            <text:p>0</text:p>
          </table:table-cell>
          <table:table-cell table:style-name="ce2" table:formula="of:=IF(OR([.A5]=&quot;ò&quot;;[.A5]=&quot;ó&quot;);[.B5];0)" office:value-type="float" office:value="0">
            <text:p>0</text:p>
          </table:table-cell>
          <table:table-cell table:style-name="ce2" table:formula="of:=IF(OR([.A5]=&quot;ú&quot;;[.A5]=&quot;ü&quot;);[.B5];0)" office:value-type="float" office:value="0">
            <text:p>0</text:p>
          </table:table-cell>
          <table:table-cell/>
          <table:table-cell table:formula="of:=[.B5]+IF([.A5]=&quot;a&quot;;[.D$200];IF([.A5]=&quot;e&quot;;[.E$200];IF([.A5]=&quot;i&quot;;[.F$200];IF([.A5]=&quot;o&quot;;[.G$200];IF([.A5]=&quot;u&quot;;[.H$200];0)))))" office:value-type="float" office:value="858">
            <text:p>858</text:p>
          </table:table-cell>
          <table:table-cell table:style-name="ce1" table:formula="of:=[.J5]/[.J$200]" office:value-type="percentage" office:value="0.0467091295116773">
            <text:p>4,671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847">
            <text:p>847</text:p>
          </table:table-cell>
          <table:table-cell/>
          <table:table-cell table:formula="of:=IF([.A6]=&quot;à&quot;;[.B6];0)" office:value-type="float" office:value="0">
            <text:p>0</text:p>
          </table:table-cell>
          <table:table-cell table:style-name="ce2" table:formula="of:=IF(OR([.A6]=&quot;è&quot;;[.A6]=&quot;é&quot;);[.B6];0)" office:value-type="float" office:value="0">
            <text:p>0</text:p>
          </table:table-cell>
          <table:table-cell table:style-name="ce2" table:formula="of:=IF(OR([.A6]=&quot;í&quot;;[.A6]=&quot;ï&quot;);[.B6];0)" office:value-type="float" office:value="0">
            <text:p>0</text:p>
          </table:table-cell>
          <table:table-cell table:style-name="ce2" table:formula="of:=IF(OR([.A6]=&quot;ò&quot;;[.A6]=&quot;ó&quot;);[.B6];0)" office:value-type="float" office:value="0">
            <text:p>0</text:p>
          </table:table-cell>
          <table:table-cell table:style-name="ce2" table:formula="of:=IF(OR([.A6]=&quot;ú&quot;;[.A6]=&quot;ü&quot;);[.B6];0)" office:value-type="float" office:value="0">
            <text:p>0</text:p>
          </table:table-cell>
          <table:table-cell/>
          <table:table-cell table:formula="of:=[.B6]+IF([.A6]=&quot;a&quot;;[.D$200];IF([.A6]=&quot;e&quot;;[.E$200];IF([.A6]=&quot;i&quot;;[.F$200];IF([.A6]=&quot;o&quot;;[.G$200];IF([.A6]=&quot;u&quot;;[.H$200];0)))))" office:value-type="float" office:value="847">
            <text:p>847</text:p>
          </table:table-cell>
          <table:table-cell table:style-name="ce1" table:formula="of:=[.J6]/[.J$200]" office:value-type="percentage" office:value="0.0461102945179378">
            <text:p>4,611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682">
            <text:p>682</text:p>
          </table:table-cell>
          <table:table-cell/>
          <table:table-cell table:formula="of:=IF([.A7]=&quot;à&quot;;[.B7];0)" office:value-type="float" office:value="0">
            <text:p>0</text:p>
          </table:table-cell>
          <table:table-cell table:style-name="ce2" table:formula="of:=IF(OR([.A7]=&quot;è&quot;;[.A7]=&quot;é&quot;);[.B7];0)" office:value-type="float" office:value="0">
            <text:p>0</text:p>
          </table:table-cell>
          <table:table-cell table:style-name="ce2" table:formula="of:=IF(OR([.A7]=&quot;í&quot;;[.A7]=&quot;ï&quot;);[.B7];0)" office:value-type="float" office:value="0">
            <text:p>0</text:p>
          </table:table-cell>
          <table:table-cell table:style-name="ce2" table:formula="of:=IF(OR([.A7]=&quot;ò&quot;;[.A7]=&quot;ó&quot;);[.B7];0)" office:value-type="float" office:value="0">
            <text:p>0</text:p>
          </table:table-cell>
          <table:table-cell table:style-name="ce2" table:formula="of:=IF(OR([.A7]=&quot;ú&quot;;[.A7]=&quot;ü&quot;);[.B7];0)" office:value-type="float" office:value="0">
            <text:p>0</text:p>
          </table:table-cell>
          <table:table-cell/>
          <table:table-cell table:formula="of:=[.B7]+IF([.A7]=&quot;a&quot;;[.D$200];IF([.A7]=&quot;e&quot;;[.E$200];IF([.A7]=&quot;i&quot;;[.F$200];IF([.A7]=&quot;o&quot;;[.G$200];IF([.A7]=&quot;u&quot;;[.H$200];0)))))" office:value-type="float" office:value="682">
            <text:p>682</text:p>
          </table:table-cell>
          <table:table-cell table:style-name="ce1" table:formula="of:=[.J7]/[.J$200]" office:value-type="percentage" office:value="0.037127769611846">
            <text:p>3,713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674">
            <text:p>674</text:p>
          </table:table-cell>
          <table:table-cell/>
          <table:table-cell table:formula="of:=IF([.A8]=&quot;à&quot;;[.B8];0)" office:value-type="float" office:value="0">
            <text:p>0</text:p>
          </table:table-cell>
          <table:table-cell table:style-name="ce2" table:formula="of:=IF(OR([.A8]=&quot;è&quot;;[.A8]=&quot;é&quot;);[.B8];0)" office:value-type="float" office:value="0">
            <text:p>0</text:p>
          </table:table-cell>
          <table:table-cell table:style-name="ce2" table:formula="of:=IF(OR([.A8]=&quot;í&quot;;[.A8]=&quot;ï&quot;);[.B8];0)" office:value-type="float" office:value="0">
            <text:p>0</text:p>
          </table:table-cell>
          <table:table-cell table:style-name="ce2" table:formula="of:=IF(OR([.A8]=&quot;ò&quot;;[.A8]=&quot;ó&quot;);[.B8];0)" office:value-type="float" office:value="0">
            <text:p>0</text:p>
          </table:table-cell>
          <table:table-cell table:style-name="ce2" table:formula="of:=IF(OR([.A8]=&quot;ú&quot;;[.A8]=&quot;ü&quot;);[.B8];0)" office:value-type="float" office:value="0">
            <text:p>0</text:p>
          </table:table-cell>
          <table:table-cell/>
          <table:table-cell table:formula="of:=[.B8]+IF([.A8]=&quot;a&quot;;[.D$200];IF([.A8]=&quot;e&quot;;[.E$200];IF([.A8]=&quot;i&quot;;[.F$200];IF([.A8]=&quot;o&quot;;[.G$200];IF([.A8]=&quot;u&quot;;[.H$200];0)))))" office:value-type="float" office:value="674">
            <text:p>674</text:p>
          </table:table-cell>
          <table:table-cell table:style-name="ce1" table:formula="of:=[.J8]/[.J$200]" office:value-type="percentage" office:value="0.0366922532527628">
            <text:p>3,669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671">
            <text:p>671</text:p>
          </table:table-cell>
          <table:table-cell/>
          <table:table-cell table:formula="of:=IF([.A9]=&quot;à&quot;;[.B9];0)" office:value-type="float" office:value="0">
            <text:p>0</text:p>
          </table:table-cell>
          <table:table-cell table:style-name="ce2" table:formula="of:=IF(OR([.A9]=&quot;è&quot;;[.A9]=&quot;é&quot;);[.B9];0)" office:value-type="float" office:value="0">
            <text:p>0</text:p>
          </table:table-cell>
          <table:table-cell table:style-name="ce2" table:formula="of:=IF(OR([.A9]=&quot;í&quot;;[.A9]=&quot;ï&quot;);[.B9];0)" office:value-type="float" office:value="0">
            <text:p>0</text:p>
          </table:table-cell>
          <table:table-cell table:style-name="ce2" table:formula="of:=IF(OR([.A9]=&quot;ò&quot;;[.A9]=&quot;ó&quot;);[.B9];0)" office:value-type="float" office:value="0">
            <text:p>0</text:p>
          </table:table-cell>
          <table:table-cell table:style-name="ce2" table:formula="of:=IF(OR([.A9]=&quot;ú&quot;;[.A9]=&quot;ü&quot;);[.B9];0)" office:value-type="float" office:value="0">
            <text:p>0</text:p>
          </table:table-cell>
          <table:table-cell/>
          <table:table-cell table:formula="of:=[.B9]+IF([.A9]=&quot;a&quot;;[.D$200];IF([.A9]=&quot;e&quot;;[.E$200];IF([.A9]=&quot;i&quot;;[.F$200];IF([.A9]=&quot;o&quot;;[.G$200];IF([.A9]=&quot;u&quot;;[.H$200];0)))))" office:value-type="float" office:value="671">
            <text:p>671</text:p>
          </table:table-cell>
          <table:table-cell table:style-name="ce1" table:formula="of:=[.J9]/[.J$200]" office:value-type="percentage" office:value="0.0365289346181066">
            <text:p>3,653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91">
            <text:p>591</text:p>
          </table:table-cell>
          <table:table-cell/>
          <table:table-cell table:formula="of:=IF([.A10]=&quot;à&quot;;[.B10];0)" office:value-type="float" office:value="0">
            <text:p>0</text:p>
          </table:table-cell>
          <table:table-cell table:style-name="ce2" table:formula="of:=IF(OR([.A10]=&quot;è&quot;;[.A10]=&quot;é&quot;);[.B10];0)" office:value-type="float" office:value="0">
            <text:p>0</text:p>
          </table:table-cell>
          <table:table-cell table:style-name="ce2" table:formula="of:=IF(OR([.A10]=&quot;í&quot;;[.A10]=&quot;ï&quot;);[.B10];0)" office:value-type="float" office:value="0">
            <text:p>0</text:p>
          </table:table-cell>
          <table:table-cell table:style-name="ce2" table:formula="of:=IF(OR([.A10]=&quot;ò&quot;;[.A10]=&quot;ó&quot;);[.B10];0)" office:value-type="float" office:value="0">
            <text:p>0</text:p>
          </table:table-cell>
          <table:table-cell table:style-name="ce2" table:formula="of:=IF(OR([.A10]=&quot;ú&quot;;[.A10]=&quot;ü&quot;);[.B10];0)" office:value-type="float" office:value="0">
            <text:p>0</text:p>
          </table:table-cell>
          <table:table-cell/>
          <table:table-cell table:formula="of:=[.B10]+IF([.A10]=&quot;a&quot;;[.D$200];IF([.A10]=&quot;e&quot;;[.E$200];IF([.A10]=&quot;i&quot;;[.F$200];IF([.A10]=&quot;o&quot;;[.G$200];IF([.A10]=&quot;u&quot;;[.H$200];0)))))" office:value-type="float" office:value="591">
            <text:p>591</text:p>
          </table:table-cell>
          <table:table-cell table:style-name="ce1" table:formula="of:=[.J10]/[.J$200]" office:value-type="percentage" office:value="0.0321737710272742">
            <text:p>3,217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477">
            <text:p>477</text:p>
          </table:table-cell>
          <table:table-cell/>
          <table:table-cell table:formula="of:=IF([.A11]=&quot;à&quot;;[.B11];0)" office:value-type="float" office:value="0">
            <text:p>0</text:p>
          </table:table-cell>
          <table:table-cell table:style-name="ce2" table:formula="of:=IF(OR([.A11]=&quot;è&quot;;[.A11]=&quot;é&quot;);[.B11];0)" office:value-type="float" office:value="0">
            <text:p>0</text:p>
          </table:table-cell>
          <table:table-cell table:style-name="ce2" table:formula="of:=IF(OR([.A11]=&quot;í&quot;;[.A11]=&quot;ï&quot;);[.B11];0)" office:value-type="float" office:value="0">
            <text:p>0</text:p>
          </table:table-cell>
          <table:table-cell table:style-name="ce2" table:formula="of:=IF(OR([.A11]=&quot;ò&quot;;[.A11]=&quot;ó&quot;);[.B11];0)" office:value-type="float" office:value="0">
            <text:p>0</text:p>
          </table:table-cell>
          <table:table-cell table:style-name="ce2" table:formula="of:=IF(OR([.A11]=&quot;ú&quot;;[.A11]=&quot;ü&quot;);[.B11];0)" office:value-type="float" office:value="0">
            <text:p>0</text:p>
          </table:table-cell>
          <table:table-cell/>
          <table:table-cell table:formula="of:=[.B11]+IF([.A11]=&quot;a&quot;;[.D$200];IF([.A11]=&quot;e&quot;;[.E$200];IF([.A11]=&quot;i&quot;;[.F$200];IF([.A11]=&quot;o&quot;;[.G$200];IF([.A11]=&quot;u&quot;;[.H$200];0)))))" office:value-type="float" office:value="477">
            <text:p>477</text:p>
          </table:table-cell>
          <table:table-cell table:style-name="ce1" table:formula="of:=[.J11]/[.J$200]" office:value-type="percentage" office:value="0.0259676629103381">
            <text:p>2,597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456">
            <text:p>456</text:p>
          </table:table-cell>
          <table:table-cell/>
          <table:table-cell table:formula="of:=IF([.A12]=&quot;à&quot;;[.B12];0)" office:value-type="float" office:value="0">
            <text:p>0</text:p>
          </table:table-cell>
          <table:table-cell table:style-name="ce2" table:formula="of:=IF(OR([.A12]=&quot;è&quot;;[.A12]=&quot;é&quot;);[.B12];0)" office:value-type="float" office:value="0">
            <text:p>0</text:p>
          </table:table-cell>
          <table:table-cell table:style-name="ce2" table:formula="of:=IF(OR([.A12]=&quot;í&quot;;[.A12]=&quot;ï&quot;);[.B12];0)" office:value-type="float" office:value="0">
            <text:p>0</text:p>
          </table:table-cell>
          <table:table-cell table:style-name="ce2" table:formula="of:=IF(OR([.A12]=&quot;ò&quot;;[.A12]=&quot;ó&quot;);[.B12];0)" office:value-type="float" office:value="0">
            <text:p>0</text:p>
          </table:table-cell>
          <table:table-cell table:style-name="ce2" table:formula="of:=IF(OR([.A12]=&quot;ú&quot;;[.A12]=&quot;ü&quot;);[.B12];0)" office:value-type="float" office:value="0">
            <text:p>0</text:p>
          </table:table-cell>
          <table:table-cell/>
          <table:table-cell table:formula="of:=[.B12]+IF([.A12]=&quot;a&quot;;[.D$200];IF([.A12]=&quot;e&quot;;[.E$200];IF([.A12]=&quot;i&quot;;[.F$200];IF([.A12]=&quot;o&quot;;[.G$200];IF([.A12]=&quot;u&quot;;[.H$200];0)))))" office:value-type="float" office:value="491">
            <text:p>491</text:p>
          </table:table-cell>
          <table:table-cell table:style-name="ce1" table:formula="of:=[.J12]/[.J$200]" office:value-type="percentage" office:value="0.0267298165387337">
            <text:p>2,673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452">
            <text:p>452</text:p>
          </table:table-cell>
          <table:table-cell/>
          <table:table-cell table:formula="of:=IF([.A13]=&quot;à&quot;;[.B13];0)" office:value-type="float" office:value="0">
            <text:p>0</text:p>
          </table:table-cell>
          <table:table-cell table:style-name="ce2" table:formula="of:=IF(OR([.A13]=&quot;è&quot;;[.A13]=&quot;é&quot;);[.B13];0)" office:value-type="float" office:value="0">
            <text:p>0</text:p>
          </table:table-cell>
          <table:table-cell table:style-name="ce2" table:formula="of:=IF(OR([.A13]=&quot;í&quot;;[.A13]=&quot;ï&quot;);[.B13];0)" office:value-type="float" office:value="0">
            <text:p>0</text:p>
          </table:table-cell>
          <table:table-cell table:style-name="ce2" table:formula="of:=IF(OR([.A13]=&quot;ò&quot;;[.A13]=&quot;ó&quot;);[.B13];0)" office:value-type="float" office:value="0">
            <text:p>0</text:p>
          </table:table-cell>
          <table:table-cell table:style-name="ce2" table:formula="of:=IF(OR([.A13]=&quot;ú&quot;;[.A13]=&quot;ü&quot;);[.B13];0)" office:value-type="float" office:value="0">
            <text:p>0</text:p>
          </table:table-cell>
          <table:table-cell/>
          <table:table-cell table:formula="of:=[.B13]+IF([.A13]=&quot;a&quot;;[.D$200];IF([.A13]=&quot;e&quot;;[.E$200];IF([.A13]=&quot;i&quot;;[.F$200];IF([.A13]=&quot;o&quot;;[.G$200];IF([.A13]=&quot;u&quot;;[.H$200];0)))))" office:value-type="float" office:value="537">
            <text:p>537</text:p>
          </table:table-cell>
          <table:table-cell table:style-name="ce1" table:formula="of:=[.J13]/[.J$200]" office:value-type="percentage" office:value="0.0292340356034624">
            <text:p>2,923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321">
            <text:p>321</text:p>
          </table:table-cell>
          <table:table-cell/>
          <table:table-cell table:formula="of:=IF([.A14]=&quot;à&quot;;[.B14];0)" office:value-type="float" office:value="0">
            <text:p>0</text:p>
          </table:table-cell>
          <table:table-cell table:style-name="ce2" table:formula="of:=IF(OR([.A14]=&quot;è&quot;;[.A14]=&quot;é&quot;);[.B14];0)" office:value-type="float" office:value="0">
            <text:p>0</text:p>
          </table:table-cell>
          <table:table-cell table:style-name="ce2" table:formula="of:=IF(OR([.A14]=&quot;í&quot;;[.A14]=&quot;ï&quot;);[.B14];0)" office:value-type="float" office:value="0">
            <text:p>0</text:p>
          </table:table-cell>
          <table:table-cell table:style-name="ce2" table:formula="of:=IF(OR([.A14]=&quot;ò&quot;;[.A14]=&quot;ó&quot;);[.B14];0)" office:value-type="float" office:value="0">
            <text:p>0</text:p>
          </table:table-cell>
          <table:table-cell table:style-name="ce2" table:formula="of:=IF(OR([.A14]=&quot;ú&quot;;[.A14]=&quot;ü&quot;);[.B14];0)" office:value-type="float" office:value="0">
            <text:p>0</text:p>
          </table:table-cell>
          <table:table-cell/>
          <table:table-cell table:formula="of:=[.B14]+IF([.A14]=&quot;a&quot;;[.D$200];IF([.A14]=&quot;e&quot;;[.E$200];IF([.A14]=&quot;i&quot;;[.F$200];IF([.A14]=&quot;o&quot;;[.G$200];IF([.A14]=&quot;u&quot;;[.H$200];0)))))" office:value-type="float" office:value="321">
            <text:p>321</text:p>
          </table:table-cell>
          <table:table-cell table:style-name="ce1" table:formula="of:=[.J14]/[.J$200]" office:value-type="percentage" office:value="0.0174750939082149">
            <text:p>1,748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97">
            <text:p>297</text:p>
          </table:table-cell>
          <table:table-cell/>
          <table:table-cell table:formula="of:=IF([.A15]=&quot;à&quot;;[.B15];0)" office:value-type="float" office:value="0">
            <text:p>0</text:p>
          </table:table-cell>
          <table:table-cell table:style-name="ce2" table:formula="of:=IF(OR([.A15]=&quot;è&quot;;[.A15]=&quot;é&quot;);[.B15];0)" office:value-type="float" office:value="0">
            <text:p>0</text:p>
          </table:table-cell>
          <table:table-cell table:style-name="ce2" table:formula="of:=IF(OR([.A15]=&quot;í&quot;;[.A15]=&quot;ï&quot;);[.B15];0)" office:value-type="float" office:value="0">
            <text:p>0</text:p>
          </table:table-cell>
          <table:table-cell table:style-name="ce2" table:formula="of:=IF(OR([.A15]=&quot;ò&quot;;[.A15]=&quot;ó&quot;);[.B15];0)" office:value-type="float" office:value="0">
            <text:p>0</text:p>
          </table:table-cell>
          <table:table-cell table:style-name="ce2" table:formula="of:=IF(OR([.A15]=&quot;ú&quot;;[.A15]=&quot;ü&quot;);[.B15];0)" office:value-type="float" office:value="0">
            <text:p>0</text:p>
          </table:table-cell>
          <table:table-cell/>
          <table:table-cell table:formula="of:=[.B15]+IF([.A15]=&quot;a&quot;;[.D$200];IF([.A15]=&quot;e&quot;;[.E$200];IF([.A15]=&quot;i&quot;;[.F$200];IF([.A15]=&quot;o&quot;;[.G$200];IF([.A15]=&quot;u&quot;;[.H$200];0)))))" office:value-type="float" office:value="297">
            <text:p>297</text:p>
          </table:table-cell>
          <table:table-cell table:style-name="ce1" table:formula="of:=[.J15]/[.J$200]" office:value-type="percentage" office:value="0.0161685448309652">
            <text:p>1,617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92">
            <text:p>192</text:p>
          </table:table-cell>
          <table:table-cell/>
          <table:table-cell table:formula="of:=IF([.A16]=&quot;à&quot;;[.B16];0)" office:value-type="float" office:value="0">
            <text:p>0</text:p>
          </table:table-cell>
          <table:table-cell table:style-name="ce2" table:formula="of:=IF(OR([.A16]=&quot;è&quot;;[.A16]=&quot;é&quot;);[.B16];0)" office:value-type="float" office:value="0">
            <text:p>0</text:p>
          </table:table-cell>
          <table:table-cell table:style-name="ce2" table:formula="of:=IF(OR([.A16]=&quot;í&quot;;[.A16]=&quot;ï&quot;);[.B16];0)" office:value-type="float" office:value="0">
            <text:p>0</text:p>
          </table:table-cell>
          <table:table-cell table:style-name="ce2" table:formula="of:=IF(OR([.A16]=&quot;ò&quot;;[.A16]=&quot;ó&quot;);[.B16];0)" office:value-type="float" office:value="0">
            <text:p>0</text:p>
          </table:table-cell>
          <table:table-cell table:style-name="ce2" table:formula="of:=IF(OR([.A16]=&quot;ú&quot;;[.A16]=&quot;ü&quot;);[.B16];0)" office:value-type="float" office:value="0">
            <text:p>0</text:p>
          </table:table-cell>
          <table:table-cell/>
          <table:table-cell table:formula="of:=[.B16]+IF([.A16]=&quot;a&quot;;[.D$200];IF([.A16]=&quot;e&quot;;[.E$200];IF([.A16]=&quot;i&quot;;[.F$200];IF([.A16]=&quot;o&quot;;[.G$200];IF([.A16]=&quot;u&quot;;[.H$200];0)))))" office:value-type="float" office:value="192">
            <text:p>192</text:p>
          </table:table-cell>
          <table:table-cell table:style-name="ce1" table:formula="of:=[.J16]/[.J$200]" office:value-type="percentage" office:value="0.0104523926179977">
            <text:p>1,045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28">
            <text:p>128</text:p>
          </table:table-cell>
          <table:table-cell/>
          <table:table-cell table:formula="of:=IF([.A17]=&quot;à&quot;;[.B17];0)" office:value-type="float" office:value="0">
            <text:p>0</text:p>
          </table:table-cell>
          <table:table-cell table:style-name="ce2" table:formula="of:=IF(OR([.A17]=&quot;è&quot;;[.A17]=&quot;é&quot;);[.B17];0)" office:value-type="float" office:value="0">
            <text:p>0</text:p>
          </table:table-cell>
          <table:table-cell table:style-name="ce2" table:formula="of:=IF(OR([.A17]=&quot;í&quot;;[.A17]=&quot;ï&quot;);[.B17];0)" office:value-type="float" office:value="0">
            <text:p>0</text:p>
          </table:table-cell>
          <table:table-cell table:style-name="ce2" table:formula="of:=IF(OR([.A17]=&quot;ò&quot;;[.A17]=&quot;ó&quot;);[.B17];0)" office:value-type="float" office:value="0">
            <text:p>0</text:p>
          </table:table-cell>
          <table:table-cell table:style-name="ce2" table:formula="of:=IF(OR([.A17]=&quot;ú&quot;;[.A17]=&quot;ü&quot;);[.B17];0)" office:value-type="float" office:value="0">
            <text:p>0</text:p>
          </table:table-cell>
          <table:table-cell/>
          <table:table-cell table:formula="of:=[.B17]+IF([.A17]=&quot;a&quot;;[.D$200];IF([.A17]=&quot;e&quot;;[.E$200];IF([.A17]=&quot;i&quot;;[.F$200];IF([.A17]=&quot;o&quot;;[.G$200];IF([.A17]=&quot;u&quot;;[.H$200];0)))))" office:value-type="float" office:value="128">
            <text:p>128</text:p>
          </table:table-cell>
          <table:table-cell table:style-name="ce1" table:formula="of:=[.J17]/[.J$200]" office:value-type="percentage" office:value="0.00696826174533181">
            <text:p>0,697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/>
          <table:table-cell table:formula="of:=IF([.A18]=&quot;à&quot;;[.B18];0)" office:value-type="float" office:value="0">
            <text:p>0</text:p>
          </table:table-cell>
          <table:table-cell table:style-name="ce2" table:formula="of:=IF(OR([.A18]=&quot;è&quot;;[.A18]=&quot;é&quot;);[.B18];0)" office:value-type="float" office:value="0">
            <text:p>0</text:p>
          </table:table-cell>
          <table:table-cell table:style-name="ce2" table:formula="of:=IF(OR([.A18]=&quot;í&quot;;[.A18]=&quot;ï&quot;);[.B18];0)" office:value-type="float" office:value="0">
            <text:p>0</text:p>
          </table:table-cell>
          <table:table-cell table:style-name="ce2" table:formula="of:=IF(OR([.A18]=&quot;ò&quot;;[.A18]=&quot;ó&quot;);[.B18];0)" office:value-type="float" office:value="0">
            <text:p>0</text:p>
          </table:table-cell>
          <table:table-cell table:style-name="ce2" table:formula="of:=IF(OR([.A18]=&quot;ú&quot;;[.A18]=&quot;ü&quot;);[.B18];0)" office:value-type="float" office:value="0">
            <text:p>0</text:p>
          </table:table-cell>
          <table:table-cell/>
          <table:table-cell table:formula="of:=[.B18]+IF([.A18]=&quot;a&quot;;[.D$200];IF([.A18]=&quot;e&quot;;[.E$200];IF([.A18]=&quot;i&quot;;[.F$200];IF([.A18]=&quot;o&quot;;[.G$200];IF([.A18]=&quot;u&quot;;[.H$200];0)))))" office:value-type="float" office:value="121">
            <text:p>121</text:p>
          </table:table-cell>
          <table:table-cell table:style-name="ce1" table:formula="of:=[.J18]/[.J$200]" office:value-type="percentage" office:value="0.00658718493113398">
            <text:p>0,659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21">
            <text:p>121</text:p>
          </table:table-cell>
          <table:table-cell/>
          <table:table-cell table:formula="of:=IF([.A19]=&quot;à&quot;;[.B19];0)" office:value-type="float" office:value="0">
            <text:p>0</text:p>
          </table:table-cell>
          <table:table-cell table:style-name="ce2" table:formula="of:=IF(OR([.A19]=&quot;è&quot;;[.A19]=&quot;é&quot;);[.B19];0)" office:value-type="float" office:value="0">
            <text:p>0</text:p>
          </table:table-cell>
          <table:table-cell table:style-name="ce2" table:formula="of:=IF(OR([.A19]=&quot;í&quot;;[.A19]=&quot;ï&quot;);[.B19];0)" office:value-type="float" office:value="0">
            <text:p>0</text:p>
          </table:table-cell>
          <table:table-cell table:style-name="ce2" table:formula="of:=IF(OR([.A19]=&quot;ò&quot;;[.A19]=&quot;ó&quot;);[.B19];0)" office:value-type="float" office:value="0">
            <text:p>0</text:p>
          </table:table-cell>
          <table:table-cell table:style-name="ce2" table:formula="of:=IF(OR([.A19]=&quot;ú&quot;;[.A19]=&quot;ü&quot;);[.B19];0)" office:value-type="float" office:value="0">
            <text:p>0</text:p>
          </table:table-cell>
          <table:table-cell/>
          <table:table-cell table:formula="of:=[.B19]+IF([.A19]=&quot;a&quot;;[.D$200];IF([.A19]=&quot;e&quot;;[.E$200];IF([.A19]=&quot;i&quot;;[.F$200];IF([.A19]=&quot;o&quot;;[.G$200];IF([.A19]=&quot;u&quot;;[.H$200];0)))))" office:value-type="float" office:value="121">
            <text:p>121</text:p>
          </table:table-cell>
          <table:table-cell table:style-name="ce1" table:formula="of:=[.J19]/[.J$200]" office:value-type="percentage" office:value="0.00658718493113398">
            <text:p>0,659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100">
            <text:p>100</text:p>
          </table:table-cell>
          <table:table-cell/>
          <table:table-cell table:formula="of:=IF([.A20]=&quot;à&quot;;[.B20];0)" office:value-type="float" office:value="0">
            <text:p>0</text:p>
          </table:table-cell>
          <table:table-cell table:style-name="ce2" table:formula="of:=IF(OR([.A20]=&quot;è&quot;;[.A20]=&quot;é&quot;);[.B20];0)" office:value-type="float" office:value="0">
            <text:p>0</text:p>
          </table:table-cell>
          <table:table-cell table:style-name="ce2" table:formula="of:=IF(OR([.A20]=&quot;í&quot;;[.A20]=&quot;ï&quot;);[.B20];0)" office:value-type="float" office:value="0">
            <text:p>0</text:p>
          </table:table-cell>
          <table:table-cell table:style-name="ce2" table:formula="of:=IF(OR([.A20]=&quot;ò&quot;;[.A20]=&quot;ó&quot;);[.B20];0)" office:value-type="float" office:value="0">
            <text:p>0</text:p>
          </table:table-cell>
          <table:table-cell table:style-name="ce2" table:formula="of:=IF(OR([.A20]=&quot;ú&quot;;[.A20]=&quot;ü&quot;);[.B20];0)" office:value-type="float" office:value="0">
            <text:p>0</text:p>
          </table:table-cell>
          <table:table-cell/>
          <table:table-cell table:formula="of:=[.B20]+IF([.A20]=&quot;a&quot;;[.D$200];IF([.A20]=&quot;e&quot;;[.E$200];IF([.A20]=&quot;i&quot;;[.F$200];IF([.A20]=&quot;o&quot;;[.G$200];IF([.A20]=&quot;u&quot;;[.H$200];0)))))" office:value-type="float" office:value="100">
            <text:p>100</text:p>
          </table:table-cell>
          <table:table-cell table:style-name="ce1" table:formula="of:=[.J20]/[.J$200]" office:value-type="percentage" office:value="0.00544395448854048">
            <text:p>0,544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91">
            <text:p>91</text:p>
          </table:table-cell>
          <table:table-cell/>
          <table:table-cell table:formula="of:=IF([.A21]=&quot;à&quot;;[.B21];0)" office:value-type="float" office:value="0">
            <text:p>0</text:p>
          </table:table-cell>
          <table:table-cell table:style-name="ce2" table:formula="of:=IF(OR([.A21]=&quot;è&quot;;[.A21]=&quot;é&quot;);[.B21];0)" office:value-type="float" office:value="0">
            <text:p>0</text:p>
          </table:table-cell>
          <table:table-cell table:style-name="ce2" table:formula="of:=IF(OR([.A21]=&quot;í&quot;;[.A21]=&quot;ï&quot;);[.B21];0)" office:value-type="float" office:value="0">
            <text:p>0</text:p>
          </table:table-cell>
          <table:table-cell table:style-name="ce2" table:formula="of:=IF(OR([.A21]=&quot;ò&quot;;[.A21]=&quot;ó&quot;);[.B21];0)" office:value-type="float" office:value="0">
            <text:p>0</text:p>
          </table:table-cell>
          <table:table-cell table:style-name="ce2" table:formula="of:=IF(OR([.A21]=&quot;ú&quot;;[.A21]=&quot;ü&quot;);[.B21];0)" office:value-type="float" office:value="0">
            <text:p>0</text:p>
          </table:table-cell>
          <table:table-cell/>
          <table:table-cell table:formula="of:=[.B21]+IF([.A21]=&quot;a&quot;;[.D$200];IF([.A21]=&quot;e&quot;;[.E$200];IF([.A21]=&quot;i&quot;;[.F$200];IF([.A21]=&quot;o&quot;;[.G$200];IF([.A21]=&quot;u&quot;;[.H$200];0)))))" office:value-type="float" office:value="91">
            <text:p>91</text:p>
          </table:table-cell>
          <table:table-cell table:style-name="ce1" table:formula="of:=[.J21]/[.J$200]" office:value-type="percentage" office:value="0.00495399858457183">
            <text:p>0,495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90">
            <text:p>90</text:p>
          </table:table-cell>
          <table:table-cell/>
          <table:table-cell table:formula="of:=IF([.A22]=&quot;à&quot;;[.B22];0)" office:value-type="float" office:value="0">
            <text:p>0</text:p>
          </table:table-cell>
          <table:table-cell table:style-name="ce2" table:formula="of:=IF(OR([.A22]=&quot;è&quot;;[.A22]=&quot;é&quot;);[.B22];0)" office:value-type="float" office:value="0">
            <text:p>0</text:p>
          </table:table-cell>
          <table:table-cell table:style-name="ce2" table:formula="of:=IF(OR([.A22]=&quot;í&quot;;[.A22]=&quot;ï&quot;);[.B22];0)" office:value-type="float" office:value="0">
            <text:p>0</text:p>
          </table:table-cell>
          <table:table-cell table:style-name="ce2" table:formula="of:=IF(OR([.A22]=&quot;ò&quot;;[.A22]=&quot;ó&quot;);[.B22];0)" office:value-type="float" office:value="0">
            <text:p>0</text:p>
          </table:table-cell>
          <table:table-cell table:style-name="ce2" table:formula="of:=IF(OR([.A22]=&quot;ú&quot;;[.A22]=&quot;ü&quot;);[.B22];0)" office:value-type="float" office:value="0">
            <text:p>0</text:p>
          </table:table-cell>
          <table:table-cell/>
          <table:table-cell table:formula="of:=[.B22]+IF([.A22]=&quot;a&quot;;[.D$200];IF([.A22]=&quot;e&quot;;[.E$200];IF([.A22]=&quot;i&quot;;[.F$200];IF([.A22]=&quot;o&quot;;[.G$200];IF([.A22]=&quot;u&quot;;[.H$200];0)))))" office:value-type="float" office:value="90">
            <text:p>90</text:p>
          </table:table-cell>
          <table:table-cell table:style-name="ce1" table:formula="of:=[.J22]/[.J$200]" office:value-type="percentage" office:value="0.00489955903968643">
            <text:p>0,490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table:formula="of:=IF([.A23]=&quot;à&quot;;[.B23];0)" office:value-type="float" office:value="0">
            <text:p>0</text:p>
          </table:table-cell>
          <table:table-cell table:style-name="ce2" table:formula="of:=IF(OR([.A23]=&quot;è&quot;;[.A23]=&quot;é&quot;);[.B23];0)" office:value-type="float" office:value="0">
            <text:p>0</text:p>
          </table:table-cell>
          <table:table-cell table:style-name="ce2" table:formula="of:=IF(OR([.A23]=&quot;í&quot;;[.A23]=&quot;ï&quot;);[.B23];0)" office:value-type="float" office:value="0">
            <text:p>0</text:p>
          </table:table-cell>
          <table:table-cell table:style-name="ce2" table:formula="of:=IF(OR([.A23]=&quot;ò&quot;;[.A23]=&quot;ó&quot;);[.B23];0)" office:value-type="float" office:value="0">
            <text:p>0</text:p>
          </table:table-cell>
          <table:table-cell table:style-name="ce2" table:formula="of:=IF(OR([.A23]=&quot;ú&quot;;[.A23]=&quot;ü&quot;);[.B23];0)" office:value-type="float" office:value="0">
            <text:p>0</text:p>
          </table:table-cell>
          <table:table-cell/>
          <table:table-cell table:formula="of:=[.B23]+IF([.A23]=&quot;a&quot;;[.D$200];IF([.A23]=&quot;e&quot;;[.E$200];IF([.A23]=&quot;i&quot;;[.F$200];IF([.A23]=&quot;o&quot;;[.G$200];IF([.A23]=&quot;u&quot;;[.H$200];0)))))" office:value-type="float" office:value="83">
            <text:p>83</text:p>
          </table:table-cell>
          <table:table-cell table:style-name="ce1" table:formula="of:=[.J23]/[.J$200]" office:value-type="percentage" office:value="0.00451848222548859">
            <text:p>0,45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/>
          <table:table-cell table:formula="of:=IF([.A24]=&quot;à&quot;;[.B24];0)" office:value-type="float" office:value="0">
            <text:p>0</text:p>
          </table:table-cell>
          <table:table-cell table:style-name="ce2" table:formula="of:=IF(OR([.A24]=&quot;è&quot;;[.A24]=&quot;é&quot;);[.B24];0)" office:value-type="float" office:value="0">
            <text:p>0</text:p>
          </table:table-cell>
          <table:table-cell table:style-name="ce2" table:formula="of:=IF(OR([.A24]=&quot;í&quot;;[.A24]=&quot;ï&quot;);[.B24];0)" office:value-type="float" office:value="0">
            <text:p>0</text:p>
          </table:table-cell>
          <table:table-cell table:style-name="ce2" table:formula="of:=IF(OR([.A24]=&quot;ò&quot;;[.A24]=&quot;ó&quot;);[.B24];0)" office:value-type="float" office:value="0">
            <text:p>0</text:p>
          </table:table-cell>
          <table:table-cell table:style-name="ce2" table:formula="of:=IF(OR([.A24]=&quot;ú&quot;;[.A24]=&quot;ü&quot;);[.B24];0)" office:value-type="float" office:value="0">
            <text:p>0</text:p>
          </table:table-cell>
          <table:table-cell/>
          <table:table-cell table:formula="of:=[.B24]+IF([.A24]=&quot;a&quot;;[.D$200];IF([.A24]=&quot;e&quot;;[.E$200];IF([.A24]=&quot;i&quot;;[.F$200];IF([.A24]=&quot;o&quot;;[.G$200];IF([.A24]=&quot;u&quot;;[.H$200];0)))))" office:value-type="float" office:value="77">
            <text:p>77</text:p>
          </table:table-cell>
          <table:table-cell table:style-name="ce1" table:formula="of:=[.J24]/[.J$200]" office:value-type="percentage" office:value="0.00419184495617617">
            <text:p>0,419%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float" office:value="76">
            <text:p>76</text:p>
          </table:table-cell>
          <table:table-cell/>
          <table:table-cell table:formula="of:=IF([.A25]=&quot;à&quot;;[.B25];0)" office:value-type="float" office:value="0">
            <text:p>0</text:p>
          </table:table-cell>
          <table:table-cell table:style-name="ce2" table:formula="of:=IF(OR([.A25]=&quot;è&quot;;[.A25]=&quot;é&quot;);[.B25];0)" office:value-type="float" office:value="0">
            <text:p>0</text:p>
          </table:table-cell>
          <table:table-cell table:style-name="ce2" table:formula="of:=IF(OR([.A25]=&quot;í&quot;;[.A25]=&quot;ï&quot;);[.B25];0)" office:value-type="float" office:value="0">
            <text:p>0</text:p>
          </table:table-cell>
          <table:table-cell table:style-name="ce2" table:formula="of:=IF(OR([.A25]=&quot;ò&quot;;[.A25]=&quot;ó&quot;);[.B25];0)" office:value-type="float" office:value="76">
            <text:p>76</text:p>
          </table:table-cell>
          <table:table-cell table:style-name="ce2" table:formula="of:=IF(OR([.A25]=&quot;ú&quot;;[.A25]=&quot;ü&quot;);[.B25];0)" office:value-type="float" office:value="0">
            <text:p>0</text:p>
          </table:table-cell>
          <table:table-cell/>
          <table:table-cell table:formula="of:=[.B25]+IF([.A25]=&quot;a&quot;;[.D$200];IF([.A25]=&quot;e&quot;;[.E$200];IF([.A25]=&quot;i&quot;;[.F$200];IF([.A25]=&quot;o&quot;;[.G$200];IF([.A25]=&quot;u&quot;;[.H$200];0)))))" office:value-type="float" office:value="76">
            <text:p>76</text:p>
          </table:table-cell>
          <table:table-cell table:style-name="ce1" table:formula="of:=[.J25]/[.J$200]" office:value-type="percentage" office:value="0.00413740541129076">
            <text:p>0,414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74">
            <text:p>74</text:p>
          </table:table-cell>
          <table:table-cell/>
          <table:table-cell table:formula="of:=IF([.A26]=&quot;à&quot;;[.B26];0)" office:value-type="float" office:value="0">
            <text:p>0</text:p>
          </table:table-cell>
          <table:table-cell table:style-name="ce2" table:formula="of:=IF(OR([.A26]=&quot;è&quot;;[.A26]=&quot;é&quot;);[.B26];0)" office:value-type="float" office:value="0">
            <text:p>0</text:p>
          </table:table-cell>
          <table:table-cell table:style-name="ce2" table:formula="of:=IF(OR([.A26]=&quot;í&quot;;[.A26]=&quot;ï&quot;);[.B26];0)" office:value-type="float" office:value="0">
            <text:p>0</text:p>
          </table:table-cell>
          <table:table-cell table:style-name="ce2" table:formula="of:=IF(OR([.A26]=&quot;ò&quot;;[.A26]=&quot;ó&quot;);[.B26];0)" office:value-type="float" office:value="0">
            <text:p>0</text:p>
          </table:table-cell>
          <table:table-cell table:style-name="ce2" table:formula="of:=IF(OR([.A26]=&quot;ú&quot;;[.A26]=&quot;ü&quot;);[.B26];0)" office:value-type="float" office:value="0">
            <text:p>0</text:p>
          </table:table-cell>
          <table:table-cell/>
          <table:table-cell table:formula="of:=[.B26]+IF([.A26]=&quot;a&quot;;[.D$200];IF([.A26]=&quot;e&quot;;[.E$200];IF([.A26]=&quot;i&quot;;[.F$200];IF([.A26]=&quot;o&quot;;[.G$200];IF([.A26]=&quot;u&quot;;[.H$200];0)))))" office:value-type="float" office:value="74">
            <text:p>74</text:p>
          </table:table-cell>
          <table:table-cell table:style-name="ce1" table:formula="of:=[.J26]/[.J$200]" office:value-type="percentage" office:value="0.00402852632151995">
            <text:p>0,403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/>
          <table:table-cell table:formula="of:=IF([.A27]=&quot;à&quot;;[.B27];0)" office:value-type="float" office:value="0">
            <text:p>0</text:p>
          </table:table-cell>
          <table:table-cell table:style-name="ce2" table:formula="of:=IF(OR([.A27]=&quot;è&quot;;[.A27]=&quot;é&quot;);[.B27];0)" office:value-type="float" office:value="0">
            <text:p>0</text:p>
          </table:table-cell>
          <table:table-cell table:style-name="ce2" table:formula="of:=IF(OR([.A27]=&quot;í&quot;;[.A27]=&quot;ï&quot;);[.B27];0)" office:value-type="float" office:value="0">
            <text:p>0</text:p>
          </table:table-cell>
          <table:table-cell table:style-name="ce2" table:formula="of:=IF(OR([.A27]=&quot;ò&quot;;[.A27]=&quot;ó&quot;);[.B27];0)" office:value-type="float" office:value="0">
            <text:p>0</text:p>
          </table:table-cell>
          <table:table-cell table:style-name="ce2" table:formula="of:=IF(OR([.A27]=&quot;ú&quot;;[.A27]=&quot;ü&quot;);[.B27];0)" office:value-type="float" office:value="0">
            <text:p>0</text:p>
          </table:table-cell>
          <table:table-cell/>
          <table:table-cell table:formula="of:=[.B27]+IF([.A27]=&quot;a&quot;;[.D$200];IF([.A27]=&quot;e&quot;;[.E$200];IF([.A27]=&quot;i&quot;;[.F$200];IF([.A27]=&quot;o&quot;;[.G$200];IF([.A27]=&quot;u&quot;;[.H$200];0)))))" office:value-type="float" office:value="55">
            <text:p>55</text:p>
          </table:table-cell>
          <table:table-cell table:style-name="ce1" table:formula="of:=[.J27]/[.J$200]" office:value-type="percentage" office:value="0.00299417496869726">
            <text:p>0,299%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float" office:value="51">
            <text:p>51</text:p>
          </table:table-cell>
          <table:table-cell/>
          <table:table-cell table:formula="of:=IF([.A28]=&quot;à&quot;;[.B28];0)" office:value-type="float" office:value="0">
            <text:p>0</text:p>
          </table:table-cell>
          <table:table-cell table:style-name="ce2" table:formula="of:=IF(OR([.A28]=&quot;è&quot;;[.A28]=&quot;é&quot;);[.B28];0)" office:value-type="float" office:value="0">
            <text:p>0</text:p>
          </table:table-cell>
          <table:table-cell table:style-name="ce2" table:formula="of:=IF(OR([.A28]=&quot;í&quot;;[.A28]=&quot;ï&quot;);[.B28];0)" office:value-type="float" office:value="51">
            <text:p>51</text:p>
          </table:table-cell>
          <table:table-cell table:style-name="ce2" table:formula="of:=IF(OR([.A28]=&quot;ò&quot;;[.A28]=&quot;ó&quot;);[.B28];0)" office:value-type="float" office:value="0">
            <text:p>0</text:p>
          </table:table-cell>
          <table:table-cell table:style-name="ce2" table:formula="of:=IF(OR([.A28]=&quot;ú&quot;;[.A28]=&quot;ü&quot;);[.B28];0)" office:value-type="float" office:value="0">
            <text:p>0</text:p>
          </table:table-cell>
          <table:table-cell/>
          <table:table-cell table:formula="of:=[.B28]+IF([.A28]=&quot;a&quot;;[.D$200];IF([.A28]=&quot;e&quot;;[.E$200];IF([.A28]=&quot;i&quot;;[.F$200];IF([.A28]=&quot;o&quot;;[.G$200];IF([.A28]=&quot;u&quot;;[.H$200];0)))))" office:value-type="float" office:value="51">
            <text:p>51</text:p>
          </table:table-cell>
          <table:table-cell table:style-name="ce1" table:formula="of:=[.J28]/[.J$200]" office:value-type="percentage" office:value="0.00277641678915564">
            <text:p>0,278%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46">
            <text:p>46</text:p>
          </table:table-cell>
          <table:table-cell/>
          <table:table-cell table:formula="of:=IF([.A29]=&quot;à&quot;;[.B29];0)" office:value-type="float" office:value="46">
            <text:p>46</text:p>
          </table:table-cell>
          <table:table-cell table:style-name="ce2" table:formula="of:=IF(OR([.A29]=&quot;è&quot;;[.A29]=&quot;é&quot;);[.B29];0)" office:value-type="float" office:value="0">
            <text:p>0</text:p>
          </table:table-cell>
          <table:table-cell table:style-name="ce2" table:formula="of:=IF(OR([.A29]=&quot;í&quot;;[.A29]=&quot;ï&quot;);[.B29];0)" office:value-type="float" office:value="0">
            <text:p>0</text:p>
          </table:table-cell>
          <table:table-cell table:style-name="ce2" table:formula="of:=IF(OR([.A29]=&quot;ò&quot;;[.A29]=&quot;ó&quot;);[.B29];0)" office:value-type="float" office:value="0">
            <text:p>0</text:p>
          </table:table-cell>
          <table:table-cell table:style-name="ce2" table:formula="of:=IF(OR([.A29]=&quot;ú&quot;;[.A29]=&quot;ü&quot;);[.B29];0)" office:value-type="float" office:value="0">
            <text:p>0</text:p>
          </table:table-cell>
          <table:table-cell/>
          <table:table-cell table:formula="of:=[.B29]+IF([.A29]=&quot;a&quot;;[.D$200];IF([.A29]=&quot;e&quot;;[.E$200];IF([.A29]=&quot;i&quot;;[.F$200];IF([.A29]=&quot;o&quot;;[.G$200];IF([.A29]=&quot;u&quot;;[.H$200];0)))))" office:value-type="float" office:value="46">
            <text:p>46</text:p>
          </table:table-cell>
          <table:table-cell table:style-name="ce1" table:formula="of:=[.J29]/[.J$200]" office:value-type="percentage" office:value="0.00250421906472862">
            <text:p>0,250%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float" office:value="40">
            <text:p>40</text:p>
          </table:table-cell>
          <table:table-cell/>
          <table:table-cell table:formula="of:=IF([.A30]=&quot;à&quot;;[.B30];0)" office:value-type="float" office:value="0">
            <text:p>0</text:p>
          </table:table-cell>
          <table:table-cell table:style-name="ce2" table:formula="of:=IF(OR([.A30]=&quot;è&quot;;[.A30]=&quot;é&quot;);[.B30];0)" office:value-type="float" office:value="40">
            <text:p>40</text:p>
          </table:table-cell>
          <table:table-cell table:style-name="ce2" table:formula="of:=IF(OR([.A30]=&quot;í&quot;;[.A30]=&quot;ï&quot;);[.B30];0)" office:value-type="float" office:value="0">
            <text:p>0</text:p>
          </table:table-cell>
          <table:table-cell table:style-name="ce2" table:formula="of:=IF(OR([.A30]=&quot;ò&quot;;[.A30]=&quot;ó&quot;);[.B30];0)" office:value-type="float" office:value="0">
            <text:p>0</text:p>
          </table:table-cell>
          <table:table-cell table:style-name="ce2" table:formula="of:=IF(OR([.A30]=&quot;ú&quot;;[.A30]=&quot;ü&quot;);[.B30];0)" office:value-type="float" office:value="0">
            <text:p>0</text:p>
          </table:table-cell>
          <table:table-cell/>
          <table:table-cell table:formula="of:=[.B30]+IF([.A30]=&quot;a&quot;;[.D$200];IF([.A30]=&quot;e&quot;;[.E$200];IF([.A30]=&quot;i&quot;;[.F$200];IF([.A30]=&quot;o&quot;;[.G$200];IF([.A30]=&quot;u&quot;;[.H$200];0)))))" office:value-type="float" office:value="40">
            <text:p>40</text:p>
          </table:table-cell>
          <table:table-cell table:style-name="ce1" table:formula="of:=[.J30]/[.J$200]" office:value-type="percentage" office:value="0.00217758179541619">
            <text:p>0,218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39">
            <text:p>39</text:p>
          </table:table-cell>
          <table:table-cell/>
          <table:table-cell table:formula="of:=IF([.A31]=&quot;à&quot;;[.B31];0)" office:value-type="float" office:value="0">
            <text:p>0</text:p>
          </table:table-cell>
          <table:table-cell table:style-name="ce2" table:formula="of:=IF(OR([.A31]=&quot;è&quot;;[.A31]=&quot;é&quot;);[.B31];0)" office:value-type="float" office:value="0">
            <text:p>0</text:p>
          </table:table-cell>
          <table:table-cell table:style-name="ce2" table:formula="of:=IF(OR([.A31]=&quot;í&quot;;[.A31]=&quot;ï&quot;);[.B31];0)" office:value-type="float" office:value="0">
            <text:p>0</text:p>
          </table:table-cell>
          <table:table-cell table:style-name="ce2" table:formula="of:=IF(OR([.A31]=&quot;ò&quot;;[.A31]=&quot;ó&quot;);[.B31];0)" office:value-type="float" office:value="0">
            <text:p>0</text:p>
          </table:table-cell>
          <table:table-cell table:style-name="ce2" table:formula="of:=IF(OR([.A31]=&quot;ú&quot;;[.A31]=&quot;ü&quot;);[.B31];0)" office:value-type="float" office:value="0">
            <text:p>0</text:p>
          </table:table-cell>
          <table:table-cell/>
          <table:table-cell table:formula="of:=[.B31]+IF([.A31]=&quot;a&quot;;[.D$200];IF([.A31]=&quot;e&quot;;[.E$200];IF([.A31]=&quot;i&quot;;[.F$200];IF([.A31]=&quot;o&quot;;[.G$200];IF([.A31]=&quot;u&quot;;[.H$200];0)))))" office:value-type="float" office:value="39">
            <text:p>39</text:p>
          </table:table-cell>
          <table:table-cell table:style-name="ce1" table:formula="of:=[.J31]/[.J$200]" office:value-type="percentage" office:value="0.00212314225053079">
            <text:p>0,212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34">
            <text:p>34</text:p>
          </table:table-cell>
          <table:table-cell/>
          <table:table-cell table:formula="of:=IF([.A32]=&quot;à&quot;;[.B32];0)" office:value-type="float" office:value="0">
            <text:p>0</text:p>
          </table:table-cell>
          <table:table-cell table:style-name="ce2" table:formula="of:=IF(OR([.A32]=&quot;è&quot;;[.A32]=&quot;é&quot;);[.B32];0)" office:value-type="float" office:value="0">
            <text:p>0</text:p>
          </table:table-cell>
          <table:table-cell table:style-name="ce2" table:formula="of:=IF(OR([.A32]=&quot;í&quot;;[.A32]=&quot;ï&quot;);[.B32];0)" office:value-type="float" office:value="0">
            <text:p>0</text:p>
          </table:table-cell>
          <table:table-cell table:style-name="ce2" table:formula="of:=IF(OR([.A32]=&quot;ò&quot;;[.A32]=&quot;ó&quot;);[.B32];0)" office:value-type="float" office:value="0">
            <text:p>0</text:p>
          </table:table-cell>
          <table:table-cell table:style-name="ce2" table:formula="of:=IF(OR([.A32]=&quot;ú&quot;;[.A32]=&quot;ü&quot;);[.B32];0)" office:value-type="float" office:value="0">
            <text:p>0</text:p>
          </table:table-cell>
          <table:table-cell/>
          <table:table-cell table:formula="of:=[.B32]+IF([.A32]=&quot;a&quot;;[.D$200];IF([.A32]=&quot;e&quot;;[.E$200];IF([.A32]=&quot;i&quot;;[.F$200];IF([.A32]=&quot;o&quot;;[.G$200];IF([.A32]=&quot;u&quot;;[.H$200];0)))))" office:value-type="float" office:value="34">
            <text:p>34</text:p>
          </table:table-cell>
          <table:table-cell table:style-name="ce1" table:formula="of:=[.J32]/[.J$200]" office:value-type="percentage" office:value="0.00185094452610376">
            <text:p>0,185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/>
          <table:table-cell table:formula="of:=IF([.A33]=&quot;à&quot;;[.B33];0)" office:value-type="float" office:value="0">
            <text:p>0</text:p>
          </table:table-cell>
          <table:table-cell table:style-name="ce2" table:formula="of:=IF(OR([.A33]=&quot;è&quot;;[.A33]=&quot;é&quot;);[.B33];0)" office:value-type="float" office:value="0">
            <text:p>0</text:p>
          </table:table-cell>
          <table:table-cell table:style-name="ce2" table:formula="of:=IF(OR([.A33]=&quot;í&quot;;[.A33]=&quot;ï&quot;);[.B33];0)" office:value-type="float" office:value="0">
            <text:p>0</text:p>
          </table:table-cell>
          <table:table-cell table:style-name="ce2" table:formula="of:=IF(OR([.A33]=&quot;ò&quot;;[.A33]=&quot;ó&quot;);[.B33];0)" office:value-type="float" office:value="0">
            <text:p>0</text:p>
          </table:table-cell>
          <table:table-cell table:style-name="ce2" table:formula="of:=IF(OR([.A33]=&quot;ú&quot;;[.A33]=&quot;ü&quot;);[.B33];0)" office:value-type="float" office:value="0">
            <text:p>0</text:p>
          </table:table-cell>
          <table:table-cell/>
          <table:table-cell table:formula="of:=[.B33]+IF([.A33]=&quot;a&quot;;[.D$200];IF([.A33]=&quot;e&quot;;[.E$200];IF([.A33]=&quot;i&quot;;[.F$200];IF([.A33]=&quot;o&quot;;[.G$200];IF([.A33]=&quot;u&quot;;[.H$200];0)))))" office:value-type="float" office:value="33">
            <text:p>33</text:p>
          </table:table-cell>
          <table:table-cell table:style-name="ce1" table:formula="of:=[.J33]/[.J$200]" office:value-type="percentage" office:value="0.00179650498121836">
            <text:p>0,180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32">
            <text:p>32</text:p>
          </table:table-cell>
          <table:table-cell/>
          <table:table-cell table:formula="of:=IF([.A34]=&quot;à&quot;;[.B34];0)" office:value-type="float" office:value="0">
            <text:p>0</text:p>
          </table:table-cell>
          <table:table-cell table:style-name="ce2" table:formula="of:=IF(OR([.A34]=&quot;è&quot;;[.A34]=&quot;é&quot;);[.B34];0)" office:value-type="float" office:value="0">
            <text:p>0</text:p>
          </table:table-cell>
          <table:table-cell table:style-name="ce2" table:formula="of:=IF(OR([.A34]=&quot;í&quot;;[.A34]=&quot;ï&quot;);[.B34];0)" office:value-type="float" office:value="0">
            <text:p>0</text:p>
          </table:table-cell>
          <table:table-cell table:style-name="ce2" table:formula="of:=IF(OR([.A34]=&quot;ò&quot;;[.A34]=&quot;ó&quot;);[.B34];0)" office:value-type="float" office:value="0">
            <text:p>0</text:p>
          </table:table-cell>
          <table:table-cell table:style-name="ce2" table:formula="of:=IF(OR([.A34]=&quot;ú&quot;;[.A34]=&quot;ü&quot;);[.B34];0)" office:value-type="float" office:value="0">
            <text:p>0</text:p>
          </table:table-cell>
          <table:table-cell/>
          <table:table-cell table:formula="of:=[.B34]+IF([.A34]=&quot;a&quot;;[.D$200];IF([.A34]=&quot;e&quot;;[.E$200];IF([.A34]=&quot;i&quot;;[.F$200];IF([.A34]=&quot;o&quot;;[.G$200];IF([.A34]=&quot;u&quot;;[.H$200];0)))))" office:value-type="float" office:value="32">
            <text:p>32</text:p>
          </table:table-cell>
          <table:table-cell table:style-name="ce1" table:formula="of:=[.J34]/[.J$200]" office:value-type="percentage" office:value="0.00174206543633295">
            <text:p>0,174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32">
            <text:p>32</text:p>
          </table:table-cell>
          <table:table-cell/>
          <table:table-cell table:formula="of:=IF([.A35]=&quot;à&quot;;[.B35];0)" office:value-type="float" office:value="0">
            <text:p>0</text:p>
          </table:table-cell>
          <table:table-cell table:style-name="ce2" table:formula="of:=IF(OR([.A35]=&quot;è&quot;;[.A35]=&quot;é&quot;);[.B35];0)" office:value-type="float" office:value="0">
            <text:p>0</text:p>
          </table:table-cell>
          <table:table-cell table:style-name="ce2" table:formula="of:=IF(OR([.A35]=&quot;í&quot;;[.A35]=&quot;ï&quot;);[.B35];0)" office:value-type="float" office:value="0">
            <text:p>0</text:p>
          </table:table-cell>
          <table:table-cell table:style-name="ce2" table:formula="of:=IF(OR([.A35]=&quot;ò&quot;;[.A35]=&quot;ó&quot;);[.B35];0)" office:value-type="float" office:value="0">
            <text:p>0</text:p>
          </table:table-cell>
          <table:table-cell table:style-name="ce2" table:formula="of:=IF(OR([.A35]=&quot;ú&quot;;[.A35]=&quot;ü&quot;);[.B35];0)" office:value-type="float" office:value="0">
            <text:p>0</text:p>
          </table:table-cell>
          <table:table-cell/>
          <table:table-cell table:formula="of:=[.B35]+IF([.A35]=&quot;a&quot;;[.D$200];IF([.A35]=&quot;e&quot;;[.E$200];IF([.A35]=&quot;i&quot;;[.F$200];IF([.A35]=&quot;o&quot;;[.G$200];IF([.A35]=&quot;u&quot;;[.H$200];0)))))" office:value-type="float" office:value="32">
            <text:p>32</text:p>
          </table:table-cell>
          <table:table-cell table:style-name="ce1" table:formula="of:=[.J35]/[.J$200]" office:value-type="percentage" office:value="0.00174206543633295">
            <text:p>0,174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table:formula="of:=IF([.A36]=&quot;à&quot;;[.B36];0)" office:value-type="float" office:value="0">
            <text:p>0</text:p>
          </table:table-cell>
          <table:table-cell table:style-name="ce2" table:formula="of:=IF(OR([.A36]=&quot;è&quot;;[.A36]=&quot;é&quot;);[.B36];0)" office:value-type="float" office:value="0">
            <text:p>0</text:p>
          </table:table-cell>
          <table:table-cell table:style-name="ce2" table:formula="of:=IF(OR([.A36]=&quot;í&quot;;[.A36]=&quot;ï&quot;);[.B36];0)" office:value-type="float" office:value="0">
            <text:p>0</text:p>
          </table:table-cell>
          <table:table-cell table:style-name="ce2" table:formula="of:=IF(OR([.A36]=&quot;ò&quot;;[.A36]=&quot;ó&quot;);[.B36];0)" office:value-type="float" office:value="0">
            <text:p>0</text:p>
          </table:table-cell>
          <table:table-cell table:style-name="ce2" table:formula="of:=IF(OR([.A36]=&quot;ú&quot;;[.A36]=&quot;ü&quot;);[.B36];0)" office:value-type="float" office:value="0">
            <text:p>0</text:p>
          </table:table-cell>
          <table:table-cell/>
          <table:table-cell table:formula="of:=[.B36]+IF([.A36]=&quot;a&quot;;[.D$200];IF([.A36]=&quot;e&quot;;[.E$200];IF([.A36]=&quot;i&quot;;[.F$200];IF([.A36]=&quot;o&quot;;[.G$200];IF([.A36]=&quot;u&quot;;[.H$200];0)))))" office:value-type="float" office:value="31">
            <text:p>31</text:p>
          </table:table-cell>
          <table:table-cell table:style-name="ce1" table:formula="of:=[.J36]/[.J$200]" office:value-type="percentage" office:value="0.00168762589144755">
            <text:p>0,169%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float" office:value="31">
            <text:p>31</text:p>
          </table:table-cell>
          <table:table-cell/>
          <table:table-cell table:formula="of:=IF([.A37]=&quot;à&quot;;[.B37];0)" office:value-type="float" office:value="0">
            <text:p>0</text:p>
          </table:table-cell>
          <table:table-cell table:style-name="ce2" table:formula="of:=IF(OR([.A37]=&quot;è&quot;;[.A37]=&quot;é&quot;);[.B37];0)" office:value-type="float" office:value="0">
            <text:p>0</text:p>
          </table:table-cell>
          <table:table-cell table:style-name="ce2" table:formula="of:=IF(OR([.A37]=&quot;í&quot;;[.A37]=&quot;ï&quot;);[.B37];0)" office:value-type="float" office:value="0">
            <text:p>0</text:p>
          </table:table-cell>
          <table:table-cell table:style-name="ce2" table:formula="of:=IF(OR([.A37]=&quot;ò&quot;;[.A37]=&quot;ó&quot;);[.B37];0)" office:value-type="float" office:value="0">
            <text:p>0</text:p>
          </table:table-cell>
          <table:table-cell table:style-name="ce2" table:formula="of:=IF(OR([.A37]=&quot;ú&quot;;[.A37]=&quot;ü&quot;);[.B37];0)" office:value-type="float" office:value="31">
            <text:p>31</text:p>
          </table:table-cell>
          <table:table-cell/>
          <table:table-cell table:formula="of:=[.B37]+IF([.A37]=&quot;a&quot;;[.D$200];IF([.A37]=&quot;e&quot;;[.E$200];IF([.A37]=&quot;i&quot;;[.F$200];IF([.A37]=&quot;o&quot;;[.G$200];IF([.A37]=&quot;u&quot;;[.H$200];0)))))" office:value-type="float" office:value="31">
            <text:p>31</text:p>
          </table:table-cell>
          <table:table-cell table:style-name="ce1" table:formula="of:=[.J37]/[.J$200]" office:value-type="percentage" office:value="0.00168762589144755">
            <text:p>0,169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9">
            <text:p>29</text:p>
          </table:table-cell>
          <table:table-cell/>
          <table:table-cell table:formula="of:=IF([.A38]=&quot;à&quot;;[.B38];0)" office:value-type="float" office:value="0">
            <text:p>0</text:p>
          </table:table-cell>
          <table:table-cell table:style-name="ce2" table:formula="of:=IF(OR([.A38]=&quot;è&quot;;[.A38]=&quot;é&quot;);[.B38];0)" office:value-type="float" office:value="0">
            <text:p>0</text:p>
          </table:table-cell>
          <table:table-cell table:style-name="ce2" table:formula="of:=IF(OR([.A38]=&quot;í&quot;;[.A38]=&quot;ï&quot;);[.B38];0)" office:value-type="float" office:value="0">
            <text:p>0</text:p>
          </table:table-cell>
          <table:table-cell table:style-name="ce2" table:formula="of:=IF(OR([.A38]=&quot;ò&quot;;[.A38]=&quot;ó&quot;);[.B38];0)" office:value-type="float" office:value="0">
            <text:p>0</text:p>
          </table:table-cell>
          <table:table-cell table:style-name="ce2" table:formula="of:=IF(OR([.A38]=&quot;ú&quot;;[.A38]=&quot;ü&quot;);[.B38];0)" office:value-type="float" office:value="0">
            <text:p>0</text:p>
          </table:table-cell>
          <table:table-cell/>
          <table:table-cell table:formula="of:=[.B38]+IF([.A38]=&quot;a&quot;;[.D$200];IF([.A38]=&quot;e&quot;;[.E$200];IF([.A38]=&quot;i&quot;;[.F$200];IF([.A38]=&quot;o&quot;;[.G$200];IF([.A38]=&quot;u&quot;;[.H$200];0)))))" office:value-type="float" office:value="29">
            <text:p>29</text:p>
          </table:table-cell>
          <table:table-cell table:style-name="ce1" table:formula="of:=[.J38]/[.J$200]" office:value-type="percentage" office:value="0.00157874680167674">
            <text:p>0,158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/>
          <table:table-cell table:formula="of:=IF([.A39]=&quot;à&quot;;[.B39];0)" office:value-type="float" office:value="0">
            <text:p>0</text:p>
          </table:table-cell>
          <table:table-cell table:style-name="ce2" table:formula="of:=IF(OR([.A39]=&quot;è&quot;;[.A39]=&quot;é&quot;);[.B39];0)" office:value-type="float" office:value="0">
            <text:p>0</text:p>
          </table:table-cell>
          <table:table-cell table:style-name="ce2" table:formula="of:=IF(OR([.A39]=&quot;í&quot;;[.A39]=&quot;ï&quot;);[.B39];0)" office:value-type="float" office:value="0">
            <text:p>0</text:p>
          </table:table-cell>
          <table:table-cell table:style-name="ce2" table:formula="of:=IF(OR([.A39]=&quot;ò&quot;;[.A39]=&quot;ó&quot;);[.B39];0)" office:value-type="float" office:value="0">
            <text:p>0</text:p>
          </table:table-cell>
          <table:table-cell table:style-name="ce2" table:formula="of:=IF(OR([.A39]=&quot;ú&quot;;[.A39]=&quot;ü&quot;);[.B39];0)" office:value-type="float" office:value="0">
            <text:p>0</text:p>
          </table:table-cell>
          <table:table-cell/>
          <table:table-cell table:formula="of:=[.B39]+IF([.A39]=&quot;a&quot;;[.D$200];IF([.A39]=&quot;e&quot;;[.E$200];IF([.A39]=&quot;i&quot;;[.F$200];IF([.A39]=&quot;o&quot;;[.G$200];IF([.A39]=&quot;u&quot;;[.H$200];0)))))" office:value-type="float" office:value="27">
            <text:p>27</text:p>
          </table:table-cell>
          <table:table-cell table:style-name="ce1" table:formula="of:=[.J39]/[.J$200]" office:value-type="percentage" office:value="0.00146986771190593">
            <text:p>0,147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table:formula="of:=IF([.A40]=&quot;à&quot;;[.B40];0)" office:value-type="float" office:value="0">
            <text:p>0</text:p>
          </table:table-cell>
          <table:table-cell table:style-name="ce2" table:formula="of:=IF(OR([.A40]=&quot;è&quot;;[.A40]=&quot;é&quot;);[.B40];0)" office:value-type="float" office:value="0">
            <text:p>0</text:p>
          </table:table-cell>
          <table:table-cell table:style-name="ce2" table:formula="of:=IF(OR([.A40]=&quot;í&quot;;[.A40]=&quot;ï&quot;);[.B40];0)" office:value-type="float" office:value="0">
            <text:p>0</text:p>
          </table:table-cell>
          <table:table-cell table:style-name="ce2" table:formula="of:=IF(OR([.A40]=&quot;ò&quot;;[.A40]=&quot;ó&quot;);[.B40];0)" office:value-type="float" office:value="0">
            <text:p>0</text:p>
          </table:table-cell>
          <table:table-cell table:style-name="ce2" table:formula="of:=IF(OR([.A40]=&quot;ú&quot;;[.A40]=&quot;ü&quot;);[.B40];0)" office:value-type="float" office:value="0">
            <text:p>0</text:p>
          </table:table-cell>
          <table:table-cell/>
          <table:table-cell table:formula="of:=[.B40]+IF([.A40]=&quot;a&quot;;[.D$200];IF([.A40]=&quot;e&quot;;[.E$200];IF([.A40]=&quot;i&quot;;[.F$200];IF([.A40]=&quot;o&quot;;[.G$200];IF([.A40]=&quot;u&quot;;[.H$200];0)))))" office:value-type="float" office:value="25">
            <text:p>25</text:p>
          </table:table-cell>
          <table:table-cell table:style-name="ce1" table:formula="of:=[.J40]/[.J$200]" office:value-type="percentage" office:value="0.00136098862213512">
            <text:p>0,136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/>
          <table:table-cell table:formula="of:=IF([.A41]=&quot;à&quot;;[.B41];0)" office:value-type="float" office:value="0">
            <text:p>0</text:p>
          </table:table-cell>
          <table:table-cell table:style-name="ce2" table:formula="of:=IF(OR([.A41]=&quot;è&quot;;[.A41]=&quot;é&quot;);[.B41];0)" office:value-type="float" office:value="0">
            <text:p>0</text:p>
          </table:table-cell>
          <table:table-cell table:style-name="ce2" table:formula="of:=IF(OR([.A41]=&quot;í&quot;;[.A41]=&quot;ï&quot;);[.B41];0)" office:value-type="float" office:value="0">
            <text:p>0</text:p>
          </table:table-cell>
          <table:table-cell table:style-name="ce2" table:formula="of:=IF(OR([.A41]=&quot;ò&quot;;[.A41]=&quot;ó&quot;);[.B41];0)" office:value-type="float" office:value="0">
            <text:p>0</text:p>
          </table:table-cell>
          <table:table-cell table:style-name="ce2" table:formula="of:=IF(OR([.A41]=&quot;ú&quot;;[.A41]=&quot;ü&quot;);[.B41];0)" office:value-type="float" office:value="0">
            <text:p>0</text:p>
          </table:table-cell>
          <table:table-cell/>
          <table:table-cell table:formula="of:=[.B41]+IF([.A41]=&quot;a&quot;;[.D$200];IF([.A41]=&quot;e&quot;;[.E$200];IF([.A41]=&quot;i&quot;;[.F$200];IF([.A41]=&quot;o&quot;;[.G$200];IF([.A41]=&quot;u&quot;;[.H$200];0)))))" office:value-type="float" office:value="25">
            <text:p>25</text:p>
          </table:table-cell>
          <table:table-cell table:style-name="ce1" table:formula="of:=[.J41]/[.J$200]" office:value-type="percentage" office:value="0.00136098862213512">
            <text:p>0,136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4">
            <text:p>24</text:p>
          </table:table-cell>
          <table:table-cell/>
          <table:table-cell table:formula="of:=IF([.A42]=&quot;à&quot;;[.B42];0)" office:value-type="float" office:value="0">
            <text:p>0</text:p>
          </table:table-cell>
          <table:table-cell table:style-name="ce2" table:formula="of:=IF(OR([.A42]=&quot;è&quot;;[.A42]=&quot;é&quot;);[.B42];0)" office:value-type="float" office:value="0">
            <text:p>0</text:p>
          </table:table-cell>
          <table:table-cell table:style-name="ce2" table:formula="of:=IF(OR([.A42]=&quot;í&quot;;[.A42]=&quot;ï&quot;);[.B42];0)" office:value-type="float" office:value="0">
            <text:p>0</text:p>
          </table:table-cell>
          <table:table-cell table:style-name="ce2" table:formula="of:=IF(OR([.A42]=&quot;ò&quot;;[.A42]=&quot;ó&quot;);[.B42];0)" office:value-type="float" office:value="0">
            <text:p>0</text:p>
          </table:table-cell>
          <table:table-cell table:style-name="ce2" table:formula="of:=IF(OR([.A42]=&quot;ú&quot;;[.A42]=&quot;ü&quot;);[.B42];0)" office:value-type="float" office:value="0">
            <text:p>0</text:p>
          </table:table-cell>
          <table:table-cell/>
          <table:table-cell table:formula="of:=[.B42]+IF([.A42]=&quot;a&quot;;[.D$200];IF([.A42]=&quot;e&quot;;[.E$200];IF([.A42]=&quot;i&quot;;[.F$200];IF([.A42]=&quot;o&quot;;[.G$200];IF([.A42]=&quot;u&quot;;[.H$200];0)))))" office:value-type="float" office:value="24">
            <text:p>24</text:p>
          </table:table-cell>
          <table:table-cell table:style-name="ce1" table:formula="of:=[.J42]/[.J$200]" office:value-type="percentage" office:value="0.00130654907724971">
            <text:p>0,131%</text:p>
          </table:table-cell>
        </table:table-row>
        <table:table-row table:style-name="ro1">
          <table:table-cell office:value-type="string">
            <text:p>è</text:p>
          </table:table-cell>
          <table:table-cell office:value-type="float" office:value="22">
            <text:p>22</text:p>
          </table:table-cell>
          <table:table-cell/>
          <table:table-cell table:formula="of:=IF([.A43]=&quot;à&quot;;[.B43];0)" office:value-type="float" office:value="0">
            <text:p>0</text:p>
          </table:table-cell>
          <table:table-cell table:style-name="ce2" table:formula="of:=IF(OR([.A43]=&quot;è&quot;;[.A43]=&quot;é&quot;);[.B43];0)" office:value-type="float" office:value="22">
            <text:p>22</text:p>
          </table:table-cell>
          <table:table-cell table:style-name="ce2" table:formula="of:=IF(OR([.A43]=&quot;í&quot;;[.A43]=&quot;ï&quot;);[.B43];0)" office:value-type="float" office:value="0">
            <text:p>0</text:p>
          </table:table-cell>
          <table:table-cell table:style-name="ce2" table:formula="of:=IF(OR([.A43]=&quot;ò&quot;;[.A43]=&quot;ó&quot;);[.B43];0)" office:value-type="float" office:value="0">
            <text:p>0</text:p>
          </table:table-cell>
          <table:table-cell table:style-name="ce2" table:formula="of:=IF(OR([.A43]=&quot;ú&quot;;[.A43]=&quot;ü&quot;);[.B43];0)" office:value-type="float" office:value="0">
            <text:p>0</text:p>
          </table:table-cell>
          <table:table-cell/>
          <table:table-cell table:formula="of:=[.B43]+IF([.A43]=&quot;a&quot;;[.D$200];IF([.A43]=&quot;e&quot;;[.E$200];IF([.A43]=&quot;i&quot;;[.F$200];IF([.A43]=&quot;o&quot;;[.G$200];IF([.A43]=&quot;u&quot;;[.H$200];0)))))" office:value-type="float" office:value="22">
            <text:p>22</text:p>
          </table:table-cell>
          <table:table-cell table:style-name="ce1" table:formula="of:=[.J43]/[.J$200]" office:value-type="percentage" office:value="0.0011976699874789">
            <text:p>0,120%</text:p>
          </table:table-cell>
        </table:table-row>
        <table:table-row table:style-name="ro1">
          <table:table-cell office:value-type="string">
            <text:p>’</text:p>
          </table:table-cell>
          <table:table-cell office:value-type="float" office:value="21">
            <text:p>21</text:p>
          </table:table-cell>
          <table:table-cell/>
          <table:table-cell table:formula="of:=IF([.A44]=&quot;à&quot;;[.B44];0)" office:value-type="float" office:value="0">
            <text:p>0</text:p>
          </table:table-cell>
          <table:table-cell table:style-name="ce2" table:formula="of:=IF(OR([.A44]=&quot;è&quot;;[.A44]=&quot;é&quot;);[.B44];0)" office:value-type="float" office:value="0">
            <text:p>0</text:p>
          </table:table-cell>
          <table:table-cell table:style-name="ce2" table:formula="of:=IF(OR([.A44]=&quot;í&quot;;[.A44]=&quot;ï&quot;);[.B44];0)" office:value-type="float" office:value="0">
            <text:p>0</text:p>
          </table:table-cell>
          <table:table-cell table:style-name="ce2" table:formula="of:=IF(OR([.A44]=&quot;ò&quot;;[.A44]=&quot;ó&quot;);[.B44];0)" office:value-type="float" office:value="0">
            <text:p>0</text:p>
          </table:table-cell>
          <table:table-cell table:style-name="ce2" table:formula="of:=IF(OR([.A44]=&quot;ú&quot;;[.A44]=&quot;ü&quot;);[.B44];0)" office:value-type="float" office:value="0">
            <text:p>0</text:p>
          </table:table-cell>
          <table:table-cell/>
          <table:table-cell table:formula="of:=[.B44]+IF([.A44]=&quot;a&quot;;[.D$200];IF([.A44]=&quot;e&quot;;[.E$200];IF([.A44]=&quot;i&quot;;[.F$200];IF([.A44]=&quot;o&quot;;[.G$200];IF([.A44]=&quot;u&quot;;[.H$200];0)))))" office:value-type="float" office:value="21">
            <text:p>21</text:p>
          </table:table-cell>
          <table:table-cell table:style-name="ce1" table:formula="of:=[.J44]/[.J$200]" office:value-type="percentage" office:value="0.0011432304425935">
            <text:p>0,114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table:formula="of:=IF([.A45]=&quot;à&quot;;[.B45];0)" office:value-type="float" office:value="0">
            <text:p>0</text:p>
          </table:table-cell>
          <table:table-cell table:style-name="ce2" table:formula="of:=IF(OR([.A45]=&quot;è&quot;;[.A45]=&quot;é&quot;);[.B45];0)" office:value-type="float" office:value="0">
            <text:p>0</text:p>
          </table:table-cell>
          <table:table-cell table:style-name="ce2" table:formula="of:=IF(OR([.A45]=&quot;í&quot;;[.A45]=&quot;ï&quot;);[.B45];0)" office:value-type="float" office:value="0">
            <text:p>0</text:p>
          </table:table-cell>
          <table:table-cell table:style-name="ce2" table:formula="of:=IF(OR([.A45]=&quot;ò&quot;;[.A45]=&quot;ó&quot;);[.B45];0)" office:value-type="float" office:value="0">
            <text:p>0</text:p>
          </table:table-cell>
          <table:table-cell table:style-name="ce2" table:formula="of:=IF(OR([.A45]=&quot;ú&quot;;[.A45]=&quot;ü&quot;);[.B45];0)" office:value-type="float" office:value="0">
            <text:p>0</text:p>
          </table:table-cell>
          <table:table-cell/>
          <table:table-cell table:formula="of:=[.B45]+IF([.A45]=&quot;a&quot;;[.D$200];IF([.A45]=&quot;e&quot;;[.E$200];IF([.A45]=&quot;i&quot;;[.F$200];IF([.A45]=&quot;o&quot;;[.G$200];IF([.A45]=&quot;u&quot;;[.H$200];0)))))" office:value-type="float" office:value="20">
            <text:p>20</text:p>
          </table:table-cell>
          <table:table-cell table:style-name="ce1" table:formula="of:=[.J45]/[.J$200]" office:value-type="percentage" office:value="0.0010887908977081">
            <text:p>0,109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IF([.A46]=&quot;à&quot;;[.B46];0)" office:value-type="float" office:value="0">
            <text:p>0</text:p>
          </table:table-cell>
          <table:table-cell table:style-name="ce2" table:formula="of:=IF(OR([.A46]=&quot;è&quot;;[.A46]=&quot;é&quot;);[.B46];0)" office:value-type="float" office:value="0">
            <text:p>0</text:p>
          </table:table-cell>
          <table:table-cell table:style-name="ce2" table:formula="of:=IF(OR([.A46]=&quot;í&quot;;[.A46]=&quot;ï&quot;);[.B46];0)" office:value-type="float" office:value="0">
            <text:p>0</text:p>
          </table:table-cell>
          <table:table-cell table:style-name="ce2" table:formula="of:=IF(OR([.A46]=&quot;ò&quot;;[.A46]=&quot;ó&quot;);[.B46];0)" office:value-type="float" office:value="0">
            <text:p>0</text:p>
          </table:table-cell>
          <table:table-cell table:style-name="ce2" table:formula="of:=IF(OR([.A46]=&quot;ú&quot;;[.A46]=&quot;ü&quot;);[.B46];0)" office:value-type="float" office:value="0">
            <text:p>0</text:p>
          </table:table-cell>
          <table:table-cell/>
          <table:table-cell table:formula="of:=[.B46]+IF([.A46]=&quot;a&quot;;[.D$200];IF([.A46]=&quot;e&quot;;[.E$200];IF([.A46]=&quot;i&quot;;[.F$200];IF([.A46]=&quot;o&quot;;[.G$200];IF([.A46]=&quot;u&quot;;[.H$200];0)))))" office:value-type="float" office:value="17">
            <text:p>17</text:p>
          </table:table-cell>
          <table:table-cell table:style-name="ce1" table:formula="of:=[.J46]/[.J$200]" office:value-type="percentage" office:value="0.000925472263051881">
            <text:p>0,093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IF([.A47]=&quot;à&quot;;[.B47];0)" office:value-type="float" office:value="0">
            <text:p>0</text:p>
          </table:table-cell>
          <table:table-cell table:style-name="ce2" table:formula="of:=IF(OR([.A47]=&quot;è&quot;;[.A47]=&quot;é&quot;);[.B47];0)" office:value-type="float" office:value="0">
            <text:p>0</text:p>
          </table:table-cell>
          <table:table-cell table:style-name="ce2" table:formula="of:=IF(OR([.A47]=&quot;í&quot;;[.A47]=&quot;ï&quot;);[.B47];0)" office:value-type="float" office:value="0">
            <text:p>0</text:p>
          </table:table-cell>
          <table:table-cell table:style-name="ce2" table:formula="of:=IF(OR([.A47]=&quot;ò&quot;;[.A47]=&quot;ó&quot;);[.B47];0)" office:value-type="float" office:value="0">
            <text:p>0</text:p>
          </table:table-cell>
          <table:table-cell table:style-name="ce2" table:formula="of:=IF(OR([.A47]=&quot;ú&quot;;[.A47]=&quot;ü&quot;);[.B47];0)" office:value-type="float" office:value="0">
            <text:p>0</text:p>
          </table:table-cell>
          <table:table-cell/>
          <table:table-cell table:formula="of:=[.B47]+IF([.A47]=&quot;a&quot;;[.D$200];IF([.A47]=&quot;e&quot;;[.E$200];IF([.A47]=&quot;i&quot;;[.F$200];IF([.A47]=&quot;o&quot;;[.G$200];IF([.A47]=&quot;u&quot;;[.H$200];0)))))" office:value-type="float" office:value="16">
            <text:p>16</text:p>
          </table:table-cell>
          <table:table-cell table:style-name="ce1" table:formula="of:=[.J47]/[.J$200]" office:value-type="percentage" office:value="0.000871032718166476">
            <text:p>0,087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4">
            <text:p>14</text:p>
          </table:table-cell>
          <table:table-cell/>
          <table:table-cell table:formula="of:=IF([.A48]=&quot;à&quot;;[.B48];0)" office:value-type="float" office:value="0">
            <text:p>0</text:p>
          </table:table-cell>
          <table:table-cell table:style-name="ce2" table:formula="of:=IF(OR([.A48]=&quot;è&quot;;[.A48]=&quot;é&quot;);[.B48];0)" office:value-type="float" office:value="0">
            <text:p>0</text:p>
          </table:table-cell>
          <table:table-cell table:style-name="ce2" table:formula="of:=IF(OR([.A48]=&quot;í&quot;;[.A48]=&quot;ï&quot;);[.B48];0)" office:value-type="float" office:value="0">
            <text:p>0</text:p>
          </table:table-cell>
          <table:table-cell table:style-name="ce2" table:formula="of:=IF(OR([.A48]=&quot;ò&quot;;[.A48]=&quot;ó&quot;);[.B48];0)" office:value-type="float" office:value="0">
            <text:p>0</text:p>
          </table:table-cell>
          <table:table-cell table:style-name="ce2" table:formula="of:=IF(OR([.A48]=&quot;ú&quot;;[.A48]=&quot;ü&quot;);[.B48];0)" office:value-type="float" office:value="0">
            <text:p>0</text:p>
          </table:table-cell>
          <table:table-cell/>
          <table:table-cell table:formula="of:=[.B48]+IF([.A48]=&quot;a&quot;;[.D$200];IF([.A48]=&quot;e&quot;;[.E$200];IF([.A48]=&quot;i&quot;;[.F$200];IF([.A48]=&quot;o&quot;;[.G$200];IF([.A48]=&quot;u&quot;;[.H$200];0)))))" office:value-type="float" office:value="14">
            <text:p>14</text:p>
          </table:table-cell>
          <table:table-cell table:style-name="ce1" table:formula="of:=[.J48]/[.J$200]" office:value-type="percentage" office:value="0.000762153628395667">
            <text:p>0,076%</text:p>
          </table:table-cell>
        </table:table-row>
        <table:table-row table:style-name="ro1">
          <table:table-cell office:value-type="string">
            <text:p>ò</text:p>
          </table:table-cell>
          <table:table-cell office:value-type="float" office:value="9">
            <text:p>9</text:p>
          </table:table-cell>
          <table:table-cell/>
          <table:table-cell table:formula="of:=IF([.A49]=&quot;à&quot;;[.B49];0)" office:value-type="float" office:value="0">
            <text:p>0</text:p>
          </table:table-cell>
          <table:table-cell table:style-name="ce2" table:formula="of:=IF(OR([.A49]=&quot;è&quot;;[.A49]=&quot;é&quot;);[.B49];0)" office:value-type="float" office:value="0">
            <text:p>0</text:p>
          </table:table-cell>
          <table:table-cell table:style-name="ce2" table:formula="of:=IF(OR([.A49]=&quot;í&quot;;[.A49]=&quot;ï&quot;);[.B49];0)" office:value-type="float" office:value="0">
            <text:p>0</text:p>
          </table:table-cell>
          <table:table-cell table:style-name="ce2" table:formula="of:=IF(OR([.A49]=&quot;ò&quot;;[.A49]=&quot;ó&quot;);[.B49];0)" office:value-type="float" office:value="9">
            <text:p>9</text:p>
          </table:table-cell>
          <table:table-cell table:style-name="ce2" table:formula="of:=IF(OR([.A49]=&quot;ú&quot;;[.A49]=&quot;ü&quot;);[.B49];0)" office:value-type="float" office:value="0">
            <text:p>0</text:p>
          </table:table-cell>
          <table:table-cell/>
          <table:table-cell table:formula="of:=[.B49]+IF([.A49]=&quot;a&quot;;[.D$200];IF([.A49]=&quot;e&quot;;[.E$200];IF([.A49]=&quot;i&quot;;[.F$200];IF([.A49]=&quot;o&quot;;[.G$200];IF([.A49]=&quot;u&quot;;[.H$200];0)))))" office:value-type="float" office:value="9">
            <text:p>9</text:p>
          </table:table-cell>
          <table:table-cell table:style-name="ce1" table:formula="of:=[.J49]/[.J$200]" office:value-type="percentage" office:value="0.000489955903968643">
            <text:p>0,049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7">
            <text:p>7</text:p>
          </table:table-cell>
          <table:table-cell/>
          <table:table-cell table:formula="of:=IF([.A50]=&quot;à&quot;;[.B50];0)" office:value-type="float" office:value="0">
            <text:p>0</text:p>
          </table:table-cell>
          <table:table-cell table:style-name="ce2" table:formula="of:=IF(OR([.A50]=&quot;è&quot;;[.A50]=&quot;é&quot;);[.B50];0)" office:value-type="float" office:value="0">
            <text:p>0</text:p>
          </table:table-cell>
          <table:table-cell table:style-name="ce2" table:formula="of:=IF(OR([.A50]=&quot;í&quot;;[.A50]=&quot;ï&quot;);[.B50];0)" office:value-type="float" office:value="0">
            <text:p>0</text:p>
          </table:table-cell>
          <table:table-cell table:style-name="ce2" table:formula="of:=IF(OR([.A50]=&quot;ò&quot;;[.A50]=&quot;ó&quot;);[.B50];0)" office:value-type="float" office:value="0">
            <text:p>0</text:p>
          </table:table-cell>
          <table:table-cell table:style-name="ce2" table:formula="of:=IF(OR([.A50]=&quot;ú&quot;;[.A50]=&quot;ü&quot;);[.B50];0)" office:value-type="float" office:value="0">
            <text:p>0</text:p>
          </table:table-cell>
          <table:table-cell/>
          <table:table-cell table:formula="of:=[.B50]+IF([.A50]=&quot;a&quot;;[.D$200];IF([.A50]=&quot;e&quot;;[.E$200];IF([.A50]=&quot;i&quot;;[.F$200];IF([.A50]=&quot;o&quot;;[.G$200];IF([.A50]=&quot;u&quot;;[.H$200];0)))))" office:value-type="float" office:value="7">
            <text:p>7</text:p>
          </table:table-cell>
          <table:table-cell table:style-name="ce1" table:formula="of:=[.J50]/[.J$200]" office:value-type="percentage" office:value="0.000381076814197833">
            <text:p>0,038%</text:p>
          </table:table-cell>
        </table:table-row>
        <table:table-row table:style-name="ro1">
          <table:table-cell office:value-type="string">
            <text:p>©</text:p>
          </table:table-cell>
          <table:table-cell office:value-type="float" office:value="6">
            <text:p>6</text:p>
          </table:table-cell>
          <table:table-cell/>
          <table:table-cell table:formula="of:=IF([.A51]=&quot;à&quot;;[.B51];0)" office:value-type="float" office:value="0">
            <text:p>0</text:p>
          </table:table-cell>
          <table:table-cell table:style-name="ce2" table:formula="of:=IF(OR([.A51]=&quot;è&quot;;[.A51]=&quot;é&quot;);[.B51];0)" office:value-type="float" office:value="0">
            <text:p>0</text:p>
          </table:table-cell>
          <table:table-cell table:style-name="ce2" table:formula="of:=IF(OR([.A51]=&quot;í&quot;;[.A51]=&quot;ï&quot;);[.B51];0)" office:value-type="float" office:value="0">
            <text:p>0</text:p>
          </table:table-cell>
          <table:table-cell table:style-name="ce2" table:formula="of:=IF(OR([.A51]=&quot;ò&quot;;[.A51]=&quot;ó&quot;);[.B51];0)" office:value-type="float" office:value="0">
            <text:p>0</text:p>
          </table:table-cell>
          <table:table-cell table:style-name="ce2" table:formula="of:=IF(OR([.A51]=&quot;ú&quot;;[.A51]=&quot;ü&quot;);[.B51];0)" office:value-type="float" office:value="0">
            <text:p>0</text:p>
          </table:table-cell>
          <table:table-cell/>
          <table:table-cell table:formula="of:=[.B51]+IF([.A51]=&quot;a&quot;;[.D$200];IF([.A51]=&quot;e&quot;;[.E$200];IF([.A51]=&quot;i&quot;;[.F$200];IF([.A51]=&quot;o&quot;;[.G$200];IF([.A51]=&quot;u&quot;;[.H$200];0)))))" office:value-type="float" office:value="6">
            <text:p>6</text:p>
          </table:table-cell>
          <table:table-cell table:style-name="ce1" table:formula="of:=[.J51]/[.J$200]" office:value-type="percentage" office:value="0.000326637269312429">
            <text:p>0,033%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float" office:value="6">
            <text:p>6</text:p>
          </table:table-cell>
          <table:table-cell/>
          <table:table-cell table:formula="of:=IF([.A52]=&quot;à&quot;;[.B52];0)" office:value-type="float" office:value="0">
            <text:p>0</text:p>
          </table:table-cell>
          <table:table-cell table:style-name="ce2" table:formula="of:=IF(OR([.A52]=&quot;è&quot;;[.A52]=&quot;é&quot;);[.B52];0)" office:value-type="float" office:value="0">
            <text:p>0</text:p>
          </table:table-cell>
          <table:table-cell table:style-name="ce2" table:formula="of:=IF(OR([.A52]=&quot;í&quot;;[.A52]=&quot;ï&quot;);[.B52];0)" office:value-type="float" office:value="0">
            <text:p>0</text:p>
          </table:table-cell>
          <table:table-cell table:style-name="ce2" table:formula="of:=IF(OR([.A52]=&quot;ò&quot;;[.A52]=&quot;ó&quot;);[.B52];0)" office:value-type="float" office:value="0">
            <text:p>0</text:p>
          </table:table-cell>
          <table:table-cell table:style-name="ce2" table:formula="of:=IF(OR([.A52]=&quot;ú&quot;;[.A52]=&quot;ü&quot;);[.B52];0)" office:value-type="float" office:value="0">
            <text:p>0</text:p>
          </table:table-cell>
          <table:table-cell/>
          <table:table-cell table:formula="of:=[.B52]+IF([.A52]=&quot;a&quot;;[.D$200];IF([.A52]=&quot;e&quot;;[.E$200];IF([.A52]=&quot;i&quot;;[.F$200];IF([.A52]=&quot;o&quot;;[.G$200];IF([.A52]=&quot;u&quot;;[.H$200];0)))))" office:value-type="float" office:value="6">
            <text:p>6</text:p>
          </table:table-cell>
          <table:table-cell table:style-name="ce1" table:formula="of:=[.J52]/[.J$200]" office:value-type="percentage" office:value="0.000326637269312429">
            <text:p>0,033%</text:p>
          </table:table-cell>
        </table:table-row>
        <table:table-row table:style-name="ro1">
          <table:table-cell office:value-type="string">
            <text:p>ï</text:p>
          </table:table-cell>
          <table:table-cell office:value-type="float" office:value="4">
            <text:p>4</text:p>
          </table:table-cell>
          <table:table-cell/>
          <table:table-cell table:formula="of:=IF([.A53]=&quot;à&quot;;[.B53];0)" office:value-type="float" office:value="0">
            <text:p>0</text:p>
          </table:table-cell>
          <table:table-cell table:style-name="ce2" table:formula="of:=IF(OR([.A53]=&quot;è&quot;;[.A53]=&quot;é&quot;);[.B53];0)" office:value-type="float" office:value="0">
            <text:p>0</text:p>
          </table:table-cell>
          <table:table-cell table:style-name="ce2" table:formula="of:=IF(OR([.A53]=&quot;í&quot;;[.A53]=&quot;ï&quot;);[.B53];0)" office:value-type="float" office:value="4">
            <text:p>4</text:p>
          </table:table-cell>
          <table:table-cell table:style-name="ce2" table:formula="of:=IF(OR([.A53]=&quot;ò&quot;;[.A53]=&quot;ó&quot;);[.B53];0)" office:value-type="float" office:value="0">
            <text:p>0</text:p>
          </table:table-cell>
          <table:table-cell table:style-name="ce2" table:formula="of:=IF(OR([.A53]=&quot;ú&quot;;[.A53]=&quot;ü&quot;);[.B53];0)" office:value-type="float" office:value="0">
            <text:p>0</text:p>
          </table:table-cell>
          <table:table-cell/>
          <table:table-cell table:formula="of:=[.B53]+IF([.A53]=&quot;a&quot;;[.D$200];IF([.A53]=&quot;e&quot;;[.E$200];IF([.A53]=&quot;i&quot;;[.F$200];IF([.A53]=&quot;o&quot;;[.G$200];IF([.A53]=&quot;u&quot;;[.H$200];0)))))" office:value-type="float" office:value="4">
            <text:p>4</text:p>
          </table:table-cell>
          <table:table-cell table:style-name="ce1" table:formula="of:=[.J53]/[.J$200]" office:value-type="percentage" office:value="0.000217758179541619">
            <text:p>0,022%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float" office:value="4">
            <text:p>4</text:p>
          </table:table-cell>
          <table:table-cell/>
          <table:table-cell table:formula="of:=IF([.A54]=&quot;à&quot;;[.B54];0)" office:value-type="float" office:value="0">
            <text:p>0</text:p>
          </table:table-cell>
          <table:table-cell table:style-name="ce2" table:formula="of:=IF(OR([.A54]=&quot;è&quot;;[.A54]=&quot;é&quot;);[.B54];0)" office:value-type="float" office:value="0">
            <text:p>0</text:p>
          </table:table-cell>
          <table:table-cell table:style-name="ce2" table:formula="of:=IF(OR([.A54]=&quot;í&quot;;[.A54]=&quot;ï&quot;);[.B54];0)" office:value-type="float" office:value="0">
            <text:p>0</text:p>
          </table:table-cell>
          <table:table-cell table:style-name="ce2" table:formula="of:=IF(OR([.A54]=&quot;ò&quot;;[.A54]=&quot;ó&quot;);[.B54];0)" office:value-type="float" office:value="0">
            <text:p>0</text:p>
          </table:table-cell>
          <table:table-cell table:style-name="ce2" table:formula="of:=IF(OR([.A54]=&quot;ú&quot;;[.A54]=&quot;ü&quot;);[.B54];0)" office:value-type="float" office:value="4">
            <text:p>4</text:p>
          </table:table-cell>
          <table:table-cell/>
          <table:table-cell table:formula="of:=[.B54]+IF([.A54]=&quot;a&quot;;[.D$200];IF([.A54]=&quot;e&quot;;[.E$200];IF([.A54]=&quot;i&quot;;[.F$200];IF([.A54]=&quot;o&quot;;[.G$200];IF([.A54]=&quot;u&quot;;[.H$200];0)))))" office:value-type="float" office:value="4">
            <text:p>4</text:p>
          </table:table-cell>
          <table:table-cell table:style-name="ce1" table:formula="of:=[.J54]/[.J$200]" office:value-type="percentage" office:value="0.000217758179541619">
            <text:p>0,022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3">
            <text:p>3</text:p>
          </table:table-cell>
          <table:table-cell/>
          <table:table-cell table:formula="of:=IF([.A55]=&quot;à&quot;;[.B55];0)" office:value-type="float" office:value="0">
            <text:p>0</text:p>
          </table:table-cell>
          <table:table-cell table:style-name="ce2" table:formula="of:=IF(OR([.A55]=&quot;è&quot;;[.A55]=&quot;é&quot;);[.B55];0)" office:value-type="float" office:value="0">
            <text:p>0</text:p>
          </table:table-cell>
          <table:table-cell table:style-name="ce2" table:formula="of:=IF(OR([.A55]=&quot;í&quot;;[.A55]=&quot;ï&quot;);[.B55];0)" office:value-type="float" office:value="0">
            <text:p>0</text:p>
          </table:table-cell>
          <table:table-cell table:style-name="ce2" table:formula="of:=IF(OR([.A55]=&quot;ò&quot;;[.A55]=&quot;ó&quot;);[.B55];0)" office:value-type="float" office:value="0">
            <text:p>0</text:p>
          </table:table-cell>
          <table:table-cell table:style-name="ce2" table:formula="of:=IF(OR([.A55]=&quot;ú&quot;;[.A55]=&quot;ü&quot;);[.B55];0)" office:value-type="float" office:value="0">
            <text:p>0</text:p>
          </table:table-cell>
          <table:table-cell/>
          <table:table-cell table:formula="of:=[.B55]+IF([.A55]=&quot;a&quot;;[.D$200];IF([.A55]=&quot;e&quot;;[.E$200];IF([.A55]=&quot;i&quot;;[.F$200];IF([.A55]=&quot;o&quot;;[.G$200];IF([.A55]=&quot;u&quot;;[.H$200];0)))))" office:value-type="float" office:value="3">
            <text:p>3</text:p>
          </table:table-cell>
          <table:table-cell table:style-name="ce1" table:formula="of:=[.J55]/[.J$200]" office:value-type="percentage" office:value="0.000163318634656214">
            <text:p>0,016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2">
            <text:p>2</text:p>
          </table:table-cell>
          <table:table-cell/>
          <table:table-cell table:formula="of:=IF([.A56]=&quot;à&quot;;[.B56];0)" office:value-type="float" office:value="0">
            <text:p>0</text:p>
          </table:table-cell>
          <table:table-cell table:style-name="ce2" table:formula="of:=IF(OR([.A56]=&quot;è&quot;;[.A56]=&quot;é&quot;);[.B56];0)" office:value-type="float" office:value="0">
            <text:p>0</text:p>
          </table:table-cell>
          <table:table-cell table:style-name="ce2" table:formula="of:=IF(OR([.A56]=&quot;í&quot;;[.A56]=&quot;ï&quot;);[.B56];0)" office:value-type="float" office:value="0">
            <text:p>0</text:p>
          </table:table-cell>
          <table:table-cell table:style-name="ce2" table:formula="of:=IF(OR([.A56]=&quot;ò&quot;;[.A56]=&quot;ó&quot;);[.B56];0)" office:value-type="float" office:value="0">
            <text:p>0</text:p>
          </table:table-cell>
          <table:table-cell table:style-name="ce2" table:formula="of:=IF(OR([.A56]=&quot;ú&quot;;[.A56]=&quot;ü&quot;);[.B56];0)" office:value-type="float" office:value="0">
            <text:p>0</text:p>
          </table:table-cell>
          <table:table-cell/>
          <table:table-cell table:formula="of:=[.B56]+IF([.A56]=&quot;a&quot;;[.D$200];IF([.A56]=&quot;e&quot;;[.E$200];IF([.A56]=&quot;i&quot;;[.F$200];IF([.A56]=&quot;o&quot;;[.G$200];IF([.A56]=&quot;u&quot;;[.H$200];0)))))" office:value-type="float" office:value="2">
            <text:p>2</text:p>
          </table:table-cell>
          <table:table-cell table:style-name="ce1" table:formula="of:=[.J56]/[.J$200]" office:value-type="percentage" office:value="0.00010887908977081">
            <text:p>0,011%</text:p>
          </table:table-cell>
        </table:table-row>
        <table:table-row table:style-name="ro1">
          <table:table-cell office:value-type="string">
            <text:p>·</text:p>
          </table:table-cell>
          <table:table-cell office:value-type="float" office:value="2">
            <text:p>2</text:p>
          </table:table-cell>
          <table:table-cell/>
          <table:table-cell table:formula="of:=IF([.A57]=&quot;à&quot;;[.B57];0)" office:value-type="float" office:value="0">
            <text:p>0</text:p>
          </table:table-cell>
          <table:table-cell table:style-name="ce2" table:formula="of:=IF(OR([.A57]=&quot;è&quot;;[.A57]=&quot;é&quot;);[.B57];0)" office:value-type="float" office:value="0">
            <text:p>0</text:p>
          </table:table-cell>
          <table:table-cell table:style-name="ce2" table:formula="of:=IF(OR([.A57]=&quot;í&quot;;[.A57]=&quot;ï&quot;);[.B57];0)" office:value-type="float" office:value="0">
            <text:p>0</text:p>
          </table:table-cell>
          <table:table-cell table:style-name="ce2" table:formula="of:=IF(OR([.A57]=&quot;ò&quot;;[.A57]=&quot;ó&quot;);[.B57];0)" office:value-type="float" office:value="0">
            <text:p>0</text:p>
          </table:table-cell>
          <table:table-cell table:style-name="ce2" table:formula="of:=IF(OR([.A57]=&quot;ú&quot;;[.A57]=&quot;ü&quot;);[.B57];0)" office:value-type="float" office:value="0">
            <text:p>0</text:p>
          </table:table-cell>
          <table:table-cell/>
          <table:table-cell table:formula="of:=[.B57]+IF([.A57]=&quot;a&quot;;[.D$200];IF([.A57]=&quot;e&quot;;[.E$200];IF([.A57]=&quot;i&quot;;[.F$200];IF([.A57]=&quot;o&quot;;[.G$200];IF([.A57]=&quot;u&quot;;[.H$200];0)))))" office:value-type="float" office:value="2">
            <text:p>2</text:p>
          </table:table-cell>
          <table:table-cell table:style-name="ce1" table:formula="of:=[.J57]/[.J$200]" office:value-type="percentage" office:value="0.00010887908977081">
            <text:p>0,011%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float" office:value="2">
            <text:p>2</text:p>
          </table:table-cell>
          <table:table-cell/>
          <table:table-cell table:formula="of:=IF([.A58]=&quot;à&quot;;[.B58];0)" office:value-type="float" office:value="0">
            <text:p>0</text:p>
          </table:table-cell>
          <table:table-cell table:style-name="ce2" table:formula="of:=IF(OR([.A58]=&quot;è&quot;;[.A58]=&quot;é&quot;);[.B58];0)" office:value-type="float" office:value="0">
            <text:p>0</text:p>
          </table:table-cell>
          <table:table-cell table:style-name="ce2" table:formula="of:=IF(OR([.A58]=&quot;í&quot;;[.A58]=&quot;ï&quot;);[.B58];0)" office:value-type="float" office:value="0">
            <text:p>0</text:p>
          </table:table-cell>
          <table:table-cell table:style-name="ce2" table:formula="of:=IF(OR([.A58]=&quot;ò&quot;;[.A58]=&quot;ó&quot;);[.B58];0)" office:value-type="float" office:value="0">
            <text:p>0</text:p>
          </table:table-cell>
          <table:table-cell table:style-name="ce2" table:formula="of:=IF(OR([.A58]=&quot;ú&quot;;[.A58]=&quot;ü&quot;);[.B58];0)" office:value-type="float" office:value="0">
            <text:p>0</text:p>
          </table:table-cell>
          <table:table-cell/>
          <table:table-cell table:formula="of:=[.B58]+IF([.A58]=&quot;a&quot;;[.D$200];IF([.A58]=&quot;e&quot;;[.E$200];IF([.A58]=&quot;i&quot;;[.F$200];IF([.A58]=&quot;o&quot;;[.G$200];IF([.A58]=&quot;u&quot;;[.H$200];0)))))" office:value-type="float" office:value="2">
            <text:p>2</text:p>
          </table:table-cell>
          <table:table-cell table:style-name="ce1" table:formula="of:=[.J58]/[.J$200]" office:value-type="percentage" office:value="0.00010887908977081">
            <text:p>0,011%</text:p>
          </table:table-cell>
        </table:table-row>
        <table:table-row table:style-name="ro1">
          <table:table-cell office:value-type="string">
            <text:p>•</text:p>
          </table:table-cell>
          <table:table-cell office:value-type="float" office:value="2">
            <text:p>2</text:p>
          </table:table-cell>
          <table:table-cell/>
          <table:table-cell table:formula="of:=IF([.A59]=&quot;à&quot;;[.B59];0)" office:value-type="float" office:value="0">
            <text:p>0</text:p>
          </table:table-cell>
          <table:table-cell table:style-name="ce2" table:formula="of:=IF(OR([.A59]=&quot;è&quot;;[.A59]=&quot;é&quot;);[.B59];0)" office:value-type="float" office:value="0">
            <text:p>0</text:p>
          </table:table-cell>
          <table:table-cell table:style-name="ce2" table:formula="of:=IF(OR([.A59]=&quot;í&quot;;[.A59]=&quot;ï&quot;);[.B59];0)" office:value-type="float" office:value="0">
            <text:p>0</text:p>
          </table:table-cell>
          <table:table-cell table:style-name="ce2" table:formula="of:=IF(OR([.A59]=&quot;ò&quot;;[.A59]=&quot;ó&quot;);[.B59];0)" office:value-type="float" office:value="0">
            <text:p>0</text:p>
          </table:table-cell>
          <table:table-cell table:style-name="ce2" table:formula="of:=IF(OR([.A59]=&quot;ú&quot;;[.A59]=&quot;ü&quot;);[.B59];0)" office:value-type="float" office:value="0">
            <text:p>0</text:p>
          </table:table-cell>
          <table:table-cell/>
          <table:table-cell table:formula="of:=[.B59]+IF([.A59]=&quot;a&quot;;[.D$200];IF([.A59]=&quot;e&quot;;[.E$200];IF([.A59]=&quot;i&quot;;[.F$200];IF([.A59]=&quot;o&quot;;[.G$200];IF([.A59]=&quot;u&quot;;[.H$200];0)))))" office:value-type="float" office:value="2">
            <text:p>2</text:p>
          </table:table-cell>
          <table:table-cell table:style-name="ce1" table:formula="of:=[.J59]/[.J$200]" office:value-type="percentage" office:value="0.00010887908977081">
            <text:p>0,011%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1">
            <text:p>1</text:p>
          </table:table-cell>
          <table:table-cell/>
          <table:table-cell table:formula="of:=IF([.A60]=&quot;à&quot;;[.B60];0)" office:value-type="float" office:value="0">
            <text:p>0</text:p>
          </table:table-cell>
          <table:table-cell table:style-name="ce2" table:formula="of:=IF(OR([.A60]=&quot;è&quot;;[.A60]=&quot;é&quot;);[.B60];0)" office:value-type="float" office:value="0">
            <text:p>0</text:p>
          </table:table-cell>
          <table:table-cell table:style-name="ce2" table:formula="of:=IF(OR([.A60]=&quot;í&quot;;[.A60]=&quot;ï&quot;);[.B60];0)" office:value-type="float" office:value="0">
            <text:p>0</text:p>
          </table:table-cell>
          <table:table-cell table:style-name="ce2" table:formula="of:=IF(OR([.A60]=&quot;ò&quot;;[.A60]=&quot;ó&quot;);[.B60];0)" office:value-type="float" office:value="0">
            <text:p>0</text:p>
          </table:table-cell>
          <table:table-cell table:style-name="ce2" table:formula="of:=IF(OR([.A60]=&quot;ú&quot;;[.A60]=&quot;ü&quot;);[.B60];0)" office:value-type="float" office:value="0">
            <text:p>0</text:p>
          </table:table-cell>
          <table:table-cell/>
          <table:table-cell table:formula="of:=[.B60]+IF([.A60]=&quot;a&quot;;[.D$200];IF([.A60]=&quot;e&quot;;[.E$200];IF([.A60]=&quot;i&quot;;[.F$200];IF([.A60]=&quot;o&quot;;[.G$200];IF([.A60]=&quot;u&quot;;[.H$200];0)))))" office:value-type="float" office:value="1">
            <text:p>1</text:p>
          </table:table-cell>
          <table:table-cell table:style-name="ce1" table:formula="of:=[.J60]/[.J$200]" office:value-type="percentage" office:value="0.0000544395448854048">
            <text:p>0,005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1">
            <text:p>1</text:p>
          </table:table-cell>
          <table:table-cell/>
          <table:table-cell table:formula="of:=IF([.A61]=&quot;à&quot;;[.B61];0)" office:value-type="float" office:value="0">
            <text:p>0</text:p>
          </table:table-cell>
          <table:table-cell table:style-name="ce2" table:formula="of:=IF(OR([.A61]=&quot;è&quot;;[.A61]=&quot;é&quot;);[.B61];0)" office:value-type="float" office:value="0">
            <text:p>0</text:p>
          </table:table-cell>
          <table:table-cell table:style-name="ce2" table:formula="of:=IF(OR([.A61]=&quot;í&quot;;[.A61]=&quot;ï&quot;);[.B61];0)" office:value-type="float" office:value="0">
            <text:p>0</text:p>
          </table:table-cell>
          <table:table-cell table:style-name="ce2" table:formula="of:=IF(OR([.A61]=&quot;ò&quot;;[.A61]=&quot;ó&quot;);[.B61];0)" office:value-type="float" office:value="0">
            <text:p>0</text:p>
          </table:table-cell>
          <table:table-cell table:style-name="ce2" table:formula="of:=IF(OR([.A61]=&quot;ú&quot;;[.A61]=&quot;ü&quot;);[.B61];0)" office:value-type="float" office:value="0">
            <text:p>0</text:p>
          </table:table-cell>
          <table:table-cell/>
          <table:table-cell table:formula="of:=[.B61]+IF([.A61]=&quot;a&quot;;[.D$200];IF([.A61]=&quot;e&quot;;[.E$200];IF([.A61]=&quot;i&quot;;[.F$200];IF([.A61]=&quot;o&quot;;[.G$200];IF([.A61]=&quot;u&quot;;[.H$200];0)))))" office:value-type="float" office:value="1">
            <text:p>1</text:p>
          </table:table-cell>
          <table:table-cell table:style-name="ce1" table:formula="of:=[.J61]/[.J$200]" office:value-type="percentage" office:value="0.0000544395448854048">
            <text:p>0,005%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float" office:value="0">
            <text:p>0</text:p>
          </table:table-cell>
          <table:table-cell/>
          <table:table-cell table:formula="of:=IF([.A62]=&quot;à&quot;;[.B62];0)" office:value-type="float" office:value="0">
            <text:p>0</text:p>
          </table:table-cell>
          <table:table-cell table:style-name="ce2" table:formula="of:=IF(OR([.A62]=&quot;è&quot;;[.A62]=&quot;é&quot;);[.B62];0)" office:value-type="float" office:value="0">
            <text:p>0</text:p>
          </table:table-cell>
          <table:table-cell table:style-name="ce2" table:formula="of:=IF(OR([.A62]=&quot;í&quot;;[.A62]=&quot;ï&quot;);[.B62];0)" office:value-type="float" office:value="0">
            <text:p>0</text:p>
          </table:table-cell>
          <table:table-cell table:style-name="ce2" table:formula="of:=IF(OR([.A62]=&quot;ò&quot;;[.A62]=&quot;ó&quot;);[.B62];0)" office:value-type="float" office:value="0">
            <text:p>0</text:p>
          </table:table-cell>
          <table:table-cell table:style-name="ce2" table:formula="of:=IF(OR([.A62]=&quot;ú&quot;;[.A62]=&quot;ü&quot;);[.B62];0)" office:value-type="float" office:value="0">
            <text:p>0</text:p>
          </table:table-cell>
          <table:table-cell/>
          <table:table-cell table:formula="of:=[.B62]+IF([.A62]=&quot;a&quot;;[.D$200];IF([.A62]=&quot;e&quot;;[.E$200];IF([.A62]=&quot;i&quot;;[.F$200];IF([.A62]=&quot;o&quot;;[.G$200];IF([.A62]=&quot;u&quot;;[.H$200];0)))))" office:value-type="float" office:value="0">
            <text:p>0</text:p>
          </table:table-cell>
          <table:table-cell table:style-name="ce1" table:formula="of:=[.J62]/[.J$200]" office:value-type="percentage" office:value="0">
            <text:p>0,000%</text:p>
          </table:table-cell>
        </table:table-row>
        <table:table-row table:style-name="ro1">
          <table:table-cell office:value-type="string">
            <text:p>&lt;</text:p>
          </table:table-cell>
          <table:table-cell/>
          <table:table-cell/>
          <table:table-cell table:formula="of:=IF([.A63]=&quot;à&quot;;[.B63];0)" office:value-type="float" office:value="0">
            <text:p>0</text:p>
          </table:table-cell>
          <table:table-cell table:style-name="ce2" table:formula="of:=IF(OR([.A63]=&quot;è&quot;;[.A63]=&quot;é&quot;);[.B63];0)" office:value-type="float" office:value="0">
            <text:p>0</text:p>
          </table:table-cell>
          <table:table-cell table:style-name="ce2" table:formula="of:=IF(OR([.A63]=&quot;í&quot;;[.A63]=&quot;ï&quot;);[.B63];0)" office:value-type="float" office:value="0">
            <text:p>0</text:p>
          </table:table-cell>
          <table:table-cell table:style-name="ce2" table:formula="of:=IF(OR([.A63]=&quot;ò&quot;;[.A63]=&quot;ó&quot;);[.B63];0)" office:value-type="float" office:value="0">
            <text:p>0</text:p>
          </table:table-cell>
          <table:table-cell table:style-name="ce2" table:formula="of:=IF(OR([.A63]=&quot;ú&quot;;[.A63]=&quot;ü&quot;);[.B63];0)" office:value-type="float" office:value="0">
            <text:p>0</text:p>
          </table:table-cell>
          <table:table-cell/>
          <table:table-cell table:formula="of:=[.B63]+IF([.A63]=&quot;a&quot;;[.D$200];IF([.A63]=&quot;e&quot;;[.E$200];IF([.A63]=&quot;i&quot;;[.F$200];IF([.A63]=&quot;o&quot;;[.G$200];IF([.A63]=&quot;u&quot;;[.H$200];0)))))" office:value-type="float" office:value="0">
            <text:p>0</text:p>
          </table:table-cell>
          <table:table-cell table:style-name="ce1" table:formula="of:=[.J63]/[.J$200]" office:value-type="percentage" office:value="0">
            <text:p>0,000%</text:p>
          </table:table-cell>
        </table:table-row>
        <table:table-row table:style-name="ro1">
          <table:table-cell office:value-type="string">
            <text:p>&gt;</text:p>
          </table:table-cell>
          <table:table-cell/>
          <table:table-cell/>
          <table:table-cell table:formula="of:=IF([.A64]=&quot;à&quot;;[.B64];0)" office:value-type="float" office:value="0">
            <text:p>0</text:p>
          </table:table-cell>
          <table:table-cell table:style-name="ce2" table:formula="of:=IF(OR([.A64]=&quot;è&quot;;[.A64]=&quot;é&quot;);[.B64];0)" office:value-type="float" office:value="0">
            <text:p>0</text:p>
          </table:table-cell>
          <table:table-cell table:style-name="ce2" table:formula="of:=IF(OR([.A64]=&quot;í&quot;;[.A64]=&quot;ï&quot;);[.B64];0)" office:value-type="float" office:value="0">
            <text:p>0</text:p>
          </table:table-cell>
          <table:table-cell table:style-name="ce2" table:formula="of:=IF(OR([.A64]=&quot;ò&quot;;[.A64]=&quot;ó&quot;);[.B64];0)" office:value-type="float" office:value="0">
            <text:p>0</text:p>
          </table:table-cell>
          <table:table-cell table:style-name="ce2" table:formula="of:=IF(OR([.A64]=&quot;ú&quot;;[.A64]=&quot;ü&quot;);[.B64];0)" office:value-type="float" office:value="0">
            <text:p>0</text:p>
          </table:table-cell>
          <table:table-cell/>
          <table:table-cell table:formula="of:=[.B64]+IF([.A64]=&quot;a&quot;;[.D$200];IF([.A64]=&quot;e&quot;;[.E$200];IF([.A64]=&quot;i&quot;;[.F$200];IF([.A64]=&quot;o&quot;;[.G$200];IF([.A64]=&quot;u&quot;;[.H$200];0)))))" office:value-type="float" office:value="0">
            <text:p>0</text:p>
          </table:table-cell>
          <table:table-cell table:style-name="ce1" table:formula="of:=[.J64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ñ</text:p>
          </table:table-cell>
          <table:table-cell/>
          <table:table-cell/>
          <table:table-cell table:formula="of:=IF([.A65]=&quot;à&quot;;[.B65];0)" office:value-type="float" office:value="0">
            <text:p>0</text:p>
          </table:table-cell>
          <table:table-cell table:style-name="ce2" table:formula="of:=IF(OR([.A65]=&quot;è&quot;;[.A65]=&quot;é&quot;);[.B65];0)" office:value-type="float" office:value="0">
            <text:p>0</text:p>
          </table:table-cell>
          <table:table-cell table:style-name="ce2" table:formula="of:=IF(OR([.A65]=&quot;í&quot;;[.A65]=&quot;ï&quot;);[.B65];0)" office:value-type="float" office:value="0">
            <text:p>0</text:p>
          </table:table-cell>
          <table:table-cell table:style-name="ce2" table:formula="of:=IF(OR([.A65]=&quot;ò&quot;;[.A65]=&quot;ó&quot;);[.B65];0)" office:value-type="float" office:value="0">
            <text:p>0</text:p>
          </table:table-cell>
          <table:table-cell table:style-name="ce2" table:formula="of:=IF(OR([.A65]=&quot;ú&quot;;[.A65]=&quot;ü&quot;);[.B65];0)" office:value-type="float" office:value="0">
            <text:p>0</text:p>
          </table:table-cell>
          <table:table-cell/>
          <table:table-cell table:formula="of:=[.B65]+IF([.A65]=&quot;a&quot;;[.D$200];IF([.A65]=&quot;e&quot;;[.E$200];IF([.A65]=&quot;i&quot;;[.F$200];IF([.A65]=&quot;o&quot;;[.G$200];IF([.A65]=&quot;u&quot;;[.H$200];0)))))" office:value-type="float" office:value="0">
            <text:p>0</text:p>
          </table:table-cell>
          <table:table-cell table:style-name="ce1" table:formula="of:=[.J65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66]=&quot;à&quot;;[.B66];0)" office:value-type="float" office:value="0">
            <text:p>0</text:p>
          </table:table-cell>
          <table:table-cell table:style-name="ce2" table:formula="of:=IF(OR([.A66]=&quot;è&quot;;[.A66]=&quot;é&quot;);[.B66];0)" office:value-type="float" office:value="0">
            <text:p>0</text:p>
          </table:table-cell>
          <table:table-cell table:style-name="ce2" table:formula="of:=IF(OR([.A66]=&quot;í&quot;;[.A66]=&quot;ï&quot;);[.B66];0)" office:value-type="float" office:value="0">
            <text:p>0</text:p>
          </table:table-cell>
          <table:table-cell table:style-name="ce2" table:formula="of:=IF(OR([.A66]=&quot;ò&quot;;[.A66]=&quot;ó&quot;);[.B66];0)" office:value-type="float" office:value="0">
            <text:p>0</text:p>
          </table:table-cell>
          <table:table-cell table:style-name="ce2" table:formula="of:=IF(OR([.A66]=&quot;ú&quot;;[.A66]=&quot;ü&quot;);[.B66];0)" office:value-type="float" office:value="0">
            <text:p>0</text:p>
          </table:table-cell>
          <table:table-cell/>
          <table:table-cell table:formula="of:=[.B66]+IF([.A66]=&quot;a&quot;;[.D$200];IF([.A66]=&quot;e&quot;;[.E$200];IF([.A66]=&quot;i&quot;;[.F$200];IF([.A66]=&quot;o&quot;;[.G$200];IF([.A66]=&quot;u&quot;;[.H$200];0)))))" office:value-type="float" office:value="0">
            <text:p>0</text:p>
          </table:table-cell>
          <table:table-cell table:style-name="ce1" table:formula="of:=[.J66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67]=&quot;à&quot;;[.B67];0)" office:value-type="float" office:value="0">
            <text:p>0</text:p>
          </table:table-cell>
          <table:table-cell table:style-name="ce2" table:formula="of:=IF(OR([.A67]=&quot;è&quot;;[.A67]=&quot;é&quot;);[.B67];0)" office:value-type="float" office:value="0">
            <text:p>0</text:p>
          </table:table-cell>
          <table:table-cell table:style-name="ce2" table:formula="of:=IF(OR([.A67]=&quot;í&quot;;[.A67]=&quot;ï&quot;);[.B67];0)" office:value-type="float" office:value="0">
            <text:p>0</text:p>
          </table:table-cell>
          <table:table-cell table:style-name="ce2" table:formula="of:=IF(OR([.A67]=&quot;ò&quot;;[.A67]=&quot;ó&quot;);[.B67];0)" office:value-type="float" office:value="0">
            <text:p>0</text:p>
          </table:table-cell>
          <table:table-cell table:style-name="ce2" table:formula="of:=IF(OR([.A67]=&quot;ú&quot;;[.A67]=&quot;ü&quot;);[.B67];0)" office:value-type="float" office:value="0">
            <text:p>0</text:p>
          </table:table-cell>
          <table:table-cell/>
          <table:table-cell table:formula="of:=[.B67]+IF([.A67]=&quot;a&quot;;[.D$200];IF([.A67]=&quot;e&quot;;[.E$200];IF([.A67]=&quot;i&quot;;[.F$200];IF([.A67]=&quot;o&quot;;[.G$200];IF([.A67]=&quot;u&quot;;[.H$200];0)))))" office:value-type="float" office:value="0">
            <text:p>0</text:p>
          </table:table-cell>
          <table:table-cell table:style-name="ce1" table:formula="of:=[.J67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68]=&quot;à&quot;;[.B68];0)" office:value-type="float" office:value="0">
            <text:p>0</text:p>
          </table:table-cell>
          <table:table-cell table:style-name="ce2" table:formula="of:=IF(OR([.A68]=&quot;è&quot;;[.A68]=&quot;é&quot;);[.B68];0)" office:value-type="float" office:value="0">
            <text:p>0</text:p>
          </table:table-cell>
          <table:table-cell table:style-name="ce2" table:formula="of:=IF(OR([.A68]=&quot;í&quot;;[.A68]=&quot;ï&quot;);[.B68];0)" office:value-type="float" office:value="0">
            <text:p>0</text:p>
          </table:table-cell>
          <table:table-cell table:style-name="ce2" table:formula="of:=IF(OR([.A68]=&quot;ò&quot;;[.A68]=&quot;ó&quot;);[.B68];0)" office:value-type="float" office:value="0">
            <text:p>0</text:p>
          </table:table-cell>
          <table:table-cell table:style-name="ce2" table:formula="of:=IF(OR([.A68]=&quot;ú&quot;;[.A68]=&quot;ü&quot;);[.B68];0)" office:value-type="float" office:value="0">
            <text:p>0</text:p>
          </table:table-cell>
          <table:table-cell/>
          <table:table-cell table:formula="of:=[.B68]+IF([.A68]=&quot;a&quot;;[.D$200];IF([.A68]=&quot;e&quot;;[.E$200];IF([.A68]=&quot;i&quot;;[.F$200];IF([.A68]=&quot;o&quot;;[.G$200];IF([.A68]=&quot;u&quot;;[.H$200];0)))))" office:value-type="float" office:value="0">
            <text:p>0</text:p>
          </table:table-cell>
          <table:table-cell table:style-name="ce1" table:formula="of:=[.J68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69]=&quot;à&quot;;[.B69];0)" office:value-type="float" office:value="0">
            <text:p>0</text:p>
          </table:table-cell>
          <table:table-cell table:style-name="ce2" table:formula="of:=IF(OR([.A69]=&quot;è&quot;;[.A69]=&quot;é&quot;);[.B69];0)" office:value-type="float" office:value="0">
            <text:p>0</text:p>
          </table:table-cell>
          <table:table-cell table:style-name="ce2" table:formula="of:=IF(OR([.A69]=&quot;í&quot;;[.A69]=&quot;ï&quot;);[.B69];0)" office:value-type="float" office:value="0">
            <text:p>0</text:p>
          </table:table-cell>
          <table:table-cell table:style-name="ce2" table:formula="of:=IF(OR([.A69]=&quot;ò&quot;;[.A69]=&quot;ó&quot;);[.B69];0)" office:value-type="float" office:value="0">
            <text:p>0</text:p>
          </table:table-cell>
          <table:table-cell table:style-name="ce2" table:formula="of:=IF(OR([.A69]=&quot;ú&quot;;[.A69]=&quot;ü&quot;);[.B69];0)" office:value-type="float" office:value="0">
            <text:p>0</text:p>
          </table:table-cell>
          <table:table-cell/>
          <table:table-cell table:formula="of:=[.B69]+IF([.A69]=&quot;a&quot;;[.D$200];IF([.A69]=&quot;e&quot;;[.E$200];IF([.A69]=&quot;i&quot;;[.F$200];IF([.A69]=&quot;o&quot;;[.G$200];IF([.A69]=&quot;u&quot;;[.H$200];0)))))" office:value-type="float" office:value="0">
            <text:p>0</text:p>
          </table:table-cell>
          <table:table-cell table:style-name="ce1" table:formula="of:=[.J69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0]=&quot;à&quot;;[.B70];0)" office:value-type="float" office:value="0">
            <text:p>0</text:p>
          </table:table-cell>
          <table:table-cell table:style-name="ce2" table:formula="of:=IF(OR([.A70]=&quot;è&quot;;[.A70]=&quot;é&quot;);[.B70];0)" office:value-type="float" office:value="0">
            <text:p>0</text:p>
          </table:table-cell>
          <table:table-cell table:style-name="ce2" table:formula="of:=IF(OR([.A70]=&quot;í&quot;;[.A70]=&quot;ï&quot;);[.B70];0)" office:value-type="float" office:value="0">
            <text:p>0</text:p>
          </table:table-cell>
          <table:table-cell table:style-name="ce2" table:formula="of:=IF(OR([.A70]=&quot;ò&quot;;[.A70]=&quot;ó&quot;);[.B70];0)" office:value-type="float" office:value="0">
            <text:p>0</text:p>
          </table:table-cell>
          <table:table-cell table:style-name="ce2" table:formula="of:=IF(OR([.A70]=&quot;ú&quot;;[.A70]=&quot;ü&quot;);[.B70];0)" office:value-type="float" office:value="0">
            <text:p>0</text:p>
          </table:table-cell>
          <table:table-cell/>
          <table:table-cell table:formula="of:=[.B70]+IF([.A70]=&quot;a&quot;;[.D$200];IF([.A70]=&quot;e&quot;;[.E$200];IF([.A70]=&quot;i&quot;;[.F$200];IF([.A70]=&quot;o&quot;;[.G$200];IF([.A70]=&quot;u&quot;;[.H$200];0)))))" office:value-type="float" office:value="0">
            <text:p>0</text:p>
          </table:table-cell>
          <table:table-cell table:style-name="ce1" table:formula="of:=[.J70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1]=&quot;à&quot;;[.B71];0)" office:value-type="float" office:value="0">
            <text:p>0</text:p>
          </table:table-cell>
          <table:table-cell table:style-name="ce2" table:formula="of:=IF(OR([.A71]=&quot;è&quot;;[.A71]=&quot;é&quot;);[.B71];0)" office:value-type="float" office:value="0">
            <text:p>0</text:p>
          </table:table-cell>
          <table:table-cell table:style-name="ce2" table:formula="of:=IF(OR([.A71]=&quot;í&quot;;[.A71]=&quot;ï&quot;);[.B71];0)" office:value-type="float" office:value="0">
            <text:p>0</text:p>
          </table:table-cell>
          <table:table-cell table:style-name="ce2" table:formula="of:=IF(OR([.A71]=&quot;ò&quot;;[.A71]=&quot;ó&quot;);[.B71];0)" office:value-type="float" office:value="0">
            <text:p>0</text:p>
          </table:table-cell>
          <table:table-cell table:style-name="ce2" table:formula="of:=IF(OR([.A71]=&quot;ú&quot;;[.A71]=&quot;ü&quot;);[.B71];0)" office:value-type="float" office:value="0">
            <text:p>0</text:p>
          </table:table-cell>
          <table:table-cell/>
          <table:table-cell table:formula="of:=[.B71]+IF([.A71]=&quot;a&quot;;[.D$200];IF([.A71]=&quot;e&quot;;[.E$200];IF([.A71]=&quot;i&quot;;[.F$200];IF([.A71]=&quot;o&quot;;[.G$200];IF([.A71]=&quot;u&quot;;[.H$200];0)))))" office:value-type="float" office:value="0">
            <text:p>0</text:p>
          </table:table-cell>
          <table:table-cell table:style-name="ce1" table:formula="of:=[.J71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2]=&quot;à&quot;;[.B72];0)" office:value-type="float" office:value="0">
            <text:p>0</text:p>
          </table:table-cell>
          <table:table-cell table:style-name="ce2" table:formula="of:=IF(OR([.A72]=&quot;è&quot;;[.A72]=&quot;é&quot;);[.B72];0)" office:value-type="float" office:value="0">
            <text:p>0</text:p>
          </table:table-cell>
          <table:table-cell table:style-name="ce2" table:formula="of:=IF(OR([.A72]=&quot;í&quot;;[.A72]=&quot;ï&quot;);[.B72];0)" office:value-type="float" office:value="0">
            <text:p>0</text:p>
          </table:table-cell>
          <table:table-cell table:style-name="ce2" table:formula="of:=IF(OR([.A72]=&quot;ò&quot;;[.A72]=&quot;ó&quot;);[.B72];0)" office:value-type="float" office:value="0">
            <text:p>0</text:p>
          </table:table-cell>
          <table:table-cell table:style-name="ce2" table:formula="of:=IF(OR([.A72]=&quot;ú&quot;;[.A72]=&quot;ü&quot;);[.B72];0)" office:value-type="float" office:value="0">
            <text:p>0</text:p>
          </table:table-cell>
          <table:table-cell/>
          <table:table-cell table:formula="of:=[.B72]+IF([.A72]=&quot;a&quot;;[.D$200];IF([.A72]=&quot;e&quot;;[.E$200];IF([.A72]=&quot;i&quot;;[.F$200];IF([.A72]=&quot;o&quot;;[.G$200];IF([.A72]=&quot;u&quot;;[.H$200];0)))))" office:value-type="float" office:value="0">
            <text:p>0</text:p>
          </table:table-cell>
          <table:table-cell table:style-name="ce1" table:formula="of:=[.J72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3]=&quot;à&quot;;[.B73];0)" office:value-type="float" office:value="0">
            <text:p>0</text:p>
          </table:table-cell>
          <table:table-cell table:style-name="ce2" table:formula="of:=IF(OR([.A73]=&quot;è&quot;;[.A73]=&quot;é&quot;);[.B73];0)" office:value-type="float" office:value="0">
            <text:p>0</text:p>
          </table:table-cell>
          <table:table-cell table:style-name="ce2" table:formula="of:=IF(OR([.A73]=&quot;í&quot;;[.A73]=&quot;ï&quot;);[.B73];0)" office:value-type="float" office:value="0">
            <text:p>0</text:p>
          </table:table-cell>
          <table:table-cell table:style-name="ce2" table:formula="of:=IF(OR([.A73]=&quot;ò&quot;;[.A73]=&quot;ó&quot;);[.B73];0)" office:value-type="float" office:value="0">
            <text:p>0</text:p>
          </table:table-cell>
          <table:table-cell table:style-name="ce2" table:formula="of:=IF(OR([.A73]=&quot;ú&quot;;[.A73]=&quot;ü&quot;);[.B73];0)" office:value-type="float" office:value="0">
            <text:p>0</text:p>
          </table:table-cell>
          <table:table-cell/>
          <table:table-cell table:formula="of:=[.B73]+IF([.A73]=&quot;a&quot;;[.D$200];IF([.A73]=&quot;e&quot;;[.E$200];IF([.A73]=&quot;i&quot;;[.F$200];IF([.A73]=&quot;o&quot;;[.G$200];IF([.A73]=&quot;u&quot;;[.H$200];0)))))" office:value-type="float" office:value="0">
            <text:p>0</text:p>
          </table:table-cell>
          <table:table-cell table:style-name="ce1" table:formula="of:=[.J73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4]=&quot;à&quot;;[.B74];0)" office:value-type="float" office:value="0">
            <text:p>0</text:p>
          </table:table-cell>
          <table:table-cell table:style-name="ce2" table:formula="of:=IF(OR([.A74]=&quot;è&quot;;[.A74]=&quot;é&quot;);[.B74];0)" office:value-type="float" office:value="0">
            <text:p>0</text:p>
          </table:table-cell>
          <table:table-cell table:style-name="ce2" table:formula="of:=IF(OR([.A74]=&quot;í&quot;;[.A74]=&quot;ï&quot;);[.B74];0)" office:value-type="float" office:value="0">
            <text:p>0</text:p>
          </table:table-cell>
          <table:table-cell table:style-name="ce2" table:formula="of:=IF(OR([.A74]=&quot;ò&quot;;[.A74]=&quot;ó&quot;);[.B74];0)" office:value-type="float" office:value="0">
            <text:p>0</text:p>
          </table:table-cell>
          <table:table-cell table:style-name="ce2" table:formula="of:=IF(OR([.A74]=&quot;ú&quot;;[.A74]=&quot;ü&quot;);[.B74];0)" office:value-type="float" office:value="0">
            <text:p>0</text:p>
          </table:table-cell>
          <table:table-cell/>
          <table:table-cell table:formula="of:=[.B74]+IF([.A74]=&quot;a&quot;;[.D$200];IF([.A74]=&quot;e&quot;;[.E$200];IF([.A74]=&quot;i&quot;;[.F$200];IF([.A74]=&quot;o&quot;;[.G$200];IF([.A74]=&quot;u&quot;;[.H$200];0)))))" office:value-type="float" office:value="0">
            <text:p>0</text:p>
          </table:table-cell>
          <table:table-cell table:style-name="ce1" table:formula="of:=[.J74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5]=&quot;à&quot;;[.B75];0)" office:value-type="float" office:value="0">
            <text:p>0</text:p>
          </table:table-cell>
          <table:table-cell table:style-name="ce2" table:formula="of:=IF(OR([.A75]=&quot;è&quot;;[.A75]=&quot;é&quot;);[.B75];0)" office:value-type="float" office:value="0">
            <text:p>0</text:p>
          </table:table-cell>
          <table:table-cell table:style-name="ce2" table:formula="of:=IF(OR([.A75]=&quot;í&quot;;[.A75]=&quot;ï&quot;);[.B75];0)" office:value-type="float" office:value="0">
            <text:p>0</text:p>
          </table:table-cell>
          <table:table-cell table:style-name="ce2" table:formula="of:=IF(OR([.A75]=&quot;ò&quot;;[.A75]=&quot;ó&quot;);[.B75];0)" office:value-type="float" office:value="0">
            <text:p>0</text:p>
          </table:table-cell>
          <table:table-cell table:style-name="ce2" table:formula="of:=IF(OR([.A75]=&quot;ú&quot;;[.A75]=&quot;ü&quot;);[.B75];0)" office:value-type="float" office:value="0">
            <text:p>0</text:p>
          </table:table-cell>
          <table:table-cell/>
          <table:table-cell table:formula="of:=[.B75]+IF([.A75]=&quot;a&quot;;[.D$200];IF([.A75]=&quot;e&quot;;[.E$200];IF([.A75]=&quot;i&quot;;[.F$200];IF([.A75]=&quot;o&quot;;[.G$200];IF([.A75]=&quot;u&quot;;[.H$200];0)))))" office:value-type="float" office:value="0">
            <text:p>0</text:p>
          </table:table-cell>
          <table:table-cell table:style-name="ce1" table:formula="of:=[.J75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6]=&quot;à&quot;;[.B76];0)" office:value-type="float" office:value="0">
            <text:p>0</text:p>
          </table:table-cell>
          <table:table-cell table:style-name="ce2" table:formula="of:=IF(OR([.A76]=&quot;è&quot;;[.A76]=&quot;é&quot;);[.B76];0)" office:value-type="float" office:value="0">
            <text:p>0</text:p>
          </table:table-cell>
          <table:table-cell table:style-name="ce2" table:formula="of:=IF(OR([.A76]=&quot;í&quot;;[.A76]=&quot;ï&quot;);[.B76];0)" office:value-type="float" office:value="0">
            <text:p>0</text:p>
          </table:table-cell>
          <table:table-cell table:style-name="ce2" table:formula="of:=IF(OR([.A76]=&quot;ò&quot;;[.A76]=&quot;ó&quot;);[.B76];0)" office:value-type="float" office:value="0">
            <text:p>0</text:p>
          </table:table-cell>
          <table:table-cell table:style-name="ce2" table:formula="of:=IF(OR([.A76]=&quot;ú&quot;;[.A76]=&quot;ü&quot;);[.B76];0)" office:value-type="float" office:value="0">
            <text:p>0</text:p>
          </table:table-cell>
          <table:table-cell/>
          <table:table-cell table:formula="of:=[.B76]+IF([.A76]=&quot;a&quot;;[.D$200];IF([.A76]=&quot;e&quot;;[.E$200];IF([.A76]=&quot;i&quot;;[.F$200];IF([.A76]=&quot;o&quot;;[.G$200];IF([.A76]=&quot;u&quot;;[.H$200];0)))))" office:value-type="float" office:value="0">
            <text:p>0</text:p>
          </table:table-cell>
          <table:table-cell table:style-name="ce1" table:formula="of:=[.J76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 table:number-columns-repeated="7"/>
          <table:table-cell table:formula="of:=[.B77]+IF([.A77]=&quot;a&quot;;[.D$200];IF([.A77]=&quot;e&quot;;[.E$200];IF([.A77]=&quot;i&quot;;[.F$200];IF([.A77]=&quot;o&quot;;[.G$200];IF([.A77]=&quot;u&quot;;[.H$200];0)))))" office:value-type="float" office:value="0">
            <text:p>0</text:p>
          </table:table-cell>
          <table:table-cell table:style-name="ce1" table:formula="of:=[.J77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 table:number-columns-repeated="7"/>
          <table:table-cell table:formula="of:=[.B78]+IF([.A78]=&quot;a&quot;;[.D$200];IF([.A78]=&quot;e&quot;;[.E$200];IF([.A78]=&quot;i&quot;;[.F$200];IF([.A78]=&quot;o&quot;;[.G$200];IF([.A78]=&quot;u&quot;;[.H$200];0)))))" office:value-type="float" office:value="0">
            <text:p>0</text:p>
          </table:table-cell>
          <table:table-cell table:style-name="ce1" table:formula="of:=[.J78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 table:number-columns-repeated="7"/>
          <table:table-cell table:formula="of:=[.B79]+IF([.A79]=&quot;a&quot;;[.D$200];IF([.A79]=&quot;e&quot;;[.E$200];IF([.A79]=&quot;i&quot;;[.F$200];IF([.A79]=&quot;o&quot;;[.G$200];IF([.A79]=&quot;u&quot;;[.H$200];0)))))" office:value-type="float" office:value="0">
            <text:p>0</text:p>
          </table:table-cell>
          <table:table-cell table:style-name="ce1" table:formula="of:=[.J79]/[.J$200]" office:value-type="percentage" office:value="0">
            <text:p>0,000%</text:p>
          </table:table-cell>
        </table:table-row>
        <table:table-row table:style-name="ro1" table:number-rows-repeated="120">
          <table:table-cell table:number-columns-repeated="11"/>
        </table:table-row>
        <table:table-row table:style-name="ro1">
          <table:table-cell table:number-columns-repeated="3"/>
          <table:table-cell table:formula="of:=SUM([.D1:.D76])" office:value-type="float" office:value="46">
            <text:p>46</text:p>
          </table:table-cell>
          <table:table-cell table:formula="of:=SUM([.E1:.E76])" office:value-type="float" office:value="62">
            <text:p>62</text:p>
          </table:table-cell>
          <table:table-cell table:formula="of:=SUM([.F1:.F76])" office:value-type="float" office:value="55">
            <text:p>55</text:p>
          </table:table-cell>
          <table:table-cell table:formula="of:=SUM([.G1:.G76])" office:value-type="float" office:value="85">
            <text:p>85</text:p>
          </table:table-cell>
          <table:table-cell table:formula="of:=SUM([.H1:.H76])" office:value-type="float" office:value="35">
            <text:p>35</text:p>
          </table:table-cell>
          <table:table-cell/>
          <table:table-cell table:formula="of:=SUM([.J1:.J76])" office:value-type="float" office:value="18369">
            <text:p>18369</text:p>
          </table:table-cell>
          <table:table-cell/>
        </table:table-row>
      </table:table>
      <table:table table:name="mobydick" table:style-name="ta1">
        <table:table-column table:style-name="co8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e</text:p>
          </table:table-cell>
          <table:table-cell office:value-type="float" office:value="117092">
            <text:p>117092</text:p>
          </table:table-cell>
          <table:table-cell table:style-name="ce1"/>
          <table:table-cell table:formula="of:=IF([.A1]=&quot;à&quot;;[.B1];0)" office:value-type="float" office:value="0">
            <text:p>0</text:p>
          </table:table-cell>
          <table:table-cell table:style-name="ce2" table:formula="of:=IF(OR([.A1]=&quot;è&quot;;[.A1]=&quot;é&quot;);[.B1];0)" office:value-type="float" office:value="0">
            <text:p>0</text:p>
          </table:table-cell>
          <table:table-cell table:style-name="ce2" table:formula="of:=IF([.A1]=&quot;í&quot;;[.B1];0)" office:value-type="float" office:value="0">
            <text:p>0</text:p>
          </table:table-cell>
          <table:table-cell table:style-name="ce2" table:formula="of:=IF(OR([.A1]=&quot;ò&quot;;[.A1]=&quot;ó&quot;);[.B1];0)" office:value-type="float" office:value="0">
            <text:p>0</text:p>
          </table:table-cell>
          <table:table-cell table:style-name="ce2" table:formula="of:=IF([.A1]=&quot;ú&quot;;[.B1];0)" office:value-type="float" office:value="0">
            <text:p>0</text:p>
          </table:table-cell>
          <table:table-cell/>
          <table:table-cell table:formula="of:=[.B1]+IF([.A1]=&quot;a&quot;;[.D$200];IF([.A1]=&quot;e&quot;;[.E$200];IF([.A1]=&quot;i&quot;;[.F$200];IF([.A1]=&quot;o&quot;;[.G$200];IF([.A1]=&quot;u&quot;;[.H$200];0)))))" office:value-type="float" office:value="117092">
            <text:p>117092</text:p>
          </table:table-cell>
          <table:table-cell table:style-name="ce1" table:formula="of:=[.J1]/[.J$200]" office:value-type="percentage" office:value="0.114575016047469">
            <text:p>11,458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87996">
            <text:p>87996</text:p>
          </table:table-cell>
          <table:table-cell table:style-name="ce1"/>
          <table:table-cell table:formula="of:=IF([.A2]=&quot;à&quot;;[.B2];0)" office:value-type="float" office:value="0">
            <text:p>0</text:p>
          </table:table-cell>
          <table:table-cell table:style-name="ce2" table:formula="of:=IF(OR([.A2]=&quot;è&quot;;[.A2]=&quot;é&quot;);[.B2];0)" office:value-type="float" office:value="0">
            <text:p>0</text:p>
          </table:table-cell>
          <table:table-cell table:style-name="ce2" table:formula="of:=IF([.A2]=&quot;í&quot;;[.B2];0)" office:value-type="float" office:value="0">
            <text:p>0</text:p>
          </table:table-cell>
          <table:table-cell table:style-name="ce2" table:formula="of:=IF(OR([.A2]=&quot;ò&quot;;[.A2]=&quot;ó&quot;);[.B2];0)" office:value-type="float" office:value="0">
            <text:p>0</text:p>
          </table:table-cell>
          <table:table-cell table:style-name="ce2" table:formula="of:=IF([.A2]=&quot;ú&quot;;[.B2];0)" office:value-type="float" office:value="0">
            <text:p>0</text:p>
          </table:table-cell>
          <table:table-cell/>
          <table:table-cell table:formula="of:=[.B2]+IF([.A2]=&quot;a&quot;;[.D$200];IF([.A2]=&quot;e&quot;;[.E$200];IF([.A2]=&quot;i&quot;;[.F$200];IF([.A2]=&quot;o&quot;;[.G$200];IF([.A2]=&quot;u&quot;;[.H$200];0)))))" office:value-type="float" office:value="87996">
            <text:p>87996</text:p>
          </table:table-cell>
          <table:table-cell table:style-name="ce1" table:formula="of:=[.J2]/[.J$200]" office:value-type="percentage" office:value="0.0861044572824198">
            <text:p>8,610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77916">
            <text:p>77916</text:p>
          </table:table-cell>
          <table:table-cell table:style-name="ce1"/>
          <table:table-cell table:formula="of:=IF([.A3]=&quot;à&quot;;[.B3];0)" office:value-type="float" office:value="0">
            <text:p>0</text:p>
          </table:table-cell>
          <table:table-cell table:style-name="ce2" table:formula="of:=IF(OR([.A3]=&quot;è&quot;;[.A3]=&quot;é&quot;);[.B3];0)" office:value-type="float" office:value="0">
            <text:p>0</text:p>
          </table:table-cell>
          <table:table-cell table:style-name="ce2" table:formula="of:=IF([.A3]=&quot;í&quot;;[.B3];0)" office:value-type="float" office:value="0">
            <text:p>0</text:p>
          </table:table-cell>
          <table:table-cell table:style-name="ce2" table:formula="of:=IF(OR([.A3]=&quot;ò&quot;;[.A3]=&quot;ó&quot;);[.B3];0)" office:value-type="float" office:value="0">
            <text:p>0</text:p>
          </table:table-cell>
          <table:table-cell table:style-name="ce2" table:formula="of:=IF([.A3]=&quot;ú&quot;;[.B3];0)" office:value-type="float" office:value="0">
            <text:p>0</text:p>
          </table:table-cell>
          <table:table-cell/>
          <table:table-cell table:formula="of:=[.B3]+IF([.A3]=&quot;a&quot;;[.D$200];IF([.A3]=&quot;e&quot;;[.E$200];IF([.A3]=&quot;i&quot;;[.F$200];IF([.A3]=&quot;o&quot;;[.G$200];IF([.A3]=&quot;u&quot;;[.H$200];0)))))" office:value-type="float" office:value="77916">
            <text:p>77916</text:p>
          </table:table-cell>
          <table:table-cell table:style-name="ce1" table:formula="of:=[.J3]/[.J$200]" office:value-type="percentage" office:value="0.0762411347517731">
            <text:p>7,624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69326">
            <text:p>69326</text:p>
          </table:table-cell>
          <table:table-cell table:style-name="ce1"/>
          <table:table-cell table:formula="of:=IF([.A4]=&quot;à&quot;;[.B4];0)" office:value-type="float" office:value="0">
            <text:p>0</text:p>
          </table:table-cell>
          <table:table-cell table:style-name="ce2" table:formula="of:=IF(OR([.A4]=&quot;è&quot;;[.A4]=&quot;é&quot;);[.B4];0)" office:value-type="float" office:value="0">
            <text:p>0</text:p>
          </table:table-cell>
          <table:table-cell table:style-name="ce2" table:formula="of:=IF([.A4]=&quot;í&quot;;[.B4];0)" office:value-type="float" office:value="0">
            <text:p>0</text:p>
          </table:table-cell>
          <table:table-cell table:style-name="ce2" table:formula="of:=IF(OR([.A4]=&quot;ò&quot;;[.A4]=&quot;ó&quot;);[.B4];0)" office:value-type="float" office:value="0">
            <text:p>0</text:p>
          </table:table-cell>
          <table:table-cell table:style-name="ce2" table:formula="of:=IF([.A4]=&quot;ú&quot;;[.B4];0)" office:value-type="float" office:value="0">
            <text:p>0</text:p>
          </table:table-cell>
          <table:table-cell/>
          <table:table-cell table:formula="of:=[.B4]+IF([.A4]=&quot;a&quot;;[.D$200];IF([.A4]=&quot;e&quot;;[.E$200];IF([.A4]=&quot;i&quot;;[.F$200];IF([.A4]=&quot;o&quot;;[.G$200];IF([.A4]=&quot;u&quot;;[.H$200];0)))))" office:value-type="float" office:value="69326">
            <text:p>69326</text:p>
          </table:table-cell>
          <table:table-cell table:style-name="ce1" table:formula="of:=[.J4]/[.J$200]" office:value-type="percentage" office:value="0.0678357835078985">
            <text:p>6,784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65617">
            <text:p>65617</text:p>
          </table:table-cell>
          <table:table-cell table:style-name="ce1"/>
          <table:table-cell table:formula="of:=IF([.A5]=&quot;à&quot;;[.B5];0)" office:value-type="float" office:value="0">
            <text:p>0</text:p>
          </table:table-cell>
          <table:table-cell table:style-name="ce2" table:formula="of:=IF(OR([.A5]=&quot;è&quot;;[.A5]=&quot;é&quot;);[.B5];0)" office:value-type="float" office:value="0">
            <text:p>0</text:p>
          </table:table-cell>
          <table:table-cell table:style-name="ce2" table:formula="of:=IF([.A5]=&quot;í&quot;;[.B5];0)" office:value-type="float" office:value="0">
            <text:p>0</text:p>
          </table:table-cell>
          <table:table-cell table:style-name="ce2" table:formula="of:=IF(OR([.A5]=&quot;ò&quot;;[.A5]=&quot;ó&quot;);[.B5];0)" office:value-type="float" office:value="0">
            <text:p>0</text:p>
          </table:table-cell>
          <table:table-cell table:style-name="ce2" table:formula="of:=IF([.A5]=&quot;ú&quot;;[.B5];0)" office:value-type="float" office:value="0">
            <text:p>0</text:p>
          </table:table-cell>
          <table:table-cell/>
          <table:table-cell table:formula="of:=[.B5]+IF([.A5]=&quot;a&quot;;[.D$200];IF([.A5]=&quot;e&quot;;[.E$200];IF([.A5]=&quot;i&quot;;[.F$200];IF([.A5]=&quot;o&quot;;[.G$200];IF([.A5]=&quot;u&quot;;[.H$200];0)))))" office:value-type="float" office:value="65617">
            <text:p>65617</text:p>
          </table:table-cell>
          <table:table-cell table:style-name="ce1" table:formula="of:=[.J5]/[.J$200]" office:value-type="percentage" office:value="0.064206511358477">
            <text:p>6,421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65434">
            <text:p>65434</text:p>
          </table:table-cell>
          <table:table-cell table:style-name="ce1"/>
          <table:table-cell table:formula="of:=IF([.A6]=&quot;à&quot;;[.B6];0)" office:value-type="float" office:value="0">
            <text:p>0</text:p>
          </table:table-cell>
          <table:table-cell table:style-name="ce2" table:formula="of:=IF(OR([.A6]=&quot;è&quot;;[.A6]=&quot;é&quot;);[.B6];0)" office:value-type="float" office:value="0">
            <text:p>0</text:p>
          </table:table-cell>
          <table:table-cell table:style-name="ce2" table:formula="of:=IF([.A6]=&quot;í&quot;;[.B6];0)" office:value-type="float" office:value="0">
            <text:p>0</text:p>
          </table:table-cell>
          <table:table-cell table:style-name="ce2" table:formula="of:=IF(OR([.A6]=&quot;ò&quot;;[.A6]=&quot;ó&quot;);[.B6];0)" office:value-type="float" office:value="0">
            <text:p>0</text:p>
          </table:table-cell>
          <table:table-cell table:style-name="ce2" table:formula="of:=IF([.A6]=&quot;ú&quot;;[.B6];0)" office:value-type="float" office:value="0">
            <text:p>0</text:p>
          </table:table-cell>
          <table:table-cell/>
          <table:table-cell table:formula="of:=[.B6]+IF([.A6]=&quot;a&quot;;[.D$200];IF([.A6]=&quot;e&quot;;[.E$200];IF([.A6]=&quot;i&quot;;[.F$200];IF([.A6]=&quot;o&quot;;[.G$200];IF([.A6]=&quot;u&quot;;[.H$200];0)))))" office:value-type="float" office:value="65434">
            <text:p>65434</text:p>
          </table:table-cell>
          <table:table-cell table:style-name="ce1" table:formula="of:=[.J6]/[.J$200]" office:value-type="percentage" office:value="0.0640274450863432">
            <text:p>6,403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64231">
            <text:p>64231</text:p>
          </table:table-cell>
          <table:table-cell table:style-name="ce1"/>
          <table:table-cell table:formula="of:=IF([.A7]=&quot;à&quot;;[.B7];0)" office:value-type="float" office:value="0">
            <text:p>0</text:p>
          </table:table-cell>
          <table:table-cell table:style-name="ce2" table:formula="of:=IF(OR([.A7]=&quot;è&quot;;[.A7]=&quot;é&quot;);[.B7];0)" office:value-type="float" office:value="0">
            <text:p>0</text:p>
          </table:table-cell>
          <table:table-cell table:style-name="ce2" table:formula="of:=IF([.A7]=&quot;í&quot;;[.B7];0)" office:value-type="float" office:value="0">
            <text:p>0</text:p>
          </table:table-cell>
          <table:table-cell table:style-name="ce2" table:formula="of:=IF(OR([.A7]=&quot;ò&quot;;[.A7]=&quot;ó&quot;);[.B7];0)" office:value-type="float" office:value="0">
            <text:p>0</text:p>
          </table:table-cell>
          <table:table-cell table:style-name="ce2" table:formula="of:=IF([.A7]=&quot;ú&quot;;[.B7];0)" office:value-type="float" office:value="0">
            <text:p>0</text:p>
          </table:table-cell>
          <table:table-cell/>
          <table:table-cell table:formula="of:=[.B7]+IF([.A7]=&quot;a&quot;;[.D$200];IF([.A7]=&quot;e&quot;;[.E$200];IF([.A7]=&quot;i&quot;;[.F$200];IF([.A7]=&quot;o&quot;;[.G$200];IF([.A7]=&quot;u&quot;;[.H$200];0)))))" office:value-type="float" office:value="64231">
            <text:p>64231</text:p>
          </table:table-cell>
          <table:table-cell table:style-name="ce1" table:formula="of:=[.J7]/[.J$200]" office:value-type="percentage" office:value="0.062850304510513">
            <text:p>6,285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62896">
            <text:p>62896</text:p>
          </table:table-cell>
          <table:table-cell table:style-name="ce1"/>
          <table:table-cell table:formula="of:=IF([.A8]=&quot;à&quot;;[.B8];0)" office:value-type="float" office:value="0">
            <text:p>0</text:p>
          </table:table-cell>
          <table:table-cell table:style-name="ce2" table:formula="of:=IF(OR([.A8]=&quot;è&quot;;[.A8]=&quot;é&quot;);[.B8];0)" office:value-type="float" office:value="0">
            <text:p>0</text:p>
          </table:table-cell>
          <table:table-cell table:style-name="ce2" table:formula="of:=IF([.A8]=&quot;í&quot;;[.B8];0)" office:value-type="float" office:value="0">
            <text:p>0</text:p>
          </table:table-cell>
          <table:table-cell table:style-name="ce2" table:formula="of:=IF(OR([.A8]=&quot;ò&quot;;[.A8]=&quot;ó&quot;);[.B8];0)" office:value-type="float" office:value="0">
            <text:p>0</text:p>
          </table:table-cell>
          <table:table-cell table:style-name="ce2" table:formula="of:=IF([.A8]=&quot;ú&quot;;[.B8];0)" office:value-type="float" office:value="0">
            <text:p>0</text:p>
          </table:table-cell>
          <table:table-cell/>
          <table:table-cell table:formula="of:=[.B8]+IF([.A8]=&quot;a&quot;;[.D$200];IF([.A8]=&quot;e&quot;;[.E$200];IF([.A8]=&quot;i&quot;;[.F$200];IF([.A8]=&quot;o&quot;;[.G$200];IF([.A8]=&quot;u&quot;;[.H$200];0)))))" office:value-type="float" office:value="62896">
            <text:p>62896</text:p>
          </table:table-cell>
          <table:table-cell table:style-name="ce1" table:formula="of:=[.J8]/[.J$200]" office:value-type="percentage" office:value="0.0615440013777339">
            <text:p>6,154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52134">
            <text:p>52134</text:p>
          </table:table-cell>
          <table:table-cell table:style-name="ce1"/>
          <table:table-cell table:formula="of:=IF([.A9]=&quot;à&quot;;[.B9];0)" office:value-type="float" office:value="0">
            <text:p>0</text:p>
          </table:table-cell>
          <table:table-cell table:style-name="ce2" table:formula="of:=IF(OR([.A9]=&quot;è&quot;;[.A9]=&quot;é&quot;);[.B9];0)" office:value-type="float" office:value="0">
            <text:p>0</text:p>
          </table:table-cell>
          <table:table-cell table:style-name="ce2" table:formula="of:=IF([.A9]=&quot;í&quot;;[.B9];0)" office:value-type="float" office:value="0">
            <text:p>0</text:p>
          </table:table-cell>
          <table:table-cell table:style-name="ce2" table:formula="of:=IF(OR([.A9]=&quot;ò&quot;;[.A9]=&quot;ó&quot;);[.B9];0)" office:value-type="float" office:value="0">
            <text:p>0</text:p>
          </table:table-cell>
          <table:table-cell table:style-name="ce2" table:formula="of:=IF([.A9]=&quot;ú&quot;;[.B9];0)" office:value-type="float" office:value="0">
            <text:p>0</text:p>
          </table:table-cell>
          <table:table-cell/>
          <table:table-cell table:formula="of:=[.B9]+IF([.A9]=&quot;a&quot;;[.D$200];IF([.A9]=&quot;e&quot;;[.E$200];IF([.A9]=&quot;i&quot;;[.F$200];IF([.A9]=&quot;o&quot;;[.G$200];IF([.A9]=&quot;u&quot;;[.H$200];0)))))" office:value-type="float" office:value="52134">
            <text:p>52134</text:p>
          </table:table-cell>
          <table:table-cell table:style-name="ce1" table:formula="of:=[.J9]/[.J$200]" office:value-type="percentage" office:value="0.0510133389695176">
            <text:p>5,101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42793">
            <text:p>42793</text:p>
          </table:table-cell>
          <table:table-cell table:style-name="ce1"/>
          <table:table-cell table:formula="of:=IF([.A10]=&quot;à&quot;;[.B10];0)" office:value-type="float" office:value="0">
            <text:p>0</text:p>
          </table:table-cell>
          <table:table-cell table:style-name="ce2" table:formula="of:=IF(OR([.A10]=&quot;è&quot;;[.A10]=&quot;é&quot;);[.B10];0)" office:value-type="float" office:value="0">
            <text:p>0</text:p>
          </table:table-cell>
          <table:table-cell table:style-name="ce2" table:formula="of:=IF([.A10]=&quot;í&quot;;[.B10];0)" office:value-type="float" office:value="0">
            <text:p>0</text:p>
          </table:table-cell>
          <table:table-cell table:style-name="ce2" table:formula="of:=IF(OR([.A10]=&quot;ò&quot;;[.A10]=&quot;ó&quot;);[.B10];0)" office:value-type="float" office:value="0">
            <text:p>0</text:p>
          </table:table-cell>
          <table:table-cell table:style-name="ce2" table:formula="of:=IF([.A10]=&quot;ú&quot;;[.B10];0)" office:value-type="float" office:value="0">
            <text:p>0</text:p>
          </table:table-cell>
          <table:table-cell/>
          <table:table-cell table:formula="of:=[.B10]+IF([.A10]=&quot;a&quot;;[.D$200];IF([.A10]=&quot;e&quot;;[.E$200];IF([.A10]=&quot;i&quot;;[.F$200];IF([.A10]=&quot;o&quot;;[.G$200];IF([.A10]=&quot;u&quot;;[.H$200];0)))))" office:value-type="float" office:value="42793">
            <text:p>42793</text:p>
          </table:table-cell>
          <table:table-cell table:style-name="ce1" table:formula="of:=[.J10]/[.J$200]" office:value-type="percentage" office:value="0.0418731310569411">
            <text:p>4,187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8219">
            <text:p>38219</text:p>
          </table:table-cell>
          <table:table-cell table:style-name="ce1"/>
          <table:table-cell table:formula="of:=IF([.A11]=&quot;à&quot;;[.B11];0)" office:value-type="float" office:value="0">
            <text:p>0</text:p>
          </table:table-cell>
          <table:table-cell table:style-name="ce2" table:formula="of:=IF(OR([.A11]=&quot;è&quot;;[.A11]=&quot;é&quot;);[.B11];0)" office:value-type="float" office:value="0">
            <text:p>0</text:p>
          </table:table-cell>
          <table:table-cell table:style-name="ce2" table:formula="of:=IF([.A11]=&quot;í&quot;;[.B11];0)" office:value-type="float" office:value="0">
            <text:p>0</text:p>
          </table:table-cell>
          <table:table-cell table:style-name="ce2" table:formula="of:=IF(OR([.A11]=&quot;ò&quot;;[.A11]=&quot;ó&quot;);[.B11];0)" office:value-type="float" office:value="0">
            <text:p>0</text:p>
          </table:table-cell>
          <table:table-cell table:style-name="ce2" table:formula="of:=IF([.A11]=&quot;ú&quot;;[.B11];0)" office:value-type="float" office:value="0">
            <text:p>0</text:p>
          </table:table-cell>
          <table:table-cell/>
          <table:table-cell table:formula="of:=[.B11]+IF([.A11]=&quot;a&quot;;[.D$200];IF([.A11]=&quot;e&quot;;[.E$200];IF([.A11]=&quot;i&quot;;[.F$200];IF([.A11]=&quot;o&quot;;[.G$200];IF([.A11]=&quot;u&quot;;[.H$200];0)))))" office:value-type="float" office:value="38219">
            <text:p>38219</text:p>
          </table:table-cell>
          <table:table-cell table:style-name="ce1" table:formula="of:=[.J11]/[.J$200]" office:value-type="percentage" office:value="0.0373974527578163">
            <text:p>3,740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6697">
            <text:p>26697</text:p>
          </table:table-cell>
          <table:table-cell table:style-name="ce1"/>
          <table:table-cell table:formula="of:=IF([.A12]=&quot;à&quot;;[.B12];0)" office:value-type="float" office:value="0">
            <text:p>0</text:p>
          </table:table-cell>
          <table:table-cell table:style-name="ce2" table:formula="of:=IF(OR([.A12]=&quot;è&quot;;[.A12]=&quot;é&quot;);[.B12];0)" office:value-type="float" office:value="0">
            <text:p>0</text:p>
          </table:table-cell>
          <table:table-cell table:style-name="ce2" table:formula="of:=IF([.A12]=&quot;í&quot;;[.B12];0)" office:value-type="float" office:value="0">
            <text:p>0</text:p>
          </table:table-cell>
          <table:table-cell table:style-name="ce2" table:formula="of:=IF(OR([.A12]=&quot;ò&quot;;[.A12]=&quot;ó&quot;);[.B12];0)" office:value-type="float" office:value="0">
            <text:p>0</text:p>
          </table:table-cell>
          <table:table-cell table:style-name="ce2" table:formula="of:=IF([.A12]=&quot;ú&quot;;[.B12];0)" office:value-type="float" office:value="0">
            <text:p>0</text:p>
          </table:table-cell>
          <table:table-cell/>
          <table:table-cell table:formula="of:=[.B12]+IF([.A12]=&quot;a&quot;;[.D$200];IF([.A12]=&quot;e&quot;;[.E$200];IF([.A12]=&quot;i&quot;;[.F$200];IF([.A12]=&quot;o&quot;;[.G$200];IF([.A12]=&quot;u&quot;;[.H$200];0)))))" office:value-type="float" office:value="26697">
            <text:p>26697</text:p>
          </table:table-cell>
          <table:table-cell table:style-name="ce1" table:formula="of:=[.J12]/[.J$200]" office:value-type="percentage" office:value="0.0261231271429242">
            <text:p>2,612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3277">
            <text:p>23277</text:p>
          </table:table-cell>
          <table:table-cell table:style-name="ce1"/>
          <table:table-cell table:formula="of:=IF([.A13]=&quot;à&quot;;[.B13];0)" office:value-type="float" office:value="0">
            <text:p>0</text:p>
          </table:table-cell>
          <table:table-cell table:style-name="ce2" table:formula="of:=IF(OR([.A13]=&quot;è&quot;;[.A13]=&quot;é&quot;);[.B13];0)" office:value-type="float" office:value="0">
            <text:p>0</text:p>
          </table:table-cell>
          <table:table-cell table:style-name="ce2" table:formula="of:=IF([.A13]=&quot;í&quot;;[.B13];0)" office:value-type="float" office:value="0">
            <text:p>0</text:p>
          </table:table-cell>
          <table:table-cell table:style-name="ce2" table:formula="of:=IF(OR([.A13]=&quot;ò&quot;;[.A13]=&quot;ó&quot;);[.B13];0)" office:value-type="float" office:value="0">
            <text:p>0</text:p>
          </table:table-cell>
          <table:table-cell table:style-name="ce2" table:formula="of:=IF([.A13]=&quot;ú&quot;;[.B13];0)" office:value-type="float" office:value="0">
            <text:p>0</text:p>
          </table:table-cell>
          <table:table-cell/>
          <table:table-cell table:formula="of:=[.B13]+IF([.A13]=&quot;a&quot;;[.D$200];IF([.A13]=&quot;e&quot;;[.E$200];IF([.A13]=&quot;i&quot;;[.F$200];IF([.A13]=&quot;o&quot;;[.G$200];IF([.A13]=&quot;u&quot;;[.H$200];0)))))" office:value-type="float" office:value="23277">
            <text:p>23277</text:p>
          </table:table-cell>
          <table:table-cell table:style-name="ce1" table:formula="of:=[.J13]/[.J$200]" office:value-type="percentage" office:value="0.0227766427128834">
            <text:p>2,278%</text:p>
          </table:table-cell>
        </table:table-row>
        <table:table-row table:style-name="ro1">
          <table:table-cell/>
          <table:table-cell office:value-type="float" office:value="22924">
            <text:p>22924</text:p>
          </table:table-cell>
          <table:table-cell table:style-name="ce1"/>
          <table:table-cell table:formula="of:=IF([.A14]=&quot;à&quot;;[.B14];0)" office:value-type="float" office:value="0">
            <text:p>0</text:p>
          </table:table-cell>
          <table:table-cell table:style-name="ce2" table:formula="of:=IF(OR([.A14]=&quot;è&quot;;[.A14]=&quot;é&quot;);[.B14];0)" office:value-type="float" office:value="0">
            <text:p>0</text:p>
          </table:table-cell>
          <table:table-cell table:style-name="ce2" table:formula="of:=IF([.A14]=&quot;í&quot;;[.B14];0)" office:value-type="float" office:value="0">
            <text:p>0</text:p>
          </table:table-cell>
          <table:table-cell table:style-name="ce2" table:formula="of:=IF(OR([.A14]=&quot;ò&quot;;[.A14]=&quot;ó&quot;);[.B14];0)" office:value-type="float" office:value="0">
            <text:p>0</text:p>
          </table:table-cell>
          <table:table-cell table:style-name="ce2" table:formula="of:=IF([.A14]=&quot;ú&quot;;[.B14];0)" office:value-type="float" office:value="0">
            <text:p>0</text:p>
          </table:table-cell>
          <table:table-cell/>
          <table:table-cell table:formula="of:=[.B14]+IF([.A14]=&quot;a&quot;;[.D$200];IF([.A14]=&quot;e&quot;;[.E$200];IF([.A14]=&quot;i&quot;;[.F$200];IF([.A14]=&quot;o&quot;;[.G$200];IF([.A14]=&quot;u&quot;;[.H$200];0)))))" office:value-type="float" office:value="22924">
            <text:p>22924</text:p>
          </table:table-cell>
          <table:table-cell table:style-name="ce1" table:formula="of:=[.J14]/[.J$200]" office:value-type="percentage" office:value="0.0224312307234669">
            <text:p>2,243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2507">
            <text:p>22507</text:p>
          </table:table-cell>
          <table:table-cell table:style-name="ce1"/>
          <table:table-cell table:formula="of:=IF([.A15]=&quot;à&quot;;[.B15];0)" office:value-type="float" office:value="0">
            <text:p>0</text:p>
          </table:table-cell>
          <table:table-cell table:style-name="ce2" table:formula="of:=IF(OR([.A15]=&quot;è&quot;;[.A15]=&quot;é&quot;);[.B15];0)" office:value-type="float" office:value="0">
            <text:p>0</text:p>
          </table:table-cell>
          <table:table-cell table:style-name="ce2" table:formula="of:=IF([.A15]=&quot;í&quot;;[.B15];0)" office:value-type="float" office:value="0">
            <text:p>0</text:p>
          </table:table-cell>
          <table:table-cell table:style-name="ce2" table:formula="of:=IF(OR([.A15]=&quot;ò&quot;;[.A15]=&quot;ó&quot;);[.B15];0)" office:value-type="float" office:value="0">
            <text:p>0</text:p>
          </table:table-cell>
          <table:table-cell table:style-name="ce2" table:formula="of:=IF([.A15]=&quot;ú&quot;;[.B15];0)" office:value-type="float" office:value="0">
            <text:p>0</text:p>
          </table:table-cell>
          <table:table-cell/>
          <table:table-cell table:formula="of:=[.B15]+IF([.A15]=&quot;a&quot;;[.D$200];IF([.A15]=&quot;e&quot;;[.E$200];IF([.A15]=&quot;i&quot;;[.F$200];IF([.A15]=&quot;o&quot;;[.G$200];IF([.A15]=&quot;u&quot;;[.H$200];0)))))" office:value-type="float" office:value="22507">
            <text:p>22507</text:p>
          </table:table-cell>
          <table:table-cell table:style-name="ce1" table:formula="of:=[.J15]/[.J$200]" office:value-type="percentage" office:value="0.0220231944640145">
            <text:p>2,202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22222">
            <text:p>22222</text:p>
          </table:table-cell>
          <table:table-cell table:style-name="ce1"/>
          <table:table-cell table:formula="of:=IF([.A16]=&quot;à&quot;;[.B16];0)" office:value-type="float" office:value="0">
            <text:p>0</text:p>
          </table:table-cell>
          <table:table-cell table:style-name="ce2" table:formula="of:=IF(OR([.A16]=&quot;è&quot;;[.A16]=&quot;é&quot;);[.B16];0)" office:value-type="float" office:value="0">
            <text:p>0</text:p>
          </table:table-cell>
          <table:table-cell table:style-name="ce2" table:formula="of:=IF([.A16]=&quot;í&quot;;[.B16];0)" office:value-type="float" office:value="0">
            <text:p>0</text:p>
          </table:table-cell>
          <table:table-cell table:style-name="ce2" table:formula="of:=IF(OR([.A16]=&quot;ò&quot;;[.A16]=&quot;ó&quot;);[.B16];0)" office:value-type="float" office:value="0">
            <text:p>0</text:p>
          </table:table-cell>
          <table:table-cell table:style-name="ce2" table:formula="of:=IF([.A16]=&quot;ú&quot;;[.B16];0)" office:value-type="float" office:value="0">
            <text:p>0</text:p>
          </table:table-cell>
          <table:table-cell/>
          <table:table-cell table:formula="of:=[.B16]+IF([.A16]=&quot;a&quot;;[.D$200];IF([.A16]=&quot;e&quot;;[.E$200];IF([.A16]=&quot;i&quot;;[.F$200];IF([.A16]=&quot;o&quot;;[.G$200];IF([.A16]=&quot;u&quot;;[.H$200];0)))))" office:value-type="float" office:value="22222">
            <text:p>22222</text:p>
          </table:table-cell>
          <table:table-cell table:style-name="ce1" table:formula="of:=[.J16]/[.J$200]" office:value-type="percentage" office:value="0.0217443207615111">
            <text:p>2,174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0833">
            <text:p>20833</text:p>
          </table:table-cell>
          <table:table-cell table:style-name="ce1"/>
          <table:table-cell table:formula="of:=IF([.A17]=&quot;à&quot;;[.B17];0)" office:value-type="float" office:value="0">
            <text:p>0</text:p>
          </table:table-cell>
          <table:table-cell table:style-name="ce2" table:formula="of:=IF(OR([.A17]=&quot;è&quot;;[.A17]=&quot;é&quot;);[.B17];0)" office:value-type="float" office:value="0">
            <text:p>0</text:p>
          </table:table-cell>
          <table:table-cell table:style-name="ce2" table:formula="of:=IF([.A17]=&quot;í&quot;;[.B17];0)" office:value-type="float" office:value="0">
            <text:p>0</text:p>
          </table:table-cell>
          <table:table-cell table:style-name="ce2" table:formula="of:=IF(OR([.A17]=&quot;ò&quot;;[.A17]=&quot;ó&quot;);[.B17];0)" office:value-type="float" office:value="0">
            <text:p>0</text:p>
          </table:table-cell>
          <table:table-cell table:style-name="ce2" table:formula="of:=IF([.A17]=&quot;ú&quot;;[.B17];0)" office:value-type="float" office:value="0">
            <text:p>0</text:p>
          </table:table-cell>
          <table:table-cell/>
          <table:table-cell table:formula="of:=[.B17]+IF([.A17]=&quot;a&quot;;[.D$200];IF([.A17]=&quot;e&quot;;[.E$200];IF([.A17]=&quot;i&quot;;[.F$200];IF([.A17]=&quot;o&quot;;[.G$200];IF([.A17]=&quot;u&quot;;[.H$200];0)))))" office:value-type="float" office:value="20833">
            <text:p>20833</text:p>
          </table:table-cell>
          <table:table-cell table:style-name="ce1" table:formula="of:=[.J17]/[.J$200]" office:value-type="percentage" office:value="0.0203851784008893">
            <text:p>2,039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0820">
            <text:p>20820</text:p>
          </table:table-cell>
          <table:table-cell table:style-name="ce1"/>
          <table:table-cell table:formula="of:=IF([.A18]=&quot;à&quot;;[.B18];0)" office:value-type="float" office:value="0">
            <text:p>0</text:p>
          </table:table-cell>
          <table:table-cell table:style-name="ce2" table:formula="of:=IF(OR([.A18]=&quot;è&quot;;[.A18]=&quot;é&quot;);[.B18];0)" office:value-type="float" office:value="0">
            <text:p>0</text:p>
          </table:table-cell>
          <table:table-cell table:style-name="ce2" table:formula="of:=IF([.A18]=&quot;í&quot;;[.B18];0)" office:value-type="float" office:value="0">
            <text:p>0</text:p>
          </table:table-cell>
          <table:table-cell table:style-name="ce2" table:formula="of:=IF(OR([.A18]=&quot;ò&quot;;[.A18]=&quot;ó&quot;);[.B18];0)" office:value-type="float" office:value="0">
            <text:p>0</text:p>
          </table:table-cell>
          <table:table-cell table:style-name="ce2" table:formula="of:=IF([.A18]=&quot;ú&quot;;[.B18];0)" office:value-type="float" office:value="0">
            <text:p>0</text:p>
          </table:table-cell>
          <table:table-cell/>
          <table:table-cell table:formula="of:=[.B18]+IF([.A18]=&quot;a&quot;;[.D$200];IF([.A18]=&quot;e&quot;;[.E$200];IF([.A18]=&quot;i&quot;;[.F$200];IF([.A18]=&quot;o&quot;;[.G$200];IF([.A18]=&quot;u&quot;;[.H$200];0)))))" office:value-type="float" office:value="20820">
            <text:p>20820</text:p>
          </table:table-cell>
          <table:table-cell table:style-name="ce1" table:formula="of:=[.J18]/[.J$200]" office:value-type="percentage" office:value="0.0203724578460382">
            <text:p>2,037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19229">
            <text:p>19229</text:p>
          </table:table-cell>
          <table:table-cell table:style-name="ce1"/>
          <table:table-cell table:formula="of:=IF([.A19]=&quot;à&quot;;[.B19];0)" office:value-type="float" office:value="0">
            <text:p>0</text:p>
          </table:table-cell>
          <table:table-cell table:style-name="ce2" table:formula="of:=IF(OR([.A19]=&quot;è&quot;;[.A19]=&quot;é&quot;);[.B19];0)" office:value-type="float" office:value="0">
            <text:p>0</text:p>
          </table:table-cell>
          <table:table-cell table:style-name="ce2" table:formula="of:=IF([.A19]=&quot;í&quot;;[.B19];0)" office:value-type="float" office:value="0">
            <text:p>0</text:p>
          </table:table-cell>
          <table:table-cell table:style-name="ce2" table:formula="of:=IF(OR([.A19]=&quot;ò&quot;;[.A19]=&quot;ó&quot;);[.B19];0)" office:value-type="float" office:value="0">
            <text:p>0</text:p>
          </table:table-cell>
          <table:table-cell table:style-name="ce2" table:formula="of:=IF([.A19]=&quot;ú&quot;;[.B19];0)" office:value-type="float" office:value="0">
            <text:p>0</text:p>
          </table:table-cell>
          <table:table-cell/>
          <table:table-cell table:formula="of:=[.B19]+IF([.A19]=&quot;a&quot;;[.D$200];IF([.A19]=&quot;e&quot;;[.E$200];IF([.A19]=&quot;i&quot;;[.F$200];IF([.A19]=&quot;o&quot;;[.G$200];IF([.A19]=&quot;u&quot;;[.H$200];0)))))" office:value-type="float" office:value="19229">
            <text:p>19229</text:p>
          </table:table-cell>
          <table:table-cell table:style-name="ce1" table:formula="of:=[.J19]/[.J$200]" office:value-type="percentage" office:value="0.0188156576331157">
            <text:p>1,882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7255">
            <text:p>17255</text:p>
          </table:table-cell>
          <table:table-cell table:style-name="ce1"/>
          <table:table-cell table:formula="of:=IF([.A20]=&quot;à&quot;;[.B20];0)" office:value-type="float" office:value="0">
            <text:p>0</text:p>
          </table:table-cell>
          <table:table-cell table:style-name="ce2" table:formula="of:=IF(OR([.A20]=&quot;è&quot;;[.A20]=&quot;é&quot;);[.B20];0)" office:value-type="float" office:value="0">
            <text:p>0</text:p>
          </table:table-cell>
          <table:table-cell table:style-name="ce2" table:formula="of:=IF([.A20]=&quot;í&quot;;[.B20];0)" office:value-type="float" office:value="0">
            <text:p>0</text:p>
          </table:table-cell>
          <table:table-cell table:style-name="ce2" table:formula="of:=IF(OR([.A20]=&quot;ò&quot;;[.A20]=&quot;ó&quot;);[.B20];0)" office:value-type="float" office:value="0">
            <text:p>0</text:p>
          </table:table-cell>
          <table:table-cell table:style-name="ce2" table:formula="of:=IF([.A20]=&quot;ú&quot;;[.B20];0)" office:value-type="float" office:value="0">
            <text:p>0</text:p>
          </table:table-cell>
          <table:table-cell/>
          <table:table-cell table:formula="of:=[.B20]+IF([.A20]=&quot;a&quot;;[.D$200];IF([.A20]=&quot;e&quot;;[.E$200];IF([.A20]=&quot;i&quot;;[.F$200];IF([.A20]=&quot;o&quot;;[.G$200];IF([.A20]=&quot;u&quot;;[.H$200];0)))))" office:value-type="float" office:value="17255">
            <text:p>17255</text:p>
          </table:table-cell>
          <table:table-cell table:style-name="ce1" table:formula="of:=[.J20]/[.J$200]" office:value-type="percentage" office:value="0.0168840903041974">
            <text:p>1,688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6877">
            <text:p>16877</text:p>
          </table:table-cell>
          <table:table-cell table:style-name="ce1"/>
          <table:table-cell table:formula="of:=IF([.A21]=&quot;à&quot;;[.B21];0)" office:value-type="float" office:value="0">
            <text:p>0</text:p>
          </table:table-cell>
          <table:table-cell table:style-name="ce2" table:formula="of:=IF(OR([.A21]=&quot;è&quot;;[.A21]=&quot;é&quot;);[.B21];0)" office:value-type="float" office:value="0">
            <text:p>0</text:p>
          </table:table-cell>
          <table:table-cell table:style-name="ce2" table:formula="of:=IF([.A21]=&quot;í&quot;;[.B21];0)" office:value-type="float" office:value="0">
            <text:p>0</text:p>
          </table:table-cell>
          <table:table-cell table:style-name="ce2" table:formula="of:=IF(OR([.A21]=&quot;ò&quot;;[.A21]=&quot;ó&quot;);[.B21];0)" office:value-type="float" office:value="0">
            <text:p>0</text:p>
          </table:table-cell>
          <table:table-cell table:style-name="ce2" table:formula="of:=IF([.A21]=&quot;ú&quot;;[.B21];0)" office:value-type="float" office:value="0">
            <text:p>0</text:p>
          </table:table-cell>
          <table:table-cell/>
          <table:table-cell table:formula="of:=[.B21]+IF([.A21]=&quot;a&quot;;[.D$200];IF([.A21]=&quot;e&quot;;[.E$200];IF([.A21]=&quot;i&quot;;[.F$200];IF([.A21]=&quot;o&quot;;[.G$200];IF([.A21]=&quot;u&quot;;[.H$200];0)))))" office:value-type="float" office:value="16877">
            <text:p>16877</text:p>
          </table:table-cell>
          <table:table-cell table:style-name="ce1" table:formula="of:=[.J21]/[.J$200]" office:value-type="percentage" office:value="0.0165142157092981">
            <text:p>1,651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6872">
            <text:p>16872</text:p>
          </table:table-cell>
          <table:table-cell table:style-name="ce1"/>
          <table:table-cell table:formula="of:=IF([.A22]=&quot;à&quot;;[.B22];0)" office:value-type="float" office:value="0">
            <text:p>0</text:p>
          </table:table-cell>
          <table:table-cell table:style-name="ce2" table:formula="of:=IF(OR([.A22]=&quot;è&quot;;[.A22]=&quot;é&quot;);[.B22];0)" office:value-type="float" office:value="0">
            <text:p>0</text:p>
          </table:table-cell>
          <table:table-cell table:style-name="ce2" table:formula="of:=IF([.A22]=&quot;í&quot;;[.B22];0)" office:value-type="float" office:value="0">
            <text:p>0</text:p>
          </table:table-cell>
          <table:table-cell table:style-name="ce2" table:formula="of:=IF(OR([.A22]=&quot;ò&quot;;[.A22]=&quot;ó&quot;);[.B22];0)" office:value-type="float" office:value="0">
            <text:p>0</text:p>
          </table:table-cell>
          <table:table-cell table:style-name="ce2" table:formula="of:=IF([.A22]=&quot;ú&quot;;[.B22];0)" office:value-type="float" office:value="0">
            <text:p>0</text:p>
          </table:table-cell>
          <table:table-cell/>
          <table:table-cell table:formula="of:=[.B22]+IF([.A22]=&quot;a&quot;;[.D$200];IF([.A22]=&quot;e&quot;;[.E$200];IF([.A22]=&quot;i&quot;;[.F$200];IF([.A22]=&quot;o&quot;;[.G$200];IF([.A22]=&quot;u&quot;;[.H$200];0)))))" office:value-type="float" office:value="16872">
            <text:p>16872</text:p>
          </table:table-cell>
          <table:table-cell table:style-name="ce1" table:formula="of:=[.J22]/[.J$200]" office:value-type="percentage" office:value="0.0165093231882016">
            <text:p>1,651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8598">
            <text:p>8598</text:p>
          </table:table-cell>
          <table:table-cell table:style-name="ce1"/>
          <table:table-cell table:formula="of:=IF([.A23]=&quot;à&quot;;[.B23];0)" office:value-type="float" office:value="0">
            <text:p>0</text:p>
          </table:table-cell>
          <table:table-cell table:style-name="ce2" table:formula="of:=IF(OR([.A23]=&quot;è&quot;;[.A23]=&quot;é&quot;);[.B23];0)" office:value-type="float" office:value="0">
            <text:p>0</text:p>
          </table:table-cell>
          <table:table-cell table:style-name="ce2" table:formula="of:=IF([.A23]=&quot;í&quot;;[.B23];0)" office:value-type="float" office:value="0">
            <text:p>0</text:p>
          </table:table-cell>
          <table:table-cell table:style-name="ce2" table:formula="of:=IF(OR([.A23]=&quot;ò&quot;;[.A23]=&quot;ó&quot;);[.B23];0)" office:value-type="float" office:value="0">
            <text:p>0</text:p>
          </table:table-cell>
          <table:table-cell table:style-name="ce2" table:formula="of:=IF([.A23]=&quot;ú&quot;;[.B23];0)" office:value-type="float" office:value="0">
            <text:p>0</text:p>
          </table:table-cell>
          <table:table-cell/>
          <table:table-cell table:formula="of:=[.B23]+IF([.A23]=&quot;a&quot;;[.D$200];IF([.A23]=&quot;e&quot;;[.E$200];IF([.A23]=&quot;i&quot;;[.F$200];IF([.A23]=&quot;o&quot;;[.G$200];IF([.A23]=&quot;u&quot;;[.H$200];0)))))" office:value-type="float" office:value="8598">
            <text:p>8598</text:p>
          </table:table-cell>
          <table:table-cell table:style-name="ce1" table:formula="of:=[.J23]/[.J$200]" office:value-type="percentage" office:value="0.00841317927762904">
            <text:p>0,841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8059">
            <text:p>8059</text:p>
          </table:table-cell>
          <table:table-cell table:style-name="ce1"/>
          <table:table-cell table:formula="of:=IF([.A24]=&quot;à&quot;;[.B24];0)" office:value-type="float" office:value="0">
            <text:p>0</text:p>
          </table:table-cell>
          <table:table-cell table:style-name="ce2" table:formula="of:=IF(OR([.A24]=&quot;è&quot;;[.A24]=&quot;é&quot;);[.B24];0)" office:value-type="float" office:value="0">
            <text:p>0</text:p>
          </table:table-cell>
          <table:table-cell table:style-name="ce2" table:formula="of:=IF([.A24]=&quot;í&quot;;[.B24];0)" office:value-type="float" office:value="0">
            <text:p>0</text:p>
          </table:table-cell>
          <table:table-cell table:style-name="ce2" table:formula="of:=IF(OR([.A24]=&quot;ò&quot;;[.A24]=&quot;ó&quot;);[.B24];0)" office:value-type="float" office:value="0">
            <text:p>0</text:p>
          </table:table-cell>
          <table:table-cell table:style-name="ce2" table:formula="of:=IF([.A24]=&quot;ú&quot;;[.B24];0)" office:value-type="float" office:value="0">
            <text:p>0</text:p>
          </table:table-cell>
          <table:table-cell/>
          <table:table-cell table:formula="of:=[.B24]+IF([.A24]=&quot;a&quot;;[.D$200];IF([.A24]=&quot;e&quot;;[.E$200];IF([.A24]=&quot;i&quot;;[.F$200];IF([.A24]=&quot;o&quot;;[.G$200];IF([.A24]=&quot;u&quot;;[.H$200];0)))))" office:value-type="float" office:value="8059">
            <text:p>8059</text:p>
          </table:table-cell>
          <table:table-cell table:style-name="ce1" table:formula="of:=[.J24]/[.J$200]" office:value-type="percentage" office:value="0.00788576550342085">
            <text:p>0,789%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7558">
            <text:p>7558</text:p>
          </table:table-cell>
          <table:table-cell table:style-name="ce1"/>
          <table:table-cell table:formula="of:=IF([.A25]=&quot;à&quot;;[.B25];0)" office:value-type="float" office:value="0">
            <text:p>0</text:p>
          </table:table-cell>
          <table:table-cell table:style-name="ce2" table:formula="of:=IF(OR([.A25]=&quot;è&quot;;[.A25]=&quot;é&quot;);[.B25];0)" office:value-type="float" office:value="0">
            <text:p>0</text:p>
          </table:table-cell>
          <table:table-cell table:style-name="ce2" table:formula="of:=IF([.A25]=&quot;í&quot;;[.B25];0)" office:value-type="float" office:value="0">
            <text:p>0</text:p>
          </table:table-cell>
          <table:table-cell table:style-name="ce2" table:formula="of:=IF(OR([.A25]=&quot;ò&quot;;[.A25]=&quot;ó&quot;);[.B25];0)" office:value-type="float" office:value="0">
            <text:p>0</text:p>
          </table:table-cell>
          <table:table-cell table:style-name="ce2" table:formula="of:=IF([.A25]=&quot;ú&quot;;[.B25];0)" office:value-type="float" office:value="0">
            <text:p>0</text:p>
          </table:table-cell>
          <table:table-cell/>
          <table:table-cell table:formula="of:=[.B25]+IF([.A25]=&quot;a&quot;;[.D$200];IF([.A25]=&quot;e&quot;;[.E$200];IF([.A25]=&quot;i&quot;;[.F$200];IF([.A25]=&quot;o&quot;;[.G$200];IF([.A25]=&quot;u&quot;;[.H$200];0)))))" office:value-type="float" office:value="7558">
            <text:p>7558</text:p>
          </table:table-cell>
          <table:table-cell table:style-name="ce1" table:formula="of:=[.J25]/[.J$200]" office:value-type="percentage" office:value="0.00739553488954644">
            <text:p>0,740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5984">
            <text:p>5984</text:p>
          </table:table-cell>
          <table:table-cell table:style-name="ce1"/>
          <table:table-cell table:formula="of:=IF([.A26]=&quot;à&quot;;[.B26];0)" office:value-type="float" office:value="0">
            <text:p>0</text:p>
          </table:table-cell>
          <table:table-cell table:style-name="ce2" table:formula="of:=IF(OR([.A26]=&quot;è&quot;;[.A26]=&quot;é&quot;);[.B26];0)" office:value-type="float" office:value="0">
            <text:p>0</text:p>
          </table:table-cell>
          <table:table-cell table:style-name="ce2" table:formula="of:=IF([.A26]=&quot;í&quot;;[.B26];0)" office:value-type="float" office:value="0">
            <text:p>0</text:p>
          </table:table-cell>
          <table:table-cell table:style-name="ce2" table:formula="of:=IF(OR([.A26]=&quot;ò&quot;;[.A26]=&quot;ó&quot;);[.B26];0)" office:value-type="float" office:value="0">
            <text:p>0</text:p>
          </table:table-cell>
          <table:table-cell table:style-name="ce2" table:formula="of:=IF([.A26]=&quot;ú&quot;;[.B26];0)" office:value-type="float" office:value="0">
            <text:p>0</text:p>
          </table:table-cell>
          <table:table-cell/>
          <table:table-cell table:formula="of:=[.B26]+IF([.A26]=&quot;a&quot;;[.D$200];IF([.A26]=&quot;e&quot;;[.E$200];IF([.A26]=&quot;i&quot;;[.F$200];IF([.A26]=&quot;o&quot;;[.G$200];IF([.A26]=&quot;u&quot;;[.H$200];0)))))" office:value-type="float" office:value="5984">
            <text:p>5984</text:p>
          </table:table-cell>
          <table:table-cell table:style-name="ce1" table:formula="of:=[.J26]/[.J$200]" office:value-type="percentage" office:value="0.0058553692483522">
            <text:p>0,586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4173">
            <text:p>4173</text:p>
          </table:table-cell>
          <table:table-cell table:style-name="ce1"/>
          <table:table-cell table:formula="of:=IF([.A27]=&quot;à&quot;;[.B27];0)" office:value-type="float" office:value="0">
            <text:p>0</text:p>
          </table:table-cell>
          <table:table-cell table:style-name="ce2" table:formula="of:=IF(OR([.A27]=&quot;è&quot;;[.A27]=&quot;é&quot;);[.B27];0)" office:value-type="float" office:value="0">
            <text:p>0</text:p>
          </table:table-cell>
          <table:table-cell table:style-name="ce2" table:formula="of:=IF([.A27]=&quot;í&quot;;[.B27];0)" office:value-type="float" office:value="0">
            <text:p>0</text:p>
          </table:table-cell>
          <table:table-cell table:style-name="ce2" table:formula="of:=IF(OR([.A27]=&quot;ò&quot;;[.A27]=&quot;ó&quot;);[.B27];0)" office:value-type="float" office:value="0">
            <text:p>0</text:p>
          </table:table-cell>
          <table:table-cell table:style-name="ce2" table:formula="of:=IF([.A27]=&quot;ú&quot;;[.B27];0)" office:value-type="float" office:value="0">
            <text:p>0</text:p>
          </table:table-cell>
          <table:table-cell/>
          <table:table-cell table:formula="of:=[.B27]+IF([.A27]=&quot;a&quot;;[.D$200];IF([.A27]=&quot;e&quot;;[.E$200];IF([.A27]=&quot;i&quot;;[.F$200];IF([.A27]=&quot;o&quot;;[.G$200];IF([.A27]=&quot;u&quot;;[.H$200];0)))))" office:value-type="float" office:value="4173">
            <text:p>4173</text:p>
          </table:table-cell>
          <table:table-cell table:style-name="ce1" table:formula="of:=[.J27]/[.J$200]" office:value-type="percentage" office:value="0.00408329810718144">
            <text:p>0,408%</text:p>
          </table:table-cell>
        </table:table-row>
        <table:table-row table:style-name="ro1">
          <table:table-cell office:value-type="string">
            <text:p>"</text:p>
          </table:table-cell>
          <table:table-cell office:value-type="float" office:value="3071">
            <text:p>3071</text:p>
          </table:table-cell>
          <table:table-cell table:style-name="ce1"/>
          <table:table-cell table:formula="of:=IF([.A28]=&quot;à&quot;;[.B28];0)" office:value-type="float" office:value="0">
            <text:p>0</text:p>
          </table:table-cell>
          <table:table-cell table:style-name="ce2" table:formula="of:=IF(OR([.A28]=&quot;è&quot;;[.A28]=&quot;é&quot;);[.B28];0)" office:value-type="float" office:value="0">
            <text:p>0</text:p>
          </table:table-cell>
          <table:table-cell table:style-name="ce2" table:formula="of:=IF([.A28]=&quot;í&quot;;[.B28];0)" office:value-type="float" office:value="0">
            <text:p>0</text:p>
          </table:table-cell>
          <table:table-cell table:style-name="ce2" table:formula="of:=IF(OR([.A28]=&quot;ò&quot;;[.A28]=&quot;ó&quot;);[.B28];0)" office:value-type="float" office:value="0">
            <text:p>0</text:p>
          </table:table-cell>
          <table:table-cell table:style-name="ce2" table:formula="of:=IF([.A28]=&quot;ú&quot;;[.B28];0)" office:value-type="float" office:value="0">
            <text:p>0</text:p>
          </table:table-cell>
          <table:table-cell/>
          <table:table-cell table:formula="of:=[.B28]+IF([.A28]=&quot;a&quot;;[.D$200];IF([.A28]=&quot;e&quot;;[.E$200];IF([.A28]=&quot;i&quot;;[.F$200];IF([.A28]=&quot;o&quot;;[.G$200];IF([.A28]=&quot;u&quot;;[.H$200];0)))))" office:value-type="float" office:value="3071">
            <text:p>3071</text:p>
          </table:table-cell>
          <table:table-cell table:style-name="ce1" table:formula="of:=[.J28]/[.J$200]" office:value-type="percentage" office:value="0.0030049864575016">
            <text:p>0,300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2922">
            <text:p>2922</text:p>
          </table:table-cell>
          <table:table-cell table:style-name="ce1"/>
          <table:table-cell table:formula="of:=IF([.A29]=&quot;à&quot;;[.B29];0)" office:value-type="float" office:value="0">
            <text:p>0</text:p>
          </table:table-cell>
          <table:table-cell table:style-name="ce2" table:formula="of:=IF(OR([.A29]=&quot;è&quot;;[.A29]=&quot;é&quot;);[.B29];0)" office:value-type="float" office:value="0">
            <text:p>0</text:p>
          </table:table-cell>
          <table:table-cell table:style-name="ce2" table:formula="of:=IF([.A29]=&quot;í&quot;;[.B29];0)" office:value-type="float" office:value="0">
            <text:p>0</text:p>
          </table:table-cell>
          <table:table-cell table:style-name="ce2" table:formula="of:=IF(OR([.A29]=&quot;ò&quot;;[.A29]=&quot;ó&quot;);[.B29];0)" office:value-type="float" office:value="0">
            <text:p>0</text:p>
          </table:table-cell>
          <table:table-cell table:style-name="ce2" table:formula="of:=IF([.A29]=&quot;ú&quot;;[.B29];0)" office:value-type="float" office:value="0">
            <text:p>0</text:p>
          </table:table-cell>
          <table:table-cell/>
          <table:table-cell table:formula="of:=[.B29]+IF([.A29]=&quot;a&quot;;[.D$200];IF([.A29]=&quot;e&quot;;[.E$200];IF([.A29]=&quot;i&quot;;[.F$200];IF([.A29]=&quot;o&quot;;[.G$200];IF([.A29]=&quot;u&quot;;[.H$200];0)))))" office:value-type="float" office:value="2922">
            <text:p>2922</text:p>
          </table:table-cell>
          <table:table-cell table:style-name="ce1" table:formula="of:=[.J29]/[.J$200]" office:value-type="percentage" office:value="0.00285918932882439">
            <text:p>0,286%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1767">
            <text:p>1767</text:p>
          </table:table-cell>
          <table:table-cell table:style-name="ce1"/>
          <table:table-cell table:formula="of:=IF([.A30]=&quot;à&quot;;[.B30];0)" office:value-type="float" office:value="0">
            <text:p>0</text:p>
          </table:table-cell>
          <table:table-cell table:style-name="ce2" table:formula="of:=IF(OR([.A30]=&quot;è&quot;;[.A30]=&quot;é&quot;);[.B30];0)" office:value-type="float" office:value="0">
            <text:p>0</text:p>
          </table:table-cell>
          <table:table-cell table:style-name="ce2" table:formula="of:=IF([.A30]=&quot;í&quot;;[.B30];0)" office:value-type="float" office:value="0">
            <text:p>0</text:p>
          </table:table-cell>
          <table:table-cell table:style-name="ce2" table:formula="of:=IF(OR([.A30]=&quot;ò&quot;;[.A30]=&quot;ó&quot;);[.B30];0)" office:value-type="float" office:value="0">
            <text:p>0</text:p>
          </table:table-cell>
          <table:table-cell table:style-name="ce2" table:formula="of:=IF([.A30]=&quot;ú&quot;;[.B30];0)" office:value-type="float" office:value="0">
            <text:p>0</text:p>
          </table:table-cell>
          <table:table-cell/>
          <table:table-cell table:formula="of:=[.B30]+IF([.A30]=&quot;a&quot;;[.D$200];IF([.A30]=&quot;e&quot;;[.E$200];IF([.A30]=&quot;i&quot;;[.F$200];IF([.A30]=&quot;o&quot;;[.G$200];IF([.A30]=&quot;u&quot;;[.H$200];0)))))" office:value-type="float" office:value="1767">
            <text:p>1767</text:p>
          </table:table-cell>
          <table:table-cell table:style-name="ce1" table:formula="of:=[.J30]/[.J$200]" office:value-type="percentage" office:value="0.00172901695552111">
            <text:p>0,173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1556">
            <text:p>1556</text:p>
          </table:table-cell>
          <table:table-cell table:style-name="ce1"/>
          <table:table-cell table:formula="of:=IF([.A31]=&quot;à&quot;;[.B31];0)" office:value-type="float" office:value="0">
            <text:p>0</text:p>
          </table:table-cell>
          <table:table-cell table:style-name="ce2" table:formula="of:=IF(OR([.A31]=&quot;è&quot;;[.A31]=&quot;é&quot;);[.B31];0)" office:value-type="float" office:value="0">
            <text:p>0</text:p>
          </table:table-cell>
          <table:table-cell table:style-name="ce2" table:formula="of:=IF([.A31]=&quot;í&quot;;[.B31];0)" office:value-type="float" office:value="0">
            <text:p>0</text:p>
          </table:table-cell>
          <table:table-cell table:style-name="ce2" table:formula="of:=IF(OR([.A31]=&quot;ò&quot;;[.A31]=&quot;ó&quot;);[.B31];0)" office:value-type="float" office:value="0">
            <text:p>0</text:p>
          </table:table-cell>
          <table:table-cell table:style-name="ce2" table:formula="of:=IF([.A31]=&quot;ú&quot;;[.B31];0)" office:value-type="float" office:value="0">
            <text:p>0</text:p>
          </table:table-cell>
          <table:table-cell/>
          <table:table-cell table:formula="of:=[.B31]+IF([.A31]=&quot;a&quot;;[.D$200];IF([.A31]=&quot;e&quot;;[.E$200];IF([.A31]=&quot;i&quot;;[.F$200];IF([.A31]=&quot;o&quot;;[.G$200];IF([.A31]=&quot;u&quot;;[.H$200];0)))))" office:value-type="float" office:value="1556">
            <text:p>1556</text:p>
          </table:table-cell>
          <table:table-cell table:style-name="ce1" table:formula="of:=[.J31]/[.J$200]" office:value-type="percentage" office:value="0.00152255256524666">
            <text:p>0,152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082">
            <text:p>1082</text:p>
          </table:table-cell>
          <table:table-cell table:style-name="ce1"/>
          <table:table-cell table:formula="of:=IF([.A32]=&quot;à&quot;;[.B32];0)" office:value-type="float" office:value="0">
            <text:p>0</text:p>
          </table:table-cell>
          <table:table-cell table:style-name="ce2" table:formula="of:=IF(OR([.A32]=&quot;è&quot;;[.A32]=&quot;é&quot;);[.B32];0)" office:value-type="float" office:value="0">
            <text:p>0</text:p>
          </table:table-cell>
          <table:table-cell table:style-name="ce2" table:formula="of:=IF([.A32]=&quot;í&quot;;[.B32];0)" office:value-type="float" office:value="0">
            <text:p>0</text:p>
          </table:table-cell>
          <table:table-cell table:style-name="ce2" table:formula="of:=IF(OR([.A32]=&quot;ò&quot;;[.A32]=&quot;ó&quot;);[.B32];0)" office:value-type="float" office:value="0">
            <text:p>0</text:p>
          </table:table-cell>
          <table:table-cell table:style-name="ce2" table:formula="of:=IF([.A32]=&quot;ú&quot;;[.B32];0)" office:value-type="float" office:value="0">
            <text:p>0</text:p>
          </table:table-cell>
          <table:table-cell/>
          <table:table-cell table:formula="of:=[.B32]+IF([.A32]=&quot;a&quot;;[.D$200];IF([.A32]=&quot;e&quot;;[.E$200];IF([.A32]=&quot;i&quot;;[.F$200];IF([.A32]=&quot;o&quot;;[.G$200];IF([.A32]=&quot;u&quot;;[.H$200];0)))))" office:value-type="float" office:value="1082">
            <text:p>1082</text:p>
          </table:table-cell>
          <table:table-cell table:style-name="ce1" table:formula="of:=[.J32]/[.J$200]" office:value-type="percentage" office:value="0.00105874156529363">
            <text:p>0,106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030">
            <text:p>1030</text:p>
          </table:table-cell>
          <table:table-cell table:style-name="ce1"/>
          <table:table-cell table:formula="of:=IF([.A33]=&quot;à&quot;;[.B33];0)" office:value-type="float" office:value="0">
            <text:p>0</text:p>
          </table:table-cell>
          <table:table-cell table:style-name="ce2" table:formula="of:=IF(OR([.A33]=&quot;è&quot;;[.A33]=&quot;é&quot;);[.B33];0)" office:value-type="float" office:value="0">
            <text:p>0</text:p>
          </table:table-cell>
          <table:table-cell table:style-name="ce2" table:formula="of:=IF([.A33]=&quot;í&quot;;[.B33];0)" office:value-type="float" office:value="0">
            <text:p>0</text:p>
          </table:table-cell>
          <table:table-cell table:style-name="ce2" table:formula="of:=IF(OR([.A33]=&quot;ò&quot;;[.A33]=&quot;ó&quot;);[.B33];0)" office:value-type="float" office:value="0">
            <text:p>0</text:p>
          </table:table-cell>
          <table:table-cell table:style-name="ce2" table:formula="of:=IF([.A33]=&quot;ú&quot;;[.B33];0)" office:value-type="float" office:value="0">
            <text:p>0</text:p>
          </table:table-cell>
          <table:table-cell/>
          <table:table-cell table:formula="of:=[.B33]+IF([.A33]=&quot;a&quot;;[.D$200];IF([.A33]=&quot;e&quot;;[.E$200];IF([.A33]=&quot;i&quot;;[.F$200];IF([.A33]=&quot;o&quot;;[.G$200];IF([.A33]=&quot;u&quot;;[.H$200];0)))))" office:value-type="float" office:value="1030">
            <text:p>1030</text:p>
          </table:table-cell>
          <table:table-cell table:style-name="ce1" table:formula="of:=[.J33]/[.J$200]" office:value-type="percentage" office:value="0.0010078593458895">
            <text:p>0,101%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004">
            <text:p>1004</text:p>
          </table:table-cell>
          <table:table-cell table:style-name="ce1"/>
          <table:table-cell table:formula="of:=IF([.A34]=&quot;à&quot;;[.B34];0)" office:value-type="float" office:value="0">
            <text:p>0</text:p>
          </table:table-cell>
          <table:table-cell table:style-name="ce2" table:formula="of:=IF(OR([.A34]=&quot;è&quot;;[.A34]=&quot;é&quot;);[.B34];0)" office:value-type="float" office:value="0">
            <text:p>0</text:p>
          </table:table-cell>
          <table:table-cell table:style-name="ce2" table:formula="of:=IF([.A34]=&quot;í&quot;;[.B34];0)" office:value-type="float" office:value="0">
            <text:p>0</text:p>
          </table:table-cell>
          <table:table-cell table:style-name="ce2" table:formula="of:=IF(OR([.A34]=&quot;ò&quot;;[.A34]=&quot;ó&quot;);[.B34];0)" office:value-type="float" office:value="0">
            <text:p>0</text:p>
          </table:table-cell>
          <table:table-cell table:style-name="ce2" table:formula="of:=IF([.A34]=&quot;ú&quot;;[.B34];0)" office:value-type="float" office:value="0">
            <text:p>0</text:p>
          </table:table-cell>
          <table:table-cell/>
          <table:table-cell table:formula="of:=[.B34]+IF([.A34]=&quot;a&quot;;[.D$200];IF([.A34]=&quot;e&quot;;[.E$200];IF([.A34]=&quot;i&quot;;[.F$200];IF([.A34]=&quot;o&quot;;[.G$200];IF([.A34]=&quot;u&quot;;[.H$200];0)))))" office:value-type="float" office:value="1004">
            <text:p>1004</text:p>
          </table:table-cell>
          <table:table-cell table:style-name="ce1" table:formula="of:=[.J34]/[.J$200]" office:value-type="percentage" office:value="0.000982418236187434">
            <text:p>0,098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632">
            <text:p>632</text:p>
          </table:table-cell>
          <table:table-cell table:style-name="ce1"/>
          <table:table-cell table:formula="of:=IF([.A35]=&quot;à&quot;;[.B35];0)" office:value-type="float" office:value="0">
            <text:p>0</text:p>
          </table:table-cell>
          <table:table-cell table:style-name="ce2" table:formula="of:=IF(OR([.A35]=&quot;è&quot;;[.A35]=&quot;é&quot;);[.B35];0)" office:value-type="float" office:value="0">
            <text:p>0</text:p>
          </table:table-cell>
          <table:table-cell table:style-name="ce2" table:formula="of:=IF([.A35]=&quot;í&quot;;[.B35];0)" office:value-type="float" office:value="0">
            <text:p>0</text:p>
          </table:table-cell>
          <table:table-cell table:style-name="ce2" table:formula="of:=IF(OR([.A35]=&quot;ò&quot;;[.A35]=&quot;ó&quot;);[.B35];0)" office:value-type="float" office:value="0">
            <text:p>0</text:p>
          </table:table-cell>
          <table:table-cell table:style-name="ce2" table:formula="of:=IF([.A35]=&quot;ú&quot;;[.B35];0)" office:value-type="float" office:value="0">
            <text:p>0</text:p>
          </table:table-cell>
          <table:table-cell/>
          <table:table-cell table:formula="of:=[.B35]+IF([.A35]=&quot;a&quot;;[.D$200];IF([.A35]=&quot;e&quot;;[.E$200];IF([.A35]=&quot;i&quot;;[.F$200];IF([.A35]=&quot;o&quot;;[.G$200];IF([.A35]=&quot;u&quot;;[.H$200];0)))))" office:value-type="float" office:value="632">
            <text:p>632</text:p>
          </table:table-cell>
          <table:table-cell table:style-name="ce1" table:formula="of:=[.J35]/[.J$200]" office:value-type="percentage" office:value="0.000618414666604042">
            <text:p>0,062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15">
            <text:p>215</text:p>
          </table:table-cell>
          <table:table-cell table:style-name="ce1"/>
          <table:table-cell table:formula="of:=IF([.A36]=&quot;à&quot;;[.B36];0)" office:value-type="float" office:value="0">
            <text:p>0</text:p>
          </table:table-cell>
          <table:table-cell table:style-name="ce2" table:formula="of:=IF(OR([.A36]=&quot;è&quot;;[.A36]=&quot;é&quot;);[.B36];0)" office:value-type="float" office:value="0">
            <text:p>0</text:p>
          </table:table-cell>
          <table:table-cell table:style-name="ce2" table:formula="of:=IF([.A36]=&quot;í&quot;;[.B36];0)" office:value-type="float" office:value="0">
            <text:p>0</text:p>
          </table:table-cell>
          <table:table-cell table:style-name="ce2" table:formula="of:=IF(OR([.A36]=&quot;ò&quot;;[.A36]=&quot;ó&quot;);[.B36];0)" office:value-type="float" office:value="0">
            <text:p>0</text:p>
          </table:table-cell>
          <table:table-cell table:style-name="ce2" table:formula="of:=IF([.A36]=&quot;ú&quot;;[.B36];0)" office:value-type="float" office:value="0">
            <text:p>0</text:p>
          </table:table-cell>
          <table:table-cell/>
          <table:table-cell table:formula="of:=[.B36]+IF([.A36]=&quot;a&quot;;[.D$200];IF([.A36]=&quot;e&quot;;[.E$200];IF([.A36]=&quot;i&quot;;[.F$200];IF([.A36]=&quot;o&quot;;[.G$200];IF([.A36]=&quot;u&quot;;[.H$200];0)))))" office:value-type="float" office:value="215">
            <text:p>215</text:p>
          </table:table-cell>
          <table:table-cell table:style-name="ce1" table:formula="of:=[.J36]/[.J$200]" office:value-type="percentage" office:value="0.000210378407151692">
            <text:p>0,021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15">
            <text:p>215</text:p>
          </table:table-cell>
          <table:table-cell table:style-name="ce1"/>
          <table:table-cell table:formula="of:=IF([.A37]=&quot;à&quot;;[.B37];0)" office:value-type="float" office:value="0">
            <text:p>0</text:p>
          </table:table-cell>
          <table:table-cell table:style-name="ce2" table:formula="of:=IF(OR([.A37]=&quot;è&quot;;[.A37]=&quot;é&quot;);[.B37];0)" office:value-type="float" office:value="0">
            <text:p>0</text:p>
          </table:table-cell>
          <table:table-cell table:style-name="ce2" table:formula="of:=IF([.A37]=&quot;í&quot;;[.B37];0)" office:value-type="float" office:value="0">
            <text:p>0</text:p>
          </table:table-cell>
          <table:table-cell table:style-name="ce2" table:formula="of:=IF(OR([.A37]=&quot;ò&quot;;[.A37]=&quot;ó&quot;);[.B37];0)" office:value-type="float" office:value="0">
            <text:p>0</text:p>
          </table:table-cell>
          <table:table-cell table:style-name="ce2" table:formula="of:=IF([.A37]=&quot;ú&quot;;[.B37];0)" office:value-type="float" office:value="0">
            <text:p>0</text:p>
          </table:table-cell>
          <table:table-cell/>
          <table:table-cell table:formula="of:=[.B37]+IF([.A37]=&quot;a&quot;;[.D$200];IF([.A37]=&quot;e&quot;;[.E$200];IF([.A37]=&quot;i&quot;;[.F$200];IF([.A37]=&quot;o&quot;;[.G$200];IF([.A37]=&quot;u&quot;;[.H$200];0)))))" office:value-type="float" office:value="215">
            <text:p>215</text:p>
          </table:table-cell>
          <table:table-cell table:style-name="ce1" table:formula="of:=[.J37]/[.J$200]" office:value-type="percentage" office:value="0.000210378407151692">
            <text:p>0,021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196">
            <text:p>196</text:p>
          </table:table-cell>
          <table:table-cell table:style-name="ce1"/>
          <table:table-cell table:formula="of:=IF([.A38]=&quot;à&quot;;[.B38];0)" office:value-type="float" office:value="0">
            <text:p>0</text:p>
          </table:table-cell>
          <table:table-cell table:style-name="ce2" table:formula="of:=IF(OR([.A38]=&quot;è&quot;;[.A38]=&quot;é&quot;);[.B38];0)" office:value-type="float" office:value="0">
            <text:p>0</text:p>
          </table:table-cell>
          <table:table-cell table:style-name="ce2" table:formula="of:=IF([.A38]=&quot;í&quot;;[.B38];0)" office:value-type="float" office:value="0">
            <text:p>0</text:p>
          </table:table-cell>
          <table:table-cell table:style-name="ce2" table:formula="of:=IF(OR([.A38]=&quot;ò&quot;;[.A38]=&quot;ó&quot;);[.B38];0)" office:value-type="float" office:value="0">
            <text:p>0</text:p>
          </table:table-cell>
          <table:table-cell table:style-name="ce2" table:formula="of:=IF([.A38]=&quot;ú&quot;;[.B38];0)" office:value-type="float" office:value="0">
            <text:p>0</text:p>
          </table:table-cell>
          <table:table-cell/>
          <table:table-cell table:formula="of:=[.B38]+IF([.A38]=&quot;a&quot;;[.D$200];IF([.A38]=&quot;e&quot;;[.E$200];IF([.A38]=&quot;i&quot;;[.F$200];IF([.A38]=&quot;o&quot;;[.G$200];IF([.A38]=&quot;u&quot;;[.H$200];0)))))" office:value-type="float" office:value="196">
            <text:p>196</text:p>
          </table:table-cell>
          <table:table-cell table:style-name="ce1" table:formula="of:=[.J38]/[.J$200]" office:value-type="percentage" office:value="0.000191786826984798">
            <text:p>0,01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1"/>
          <table:table-cell table:formula="of:=IF([.A39]=&quot;à&quot;;[.B39];0)" office:value-type="float" office:value="0">
            <text:p>0</text:p>
          </table:table-cell>
          <table:table-cell table:style-name="ce2" table:formula="of:=IF(OR([.A39]=&quot;è&quot;;[.A39]=&quot;é&quot;);[.B39];0)" office:value-type="float" office:value="0">
            <text:p>0</text:p>
          </table:table-cell>
          <table:table-cell table:style-name="ce2" table:formula="of:=IF([.A39]=&quot;í&quot;;[.B39];0)" office:value-type="float" office:value="0">
            <text:p>0</text:p>
          </table:table-cell>
          <table:table-cell table:style-name="ce2" table:formula="of:=IF(OR([.A39]=&quot;ò&quot;;[.A39]=&quot;ó&quot;);[.B39];0)" office:value-type="float" office:value="0">
            <text:p>0</text:p>
          </table:table-cell>
          <table:table-cell table:style-name="ce2" table:formula="of:=IF([.A39]=&quot;ú&quot;;[.B39];0)" office:value-type="float" office:value="0">
            <text:p>0</text:p>
          </table:table-cell>
          <table:table-cell/>
          <table:table-cell table:formula="of:=[.B39]+IF([.A39]=&quot;a&quot;;[.D$200];IF([.A39]=&quot;e&quot;;[.E$200];IF([.A39]=&quot;i&quot;;[.F$200];IF([.A39]=&quot;o&quot;;[.G$200];IF([.A39]=&quot;u&quot;;[.H$200];0)))))" office:value-type="float" office:value="142">
            <text:p>142</text:p>
          </table:table-cell>
          <table:table-cell table:style-name="ce1" table:formula="of:=[.J39]/[.J$200]" office:value-type="percentage" office:value="0.000138947599142047">
            <text:p>0,014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style-name="ce1"/>
          <table:table-cell table:formula="of:=IF([.A40]=&quot;à&quot;;[.B40];0)" office:value-type="float" office:value="0">
            <text:p>0</text:p>
          </table:table-cell>
          <table:table-cell table:style-name="ce2" table:formula="of:=IF(OR([.A40]=&quot;è&quot;;[.A40]=&quot;é&quot;);[.B40];0)" office:value-type="float" office:value="0">
            <text:p>0</text:p>
          </table:table-cell>
          <table:table-cell table:style-name="ce2" table:formula="of:=IF([.A40]=&quot;í&quot;;[.B40];0)" office:value-type="float" office:value="0">
            <text:p>0</text:p>
          </table:table-cell>
          <table:table-cell table:style-name="ce2" table:formula="of:=IF(OR([.A40]=&quot;ò&quot;;[.A40]=&quot;ó&quot;);[.B40];0)" office:value-type="float" office:value="0">
            <text:p>0</text:p>
          </table:table-cell>
          <table:table-cell table:style-name="ce2" table:formula="of:=IF([.A40]=&quot;ú&quot;;[.B40];0)" office:value-type="float" office:value="0">
            <text:p>0</text:p>
          </table:table-cell>
          <table:table-cell/>
          <table:table-cell table:formula="of:=[.B40]+IF([.A40]=&quot;a&quot;;[.D$200];IF([.A40]=&quot;e&quot;;[.E$200];IF([.A40]=&quot;i&quot;;[.F$200];IF([.A40]=&quot;o&quot;;[.G$200];IF([.A40]=&quot;u&quot;;[.H$200];0)))))" office:value-type="float" office:value="131">
            <text:p>131</text:p>
          </table:table-cell>
          <table:table-cell table:style-name="ce1" table:formula="of:=[.J40]/[.J$200]" office:value-type="percentage" office:value="0.000128184052729635">
            <text:p>0,013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"/>
          <table:table-cell table:formula="of:=IF([.A41]=&quot;à&quot;;[.B41];0)" office:value-type="float" office:value="0">
            <text:p>0</text:p>
          </table:table-cell>
          <table:table-cell table:style-name="ce2" table:formula="of:=IF(OR([.A41]=&quot;è&quot;;[.A41]=&quot;é&quot;);[.B41];0)" office:value-type="float" office:value="0">
            <text:p>0</text:p>
          </table:table-cell>
          <table:table-cell table:style-name="ce2" table:formula="of:=IF([.A41]=&quot;í&quot;;[.B41];0)" office:value-type="float" office:value="0">
            <text:p>0</text:p>
          </table:table-cell>
          <table:table-cell table:style-name="ce2" table:formula="of:=IF(OR([.A41]=&quot;ò&quot;;[.A41]=&quot;ó&quot;);[.B41];0)" office:value-type="float" office:value="0">
            <text:p>0</text:p>
          </table:table-cell>
          <table:table-cell table:style-name="ce2" table:formula="of:=IF([.A41]=&quot;ú&quot;;[.B41];0)" office:value-type="float" office:value="0">
            <text:p>0</text:p>
          </table:table-cell>
          <table:table-cell/>
          <table:table-cell table:formula="of:=[.B41]+IF([.A41]=&quot;a&quot;;[.D$200];IF([.A41]=&quot;e&quot;;[.E$200];IF([.A41]=&quot;i&quot;;[.F$200];IF([.A41]=&quot;o&quot;;[.G$200];IF([.A41]=&quot;u&quot;;[.H$200];0)))))" office:value-type="float" office:value="60">
            <text:p>60</text:p>
          </table:table-cell>
          <table:table-cell table:style-name="ce1" table:formula="of:=[.J41]/[.J$200]" office:value-type="percentage" office:value="0.0000587102531586116">
            <text:p>0,00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style-name="ce1"/>
          <table:table-cell table:formula="of:=IF([.A42]=&quot;à&quot;;[.B42];0)" office:value-type="float" office:value="0">
            <text:p>0</text:p>
          </table:table-cell>
          <table:table-cell table:style-name="ce2" table:formula="of:=IF(OR([.A42]=&quot;è&quot;;[.A42]=&quot;é&quot;);[.B42];0)" office:value-type="float" office:value="0">
            <text:p>0</text:p>
          </table:table-cell>
          <table:table-cell table:style-name="ce2" table:formula="of:=IF([.A42]=&quot;í&quot;;[.B42];0)" office:value-type="float" office:value="0">
            <text:p>0</text:p>
          </table:table-cell>
          <table:table-cell table:style-name="ce2" table:formula="of:=IF(OR([.A42]=&quot;ò&quot;;[.A42]=&quot;ó&quot;);[.B42];0)" office:value-type="float" office:value="0">
            <text:p>0</text:p>
          </table:table-cell>
          <table:table-cell table:style-name="ce2" table:formula="of:=IF([.A42]=&quot;ú&quot;;[.B42];0)" office:value-type="float" office:value="0">
            <text:p>0</text:p>
          </table:table-cell>
          <table:table-cell/>
          <table:table-cell table:formula="of:=[.B42]+IF([.A42]=&quot;a&quot;;[.D$200];IF([.A42]=&quot;e&quot;;[.E$200];IF([.A42]=&quot;i&quot;;[.F$200];IF([.A42]=&quot;o&quot;;[.G$200];IF([.A42]=&quot;u&quot;;[.H$200];0)))))" office:value-type="float" office:value="59">
            <text:p>59</text:p>
          </table:table-cell>
          <table:table-cell table:style-name="ce1" table:formula="of:=[.J42]/[.J$200]" office:value-type="percentage" office:value="0.0000577317489393014">
            <text:p>0,006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style-name="ce1"/>
          <table:table-cell table:formula="of:=IF([.A43]=&quot;à&quot;;[.B43];0)" office:value-type="float" office:value="0">
            <text:p>0</text:p>
          </table:table-cell>
          <table:table-cell table:style-name="ce2" table:formula="of:=IF(OR([.A43]=&quot;è&quot;;[.A43]=&quot;é&quot;);[.B43];0)" office:value-type="float" office:value="0">
            <text:p>0</text:p>
          </table:table-cell>
          <table:table-cell table:style-name="ce2" table:formula="of:=IF([.A43]=&quot;í&quot;;[.B43];0)" office:value-type="float" office:value="0">
            <text:p>0</text:p>
          </table:table-cell>
          <table:table-cell table:style-name="ce2" table:formula="of:=IF(OR([.A43]=&quot;ò&quot;;[.A43]=&quot;ó&quot;);[.B43];0)" office:value-type="float" office:value="0">
            <text:p>0</text:p>
          </table:table-cell>
          <table:table-cell table:style-name="ce2" table:formula="of:=IF([.A43]=&quot;ú&quot;;[.B43];0)" office:value-type="float" office:value="0">
            <text:p>0</text:p>
          </table:table-cell>
          <table:table-cell/>
          <table:table-cell table:formula="of:=[.B43]+IF([.A43]=&quot;a&quot;;[.D$200];IF([.A43]=&quot;e&quot;;[.E$200];IF([.A43]=&quot;i&quot;;[.F$200];IF([.A43]=&quot;o&quot;;[.G$200];IF([.A43]=&quot;u&quot;;[.H$200];0)))))" office:value-type="float" office:value="55">
            <text:p>55</text:p>
          </table:table-cell>
          <table:table-cell table:style-name="ce1" table:formula="of:=[.J43]/[.J$200]" office:value-type="percentage" office:value="0.0000538177320620606">
            <text:p>0,005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style-name="ce1"/>
          <table:table-cell table:formula="of:=IF([.A44]=&quot;à&quot;;[.B44];0)" office:value-type="float" office:value="0">
            <text:p>0</text:p>
          </table:table-cell>
          <table:table-cell table:style-name="ce2" table:formula="of:=IF(OR([.A44]=&quot;è&quot;;[.A44]=&quot;é&quot;);[.B44];0)" office:value-type="float" office:value="0">
            <text:p>0</text:p>
          </table:table-cell>
          <table:table-cell table:style-name="ce2" table:formula="of:=IF([.A44]=&quot;í&quot;;[.B44];0)" office:value-type="float" office:value="0">
            <text:p>0</text:p>
          </table:table-cell>
          <table:table-cell table:style-name="ce2" table:formula="of:=IF(OR([.A44]=&quot;ò&quot;;[.A44]=&quot;ó&quot;);[.B44];0)" office:value-type="float" office:value="0">
            <text:p>0</text:p>
          </table:table-cell>
          <table:table-cell table:style-name="ce2" table:formula="of:=IF([.A44]=&quot;ú&quot;;[.B44];0)" office:value-type="float" office:value="0">
            <text:p>0</text:p>
          </table:table-cell>
          <table:table-cell/>
          <table:table-cell table:formula="of:=[.B44]+IF([.A44]=&quot;a&quot;;[.D$200];IF([.A44]=&quot;e&quot;;[.E$200];IF([.A44]=&quot;i&quot;;[.F$200];IF([.A44]=&quot;o&quot;;[.G$200];IF([.A44]=&quot;u&quot;;[.H$200];0)))))" office:value-type="float" office:value="53">
            <text:p>53</text:p>
          </table:table-cell>
          <table:table-cell table:style-name="ce1" table:formula="of:=[.J44]/[.J$200]" office:value-type="percentage" office:value="0.0000518607236234403">
            <text:p>0,005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style-name="ce1"/>
          <table:table-cell table:formula="of:=IF([.A45]=&quot;à&quot;;[.B45];0)" office:value-type="float" office:value="0">
            <text:p>0</text:p>
          </table:table-cell>
          <table:table-cell table:style-name="ce2" table:formula="of:=IF(OR([.A45]=&quot;è&quot;;[.A45]=&quot;é&quot;);[.B45];0)" office:value-type="float" office:value="0">
            <text:p>0</text:p>
          </table:table-cell>
          <table:table-cell table:style-name="ce2" table:formula="of:=IF([.A45]=&quot;í&quot;;[.B45];0)" office:value-type="float" office:value="0">
            <text:p>0</text:p>
          </table:table-cell>
          <table:table-cell table:style-name="ce2" table:formula="of:=IF(OR([.A45]=&quot;ò&quot;;[.A45]=&quot;ó&quot;);[.B45];0)" office:value-type="float" office:value="0">
            <text:p>0</text:p>
          </table:table-cell>
          <table:table-cell table:style-name="ce2" table:formula="of:=IF([.A45]=&quot;ú&quot;;[.B45];0)" office:value-type="float" office:value="0">
            <text:p>0</text:p>
          </table:table-cell>
          <table:table-cell/>
          <table:table-cell table:formula="of:=[.B45]+IF([.A45]=&quot;a&quot;;[.D$200];IF([.A45]=&quot;e&quot;;[.E$200];IF([.A45]=&quot;i&quot;;[.F$200];IF([.A45]=&quot;o&quot;;[.G$200];IF([.A45]=&quot;u&quot;;[.H$200];0)))))" office:value-type="float" office:value="47">
            <text:p>47</text:p>
          </table:table-cell>
          <table:table-cell table:style-name="ce1" table:formula="of:=[.J45]/[.J$200]" office:value-type="percentage" office:value="0.0000459896983075791">
            <text:p>0,005%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45">
            <text:p>45</text:p>
          </table:table-cell>
          <table:table-cell table:style-name="ce1"/>
          <table:table-cell table:formula="of:=IF([.A46]=&quot;à&quot;;[.B46];0)" office:value-type="float" office:value="0">
            <text:p>0</text:p>
          </table:table-cell>
          <table:table-cell table:style-name="ce2" table:formula="of:=IF(OR([.A46]=&quot;è&quot;;[.A46]=&quot;é&quot;);[.B46];0)" office:value-type="float" office:value="0">
            <text:p>0</text:p>
          </table:table-cell>
          <table:table-cell table:style-name="ce2" table:formula="of:=IF([.A46]=&quot;í&quot;;[.B46];0)" office:value-type="float" office:value="0">
            <text:p>0</text:p>
          </table:table-cell>
          <table:table-cell table:style-name="ce2" table:formula="of:=IF(OR([.A46]=&quot;ò&quot;;[.A46]=&quot;ó&quot;);[.B46];0)" office:value-type="float" office:value="0">
            <text:p>0</text:p>
          </table:table-cell>
          <table:table-cell table:style-name="ce2" table:formula="of:=IF([.A46]=&quot;ú&quot;;[.B46];0)" office:value-type="float" office:value="0">
            <text:p>0</text:p>
          </table:table-cell>
          <table:table-cell/>
          <table:table-cell table:formula="of:=[.B46]+IF([.A46]=&quot;a&quot;;[.D$200];IF([.A46]=&quot;e&quot;;[.E$200];IF([.A46]=&quot;i&quot;;[.F$200];IF([.A46]=&quot;o&quot;;[.G$200];IF([.A46]=&quot;u&quot;;[.H$200];0)))))" office:value-type="float" office:value="45">
            <text:p>45</text:p>
          </table:table-cell>
          <table:table-cell table:style-name="ce1" table:formula="of:=[.J46]/[.J$200]" office:value-type="percentage" office:value="0.0000440326898689587">
            <text:p>0,0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1"/>
          <table:table-cell table:formula="of:=IF([.A47]=&quot;à&quot;;[.B47];0)" office:value-type="float" office:value="0">
            <text:p>0</text:p>
          </table:table-cell>
          <table:table-cell table:style-name="ce2" table:formula="of:=IF(OR([.A47]=&quot;è&quot;;[.A47]=&quot;é&quot;);[.B47];0)" office:value-type="float" office:value="0">
            <text:p>0</text:p>
          </table:table-cell>
          <table:table-cell table:style-name="ce2" table:formula="of:=IF([.A47]=&quot;í&quot;;[.B47];0)" office:value-type="float" office:value="0">
            <text:p>0</text:p>
          </table:table-cell>
          <table:table-cell table:style-name="ce2" table:formula="of:=IF(OR([.A47]=&quot;ò&quot;;[.A47]=&quot;ó&quot;);[.B47];0)" office:value-type="float" office:value="0">
            <text:p>0</text:p>
          </table:table-cell>
          <table:table-cell table:style-name="ce2" table:formula="of:=IF([.A47]=&quot;ú&quot;;[.B47];0)" office:value-type="float" office:value="0">
            <text:p>0</text:p>
          </table:table-cell>
          <table:table-cell/>
          <table:table-cell table:formula="of:=[.B47]+IF([.A47]=&quot;a&quot;;[.D$200];IF([.A47]=&quot;e&quot;;[.E$200];IF([.A47]=&quot;i&quot;;[.F$200];IF([.A47]=&quot;o&quot;;[.G$200];IF([.A47]=&quot;u&quot;;[.H$200];0)))))" office:value-type="float" office:value="39">
            <text:p>39</text:p>
          </table:table-cell>
          <table:table-cell table:style-name="ce1" table:formula="of:=[.J47]/[.J$200]" office:value-type="percentage" office:value="0.0000381616645530975">
            <text:p>0,004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style-name="ce1"/>
          <table:table-cell table:formula="of:=IF([.A48]=&quot;à&quot;;[.B48];0)" office:value-type="float" office:value="0">
            <text:p>0</text:p>
          </table:table-cell>
          <table:table-cell table:style-name="ce2" table:formula="of:=IF(OR([.A48]=&quot;è&quot;;[.A48]=&quot;é&quot;);[.B48];0)" office:value-type="float" office:value="0">
            <text:p>0</text:p>
          </table:table-cell>
          <table:table-cell table:style-name="ce2" table:formula="of:=IF([.A48]=&quot;í&quot;;[.B48];0)" office:value-type="float" office:value="0">
            <text:p>0</text:p>
          </table:table-cell>
          <table:table-cell table:style-name="ce2" table:formula="of:=IF(OR([.A48]=&quot;ò&quot;;[.A48]=&quot;ó&quot;);[.B48];0)" office:value-type="float" office:value="0">
            <text:p>0</text:p>
          </table:table-cell>
          <table:table-cell table:style-name="ce2" table:formula="of:=IF([.A48]=&quot;ú&quot;;[.B48];0)" office:value-type="float" office:value="0">
            <text:p>0</text:p>
          </table:table-cell>
          <table:table-cell/>
          <table:table-cell table:formula="of:=[.B48]+IF([.A48]=&quot;a&quot;;[.D$200];IF([.A48]=&quot;e&quot;;[.E$200];IF([.A48]=&quot;i&quot;;[.F$200];IF([.A48]=&quot;o&quot;;[.G$200];IF([.A48]=&quot;u&quot;;[.H$200];0)))))" office:value-type="float" office:value="37">
            <text:p>37</text:p>
          </table:table-cell>
          <table:table-cell table:style-name="ce1" table:formula="of:=[.J48]/[.J$200]" office:value-type="percentage" office:value="0.0000362046561144772">
            <text:p>0,004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style-name="ce1"/>
          <table:table-cell table:formula="of:=IF([.A49]=&quot;à&quot;;[.B49];0)" office:value-type="float" office:value="0">
            <text:p>0</text:p>
          </table:table-cell>
          <table:table-cell table:style-name="ce2" table:formula="of:=IF(OR([.A49]=&quot;è&quot;;[.A49]=&quot;é&quot;);[.B49];0)" office:value-type="float" office:value="0">
            <text:p>0</text:p>
          </table:table-cell>
          <table:table-cell table:style-name="ce2" table:formula="of:=IF([.A49]=&quot;í&quot;;[.B49];0)" office:value-type="float" office:value="0">
            <text:p>0</text:p>
          </table:table-cell>
          <table:table-cell table:style-name="ce2" table:formula="of:=IF(OR([.A49]=&quot;ò&quot;;[.A49]=&quot;ó&quot;);[.B49];0)" office:value-type="float" office:value="0">
            <text:p>0</text:p>
          </table:table-cell>
          <table:table-cell table:style-name="ce2" table:formula="of:=IF([.A49]=&quot;ú&quot;;[.B49];0)" office:value-type="float" office:value="0">
            <text:p>0</text:p>
          </table:table-cell>
          <table:table-cell/>
          <table:table-cell table:formula="of:=[.B49]+IF([.A49]=&quot;a&quot;;[.D$200];IF([.A49]=&quot;e&quot;;[.E$200];IF([.A49]=&quot;i&quot;;[.F$200];IF([.A49]=&quot;o&quot;;[.G$200];IF([.A49]=&quot;u&quot;;[.H$200];0)))))" office:value-type="float" office:value="35">
            <text:p>35</text:p>
          </table:table-cell>
          <table:table-cell table:style-name="ce1" table:formula="of:=[.J49]/[.J$200]" office:value-type="percentage" office:value="0.0000342476476758568">
            <text:p>0,003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26">
            <text:p>26</text:p>
          </table:table-cell>
          <table:table-cell table:style-name="ce1"/>
          <table:table-cell table:formula="of:=IF([.A50]=&quot;à&quot;;[.B50];0)" office:value-type="float" office:value="0">
            <text:p>0</text:p>
          </table:table-cell>
          <table:table-cell table:style-name="ce2" table:formula="of:=IF(OR([.A50]=&quot;è&quot;;[.A50]=&quot;é&quot;);[.B50];0)" office:value-type="float" office:value="0">
            <text:p>0</text:p>
          </table:table-cell>
          <table:table-cell table:style-name="ce2" table:formula="of:=IF([.A50]=&quot;í&quot;;[.B50];0)" office:value-type="float" office:value="0">
            <text:p>0</text:p>
          </table:table-cell>
          <table:table-cell table:style-name="ce2" table:formula="of:=IF(OR([.A50]=&quot;ò&quot;;[.A50]=&quot;ó&quot;);[.B50];0)" office:value-type="float" office:value="0">
            <text:p>0</text:p>
          </table:table-cell>
          <table:table-cell table:style-name="ce2" table:formula="of:=IF([.A50]=&quot;ú&quot;;[.B50];0)" office:value-type="float" office:value="0">
            <text:p>0</text:p>
          </table:table-cell>
          <table:table-cell/>
          <table:table-cell table:formula="of:=[.B50]+IF([.A50]=&quot;a&quot;;[.D$200];IF([.A50]=&quot;e&quot;;[.E$200];IF([.A50]=&quot;i&quot;;[.F$200];IF([.A50]=&quot;o&quot;;[.G$200];IF([.A50]=&quot;u&quot;;[.H$200];0)))))" office:value-type="float" office:value="26">
            <text:p>26</text:p>
          </table:table-cell>
          <table:table-cell table:style-name="ce1" table:formula="of:=[.J50]/[.J$200]" office:value-type="percentage" office:value="0.000025441109702065">
            <text:p>0,003%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table:style-name="ce1"/>
          <table:table-cell table:formula="of:=IF([.A51]=&quot;à&quot;;[.B51];0)" office:value-type="float" office:value="0">
            <text:p>0</text:p>
          </table:table-cell>
          <table:table-cell table:style-name="ce2" table:formula="of:=IF(OR([.A51]=&quot;è&quot;;[.A51]=&quot;é&quot;);[.B51];0)" office:value-type="float" office:value="0">
            <text:p>0</text:p>
          </table:table-cell>
          <table:table-cell table:style-name="ce2" table:formula="of:=IF([.A51]=&quot;í&quot;;[.B51];0)" office:value-type="float" office:value="0">
            <text:p>0</text:p>
          </table:table-cell>
          <table:table-cell table:style-name="ce2" table:formula="of:=IF(OR([.A51]=&quot;ò&quot;;[.A51]=&quot;ó&quot;);[.B51];0)" office:value-type="float" office:value="0">
            <text:p>0</text:p>
          </table:table-cell>
          <table:table-cell table:style-name="ce2" table:formula="of:=IF([.A51]=&quot;ú&quot;;[.B51];0)" office:value-type="float" office:value="0">
            <text:p>0</text:p>
          </table:table-cell>
          <table:table-cell/>
          <table:table-cell table:formula="of:=[.B51]+IF([.A51]=&quot;a&quot;;[.D$200];IF([.A51]=&quot;e&quot;;[.E$200];IF([.A51]=&quot;i&quot;;[.F$200];IF([.A51]=&quot;o&quot;;[.G$200];IF([.A51]=&quot;u&quot;;[.H$200];0)))))" office:value-type="float" office:value="3">
            <text:p>3</text:p>
          </table:table-cell>
          <table:table-cell table:style-name="ce1" table:formula="of:=[.J51]/[.J$200]" office:value-type="percentage" office:value="0.00000293551265793058">
            <text:p>0,000%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table:style-name="ce1"/>
          <table:table-cell table:formula="of:=IF([.A52]=&quot;à&quot;;[.B52];0)" office:value-type="float" office:value="0">
            <text:p>0</text:p>
          </table:table-cell>
          <table:table-cell table:style-name="ce2" table:formula="of:=IF(OR([.A52]=&quot;è&quot;;[.A52]=&quot;é&quot;);[.B52];0)" office:value-type="float" office:value="0">
            <text:p>0</text:p>
          </table:table-cell>
          <table:table-cell table:style-name="ce2" table:formula="of:=IF([.A52]=&quot;í&quot;;[.B52];0)" office:value-type="float" office:value="0">
            <text:p>0</text:p>
          </table:table-cell>
          <table:table-cell table:style-name="ce2" table:formula="of:=IF(OR([.A52]=&quot;ò&quot;;[.A52]=&quot;ó&quot;);[.B52];0)" office:value-type="float" office:value="0">
            <text:p>0</text:p>
          </table:table-cell>
          <table:table-cell table:style-name="ce2" table:formula="of:=IF([.A52]=&quot;ú&quot;;[.B52];0)" office:value-type="float" office:value="0">
            <text:p>0</text:p>
          </table:table-cell>
          <table:table-cell/>
          <table:table-cell table:formula="of:=[.B52]+IF([.A52]=&quot;a&quot;;[.D$200];IF([.A52]=&quot;e&quot;;[.E$200];IF([.A52]=&quot;i&quot;;[.F$200];IF([.A52]=&quot;o&quot;;[.G$200];IF([.A52]=&quot;u&quot;;[.H$200];0)))))" office:value-type="float" office:value="3">
            <text:p>3</text:p>
          </table:table-cell>
          <table:table-cell table:style-name="ce1" table:formula="of:=[.J52]/[.J$200]" office:value-type="percentage" office:value="0.00000293551265793058">
            <text:p>0,000%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">
            <text:p>2</text:p>
          </table:table-cell>
          <table:table-cell table:style-name="ce1"/>
          <table:table-cell table:formula="of:=IF([.A53]=&quot;à&quot;;[.B53];0)" office:value-type="float" office:value="0">
            <text:p>0</text:p>
          </table:table-cell>
          <table:table-cell table:style-name="ce2" table:formula="of:=IF(OR([.A53]=&quot;è&quot;;[.A53]=&quot;é&quot;);[.B53];0)" office:value-type="float" office:value="0">
            <text:p>0</text:p>
          </table:table-cell>
          <table:table-cell table:style-name="ce2" table:formula="of:=IF([.A53]=&quot;í&quot;;[.B53];0)" office:value-type="float" office:value="0">
            <text:p>0</text:p>
          </table:table-cell>
          <table:table-cell table:style-name="ce2" table:formula="of:=IF(OR([.A53]=&quot;ò&quot;;[.A53]=&quot;ó&quot;);[.B53];0)" office:value-type="float" office:value="0">
            <text:p>0</text:p>
          </table:table-cell>
          <table:table-cell table:style-name="ce2" table:formula="of:=IF([.A53]=&quot;ú&quot;;[.B53];0)" office:value-type="float" office:value="0">
            <text:p>0</text:p>
          </table:table-cell>
          <table:table-cell/>
          <table:table-cell table:formula="of:=[.B53]+IF([.A53]=&quot;a&quot;;[.D$200];IF([.A53]=&quot;e&quot;;[.E$200];IF([.A53]=&quot;i&quot;;[.F$200];IF([.A53]=&quot;o&quot;;[.G$200];IF([.A53]=&quot;u&quot;;[.H$200];0)))))" office:value-type="float" office:value="2">
            <text:p>2</text:p>
          </table:table-cell>
          <table:table-cell table:style-name="ce1" table:formula="of:=[.J53]/[.J$200]" office:value-type="percentage" office:value="0.00000195700843862039">
            <text:p>0,000%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table:style-name="ce1"/>
          <table:table-cell table:formula="of:=IF([.A54]=&quot;à&quot;;[.B54];0)" office:value-type="float" office:value="0">
            <text:p>0</text:p>
          </table:table-cell>
          <table:table-cell table:style-name="ce2" table:formula="of:=IF(OR([.A54]=&quot;è&quot;;[.A54]=&quot;é&quot;);[.B54];0)" office:value-type="float" office:value="0">
            <text:p>0</text:p>
          </table:table-cell>
          <table:table-cell table:style-name="ce2" table:formula="of:=IF([.A54]=&quot;í&quot;;[.B54];0)" office:value-type="float" office:value="0">
            <text:p>0</text:p>
          </table:table-cell>
          <table:table-cell table:style-name="ce2" table:formula="of:=IF(OR([.A54]=&quot;ò&quot;;[.A54]=&quot;ó&quot;);[.B54];0)" office:value-type="float" office:value="0">
            <text:p>0</text:p>
          </table:table-cell>
          <table:table-cell table:style-name="ce2" table:formula="of:=IF([.A54]=&quot;ú&quot;;[.B54];0)" office:value-type="float" office:value="0">
            <text:p>0</text:p>
          </table:table-cell>
          <table:table-cell/>
          <table:table-cell table:formula="of:=[.B54]+IF([.A54]=&quot;a&quot;;[.D$200];IF([.A54]=&quot;e&quot;;[.E$200];IF([.A54]=&quot;i&quot;;[.F$200];IF([.A54]=&quot;o&quot;;[.G$200];IF([.A54]=&quot;u&quot;;[.H$200];0)))))" office:value-type="float" office:value="2">
            <text:p>2</text:p>
          </table:table-cell>
          <table:table-cell table:style-name="ce1" table:formula="of:=[.J54]/[.J$200]" office:value-type="percentage" office:value="0.00000195700843862039">
            <text:p>0,000%</text:p>
          </table:table-cell>
        </table:table-row>
        <table:table-row table:style-name="ro1">
          <table:table-cell office:value-type="string">
            <text:p>“</text:p>
          </table:table-cell>
          <table:table-cell/>
          <table:table-cell table:style-name="ce1"/>
          <table:table-cell table:formula="of:=IF([.A55]=&quot;à&quot;;[.B55];0)" office:value-type="float" office:value="0">
            <text:p>0</text:p>
          </table:table-cell>
          <table:table-cell table:style-name="ce2" table:formula="of:=IF(OR([.A55]=&quot;è&quot;;[.A55]=&quot;é&quot;);[.B55];0)" office:value-type="float" office:value="0">
            <text:p>0</text:p>
          </table:table-cell>
          <table:table-cell table:style-name="ce2" table:formula="of:=IF([.A55]=&quot;í&quot;;[.B55];0)" office:value-type="float" office:value="0">
            <text:p>0</text:p>
          </table:table-cell>
          <table:table-cell table:style-name="ce2" table:formula="of:=IF(OR([.A55]=&quot;ò&quot;;[.A55]=&quot;ó&quot;);[.B55];0)" office:value-type="float" office:value="0">
            <text:p>0</text:p>
          </table:table-cell>
          <table:table-cell table:style-name="ce2" table:formula="of:=IF([.A55]=&quot;ú&quot;;[.B55];0)" office:value-type="float" office:value="0">
            <text:p>0</text:p>
          </table:table-cell>
          <table:table-cell/>
          <table:table-cell table:formula="of:=[.B55]+IF([.A55]=&quot;a&quot;;[.D$200];IF([.A55]=&quot;e&quot;;[.E$200];IF([.A55]=&quot;i&quot;;[.F$200];IF([.A55]=&quot;o&quot;;[.G$200];IF([.A55]=&quot;u&quot;;[.H$200];0)))))" office:value-type="float" office:value="0">
            <text:p>0</text:p>
          </table:table-cell>
          <table:table-cell table:style-name="ce1" table:formula="of:=[.J55]/[.J$200]" office:value-type="percentage" office:value="0">
            <text:p>0,000%</text:p>
          </table:table-cell>
        </table:table-row>
        <table:table-row table:style-name="ro1">
          <table:table-cell office:value-type="string">
            <text:p>”</text:p>
          </table:table-cell>
          <table:table-cell/>
          <table:table-cell table:style-name="ce1"/>
          <table:table-cell table:formula="of:=IF([.A56]=&quot;à&quot;;[.B56];0)" office:value-type="float" office:value="0">
            <text:p>0</text:p>
          </table:table-cell>
          <table:table-cell table:style-name="ce2" table:formula="of:=IF(OR([.A56]=&quot;è&quot;;[.A56]=&quot;é&quot;);[.B56];0)" office:value-type="float" office:value="0">
            <text:p>0</text:p>
          </table:table-cell>
          <table:table-cell table:style-name="ce2" table:formula="of:=IF([.A56]=&quot;í&quot;;[.B56];0)" office:value-type="float" office:value="0">
            <text:p>0</text:p>
          </table:table-cell>
          <table:table-cell table:style-name="ce2" table:formula="of:=IF(OR([.A56]=&quot;ò&quot;;[.A56]=&quot;ó&quot;);[.B56];0)" office:value-type="float" office:value="0">
            <text:p>0</text:p>
          </table:table-cell>
          <table:table-cell table:style-name="ce2" table:formula="of:=IF([.A56]=&quot;ú&quot;;[.B56];0)" office:value-type="float" office:value="0">
            <text:p>0</text:p>
          </table:table-cell>
          <table:table-cell/>
          <table:table-cell table:formula="of:=[.B56]+IF([.A56]=&quot;a&quot;;[.D$200];IF([.A56]=&quot;e&quot;;[.E$200];IF([.A56]=&quot;i&quot;;[.F$200];IF([.A56]=&quot;o&quot;;[.G$200];IF([.A56]=&quot;u&quot;;[.H$200];0)))))" office:value-type="float" office:value="0">
            <text:p>0</text:p>
          </table:table-cell>
          <table:table-cell table:style-name="ce1" table:formula="of:=[.J56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ú</text:p>
          </table:table-cell>
          <table:table-cell/>
          <table:table-cell table:style-name="ce1"/>
          <table:table-cell table:formula="of:=IF([.A57]=&quot;à&quot;;[.B57];0)" office:value-type="float" office:value="0">
            <text:p>0</text:p>
          </table:table-cell>
          <table:table-cell table:style-name="ce2" table:formula="of:=IF(OR([.A57]=&quot;è&quot;;[.A57]=&quot;é&quot;);[.B57];0)" office:value-type="float" office:value="0">
            <text:p>0</text:p>
          </table:table-cell>
          <table:table-cell table:style-name="ce2" table:formula="of:=IF([.A57]=&quot;í&quot;;[.B57];0)" office:value-type="float" office:value="0">
            <text:p>0</text:p>
          </table:table-cell>
          <table:table-cell table:style-name="ce2" table:formula="of:=IF(OR([.A57]=&quot;ò&quot;;[.A57]=&quot;ó&quot;);[.B57];0)" office:value-type="float" office:value="0">
            <text:p>0</text:p>
          </table:table-cell>
          <table:table-cell table:style-name="ce2" table:formula="of:=IF([.A57]=&quot;ú&quot;;[.B57];0)" office:value-type="float" office:value="0">
            <text:p>0</text:p>
          </table:table-cell>
          <table:table-cell/>
          <table:table-cell table:formula="of:=[.B57]+IF([.A57]=&quot;a&quot;;[.D$200];IF([.A57]=&quot;e&quot;;[.E$200];IF([.A57]=&quot;i&quot;;[.F$200];IF([.A57]=&quot;o&quot;;[.G$200];IF([.A57]=&quot;u&quot;;[.H$200];0)))))" office:value-type="float" office:value="0">
            <text:p>0</text:p>
          </table:table-cell>
          <table:table-cell table:style-name="ce1" table:formula="of:=[.J57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á</text:p>
          </table:table-cell>
          <table:table-cell/>
          <table:table-cell table:style-name="ce1"/>
          <table:table-cell table:formula="of:=IF([.A55]=&quot;à&quot;;[.B58];0)" office:value-type="float" office:value="0">
            <text:p>0</text:p>
          </table:table-cell>
          <table:table-cell table:style-name="ce2" table:formula="of:=IF(OR([.A55]=&quot;è&quot;;[.A55]=&quot;é&quot;);[.B58];0)" office:value-type="float" office:value="0">
            <text:p>0</text:p>
          </table:table-cell>
          <table:table-cell table:style-name="ce2" table:formula="of:=IF([.A55]=&quot;í&quot;;[.B58];0)" office:value-type="float" office:value="0">
            <text:p>0</text:p>
          </table:table-cell>
          <table:table-cell table:style-name="ce2" table:formula="of:=IF(OR([.A55]=&quot;ò&quot;;[.A55]=&quot;ó&quot;);[.B58];0)" office:value-type="float" office:value="0">
            <text:p>0</text:p>
          </table:table-cell>
          <table:table-cell table:style-name="ce2" table:formula="of:=IF([.A55]=&quot;ú&quot;;[.B58];0)" office:value-type="float" office:value="0">
            <text:p>0</text:p>
          </table:table-cell>
          <table:table-cell/>
          <table:table-cell table:formula="of:=[.B58]+IF([.A55]=&quot;a&quot;;[.D$200];IF([.A55]=&quot;e&quot;;[.E$200];IF([.A55]=&quot;i&quot;;[.F$200];IF([.A55]=&quot;o&quot;;[.G$200];IF([.A55]=&quot;u&quot;;[.H$200];0)))))" office:value-type="float" office:value="0">
            <text:p>0</text:p>
          </table:table-cell>
          <table:table-cell table:style-name="ce1" table:formula="of:=[.J58]/[.J$200]" office:value-type="percentage" office:value="0">
            <text:p>0,000%</text:p>
          </table:table-cell>
        </table:table-row>
        <table:table-row table:style-name="ro1">
          <table:table-cell office:value-type="string">
            <text:p>!</text:p>
          </table:table-cell>
          <table:table-cell/>
          <table:table-cell table:style-name="ce1"/>
          <table:table-cell table:formula="of:=IF([.A56]=&quot;à&quot;;[.B59];0)" office:value-type="float" office:value="0">
            <text:p>0</text:p>
          </table:table-cell>
          <table:table-cell table:style-name="ce2" table:formula="of:=IF(OR([.A56]=&quot;è&quot;;[.A56]=&quot;é&quot;);[.B59];0)" office:value-type="float" office:value="0">
            <text:p>0</text:p>
          </table:table-cell>
          <table:table-cell table:style-name="ce2" table:formula="of:=IF([.A56]=&quot;í&quot;;[.B59];0)" office:value-type="float" office:value="0">
            <text:p>0</text:p>
          </table:table-cell>
          <table:table-cell table:style-name="ce2" table:formula="of:=IF(OR([.A56]=&quot;ò&quot;;[.A56]=&quot;ó&quot;);[.B59];0)" office:value-type="float" office:value="0">
            <text:p>0</text:p>
          </table:table-cell>
          <table:table-cell table:style-name="ce2" table:formula="of:=IF([.A56]=&quot;ú&quot;;[.B59];0)" office:value-type="float" office:value="0">
            <text:p>0</text:p>
          </table:table-cell>
          <table:table-cell/>
          <table:table-cell table:formula="of:=[.B59]+IF([.A56]=&quot;a&quot;;[.D$200];IF([.A56]=&quot;e&quot;;[.E$200];IF([.A56]=&quot;i&quot;;[.F$200];IF([.A56]=&quot;o&quot;;[.G$200];IF([.A56]=&quot;u&quot;;[.H$200];0)))))" office:value-type="float" office:value="0">
            <text:p>0</text:p>
          </table:table-cell>
          <table:table-cell table:style-name="ce1" table:formula="of:=[.J59]/[.J$200]" office:value-type="percentage" office:value="0">
            <text:p>0,000%</text:p>
          </table:table-cell>
        </table:table-row>
        <table:table-row table:style-name="ro1">
          <table:table-cell office:value-type="string">
            <text:p>&amp;</text:p>
          </table:table-cell>
          <table:table-cell/>
          <table:table-cell table:style-name="ce1"/>
          <table:table-cell table:formula="of:=IF([.A57]=&quot;à&quot;;[.B60];0)" office:value-type="float" office:value="0">
            <text:p>0</text:p>
          </table:table-cell>
          <table:table-cell table:style-name="ce2" table:formula="of:=IF(OR([.A57]=&quot;è&quot;;[.A57]=&quot;é&quot;);[.B60];0)" office:value-type="float" office:value="0">
            <text:p>0</text:p>
          </table:table-cell>
          <table:table-cell table:style-name="ce2" table:formula="of:=IF([.A57]=&quot;í&quot;;[.B60];0)" office:value-type="float" office:value="0">
            <text:p>0</text:p>
          </table:table-cell>
          <table:table-cell table:style-name="ce2" table:formula="of:=IF(OR([.A57]=&quot;ò&quot;;[.A57]=&quot;ó&quot;);[.B60];0)" office:value-type="float" office:value="0">
            <text:p>0</text:p>
          </table:table-cell>
          <table:table-cell table:style-name="ce2" table:formula="of:=IF([.A57]=&quot;ú&quot;;[.B60];0)" office:value-type="float" office:value="0">
            <text:p>0</text:p>
          </table:table-cell>
          <table:table-cell/>
          <table:table-cell table:formula="of:=[.B60]+IF([.A57]=&quot;a&quot;;[.D$200];IF([.A57]=&quot;e&quot;;[.E$200];IF([.A57]=&quot;i&quot;;[.F$200];IF([.A57]=&quot;o&quot;;[.G$200];IF([.A57]=&quot;u&quot;;[.H$200];0)))))" office:value-type="float" office:value="0">
            <text:p>0</text:p>
          </table:table-cell>
          <table:table-cell table:style-name="ce1" table:formula="of:=[.J60]/[.J$200]" office:value-type="percentage" office:value="0">
            <text:p>0,000%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"/>
          <table:table-cell table:formula="of:=IF([.A58]=&quot;à&quot;;[.B61];0)" office:value-type="float" office:value="0">
            <text:p>0</text:p>
          </table:table-cell>
          <table:table-cell table:style-name="ce2" table:formula="of:=IF(OR([.A58]=&quot;è&quot;;[.A58]=&quot;é&quot;);[.B61];0)" office:value-type="float" office:value="0">
            <text:p>0</text:p>
          </table:table-cell>
          <table:table-cell table:style-name="ce2" table:formula="of:=IF([.A58]=&quot;í&quot;;[.B61];0)" office:value-type="float" office:value="0">
            <text:p>0</text:p>
          </table:table-cell>
          <table:table-cell table:style-name="ce2" table:formula="of:=IF(OR([.A58]=&quot;ò&quot;;[.A58]=&quot;ó&quot;);[.B61];0)" office:value-type="float" office:value="0">
            <text:p>0</text:p>
          </table:table-cell>
          <table:table-cell table:style-name="ce2" table:formula="of:=IF([.A58]=&quot;ú&quot;;[.B61];0)" office:value-type="float" office:value="0">
            <text:p>0</text:p>
          </table:table-cell>
          <table:table-cell/>
          <table:table-cell table:formula="of:=[.B61]+IF([.A58]=&quot;a&quot;;[.D$200];IF([.A58]=&quot;e&quot;;[.E$200];IF([.A58]=&quot;i&quot;;[.F$200];IF([.A58]=&quot;o&quot;;[.G$200];IF([.A58]=&quot;u&quot;;[.H$200];0)))))" office:value-type="float" office:value="0">
            <text:p>0</text:p>
          </table:table-cell>
          <table:table-cell table:style-name="ce1" table:formula="of:=[.J61]/[.J$200]" office:value-type="percentage" office:value="0">
            <text:p>0,000%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/>
          <table:table-cell table:formula="of:=IF([.A59]=&quot;à&quot;;[.B62];0)" office:value-type="float" office:value="0">
            <text:p>0</text:p>
          </table:table-cell>
          <table:table-cell table:style-name="ce2" table:formula="of:=IF(OR([.A59]=&quot;è&quot;;[.A59]=&quot;é&quot;);[.B62];0)" office:value-type="float" office:value="0">
            <text:p>0</text:p>
          </table:table-cell>
          <table:table-cell table:style-name="ce2" table:formula="of:=IF([.A59]=&quot;í&quot;;[.B62];0)" office:value-type="float" office:value="0">
            <text:p>0</text:p>
          </table:table-cell>
          <table:table-cell table:style-name="ce2" table:formula="of:=IF(OR([.A59]=&quot;ò&quot;;[.A59]=&quot;ó&quot;);[.B62];0)" office:value-type="float" office:value="0">
            <text:p>0</text:p>
          </table:table-cell>
          <table:table-cell table:style-name="ce2" table:formula="of:=IF([.A59]=&quot;ú&quot;;[.B62];0)" office:value-type="float" office:value="0">
            <text:p>0</text:p>
          </table:table-cell>
          <table:table-cell/>
          <table:table-cell table:formula="of:=[.B62]+IF([.A59]=&quot;a&quot;;[.D$200];IF([.A59]=&quot;e&quot;;[.E$200];IF([.A59]=&quot;i&quot;;[.F$200];IF([.A59]=&quot;o&quot;;[.G$200];IF([.A59]=&quot;u&quot;;[.H$200];0)))))" office:value-type="float" office:value="0">
            <text:p>0</text:p>
          </table:table-cell>
          <table:table-cell table:style-name="ce1" table:formula="of:=[.J62]/[.J$200]" office:value-type="percentage" office:value="0">
            <text:p>0,000%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1"/>
          <table:table-cell table:formula="of:=IF([.A60]=&quot;à&quot;;[.B63];0)" office:value-type="float" office:value="0">
            <text:p>0</text:p>
          </table:table-cell>
          <table:table-cell table:style-name="ce2" table:formula="of:=IF(OR([.A60]=&quot;è&quot;;[.A60]=&quot;é&quot;);[.B63];0)" office:value-type="float" office:value="0">
            <text:p>0</text:p>
          </table:table-cell>
          <table:table-cell table:style-name="ce2" table:formula="of:=IF([.A60]=&quot;í&quot;;[.B63];0)" office:value-type="float" office:value="0">
            <text:p>0</text:p>
          </table:table-cell>
          <table:table-cell table:style-name="ce2" table:formula="of:=IF(OR([.A60]=&quot;ò&quot;;[.A60]=&quot;ó&quot;);[.B63];0)" office:value-type="float" office:value="0">
            <text:p>0</text:p>
          </table:table-cell>
          <table:table-cell table:style-name="ce2" table:formula="of:=IF([.A60]=&quot;ú&quot;;[.B63];0)" office:value-type="float" office:value="0">
            <text:p>0</text:p>
          </table:table-cell>
          <table:table-cell/>
          <table:table-cell table:formula="of:=[.B63]+IF([.A60]=&quot;a&quot;;[.D$200];IF([.A60]=&quot;e&quot;;[.E$200];IF([.A60]=&quot;i&quot;;[.F$200];IF([.A60]=&quot;o&quot;;[.G$200];IF([.A60]=&quot;u&quot;;[.H$200];0)))))" office:value-type="float" office:value="0">
            <text:p>0</text:p>
          </table:table-cell>
          <table:table-cell table:style-name="ce1" table:formula="of:=[.J63]/[.J$200]" office:value-type="percentage" office:value="0">
            <text:p>0,000%</text:p>
          </table:table-cell>
        </table:table-row>
        <table:table-row table:style-name="ro1">
          <table:table-cell office:value-type="string">
            <text:p>;</text:p>
          </table:table-cell>
          <table:table-cell/>
          <table:table-cell table:style-name="ce1"/>
          <table:table-cell table:formula="of:=IF([.A61]=&quot;à&quot;;[.B64];0)" office:value-type="float" office:value="0">
            <text:p>0</text:p>
          </table:table-cell>
          <table:table-cell table:style-name="ce2" table:formula="of:=IF(OR([.A61]=&quot;è&quot;;[.A61]=&quot;é&quot;);[.B64];0)" office:value-type="float" office:value="0">
            <text:p>0</text:p>
          </table:table-cell>
          <table:table-cell table:style-name="ce2" table:formula="of:=IF([.A61]=&quot;í&quot;;[.B64];0)" office:value-type="float" office:value="0">
            <text:p>0</text:p>
          </table:table-cell>
          <table:table-cell table:style-name="ce2" table:formula="of:=IF(OR([.A61]=&quot;ò&quot;;[.A61]=&quot;ó&quot;);[.B64];0)" office:value-type="float" office:value="0">
            <text:p>0</text:p>
          </table:table-cell>
          <table:table-cell table:style-name="ce2" table:formula="of:=IF([.A61]=&quot;ú&quot;;[.B64];0)" office:value-type="float" office:value="0">
            <text:p>0</text:p>
          </table:table-cell>
          <table:table-cell/>
          <table:table-cell table:formula="of:=[.B64]+IF([.A61]=&quot;a&quot;;[.D$200];IF([.A61]=&quot;e&quot;;[.E$200];IF([.A61]=&quot;i&quot;;[.F$200];IF([.A61]=&quot;o&quot;;[.G$200];IF([.A61]=&quot;u&quot;;[.H$200];0)))))" office:value-type="float" office:value="0">
            <text:p>0</text:p>
          </table:table-cell>
          <table:table-cell table:style-name="ce1" table:formula="of:=[.J64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ñ</text:p>
          </table:table-cell>
          <table:table-cell/>
          <table:table-cell table:style-name="ce1"/>
          <table:table-cell table:formula="of:=IF([.A62]=&quot;à&quot;;[.B65];0)" office:value-type="float" office:value="0">
            <text:p>0</text:p>
          </table:table-cell>
          <table:table-cell table:style-name="ce2" table:formula="of:=IF(OR([.A62]=&quot;è&quot;;[.A62]=&quot;é&quot;);[.B65];0)" office:value-type="float" office:value="0">
            <text:p>0</text:p>
          </table:table-cell>
          <table:table-cell table:style-name="ce2" table:formula="of:=IF([.A62]=&quot;í&quot;;[.B65];0)" office:value-type="float" office:value="0">
            <text:p>0</text:p>
          </table:table-cell>
          <table:table-cell table:style-name="ce2" table:formula="of:=IF(OR([.A62]=&quot;ò&quot;;[.A62]=&quot;ó&quot;);[.B65];0)" office:value-type="float" office:value="0">
            <text:p>0</text:p>
          </table:table-cell>
          <table:table-cell table:style-name="ce2" table:formula="of:=IF([.A62]=&quot;ú&quot;;[.B65];0)" office:value-type="float" office:value="0">
            <text:p>0</text:p>
          </table:table-cell>
          <table:table-cell/>
          <table:table-cell table:formula="of:=[.B65]+IF([.A62]=&quot;a&quot;;[.D$200];IF([.A62]=&quot;e&quot;;[.E$200];IF([.A62]=&quot;i&quot;;[.F$200];IF([.A62]=&quot;o&quot;;[.G$200];IF([.A62]=&quot;u&quot;;[.H$200];0)))))" office:value-type="float" office:value="0">
            <text:p>0</text:p>
          </table:table-cell>
          <table:table-cell table:style-name="ce1" table:formula="of:=[.J65]/[.J$200]" office:value-type="percentage" office:value="0">
            <text:p>0,000%</text:p>
          </table:table-cell>
        </table:table-row>
        <table:table-row table:style-name="ro1">
          <table:table-cell office:value-type="string">
            <text:p>~</text:p>
          </table:table-cell>
          <table:table-cell/>
          <table:table-cell table:style-name="ce1"/>
          <table:table-cell table:formula="of:=IF([.A63]=&quot;à&quot;;[.B66];0)" office:value-type="float" office:value="0">
            <text:p>0</text:p>
          </table:table-cell>
          <table:table-cell table:style-name="ce2" table:formula="of:=IF(OR([.A63]=&quot;è&quot;;[.A63]=&quot;é&quot;);[.B66];0)" office:value-type="float" office:value="0">
            <text:p>0</text:p>
          </table:table-cell>
          <table:table-cell table:style-name="ce2" table:formula="of:=IF([.A63]=&quot;í&quot;;[.B66];0)" office:value-type="float" office:value="0">
            <text:p>0</text:p>
          </table:table-cell>
          <table:table-cell table:style-name="ce2" table:formula="of:=IF(OR([.A63]=&quot;ò&quot;;[.A63]=&quot;ó&quot;);[.B66];0)" office:value-type="float" office:value="0">
            <text:p>0</text:p>
          </table:table-cell>
          <table:table-cell table:style-name="ce2" table:formula="of:=IF([.A63]=&quot;ú&quot;;[.B66];0)" office:value-type="float" office:value="0">
            <text:p>0</text:p>
          </table:table-cell>
          <table:table-cell/>
          <table:table-cell table:formula="of:=[.B66]+IF([.A63]=&quot;a&quot;;[.D$200];IF([.A63]=&quot;e&quot;;[.E$200];IF([.A63]=&quot;i&quot;;[.F$200];IF([.A63]=&quot;o&quot;;[.G$200];IF([.A63]=&quot;u&quot;;[.H$200];0)))))" office:value-type="float" office:value="0">
            <text:p>0</text:p>
          </table:table-cell>
          <table:table-cell table:style-name="ce1" table:formula="of:=[.J66]/[.J$200]" office:value-type="percentage" office:value="0">
            <text:p>0,000%</text:p>
          </table:table-cell>
        </table:table-row>
        <table:table-row table:style-name="ro1">
          <table:table-cell office:value-type="string">
            <text:p>–</text:p>
          </table:table-cell>
          <table:table-cell/>
          <table:table-cell table:style-name="ce1"/>
          <table:table-cell table:formula="of:=IF([.A55]=&quot;à&quot;;[.B67];0)" office:value-type="float" office:value="0">
            <text:p>0</text:p>
          </table:table-cell>
          <table:table-cell table:style-name="ce2" table:formula="of:=IF(OR([.A55]=&quot;è&quot;;[.A55]=&quot;é&quot;);[.B67];0)" office:value-type="float" office:value="0">
            <text:p>0</text:p>
          </table:table-cell>
          <table:table-cell table:style-name="ce2" table:formula="of:=IF([.A55]=&quot;í&quot;;[.B67];0)" office:value-type="float" office:value="0">
            <text:p>0</text:p>
          </table:table-cell>
          <table:table-cell table:style-name="ce2" table:formula="of:=IF(OR([.A55]=&quot;ò&quot;;[.A55]=&quot;ó&quot;);[.B67];0)" office:value-type="float" office:value="0">
            <text:p>0</text:p>
          </table:table-cell>
          <table:table-cell table:style-name="ce2" table:formula="of:=IF([.A55]=&quot;ú&quot;;[.B67];0)" office:value-type="float" office:value="0">
            <text:p>0</text:p>
          </table:table-cell>
          <table:table-cell/>
          <table:table-cell table:formula="of:=[.B67]+IF([.A55]=&quot;a&quot;;[.D$200];IF([.A55]=&quot;e&quot;;[.E$200];IF([.A55]=&quot;i&quot;;[.F$200];IF([.A55]=&quot;o&quot;;[.G$200];IF([.A55]=&quot;u&quot;;[.H$200];0)))))" office:value-type="float" office:value="0">
            <text:p>0</text:p>
          </table:table-cell>
          <table:table-cell table:style-name="ce1" table:formula="of:=[.J67]/[.J$200]" office:value-type="percentage" office:value="0">
            <text:p>0,000%</text:p>
          </table:table-cell>
        </table:table-row>
        <table:table-row table:style-name="ro1">
          <table:table-cell office:value-type="string">
            <text:p>-</text:p>
          </table:table-cell>
          <table:table-cell/>
          <table:table-cell table:style-name="ce1"/>
          <table:table-cell table:formula="of:=IF([.A56]=&quot;à&quot;;[.B68];0)" office:value-type="float" office:value="0">
            <text:p>0</text:p>
          </table:table-cell>
          <table:table-cell table:style-name="ce2" table:formula="of:=IF(OR([.A56]=&quot;è&quot;;[.A56]=&quot;é&quot;);[.B68];0)" office:value-type="float" office:value="0">
            <text:p>0</text:p>
          </table:table-cell>
          <table:table-cell table:style-name="ce2" table:formula="of:=IF([.A56]=&quot;í&quot;;[.B68];0)" office:value-type="float" office:value="0">
            <text:p>0</text:p>
          </table:table-cell>
          <table:table-cell table:style-name="ce2" table:formula="of:=IF(OR([.A56]=&quot;ò&quot;;[.A56]=&quot;ó&quot;);[.B68];0)" office:value-type="float" office:value="0">
            <text:p>0</text:p>
          </table:table-cell>
          <table:table-cell table:style-name="ce2" table:formula="of:=IF([.A56]=&quot;ú&quot;;[.B68];0)" office:value-type="float" office:value="0">
            <text:p>0</text:p>
          </table:table-cell>
          <table:table-cell/>
          <table:table-cell table:formula="of:=[.B68]+IF([.A56]=&quot;a&quot;;[.D$200];IF([.A56]=&quot;e&quot;;[.E$200];IF([.A56]=&quot;i&quot;;[.F$200];IF([.A56]=&quot;o&quot;;[.G$200];IF([.A56]=&quot;u&quot;;[.H$200];0)))))" office:value-type="float" office:value="0">
            <text:p>0</text:p>
          </table:table-cell>
          <table:table-cell table:style-name="ce1" table:formula="of:=[.J68]/[.J$200]" office:value-type="percentage" office:value="0">
            <text:p>0,000%</text:p>
          </table:table-cell>
        </table:table-row>
        <table:table-row table:style-name="ro1">
          <table:table-cell office:value-type="string">
            <text:p>^</text:p>
          </table:table-cell>
          <table:table-cell/>
          <table:table-cell table:style-name="ce1"/>
          <table:table-cell table:formula="of:=IF([.A57]=&quot;à&quot;;[.B69];0)" office:value-type="float" office:value="0">
            <text:p>0</text:p>
          </table:table-cell>
          <table:table-cell table:style-name="ce2" table:formula="of:=IF(OR([.A57]=&quot;è&quot;;[.A57]=&quot;é&quot;);[.B69];0)" office:value-type="float" office:value="0">
            <text:p>0</text:p>
          </table:table-cell>
          <table:table-cell table:style-name="ce2" table:formula="of:=IF([.A57]=&quot;í&quot;;[.B69];0)" office:value-type="float" office:value="0">
            <text:p>0</text:p>
          </table:table-cell>
          <table:table-cell table:style-name="ce2" table:formula="of:=IF(OR([.A57]=&quot;ò&quot;;[.A57]=&quot;ó&quot;);[.B69];0)" office:value-type="float" office:value="0">
            <text:p>0</text:p>
          </table:table-cell>
          <table:table-cell table:style-name="ce2" table:formula="of:=IF([.A57]=&quot;ú&quot;;[.B69];0)" office:value-type="float" office:value="0">
            <text:p>0</text:p>
          </table:table-cell>
          <table:table-cell/>
          <table:table-cell table:formula="of:=[.B69]+IF([.A57]=&quot;a&quot;;[.D$200];IF([.A57]=&quot;e&quot;;[.E$200];IF([.A57]=&quot;i&quot;;[.F$200];IF([.A57]=&quot;o&quot;;[.G$200];IF([.A57]=&quot;u&quot;;[.H$200];0)))))" office:value-type="float" office:value="0">
            <text:p>0</text:p>
          </table:table-cell>
          <table:table-cell table:style-name="ce1" table:formula="of:=[.J69]/[.J$200]" office:value-type="percentage" office:value="0">
            <text:p>0,000%</text:p>
          </table:table-cell>
        </table:table-row>
        <table:table-row table:style-name="ro1">
          <table:table-cell office:value-type="string">
            <text:p>-</text:p>
          </table:table-cell>
          <table:table-cell/>
          <table:table-cell table:style-name="ce1"/>
          <table:table-cell table:formula="of:=IF([.A58]=&quot;à&quot;;[.B70];0)" office:value-type="float" office:value="0">
            <text:p>0</text:p>
          </table:table-cell>
          <table:table-cell table:style-name="ce2" table:formula="of:=IF(OR([.A58]=&quot;è&quot;;[.A58]=&quot;é&quot;);[.B70];0)" office:value-type="float" office:value="0">
            <text:p>0</text:p>
          </table:table-cell>
          <table:table-cell table:style-name="ce2" table:formula="of:=IF([.A58]=&quot;í&quot;;[.B70];0)" office:value-type="float" office:value="0">
            <text:p>0</text:p>
          </table:table-cell>
          <table:table-cell table:style-name="ce2" table:formula="of:=IF(OR([.A58]=&quot;ò&quot;;[.A58]=&quot;ó&quot;);[.B70];0)" office:value-type="float" office:value="0">
            <text:p>0</text:p>
          </table:table-cell>
          <table:table-cell table:style-name="ce2" table:formula="of:=IF([.A58]=&quot;ú&quot;;[.B70];0)" office:value-type="float" office:value="0">
            <text:p>0</text:p>
          </table:table-cell>
          <table:table-cell/>
          <table:table-cell table:formula="of:=[.B70]+IF([.A58]=&quot;a&quot;;[.D$200];IF([.A58]=&quot;e&quot;;[.E$200];IF([.A58]=&quot;i&quot;;[.F$200];IF([.A58]=&quot;o&quot;;[.G$200];IF([.A58]=&quot;u&quot;;[.H$200];0)))))" office:value-type="float" office:value="0">
            <text:p>0</text:p>
          </table:table-cell>
          <table:table-cell table:style-name="ce1" table:formula="of:=[.J70]/[.J$200]" office:value-type="percentage" office:value="0">
            <text:p>0,000%</text:p>
          </table:table-cell>
        </table:table-row>
        <table:table-row table:style-name="ro1">
          <table:table-cell office:value-type="string">
            <text:p>=</text:p>
          </table:table-cell>
          <table:table-cell/>
          <table:table-cell table:style-name="ce1"/>
          <table:table-cell table:formula="of:=IF([.A59]=&quot;à&quot;;[.B71];0)" office:value-type="float" office:value="0">
            <text:p>0</text:p>
          </table:table-cell>
          <table:table-cell table:style-name="ce2" table:formula="of:=IF(OR([.A59]=&quot;è&quot;;[.A59]=&quot;é&quot;);[.B71];0)" office:value-type="float" office:value="0">
            <text:p>0</text:p>
          </table:table-cell>
          <table:table-cell table:style-name="ce2" table:formula="of:=IF([.A59]=&quot;í&quot;;[.B71];0)" office:value-type="float" office:value="0">
            <text:p>0</text:p>
          </table:table-cell>
          <table:table-cell table:style-name="ce2" table:formula="of:=IF(OR([.A59]=&quot;ò&quot;;[.A59]=&quot;ó&quot;);[.B71];0)" office:value-type="float" office:value="0">
            <text:p>0</text:p>
          </table:table-cell>
          <table:table-cell table:style-name="ce2" table:formula="of:=IF([.A59]=&quot;ú&quot;;[.B71];0)" office:value-type="float" office:value="0">
            <text:p>0</text:p>
          </table:table-cell>
          <table:table-cell/>
          <table:table-cell table:formula="of:=[.B71]+IF([.A59]=&quot;a&quot;;[.D$200];IF([.A59]=&quot;e&quot;;[.E$200];IF([.A59]=&quot;i&quot;;[.F$200];IF([.A59]=&quot;o&quot;;[.G$200];IF([.A59]=&quot;u&quot;;[.H$200];0)))))" office:value-type="float" office:value="0">
            <text:p>0</text:p>
          </table:table-cell>
          <table:table-cell table:style-name="ce1" table:formula="of:=[.J71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ó</text:p>
          </table:table-cell>
          <table:table-cell/>
          <table:table-cell table:style-name="ce1"/>
          <table:table-cell table:formula="of:=IF([.A60]=&quot;à&quot;;[.B72];0)" office:value-type="float" office:value="0">
            <text:p>0</text:p>
          </table:table-cell>
          <table:table-cell table:style-name="ce2" table:formula="of:=IF(OR([.A60]=&quot;è&quot;;[.A60]=&quot;é&quot;);[.B72];0)" office:value-type="float" office:value="0">
            <text:p>0</text:p>
          </table:table-cell>
          <table:table-cell table:style-name="ce2" table:formula="of:=IF([.A60]=&quot;í&quot;;[.B72];0)" office:value-type="float" office:value="0">
            <text:p>0</text:p>
          </table:table-cell>
          <table:table-cell table:style-name="ce2" table:formula="of:=IF(OR([.A60]=&quot;ò&quot;;[.A60]=&quot;ó&quot;);[.B72];0)" office:value-type="float" office:value="0">
            <text:p>0</text:p>
          </table:table-cell>
          <table:table-cell table:style-name="ce2" table:formula="of:=IF([.A60]=&quot;ú&quot;;[.B72];0)" office:value-type="float" office:value="0">
            <text:p>0</text:p>
          </table:table-cell>
          <table:table-cell/>
          <table:table-cell table:formula="of:=[.B72]+IF([.A60]=&quot;a&quot;;[.D$200];IF([.A60]=&quot;e&quot;;[.E$200];IF([.A60]=&quot;i&quot;;[.F$200];IF([.A60]=&quot;o&quot;;[.G$200];IF([.A60]=&quot;u&quot;;[.H$200];0)))))" office:value-type="float" office:value="0">
            <text:p>0</text:p>
          </table:table-cell>
          <table:table-cell table:style-name="ce1" table:formula="of:=[.J72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é</text:p>
          </table:table-cell>
          <table:table-cell/>
          <table:table-cell table:style-name="ce1"/>
          <table:table-cell table:formula="of:=IF([.A61]=&quot;à&quot;;[.B73];0)" office:value-type="float" office:value="0">
            <text:p>0</text:p>
          </table:table-cell>
          <table:table-cell table:style-name="ce2" table:formula="of:=IF(OR([.A61]=&quot;è&quot;;[.A61]=&quot;é&quot;);[.B73];0)" office:value-type="float" office:value="0">
            <text:p>0</text:p>
          </table:table-cell>
          <table:table-cell table:style-name="ce2" table:formula="of:=IF([.A61]=&quot;í&quot;;[.B73];0)" office:value-type="float" office:value="0">
            <text:p>0</text:p>
          </table:table-cell>
          <table:table-cell table:style-name="ce2" table:formula="of:=IF(OR([.A61]=&quot;ò&quot;;[.A61]=&quot;ó&quot;);[.B73];0)" office:value-type="float" office:value="0">
            <text:p>0</text:p>
          </table:table-cell>
          <table:table-cell table:style-name="ce2" table:formula="of:=IF([.A61]=&quot;ú&quot;;[.B73];0)" office:value-type="float" office:value="0">
            <text:p>0</text:p>
          </table:table-cell>
          <table:table-cell/>
          <table:table-cell table:formula="of:=[.B73]+IF([.A61]=&quot;a&quot;;[.D$200];IF([.A61]=&quot;e&quot;;[.E$200];IF([.A61]=&quot;i&quot;;[.F$200];IF([.A61]=&quot;o&quot;;[.G$200];IF([.A61]=&quot;u&quot;;[.H$200];0)))))" office:value-type="float" office:value="0">
            <text:p>0</text:p>
          </table:table-cell>
          <table:table-cell table:style-name="ce1" table:formula="of:=[.J73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à</text:p>
          </table:table-cell>
          <table:table-cell/>
          <table:table-cell table:style-name="ce1"/>
          <table:table-cell table:formula="of:=IF([.A62]=&quot;à&quot;;[.B74];0)" office:value-type="float" office:value="0">
            <text:p>0</text:p>
          </table:table-cell>
          <table:table-cell table:style-name="ce2" table:formula="of:=IF(OR([.A62]=&quot;è&quot;;[.A62]=&quot;é&quot;);[.B74];0)" office:value-type="float" office:value="0">
            <text:p>0</text:p>
          </table:table-cell>
          <table:table-cell table:style-name="ce2" table:formula="of:=IF([.A62]=&quot;í&quot;;[.B74];0)" office:value-type="float" office:value="0">
            <text:p>0</text:p>
          </table:table-cell>
          <table:table-cell table:style-name="ce2" table:formula="of:=IF(OR([.A62]=&quot;ò&quot;;[.A62]=&quot;ó&quot;);[.B74];0)" office:value-type="float" office:value="0">
            <text:p>0</text:p>
          </table:table-cell>
          <table:table-cell table:style-name="ce2" table:formula="of:=IF([.A62]=&quot;ú&quot;;[.B74];0)" office:value-type="float" office:value="0">
            <text:p>0</text:p>
          </table:table-cell>
          <table:table-cell/>
          <table:table-cell table:formula="of:=[.B74]+IF([.A62]=&quot;a&quot;;[.D$200];IF([.A62]=&quot;e&quot;;[.E$200];IF([.A62]=&quot;i&quot;;[.F$200];IF([.A62]=&quot;o&quot;;[.G$200];IF([.A62]=&quot;u&quot;;[.H$200];0)))))" office:value-type="float" office:value="0">
            <text:p>0</text:p>
          </table:table-cell>
          <table:table-cell table:style-name="ce1" table:formula="of:=[.J74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è</text:p>
          </table:table-cell>
          <table:table-cell/>
          <table:table-cell table:style-name="ce1"/>
          <table:table-cell table:formula="of:=IF([.A63]=&quot;à&quot;;[.B75];0)" office:value-type="float" office:value="0">
            <text:p>0</text:p>
          </table:table-cell>
          <table:table-cell table:style-name="ce2" table:formula="of:=IF(OR([.A63]=&quot;è&quot;;[.A63]=&quot;é&quot;);[.B75];0)" office:value-type="float" office:value="0">
            <text:p>0</text:p>
          </table:table-cell>
          <table:table-cell table:style-name="ce2" table:formula="of:=IF([.A63]=&quot;í&quot;;[.B75];0)" office:value-type="float" office:value="0">
            <text:p>0</text:p>
          </table:table-cell>
          <table:table-cell table:style-name="ce2" table:formula="of:=IF(OR([.A63]=&quot;ò&quot;;[.A63]=&quot;ó&quot;);[.B75];0)" office:value-type="float" office:value="0">
            <text:p>0</text:p>
          </table:table-cell>
          <table:table-cell table:style-name="ce2" table:formula="of:=IF([.A63]=&quot;ú&quot;;[.B75];0)" office:value-type="float" office:value="0">
            <text:p>0</text:p>
          </table:table-cell>
          <table:table-cell/>
          <table:table-cell table:formula="of:=[.B75]+IF([.A63]=&quot;a&quot;;[.D$200];IF([.A63]=&quot;e&quot;;[.E$200];IF([.A63]=&quot;i&quot;;[.F$200];IF([.A63]=&quot;o&quot;;[.G$200];IF([.A63]=&quot;u&quot;;[.H$200];0)))))" office:value-type="float" office:value="0">
            <text:p>0</text:p>
          </table:table-cell>
          <table:table-cell table:style-name="ce1" table:formula="of:=[.J75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í</text:p>
          </table:table-cell>
          <table:table-cell/>
          <table:table-cell table:style-name="ce1"/>
          <table:table-cell table:formula="of:=IF([.A64]=&quot;à&quot;;[.B76];0)" office:value-type="float" office:value="0">
            <text:p>0</text:p>
          </table:table-cell>
          <table:table-cell table:style-name="ce2" table:formula="of:=IF(OR([.A64]=&quot;è&quot;;[.A64]=&quot;é&quot;);[.B76];0)" office:value-type="float" office:value="0">
            <text:p>0</text:p>
          </table:table-cell>
          <table:table-cell table:style-name="ce2" table:formula="of:=IF([.A64]=&quot;í&quot;;[.B76];0)" office:value-type="float" office:value="0">
            <text:p>0</text:p>
          </table:table-cell>
          <table:table-cell table:style-name="ce2" table:formula="of:=IF(OR([.A64]=&quot;ò&quot;;[.A64]=&quot;ó&quot;);[.B76];0)" office:value-type="float" office:value="0">
            <text:p>0</text:p>
          </table:table-cell>
          <table:table-cell table:style-name="ce2" table:formula="of:=IF([.A64]=&quot;ú&quot;;[.B76];0)" office:value-type="float" office:value="0">
            <text:p>0</text:p>
          </table:table-cell>
          <table:table-cell/>
          <table:table-cell table:formula="of:=[.B76]+IF([.A64]=&quot;a&quot;;[.D$200];IF([.A64]=&quot;e&quot;;[.E$200];IF([.A64]=&quot;i&quot;;[.F$200];IF([.A64]=&quot;o&quot;;[.G$200];IF([.A64]=&quot;u&quot;;[.H$200];0)))))" office:value-type="float" office:value="0">
            <text:p>0</text:p>
          </table:table-cell>
          <table:table-cell table:style-name="ce1" table:formula="of:=[.J76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ò</text:p>
          </table:table-cell>
          <table:table-cell/>
          <table:table-cell/>
          <table:table-cell table:formula="of:=IF([.A65]=&quot;à&quot;;[.B77];0)" office:value-type="float" office:value="0">
            <text:p>0</text:p>
          </table:table-cell>
          <table:table-cell table:style-name="ce2" table:formula="of:=IF(OR([.A65]=&quot;è&quot;;[.A65]=&quot;é&quot;);[.B77];0)" office:value-type="float" office:value="0">
            <text:p>0</text:p>
          </table:table-cell>
          <table:table-cell table:style-name="ce2" table:formula="of:=IF([.A65]=&quot;í&quot;;[.B77];0)" office:value-type="float" office:value="0">
            <text:p>0</text:p>
          </table:table-cell>
          <table:table-cell table:style-name="ce2" table:formula="of:=IF(OR([.A65]=&quot;ò&quot;;[.A65]=&quot;ó&quot;);[.B77];0)" office:value-type="float" office:value="0">
            <text:p>0</text:p>
          </table:table-cell>
          <table:table-cell table:style-name="ce2" table:formula="of:=IF([.A65]=&quot;ú&quot;;[.B77];0)" office:value-type="float" office:value="0">
            <text:p>0</text:p>
          </table:table-cell>
          <table:table-cell/>
          <table:table-cell table:formula="of:=[.B77]+IF([.A65]=&quot;a&quot;;[.D$200];IF([.A65]=&quot;e&quot;;[.E$200];IF([.A65]=&quot;i&quot;;[.F$200];IF([.A65]=&quot;o&quot;;[.G$200];IF([.A65]=&quot;u&quot;;[.H$200];0)))))" office:value-type="float" office:value="0">
            <text:p>0</text:p>
          </table:table-cell>
          <table:table-cell table:style-name="ce1" table:formula="of:=[.J77]/[.J$200]" office:value-type="percentage" office:value="0">
            <text:p>0,000%</text:p>
          </table:table-cell>
        </table:table-row>
        <table:table-row table:style-name="ro1">
          <table:table-cell office:value-type="string">
            <text:p>#</text:p>
          </table:table-cell>
          <table:table-cell/>
          <table:table-cell/>
          <table:table-cell table:formula="of:=IF([.A66]=&quot;à&quot;;[.B78];0)" office:value-type="float" office:value="0">
            <text:p>0</text:p>
          </table:table-cell>
          <table:table-cell table:style-name="ce2" table:formula="of:=IF(OR([.A66]=&quot;è&quot;;[.A66]=&quot;é&quot;);[.B78];0)" office:value-type="float" office:value="0">
            <text:p>0</text:p>
          </table:table-cell>
          <table:table-cell table:style-name="ce2" table:formula="of:=IF([.A66]=&quot;í&quot;;[.B78];0)" office:value-type="float" office:value="0">
            <text:p>0</text:p>
          </table:table-cell>
          <table:table-cell table:style-name="ce2" table:formula="of:=IF(OR([.A66]=&quot;ò&quot;;[.A66]=&quot;ó&quot;);[.B78];0)" office:value-type="float" office:value="0">
            <text:p>0</text:p>
          </table:table-cell>
          <table:table-cell table:style-name="ce2" table:formula="of:=IF([.A66]=&quot;ú&quot;;[.B78];0)" office:value-type="float" office:value="0">
            <text:p>0</text:p>
          </table:table-cell>
          <table:table-cell/>
          <table:table-cell table:formula="of:=[.B78]+IF([.A66]=&quot;a&quot;;[.D$200];IF([.A66]=&quot;e&quot;;[.E$200];IF([.A66]=&quot;i&quot;;[.F$200];IF([.A66]=&quot;o&quot;;[.G$200];IF([.A66]=&quot;u&quot;;[.H$200];0)))))" office:value-type="float" office:value="0">
            <text:p>0</text:p>
          </table:table-cell>
          <table:table-cell table:style-name="ce1" table:formula="of:=[.J78]/[.J$200]" office:value-type="percentage" office:value="0">
            <text:p>0,000%</text:p>
          </table:table-cell>
        </table:table-row>
        <table:table-row table:style-name="ro1">
          <table:table-cell office:value-type="string">
            <text:p>/</text:p>
          </table:table-cell>
          <table:table-cell/>
          <table:table-cell/>
          <table:table-cell table:formula="of:=IF([.A67]=&quot;à&quot;;[.B79];0)" office:value-type="float" office:value="0">
            <text:p>0</text:p>
          </table:table-cell>
          <table:table-cell table:style-name="ce2" table:formula="of:=IF(OR([.A67]=&quot;è&quot;;[.A67]=&quot;é&quot;);[.B79];0)" office:value-type="float" office:value="0">
            <text:p>0</text:p>
          </table:table-cell>
          <table:table-cell table:style-name="ce2" table:formula="of:=IF([.A67]=&quot;í&quot;;[.B79];0)" office:value-type="float" office:value="0">
            <text:p>0</text:p>
          </table:table-cell>
          <table:table-cell table:style-name="ce2" table:formula="of:=IF(OR([.A67]=&quot;ò&quot;;[.A67]=&quot;ó&quot;);[.B79];0)" office:value-type="float" office:value="0">
            <text:p>0</text:p>
          </table:table-cell>
          <table:table-cell table:style-name="ce2" table:formula="of:=IF([.A67]=&quot;ú&quot;;[.B79];0)" office:value-type="float" office:value="0">
            <text:p>0</text:p>
          </table:table-cell>
          <table:table-cell/>
          <table:table-cell table:formula="of:=[.B79]+IF([.A67]=&quot;a&quot;;[.D$200];IF([.A67]=&quot;e&quot;;[.E$200];IF([.A67]=&quot;i&quot;;[.F$200];IF([.A67]=&quot;o&quot;;[.G$200];IF([.A67]=&quot;u&quot;;[.H$200];0)))))" office:value-type="float" office:value="0">
            <text:p>0</text:p>
          </table:table-cell>
          <table:table-cell table:style-name="ce1" table:formula="of:=[.J79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ç</text:p>
          </table:table-cell>
          <table:table-cell/>
          <table:table-cell/>
          <table:table-cell table:formula="of:=IF([.A68]=&quot;à&quot;;[.B80];0)" office:value-type="float" office:value="0">
            <text:p>0</text:p>
          </table:table-cell>
          <table:table-cell table:style-name="ce2" table:formula="of:=IF(OR([.A68]=&quot;è&quot;;[.A68]=&quot;é&quot;);[.B80];0)" office:value-type="float" office:value="0">
            <text:p>0</text:p>
          </table:table-cell>
          <table:table-cell table:style-name="ce2" table:formula="of:=IF([.A68]=&quot;í&quot;;[.B80];0)" office:value-type="float" office:value="0">
            <text:p>0</text:p>
          </table:table-cell>
          <table:table-cell table:style-name="ce2" table:formula="of:=IF(OR([.A68]=&quot;ò&quot;;[.A68]=&quot;ó&quot;);[.B80];0)" office:value-type="float" office:value="0">
            <text:p>0</text:p>
          </table:table-cell>
          <table:table-cell table:style-name="ce2" table:formula="of:=IF([.A68]=&quot;ú&quot;;[.B80];0)" office:value-type="float" office:value="0">
            <text:p>0</text:p>
          </table:table-cell>
          <table:table-cell/>
          <table:table-cell table:formula="of:=[.B80]+IF([.A68]=&quot;a&quot;;[.D$200];IF([.A68]=&quot;e&quot;;[.E$200];IF([.A68]=&quot;i&quot;;[.F$200];IF([.A68]=&quot;o&quot;;[.G$200];IF([.A68]=&quot;u&quot;;[.H$200];0)))))" office:value-type="float" office:value="0">
            <text:p>0</text:p>
          </table:table-cell>
          <table:table-cell table:style-name="ce1" table:formula="of:=[.J80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ü</text:p>
          </table:table-cell>
          <table:table-cell/>
          <table:table-cell/>
          <table:table-cell table:formula="of:=IF([.A69]=&quot;à&quot;;[.B81];0)" office:value-type="float" office:value="0">
            <text:p>0</text:p>
          </table:table-cell>
          <table:table-cell table:style-name="ce2" table:formula="of:=IF(OR([.A69]=&quot;è&quot;;[.A69]=&quot;é&quot;);[.B81];0)" office:value-type="float" office:value="0">
            <text:p>0</text:p>
          </table:table-cell>
          <table:table-cell table:style-name="ce2" table:formula="of:=IF([.A69]=&quot;í&quot;;[.B81];0)" office:value-type="float" office:value="0">
            <text:p>0</text:p>
          </table:table-cell>
          <table:table-cell table:style-name="ce2" table:formula="of:=IF(OR([.A69]=&quot;ò&quot;;[.A69]=&quot;ó&quot;);[.B81];0)" office:value-type="float" office:value="0">
            <text:p>0</text:p>
          </table:table-cell>
          <table:table-cell table:style-name="ce2" table:formula="of:=IF([.A69]=&quot;ú&quot;;[.B81];0)" office:value-type="float" office:value="0">
            <text:p>0</text:p>
          </table:table-cell>
          <table:table-cell/>
          <table:table-cell table:formula="of:=[.B81]+IF([.A69]=&quot;a&quot;;[.D$200];IF([.A69]=&quot;e&quot;;[.E$200];IF([.A69]=&quot;i&quot;;[.F$200];IF([.A69]=&quot;o&quot;;[.G$200];IF([.A69]=&quot;u&quot;;[.H$200];0)))))" office:value-type="float" office:value="0">
            <text:p>0</text:p>
          </table:table-cell>
          <table:table-cell table:style-name="ce1" table:formula="of:=[.J81]/[.J$200]" office:value-type="percentage" office:value="0">
            <text:p>0,000%</text:p>
          </table:table-cell>
        </table:table-row>
        <table:table-row table:style-name="ro1">
          <table:table-cell office:value-type="string">
            <text:p>·</text:p>
          </table:table-cell>
          <table:table-cell/>
          <table:table-cell/>
          <table:table-cell table:formula="of:=IF([.A70]=&quot;à&quot;;[.B82];0)" office:value-type="float" office:value="0">
            <text:p>0</text:p>
          </table:table-cell>
          <table:table-cell table:style-name="ce2" table:formula="of:=IF(OR([.A70]=&quot;è&quot;;[.A70]=&quot;é&quot;);[.B82];0)" office:value-type="float" office:value="0">
            <text:p>0</text:p>
          </table:table-cell>
          <table:table-cell table:style-name="ce2" table:formula="of:=IF([.A70]=&quot;í&quot;;[.B82];0)" office:value-type="float" office:value="0">
            <text:p>0</text:p>
          </table:table-cell>
          <table:table-cell table:style-name="ce2" table:formula="of:=IF(OR([.A70]=&quot;ò&quot;;[.A70]=&quot;ó&quot;);[.B82];0)" office:value-type="float" office:value="0">
            <text:p>0</text:p>
          </table:table-cell>
          <table:table-cell table:style-name="ce2" table:formula="of:=IF([.A70]=&quot;ú&quot;;[.B82];0)" office:value-type="float" office:value="0">
            <text:p>0</text:p>
          </table:table-cell>
          <table:table-cell/>
          <table:table-cell table:formula="of:=[.B82]+IF([.A70]=&quot;a&quot;;[.D$200];IF([.A70]=&quot;e&quot;;[.E$200];IF([.A70]=&quot;i&quot;;[.F$200];IF([.A70]=&quot;o&quot;;[.G$200];IF([.A70]=&quot;u&quot;;[.H$200];0)))))" office:value-type="float" office:value="0">
            <text:p>0</text:p>
          </table:table-cell>
          <table:table-cell table:style-name="ce1" table:formula="of:=[.J82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ï</text:p>
          </table:table-cell>
          <table:table-cell/>
          <table:table-cell/>
          <table:table-cell table:formula="of:=IF([.A80]=&quot;à&quot;;[.B83];0)" office:value-type="float" office:value="0">
            <text:p>0</text:p>
          </table:table-cell>
          <table:table-cell table:style-name="ce2" table:formula="of:=IF(OR([.A80]=&quot;è&quot;;[.A80]=&quot;é&quot;);[.B83];0)" office:value-type="float" office:value="0">
            <text:p>0</text:p>
          </table:table-cell>
          <table:table-cell table:style-name="ce2" table:formula="of:=IF([.A80]=&quot;í&quot;;[.B83];0)" office:value-type="float" office:value="0">
            <text:p>0</text:p>
          </table:table-cell>
          <table:table-cell table:style-name="ce2" table:formula="of:=IF(OR([.A80]=&quot;ò&quot;;[.A80]=&quot;ó&quot;);[.B83];0)" office:value-type="float" office:value="0">
            <text:p>0</text:p>
          </table:table-cell>
          <table:table-cell table:style-name="ce2" table:formula="of:=IF([.A80]=&quot;ú&quot;;[.B83];0)" office:value-type="float" office:value="0">
            <text:p>0</text:p>
          </table:table-cell>
          <table:table-cell/>
          <table:table-cell table:formula="of:=[.B83]+IF([.A80]=&quot;a&quot;;[.D$200];IF([.A80]=&quot;e&quot;;[.E$200];IF([.A80]=&quot;i&quot;;[.F$200];IF([.A80]=&quot;o&quot;;[.G$200];IF([.A80]=&quot;u&quot;;[.H$200];0)))))" office:value-type="float" office:value="0">
            <text:p>0</text:p>
          </table:table-cell>
          <table:table-cell table:style-name="ce1" table:formula="of:=[.J83]/[.J$200]" office:value-type="percentage" office:value="0">
            <text:p>0,000%</text:p>
          </table:table-cell>
        </table:table-row>
        <table:table-row table:style-name="ro1">
          <table:table-cell office:value-type="string">
            <text:p>`</text:p>
          </table:table-cell>
          <table:table-cell/>
          <table:table-cell/>
          <table:table-cell table:formula="of:=IF([.A81]=&quot;à&quot;;[.B84];0)" office:value-type="float" office:value="0">
            <text:p>0</text:p>
          </table:table-cell>
          <table:table-cell table:style-name="ce2" table:formula="of:=IF(OR([.A81]=&quot;è&quot;;[.A81]=&quot;é&quot;);[.B84];0)" office:value-type="float" office:value="0">
            <text:p>0</text:p>
          </table:table-cell>
          <table:table-cell table:style-name="ce2" table:formula="of:=IF([.A81]=&quot;í&quot;;[.B84];0)" office:value-type="float" office:value="0">
            <text:p>0</text:p>
          </table:table-cell>
          <table:table-cell table:style-name="ce2" table:formula="of:=IF(OR([.A81]=&quot;ò&quot;;[.A81]=&quot;ó&quot;);[.B84];0)" office:value-type="float" office:value="0">
            <text:p>0</text:p>
          </table:table-cell>
          <table:table-cell table:style-name="ce2" table:formula="of:=IF([.A81]=&quot;ú&quot;;[.B84];0)" office:value-type="float" office:value="0">
            <text:p>0</text:p>
          </table:table-cell>
          <table:table-cell/>
          <table:table-cell table:formula="of:=[.B84]+IF([.A81]=&quot;a&quot;;[.D$200];IF([.A81]=&quot;e&quot;;[.E$200];IF([.A81]=&quot;i&quot;;[.F$200];IF([.A81]=&quot;o&quot;;[.G$200];IF([.A81]=&quot;u&quot;;[.H$200];0)))))" office:value-type="float" office:value="0">
            <text:p>0</text:p>
          </table:table-cell>
          <table:table-cell table:style-name="ce1" table:formula="of:=[.J84]/[.J$200]" office:value-type="percentage" office:value="0">
            <text:p>0,000%</text:p>
          </table:table-cell>
        </table:table-row>
        <table:table-row table:style-name="ro1">
          <table:table-cell office:value-type="string">
            <text:p>%</text:p>
          </table:table-cell>
          <table:table-cell/>
          <table:table-cell/>
          <table:table-cell table:formula="of:=IF([.A82]=&quot;à&quot;;[.B85];0)" office:value-type="float" office:value="0">
            <text:p>0</text:p>
          </table:table-cell>
          <table:table-cell table:style-name="ce2" table:formula="of:=IF(OR([.A82]=&quot;è&quot;;[.A82]=&quot;é&quot;);[.B85];0)" office:value-type="float" office:value="0">
            <text:p>0</text:p>
          </table:table-cell>
          <table:table-cell table:style-name="ce2" table:formula="of:=IF([.A82]=&quot;í&quot;;[.B85];0)" office:value-type="float" office:value="0">
            <text:p>0</text:p>
          </table:table-cell>
          <table:table-cell table:style-name="ce2" table:formula="of:=IF(OR([.A82]=&quot;ò&quot;;[.A82]=&quot;ó&quot;);[.B85];0)" office:value-type="float" office:value="0">
            <text:p>0</text:p>
          </table:table-cell>
          <table:table-cell table:style-name="ce2" table:formula="of:=IF([.A82]=&quot;ú&quot;;[.B85];0)" office:value-type="float" office:value="0">
            <text:p>0</text:p>
          </table:table-cell>
          <table:table-cell/>
          <table:table-cell table:formula="of:=[.B85]+IF([.A82]=&quot;a&quot;;[.D$200];IF([.A82]=&quot;e&quot;;[.E$200];IF([.A82]=&quot;i&quot;;[.F$200];IF([.A82]=&quot;o&quot;;[.G$200];IF([.A82]=&quot;u&quot;;[.H$200];0)))))" office:value-type="float" office:value="0">
            <text:p>0</text:p>
          </table:table-cell>
          <table:table-cell table:style-name="ce1" table:formula="of:=[.J85]/[.J$200]" office:value-type="percentage" office:value="0">
            <text:p>0,000%</text:p>
          </table:table-cell>
        </table:table-row>
        <table:table-row table:style-name="ro1">
          <table:table-cell office:value-type="string">
            <text:p>&lt;</text:p>
          </table:table-cell>
          <table:table-cell/>
          <table:table-cell/>
          <table:table-cell table:formula="of:=IF([.A83]=&quot;à&quot;;[.B86];0)" office:value-type="float" office:value="0">
            <text:p>0</text:p>
          </table:table-cell>
          <table:table-cell table:style-name="ce2" table:formula="of:=IF(OR([.A83]=&quot;è&quot;;[.A83]=&quot;é&quot;);[.B86];0)" office:value-type="float" office:value="0">
            <text:p>0</text:p>
          </table:table-cell>
          <table:table-cell table:style-name="ce2" table:formula="of:=IF([.A83]=&quot;í&quot;;[.B86];0)" office:value-type="float" office:value="0">
            <text:p>0</text:p>
          </table:table-cell>
          <table:table-cell table:style-name="ce2" table:formula="of:=IF(OR([.A83]=&quot;ò&quot;;[.A83]=&quot;ó&quot;);[.B86];0)" office:value-type="float" office:value="0">
            <text:p>0</text:p>
          </table:table-cell>
          <table:table-cell table:style-name="ce2" table:formula="of:=IF([.A83]=&quot;ú&quot;;[.B86];0)" office:value-type="float" office:value="0">
            <text:p>0</text:p>
          </table:table-cell>
          <table:table-cell/>
          <table:table-cell table:formula="of:=[.B86]+IF([.A83]=&quot;a&quot;;[.D$200];IF([.A83]=&quot;e&quot;;[.E$200];IF([.A83]=&quot;i&quot;;[.F$200];IF([.A83]=&quot;o&quot;;[.G$200];IF([.A83]=&quot;u&quot;;[.H$200];0)))))" office:value-type="float" office:value="0">
            <text:p>0</text:p>
          </table:table-cell>
          <table:table-cell table:style-name="ce1" table:formula="of:=[.J86]/[.J$200]" office:value-type="percentage" office:value="0">
            <text:p>0,000%</text:p>
          </table:table-cell>
        </table:table-row>
        <table:table-row table:style-name="ro1">
          <table:table-cell office:value-type="string">
            <text:p>&gt;</text:p>
          </table:table-cell>
          <table:table-cell/>
          <table:table-cell/>
          <table:table-cell table:formula="of:=IF([.A84]=&quot;à&quot;;[.B87];0)" office:value-type="float" office:value="0">
            <text:p>0</text:p>
          </table:table-cell>
          <table:table-cell table:style-name="ce2" table:formula="of:=IF(OR([.A84]=&quot;è&quot;;[.A84]=&quot;é&quot;);[.B87];0)" office:value-type="float" office:value="0">
            <text:p>0</text:p>
          </table:table-cell>
          <table:table-cell table:style-name="ce2" table:formula="of:=IF([.A84]=&quot;í&quot;;[.B87];0)" office:value-type="float" office:value="0">
            <text:p>0</text:p>
          </table:table-cell>
          <table:table-cell table:style-name="ce2" table:formula="of:=IF(OR([.A84]=&quot;ò&quot;;[.A84]=&quot;ó&quot;);[.B87];0)" office:value-type="float" office:value="0">
            <text:p>0</text:p>
          </table:table-cell>
          <table:table-cell table:style-name="ce2" table:formula="of:=IF([.A84]=&quot;ú&quot;;[.B87];0)" office:value-type="float" office:value="0">
            <text:p>0</text:p>
          </table:table-cell>
          <table:table-cell/>
          <table:table-cell table:formula="of:=[.B87]+IF([.A84]=&quot;a&quot;;[.D$200];IF([.A84]=&quot;e&quot;;[.E$200];IF([.A84]=&quot;i&quot;;[.F$200];IF([.A84]=&quot;o&quot;;[.G$200];IF([.A84]=&quot;u&quot;;[.H$200];0)))))" office:value-type="float" office:value="0">
            <text:p>0</text:p>
          </table:table-cell>
          <table:table-cell table:style-name="ce1" table:formula="of:=[.J87]/[.J$200]" office:value-type="percentage" office:value="0">
            <text:p>0,000%</text:p>
          </table:table-cell>
        </table:table-row>
        <table:table-row table:style-name="ro1">
          <table:table-cell office:value-type="string">
            <text:p>’</text:p>
          </table:table-cell>
          <table:table-cell/>
          <table:table-cell/>
          <table:table-cell table:formula="of:=IF([.A85]=&quot;à&quot;;[.B88];0)" office:value-type="float" office:value="0">
            <text:p>0</text:p>
          </table:table-cell>
          <table:table-cell table:style-name="ce2" table:formula="of:=IF(OR([.A85]=&quot;è&quot;;[.A85]=&quot;é&quot;);[.B88];0)" office:value-type="float" office:value="0">
            <text:p>0</text:p>
          </table:table-cell>
          <table:table-cell table:style-name="ce2" table:formula="of:=IF([.A85]=&quot;í&quot;;[.B88];0)" office:value-type="float" office:value="0">
            <text:p>0</text:p>
          </table:table-cell>
          <table:table-cell table:style-name="ce2" table:formula="of:=IF(OR([.A85]=&quot;ò&quot;;[.A85]=&quot;ó&quot;);[.B88];0)" office:value-type="float" office:value="0">
            <text:p>0</text:p>
          </table:table-cell>
          <table:table-cell table:style-name="ce2" table:formula="of:=IF([.A85]=&quot;ú&quot;;[.B88];0)" office:value-type="float" office:value="0">
            <text:p>0</text:p>
          </table:table-cell>
          <table:table-cell/>
          <table:table-cell table:formula="of:=[.B88]+IF([.A85]=&quot;a&quot;;[.D$200];IF([.A85]=&quot;e&quot;;[.E$200];IF([.A85]=&quot;i&quot;;[.F$200];IF([.A85]=&quot;o&quot;;[.G$200];IF([.A85]=&quot;u&quot;;[.H$200];0)))))" office:value-type="float" office:value="0">
            <text:p>0</text:p>
          </table:table-cell>
          <table:table-cell table:style-name="ce1" table:formula="of:=[.J88]/[.J$200]" office:value-type="percentage" office:value="0">
            <text:p>0,000%</text:p>
          </table:table-cell>
        </table:table-row>
        <table:table-row table:style-name="ro1">
          <table:table-cell/>
          <table:table-cell/>
          <table:table-cell/>
          <table:table-cell table:formula="of:=IF([.A86]=&quot;à&quot;;[.B89];0)" office:value-type="float" office:value="0">
            <text:p>0</text:p>
          </table:table-cell>
          <table:table-cell table:style-name="ce2" table:formula="of:=IF(OR([.A86]=&quot;è&quot;;[.A86]=&quot;é&quot;);[.B89];0)" office:value-type="float" office:value="0">
            <text:p>0</text:p>
          </table:table-cell>
          <table:table-cell table:style-name="ce2" table:formula="of:=IF([.A86]=&quot;í&quot;;[.B89];0)" office:value-type="float" office:value="0">
            <text:p>0</text:p>
          </table:table-cell>
          <table:table-cell table:style-name="ce2" table:formula="of:=IF(OR([.A86]=&quot;ò&quot;;[.A86]=&quot;ó&quot;);[.B89];0)" office:value-type="float" office:value="0">
            <text:p>0</text:p>
          </table:table-cell>
          <table:table-cell table:style-name="ce2" table:formula="of:=IF([.A86]=&quot;ú&quot;;[.B89];0)" office:value-type="float" office:value="0">
            <text:p>0</text:p>
          </table:table-cell>
          <table:table-cell/>
          <table:table-cell table:formula="of:=[.B89]+IF([.A86]=&quot;a&quot;;[.D$200];IF([.A86]=&quot;e&quot;;[.E$200];IF([.A86]=&quot;i&quot;;[.F$200];IF([.A86]=&quot;o&quot;;[.G$200];IF([.A86]=&quot;u&quot;;[.H$200];0)))))" office:value-type="float" office:value="0">
            <text:p>0</text:p>
          </table:table-cell>
          <table:table-cell table:style-name="ce1" table:formula="of:=[.J89]/[.J$200]" office:value-type="percentage" office:value="0">
            <text:p>0,000%</text:p>
          </table:table-cell>
        </table:table-row>
        <table:table-row table:style-name="ro1">
          <table:table-cell/>
          <table:table-cell/>
          <table:table-cell/>
          <table:table-cell table:formula="of:=IF([.A87]=&quot;à&quot;;[.B90];0)" office:value-type="float" office:value="0">
            <text:p>0</text:p>
          </table:table-cell>
          <table:table-cell table:style-name="ce2" table:formula="of:=IF(OR([.A87]=&quot;è&quot;;[.A87]=&quot;é&quot;);[.B90];0)" office:value-type="float" office:value="0">
            <text:p>0</text:p>
          </table:table-cell>
          <table:table-cell table:style-name="ce2" table:formula="of:=IF([.A87]=&quot;í&quot;;[.B90];0)" office:value-type="float" office:value="0">
            <text:p>0</text:p>
          </table:table-cell>
          <table:table-cell table:style-name="ce2" table:formula="of:=IF(OR([.A87]=&quot;ò&quot;;[.A87]=&quot;ó&quot;);[.B90];0)" office:value-type="float" office:value="0">
            <text:p>0</text:p>
          </table:table-cell>
          <table:table-cell table:style-name="ce2" table:formula="of:=IF([.A87]=&quot;ú&quot;;[.B90];0)" office:value-type="float" office:value="0">
            <text:p>0</text:p>
          </table:table-cell>
          <table:table-cell/>
          <table:table-cell table:formula="of:=[.B90]+IF([.A87]=&quot;a&quot;;[.D$200];IF([.A87]=&quot;e&quot;;[.E$200];IF([.A87]=&quot;i&quot;;[.F$200];IF([.A87]=&quot;o&quot;;[.G$200];IF([.A87]=&quot;u&quot;;[.H$200];0)))))" office:value-type="float" office:value="0">
            <text:p>0</text:p>
          </table:table-cell>
          <table:table-cell table:style-name="ce1" table:formula="of:=[.J90]/[.J$200]" office:value-type="percentage" office:value="0">
            <text:p>0,000%</text:p>
          </table:table-cell>
        </table:table-row>
        <table:table-row table:style-name="ro1">
          <table:table-cell/>
          <table:table-cell/>
          <table:table-cell/>
          <table:table-cell table:formula="of:=IF([.A88]=&quot;à&quot;;[.B91];0)" office:value-type="float" office:value="0">
            <text:p>0</text:p>
          </table:table-cell>
          <table:table-cell table:style-name="ce2" table:formula="of:=IF(OR([.A88]=&quot;è&quot;;[.A88]=&quot;é&quot;);[.B91];0)" office:value-type="float" office:value="0">
            <text:p>0</text:p>
          </table:table-cell>
          <table:table-cell table:style-name="ce2" table:formula="of:=IF([.A88]=&quot;í&quot;;[.B91];0)" office:value-type="float" office:value="0">
            <text:p>0</text:p>
          </table:table-cell>
          <table:table-cell table:style-name="ce2" table:formula="of:=IF(OR([.A88]=&quot;ò&quot;;[.A88]=&quot;ó&quot;);[.B91];0)" office:value-type="float" office:value="0">
            <text:p>0</text:p>
          </table:table-cell>
          <table:table-cell table:style-name="ce2" table:formula="of:=IF([.A88]=&quot;ú&quot;;[.B91];0)" office:value-type="float" office:value="0">
            <text:p>0</text:p>
          </table:table-cell>
          <table:table-cell/>
          <table:table-cell table:formula="of:=[.B91]+IF([.A88]=&quot;a&quot;;[.D$200];IF([.A88]=&quot;e&quot;;[.E$200];IF([.A88]=&quot;i&quot;;[.F$200];IF([.A88]=&quot;o&quot;;[.G$200];IF([.A88]=&quot;u&quot;;[.H$200];0)))))" office:value-type="float" office:value="0">
            <text:p>0</text:p>
          </table:table-cell>
          <table:table-cell table:style-name="ce1" table:formula="of:=[.J91]/[.J$200]" office:value-type="percentage" office:value="0">
            <text:p>0,000%</text:p>
          </table:table-cell>
        </table:table-row>
        <table:table-row table:style-name="ro1" table:number-rows-repeated="108">
          <table:table-cell table:number-columns-repeated="11"/>
        </table:table-row>
        <table:table-row table:style-name="ro1">
          <table:table-cell table:number-columns-repeated="3"/>
          <table:table-cell table:formula="of:=SUM([.D1:.D76])" office:value-type="float" office:value="0">
            <text:p>0</text:p>
          </table:table-cell>
          <table:table-cell table:formula="of:=SUM([.E1:.E76])" office:value-type="float" office:value="0">
            <text:p>0</text:p>
          </table:table-cell>
          <table:table-cell table:formula="of:=SUM([.F1:.F76])" office:value-type="float" office:value="0">
            <text:p>0</text:p>
          </table:table-cell>
          <table:table-cell table:formula="of:=SUM([.G1:.G76])" office:value-type="float" office:value="0">
            <text:p>0</text:p>
          </table:table-cell>
          <table:table-cell table:formula="of:=SUM([.H1:.H76])" office:value-type="float" office:value="0">
            <text:p>0</text:p>
          </table:table-cell>
          <table:table-cell/>
          <table:table-cell table:formula="of:=SUM([.J1:.J76])" office:value-type="float" office:value="1021968">
            <text:p>1021968</text:p>
          </table:table-cell>
          <table:table-cell/>
        </table:table-row>
      </table:table>
      <table:table table:name="corpusen" table:style-name="ta1">
        <table:table-column table:style-name="co8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e</text:p>
          </table:table-cell>
          <table:table-cell office:value-type="float" office:value="89135">
            <text:p>89135</text:p>
          </table:table-cell>
          <table:table-cell/>
          <table:table-cell table:formula="of:=IF([.A1]=&quot;à&quot;;[.B1];0)" office:value-type="float" office:value="0">
            <text:p>0</text:p>
          </table:table-cell>
          <table:table-cell table:style-name="ce2" table:formula="of:=IF(OR([.A1]=&quot;è&quot;;[.A1]=&quot;é&quot;);[.B1];0)" office:value-type="float" office:value="0">
            <text:p>0</text:p>
          </table:table-cell>
          <table:table-cell table:style-name="ce2" table:formula="of:=IF(OR([.A1]=&quot;í&quot;;[.A1]=&quot;ï&quot;);[.B1];0)" office:value-type="float" office:value="0">
            <text:p>0</text:p>
          </table:table-cell>
          <table:table-cell table:style-name="ce2" table:formula="of:=IF(OR([.A1]=&quot;ò&quot;;[.A1]=&quot;ó&quot;);[.B1];0)" office:value-type="float" office:value="0">
            <text:p>0</text:p>
          </table:table-cell>
          <table:table-cell table:style-name="ce2" table:formula="of:=IF(OR([.A1]=&quot;ú&quot;;[.A1]=&quot;ü&quot;);[.B1];0)" office:value-type="float" office:value="0">
            <text:p>0</text:p>
          </table:table-cell>
          <table:table-cell/>
          <table:table-cell table:formula="of:=[.B1]+IF([.A1]=&quot;a&quot;;[.D$200];IF([.A1]=&quot;e&quot;;[.E$200];IF([.A1]=&quot;i&quot;;[.F$200];IF([.A1]=&quot;o&quot;;[.G$200];IF([.A1]=&quot;u&quot;;[.H$200];0)))))" office:value-type="float" office:value="89136">
            <text:p>89136</text:p>
          </table:table-cell>
          <table:table-cell table:style-name="ce1" table:formula="of:=[.J1]/[.J$200]" office:value-type="percentage" office:value="0.117241787511098">
            <text:p>11,724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72951">
            <text:p>72951</text:p>
          </table:table-cell>
          <table:table-cell/>
          <table:table-cell table:formula="of:=IF([.A2]=&quot;à&quot;;[.B2];0)" office:value-type="float" office:value="0">
            <text:p>0</text:p>
          </table:table-cell>
          <table:table-cell table:style-name="ce2" table:formula="of:=IF(OR([.A2]=&quot;è&quot;;[.A2]=&quot;é&quot;);[.B2];0)" office:value-type="float" office:value="0">
            <text:p>0</text:p>
          </table:table-cell>
          <table:table-cell table:style-name="ce2" table:formula="of:=IF(OR([.A2]=&quot;í&quot;;[.A2]=&quot;ï&quot;);[.B2];0)" office:value-type="float" office:value="0">
            <text:p>0</text:p>
          </table:table-cell>
          <table:table-cell table:style-name="ce2" table:formula="of:=IF(OR([.A2]=&quot;ò&quot;;[.A2]=&quot;ó&quot;);[.B2];0)" office:value-type="float" office:value="0">
            <text:p>0</text:p>
          </table:table-cell>
          <table:table-cell table:style-name="ce2" table:formula="of:=IF(OR([.A2]=&quot;ú&quot;;[.A2]=&quot;ü&quot;);[.B2];0)" office:value-type="float" office:value="0">
            <text:p>0</text:p>
          </table:table-cell>
          <table:table-cell/>
          <table:table-cell table:formula="of:=[.B2]+IF([.A2]=&quot;a&quot;;[.D$200];IF([.A2]=&quot;e&quot;;[.E$200];IF([.A2]=&quot;i&quot;;[.F$200];IF([.A2]=&quot;o&quot;;[.G$200];IF([.A2]=&quot;u&quot;;[.H$200];0)))))" office:value-type="float" office:value="72951">
            <text:p>72951</text:p>
          </table:table-cell>
          <table:table-cell table:style-name="ce1" table:formula="of:=[.J2]/[.J$200]" office:value-type="percentage" office:value="0.0959534379007596">
            <text:p>9,595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58964">
            <text:p>58964</text:p>
          </table:table-cell>
          <table:table-cell/>
          <table:table-cell table:formula="of:=IF([.A3]=&quot;à&quot;;[.B3];0)" office:value-type="float" office:value="0">
            <text:p>0</text:p>
          </table:table-cell>
          <table:table-cell table:style-name="ce2" table:formula="of:=IF(OR([.A3]=&quot;è&quot;;[.A3]=&quot;é&quot;);[.B3];0)" office:value-type="float" office:value="0">
            <text:p>0</text:p>
          </table:table-cell>
          <table:table-cell table:style-name="ce2" table:formula="of:=IF(OR([.A3]=&quot;í&quot;;[.A3]=&quot;ï&quot;);[.B3];0)" office:value-type="float" office:value="0">
            <text:p>0</text:p>
          </table:table-cell>
          <table:table-cell table:style-name="ce2" table:formula="of:=IF(OR([.A3]=&quot;ò&quot;;[.A3]=&quot;ó&quot;);[.B3];0)" office:value-type="float" office:value="0">
            <text:p>0</text:p>
          </table:table-cell>
          <table:table-cell table:style-name="ce2" table:formula="of:=IF(OR([.A3]=&quot;ú&quot;;[.A3]=&quot;ü&quot;);[.B3];0)" office:value-type="float" office:value="0">
            <text:p>0</text:p>
          </table:table-cell>
          <table:table-cell/>
          <table:table-cell table:formula="of:=[.B3]+IF([.A3]=&quot;a&quot;;[.D$200];IF([.A3]=&quot;e&quot;;[.E$200];IF([.A3]=&quot;i&quot;;[.F$200];IF([.A3]=&quot;o&quot;;[.G$200];IF([.A3]=&quot;u&quot;;[.H$200];0)))))" office:value-type="float" office:value="58964">
            <text:p>58964</text:p>
          </table:table-cell>
          <table:table-cell table:style-name="ce1" table:formula="of:=[.J3]/[.J$200]" office:value-type="percentage" office:value="0.0775561474466476">
            <text:p>7,756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58774">
            <text:p>58774</text:p>
          </table:table-cell>
          <table:table-cell/>
          <table:table-cell table:formula="of:=IF([.A4]=&quot;à&quot;;[.B4];0)" office:value-type="float" office:value="0">
            <text:p>0</text:p>
          </table:table-cell>
          <table:table-cell table:style-name="ce2" table:formula="of:=IF(OR([.A4]=&quot;è&quot;;[.A4]=&quot;é&quot;);[.B4];0)" office:value-type="float" office:value="0">
            <text:p>0</text:p>
          </table:table-cell>
          <table:table-cell table:style-name="ce2" table:formula="of:=IF(OR([.A4]=&quot;í&quot;;[.A4]=&quot;ï&quot;);[.B4];0)" office:value-type="float" office:value="0">
            <text:p>0</text:p>
          </table:table-cell>
          <table:table-cell table:style-name="ce2" table:formula="of:=IF(OR([.A4]=&quot;ò&quot;;[.A4]=&quot;ó&quot;);[.B4];0)" office:value-type="float" office:value="0">
            <text:p>0</text:p>
          </table:table-cell>
          <table:table-cell table:style-name="ce2" table:formula="of:=IF(OR([.A4]=&quot;ú&quot;;[.A4]=&quot;ü&quot;);[.B4];0)" office:value-type="float" office:value="0">
            <text:p>0</text:p>
          </table:table-cell>
          <table:table-cell/>
          <table:table-cell table:formula="of:=[.B4]+IF([.A4]=&quot;a&quot;;[.D$200];IF([.A4]=&quot;e&quot;;[.E$200];IF([.A4]=&quot;i&quot;;[.F$200];IF([.A4]=&quot;o&quot;;[.G$200];IF([.A4]=&quot;u&quot;;[.H$200];0)))))" office:value-type="float" office:value="58774">
            <text:p>58774</text:p>
          </table:table-cell>
          <table:table-cell table:style-name="ce1" table:formula="of:=[.J4]/[.J$200]" office:value-type="percentage" office:value="0.0773062378744533">
            <text:p>7,731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50672">
            <text:p>50672</text:p>
          </table:table-cell>
          <table:table-cell/>
          <table:table-cell table:formula="of:=IF([.A5]=&quot;à&quot;;[.B5];0)" office:value-type="float" office:value="0">
            <text:p>0</text:p>
          </table:table-cell>
          <table:table-cell table:style-name="ce2" table:formula="of:=IF(OR([.A5]=&quot;è&quot;;[.A5]=&quot;é&quot;);[.B5];0)" office:value-type="float" office:value="0">
            <text:p>0</text:p>
          </table:table-cell>
          <table:table-cell table:style-name="ce2" table:formula="of:=IF(OR([.A5]=&quot;í&quot;;[.A5]=&quot;ï&quot;);[.B5];0)" office:value-type="float" office:value="0">
            <text:p>0</text:p>
          </table:table-cell>
          <table:table-cell table:style-name="ce2" table:formula="of:=IF(OR([.A5]=&quot;ò&quot;;[.A5]=&quot;ó&quot;);[.B5];0)" office:value-type="float" office:value="0">
            <text:p>0</text:p>
          </table:table-cell>
          <table:table-cell table:style-name="ce2" table:formula="of:=IF(OR([.A5]=&quot;ú&quot;;[.A5]=&quot;ü&quot;);[.B5];0)" office:value-type="float" office:value="0">
            <text:p>0</text:p>
          </table:table-cell>
          <table:table-cell/>
          <table:table-cell table:formula="of:=[.B5]+IF([.A5]=&quot;a&quot;;[.D$200];IF([.A5]=&quot;e&quot;;[.E$200];IF([.A5]=&quot;i&quot;;[.F$200];IF([.A5]=&quot;o&quot;;[.G$200];IF([.A5]=&quot;u&quot;;[.H$200];0)))))" office:value-type="float" office:value="50672">
            <text:p>50672</text:p>
          </table:table-cell>
          <table:table-cell table:style-name="ce1" table:formula="of:=[.J5]/[.J$200]" office:value-type="percentage" office:value="0.0666495675906744">
            <text:p>6,665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50398">
            <text:p>50398</text:p>
          </table:table-cell>
          <table:table-cell/>
          <table:table-cell table:formula="of:=IF([.A6]=&quot;à&quot;;[.B6];0)" office:value-type="float" office:value="0">
            <text:p>0</text:p>
          </table:table-cell>
          <table:table-cell table:style-name="ce2" table:formula="of:=IF(OR([.A6]=&quot;è&quot;;[.A6]=&quot;é&quot;);[.B6];0)" office:value-type="float" office:value="0">
            <text:p>0</text:p>
          </table:table-cell>
          <table:table-cell table:style-name="ce2" table:formula="of:=IF(OR([.A6]=&quot;í&quot;;[.A6]=&quot;ï&quot;);[.B6];0)" office:value-type="float" office:value="0">
            <text:p>0</text:p>
          </table:table-cell>
          <table:table-cell table:style-name="ce2" table:formula="of:=IF(OR([.A6]=&quot;ò&quot;;[.A6]=&quot;ó&quot;);[.B6];0)" office:value-type="float" office:value="0">
            <text:p>0</text:p>
          </table:table-cell>
          <table:table-cell table:style-name="ce2" table:formula="of:=IF(OR([.A6]=&quot;ú&quot;;[.A6]=&quot;ü&quot;);[.B6];0)" office:value-type="float" office:value="0">
            <text:p>0</text:p>
          </table:table-cell>
          <table:table-cell/>
          <table:table-cell table:formula="of:=[.B6]+IF([.A6]=&quot;a&quot;;[.D$200];IF([.A6]=&quot;e&quot;;[.E$200];IF([.A6]=&quot;i&quot;;[.F$200];IF([.A6]=&quot;o&quot;;[.G$200];IF([.A6]=&quot;u&quot;;[.H$200];0)))))" office:value-type="float" office:value="50401">
            <text:p>50401</text:p>
          </table:table-cell>
          <table:table-cell table:style-name="ce1" table:formula="of:=[.J6]/[.J$200]" office:value-type="percentage" office:value="0.0662931176219131">
            <text:p>6,629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49771">
            <text:p>49771</text:p>
          </table:table-cell>
          <table:table-cell/>
          <table:table-cell table:formula="of:=IF([.A7]=&quot;à&quot;;[.B7];0)" office:value-type="float" office:value="0">
            <text:p>0</text:p>
          </table:table-cell>
          <table:table-cell table:style-name="ce2" table:formula="of:=IF(OR([.A7]=&quot;è&quot;;[.A7]=&quot;é&quot;);[.B7];0)" office:value-type="float" office:value="0">
            <text:p>0</text:p>
          </table:table-cell>
          <table:table-cell table:style-name="ce2" table:formula="of:=IF(OR([.A7]=&quot;í&quot;;[.A7]=&quot;ï&quot;);[.B7];0)" office:value-type="float" office:value="0">
            <text:p>0</text:p>
          </table:table-cell>
          <table:table-cell table:style-name="ce2" table:formula="of:=IF(OR([.A7]=&quot;ò&quot;;[.A7]=&quot;ó&quot;);[.B7];0)" office:value-type="float" office:value="0">
            <text:p>0</text:p>
          </table:table-cell>
          <table:table-cell table:style-name="ce2" table:formula="of:=IF(OR([.A7]=&quot;ú&quot;;[.A7]=&quot;ü&quot;);[.B7];0)" office:value-type="float" office:value="0">
            <text:p>0</text:p>
          </table:table-cell>
          <table:table-cell/>
          <table:table-cell table:formula="of:=[.B7]+IF([.A7]=&quot;a&quot;;[.D$200];IF([.A7]=&quot;e&quot;;[.E$200];IF([.A7]=&quot;i&quot;;[.F$200];IF([.A7]=&quot;o&quot;;[.G$200];IF([.A7]=&quot;u&quot;;[.H$200];0)))))" office:value-type="float" office:value="49771">
            <text:p>49771</text:p>
          </table:table-cell>
          <table:table-cell table:style-name="ce1" table:formula="of:=[.J7]/[.J$200]" office:value-type="percentage" office:value="0.0654644700930584">
            <text:p>6,546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1629">
            <text:p>41629</text:p>
          </table:table-cell>
          <table:table-cell/>
          <table:table-cell table:formula="of:=IF([.A8]=&quot;à&quot;;[.B8];0)" office:value-type="float" office:value="0">
            <text:p>0</text:p>
          </table:table-cell>
          <table:table-cell table:style-name="ce2" table:formula="of:=IF(OR([.A8]=&quot;è&quot;;[.A8]=&quot;é&quot;);[.B8];0)" office:value-type="float" office:value="0">
            <text:p>0</text:p>
          </table:table-cell>
          <table:table-cell table:style-name="ce2" table:formula="of:=IF(OR([.A8]=&quot;í&quot;;[.A8]=&quot;ï&quot;);[.B8];0)" office:value-type="float" office:value="0">
            <text:p>0</text:p>
          </table:table-cell>
          <table:table-cell table:style-name="ce2" table:formula="of:=IF(OR([.A8]=&quot;ò&quot;;[.A8]=&quot;ó&quot;);[.B8];0)" office:value-type="float" office:value="0">
            <text:p>0</text:p>
          </table:table-cell>
          <table:table-cell table:style-name="ce2" table:formula="of:=IF(OR([.A8]=&quot;ú&quot;;[.A8]=&quot;ü&quot;);[.B8];0)" office:value-type="float" office:value="0">
            <text:p>0</text:p>
          </table:table-cell>
          <table:table-cell/>
          <table:table-cell table:formula="of:=[.B8]+IF([.A8]=&quot;a&quot;;[.D$200];IF([.A8]=&quot;e&quot;;[.E$200];IF([.A8]=&quot;i&quot;;[.F$200];IF([.A8]=&quot;o&quot;;[.G$200];IF([.A8]=&quot;u&quot;;[.H$200];0)))))" office:value-type="float" office:value="41629">
            <text:p>41629</text:p>
          </table:table-cell>
          <table:table-cell table:style-name="ce1" table:formula="of:=[.J8]/[.J$200]" office:value-type="percentage" office:value="0.054755187267765">
            <text:p>5,476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36382">
            <text:p>36382</text:p>
          </table:table-cell>
          <table:table-cell/>
          <table:table-cell table:formula="of:=IF([.A9]=&quot;à&quot;;[.B9];0)" office:value-type="float" office:value="0">
            <text:p>0</text:p>
          </table:table-cell>
          <table:table-cell table:style-name="ce2" table:formula="of:=IF(OR([.A9]=&quot;è&quot;;[.A9]=&quot;é&quot;);[.B9];0)" office:value-type="float" office:value="0">
            <text:p>0</text:p>
          </table:table-cell>
          <table:table-cell table:style-name="ce2" table:formula="of:=IF(OR([.A9]=&quot;í&quot;;[.A9]=&quot;ï&quot;);[.B9];0)" office:value-type="float" office:value="0">
            <text:p>0</text:p>
          </table:table-cell>
          <table:table-cell table:style-name="ce2" table:formula="of:=IF(OR([.A9]=&quot;ò&quot;;[.A9]=&quot;ó&quot;);[.B9];0)" office:value-type="float" office:value="0">
            <text:p>0</text:p>
          </table:table-cell>
          <table:table-cell table:style-name="ce2" table:formula="of:=IF(OR([.A9]=&quot;ú&quot;;[.A9]=&quot;ü&quot;);[.B9];0)" office:value-type="float" office:value="0">
            <text:p>0</text:p>
          </table:table-cell>
          <table:table-cell/>
          <table:table-cell table:formula="of:=[.B9]+IF([.A9]=&quot;a&quot;;[.D$200];IF([.A9]=&quot;e&quot;;[.E$200];IF([.A9]=&quot;i&quot;;[.F$200];IF([.A9]=&quot;o&quot;;[.G$200];IF([.A9]=&quot;u&quot;;[.H$200];0)))))" office:value-type="float" office:value="36382">
            <text:p>36382</text:p>
          </table:table-cell>
          <table:table-cell table:style-name="ce1" table:formula="of:=[.J9]/[.J$200]" office:value-type="percentage" office:value="0.0478537371345895">
            <text:p>4,785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6959">
            <text:p>26959</text:p>
          </table:table-cell>
          <table:table-cell/>
          <table:table-cell table:formula="of:=IF([.A10]=&quot;à&quot;;[.B10];0)" office:value-type="float" office:value="0">
            <text:p>0</text:p>
          </table:table-cell>
          <table:table-cell table:style-name="ce2" table:formula="of:=IF(OR([.A10]=&quot;è&quot;;[.A10]=&quot;é&quot;);[.B10];0)" office:value-type="float" office:value="0">
            <text:p>0</text:p>
          </table:table-cell>
          <table:table-cell table:style-name="ce2" table:formula="of:=IF(OR([.A10]=&quot;í&quot;;[.A10]=&quot;ï&quot;);[.B10];0)" office:value-type="float" office:value="0">
            <text:p>0</text:p>
          </table:table-cell>
          <table:table-cell table:style-name="ce2" table:formula="of:=IF(OR([.A10]=&quot;ò&quot;;[.A10]=&quot;ó&quot;);[.B10];0)" office:value-type="float" office:value="0">
            <text:p>0</text:p>
          </table:table-cell>
          <table:table-cell table:style-name="ce2" table:formula="of:=IF(OR([.A10]=&quot;ú&quot;;[.A10]=&quot;ü&quot;);[.B10];0)" office:value-type="float" office:value="0">
            <text:p>0</text:p>
          </table:table-cell>
          <table:table-cell/>
          <table:table-cell table:formula="of:=[.B10]+IF([.A10]=&quot;a&quot;;[.D$200];IF([.A10]=&quot;e&quot;;[.E$200];IF([.A10]=&quot;i&quot;;[.F$200];IF([.A10]=&quot;o&quot;;[.G$200];IF([.A10]=&quot;u&quot;;[.H$200];0)))))" office:value-type="float" office:value="26959">
            <text:p>26959</text:p>
          </table:table-cell>
          <table:table-cell table:style-name="ce1" table:formula="of:=[.J10]/[.J$200]" office:value-type="percentage" office:value="0.0354595376672914">
            <text:p>3,546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4190">
            <text:p>24190</text:p>
          </table:table-cell>
          <table:table-cell/>
          <table:table-cell table:formula="of:=IF([.A11]=&quot;à&quot;;[.B11];0)" office:value-type="float" office:value="0">
            <text:p>0</text:p>
          </table:table-cell>
          <table:table-cell table:style-name="ce2" table:formula="of:=IF(OR([.A11]=&quot;è&quot;;[.A11]=&quot;é&quot;);[.B11];0)" office:value-type="float" office:value="0">
            <text:p>0</text:p>
          </table:table-cell>
          <table:table-cell table:style-name="ce2" table:formula="of:=IF(OR([.A11]=&quot;í&quot;;[.A11]=&quot;ï&quot;);[.B11];0)" office:value-type="float" office:value="0">
            <text:p>0</text:p>
          </table:table-cell>
          <table:table-cell table:style-name="ce2" table:formula="of:=IF(OR([.A11]=&quot;ò&quot;;[.A11]=&quot;ó&quot;);[.B11];0)" office:value-type="float" office:value="0">
            <text:p>0</text:p>
          </table:table-cell>
          <table:table-cell table:style-name="ce2" table:formula="of:=IF(OR([.A11]=&quot;ú&quot;;[.A11]=&quot;ü&quot;);[.B11];0)" office:value-type="float" office:value="0">
            <text:p>0</text:p>
          </table:table-cell>
          <table:table-cell/>
          <table:table-cell table:formula="of:=[.B11]+IF([.A11]=&quot;a&quot;;[.D$200];IF([.A11]=&quot;e&quot;;[.E$200];IF([.A11]=&quot;i&quot;;[.F$200];IF([.A11]=&quot;o&quot;;[.G$200];IF([.A11]=&quot;u&quot;;[.H$200];0)))))" office:value-type="float" office:value="24190">
            <text:p>24190</text:p>
          </table:table-cell>
          <table:table-cell table:style-name="ce1" table:formula="of:=[.J11]/[.J$200]" office:value-type="percentage" office:value="0.0318174344809444">
            <text:p>3,182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0675">
            <text:p>20675</text:p>
          </table:table-cell>
          <table:table-cell/>
          <table:table-cell table:formula="of:=IF([.A12]=&quot;à&quot;;[.B12];0)" office:value-type="float" office:value="0">
            <text:p>0</text:p>
          </table:table-cell>
          <table:table-cell table:style-name="ce2" table:formula="of:=IF(OR([.A12]=&quot;è&quot;;[.A12]=&quot;é&quot;);[.B12];0)" office:value-type="float" office:value="0">
            <text:p>0</text:p>
          </table:table-cell>
          <table:table-cell table:style-name="ce2" table:formula="of:=IF(OR([.A12]=&quot;í&quot;;[.A12]=&quot;ï&quot;);[.B12];0)" office:value-type="float" office:value="0">
            <text:p>0</text:p>
          </table:table-cell>
          <table:table-cell table:style-name="ce2" table:formula="of:=IF(OR([.A12]=&quot;ò&quot;;[.A12]=&quot;ó&quot;);[.B12];0)" office:value-type="float" office:value="0">
            <text:p>0</text:p>
          </table:table-cell>
          <table:table-cell table:style-name="ce2" table:formula="of:=IF(OR([.A12]=&quot;ú&quot;;[.A12]=&quot;ü&quot;);[.B12];0)" office:value-type="float" office:value="0">
            <text:p>0</text:p>
          </table:table-cell>
          <table:table-cell/>
          <table:table-cell table:formula="of:=[.B12]+IF([.A12]=&quot;a&quot;;[.D$200];IF([.A12]=&quot;e&quot;;[.E$200];IF([.A12]=&quot;i&quot;;[.F$200];IF([.A12]=&quot;o&quot;;[.G$200];IF([.A12]=&quot;u&quot;;[.H$200];0)))))" office:value-type="float" office:value="20682">
            <text:p>20682</text:p>
          </table:table-cell>
          <table:table-cell table:style-name="ce1" table:formula="of:=[.J12]/[.J$200]" office:value-type="percentage" office:value="0.0272033145901154">
            <text:p>2,720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236">
            <text:p>20236</text:p>
          </table:table-cell>
          <table:table-cell/>
          <table:table-cell table:formula="of:=IF([.A13]=&quot;à&quot;;[.B13];0)" office:value-type="float" office:value="0">
            <text:p>0</text:p>
          </table:table-cell>
          <table:table-cell table:style-name="ce2" table:formula="of:=IF(OR([.A13]=&quot;è&quot;;[.A13]=&quot;é&quot;);[.B13];0)" office:value-type="float" office:value="0">
            <text:p>0</text:p>
          </table:table-cell>
          <table:table-cell table:style-name="ce2" table:formula="of:=IF(OR([.A13]=&quot;í&quot;;[.A13]=&quot;ï&quot;);[.B13];0)" office:value-type="float" office:value="0">
            <text:p>0</text:p>
          </table:table-cell>
          <table:table-cell table:style-name="ce2" table:formula="of:=IF(OR([.A13]=&quot;ò&quot;;[.A13]=&quot;ó&quot;);[.B13];0)" office:value-type="float" office:value="0">
            <text:p>0</text:p>
          </table:table-cell>
          <table:table-cell table:style-name="ce2" table:formula="of:=IF(OR([.A13]=&quot;ú&quot;;[.A13]=&quot;ü&quot;);[.B13];0)" office:value-type="float" office:value="0">
            <text:p>0</text:p>
          </table:table-cell>
          <table:table-cell/>
          <table:table-cell table:formula="of:=[.B13]+IF([.A13]=&quot;a&quot;;[.D$200];IF([.A13]=&quot;e&quot;;[.E$200];IF([.A13]=&quot;i&quot;;[.F$200];IF([.A13]=&quot;o&quot;;[.G$200];IF([.A13]=&quot;u&quot;;[.H$200];0)))))" office:value-type="float" office:value="20236">
            <text:p>20236</text:p>
          </table:table-cell>
          <table:table-cell table:style-name="ce1" table:formula="of:=[.J13]/[.J$200]" office:value-type="percentage" office:value="0.0266166847522278">
            <text:p>2,662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8068">
            <text:p>18068</text:p>
          </table:table-cell>
          <table:table-cell/>
          <table:table-cell table:formula="of:=IF([.A14]=&quot;à&quot;;[.B14];0)" office:value-type="float" office:value="0">
            <text:p>0</text:p>
          </table:table-cell>
          <table:table-cell table:style-name="ce2" table:formula="of:=IF(OR([.A14]=&quot;è&quot;;[.A14]=&quot;é&quot;);[.B14];0)" office:value-type="float" office:value="0">
            <text:p>0</text:p>
          </table:table-cell>
          <table:table-cell table:style-name="ce2" table:formula="of:=IF(OR([.A14]=&quot;í&quot;;[.A14]=&quot;ï&quot;);[.B14];0)" office:value-type="float" office:value="0">
            <text:p>0</text:p>
          </table:table-cell>
          <table:table-cell table:style-name="ce2" table:formula="of:=IF(OR([.A14]=&quot;ò&quot;;[.A14]=&quot;ó&quot;);[.B14];0)" office:value-type="float" office:value="0">
            <text:p>0</text:p>
          </table:table-cell>
          <table:table-cell table:style-name="ce2" table:formula="of:=IF(OR([.A14]=&quot;ú&quot;;[.A14]=&quot;ü&quot;);[.B14];0)" office:value-type="float" office:value="0">
            <text:p>0</text:p>
          </table:table-cell>
          <table:table-cell/>
          <table:table-cell table:formula="of:=[.B14]+IF([.A14]=&quot;a&quot;;[.D$200];IF([.A14]=&quot;e&quot;;[.E$200];IF([.A14]=&quot;i&quot;;[.F$200];IF([.A14]=&quot;o&quot;;[.G$200];IF([.A14]=&quot;u&quot;;[.H$200];0)))))" office:value-type="float" office:value="18068">
            <text:p>18068</text:p>
          </table:table-cell>
          <table:table-cell table:style-name="ce1" table:formula="of:=[.J14]/[.J$200]" office:value-type="percentage" office:value="0.0237650850021374">
            <text:p>2,377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340">
            <text:p>17340</text:p>
          </table:table-cell>
          <table:table-cell/>
          <table:table-cell table:formula="of:=IF([.A15]=&quot;à&quot;;[.B15];0)" office:value-type="float" office:value="0">
            <text:p>0</text:p>
          </table:table-cell>
          <table:table-cell table:style-name="ce2" table:formula="of:=IF(OR([.A15]=&quot;è&quot;;[.A15]=&quot;é&quot;);[.B15];0)" office:value-type="float" office:value="0">
            <text:p>0</text:p>
          </table:table-cell>
          <table:table-cell table:style-name="ce2" table:formula="of:=IF(OR([.A15]=&quot;í&quot;;[.A15]=&quot;ï&quot;);[.B15];0)" office:value-type="float" office:value="0">
            <text:p>0</text:p>
          </table:table-cell>
          <table:table-cell table:style-name="ce2" table:formula="of:=IF(OR([.A15]=&quot;ò&quot;;[.A15]=&quot;ó&quot;);[.B15];0)" office:value-type="float" office:value="0">
            <text:p>0</text:p>
          </table:table-cell>
          <table:table-cell table:style-name="ce2" table:formula="of:=IF(OR([.A15]=&quot;ú&quot;;[.A15]=&quot;ü&quot;);[.B15];0)" office:value-type="float" office:value="0">
            <text:p>0</text:p>
          </table:table-cell>
          <table:table-cell/>
          <table:table-cell table:formula="of:=[.B15]+IF([.A15]=&quot;a&quot;;[.D$200];IF([.A15]=&quot;e&quot;;[.E$200];IF([.A15]=&quot;i&quot;;[.F$200];IF([.A15]=&quot;o&quot;;[.G$200];IF([.A15]=&quot;u&quot;;[.H$200];0)))))" office:value-type="float" office:value="17340">
            <text:p>17340</text:p>
          </table:table-cell>
          <table:table-cell table:style-name="ce1" table:formula="of:=[.J15]/[.J$200]" office:value-type="percentage" office:value="0.022807536746572">
            <text:p>2,281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5245">
            <text:p>15245</text:p>
          </table:table-cell>
          <table:table-cell/>
          <table:table-cell table:formula="of:=IF([.A16]=&quot;à&quot;;[.B16];0)" office:value-type="float" office:value="0">
            <text:p>0</text:p>
          </table:table-cell>
          <table:table-cell table:style-name="ce2" table:formula="of:=IF(OR([.A16]=&quot;è&quot;;[.A16]=&quot;é&quot;);[.B16];0)" office:value-type="float" office:value="0">
            <text:p>0</text:p>
          </table:table-cell>
          <table:table-cell table:style-name="ce2" table:formula="of:=IF(OR([.A16]=&quot;í&quot;;[.A16]=&quot;ï&quot;);[.B16];0)" office:value-type="float" office:value="0">
            <text:p>0</text:p>
          </table:table-cell>
          <table:table-cell table:style-name="ce2" table:formula="of:=IF(OR([.A16]=&quot;ò&quot;;[.A16]=&quot;ó&quot;);[.B16];0)" office:value-type="float" office:value="0">
            <text:p>0</text:p>
          </table:table-cell>
          <table:table-cell table:style-name="ce2" table:formula="of:=IF(OR([.A16]=&quot;ú&quot;;[.A16]=&quot;ü&quot;);[.B16];0)" office:value-type="float" office:value="0">
            <text:p>0</text:p>
          </table:table-cell>
          <table:table-cell/>
          <table:table-cell table:formula="of:=[.B16]+IF([.A16]=&quot;a&quot;;[.D$200];IF([.A16]=&quot;e&quot;;[.E$200];IF([.A16]=&quot;i&quot;;[.F$200];IF([.A16]=&quot;o&quot;;[.G$200];IF([.A16]=&quot;u&quot;;[.H$200];0)))))" office:value-type="float" office:value="15245">
            <text:p>15245</text:p>
          </table:table-cell>
          <table:table-cell table:style-name="ce1" table:formula="of:=[.J16]/[.J$200]" office:value-type="percentage" office:value="0.0200519548847457">
            <text:p>2,005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4797">
            <text:p>14797</text:p>
          </table:table-cell>
          <table:table-cell/>
          <table:table-cell table:formula="of:=IF([.A17]=&quot;à&quot;;[.B17];0)" office:value-type="float" office:value="0">
            <text:p>0</text:p>
          </table:table-cell>
          <table:table-cell table:style-name="ce2" table:formula="of:=IF(OR([.A17]=&quot;è&quot;;[.A17]=&quot;é&quot;);[.B17];0)" office:value-type="float" office:value="0">
            <text:p>0</text:p>
          </table:table-cell>
          <table:table-cell table:style-name="ce2" table:formula="of:=IF(OR([.A17]=&quot;í&quot;;[.A17]=&quot;ï&quot;);[.B17];0)" office:value-type="float" office:value="0">
            <text:p>0</text:p>
          </table:table-cell>
          <table:table-cell table:style-name="ce2" table:formula="of:=IF(OR([.A17]=&quot;ò&quot;;[.A17]=&quot;ó&quot;);[.B17];0)" office:value-type="float" office:value="0">
            <text:p>0</text:p>
          </table:table-cell>
          <table:table-cell table:style-name="ce2" table:formula="of:=IF(OR([.A17]=&quot;ú&quot;;[.A17]=&quot;ü&quot;);[.B17];0)" office:value-type="float" office:value="0">
            <text:p>0</text:p>
          </table:table-cell>
          <table:table-cell/>
          <table:table-cell table:formula="of:=[.B17]+IF([.A17]=&quot;a&quot;;[.D$200];IF([.A17]=&quot;e&quot;;[.E$200];IF([.A17]=&quot;i&quot;;[.F$200];IF([.A17]=&quot;o&quot;;[.G$200];IF([.A17]=&quot;u&quot;;[.H$200];0)))))" office:value-type="float" office:value="14797">
            <text:p>14797</text:p>
          </table:table-cell>
          <table:table-cell table:style-name="ce1" table:formula="of:=[.J17]/[.J$200]" office:value-type="percentage" office:value="0.0194626944197823">
            <text:p>1,946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3307">
            <text:p>13307</text:p>
          </table:table-cell>
          <table:table-cell/>
          <table:table-cell table:formula="of:=IF([.A18]=&quot;à&quot;;[.B18];0)" office:value-type="float" office:value="0">
            <text:p>0</text:p>
          </table:table-cell>
          <table:table-cell table:style-name="ce2" table:formula="of:=IF(OR([.A18]=&quot;è&quot;;[.A18]=&quot;é&quot;);[.B18];0)" office:value-type="float" office:value="0">
            <text:p>0</text:p>
          </table:table-cell>
          <table:table-cell table:style-name="ce2" table:formula="of:=IF(OR([.A18]=&quot;í&quot;;[.A18]=&quot;ï&quot;);[.B18];0)" office:value-type="float" office:value="0">
            <text:p>0</text:p>
          </table:table-cell>
          <table:table-cell table:style-name="ce2" table:formula="of:=IF(OR([.A18]=&quot;ò&quot;;[.A18]=&quot;ó&quot;);[.B18];0)" office:value-type="float" office:value="0">
            <text:p>0</text:p>
          </table:table-cell>
          <table:table-cell table:style-name="ce2" table:formula="of:=IF(OR([.A18]=&quot;ú&quot;;[.A18]=&quot;ü&quot;);[.B18];0)" office:value-type="float" office:value="0">
            <text:p>0</text:p>
          </table:table-cell>
          <table:table-cell/>
          <table:table-cell table:formula="of:=[.B18]+IF([.A18]=&quot;a&quot;;[.D$200];IF([.A18]=&quot;e&quot;;[.E$200];IF([.A18]=&quot;i&quot;;[.F$200];IF([.A18]=&quot;o&quot;;[.G$200];IF([.A18]=&quot;u&quot;;[.H$200];0)))))" office:value-type="float" office:value="13307">
            <text:p>13307</text:p>
          </table:table-cell>
          <table:table-cell table:style-name="ce1" table:formula="of:=[.J18]/[.J$200]" office:value-type="percentage" office:value="0.0175028772483641">
            <text:p>1,750%</text:p>
          </table:table-cell>
        </table:table-row>
        <table:table-row table:style-name="ro1">
          <table:table-cell/>
          <table:table-cell office:value-type="float" office:value="11677">
            <text:p>11677</text:p>
          </table:table-cell>
          <table:table-cell/>
          <table:table-cell table:formula="of:=IF([.A19]=&quot;à&quot;;[.B19];0)" office:value-type="float" office:value="0">
            <text:p>0</text:p>
          </table:table-cell>
          <table:table-cell table:style-name="ce2" table:formula="of:=IF(OR([.A19]=&quot;è&quot;;[.A19]=&quot;é&quot;);[.B19];0)" office:value-type="float" office:value="0">
            <text:p>0</text:p>
          </table:table-cell>
          <table:table-cell table:style-name="ce2" table:formula="of:=IF(OR([.A19]=&quot;í&quot;;[.A19]=&quot;ï&quot;);[.B19];0)" office:value-type="float" office:value="0">
            <text:p>0</text:p>
          </table:table-cell>
          <table:table-cell table:style-name="ce2" table:formula="of:=IF(OR([.A19]=&quot;ò&quot;;[.A19]=&quot;ó&quot;);[.B19];0)" office:value-type="float" office:value="0">
            <text:p>0</text:p>
          </table:table-cell>
          <table:table-cell table:style-name="ce2" table:formula="of:=IF(OR([.A19]=&quot;ú&quot;;[.A19]=&quot;ü&quot;);[.B19];0)" office:value-type="float" office:value="0">
            <text:p>0</text:p>
          </table:table-cell>
          <table:table-cell/>
          <table:table-cell table:formula="of:=[.B19]+IF([.A19]=&quot;a&quot;;[.D$200];IF([.A19]=&quot;e&quot;;[.E$200];IF([.A19]=&quot;i&quot;;[.F$200];IF([.A19]=&quot;o&quot;;[.G$200];IF([.A19]=&quot;u&quot;;[.H$200];0)))))" office:value-type="float" office:value="11677">
            <text:p>11677</text:p>
          </table:table-cell>
          <table:table-cell table:style-name="ce1" table:formula="of:=[.J19]/[.J$200]" office:value-type="percentage" office:value="0.0153589161816448">
            <text:p>1,536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1238">
            <text:p>11238</text:p>
          </table:table-cell>
          <table:table-cell/>
          <table:table-cell table:formula="of:=IF([.A20]=&quot;à&quot;;[.B20];0)" office:value-type="float" office:value="0">
            <text:p>0</text:p>
          </table:table-cell>
          <table:table-cell table:style-name="ce2" table:formula="of:=IF(OR([.A20]=&quot;è&quot;;[.A20]=&quot;é&quot;);[.B20];0)" office:value-type="float" office:value="0">
            <text:p>0</text:p>
          </table:table-cell>
          <table:table-cell table:style-name="ce2" table:formula="of:=IF(OR([.A20]=&quot;í&quot;;[.A20]=&quot;ï&quot;);[.B20];0)" office:value-type="float" office:value="0">
            <text:p>0</text:p>
          </table:table-cell>
          <table:table-cell table:style-name="ce2" table:formula="of:=IF(OR([.A20]=&quot;ò&quot;;[.A20]=&quot;ó&quot;);[.B20];0)" office:value-type="float" office:value="0">
            <text:p>0</text:p>
          </table:table-cell>
          <table:table-cell table:style-name="ce2" table:formula="of:=IF(OR([.A20]=&quot;ú&quot;;[.A20]=&quot;ü&quot;);[.B20];0)" office:value-type="float" office:value="0">
            <text:p>0</text:p>
          </table:table-cell>
          <table:table-cell/>
          <table:table-cell table:formula="of:=[.B20]+IF([.A20]=&quot;a&quot;;[.D$200];IF([.A20]=&quot;e&quot;;[.E$200];IF([.A20]=&quot;i&quot;;[.F$200];IF([.A20]=&quot;o&quot;;[.G$200];IF([.A20]=&quot;u&quot;;[.H$200];0)))))" office:value-type="float" office:value="11238">
            <text:p>11238</text:p>
          </table:table-cell>
          <table:table-cell table:style-name="ce1" table:formula="of:=[.J20]/[.J$200]" office:value-type="percentage" office:value="0.0147814935385222">
            <text:p>1,478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739">
            <text:p>10739</text:p>
          </table:table-cell>
          <table:table-cell/>
          <table:table-cell table:formula="of:=IF([.A21]=&quot;à&quot;;[.B21];0)" office:value-type="float" office:value="0">
            <text:p>0</text:p>
          </table:table-cell>
          <table:table-cell table:style-name="ce2" table:formula="of:=IF(OR([.A21]=&quot;è&quot;;[.A21]=&quot;é&quot;);[.B21];0)" office:value-type="float" office:value="0">
            <text:p>0</text:p>
          </table:table-cell>
          <table:table-cell table:style-name="ce2" table:formula="of:=IF(OR([.A21]=&quot;í&quot;;[.A21]=&quot;ï&quot;);[.B21];0)" office:value-type="float" office:value="0">
            <text:p>0</text:p>
          </table:table-cell>
          <table:table-cell table:style-name="ce2" table:formula="of:=IF(OR([.A21]=&quot;ò&quot;;[.A21]=&quot;ó&quot;);[.B21];0)" office:value-type="float" office:value="0">
            <text:p>0</text:p>
          </table:table-cell>
          <table:table-cell table:style-name="ce2" table:formula="of:=IF(OR([.A21]=&quot;ú&quot;;[.A21]=&quot;ü&quot;);[.B21];0)" office:value-type="float" office:value="0">
            <text:p>0</text:p>
          </table:table-cell>
          <table:table-cell/>
          <table:table-cell table:formula="of:=[.B21]+IF([.A21]=&quot;a&quot;;[.D$200];IF([.A21]=&quot;e&quot;;[.E$200];IF([.A21]=&quot;i&quot;;[.F$200];IF([.A21]=&quot;o&quot;;[.G$200];IF([.A21]=&quot;u&quot;;[.H$200];0)))))" office:value-type="float" office:value="10739">
            <text:p>10739</text:p>
          </table:table-cell>
          <table:table-cell table:style-name="ce1" table:formula="of:=[.J21]/[.J$200]" office:value-type="percentage" office:value="0.0141251520831278">
            <text:p>1,413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10255">
            <text:p>10255</text:p>
          </table:table-cell>
          <table:table-cell/>
          <table:table-cell table:formula="of:=IF([.A22]=&quot;à&quot;;[.B22];0)" office:value-type="float" office:value="0">
            <text:p>0</text:p>
          </table:table-cell>
          <table:table-cell table:style-name="ce2" table:formula="of:=IF(OR([.A22]=&quot;è&quot;;[.A22]=&quot;é&quot;);[.B22];0)" office:value-type="float" office:value="0">
            <text:p>0</text:p>
          </table:table-cell>
          <table:table-cell table:style-name="ce2" table:formula="of:=IF(OR([.A22]=&quot;í&quot;;[.A22]=&quot;ï&quot;);[.B22];0)" office:value-type="float" office:value="0">
            <text:p>0</text:p>
          </table:table-cell>
          <table:table-cell table:style-name="ce2" table:formula="of:=IF(OR([.A22]=&quot;ò&quot;;[.A22]=&quot;ó&quot;);[.B22];0)" office:value-type="float" office:value="0">
            <text:p>0</text:p>
          </table:table-cell>
          <table:table-cell table:style-name="ce2" table:formula="of:=IF(OR([.A22]=&quot;ú&quot;;[.A22]=&quot;ü&quot;);[.B22];0)" office:value-type="float" office:value="0">
            <text:p>0</text:p>
          </table:table-cell>
          <table:table-cell/>
          <table:table-cell table:formula="of:=[.B22]+IF([.A22]=&quot;a&quot;;[.D$200];IF([.A22]=&quot;e&quot;;[.E$200];IF([.A22]=&quot;i&quot;;[.F$200];IF([.A22]=&quot;o&quot;;[.G$200];IF([.A22]=&quot;u&quot;;[.H$200];0)))))" office:value-type="float" office:value="10255">
            <text:p>10255</text:p>
          </table:table-cell>
          <table:table-cell table:style-name="ce1" table:formula="of:=[.J22]/[.J$200]" office:value-type="percentage" office:value="0.0134885403308014">
            <text:p>1,349%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9033">
            <text:p>9033</text:p>
          </table:table-cell>
          <table:table-cell/>
          <table:table-cell table:formula="of:=IF([.A23]=&quot;à&quot;;[.B23];0)" office:value-type="float" office:value="0">
            <text:p>0</text:p>
          </table:table-cell>
          <table:table-cell table:style-name="ce2" table:formula="of:=IF(OR([.A23]=&quot;è&quot;;[.A23]=&quot;é&quot;);[.B23];0)" office:value-type="float" office:value="0">
            <text:p>0</text:p>
          </table:table-cell>
          <table:table-cell table:style-name="ce2" table:formula="of:=IF(OR([.A23]=&quot;í&quot;;[.A23]=&quot;ï&quot;);[.B23];0)" office:value-type="float" office:value="0">
            <text:p>0</text:p>
          </table:table-cell>
          <table:table-cell table:style-name="ce2" table:formula="of:=IF(OR([.A23]=&quot;ò&quot;;[.A23]=&quot;ó&quot;);[.B23];0)" office:value-type="float" office:value="0">
            <text:p>0</text:p>
          </table:table-cell>
          <table:table-cell table:style-name="ce2" table:formula="of:=IF(OR([.A23]=&quot;ú&quot;;[.A23]=&quot;ü&quot;);[.B23];0)" office:value-type="float" office:value="0">
            <text:p>0</text:p>
          </table:table-cell>
          <table:table-cell/>
          <table:table-cell table:formula="of:=[.B23]+IF([.A23]=&quot;a&quot;;[.D$200];IF([.A23]=&quot;e&quot;;[.E$200];IF([.A23]=&quot;i&quot;;[.F$200];IF([.A23]=&quot;o&quot;;[.G$200];IF([.A23]=&quot;u&quot;;[.H$200];0)))))" office:value-type="float" office:value="9033">
            <text:p>9033</text:p>
          </table:table-cell>
          <table:table-cell table:style-name="ce1" table:formula="of:=[.J23]/[.J$200]" office:value-type="percentage" office:value="0.0118812271875308">
            <text:p>1,188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7089">
            <text:p>7089</text:p>
          </table:table-cell>
          <table:table-cell/>
          <table:table-cell table:formula="of:=IF([.A24]=&quot;à&quot;;[.B24];0)" office:value-type="float" office:value="0">
            <text:p>0</text:p>
          </table:table-cell>
          <table:table-cell table:style-name="ce2" table:formula="of:=IF(OR([.A24]=&quot;è&quot;;[.A24]=&quot;é&quot;);[.B24];0)" office:value-type="float" office:value="0">
            <text:p>0</text:p>
          </table:table-cell>
          <table:table-cell table:style-name="ce2" table:formula="of:=IF(OR([.A24]=&quot;í&quot;;[.A24]=&quot;ï&quot;);[.B24];0)" office:value-type="float" office:value="0">
            <text:p>0</text:p>
          </table:table-cell>
          <table:table-cell table:style-name="ce2" table:formula="of:=IF(OR([.A24]=&quot;ò&quot;;[.A24]=&quot;ó&quot;);[.B24];0)" office:value-type="float" office:value="0">
            <text:p>0</text:p>
          </table:table-cell>
          <table:table-cell table:style-name="ce2" table:formula="of:=IF(OR([.A24]=&quot;ú&quot;;[.A24]=&quot;ü&quot;);[.B24];0)" office:value-type="float" office:value="0">
            <text:p>0</text:p>
          </table:table-cell>
          <table:table-cell/>
          <table:table-cell table:formula="of:=[.B24]+IF([.A24]=&quot;a&quot;;[.D$200];IF([.A24]=&quot;e&quot;;[.E$200];IF([.A24]=&quot;i&quot;;[.F$200];IF([.A24]=&quot;o&quot;;[.G$200];IF([.A24]=&quot;u&quot;;[.H$200];0)))))" office:value-type="float" office:value="7089">
            <text:p>7089</text:p>
          </table:table-cell>
          <table:table-cell table:style-name="ce1" table:formula="of:=[.J24]/[.J$200]" office:value-type="percentage" office:value="0.00932425766992207">
            <text:p>0,932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5450">
            <text:p>5450</text:p>
          </table:table-cell>
          <table:table-cell/>
          <table:table-cell table:formula="of:=IF([.A25]=&quot;à&quot;;[.B25];0)" office:value-type="float" office:value="0">
            <text:p>0</text:p>
          </table:table-cell>
          <table:table-cell table:style-name="ce2" table:formula="of:=IF(OR([.A25]=&quot;è&quot;;[.A25]=&quot;é&quot;);[.B25];0)" office:value-type="float" office:value="0">
            <text:p>0</text:p>
          </table:table-cell>
          <table:table-cell table:style-name="ce2" table:formula="of:=IF(OR([.A25]=&quot;í&quot;;[.A25]=&quot;ï&quot;);[.B25];0)" office:value-type="float" office:value="0">
            <text:p>0</text:p>
          </table:table-cell>
          <table:table-cell table:style-name="ce2" table:formula="of:=IF(OR([.A25]=&quot;ò&quot;;[.A25]=&quot;ó&quot;);[.B25];0)" office:value-type="float" office:value="0">
            <text:p>0</text:p>
          </table:table-cell>
          <table:table-cell table:style-name="ce2" table:formula="of:=IF(OR([.A25]=&quot;ú&quot;;[.A25]=&quot;ü&quot;);[.B25];0)" office:value-type="float" office:value="0">
            <text:p>0</text:p>
          </table:table-cell>
          <table:table-cell/>
          <table:table-cell table:formula="of:=[.B25]+IF([.A25]=&quot;a&quot;;[.D$200];IF([.A25]=&quot;e&quot;;[.E$200];IF([.A25]=&quot;i&quot;;[.F$200];IF([.A25]=&quot;o&quot;;[.G$200];IF([.A25]=&quot;u&quot;;[.H$200];0)))))" office:value-type="float" office:value="5450">
            <text:p>5450</text:p>
          </table:table-cell>
          <table:table-cell table:style-name="ce1" table:formula="of:=[.J25]/[.J$200]" office:value-type="percentage" office:value="0.00716845878136201">
            <text:p>0,717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5120">
            <text:p>5120</text:p>
          </table:table-cell>
          <table:table-cell/>
          <table:table-cell table:formula="of:=IF([.A26]=&quot;à&quot;;[.B26];0)" office:value-type="float" office:value="0">
            <text:p>0</text:p>
          </table:table-cell>
          <table:table-cell table:style-name="ce2" table:formula="of:=IF(OR([.A26]=&quot;è&quot;;[.A26]=&quot;é&quot;);[.B26];0)" office:value-type="float" office:value="0">
            <text:p>0</text:p>
          </table:table-cell>
          <table:table-cell table:style-name="ce2" table:formula="of:=IF(OR([.A26]=&quot;í&quot;;[.A26]=&quot;ï&quot;);[.B26];0)" office:value-type="float" office:value="0">
            <text:p>0</text:p>
          </table:table-cell>
          <table:table-cell table:style-name="ce2" table:formula="of:=IF(OR([.A26]=&quot;ò&quot;;[.A26]=&quot;ó&quot;);[.B26];0)" office:value-type="float" office:value="0">
            <text:p>0</text:p>
          </table:table-cell>
          <table:table-cell table:style-name="ce2" table:formula="of:=IF(OR([.A26]=&quot;ú&quot;;[.A26]=&quot;ü&quot;);[.B26];0)" office:value-type="float" office:value="0">
            <text:p>0</text:p>
          </table:table-cell>
          <table:table-cell/>
          <table:table-cell table:formula="of:=[.B26]+IF([.A26]=&quot;a&quot;;[.D$200];IF([.A26]=&quot;e&quot;;[.E$200];IF([.A26]=&quot;i&quot;;[.F$200];IF([.A26]=&quot;o&quot;;[.G$200];IF([.A26]=&quot;u&quot;;[.H$200];0)))))" office:value-type="float" office:value="5120">
            <text:p>5120</text:p>
          </table:table-cell>
          <table:table-cell table:style-name="ce1" table:formula="of:=[.J26]/[.J$200]" office:value-type="percentage" office:value="0.00673440531386669">
            <text:p>0,673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2467">
            <text:p>2467</text:p>
          </table:table-cell>
          <table:table-cell/>
          <table:table-cell table:formula="of:=IF([.A27]=&quot;à&quot;;[.B27];0)" office:value-type="float" office:value="0">
            <text:p>0</text:p>
          </table:table-cell>
          <table:table-cell table:style-name="ce2" table:formula="of:=IF(OR([.A27]=&quot;è&quot;;[.A27]=&quot;é&quot;);[.B27];0)" office:value-type="float" office:value="0">
            <text:p>0</text:p>
          </table:table-cell>
          <table:table-cell table:style-name="ce2" table:formula="of:=IF(OR([.A27]=&quot;í&quot;;[.A27]=&quot;ï&quot;);[.B27];0)" office:value-type="float" office:value="0">
            <text:p>0</text:p>
          </table:table-cell>
          <table:table-cell table:style-name="ce2" table:formula="of:=IF(OR([.A27]=&quot;ò&quot;;[.A27]=&quot;ó&quot;);[.B27];0)" office:value-type="float" office:value="0">
            <text:p>0</text:p>
          </table:table-cell>
          <table:table-cell table:style-name="ce2" table:formula="of:=IF(OR([.A27]=&quot;ú&quot;;[.A27]=&quot;ü&quot;);[.B27];0)" office:value-type="float" office:value="0">
            <text:p>0</text:p>
          </table:table-cell>
          <table:table-cell/>
          <table:table-cell table:formula="of:=[.B27]+IF([.A27]=&quot;a&quot;;[.D$200];IF([.A27]=&quot;e&quot;;[.E$200];IF([.A27]=&quot;i&quot;;[.F$200];IF([.A27]=&quot;o&quot;;[.G$200];IF([.A27]=&quot;u&quot;;[.H$200];0)))))" office:value-type="float" office:value="2467">
            <text:p>2467</text:p>
          </table:table-cell>
          <table:table-cell table:style-name="ce1" table:formula="of:=[.J27]/[.J$200]" office:value-type="percentage" office:value="0.00324487849791194">
            <text:p>0,324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1305">
            <text:p>1305</text:p>
          </table:table-cell>
          <table:table-cell/>
          <table:table-cell table:formula="of:=IF([.A28]=&quot;à&quot;;[.B28];0)" office:value-type="float" office:value="0">
            <text:p>0</text:p>
          </table:table-cell>
          <table:table-cell table:style-name="ce2" table:formula="of:=IF(OR([.A28]=&quot;è&quot;;[.A28]=&quot;é&quot;);[.B28];0)" office:value-type="float" office:value="0">
            <text:p>0</text:p>
          </table:table-cell>
          <table:table-cell table:style-name="ce2" table:formula="of:=IF(OR([.A28]=&quot;í&quot;;[.A28]=&quot;ï&quot;);[.B28];0)" office:value-type="float" office:value="0">
            <text:p>0</text:p>
          </table:table-cell>
          <table:table-cell table:style-name="ce2" table:formula="of:=IF(OR([.A28]=&quot;ò&quot;;[.A28]=&quot;ó&quot;);[.B28];0)" office:value-type="float" office:value="0">
            <text:p>0</text:p>
          </table:table-cell>
          <table:table-cell table:style-name="ce2" table:formula="of:=IF(OR([.A28]=&quot;ú&quot;;[.A28]=&quot;ü&quot;);[.B28];0)" office:value-type="float" office:value="0">
            <text:p>0</text:p>
          </table:table-cell>
          <table:table-cell/>
          <table:table-cell table:formula="of:=[.B28]+IF([.A28]=&quot;a&quot;;[.D$200];IF([.A28]=&quot;e&quot;;[.E$200];IF([.A28]=&quot;i&quot;;[.F$200];IF([.A28]=&quot;o&quot;;[.G$200];IF([.A28]=&quot;u&quot;;[.H$200];0)))))" office:value-type="float" office:value="1305">
            <text:p>1305</text:p>
          </table:table-cell>
          <table:table-cell table:style-name="ce1" table:formula="of:=[.J28]/[.J$200]" office:value-type="percentage" office:value="0.00171648416691329">
            <text:p>0,172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218">
            <text:p>1218</text:p>
          </table:table-cell>
          <table:table-cell/>
          <table:table-cell table:formula="of:=IF([.A29]=&quot;à&quot;;[.B29];0)" office:value-type="float" office:value="0">
            <text:p>0</text:p>
          </table:table-cell>
          <table:table-cell table:style-name="ce2" table:formula="of:=IF(OR([.A29]=&quot;è&quot;;[.A29]=&quot;é&quot;);[.B29];0)" office:value-type="float" office:value="0">
            <text:p>0</text:p>
          </table:table-cell>
          <table:table-cell table:style-name="ce2" table:formula="of:=IF(OR([.A29]=&quot;í&quot;;[.A29]=&quot;ï&quot;);[.B29];0)" office:value-type="float" office:value="0">
            <text:p>0</text:p>
          </table:table-cell>
          <table:table-cell table:style-name="ce2" table:formula="of:=IF(OR([.A29]=&quot;ò&quot;;[.A29]=&quot;ó&quot;);[.B29];0)" office:value-type="float" office:value="0">
            <text:p>0</text:p>
          </table:table-cell>
          <table:table-cell table:style-name="ce2" table:formula="of:=IF(OR([.A29]=&quot;ú&quot;;[.A29]=&quot;ü&quot;);[.B29];0)" office:value-type="float" office:value="0">
            <text:p>0</text:p>
          </table:table-cell>
          <table:table-cell/>
          <table:table-cell table:formula="of:=[.B29]+IF([.A29]=&quot;a&quot;;[.D$200];IF([.A29]=&quot;e&quot;;[.E$200];IF([.A29]=&quot;i&quot;;[.F$200];IF([.A29]=&quot;o&quot;;[.G$200];IF([.A29]=&quot;u&quot;;[.H$200];0)))))" office:value-type="float" office:value="1218">
            <text:p>1218</text:p>
          </table:table-cell>
          <table:table-cell table:style-name="ce1" table:formula="of:=[.J29]/[.J$200]" office:value-type="percentage" office:value="0.00160205188911907">
            <text:p>0,160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882">
            <text:p>882</text:p>
          </table:table-cell>
          <table:table-cell/>
          <table:table-cell table:formula="of:=IF([.A30]=&quot;à&quot;;[.B30];0)" office:value-type="float" office:value="0">
            <text:p>0</text:p>
          </table:table-cell>
          <table:table-cell table:style-name="ce2" table:formula="of:=IF(OR([.A30]=&quot;è&quot;;[.A30]=&quot;é&quot;);[.B30];0)" office:value-type="float" office:value="0">
            <text:p>0</text:p>
          </table:table-cell>
          <table:table-cell table:style-name="ce2" table:formula="of:=IF(OR([.A30]=&quot;í&quot;;[.A30]=&quot;ï&quot;);[.B30];0)" office:value-type="float" office:value="0">
            <text:p>0</text:p>
          </table:table-cell>
          <table:table-cell table:style-name="ce2" table:formula="of:=IF(OR([.A30]=&quot;ò&quot;;[.A30]=&quot;ó&quot;);[.B30];0)" office:value-type="float" office:value="0">
            <text:p>0</text:p>
          </table:table-cell>
          <table:table-cell table:style-name="ce2" table:formula="of:=IF(OR([.A30]=&quot;ú&quot;;[.A30]=&quot;ü&quot;);[.B30];0)" office:value-type="float" office:value="0">
            <text:p>0</text:p>
          </table:table-cell>
          <table:table-cell/>
          <table:table-cell table:formula="of:=[.B30]+IF([.A30]=&quot;a&quot;;[.D$200];IF([.A30]=&quot;e&quot;;[.E$200];IF([.A30]=&quot;i&quot;;[.F$200];IF([.A30]=&quot;o&quot;;[.G$200];IF([.A30]=&quot;u&quot;;[.H$200];0)))))" office:value-type="float" office:value="882">
            <text:p>882</text:p>
          </table:table-cell>
          <table:table-cell table:style-name="ce1" table:formula="of:=[.J30]/[.J$200]" office:value-type="percentage" office:value="0.00116010654039657">
            <text:p>0,116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688">
            <text:p>688</text:p>
          </table:table-cell>
          <table:table-cell/>
          <table:table-cell table:formula="of:=IF([.A31]=&quot;à&quot;;[.B31];0)" office:value-type="float" office:value="0">
            <text:p>0</text:p>
          </table:table-cell>
          <table:table-cell table:style-name="ce2" table:formula="of:=IF(OR([.A31]=&quot;è&quot;;[.A31]=&quot;é&quot;);[.B31];0)" office:value-type="float" office:value="0">
            <text:p>0</text:p>
          </table:table-cell>
          <table:table-cell table:style-name="ce2" table:formula="of:=IF(OR([.A31]=&quot;í&quot;;[.A31]=&quot;ï&quot;);[.B31];0)" office:value-type="float" office:value="0">
            <text:p>0</text:p>
          </table:table-cell>
          <table:table-cell table:style-name="ce2" table:formula="of:=IF(OR([.A31]=&quot;ò&quot;;[.A31]=&quot;ó&quot;);[.B31];0)" office:value-type="float" office:value="0">
            <text:p>0</text:p>
          </table:table-cell>
          <table:table-cell table:style-name="ce2" table:formula="of:=IF(OR([.A31]=&quot;ú&quot;;[.A31]=&quot;ü&quot;);[.B31];0)" office:value-type="float" office:value="0">
            <text:p>0</text:p>
          </table:table-cell>
          <table:table-cell/>
          <table:table-cell table:formula="of:=[.B31]+IF([.A31]=&quot;a&quot;;[.D$200];IF([.A31]=&quot;e&quot;;[.E$200];IF([.A31]=&quot;i&quot;;[.F$200];IF([.A31]=&quot;o&quot;;[.G$200];IF([.A31]=&quot;u&quot;;[.H$200];0)))))" office:value-type="float" office:value="688">
            <text:p>688</text:p>
          </table:table-cell>
          <table:table-cell table:style-name="ce1" table:formula="of:=[.J31]/[.J$200]" office:value-type="percentage" office:value="0.000904935714050837">
            <text:p>0,090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/>
          <table:table-cell table:formula="of:=IF([.A32]=&quot;à&quot;;[.B32];0)" office:value-type="float" office:value="0">
            <text:p>0</text:p>
          </table:table-cell>
          <table:table-cell table:style-name="ce2" table:formula="of:=IF(OR([.A32]=&quot;è&quot;;[.A32]=&quot;é&quot;);[.B32];0)" office:value-type="float" office:value="0">
            <text:p>0</text:p>
          </table:table-cell>
          <table:table-cell table:style-name="ce2" table:formula="of:=IF(OR([.A32]=&quot;í&quot;;[.A32]=&quot;ï&quot;);[.B32];0)" office:value-type="float" office:value="0">
            <text:p>0</text:p>
          </table:table-cell>
          <table:table-cell table:style-name="ce2" table:formula="of:=IF(OR([.A32]=&quot;ò&quot;;[.A32]=&quot;ó&quot;);[.B32];0)" office:value-type="float" office:value="0">
            <text:p>0</text:p>
          </table:table-cell>
          <table:table-cell table:style-name="ce2" table:formula="of:=IF(OR([.A32]=&quot;ú&quot;;[.A32]=&quot;ü&quot;);[.B32];0)" office:value-type="float" office:value="0">
            <text:p>0</text:p>
          </table:table-cell>
          <table:table-cell/>
          <table:table-cell table:formula="of:=[.B32]+IF([.A32]=&quot;a&quot;;[.D$200];IF([.A32]=&quot;e&quot;;[.E$200];IF([.A32]=&quot;i&quot;;[.F$200];IF([.A32]=&quot;o&quot;;[.G$200];IF([.A32]=&quot;u&quot;;[.H$200];0)))))" office:value-type="float" office:value="554">
            <text:p>554</text:p>
          </table:table-cell>
          <table:table-cell table:style-name="ce1" table:formula="of:=[.J32]/[.J$200]" office:value-type="percentage" office:value="0.000728683699976982">
            <text:p>0,073%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366">
            <text:p>366</text:p>
          </table:table-cell>
          <table:table-cell/>
          <table:table-cell table:formula="of:=IF([.A33]=&quot;à&quot;;[.B33];0)" office:value-type="float" office:value="0">
            <text:p>0</text:p>
          </table:table-cell>
          <table:table-cell table:style-name="ce2" table:formula="of:=IF(OR([.A33]=&quot;è&quot;;[.A33]=&quot;é&quot;);[.B33];0)" office:value-type="float" office:value="0">
            <text:p>0</text:p>
          </table:table-cell>
          <table:table-cell table:style-name="ce2" table:formula="of:=IF(OR([.A33]=&quot;í&quot;;[.A33]=&quot;ï&quot;);[.B33];0)" office:value-type="float" office:value="0">
            <text:p>0</text:p>
          </table:table-cell>
          <table:table-cell table:style-name="ce2" table:formula="of:=IF(OR([.A33]=&quot;ò&quot;;[.A33]=&quot;ó&quot;);[.B33];0)" office:value-type="float" office:value="0">
            <text:p>0</text:p>
          </table:table-cell>
          <table:table-cell table:style-name="ce2" table:formula="of:=IF(OR([.A33]=&quot;ú&quot;;[.A33]=&quot;ü&quot;);[.B33];0)" office:value-type="float" office:value="0">
            <text:p>0</text:p>
          </table:table-cell>
          <table:table-cell/>
          <table:table-cell table:formula="of:=[.B33]+IF([.A33]=&quot;a&quot;;[.D$200];IF([.A33]=&quot;e&quot;;[.E$200];IF([.A33]=&quot;i&quot;;[.F$200];IF([.A33]=&quot;o&quot;;[.G$200];IF([.A33]=&quot;u&quot;;[.H$200];0)))))" office:value-type="float" office:value="366">
            <text:p>366</text:p>
          </table:table-cell>
          <table:table-cell table:style-name="ce1" table:formula="of:=[.J33]/[.J$200]" office:value-type="percentage" office:value="0.000481404754858439">
            <text:p>0,048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/>
          <table:table-cell table:formula="of:=IF([.A34]=&quot;à&quot;;[.B34];0)" office:value-type="float" office:value="0">
            <text:p>0</text:p>
          </table:table-cell>
          <table:table-cell table:style-name="ce2" table:formula="of:=IF(OR([.A34]=&quot;è&quot;;[.A34]=&quot;é&quot;);[.B34];0)" office:value-type="float" office:value="0">
            <text:p>0</text:p>
          </table:table-cell>
          <table:table-cell table:style-name="ce2" table:formula="of:=IF(OR([.A34]=&quot;í&quot;;[.A34]=&quot;ï&quot;);[.B34];0)" office:value-type="float" office:value="0">
            <text:p>0</text:p>
          </table:table-cell>
          <table:table-cell table:style-name="ce2" table:formula="of:=IF(OR([.A34]=&quot;ò&quot;;[.A34]=&quot;ó&quot;);[.B34];0)" office:value-type="float" office:value="0">
            <text:p>0</text:p>
          </table:table-cell>
          <table:table-cell table:style-name="ce2" table:formula="of:=IF(OR([.A34]=&quot;ú&quot;;[.A34]=&quot;ü&quot;);[.B34];0)" office:value-type="float" office:value="0">
            <text:p>0</text:p>
          </table:table-cell>
          <table:table-cell/>
          <table:table-cell table:formula="of:=[.B34]+IF([.A34]=&quot;a&quot;;[.D$200];IF([.A34]=&quot;e&quot;;[.E$200];IF([.A34]=&quot;i&quot;;[.F$200];IF([.A34]=&quot;o&quot;;[.G$200];IF([.A34]=&quot;u&quot;;[.H$200];0)))))" office:value-type="float" office:value="310">
            <text:p>310</text:p>
          </table:table-cell>
          <table:table-cell table:style-name="ce1" table:formula="of:=[.J34]/[.J$200]" office:value-type="percentage" office:value="0.000407747196738022">
            <text:p>0,041%</text:p>
          </table:table-cell>
        </table:table-row>
        <table:table-row table:style-name="ro1">
          <table:table-cell office:value-type="string">
            <text:p>"</text:p>
          </table:table-cell>
          <table:table-cell office:value-type="float" office:value="228">
            <text:p>228</text:p>
          </table:table-cell>
          <table:table-cell/>
          <table:table-cell table:formula="of:=IF([.A35]=&quot;à&quot;;[.B35];0)" office:value-type="float" office:value="0">
            <text:p>0</text:p>
          </table:table-cell>
          <table:table-cell table:style-name="ce2" table:formula="of:=IF(OR([.A35]=&quot;è&quot;;[.A35]=&quot;é&quot;);[.B35];0)" office:value-type="float" office:value="0">
            <text:p>0</text:p>
          </table:table-cell>
          <table:table-cell table:style-name="ce2" table:formula="of:=IF(OR([.A35]=&quot;í&quot;;[.A35]=&quot;ï&quot;);[.B35];0)" office:value-type="float" office:value="0">
            <text:p>0</text:p>
          </table:table-cell>
          <table:table-cell table:style-name="ce2" table:formula="of:=IF(OR([.A35]=&quot;ò&quot;;[.A35]=&quot;ó&quot;);[.B35];0)" office:value-type="float" office:value="0">
            <text:p>0</text:p>
          </table:table-cell>
          <table:table-cell table:style-name="ce2" table:formula="of:=IF(OR([.A35]=&quot;ú&quot;;[.A35]=&quot;ü&quot;);[.B35];0)" office:value-type="float" office:value="0">
            <text:p>0</text:p>
          </table:table-cell>
          <table:table-cell/>
          <table:table-cell table:formula="of:=[.B35]+IF([.A35]=&quot;a&quot;;[.D$200];IF([.A35]=&quot;e&quot;;[.E$200];IF([.A35]=&quot;i&quot;;[.F$200];IF([.A35]=&quot;o&quot;;[.G$200];IF([.A35]=&quot;u&quot;;[.H$200];0)))))" office:value-type="float" office:value="228">
            <text:p>228</text:p>
          </table:table-cell>
          <table:table-cell table:style-name="ce1" table:formula="of:=[.J35]/[.J$200]" office:value-type="percentage" office:value="0.000299891486633126">
            <text:p>0,030%</text:p>
          </table:table-cell>
        </table:table-row>
        <table:table-row table:style-name="ro1">
          <table:table-cell office:value-type="string">
            <text:p>’</text:p>
          </table:table-cell>
          <table:table-cell office:value-type="float" office:value="224">
            <text:p>224</text:p>
          </table:table-cell>
          <table:table-cell/>
          <table:table-cell table:formula="of:=IF([.A36]=&quot;à&quot;;[.B36];0)" office:value-type="float" office:value="0">
            <text:p>0</text:p>
          </table:table-cell>
          <table:table-cell table:style-name="ce2" table:formula="of:=IF(OR([.A36]=&quot;è&quot;;[.A36]=&quot;é&quot;);[.B36];0)" office:value-type="float" office:value="0">
            <text:p>0</text:p>
          </table:table-cell>
          <table:table-cell table:style-name="ce2" table:formula="of:=IF(OR([.A36]=&quot;í&quot;;[.A36]=&quot;ï&quot;);[.B36];0)" office:value-type="float" office:value="0">
            <text:p>0</text:p>
          </table:table-cell>
          <table:table-cell table:style-name="ce2" table:formula="of:=IF(OR([.A36]=&quot;ò&quot;;[.A36]=&quot;ó&quot;);[.B36];0)" office:value-type="float" office:value="0">
            <text:p>0</text:p>
          </table:table-cell>
          <table:table-cell table:style-name="ce2" table:formula="of:=IF(OR([.A36]=&quot;ú&quot;;[.A36]=&quot;ü&quot;);[.B36];0)" office:value-type="float" office:value="0">
            <text:p>0</text:p>
          </table:table-cell>
          <table:table-cell/>
          <table:table-cell table:formula="of:=[.B36]+IF([.A36]=&quot;a&quot;;[.D$200];IF([.A36]=&quot;e&quot;;[.E$200];IF([.A36]=&quot;i&quot;;[.F$200];IF([.A36]=&quot;o&quot;;[.G$200];IF([.A36]=&quot;u&quot;;[.H$200];0)))))" office:value-type="float" office:value="224">
            <text:p>224</text:p>
          </table:table-cell>
          <table:table-cell table:style-name="ce1" table:formula="of:=[.J36]/[.J$200]" office:value-type="percentage" office:value="0.000294630232481668">
            <text:p>0,029%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09">
            <text:p>209</text:p>
          </table:table-cell>
          <table:table-cell/>
          <table:table-cell table:formula="of:=IF([.A37]=&quot;à&quot;;[.B37];0)" office:value-type="float" office:value="0">
            <text:p>0</text:p>
          </table:table-cell>
          <table:table-cell table:style-name="ce2" table:formula="of:=IF(OR([.A37]=&quot;è&quot;;[.A37]=&quot;é&quot;);[.B37];0)" office:value-type="float" office:value="0">
            <text:p>0</text:p>
          </table:table-cell>
          <table:table-cell table:style-name="ce2" table:formula="of:=IF(OR([.A37]=&quot;í&quot;;[.A37]=&quot;ï&quot;);[.B37];0)" office:value-type="float" office:value="0">
            <text:p>0</text:p>
          </table:table-cell>
          <table:table-cell table:style-name="ce2" table:formula="of:=IF(OR([.A37]=&quot;ò&quot;;[.A37]=&quot;ó&quot;);[.B37];0)" office:value-type="float" office:value="0">
            <text:p>0</text:p>
          </table:table-cell>
          <table:table-cell table:style-name="ce2" table:formula="of:=IF(OR([.A37]=&quot;ú&quot;;[.A37]=&quot;ü&quot;);[.B37];0)" office:value-type="float" office:value="0">
            <text:p>0</text:p>
          </table:table-cell>
          <table:table-cell/>
          <table:table-cell table:formula="of:=[.B37]+IF([.A37]=&quot;a&quot;;[.D$200];IF([.A37]=&quot;e&quot;;[.E$200];IF([.A37]=&quot;i&quot;;[.F$200];IF([.A37]=&quot;o&quot;;[.G$200];IF([.A37]=&quot;u&quot;;[.H$200];0)))))" office:value-type="float" office:value="209">
            <text:p>209</text:p>
          </table:table-cell>
          <table:table-cell table:style-name="ce1" table:formula="of:=[.J37]/[.J$200]" office:value-type="percentage" office:value="0.000274900529413699">
            <text:p>0,027%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09">
            <text:p>209</text:p>
          </table:table-cell>
          <table:table-cell/>
          <table:table-cell table:formula="of:=IF([.A38]=&quot;à&quot;;[.B38];0)" office:value-type="float" office:value="0">
            <text:p>0</text:p>
          </table:table-cell>
          <table:table-cell table:style-name="ce2" table:formula="of:=IF(OR([.A38]=&quot;è&quot;;[.A38]=&quot;é&quot;);[.B38];0)" office:value-type="float" office:value="0">
            <text:p>0</text:p>
          </table:table-cell>
          <table:table-cell table:style-name="ce2" table:formula="of:=IF(OR([.A38]=&quot;í&quot;;[.A38]=&quot;ï&quot;);[.B38];0)" office:value-type="float" office:value="0">
            <text:p>0</text:p>
          </table:table-cell>
          <table:table-cell table:style-name="ce2" table:formula="of:=IF(OR([.A38]=&quot;ò&quot;;[.A38]=&quot;ó&quot;);[.B38];0)" office:value-type="float" office:value="0">
            <text:p>0</text:p>
          </table:table-cell>
          <table:table-cell table:style-name="ce2" table:formula="of:=IF(OR([.A38]=&quot;ú&quot;;[.A38]=&quot;ü&quot;);[.B38];0)" office:value-type="float" office:value="0">
            <text:p>0</text:p>
          </table:table-cell>
          <table:table-cell/>
          <table:table-cell table:formula="of:=[.B38]+IF([.A38]=&quot;a&quot;;[.D$200];IF([.A38]=&quot;e&quot;;[.E$200];IF([.A38]=&quot;i&quot;;[.F$200];IF([.A38]=&quot;o&quot;;[.G$200];IF([.A38]=&quot;u&quot;;[.H$200];0)))))" office:value-type="float" office:value="209">
            <text:p>209</text:p>
          </table:table-cell>
          <table:table-cell table:style-name="ce1" table:formula="of:=[.J38]/[.J$200]" office:value-type="percentage" office:value="0.000274900529413699">
            <text:p>0,027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/>
          <table:table-cell table:formula="of:=IF([.A39]=&quot;à&quot;;[.B39];0)" office:value-type="float" office:value="0">
            <text:p>0</text:p>
          </table:table-cell>
          <table:table-cell table:style-name="ce2" table:formula="of:=IF(OR([.A39]=&quot;è&quot;;[.A39]=&quot;é&quot;);[.B39];0)" office:value-type="float" office:value="0">
            <text:p>0</text:p>
          </table:table-cell>
          <table:table-cell table:style-name="ce2" table:formula="of:=IF(OR([.A39]=&quot;í&quot;;[.A39]=&quot;ï&quot;);[.B39];0)" office:value-type="float" office:value="0">
            <text:p>0</text:p>
          </table:table-cell>
          <table:table-cell table:style-name="ce2" table:formula="of:=IF(OR([.A39]=&quot;ò&quot;;[.A39]=&quot;ó&quot;);[.B39];0)" office:value-type="float" office:value="0">
            <text:p>0</text:p>
          </table:table-cell>
          <table:table-cell table:style-name="ce2" table:formula="of:=IF(OR([.A39]=&quot;ú&quot;;[.A39]=&quot;ü&quot;);[.B39];0)" office:value-type="float" office:value="0">
            <text:p>0</text:p>
          </table:table-cell>
          <table:table-cell/>
          <table:table-cell table:formula="of:=[.B39]+IF([.A39]=&quot;a&quot;;[.D$200];IF([.A39]=&quot;e&quot;;[.E$200];IF([.A39]=&quot;i&quot;;[.F$200];IF([.A39]=&quot;o&quot;;[.G$200];IF([.A39]=&quot;u&quot;;[.H$200];0)))))" office:value-type="float" office:value="167">
            <text:p>167</text:p>
          </table:table-cell>
          <table:table-cell table:style-name="ce1" table:formula="of:=[.J39]/[.J$200]" office:value-type="percentage" office:value="0.000219657360823386">
            <text:p>0,022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/>
          <table:table-cell table:formula="of:=IF([.A40]=&quot;à&quot;;[.B40];0)" office:value-type="float" office:value="0">
            <text:p>0</text:p>
          </table:table-cell>
          <table:table-cell table:style-name="ce2" table:formula="of:=IF(OR([.A40]=&quot;è&quot;;[.A40]=&quot;é&quot;);[.B40];0)" office:value-type="float" office:value="0">
            <text:p>0</text:p>
          </table:table-cell>
          <table:table-cell table:style-name="ce2" table:formula="of:=IF(OR([.A40]=&quot;í&quot;;[.A40]=&quot;ï&quot;);[.B40];0)" office:value-type="float" office:value="0">
            <text:p>0</text:p>
          </table:table-cell>
          <table:table-cell table:style-name="ce2" table:formula="of:=IF(OR([.A40]=&quot;ò&quot;;[.A40]=&quot;ó&quot;);[.B40];0)" office:value-type="float" office:value="0">
            <text:p>0</text:p>
          </table:table-cell>
          <table:table-cell table:style-name="ce2" table:formula="of:=IF(OR([.A40]=&quot;ú&quot;;[.A40]=&quot;ü&quot;);[.B40];0)" office:value-type="float" office:value="0">
            <text:p>0</text:p>
          </table:table-cell>
          <table:table-cell/>
          <table:table-cell table:formula="of:=[.B40]+IF([.A40]=&quot;a&quot;;[.D$200];IF([.A40]=&quot;e&quot;;[.E$200];IF([.A40]=&quot;i&quot;;[.F$200];IF([.A40]=&quot;o&quot;;[.G$200];IF([.A40]=&quot;u&quot;;[.H$200];0)))))" office:value-type="float" office:value="153">
            <text:p>153</text:p>
          </table:table-cell>
          <table:table-cell table:style-name="ce1" table:formula="of:=[.J40]/[.J$200]" office:value-type="percentage" office:value="0.000201242971293282">
            <text:p>0,02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/>
          <table:table-cell table:formula="of:=IF([.A41]=&quot;à&quot;;[.B41];0)" office:value-type="float" office:value="0">
            <text:p>0</text:p>
          </table:table-cell>
          <table:table-cell table:style-name="ce2" table:formula="of:=IF(OR([.A41]=&quot;è&quot;;[.A41]=&quot;é&quot;);[.B41];0)" office:value-type="float" office:value="0">
            <text:p>0</text:p>
          </table:table-cell>
          <table:table-cell table:style-name="ce2" table:formula="of:=IF(OR([.A41]=&quot;í&quot;;[.A41]=&quot;ï&quot;);[.B41];0)" office:value-type="float" office:value="0">
            <text:p>0</text:p>
          </table:table-cell>
          <table:table-cell table:style-name="ce2" table:formula="of:=IF(OR([.A41]=&quot;ò&quot;;[.A41]=&quot;ó&quot;);[.B41];0)" office:value-type="float" office:value="0">
            <text:p>0</text:p>
          </table:table-cell>
          <table:table-cell table:style-name="ce2" table:formula="of:=IF(OR([.A41]=&quot;ú&quot;;[.A41]=&quot;ü&quot;);[.B41];0)" office:value-type="float" office:value="0">
            <text:p>0</text:p>
          </table:table-cell>
          <table:table-cell/>
          <table:table-cell table:formula="of:=[.B41]+IF([.A41]=&quot;a&quot;;[.D$200];IF([.A41]=&quot;e&quot;;[.E$200];IF([.A41]=&quot;i&quot;;[.F$200];IF([.A41]=&quot;o&quot;;[.G$200];IF([.A41]=&quot;u&quot;;[.H$200];0)))))" office:value-type="float" office:value="138">
            <text:p>138</text:p>
          </table:table-cell>
          <table:table-cell table:style-name="ce1" table:formula="of:=[.J41]/[.J$200]" office:value-type="percentage" office:value="0.000181513268225313">
            <text:p>0,018%</text:p>
          </table:table-cell>
        </table:table-row>
        <table:table-row table:style-name="ro1">
          <table:table-cell office:value-type="string">
            <text:p>”</text:p>
          </table:table-cell>
          <table:table-cell office:value-type="float" office:value="120">
            <text:p>120</text:p>
          </table:table-cell>
          <table:table-cell/>
          <table:table-cell table:formula="of:=IF([.A42]=&quot;à&quot;;[.B42];0)" office:value-type="float" office:value="0">
            <text:p>0</text:p>
          </table:table-cell>
          <table:table-cell table:style-name="ce2" table:formula="of:=IF(OR([.A42]=&quot;è&quot;;[.A42]=&quot;é&quot;);[.B42];0)" office:value-type="float" office:value="0">
            <text:p>0</text:p>
          </table:table-cell>
          <table:table-cell table:style-name="ce2" table:formula="of:=IF(OR([.A42]=&quot;í&quot;;[.A42]=&quot;ï&quot;);[.B42];0)" office:value-type="float" office:value="0">
            <text:p>0</text:p>
          </table:table-cell>
          <table:table-cell table:style-name="ce2" table:formula="of:=IF(OR([.A42]=&quot;ò&quot;;[.A42]=&quot;ó&quot;);[.B42];0)" office:value-type="float" office:value="0">
            <text:p>0</text:p>
          </table:table-cell>
          <table:table-cell table:style-name="ce2" table:formula="of:=IF(OR([.A42]=&quot;ú&quot;;[.A42]=&quot;ü&quot;);[.B42];0)" office:value-type="float" office:value="0">
            <text:p>0</text:p>
          </table:table-cell>
          <table:table-cell/>
          <table:table-cell table:formula="of:=[.B42]+IF([.A42]=&quot;a&quot;;[.D$200];IF([.A42]=&quot;e&quot;;[.E$200];IF([.A42]=&quot;i&quot;;[.F$200];IF([.A42]=&quot;o&quot;;[.G$200];IF([.A42]=&quot;u&quot;;[.H$200];0)))))" office:value-type="float" office:value="120">
            <text:p>120</text:p>
          </table:table-cell>
          <table:table-cell table:style-name="ce1" table:formula="of:=[.J42]/[.J$200]" office:value-type="percentage" office:value="0.000157837624543751">
            <text:p>0,016%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float" office:value="119">
            <text:p>119</text:p>
          </table:table-cell>
          <table:table-cell/>
          <table:table-cell table:formula="of:=IF([.A43]=&quot;à&quot;;[.B43];0)" office:value-type="float" office:value="0">
            <text:p>0</text:p>
          </table:table-cell>
          <table:table-cell table:style-name="ce2" table:formula="of:=IF(OR([.A43]=&quot;è&quot;;[.A43]=&quot;é&quot;);[.B43];0)" office:value-type="float" office:value="0">
            <text:p>0</text:p>
          </table:table-cell>
          <table:table-cell table:style-name="ce2" table:formula="of:=IF(OR([.A43]=&quot;í&quot;;[.A43]=&quot;ï&quot;);[.B43];0)" office:value-type="float" office:value="0">
            <text:p>0</text:p>
          </table:table-cell>
          <table:table-cell table:style-name="ce2" table:formula="of:=IF(OR([.A43]=&quot;ò&quot;;[.A43]=&quot;ó&quot;);[.B43];0)" office:value-type="float" office:value="0">
            <text:p>0</text:p>
          </table:table-cell>
          <table:table-cell table:style-name="ce2" table:formula="of:=IF(OR([.A43]=&quot;ú&quot;;[.A43]=&quot;ü&quot;);[.B43];0)" office:value-type="float" office:value="0">
            <text:p>0</text:p>
          </table:table-cell>
          <table:table-cell/>
          <table:table-cell table:formula="of:=[.B43]+IF([.A43]=&quot;a&quot;;[.D$200];IF([.A43]=&quot;e&quot;;[.E$200];IF([.A43]=&quot;i&quot;;[.F$200];IF([.A43]=&quot;o&quot;;[.G$200];IF([.A43]=&quot;u&quot;;[.H$200];0)))))" office:value-type="float" office:value="119">
            <text:p>119</text:p>
          </table:table-cell>
          <table:table-cell table:style-name="ce1" table:formula="of:=[.J43]/[.J$200]" office:value-type="percentage" office:value="0.000156522311005886">
            <text:p>0,016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/>
          <table:table-cell table:formula="of:=IF([.A44]=&quot;à&quot;;[.B44];0)" office:value-type="float" office:value="0">
            <text:p>0</text:p>
          </table:table-cell>
          <table:table-cell table:style-name="ce2" table:formula="of:=IF(OR([.A44]=&quot;è&quot;;[.A44]=&quot;é&quot;);[.B44];0)" office:value-type="float" office:value="0">
            <text:p>0</text:p>
          </table:table-cell>
          <table:table-cell table:style-name="ce2" table:formula="of:=IF(OR([.A44]=&quot;í&quot;;[.A44]=&quot;ï&quot;);[.B44];0)" office:value-type="float" office:value="0">
            <text:p>0</text:p>
          </table:table-cell>
          <table:table-cell table:style-name="ce2" table:formula="of:=IF(OR([.A44]=&quot;ò&quot;;[.A44]=&quot;ó&quot;);[.B44];0)" office:value-type="float" office:value="0">
            <text:p>0</text:p>
          </table:table-cell>
          <table:table-cell table:style-name="ce2" table:formula="of:=IF(OR([.A44]=&quot;ú&quot;;[.A44]=&quot;ü&quot;);[.B44];0)" office:value-type="float" office:value="0">
            <text:p>0</text:p>
          </table:table-cell>
          <table:table-cell/>
          <table:table-cell table:formula="of:=[.B44]+IF([.A44]=&quot;a&quot;;[.D$200];IF([.A44]=&quot;e&quot;;[.E$200];IF([.A44]=&quot;i&quot;;[.F$200];IF([.A44]=&quot;o&quot;;[.G$200];IF([.A44]=&quot;u&quot;;[.H$200];0)))))" office:value-type="float" office:value="99">
            <text:p>99</text:p>
          </table:table-cell>
          <table:table-cell table:style-name="ce1" table:formula="of:=[.J44]/[.J$200]" office:value-type="percentage" office:value="0.000130216040248594">
            <text:p>0,013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/>
          <table:table-cell table:formula="of:=IF([.A45]=&quot;à&quot;;[.B45];0)" office:value-type="float" office:value="0">
            <text:p>0</text:p>
          </table:table-cell>
          <table:table-cell table:style-name="ce2" table:formula="of:=IF(OR([.A45]=&quot;è&quot;;[.A45]=&quot;é&quot;);[.B45];0)" office:value-type="float" office:value="0">
            <text:p>0</text:p>
          </table:table-cell>
          <table:table-cell table:style-name="ce2" table:formula="of:=IF(OR([.A45]=&quot;í&quot;;[.A45]=&quot;ï&quot;);[.B45];0)" office:value-type="float" office:value="0">
            <text:p>0</text:p>
          </table:table-cell>
          <table:table-cell table:style-name="ce2" table:formula="of:=IF(OR([.A45]=&quot;ò&quot;;[.A45]=&quot;ó&quot;);[.B45];0)" office:value-type="float" office:value="0">
            <text:p>0</text:p>
          </table:table-cell>
          <table:table-cell table:style-name="ce2" table:formula="of:=IF(OR([.A45]=&quot;ú&quot;;[.A45]=&quot;ü&quot;);[.B45];0)" office:value-type="float" office:value="0">
            <text:p>0</text:p>
          </table:table-cell>
          <table:table-cell/>
          <table:table-cell table:formula="of:=[.B45]+IF([.A45]=&quot;a&quot;;[.D$200];IF([.A45]=&quot;e&quot;;[.E$200];IF([.A45]=&quot;i&quot;;[.F$200];IF([.A45]=&quot;o&quot;;[.G$200];IF([.A45]=&quot;u&quot;;[.H$200];0)))))" office:value-type="float" office:value="85">
            <text:p>85</text:p>
          </table:table-cell>
          <table:table-cell table:style-name="ce1" table:formula="of:=[.J45]/[.J$200]" office:value-type="percentage" office:value="0.00011180165071849">
            <text:p>0,01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/>
          <table:table-cell table:formula="of:=IF([.A46]=&quot;à&quot;;[.B46];0)" office:value-type="float" office:value="0">
            <text:p>0</text:p>
          </table:table-cell>
          <table:table-cell table:style-name="ce2" table:formula="of:=IF(OR([.A46]=&quot;è&quot;;[.A46]=&quot;é&quot;);[.B46];0)" office:value-type="float" office:value="0">
            <text:p>0</text:p>
          </table:table-cell>
          <table:table-cell table:style-name="ce2" table:formula="of:=IF(OR([.A46]=&quot;í&quot;;[.A46]=&quot;ï&quot;);[.B46];0)" office:value-type="float" office:value="0">
            <text:p>0</text:p>
          </table:table-cell>
          <table:table-cell table:style-name="ce2" table:formula="of:=IF(OR([.A46]=&quot;ò&quot;;[.A46]=&quot;ó&quot;);[.B46];0)" office:value-type="float" office:value="0">
            <text:p>0</text:p>
          </table:table-cell>
          <table:table-cell table:style-name="ce2" table:formula="of:=IF(OR([.A46]=&quot;ú&quot;;[.A46]=&quot;ü&quot;);[.B46];0)" office:value-type="float" office:value="0">
            <text:p>0</text:p>
          </table:table-cell>
          <table:table-cell/>
          <table:table-cell table:formula="of:=[.B46]+IF([.A46]=&quot;a&quot;;[.D$200];IF([.A46]=&quot;e&quot;;[.E$200];IF([.A46]=&quot;i&quot;;[.F$200];IF([.A46]=&quot;o&quot;;[.G$200];IF([.A46]=&quot;u&quot;;[.H$200];0)))))" office:value-type="float" office:value="84">
            <text:p>84</text:p>
          </table:table-cell>
          <table:table-cell table:style-name="ce1" table:formula="of:=[.J46]/[.J$200]" office:value-type="percentage" office:value="0.000110486337180625">
            <text:p>0,011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/>
          <table:table-cell table:formula="of:=IF([.A47]=&quot;à&quot;;[.B47];0)" office:value-type="float" office:value="0">
            <text:p>0</text:p>
          </table:table-cell>
          <table:table-cell table:style-name="ce2" table:formula="of:=IF(OR([.A47]=&quot;è&quot;;[.A47]=&quot;é&quot;);[.B47];0)" office:value-type="float" office:value="0">
            <text:p>0</text:p>
          </table:table-cell>
          <table:table-cell table:style-name="ce2" table:formula="of:=IF(OR([.A47]=&quot;í&quot;;[.A47]=&quot;ï&quot;);[.B47];0)" office:value-type="float" office:value="0">
            <text:p>0</text:p>
          </table:table-cell>
          <table:table-cell table:style-name="ce2" table:formula="of:=IF(OR([.A47]=&quot;ò&quot;;[.A47]=&quot;ó&quot;);[.B47];0)" office:value-type="float" office:value="0">
            <text:p>0</text:p>
          </table:table-cell>
          <table:table-cell table:style-name="ce2" table:formula="of:=IF(OR([.A47]=&quot;ú&quot;;[.A47]=&quot;ü&quot;);[.B47];0)" office:value-type="float" office:value="0">
            <text:p>0</text:p>
          </table:table-cell>
          <table:table-cell/>
          <table:table-cell table:formula="of:=[.B47]+IF([.A47]=&quot;a&quot;;[.D$200];IF([.A47]=&quot;e&quot;;[.E$200];IF([.A47]=&quot;i&quot;;[.F$200];IF([.A47]=&quot;o&quot;;[.G$200];IF([.A47]=&quot;u&quot;;[.H$200];0)))))" office:value-type="float" office:value="83">
            <text:p>83</text:p>
          </table:table-cell>
          <table:table-cell table:style-name="ce1" table:formula="of:=[.J47]/[.J$200]" office:value-type="percentage" office:value="0.000109171023642761">
            <text:p>0,011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/>
          <table:table-cell table:formula="of:=IF([.A48]=&quot;à&quot;;[.B48];0)" office:value-type="float" office:value="0">
            <text:p>0</text:p>
          </table:table-cell>
          <table:table-cell table:style-name="ce2" table:formula="of:=IF(OR([.A48]=&quot;è&quot;;[.A48]=&quot;é&quot;);[.B48];0)" office:value-type="float" office:value="0">
            <text:p>0</text:p>
          </table:table-cell>
          <table:table-cell table:style-name="ce2" table:formula="of:=IF(OR([.A48]=&quot;í&quot;;[.A48]=&quot;ï&quot;);[.B48];0)" office:value-type="float" office:value="0">
            <text:p>0</text:p>
          </table:table-cell>
          <table:table-cell table:style-name="ce2" table:formula="of:=IF(OR([.A48]=&quot;ò&quot;;[.A48]=&quot;ó&quot;);[.B48];0)" office:value-type="float" office:value="0">
            <text:p>0</text:p>
          </table:table-cell>
          <table:table-cell table:style-name="ce2" table:formula="of:=IF(OR([.A48]=&quot;ú&quot;;[.A48]=&quot;ü&quot;);[.B48];0)" office:value-type="float" office:value="0">
            <text:p>0</text:p>
          </table:table-cell>
          <table:table-cell/>
          <table:table-cell table:formula="of:=[.B48]+IF([.A48]=&quot;a&quot;;[.D$200];IF([.A48]=&quot;e&quot;;[.E$200];IF([.A48]=&quot;i&quot;;[.F$200];IF([.A48]=&quot;o&quot;;[.G$200];IF([.A48]=&quot;u&quot;;[.H$200];0)))))" office:value-type="float" office:value="81">
            <text:p>81</text:p>
          </table:table-cell>
          <table:table-cell table:style-name="ce1" table:formula="of:=[.J48]/[.J$200]" office:value-type="percentage" office:value="0.000106540396567032">
            <text:p>0,011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69">
            <text:p>69</text:p>
          </table:table-cell>
          <table:table-cell/>
          <table:table-cell table:formula="of:=IF([.A49]=&quot;à&quot;;[.B49];0)" office:value-type="float" office:value="0">
            <text:p>0</text:p>
          </table:table-cell>
          <table:table-cell table:style-name="ce2" table:formula="of:=IF(OR([.A49]=&quot;è&quot;;[.A49]=&quot;é&quot;);[.B49];0)" office:value-type="float" office:value="0">
            <text:p>0</text:p>
          </table:table-cell>
          <table:table-cell table:style-name="ce2" table:formula="of:=IF(OR([.A49]=&quot;í&quot;;[.A49]=&quot;ï&quot;);[.B49];0)" office:value-type="float" office:value="0">
            <text:p>0</text:p>
          </table:table-cell>
          <table:table-cell table:style-name="ce2" table:formula="of:=IF(OR([.A49]=&quot;ò&quot;;[.A49]=&quot;ó&quot;);[.B49];0)" office:value-type="float" office:value="0">
            <text:p>0</text:p>
          </table:table-cell>
          <table:table-cell table:style-name="ce2" table:formula="of:=IF(OR([.A49]=&quot;ú&quot;;[.A49]=&quot;ü&quot;);[.B49];0)" office:value-type="float" office:value="0">
            <text:p>0</text:p>
          </table:table-cell>
          <table:table-cell/>
          <table:table-cell table:formula="of:=[.B49]+IF([.A49]=&quot;a&quot;;[.D$200];IF([.A49]=&quot;e&quot;;[.E$200];IF([.A49]=&quot;i&quot;;[.F$200];IF([.A49]=&quot;o&quot;;[.G$200];IF([.A49]=&quot;u&quot;;[.H$200];0)))))" office:value-type="float" office:value="69">
            <text:p>69</text:p>
          </table:table-cell>
          <table:table-cell table:style-name="ce1" table:formula="of:=[.J49]/[.J$200]" office:value-type="percentage" office:value="0.0000907566341126566">
            <text:p>0,009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47">
            <text:p>47</text:p>
          </table:table-cell>
          <table:table-cell/>
          <table:table-cell table:formula="of:=IF([.A50]=&quot;à&quot;;[.B50];0)" office:value-type="float" office:value="0">
            <text:p>0</text:p>
          </table:table-cell>
          <table:table-cell table:style-name="ce2" table:formula="of:=IF(OR([.A50]=&quot;è&quot;;[.A50]=&quot;é&quot;);[.B50];0)" office:value-type="float" office:value="0">
            <text:p>0</text:p>
          </table:table-cell>
          <table:table-cell table:style-name="ce2" table:formula="of:=IF(OR([.A50]=&quot;í&quot;;[.A50]=&quot;ï&quot;);[.B50];0)" office:value-type="float" office:value="0">
            <text:p>0</text:p>
          </table:table-cell>
          <table:table-cell table:style-name="ce2" table:formula="of:=IF(OR([.A50]=&quot;ò&quot;;[.A50]=&quot;ó&quot;);[.B50];0)" office:value-type="float" office:value="0">
            <text:p>0</text:p>
          </table:table-cell>
          <table:table-cell table:style-name="ce2" table:formula="of:=IF(OR([.A50]=&quot;ú&quot;;[.A50]=&quot;ü&quot;);[.B50];0)" office:value-type="float" office:value="0">
            <text:p>0</text:p>
          </table:table-cell>
          <table:table-cell/>
          <table:table-cell table:formula="of:=[.B50]+IF([.A50]=&quot;a&quot;;[.D$200];IF([.A50]=&quot;e&quot;;[.E$200];IF([.A50]=&quot;i&quot;;[.F$200];IF([.A50]=&quot;o&quot;;[.G$200];IF([.A50]=&quot;u&quot;;[.H$200];0)))))" office:value-type="float" office:value="47">
            <text:p>47</text:p>
          </table:table-cell>
          <table:table-cell table:style-name="ce1" table:formula="of:=[.J50]/[.J$200]" office:value-type="percentage" office:value="0.0000618197362796357">
            <text:p>0,006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6">
            <text:p>46</text:p>
          </table:table-cell>
          <table:table-cell/>
          <table:table-cell table:formula="of:=IF([.A51]=&quot;à&quot;;[.B51];0)" office:value-type="float" office:value="0">
            <text:p>0</text:p>
          </table:table-cell>
          <table:table-cell table:style-name="ce2" table:formula="of:=IF(OR([.A51]=&quot;è&quot;;[.A51]=&quot;é&quot;);[.B51];0)" office:value-type="float" office:value="0">
            <text:p>0</text:p>
          </table:table-cell>
          <table:table-cell table:style-name="ce2" table:formula="of:=IF(OR([.A51]=&quot;í&quot;;[.A51]=&quot;ï&quot;);[.B51];0)" office:value-type="float" office:value="0">
            <text:p>0</text:p>
          </table:table-cell>
          <table:table-cell table:style-name="ce2" table:formula="of:=IF(OR([.A51]=&quot;ò&quot;;[.A51]=&quot;ó&quot;);[.B51];0)" office:value-type="float" office:value="0">
            <text:p>0</text:p>
          </table:table-cell>
          <table:table-cell table:style-name="ce2" table:formula="of:=IF(OR([.A51]=&quot;ú&quot;;[.A51]=&quot;ü&quot;);[.B51];0)" office:value-type="float" office:value="0">
            <text:p>0</text:p>
          </table:table-cell>
          <table:table-cell/>
          <table:table-cell table:formula="of:=[.B51]+IF([.A51]=&quot;a&quot;;[.D$200];IF([.A51]=&quot;e&quot;;[.E$200];IF([.A51]=&quot;i&quot;;[.F$200];IF([.A51]=&quot;o&quot;;[.G$200];IF([.A51]=&quot;u&quot;;[.H$200];0)))))" office:value-type="float" office:value="46">
            <text:p>46</text:p>
          </table:table-cell>
          <table:table-cell table:style-name="ce1" table:formula="of:=[.J51]/[.J$200]" office:value-type="percentage" office:value="0.0000605044227417711">
            <text:p>0,006%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37">
            <text:p>37</text:p>
          </table:table-cell>
          <table:table-cell/>
          <table:table-cell table:formula="of:=IF([.A52]=&quot;à&quot;;[.B52];0)" office:value-type="float" office:value="0">
            <text:p>0</text:p>
          </table:table-cell>
          <table:table-cell table:style-name="ce2" table:formula="of:=IF(OR([.A52]=&quot;è&quot;;[.A52]=&quot;é&quot;);[.B52];0)" office:value-type="float" office:value="0">
            <text:p>0</text:p>
          </table:table-cell>
          <table:table-cell table:style-name="ce2" table:formula="of:=IF(OR([.A52]=&quot;í&quot;;[.A52]=&quot;ï&quot;);[.B52];0)" office:value-type="float" office:value="0">
            <text:p>0</text:p>
          </table:table-cell>
          <table:table-cell table:style-name="ce2" table:formula="of:=IF(OR([.A52]=&quot;ò&quot;;[.A52]=&quot;ó&quot;);[.B52];0)" office:value-type="float" office:value="0">
            <text:p>0</text:p>
          </table:table-cell>
          <table:table-cell table:style-name="ce2" table:formula="of:=IF(OR([.A52]=&quot;ú&quot;;[.A52]=&quot;ü&quot;);[.B52];0)" office:value-type="float" office:value="0">
            <text:p>0</text:p>
          </table:table-cell>
          <table:table-cell/>
          <table:table-cell table:formula="of:=[.B52]+IF([.A52]=&quot;a&quot;;[.D$200];IF([.A52]=&quot;e&quot;;[.E$200];IF([.A52]=&quot;i&quot;;[.F$200];IF([.A52]=&quot;o&quot;;[.G$200];IF([.A52]=&quot;u&quot;;[.H$200];0)))))" office:value-type="float" office:value="37">
            <text:p>37</text:p>
          </table:table-cell>
          <table:table-cell table:style-name="ce1" table:formula="of:=[.J52]/[.J$200]" office:value-type="percentage" office:value="0.0000486666009009898">
            <text:p>0,005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34">
            <text:p>34</text:p>
          </table:table-cell>
          <table:table-cell/>
          <table:table-cell table:formula="of:=IF([.A53]=&quot;à&quot;;[.B53];0)" office:value-type="float" office:value="0">
            <text:p>0</text:p>
          </table:table-cell>
          <table:table-cell table:style-name="ce2" table:formula="of:=IF(OR([.A53]=&quot;è&quot;;[.A53]=&quot;é&quot;);[.B53];0)" office:value-type="float" office:value="0">
            <text:p>0</text:p>
          </table:table-cell>
          <table:table-cell table:style-name="ce2" table:formula="of:=IF(OR([.A53]=&quot;í&quot;;[.A53]=&quot;ï&quot;);[.B53];0)" office:value-type="float" office:value="0">
            <text:p>0</text:p>
          </table:table-cell>
          <table:table-cell table:style-name="ce2" table:formula="of:=IF(OR([.A53]=&quot;ò&quot;;[.A53]=&quot;ó&quot;);[.B53];0)" office:value-type="float" office:value="0">
            <text:p>0</text:p>
          </table:table-cell>
          <table:table-cell table:style-name="ce2" table:formula="of:=IF(OR([.A53]=&quot;ú&quot;;[.A53]=&quot;ü&quot;);[.B53];0)" office:value-type="float" office:value="0">
            <text:p>0</text:p>
          </table:table-cell>
          <table:table-cell/>
          <table:table-cell table:formula="of:=[.B53]+IF([.A53]=&quot;a&quot;;[.D$200];IF([.A53]=&quot;e&quot;;[.E$200];IF([.A53]=&quot;i&quot;;[.F$200];IF([.A53]=&quot;o&quot;;[.G$200];IF([.A53]=&quot;u&quot;;[.H$200];0)))))" office:value-type="float" office:value="34">
            <text:p>34</text:p>
          </table:table-cell>
          <table:table-cell table:style-name="ce1" table:formula="of:=[.J53]/[.J$200]" office:value-type="percentage" office:value="0.000044720660287396">
            <text:p>0,004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table:formula="of:=IF([.A54]=&quot;à&quot;;[.B54];0)" office:value-type="float" office:value="0">
            <text:p>0</text:p>
          </table:table-cell>
          <table:table-cell table:style-name="ce2" table:formula="of:=IF(OR([.A54]=&quot;è&quot;;[.A54]=&quot;é&quot;);[.B54];0)" office:value-type="float" office:value="0">
            <text:p>0</text:p>
          </table:table-cell>
          <table:table-cell table:style-name="ce2" table:formula="of:=IF(OR([.A54]=&quot;í&quot;;[.A54]=&quot;ï&quot;);[.B54];0)" office:value-type="float" office:value="0">
            <text:p>0</text:p>
          </table:table-cell>
          <table:table-cell table:style-name="ce2" table:formula="of:=IF(OR([.A54]=&quot;ò&quot;;[.A54]=&quot;ó&quot;);[.B54];0)" office:value-type="float" office:value="0">
            <text:p>0</text:p>
          </table:table-cell>
          <table:table-cell table:style-name="ce2" table:formula="of:=IF(OR([.A54]=&quot;ú&quot;;[.A54]=&quot;ü&quot;);[.B54];0)" office:value-type="float" office:value="0">
            <text:p>0</text:p>
          </table:table-cell>
          <table:table-cell/>
          <table:table-cell table:formula="of:=[.B54]+IF([.A54]=&quot;a&quot;;[.D$200];IF([.A54]=&quot;e&quot;;[.E$200];IF([.A54]=&quot;i&quot;;[.F$200];IF([.A54]=&quot;o&quot;;[.G$200];IF([.A54]=&quot;u&quot;;[.H$200];0)))))" office:value-type="float" office:value="30">
            <text:p>30</text:p>
          </table:table-cell>
          <table:table-cell table:style-name="ce1" table:formula="of:=[.J54]/[.J$200]" office:value-type="percentage" office:value="0.0000394594061359377">
            <text:p>0,004%</text:p>
          </table:table-cell>
        </table:table-row>
        <table:table-row table:style-name="ro1">
          <table:table-cell office:value-type="string">
            <text:p>—</text:p>
          </table:table-cell>
          <table:table-cell office:value-type="float" office:value="30">
            <text:p>30</text:p>
          </table:table-cell>
          <table:table-cell/>
          <table:table-cell table:formula="of:=IF([.A55]=&quot;à&quot;;[.B55];0)" office:value-type="float" office:value="0">
            <text:p>0</text:p>
          </table:table-cell>
          <table:table-cell table:style-name="ce2" table:formula="of:=IF(OR([.A55]=&quot;è&quot;;[.A55]=&quot;é&quot;);[.B55];0)" office:value-type="float" office:value="0">
            <text:p>0</text:p>
          </table:table-cell>
          <table:table-cell table:style-name="ce2" table:formula="of:=IF(OR([.A55]=&quot;í&quot;;[.A55]=&quot;ï&quot;);[.B55];0)" office:value-type="float" office:value="0">
            <text:p>0</text:p>
          </table:table-cell>
          <table:table-cell table:style-name="ce2" table:formula="of:=IF(OR([.A55]=&quot;ò&quot;;[.A55]=&quot;ó&quot;);[.B55];0)" office:value-type="float" office:value="0">
            <text:p>0</text:p>
          </table:table-cell>
          <table:table-cell table:style-name="ce2" table:formula="of:=IF(OR([.A55]=&quot;ú&quot;;[.A55]=&quot;ü&quot;);[.B55];0)" office:value-type="float" office:value="0">
            <text:p>0</text:p>
          </table:table-cell>
          <table:table-cell/>
          <table:table-cell table:formula="of:=[.B55]+IF([.A55]=&quot;a&quot;;[.D$200];IF([.A55]=&quot;e&quot;;[.E$200];IF([.A55]=&quot;i&quot;;[.F$200];IF([.A55]=&quot;o&quot;;[.G$200];IF([.A55]=&quot;u&quot;;[.H$200];0)))))" office:value-type="float" office:value="30">
            <text:p>30</text:p>
          </table:table-cell>
          <table:table-cell table:style-name="ce1" table:formula="of:=[.J55]/[.J$200]" office:value-type="percentage" office:value="0.0000394594061359377">
            <text:p>0,004%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20">
            <text:p>20</text:p>
          </table:table-cell>
          <table:table-cell/>
          <table:table-cell table:formula="of:=IF([.A56]=&quot;à&quot;;[.B56];0)" office:value-type="float" office:value="0">
            <text:p>0</text:p>
          </table:table-cell>
          <table:table-cell table:style-name="ce2" table:formula="of:=IF(OR([.A56]=&quot;è&quot;;[.A56]=&quot;é&quot;);[.B56];0)" office:value-type="float" office:value="0">
            <text:p>0</text:p>
          </table:table-cell>
          <table:table-cell table:style-name="ce2" table:formula="of:=IF(OR([.A56]=&quot;í&quot;;[.A56]=&quot;ï&quot;);[.B56];0)" office:value-type="float" office:value="0">
            <text:p>0</text:p>
          </table:table-cell>
          <table:table-cell table:style-name="ce2" table:formula="of:=IF(OR([.A56]=&quot;ò&quot;;[.A56]=&quot;ó&quot;);[.B56];0)" office:value-type="float" office:value="0">
            <text:p>0</text:p>
          </table:table-cell>
          <table:table-cell table:style-name="ce2" table:formula="of:=IF(OR([.A56]=&quot;ú&quot;;[.A56]=&quot;ü&quot;);[.B56];0)" office:value-type="float" office:value="0">
            <text:p>0</text:p>
          </table:table-cell>
          <table:table-cell/>
          <table:table-cell table:formula="of:=[.B56]+IF([.A56]=&quot;a&quot;;[.D$200];IF([.A56]=&quot;e&quot;;[.E$200];IF([.A56]=&quot;i&quot;;[.F$200];IF([.A56]=&quot;o&quot;;[.G$200];IF([.A56]=&quot;u&quot;;[.H$200];0)))))" office:value-type="float" office:value="20">
            <text:p>20</text:p>
          </table:table-cell>
          <table:table-cell table:style-name="ce1" table:formula="of:=[.J56]/[.J$200]" office:value-type="percentage" office:value="0.0000263062707572918">
            <text:p>0,003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12">
            <text:p>12</text:p>
          </table:table-cell>
          <table:table-cell/>
          <table:table-cell table:formula="of:=IF([.A57]=&quot;à&quot;;[.B57];0)" office:value-type="float" office:value="0">
            <text:p>0</text:p>
          </table:table-cell>
          <table:table-cell table:style-name="ce2" table:formula="of:=IF(OR([.A57]=&quot;è&quot;;[.A57]=&quot;é&quot;);[.B57];0)" office:value-type="float" office:value="0">
            <text:p>0</text:p>
          </table:table-cell>
          <table:table-cell table:style-name="ce2" table:formula="of:=IF(OR([.A57]=&quot;í&quot;;[.A57]=&quot;ï&quot;);[.B57];0)" office:value-type="float" office:value="0">
            <text:p>0</text:p>
          </table:table-cell>
          <table:table-cell table:style-name="ce2" table:formula="of:=IF(OR([.A57]=&quot;ò&quot;;[.A57]=&quot;ó&quot;);[.B57];0)" office:value-type="float" office:value="0">
            <text:p>0</text:p>
          </table:table-cell>
          <table:table-cell table:style-name="ce2" table:formula="of:=IF(OR([.A57]=&quot;ú&quot;;[.A57]=&quot;ü&quot;);[.B57];0)" office:value-type="float" office:value="0">
            <text:p>0</text:p>
          </table:table-cell>
          <table:table-cell/>
          <table:table-cell table:formula="of:=[.B57]+IF([.A57]=&quot;a&quot;;[.D$200];IF([.A57]=&quot;e&quot;;[.E$200];IF([.A57]=&quot;i&quot;;[.F$200];IF([.A57]=&quot;o&quot;;[.G$200];IF([.A57]=&quot;u&quot;;[.H$200];0)))))" office:value-type="float" office:value="12">
            <text:p>12</text:p>
          </table:table-cell>
          <table:table-cell table:style-name="ce1" table:formula="of:=[.J57]/[.J$200]" office:value-type="percentage" office:value="0.0000157837624543751">
            <text:p>0,002%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1">
            <text:p>11</text:p>
          </table:table-cell>
          <table:table-cell/>
          <table:table-cell table:formula="of:=IF([.A58]=&quot;à&quot;;[.B58];0)" office:value-type="float" office:value="0">
            <text:p>0</text:p>
          </table:table-cell>
          <table:table-cell table:style-name="ce2" table:formula="of:=IF(OR([.A58]=&quot;è&quot;;[.A58]=&quot;é&quot;);[.B58];0)" office:value-type="float" office:value="0">
            <text:p>0</text:p>
          </table:table-cell>
          <table:table-cell table:style-name="ce2" table:formula="of:=IF(OR([.A58]=&quot;í&quot;;[.A58]=&quot;ï&quot;);[.B58];0)" office:value-type="float" office:value="0">
            <text:p>0</text:p>
          </table:table-cell>
          <table:table-cell table:style-name="ce2" table:formula="of:=IF(OR([.A58]=&quot;ò&quot;;[.A58]=&quot;ó&quot;);[.B58];0)" office:value-type="float" office:value="0">
            <text:p>0</text:p>
          </table:table-cell>
          <table:table-cell table:style-name="ce2" table:formula="of:=IF(OR([.A58]=&quot;ú&quot;;[.A58]=&quot;ü&quot;);[.B58];0)" office:value-type="float" office:value="0">
            <text:p>0</text:p>
          </table:table-cell>
          <table:table-cell/>
          <table:table-cell table:formula="of:=[.B58]+IF([.A58]=&quot;a&quot;;[.D$200];IF([.A58]=&quot;e&quot;;[.E$200];IF([.A58]=&quot;i&quot;;[.F$200];IF([.A58]=&quot;o&quot;;[.G$200];IF([.A58]=&quot;u&quot;;[.H$200];0)))))" office:value-type="float" office:value="11">
            <text:p>11</text:p>
          </table:table-cell>
          <table:table-cell table:style-name="ce1" table:formula="of:=[.J58]/[.J$200]" office:value-type="percentage" office:value="0.0000144684489165105">
            <text:p>0,001%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float" office:value="7">
            <text:p>7</text:p>
          </table:table-cell>
          <table:table-cell/>
          <table:table-cell table:formula="of:=IF([.A59]=&quot;à&quot;;[.B59];0)" office:value-type="float" office:value="0">
            <text:p>0</text:p>
          </table:table-cell>
          <table:table-cell table:style-name="ce2" table:formula="of:=IF(OR([.A59]=&quot;è&quot;;[.A59]=&quot;é&quot;);[.B59];0)" office:value-type="float" office:value="0">
            <text:p>0</text:p>
          </table:table-cell>
          <table:table-cell table:style-name="ce2" table:formula="of:=IF(OR([.A59]=&quot;í&quot;;[.A59]=&quot;ï&quot;);[.B59];0)" office:value-type="float" office:value="0">
            <text:p>0</text:p>
          </table:table-cell>
          <table:table-cell table:style-name="ce2" table:formula="of:=IF(OR([.A59]=&quot;ò&quot;;[.A59]=&quot;ó&quot;);[.B59];0)" office:value-type="float" office:value="0">
            <text:p>0</text:p>
          </table:table-cell>
          <table:table-cell table:style-name="ce2" table:formula="of:=IF(OR([.A59]=&quot;ú&quot;;[.A59]=&quot;ü&quot;);[.B59];0)" office:value-type="float" office:value="7">
            <text:p>7</text:p>
          </table:table-cell>
          <table:table-cell/>
          <table:table-cell table:formula="of:=[.B59]+IF([.A59]=&quot;a&quot;;[.D$200];IF([.A59]=&quot;e&quot;;[.E$200];IF([.A59]=&quot;i&quot;;[.F$200];IF([.A59]=&quot;o&quot;;[.G$200];IF([.A59]=&quot;u&quot;;[.H$200];0)))))" office:value-type="float" office:value="7">
            <text:p>7</text:p>
          </table:table-cell>
          <table:table-cell table:style-name="ce1" table:formula="of:=[.J59]/[.J$200]" office:value-type="percentage" office:value="0.00000920719476505212">
            <text:p>0,001%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6">
            <text:p>6</text:p>
          </table:table-cell>
          <table:table-cell/>
          <table:table-cell table:formula="of:=IF([.A60]=&quot;à&quot;;[.B60];0)" office:value-type="float" office:value="0">
            <text:p>0</text:p>
          </table:table-cell>
          <table:table-cell table:style-name="ce2" table:formula="of:=IF(OR([.A60]=&quot;è&quot;;[.A60]=&quot;é&quot;);[.B60];0)" office:value-type="float" office:value="0">
            <text:p>0</text:p>
          </table:table-cell>
          <table:table-cell table:style-name="ce2" table:formula="of:=IF(OR([.A60]=&quot;í&quot;;[.A60]=&quot;ï&quot;);[.B60];0)" office:value-type="float" office:value="0">
            <text:p>0</text:p>
          </table:table-cell>
          <table:table-cell table:style-name="ce2" table:formula="of:=IF(OR([.A60]=&quot;ò&quot;;[.A60]=&quot;ó&quot;);[.B60];0)" office:value-type="float" office:value="0">
            <text:p>0</text:p>
          </table:table-cell>
          <table:table-cell table:style-name="ce2" table:formula="of:=IF(OR([.A60]=&quot;ú&quot;;[.A60]=&quot;ü&quot;);[.B60];0)" office:value-type="float" office:value="0">
            <text:p>0</text:p>
          </table:table-cell>
          <table:table-cell/>
          <table:table-cell table:formula="of:=[.B60]+IF([.A60]=&quot;a&quot;;[.D$200];IF([.A60]=&quot;e&quot;;[.E$200];IF([.A60]=&quot;i&quot;;[.F$200];IF([.A60]=&quot;o&quot;;[.G$200];IF([.A60]=&quot;u&quot;;[.H$200];0)))))" office:value-type="float" office:value="6">
            <text:p>6</text:p>
          </table:table-cell>
          <table:table-cell table:style-name="ce1" table:formula="of:=[.J60]/[.J$200]" office:value-type="percentage" office:value="0.00000789188122718753">
            <text:p>0,001%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5">
            <text:p>5</text:p>
          </table:table-cell>
          <table:table-cell/>
          <table:table-cell table:formula="of:=IF([.A61]=&quot;à&quot;;[.B61];0)" office:value-type="float" office:value="0">
            <text:p>0</text:p>
          </table:table-cell>
          <table:table-cell table:style-name="ce2" table:formula="of:=IF(OR([.A61]=&quot;è&quot;;[.A61]=&quot;é&quot;);[.B61];0)" office:value-type="float" office:value="0">
            <text:p>0</text:p>
          </table:table-cell>
          <table:table-cell table:style-name="ce2" table:formula="of:=IF(OR([.A61]=&quot;í&quot;;[.A61]=&quot;ï&quot;);[.B61];0)" office:value-type="float" office:value="0">
            <text:p>0</text:p>
          </table:table-cell>
          <table:table-cell table:style-name="ce2" table:formula="of:=IF(OR([.A61]=&quot;ò&quot;;[.A61]=&quot;ó&quot;);[.B61];0)" office:value-type="float" office:value="0">
            <text:p>0</text:p>
          </table:table-cell>
          <table:table-cell table:style-name="ce2" table:formula="of:=IF(OR([.A61]=&quot;ú&quot;;[.A61]=&quot;ü&quot;);[.B61];0)" office:value-type="float" office:value="0">
            <text:p>0</text:p>
          </table:table-cell>
          <table:table-cell/>
          <table:table-cell table:formula="of:=[.B61]+IF([.A61]=&quot;a&quot;;[.D$200];IF([.A61]=&quot;e&quot;;[.E$200];IF([.A61]=&quot;i&quot;;[.F$200];IF([.A61]=&quot;o&quot;;[.G$200];IF([.A61]=&quot;u&quot;;[.H$200];0)))))" office:value-type="float" office:value="5">
            <text:p>5</text:p>
          </table:table-cell>
          <table:table-cell table:style-name="ce1" table:formula="of:=[.J61]/[.J$200]" office:value-type="percentage" office:value="0.00000657656768932294">
            <text:p>0,001%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3">
            <text:p>3</text:p>
          </table:table-cell>
          <table:table-cell/>
          <table:table-cell table:formula="of:=IF([.A62]=&quot;à&quot;;[.B62];0)" office:value-type="float" office:value="0">
            <text:p>0</text:p>
          </table:table-cell>
          <table:table-cell table:style-name="ce2" table:formula="of:=IF(OR([.A62]=&quot;è&quot;;[.A62]=&quot;é&quot;);[.B62];0)" office:value-type="float" office:value="0">
            <text:p>0</text:p>
          </table:table-cell>
          <table:table-cell table:style-name="ce2" table:formula="of:=IF(OR([.A62]=&quot;í&quot;;[.A62]=&quot;ï&quot;);[.B62];0)" office:value-type="float" office:value="0">
            <text:p>0</text:p>
          </table:table-cell>
          <table:table-cell table:style-name="ce2" table:formula="of:=IF(OR([.A62]=&quot;ò&quot;;[.A62]=&quot;ó&quot;);[.B62];0)" office:value-type="float" office:value="0">
            <text:p>0</text:p>
          </table:table-cell>
          <table:table-cell table:style-name="ce2" table:formula="of:=IF(OR([.A62]=&quot;ú&quot;;[.A62]=&quot;ü&quot;);[.B62];0)" office:value-type="float" office:value="0">
            <text:p>0</text:p>
          </table:table-cell>
          <table:table-cell/>
          <table:table-cell table:formula="of:=[.B62]+IF([.A62]=&quot;a&quot;;[.D$200];IF([.A62]=&quot;e&quot;;[.E$200];IF([.A62]=&quot;i&quot;;[.F$200];IF([.A62]=&quot;o&quot;;[.G$200];IF([.A62]=&quot;u&quot;;[.H$200];0)))))" office:value-type="float" office:value="3">
            <text:p>3</text:p>
          </table:table-cell>
          <table:table-cell table:style-name="ce1" table:formula="of:=[.J62]/[.J$200]" office:value-type="percentage" office:value="0.00000394594061359377">
            <text:p>0,000%</text:p>
          </table:table-cell>
        </table:table-row>
        <table:table-row table:style-name="ro1">
          <table:table-cell office:value-type="string">
            <text:p>ï</text:p>
          </table:table-cell>
          <table:table-cell office:value-type="float" office:value="3">
            <text:p>3</text:p>
          </table:table-cell>
          <table:table-cell/>
          <table:table-cell table:formula="of:=IF([.A63]=&quot;à&quot;;[.B63];0)" office:value-type="float" office:value="0">
            <text:p>0</text:p>
          </table:table-cell>
          <table:table-cell table:style-name="ce2" table:formula="of:=IF(OR([.A63]=&quot;è&quot;;[.A63]=&quot;é&quot;);[.B63];0)" office:value-type="float" office:value="0">
            <text:p>0</text:p>
          </table:table-cell>
          <table:table-cell table:style-name="ce2" table:formula="of:=IF(OR([.A63]=&quot;í&quot;;[.A63]=&quot;ï&quot;);[.B63];0)" office:value-type="float" office:value="3">
            <text:p>3</text:p>
          </table:table-cell>
          <table:table-cell table:style-name="ce2" table:formula="of:=IF(OR([.A63]=&quot;ò&quot;;[.A63]=&quot;ó&quot;);[.B63];0)" office:value-type="float" office:value="0">
            <text:p>0</text:p>
          </table:table-cell>
          <table:table-cell table:style-name="ce2" table:formula="of:=IF(OR([.A63]=&quot;ú&quot;;[.A63]=&quot;ü&quot;);[.B63];0)" office:value-type="float" office:value="0">
            <text:p>0</text:p>
          </table:table-cell>
          <table:table-cell/>
          <table:table-cell table:formula="of:=[.B63]+IF([.A63]=&quot;a&quot;;[.D$200];IF([.A63]=&quot;e&quot;;[.E$200];IF([.A63]=&quot;i&quot;;[.F$200];IF([.A63]=&quot;o&quot;;[.G$200];IF([.A63]=&quot;u&quot;;[.H$200];0)))))" office:value-type="float" office:value="3">
            <text:p>3</text:p>
          </table:table-cell>
          <table:table-cell table:style-name="ce1" table:formula="of:=[.J63]/[.J$200]" office:value-type="percentage" office:value="0.00000394594061359377">
            <text:p>0,000%</text:p>
          </table:table-cell>
        </table:table-row>
        <table:table-row table:style-name="ro1">
          <table:table-cell office:value-type="string">
            <text:p>‘</text:p>
          </table:table-cell>
          <table:table-cell office:value-type="float" office:value="3">
            <text:p>3</text:p>
          </table:table-cell>
          <table:table-cell/>
          <table:table-cell table:formula="of:=IF([.A64]=&quot;à&quot;;[.B64];0)" office:value-type="float" office:value="0">
            <text:p>0</text:p>
          </table:table-cell>
          <table:table-cell table:style-name="ce2" table:formula="of:=IF(OR([.A64]=&quot;è&quot;;[.A64]=&quot;é&quot;);[.B64];0)" office:value-type="float" office:value="0">
            <text:p>0</text:p>
          </table:table-cell>
          <table:table-cell table:style-name="ce2" table:formula="of:=IF(OR([.A64]=&quot;í&quot;;[.A64]=&quot;ï&quot;);[.B64];0)" office:value-type="float" office:value="0">
            <text:p>0</text:p>
          </table:table-cell>
          <table:table-cell table:style-name="ce2" table:formula="of:=IF(OR([.A64]=&quot;ò&quot;;[.A64]=&quot;ó&quot;);[.B64];0)" office:value-type="float" office:value="0">
            <text:p>0</text:p>
          </table:table-cell>
          <table:table-cell table:style-name="ce2" table:formula="of:=IF(OR([.A64]=&quot;ú&quot;;[.A64]=&quot;ü&quot;);[.B64];0)" office:value-type="float" office:value="0">
            <text:p>0</text:p>
          </table:table-cell>
          <table:table-cell/>
          <table:table-cell table:formula="of:=[.B64]+IF([.A64]=&quot;a&quot;;[.D$200];IF([.A64]=&quot;e&quot;;[.E$200];IF([.A64]=&quot;i&quot;;[.F$200];IF([.A64]=&quot;o&quot;;[.G$200];IF([.A64]=&quot;u&quot;;[.H$200];0)))))" office:value-type="float" office:value="3">
            <text:p>3</text:p>
          </table:table-cell>
          <table:table-cell table:style-name="ce1" table:formula="of:=[.J64]/[.J$200]" office:value-type="percentage" office:value="0.00000394594061359377">
            <text:p>0,000%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2">
            <text:p>2</text:p>
          </table:table-cell>
          <table:table-cell/>
          <table:table-cell table:formula="of:=IF([.A65]=&quot;à&quot;;[.B65];0)" office:value-type="float" office:value="0">
            <text:p>0</text:p>
          </table:table-cell>
          <table:table-cell table:style-name="ce2" table:formula="of:=IF(OR([.A65]=&quot;è&quot;;[.A65]=&quot;é&quot;);[.B65];0)" office:value-type="float" office:value="0">
            <text:p>0</text:p>
          </table:table-cell>
          <table:table-cell table:style-name="ce2" table:formula="of:=IF(OR([.A65]=&quot;í&quot;;[.A65]=&quot;ï&quot;);[.B65];0)" office:value-type="float" office:value="0">
            <text:p>0</text:p>
          </table:table-cell>
          <table:table-cell table:style-name="ce2" table:formula="of:=IF(OR([.A65]=&quot;ò&quot;;[.A65]=&quot;ó&quot;);[.B65];0)" office:value-type="float" office:value="0">
            <text:p>0</text:p>
          </table:table-cell>
          <table:table-cell table:style-name="ce2" table:formula="of:=IF(OR([.A65]=&quot;ú&quot;;[.A65]=&quot;ü&quot;);[.B65];0)" office:value-type="float" office:value="0">
            <text:p>0</text:p>
          </table:table-cell>
          <table:table-cell/>
          <table:table-cell table:formula="of:=[.B65]+IF([.A65]=&quot;a&quot;;[.D$200];IF([.A65]=&quot;e&quot;;[.E$200];IF([.A65]=&quot;i&quot;;[.F$200];IF([.A65]=&quot;o&quot;;[.G$200];IF([.A65]=&quot;u&quot;;[.H$200];0)))))" office:value-type="float" office:value="2">
            <text:p>2</text:p>
          </table:table-cell>
          <table:table-cell table:style-name="ce1" table:formula="of:=[.J65]/[.J$200]" office:value-type="percentage" office:value="0.00000263062707572918">
            <text:p>0,000%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/>
          <table:table-cell table:formula="of:=IF([.A66]=&quot;à&quot;;[.B66];0)" office:value-type="float" office:value="0">
            <text:p>0</text:p>
          </table:table-cell>
          <table:table-cell table:style-name="ce2" table:formula="of:=IF(OR([.A66]=&quot;è&quot;;[.A66]=&quot;é&quot;);[.B66];0)" office:value-type="float" office:value="0">
            <text:p>0</text:p>
          </table:table-cell>
          <table:table-cell table:style-name="ce2" table:formula="of:=IF(OR([.A66]=&quot;í&quot;;[.A66]=&quot;ï&quot;);[.B66];0)" office:value-type="float" office:value="0">
            <text:p>0</text:p>
          </table:table-cell>
          <table:table-cell table:style-name="ce2" table:formula="of:=IF(OR([.A66]=&quot;ò&quot;;[.A66]=&quot;ó&quot;);[.B66];0)" office:value-type="float" office:value="0">
            <text:p>0</text:p>
          </table:table-cell>
          <table:table-cell table:style-name="ce2" table:formula="of:=IF(OR([.A66]=&quot;ú&quot;;[.A66]=&quot;ü&quot;);[.B66];0)" office:value-type="float" office:value="0">
            <text:p>0</text:p>
          </table:table-cell>
          <table:table-cell/>
          <table:table-cell table:formula="of:=[.B66]+IF([.A66]=&quot;a&quot;;[.D$200];IF([.A66]=&quot;e&quot;;[.E$200];IF([.A66]=&quot;i&quot;;[.F$200];IF([.A66]=&quot;o&quot;;[.G$200];IF([.A66]=&quot;u&quot;;[.H$200];0)))))" office:value-type="float" office:value="2">
            <text:p>2</text:p>
          </table:table-cell>
          <table:table-cell table:style-name="ce1" table:formula="of:=[.J66]/[.J$200]" office:value-type="percentage" office:value="0.00000263062707572918">
            <text:p>0,000%</text:p>
          </table:table-cell>
        </table:table-row>
        <table:table-row table:style-name="ro1">
          <table:table-cell office:value-type="string">
            <text:p>\</text:p>
          </table:table-cell>
          <table:table-cell office:value-type="float" office:value="2">
            <text:p>2</text:p>
          </table:table-cell>
          <table:table-cell/>
          <table:table-cell table:formula="of:=IF([.A67]=&quot;à&quot;;[.B67];0)" office:value-type="float" office:value="0">
            <text:p>0</text:p>
          </table:table-cell>
          <table:table-cell table:style-name="ce2" table:formula="of:=IF(OR([.A67]=&quot;è&quot;;[.A67]=&quot;é&quot;);[.B67];0)" office:value-type="float" office:value="0">
            <text:p>0</text:p>
          </table:table-cell>
          <table:table-cell table:style-name="ce2" table:formula="of:=IF(OR([.A67]=&quot;í&quot;;[.A67]=&quot;ï&quot;);[.B67];0)" office:value-type="float" office:value="0">
            <text:p>0</text:p>
          </table:table-cell>
          <table:table-cell table:style-name="ce2" table:formula="of:=IF(OR([.A67]=&quot;ò&quot;;[.A67]=&quot;ó&quot;);[.B67];0)" office:value-type="float" office:value="0">
            <text:p>0</text:p>
          </table:table-cell>
          <table:table-cell table:style-name="ce2" table:formula="of:=IF(OR([.A67]=&quot;ú&quot;;[.A67]=&quot;ü&quot;);[.B67];0)" office:value-type="float" office:value="0">
            <text:p>0</text:p>
          </table:table-cell>
          <table:table-cell/>
          <table:table-cell table:formula="of:=[.B67]+IF([.A67]=&quot;a&quot;;[.D$200];IF([.A67]=&quot;e&quot;;[.E$200];IF([.A67]=&quot;i&quot;;[.F$200];IF([.A67]=&quot;o&quot;;[.G$200];IF([.A67]=&quot;u&quot;;[.H$200];0)))))" office:value-type="float" office:value="2">
            <text:p>2</text:p>
          </table:table-cell>
          <table:table-cell table:style-name="ce1" table:formula="of:=[.J67]/[.J$200]" office:value-type="percentage" office:value="0.00000263062707572918">
            <text:p>0,000%</text:p>
          </table:table-cell>
        </table:table-row>
        <table:table-row table:style-name="ro1">
          <table:table-cell office:value-type="string">
            <text:p>̈</text:p>
          </table:table-cell>
          <table:table-cell office:value-type="float" office:value="2">
            <text:p>2</text:p>
          </table:table-cell>
          <table:table-cell/>
          <table:table-cell table:formula="of:=IF([.A68]=&quot;à&quot;;[.B68];0)" office:value-type="float" office:value="0">
            <text:p>0</text:p>
          </table:table-cell>
          <table:table-cell table:style-name="ce2" table:formula="of:=IF(OR([.A68]=&quot;è&quot;;[.A68]=&quot;é&quot;);[.B68];0)" office:value-type="float" office:value="0">
            <text:p>0</text:p>
          </table:table-cell>
          <table:table-cell table:style-name="ce2" table:formula="of:=IF(OR([.A68]=&quot;í&quot;;[.A68]=&quot;ï&quot;);[.B68];0)" office:value-type="float" office:value="0">
            <text:p>0</text:p>
          </table:table-cell>
          <table:table-cell table:style-name="ce2" table:formula="of:=IF(OR([.A68]=&quot;ò&quot;;[.A68]=&quot;ó&quot;);[.B68];0)" office:value-type="float" office:value="0">
            <text:p>0</text:p>
          </table:table-cell>
          <table:table-cell table:style-name="ce2" table:formula="of:=IF(OR([.A68]=&quot;ú&quot;;[.A68]=&quot;ü&quot;);[.B68];0)" office:value-type="float" office:value="0">
            <text:p>0</text:p>
          </table:table-cell>
          <table:table-cell/>
          <table:table-cell table:formula="of:=[.B68]+IF([.A68]=&quot;a&quot;;[.D$200];IF([.A68]=&quot;e&quot;;[.E$200];IF([.A68]=&quot;i&quot;;[.F$200];IF([.A68]=&quot;o&quot;;[.G$200];IF([.A68]=&quot;u&quot;;[.H$200];0)))))" office:value-type="float" office:value="2">
            <text:p>2</text:p>
          </table:table-cell>
          <table:table-cell table:style-name="ce1" table:formula="of:=[.J68]/[.J$200]" office:value-type="percentage" office:value="0.00000263062707572918">
            <text:p>0,000%</text:p>
          </table:table-cell>
        </table:table-row>
        <table:table-row table:style-name="ro1">
          <table:table-cell office:value-type="string">
            <text:p>ᵢ</text:p>
          </table:table-cell>
          <table:table-cell office:value-type="float" office:value="2">
            <text:p>2</text:p>
          </table:table-cell>
          <table:table-cell/>
          <table:table-cell table:formula="of:=IF([.A69]=&quot;à&quot;;[.B69];0)" office:value-type="float" office:value="0">
            <text:p>0</text:p>
          </table:table-cell>
          <table:table-cell table:style-name="ce2" table:formula="of:=IF(OR([.A69]=&quot;è&quot;;[.A69]=&quot;é&quot;);[.B69];0)" office:value-type="float" office:value="0">
            <text:p>0</text:p>
          </table:table-cell>
          <table:table-cell table:style-name="ce2" table:formula="of:=IF(OR([.A69]=&quot;í&quot;;[.A69]=&quot;ï&quot;);[.B69];0)" office:value-type="float" office:value="0">
            <text:p>0</text:p>
          </table:table-cell>
          <table:table-cell table:style-name="ce2" table:formula="of:=IF(OR([.A69]=&quot;ò&quot;;[.A69]=&quot;ó&quot;);[.B69];0)" office:value-type="float" office:value="0">
            <text:p>0</text:p>
          </table:table-cell>
          <table:table-cell table:style-name="ce2" table:formula="of:=IF(OR([.A69]=&quot;ú&quot;;[.A69]=&quot;ü&quot;);[.B69];0)" office:value-type="float" office:value="0">
            <text:p>0</text:p>
          </table:table-cell>
          <table:table-cell/>
          <table:table-cell table:formula="of:=[.B69]+IF([.A69]=&quot;a&quot;;[.D$200];IF([.A69]=&quot;e&quot;;[.E$200];IF([.A69]=&quot;i&quot;;[.F$200];IF([.A69]=&quot;o&quot;;[.G$200];IF([.A69]=&quot;u&quot;;[.H$200];0)))))" office:value-type="float" office:value="2">
            <text:p>2</text:p>
          </table:table-cell>
          <table:table-cell table:style-name="ce1" table:formula="of:=[.J69]/[.J$200]" office:value-type="percentage" office:value="0.00000263062707572918">
            <text:p>0,000%</text:p>
          </table:table-cell>
        </table:table-row>
        <table:table-row table:style-name="ro1">
          <table:table-cell office:value-type="string">
            <text:p>…</text:p>
          </table:table-cell>
          <table:table-cell office:value-type="float" office:value="2">
            <text:p>2</text:p>
          </table:table-cell>
          <table:table-cell/>
          <table:table-cell table:formula="of:=IF([.A70]=&quot;à&quot;;[.B70];0)" office:value-type="float" office:value="0">
            <text:p>0</text:p>
          </table:table-cell>
          <table:table-cell table:style-name="ce2" table:formula="of:=IF(OR([.A70]=&quot;è&quot;;[.A70]=&quot;é&quot;);[.B70];0)" office:value-type="float" office:value="0">
            <text:p>0</text:p>
          </table:table-cell>
          <table:table-cell table:style-name="ce2" table:formula="of:=IF(OR([.A70]=&quot;í&quot;;[.A70]=&quot;ï&quot;);[.B70];0)" office:value-type="float" office:value="0">
            <text:p>0</text:p>
          </table:table-cell>
          <table:table-cell table:style-name="ce2" table:formula="of:=IF(OR([.A70]=&quot;ò&quot;;[.A70]=&quot;ó&quot;);[.B70];0)" office:value-type="float" office:value="0">
            <text:p>0</text:p>
          </table:table-cell>
          <table:table-cell table:style-name="ce2" table:formula="of:=IF(OR([.A70]=&quot;ú&quot;;[.A70]=&quot;ü&quot;);[.B70];0)" office:value-type="float" office:value="0">
            <text:p>0</text:p>
          </table:table-cell>
          <table:table-cell/>
          <table:table-cell table:formula="of:=[.B70]+IF([.A70]=&quot;a&quot;;[.D$200];IF([.A70]=&quot;e&quot;;[.E$200];IF([.A70]=&quot;i&quot;;[.F$200];IF([.A70]=&quot;o&quot;;[.G$200];IF([.A70]=&quot;u&quot;;[.H$200];0)))))" office:value-type="float" office:value="2">
            <text:p>2</text:p>
          </table:table-cell>
          <table:table-cell table:style-name="ce1" table:formula="of:=[.J70]/[.J$200]" office:value-type="percentage" office:value="0.00000263062707572918">
            <text:p>0,000%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IF([.A71]=&quot;à&quot;;[.B71];0)" office:value-type="float" office:value="0">
            <text:p>0</text:p>
          </table:table-cell>
          <table:table-cell table:style-name="ce2" table:formula="of:=IF(OR([.A71]=&quot;è&quot;;[.A71]=&quot;é&quot;);[.B71];0)" office:value-type="float" office:value="0">
            <text:p>0</text:p>
          </table:table-cell>
          <table:table-cell table:style-name="ce2" table:formula="of:=IF(OR([.A71]=&quot;í&quot;;[.A71]=&quot;ï&quot;);[.B71];0)" office:value-type="float" office:value="0">
            <text:p>0</text:p>
          </table:table-cell>
          <table:table-cell table:style-name="ce2" table:formula="of:=IF(OR([.A71]=&quot;ò&quot;;[.A71]=&quot;ó&quot;);[.B71];0)" office:value-type="float" office:value="0">
            <text:p>0</text:p>
          </table:table-cell>
          <table:table-cell table:style-name="ce2" table:formula="of:=IF(OR([.A71]=&quot;ú&quot;;[.A71]=&quot;ü&quot;);[.B71];0)" office:value-type="float" office:value="0">
            <text:p>0</text:p>
          </table:table-cell>
          <table:table-cell/>
          <table:table-cell table:formula="of:=[.B71]+IF([.A71]=&quot;a&quot;;[.D$200];IF([.A71]=&quot;e&quot;;[.E$200];IF([.A71]=&quot;i&quot;;[.F$200];IF([.A71]=&quot;o&quot;;[.G$200];IF([.A71]=&quot;u&quot;;[.H$200];0)))))" office:value-type="float" office:value="1">
            <text:p>1</text:p>
          </table:table-cell>
          <table:table-cell table:style-name="ce1" table:formula="of:=[.J71]/[.J$200]" office:value-type="percentage" office:value="0.00000131531353786459">
            <text:p>0,000%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1">
            <text:p>1</text:p>
          </table:table-cell>
          <table:table-cell/>
          <table:table-cell table:formula="of:=IF([.A72]=&quot;à&quot;;[.B72];0)" office:value-type="float" office:value="0">
            <text:p>0</text:p>
          </table:table-cell>
          <table:table-cell table:style-name="ce2" table:formula="of:=IF(OR([.A72]=&quot;è&quot;;[.A72]=&quot;é&quot;);[.B72];0)" office:value-type="float" office:value="0">
            <text:p>0</text:p>
          </table:table-cell>
          <table:table-cell table:style-name="ce2" table:formula="of:=IF(OR([.A72]=&quot;í&quot;;[.A72]=&quot;ï&quot;);[.B72];0)" office:value-type="float" office:value="0">
            <text:p>0</text:p>
          </table:table-cell>
          <table:table-cell table:style-name="ce2" table:formula="of:=IF(OR([.A72]=&quot;ò&quot;;[.A72]=&quot;ó&quot;);[.B72];0)" office:value-type="float" office:value="0">
            <text:p>0</text:p>
          </table:table-cell>
          <table:table-cell table:style-name="ce2" table:formula="of:=IF(OR([.A72]=&quot;ú&quot;;[.A72]=&quot;ü&quot;);[.B72];0)" office:value-type="float" office:value="0">
            <text:p>0</text:p>
          </table:table-cell>
          <table:table-cell/>
          <table:table-cell table:formula="of:=[.B72]+IF([.A72]=&quot;a&quot;;[.D$200];IF([.A72]=&quot;e&quot;;[.E$200];IF([.A72]=&quot;i&quot;;[.F$200];IF([.A72]=&quot;o&quot;;[.G$200];IF([.A72]=&quot;u&quot;;[.H$200];0)))))" office:value-type="float" office:value="1">
            <text:p>1</text:p>
          </table:table-cell>
          <table:table-cell table:style-name="ce1" table:formula="of:=[.J72]/[.J$200]" office:value-type="percentage" office:value="0.00000131531353786459">
            <text:p>0,000%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1">
            <text:p>1</text:p>
          </table:table-cell>
          <table:table-cell/>
          <table:table-cell table:formula="of:=IF([.A73]=&quot;à&quot;;[.B73];0)" office:value-type="float" office:value="0">
            <text:p>0</text:p>
          </table:table-cell>
          <table:table-cell table:style-name="ce2" table:formula="of:=IF(OR([.A73]=&quot;è&quot;;[.A73]=&quot;é&quot;);[.B73];0)" office:value-type="float" office:value="0">
            <text:p>0</text:p>
          </table:table-cell>
          <table:table-cell table:style-name="ce2" table:formula="of:=IF(OR([.A73]=&quot;í&quot;;[.A73]=&quot;ï&quot;);[.B73];0)" office:value-type="float" office:value="0">
            <text:p>0</text:p>
          </table:table-cell>
          <table:table-cell table:style-name="ce2" table:formula="of:=IF(OR([.A73]=&quot;ò&quot;;[.A73]=&quot;ó&quot;);[.B73];0)" office:value-type="float" office:value="0">
            <text:p>0</text:p>
          </table:table-cell>
          <table:table-cell table:style-name="ce2" table:formula="of:=IF(OR([.A73]=&quot;ú&quot;;[.A73]=&quot;ü&quot;);[.B73];0)" office:value-type="float" office:value="0">
            <text:p>0</text:p>
          </table:table-cell>
          <table:table-cell/>
          <table:table-cell table:formula="of:=[.B73]+IF([.A73]=&quot;a&quot;;[.D$200];IF([.A73]=&quot;e&quot;;[.E$200];IF([.A73]=&quot;i&quot;;[.F$200];IF([.A73]=&quot;o&quot;;[.G$200];IF([.A73]=&quot;u&quot;;[.H$200];0)))))" office:value-type="float" office:value="1">
            <text:p>1</text:p>
          </table:table-cell>
          <table:table-cell table:style-name="ce1" table:formula="of:=[.J73]/[.J$200]" office:value-type="percentage" office:value="0.00000131531353786459">
            <text:p>0,000%</text:p>
          </table:table-cell>
        </table:table-row>
        <table:table-row table:style-name="ro1">
          <table:table-cell office:value-type="string">
            <text:p>·</text:p>
          </table:table-cell>
          <table:table-cell office:value-type="float" office:value="1">
            <text:p>1</text:p>
          </table:table-cell>
          <table:table-cell/>
          <table:table-cell table:formula="of:=IF([.A74]=&quot;à&quot;;[.B74];0)" office:value-type="float" office:value="0">
            <text:p>0</text:p>
          </table:table-cell>
          <table:table-cell table:style-name="ce2" table:formula="of:=IF(OR([.A74]=&quot;è&quot;;[.A74]=&quot;é&quot;);[.B74];0)" office:value-type="float" office:value="0">
            <text:p>0</text:p>
          </table:table-cell>
          <table:table-cell table:style-name="ce2" table:formula="of:=IF(OR([.A74]=&quot;í&quot;;[.A74]=&quot;ï&quot;);[.B74];0)" office:value-type="float" office:value="0">
            <text:p>0</text:p>
          </table:table-cell>
          <table:table-cell table:style-name="ce2" table:formula="of:=IF(OR([.A74]=&quot;ò&quot;;[.A74]=&quot;ó&quot;);[.B74];0)" office:value-type="float" office:value="0">
            <text:p>0</text:p>
          </table:table-cell>
          <table:table-cell table:style-name="ce2" table:formula="of:=IF(OR([.A74]=&quot;ú&quot;;[.A74]=&quot;ü&quot;);[.B74];0)" office:value-type="float" office:value="0">
            <text:p>0</text:p>
          </table:table-cell>
          <table:table-cell/>
          <table:table-cell table:formula="of:=[.B74]+IF([.A74]=&quot;a&quot;;[.D$200];IF([.A74]=&quot;e&quot;;[.E$200];IF([.A74]=&quot;i&quot;;[.F$200];IF([.A74]=&quot;o&quot;;[.G$200];IF([.A74]=&quot;u&quot;;[.H$200];0)))))" office:value-type="float" office:value="1">
            <text:p>1</text:p>
          </table:table-cell>
          <table:table-cell table:style-name="ce1" table:formula="of:=[.J74]/[.J$200]" office:value-type="percentage" office:value="0.00000131531353786459">
            <text:p>0,000%</text:p>
          </table:table-cell>
        </table:table-row>
        <table:table-row table:style-name="ro1">
          <table:table-cell office:value-type="string">
            <text:p>è</text:p>
          </table:table-cell>
          <table:table-cell office:value-type="float" office:value="1">
            <text:p>1</text:p>
          </table:table-cell>
          <table:table-cell/>
          <table:table-cell table:formula="of:=IF([.A75]=&quot;à&quot;;[.B75];0)" office:value-type="float" office:value="0">
            <text:p>0</text:p>
          </table:table-cell>
          <table:table-cell table:style-name="ce2" table:formula="of:=IF(OR([.A75]=&quot;è&quot;;[.A75]=&quot;é&quot;);[.B75];0)" office:value-type="float" office:value="1">
            <text:p>1</text:p>
          </table:table-cell>
          <table:table-cell table:style-name="ce2" table:formula="of:=IF(OR([.A75]=&quot;í&quot;;[.A75]=&quot;ï&quot;);[.B75];0)" office:value-type="float" office:value="0">
            <text:p>0</text:p>
          </table:table-cell>
          <table:table-cell table:style-name="ce2" table:formula="of:=IF(OR([.A75]=&quot;ò&quot;;[.A75]=&quot;ó&quot;);[.B75];0)" office:value-type="float" office:value="0">
            <text:p>0</text:p>
          </table:table-cell>
          <table:table-cell table:style-name="ce2" table:formula="of:=IF(OR([.A75]=&quot;ú&quot;;[.A75]=&quot;ü&quot;);[.B75];0)" office:value-type="float" office:value="0">
            <text:p>0</text:p>
          </table:table-cell>
          <table:table-cell/>
          <table:table-cell table:formula="of:=[.B75]+IF([.A75]=&quot;a&quot;;[.D$200];IF([.A75]=&quot;e&quot;;[.E$200];IF([.A75]=&quot;i&quot;;[.F$200];IF([.A75]=&quot;o&quot;;[.G$200];IF([.A75]=&quot;u&quot;;[.H$200];0)))))" office:value-type="float" office:value="1">
            <text:p>1</text:p>
          </table:table-cell>
          <table:table-cell table:style-name="ce1" table:formula="of:=[.J75]/[.J$200]" office:value-type="percentage" office:value="0.00000131531353786459">
            <text:p>0,000%</text:p>
          </table:table-cell>
        </table:table-row>
        <table:table-row table:style-name="ro1">
          <table:table-cell office:value-type="string">
            <text:p>ö</text:p>
          </table:table-cell>
          <table:table-cell office:value-type="float" office:value="1">
            <text:p>1</text:p>
          </table:table-cell>
          <table:table-cell/>
          <table:table-cell table:formula="of:=IF([.A76]=&quot;à&quot;;[.B76];0)" office:value-type="float" office:value="0">
            <text:p>0</text:p>
          </table:table-cell>
          <table:table-cell table:style-name="ce2" table:formula="of:=IF(OR([.A76]=&quot;è&quot;;[.A76]=&quot;é&quot;);[.B76];0)" office:value-type="float" office:value="0">
            <text:p>0</text:p>
          </table:table-cell>
          <table:table-cell table:style-name="ce2" table:formula="of:=IF(OR([.A76]=&quot;í&quot;;[.A76]=&quot;ï&quot;);[.B76];0)" office:value-type="float" office:value="0">
            <text:p>0</text:p>
          </table:table-cell>
          <table:table-cell table:style-name="ce2" table:formula="of:=IF(OR([.A76]=&quot;ò&quot;;[.A76]=&quot;ó&quot;);[.B76];0)" office:value-type="float" office:value="0">
            <text:p>0</text:p>
          </table:table-cell>
          <table:table-cell table:style-name="ce2" table:formula="of:=IF(OR([.A76]=&quot;ú&quot;;[.A76]=&quot;ü&quot;);[.B76];0)" office:value-type="float" office:value="0">
            <text:p>0</text:p>
          </table:table-cell>
          <table:table-cell/>
          <table:table-cell table:formula="of:=[.B76]+IF([.A76]=&quot;a&quot;;[.D$200];IF([.A76]=&quot;e&quot;;[.E$200];IF([.A76]=&quot;i&quot;;[.F$200];IF([.A76]=&quot;o&quot;;[.G$200];IF([.A76]=&quot;u&quot;;[.H$200];0)))))" office:value-type="float" office:value="1">
            <text:p>1</text:p>
          </table:table-cell>
          <table:table-cell table:style-name="ce1" table:formula="of:=[.J76]/[.J$200]" office:value-type="percentage" office:value="0.00000131531353786459">
            <text:p>0,000%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float" office:value="1">
            <text:p>1</text:p>
          </table:table-cell>
          <table:table-cell/>
          <table:table-cell table:formula="of:=IF([.A77]=&quot;à&quot;;[.B77];0)" office:value-type="float" office:value="0">
            <text:p>0</text:p>
          </table:table-cell>
          <table:table-cell table:style-name="ce2" table:formula="of:=IF(OR([.A77]=&quot;è&quot;;[.A77]=&quot;é&quot;);[.B77];0)" office:value-type="float" office:value="0">
            <text:p>0</text:p>
          </table:table-cell>
          <table:table-cell table:style-name="ce2" table:formula="of:=IF(OR([.A77]=&quot;í&quot;;[.A77]=&quot;ï&quot;);[.B77];0)" office:value-type="float" office:value="0">
            <text:p>0</text:p>
          </table:table-cell>
          <table:table-cell table:style-name="ce2" table:formula="of:=IF(OR([.A77]=&quot;ò&quot;;[.A77]=&quot;ó&quot;);[.B77];0)" office:value-type="float" office:value="0">
            <text:p>0</text:p>
          </table:table-cell>
          <table:table-cell table:style-name="ce2" table:formula="of:=IF(OR([.A77]=&quot;ú&quot;;[.A77]=&quot;ü&quot;);[.B77];0)" office:value-type="float" office:value="0">
            <text:p>0</text:p>
          </table:table-cell>
          <table:table-cell/>
          <table:table-cell table:formula="of:=[.B77]+IF([.A77]=&quot;a&quot;;[.D$200];IF([.A77]=&quot;e&quot;;[.E$200];IF([.A77]=&quot;i&quot;;[.F$200];IF([.A77]=&quot;o&quot;;[.G$200];IF([.A77]=&quot;u&quot;;[.H$200];0)))))" office:value-type="float" office:value="1">
            <text:p>1</text:p>
          </table:table-cell>
          <table:table-cell table:style-name="ce1" table:formula="of:=[.J77]/[.J$200]" office:value-type="percentage" office:value="0.00000131531353786459">
            <text:p>0,000%</text:p>
          </table:table-cell>
        </table:table-row>
        <table:table-row table:style-name="ro1">
          <table:table-cell office:value-type="string">
            <text:p>ç</text:p>
          </table:table-cell>
          <table:table-cell/>
          <table:table-cell/>
          <table:table-cell table:formula="of:=IF([.A78]=&quot;à&quot;;[.B78];0)" office:value-type="float" office:value="0">
            <text:p>0</text:p>
          </table:table-cell>
          <table:table-cell table:style-name="ce2" table:formula="of:=IF(OR([.A78]=&quot;è&quot;;[.A78]=&quot;é&quot;);[.B78];0)" office:value-type="float" office:value="0">
            <text:p>0</text:p>
          </table:table-cell>
          <table:table-cell table:style-name="ce2" table:formula="of:=IF(OR([.A78]=&quot;í&quot;;[.A78]=&quot;ï&quot;);[.B78];0)" office:value-type="float" office:value="0">
            <text:p>0</text:p>
          </table:table-cell>
          <table:table-cell table:style-name="ce2" table:formula="of:=IF(OR([.A78]=&quot;ò&quot;;[.A78]=&quot;ó&quot;);[.B78];0)" office:value-type="float" office:value="0">
            <text:p>0</text:p>
          </table:table-cell>
          <table:table-cell table:style-name="ce2" table:formula="of:=IF(OR([.A78]=&quot;ú&quot;;[.A78]=&quot;ü&quot;);[.B78];0)" office:value-type="float" office:value="0">
            <text:p>0</text:p>
          </table:table-cell>
          <table:table-cell/>
          <table:table-cell table:formula="of:=[.B78]+IF([.A78]=&quot;a&quot;;[.D$200];IF([.A78]=&quot;e&quot;;[.E$200];IF([.A78]=&quot;i&quot;;[.F$200];IF([.A78]=&quot;o&quot;;[.G$200];IF([.A78]=&quot;u&quot;;[.H$200];0)))))" office:value-type="float" office:value="0">
            <text:p>0</text:p>
          </table:table-cell>
          <table:table-cell table:style-name="ce1" table:formula="of:=[.J78]/[.J$200]" office:value-type="percentage" office:value="0">
            <text:p>0,000%</text:p>
          </table:table-cell>
        </table:table-row>
        <table:table-row table:style-name="ro1">
          <table:table-cell office:value-type="string">
            <text:p>ñ</text:p>
          </table:table-cell>
          <table:table-cell/>
          <table:table-cell/>
          <table:table-cell table:formula="of:=IF([.A79]=&quot;à&quot;;[.B79];0)" office:value-type="float" office:value="0">
            <text:p>0</text:p>
          </table:table-cell>
          <table:table-cell table:style-name="ce2" table:formula="of:=IF(OR([.A79]=&quot;è&quot;;[.A79]=&quot;é&quot;);[.B79];0)" office:value-type="float" office:value="0">
            <text:p>0</text:p>
          </table:table-cell>
          <table:table-cell table:style-name="ce2" table:formula="of:=IF(OR([.A79]=&quot;í&quot;;[.A79]=&quot;ï&quot;);[.B79];0)" office:value-type="float" office:value="0">
            <text:p>0</text:p>
          </table:table-cell>
          <table:table-cell table:style-name="ce2" table:formula="of:=IF(OR([.A79]=&quot;ò&quot;;[.A79]=&quot;ó&quot;);[.B79];0)" office:value-type="float" office:value="0">
            <text:p>0</text:p>
          </table:table-cell>
          <table:table-cell table:style-name="ce2" table:formula="of:=IF(OR([.A79]=&quot;ú&quot;;[.A79]=&quot;ü&quot;);[.B79];0)" office:value-type="float" office:value="0">
            <text:p>0</text:p>
          </table:table-cell>
          <table:table-cell/>
          <table:table-cell table:formula="of:=[.B79]+IF([.A79]=&quot;a&quot;;[.D$200];IF([.A79]=&quot;e&quot;;[.E$200];IF([.A79]=&quot;i&quot;;[.F$200];IF([.A79]=&quot;o&quot;;[.G$200];IF([.A79]=&quot;u&quot;;[.H$200];0)))))" office:value-type="float" office:value="0">
            <text:p>0</text:p>
          </table:table-cell>
          <table:table-cell table:style-name="ce1" table:formula="of:=[.J79]/[.J$200]" office:value-type="percentage" office:value="0">
            <text:p>0,000%</text:p>
          </table:table-cell>
        </table:table-row>
        <table:table-row table:style-name="ro1">
          <table:table-cell office:value-type="string">
            <text:p>-</text:p>
          </table:table-cell>
          <table:table-cell/>
          <table:table-cell/>
          <table:table-cell table:formula="of:=IF([.A80]=&quot;à&quot;;[.B80];0)" office:value-type="float" office:value="0">
            <text:p>0</text:p>
          </table:table-cell>
          <table:table-cell table:style-name="ce2" table:formula="of:=IF(OR([.A80]=&quot;è&quot;;[.A80]=&quot;é&quot;);[.B80];0)" office:value-type="float" office:value="0">
            <text:p>0</text:p>
          </table:table-cell>
          <table:table-cell table:style-name="ce2" table:formula="of:=IF(OR([.A80]=&quot;í&quot;;[.A80]=&quot;ï&quot;);[.B80];0)" office:value-type="float" office:value="0">
            <text:p>0</text:p>
          </table:table-cell>
          <table:table-cell table:style-name="ce2" table:formula="of:=IF(OR([.A80]=&quot;ò&quot;;[.A80]=&quot;ó&quot;);[.B80];0)" office:value-type="float" office:value="0">
            <text:p>0</text:p>
          </table:table-cell>
          <table:table-cell table:style-name="ce2" table:formula="of:=IF(OR([.A80]=&quot;ú&quot;;[.A80]=&quot;ü&quot;);[.B80];0)" office:value-type="float" office:value="0">
            <text:p>0</text:p>
          </table:table-cell>
          <table:table-cell/>
          <table:table-cell table:formula="of:=[.B80]+IF([.A80]=&quot;a&quot;;[.D$200];IF([.A80]=&quot;e&quot;;[.E$200];IF([.A80]=&quot;i&quot;;[.F$200];IF([.A80]=&quot;o&quot;;[.G$200];IF([.A80]=&quot;u&quot;;[.H$200];0)))))" office:value-type="float" office:value="0">
            <text:p>0</text:p>
          </table:table-cell>
          <table:table-cell table:style-name="ce1" table:formula="of:=[.J80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1]=&quot;à&quot;;[.B81];0)" office:value-type="float" office:value="0">
            <text:p>0</text:p>
          </table:table-cell>
          <table:table-cell table:style-name="ce2" table:formula="of:=IF(OR([.A81]=&quot;è&quot;;[.A81]=&quot;é&quot;);[.B81];0)" office:value-type="float" office:value="0">
            <text:p>0</text:p>
          </table:table-cell>
          <table:table-cell table:style-name="ce2" table:formula="of:=IF(OR([.A81]=&quot;í&quot;;[.A81]=&quot;ï&quot;);[.B81];0)" office:value-type="float" office:value="0">
            <text:p>0</text:p>
          </table:table-cell>
          <table:table-cell table:style-name="ce2" table:formula="of:=IF(OR([.A81]=&quot;ò&quot;;[.A81]=&quot;ó&quot;);[.B81];0)" office:value-type="float" office:value="0">
            <text:p>0</text:p>
          </table:table-cell>
          <table:table-cell table:style-name="ce2" table:formula="of:=IF(OR([.A81]=&quot;ú&quot;;[.A81]=&quot;ü&quot;);[.B81];0)" office:value-type="float" office:value="0">
            <text:p>0</text:p>
          </table:table-cell>
          <table:table-cell/>
          <table:table-cell table:formula="of:=[.B81]+IF([.A81]=&quot;a&quot;;[.D$200];IF([.A81]=&quot;e&quot;;[.E$200];IF([.A81]=&quot;i&quot;;[.F$200];IF([.A81]=&quot;o&quot;;[.G$200];IF([.A81]=&quot;u&quot;;[.H$200];0)))))" office:value-type="float" office:value="0">
            <text:p>0</text:p>
          </table:table-cell>
          <table:table-cell table:style-name="ce1" table:formula="of:=[.J81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2]=&quot;à&quot;;[.B82];0)" office:value-type="float" office:value="0">
            <text:p>0</text:p>
          </table:table-cell>
          <table:table-cell table:style-name="ce2" table:formula="of:=IF(OR([.A82]=&quot;è&quot;;[.A82]=&quot;é&quot;);[.B82];0)" office:value-type="float" office:value="0">
            <text:p>0</text:p>
          </table:table-cell>
          <table:table-cell table:style-name="ce2" table:formula="of:=IF(OR([.A82]=&quot;í&quot;;[.A82]=&quot;ï&quot;);[.B82];0)" office:value-type="float" office:value="0">
            <text:p>0</text:p>
          </table:table-cell>
          <table:table-cell table:style-name="ce2" table:formula="of:=IF(OR([.A82]=&quot;ò&quot;;[.A82]=&quot;ó&quot;);[.B82];0)" office:value-type="float" office:value="0">
            <text:p>0</text:p>
          </table:table-cell>
          <table:table-cell table:style-name="ce2" table:formula="of:=IF(OR([.A82]=&quot;ú&quot;;[.A82]=&quot;ü&quot;);[.B82];0)" office:value-type="float" office:value="0">
            <text:p>0</text:p>
          </table:table-cell>
          <table:table-cell/>
          <table:table-cell table:formula="of:=[.B82]+IF([.A82]=&quot;a&quot;;[.D$200];IF([.A82]=&quot;e&quot;;[.E$200];IF([.A82]=&quot;i&quot;;[.F$200];IF([.A82]=&quot;o&quot;;[.G$200];IF([.A82]=&quot;u&quot;;[.H$200];0)))))" office:value-type="float" office:value="0">
            <text:p>0</text:p>
          </table:table-cell>
          <table:table-cell table:style-name="ce1" table:formula="of:=[.J82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3]=&quot;à&quot;;[.B83];0)" office:value-type="float" office:value="0">
            <text:p>0</text:p>
          </table:table-cell>
          <table:table-cell table:style-name="ce2" table:formula="of:=IF(OR([.A83]=&quot;è&quot;;[.A83]=&quot;é&quot;);[.B83];0)" office:value-type="float" office:value="0">
            <text:p>0</text:p>
          </table:table-cell>
          <table:table-cell table:style-name="ce2" table:formula="of:=IF(OR([.A83]=&quot;í&quot;;[.A83]=&quot;ï&quot;);[.B83];0)" office:value-type="float" office:value="0">
            <text:p>0</text:p>
          </table:table-cell>
          <table:table-cell table:style-name="ce2" table:formula="of:=IF(OR([.A83]=&quot;ò&quot;;[.A83]=&quot;ó&quot;);[.B83];0)" office:value-type="float" office:value="0">
            <text:p>0</text:p>
          </table:table-cell>
          <table:table-cell table:style-name="ce2" table:formula="of:=IF(OR([.A83]=&quot;ú&quot;;[.A83]=&quot;ü&quot;);[.B83];0)" office:value-type="float" office:value="0">
            <text:p>0</text:p>
          </table:table-cell>
          <table:table-cell/>
          <table:table-cell table:formula="of:=[.B83]+IF([.A83]=&quot;a&quot;;[.D$200];IF([.A83]=&quot;e&quot;;[.E$200];IF([.A83]=&quot;i&quot;;[.F$200];IF([.A83]=&quot;o&quot;;[.G$200];IF([.A83]=&quot;u&quot;;[.H$200];0)))))" office:value-type="float" office:value="0">
            <text:p>0</text:p>
          </table:table-cell>
          <table:table-cell table:style-name="ce1" table:formula="of:=[.J83]/[.J$200]" office:value-type="percentage" office:value="0">
            <text:p>0,000%</text:p>
          </table:table-cell>
        </table:table-row>
        <table:table-row table:style-name="ro1" table:number-rows-repeated="116">
          <table:table-cell table:number-columns-repeated="11"/>
        </table:table-row>
        <table:table-row table:style-name="ro1">
          <table:table-cell table:number-columns-repeated="3"/>
          <table:table-cell table:formula="of:=SUM([.D1:.D76])" office:value-type="float" office:value="0">
            <text:p>0</text:p>
          </table:table-cell>
          <table:table-cell table:formula="of:=SUM([.E1:.E76])" office:value-type="float" office:value="1">
            <text:p>1</text:p>
          </table:table-cell>
          <table:table-cell table:formula="of:=SUM([.F1:.F76])" office:value-type="float" office:value="3">
            <text:p>3</text:p>
          </table:table-cell>
          <table:table-cell table:formula="of:=SUM([.G1:.G76])" office:value-type="float" office:value="0">
            <text:p>0</text:p>
          </table:table-cell>
          <table:table-cell table:formula="of:=SUM([.H1:.H76])" office:value-type="float" office:value="7">
            <text:p>7</text:p>
          </table:table-cell>
          <table:table-cell/>
          <table:table-cell table:formula="of:=SUM([.J1:.J76])" office:value-type="float" office:value="760275">
            <text:p>760275</text:p>
          </table:table-cell>
          <table:table-cell/>
        </table:table-row>
      </table:table>
      <table:table table:name="corpuses" table:style-name="ta1">
        <table:table-column table:style-name="co8" table:number-columns-repeated="3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>
            <text:p>e</text:p>
          </table:table-cell>
          <table:table-cell office:value-type="float" office:value="44448">
            <text:p>44448</text:p>
          </table:table-cell>
          <table:table-cell/>
          <table:table-cell table:formula="of:=IF([.A1]=&quot;à&quot;;[.B1];0)" office:value-type="float" office:value="0">
            <text:p>0</text:p>
          </table:table-cell>
          <table:table-cell table:formula="of:=IF(OR([.A1]=&quot;è&quot;;[.A1]=&quot;é&quot;);[.B1];0)" office:value-type="float" office:value="0">
            <text:p>0</text:p>
          </table:table-cell>
          <table:table-cell table:formula="of:=IF(OR([.A1]=&quot;í&quot;;[.A1]=&quot;ï&quot;);[.B1];0)" office:value-type="float" office:value="0">
            <text:p>0</text:p>
          </table:table-cell>
          <table:table-cell table:formula="of:=IF(OR([.A1]=&quot;ò&quot;;[.A1]=&quot;ó&quot;);[.B1];0)" office:value-type="float" office:value="0">
            <text:p>0</text:p>
          </table:table-cell>
          <table:table-cell table:formula="of:=IF(OR([.A1]=&quot;ú&quot;;[.A1]=&quot;ü&quot;);[.B1];0)" office:value-type="float" office:value="0">
            <text:p>0</text:p>
          </table:table-cell>
          <table:table-cell/>
          <table:table-cell table:formula="of:=[.B1]+IF([.A1]=&quot;a&quot;;[.D$200];IF([.A1]=&quot;e&quot;;[.E$200];IF([.A1]=&quot;i&quot;;[.F$200];IF([.A1]=&quot;o&quot;;[.G$200];IF([.A1]=&quot;u&quot;;[.H$200];0)))))" office:value-type="float" office:value="45677">
            <text:p>45677</text:p>
          </table:table-cell>
          <table:table-cell table:formula="of:=[.J1]/[.J$200]" office:value-type="percentage" office:value="0.123264455784608">
            <text:p>12,326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41542">
            <text:p>41542</text:p>
          </table:table-cell>
          <table:table-cell/>
          <table:table-cell table:formula="of:=IF([.A2]=&quot;à&quot;;[.B2];0)" office:value-type="float" office:value="0">
            <text:p>0</text:p>
          </table:table-cell>
          <table:table-cell table:formula="of:=IF(OR([.A2]=&quot;è&quot;;[.A2]=&quot;é&quot;);[.B2];0)" office:value-type="float" office:value="0">
            <text:p>0</text:p>
          </table:table-cell>
          <table:table-cell table:formula="of:=IF(OR([.A2]=&quot;í&quot;;[.A2]=&quot;ï&quot;);[.B2];0)" office:value-type="float" office:value="0">
            <text:p>0</text:p>
          </table:table-cell>
          <table:table-cell table:formula="of:=IF(OR([.A2]=&quot;ò&quot;;[.A2]=&quot;ó&quot;);[.B2];0)" office:value-type="float" office:value="0">
            <text:p>0</text:p>
          </table:table-cell>
          <table:table-cell table:formula="of:=IF(OR([.A2]=&quot;ú&quot;;[.A2]=&quot;ü&quot;);[.B2];0)" office:value-type="float" office:value="0">
            <text:p>0</text:p>
          </table:table-cell>
          <table:table-cell/>
          <table:table-cell table:formula="of:=[.B2]+IF([.A2]=&quot;a&quot;;[.D$200];IF([.A2]=&quot;e&quot;;[.E$200];IF([.A2]=&quot;i&quot;;[.F$200];IF([.A2]=&quot;o&quot;;[.G$200];IF([.A2]=&quot;u&quot;;[.H$200];0)))))" office:value-type="float" office:value="41542">
            <text:p>41542</text:p>
          </table:table-cell>
          <table:table-cell table:formula="of:=[.J2]/[.J$200]" office:value-type="percentage" office:value="0.112105699196624">
            <text:p>11,211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28603">
            <text:p>28603</text:p>
          </table:table-cell>
          <table:table-cell/>
          <table:table-cell table:formula="of:=IF([.A3]=&quot;à&quot;;[.B3];0)" office:value-type="float" office:value="0">
            <text:p>0</text:p>
          </table:table-cell>
          <table:table-cell table:formula="of:=IF(OR([.A3]=&quot;è&quot;;[.A3]=&quot;é&quot;);[.B3];0)" office:value-type="float" office:value="0">
            <text:p>0</text:p>
          </table:table-cell>
          <table:table-cell table:formula="of:=IF(OR([.A3]=&quot;í&quot;;[.A3]=&quot;ï&quot;);[.B3];0)" office:value-type="float" office:value="0">
            <text:p>0</text:p>
          </table:table-cell>
          <table:table-cell table:formula="of:=IF(OR([.A3]=&quot;ò&quot;;[.A3]=&quot;ó&quot;);[.B3];0)" office:value-type="float" office:value="0">
            <text:p>0</text:p>
          </table:table-cell>
          <table:table-cell table:formula="of:=IF(OR([.A3]=&quot;ú&quot;;[.A3]=&quot;ü&quot;);[.B3];0)" office:value-type="float" office:value="0">
            <text:p>0</text:p>
          </table:table-cell>
          <table:table-cell/>
          <table:table-cell table:formula="of:=[.B3]+IF([.A3]=&quot;a&quot;;[.D$200];IF([.A3]=&quot;e&quot;;[.E$200];IF([.A3]=&quot;i&quot;;[.F$200];IF([.A3]=&quot;o&quot;;[.G$200];IF([.A3]=&quot;u&quot;;[.H$200];0)))))" office:value-type="float" office:value="30162">
            <text:p>30162</text:p>
          </table:table-cell>
          <table:table-cell table:formula="of:=[.J3]/[.J$200]" office:value-type="percentage" office:value="0.0813955057331991">
            <text:p>8,140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25959">
            <text:p>25959</text:p>
          </table:table-cell>
          <table:table-cell/>
          <table:table-cell table:formula="of:=IF([.A4]=&quot;à&quot;;[.B4];0)" office:value-type="float" office:value="0">
            <text:p>0</text:p>
          </table:table-cell>
          <table:table-cell table:formula="of:=IF(OR([.A4]=&quot;è&quot;;[.A4]=&quot;é&quot;);[.B4];0)" office:value-type="float" office:value="0">
            <text:p>0</text:p>
          </table:table-cell>
          <table:table-cell table:formula="of:=IF(OR([.A4]=&quot;í&quot;;[.A4]=&quot;ï&quot;);[.B4];0)" office:value-type="float" office:value="0">
            <text:p>0</text:p>
          </table:table-cell>
          <table:table-cell table:formula="of:=IF(OR([.A4]=&quot;ò&quot;;[.A4]=&quot;ó&quot;);[.B4];0)" office:value-type="float" office:value="0">
            <text:p>0</text:p>
          </table:table-cell>
          <table:table-cell table:formula="of:=IF(OR([.A4]=&quot;ú&quot;;[.A4]=&quot;ü&quot;);[.B4];0)" office:value-type="float" office:value="0">
            <text:p>0</text:p>
          </table:table-cell>
          <table:table-cell/>
          <table:table-cell table:formula="of:=[.B4]+IF([.A4]=&quot;a&quot;;[.D$200];IF([.A4]=&quot;e&quot;;[.E$200];IF([.A4]=&quot;i&quot;;[.F$200];IF([.A4]=&quot;o&quot;;[.G$200];IF([.A4]=&quot;u&quot;;[.H$200];0)))))" office:value-type="float" office:value="25959">
            <text:p>25959</text:p>
          </table:table-cell>
          <table:table-cell table:formula="of:=[.J4]/[.J$200]" office:value-type="percentage" office:value="0.0700532435955214">
            <text:p>7,005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24424">
            <text:p>24424</text:p>
          </table:table-cell>
          <table:table-cell/>
          <table:table-cell table:formula="of:=IF([.A5]=&quot;à&quot;;[.B5];0)" office:value-type="float" office:value="0">
            <text:p>0</text:p>
          </table:table-cell>
          <table:table-cell table:formula="of:=IF(OR([.A5]=&quot;è&quot;;[.A5]=&quot;é&quot;);[.B5];0)" office:value-type="float" office:value="0">
            <text:p>0</text:p>
          </table:table-cell>
          <table:table-cell table:formula="of:=IF(OR([.A5]=&quot;í&quot;;[.A5]=&quot;ï&quot;);[.B5];0)" office:value-type="float" office:value="0">
            <text:p>0</text:p>
          </table:table-cell>
          <table:table-cell table:formula="of:=IF(OR([.A5]=&quot;ò&quot;;[.A5]=&quot;ó&quot;);[.B5];0)" office:value-type="float" office:value="0">
            <text:p>0</text:p>
          </table:table-cell>
          <table:table-cell table:formula="of:=IF(OR([.A5]=&quot;ú&quot;;[.A5]=&quot;ü&quot;);[.B5];0)" office:value-type="float" office:value="0">
            <text:p>0</text:p>
          </table:table-cell>
          <table:table-cell/>
          <table:table-cell table:formula="of:=[.B5]+IF([.A5]=&quot;a&quot;;[.D$200];IF([.A5]=&quot;e&quot;;[.E$200];IF([.A5]=&quot;i&quot;;[.F$200];IF([.A5]=&quot;o&quot;;[.G$200];IF([.A5]=&quot;u&quot;;[.H$200];0)))))" office:value-type="float" office:value="24424">
            <text:p>24424</text:p>
          </table:table-cell>
          <table:table-cell table:formula="of:=[.J5]/[.J$200]" office:value-type="percentage" office:value="0.0659108756722915">
            <text:p>6,591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4104">
            <text:p>24104</text:p>
          </table:table-cell>
          <table:table-cell/>
          <table:table-cell table:formula="of:=IF([.A6]=&quot;à&quot;;[.B6];0)" office:value-type="float" office:value="0">
            <text:p>0</text:p>
          </table:table-cell>
          <table:table-cell table:formula="of:=IF(OR([.A6]=&quot;è&quot;;[.A6]=&quot;é&quot;);[.B6];0)" office:value-type="float" office:value="0">
            <text:p>0</text:p>
          </table:table-cell>
          <table:table-cell table:formula="of:=IF(OR([.A6]=&quot;í&quot;;[.A6]=&quot;ï&quot;);[.B6];0)" office:value-type="float" office:value="0">
            <text:p>0</text:p>
          </table:table-cell>
          <table:table-cell table:formula="of:=IF(OR([.A6]=&quot;ò&quot;;[.A6]=&quot;ó&quot;);[.B6];0)" office:value-type="float" office:value="0">
            <text:p>0</text:p>
          </table:table-cell>
          <table:table-cell table:formula="of:=IF(OR([.A6]=&quot;ú&quot;;[.A6]=&quot;ü&quot;);[.B6];0)" office:value-type="float" office:value="0">
            <text:p>0</text:p>
          </table:table-cell>
          <table:table-cell/>
          <table:table-cell table:formula="of:=[.B6]+IF([.A6]=&quot;a&quot;;[.D$200];IF([.A6]=&quot;e&quot;;[.E$200];IF([.A6]=&quot;i&quot;;[.F$200];IF([.A6]=&quot;o&quot;;[.G$200];IF([.A6]=&quot;u&quot;;[.H$200];0)))))" office:value-type="float" office:value="24104">
            <text:p>24104</text:p>
          </table:table-cell>
          <table:table-cell table:formula="of:=[.J6]/[.J$200]" office:value-type="percentage" office:value="0.0650473201443217">
            <text:p>6,505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0491">
            <text:p>20491</text:p>
          </table:table-cell>
          <table:table-cell/>
          <table:table-cell table:formula="of:=IF([.A7]=&quot;à&quot;;[.B7];0)" office:value-type="float" office:value="0">
            <text:p>0</text:p>
          </table:table-cell>
          <table:table-cell table:formula="of:=IF(OR([.A7]=&quot;è&quot;;[.A7]=&quot;é&quot;);[.B7];0)" office:value-type="float" office:value="0">
            <text:p>0</text:p>
          </table:table-cell>
          <table:table-cell table:formula="of:=IF(OR([.A7]=&quot;í&quot;;[.A7]=&quot;ï&quot;);[.B7];0)" office:value-type="float" office:value="0">
            <text:p>0</text:p>
          </table:table-cell>
          <table:table-cell table:formula="of:=IF(OR([.A7]=&quot;ò&quot;;[.A7]=&quot;ó&quot;);[.B7];0)" office:value-type="float" office:value="0">
            <text:p>0</text:p>
          </table:table-cell>
          <table:table-cell table:formula="of:=IF(OR([.A7]=&quot;ú&quot;;[.A7]=&quot;ü&quot;);[.B7];0)" office:value-type="float" office:value="0">
            <text:p>0</text:p>
          </table:table-cell>
          <table:table-cell/>
          <table:table-cell table:formula="of:=[.B7]+IF([.A7]=&quot;a&quot;;[.D$200];IF([.A7]=&quot;e&quot;;[.E$200];IF([.A7]=&quot;i&quot;;[.F$200];IF([.A7]=&quot;o&quot;;[.G$200];IF([.A7]=&quot;u&quot;;[.H$200];0)))))" office:value-type="float" office:value="22351">
            <text:p>22351</text:p>
          </table:table-cell>
          <table:table-cell table:formula="of:=[.J7]/[.J$200]" office:value-type="percentage" office:value="0.0603166550176624">
            <text:p>6,032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7023">
            <text:p>17023</text:p>
          </table:table-cell>
          <table:table-cell/>
          <table:table-cell table:formula="of:=IF([.A8]=&quot;à&quot;;[.B8];0)" office:value-type="float" office:value="0">
            <text:p>0</text:p>
          </table:table-cell>
          <table:table-cell table:formula="of:=IF(OR([.A8]=&quot;è&quot;;[.A8]=&quot;é&quot;);[.B8];0)" office:value-type="float" office:value="0">
            <text:p>0</text:p>
          </table:table-cell>
          <table:table-cell table:formula="of:=IF(OR([.A8]=&quot;í&quot;;[.A8]=&quot;ï&quot;);[.B8];0)" office:value-type="float" office:value="0">
            <text:p>0</text:p>
          </table:table-cell>
          <table:table-cell table:formula="of:=IF(OR([.A8]=&quot;ò&quot;;[.A8]=&quot;ó&quot;);[.B8];0)" office:value-type="float" office:value="0">
            <text:p>0</text:p>
          </table:table-cell>
          <table:table-cell table:formula="of:=IF(OR([.A8]=&quot;ú&quot;;[.A8]=&quot;ü&quot;);[.B8];0)" office:value-type="float" office:value="0">
            <text:p>0</text:p>
          </table:table-cell>
          <table:table-cell/>
          <table:table-cell table:formula="of:=[.B8]+IF([.A8]=&quot;a&quot;;[.D$200];IF([.A8]=&quot;e&quot;;[.E$200];IF([.A8]=&quot;i&quot;;[.F$200];IF([.A8]=&quot;o&quot;;[.G$200];IF([.A8]=&quot;u&quot;;[.H$200];0)))))" office:value-type="float" office:value="17023">
            <text:p>17023</text:p>
          </table:table-cell>
          <table:table-cell table:formula="of:=[.J8]/[.J$200]" office:value-type="percentage" office:value="0.045938455476966">
            <text:p>4,594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6132">
            <text:p>16132</text:p>
          </table:table-cell>
          <table:table-cell/>
          <table:table-cell table:formula="of:=IF([.A9]=&quot;à&quot;;[.B9];0)" office:value-type="float" office:value="0">
            <text:p>0</text:p>
          </table:table-cell>
          <table:table-cell table:formula="of:=IF(OR([.A9]=&quot;è&quot;;[.A9]=&quot;é&quot;);[.B9];0)" office:value-type="float" office:value="0">
            <text:p>0</text:p>
          </table:table-cell>
          <table:table-cell table:formula="of:=IF(OR([.A9]=&quot;í&quot;;[.A9]=&quot;ï&quot;);[.B9];0)" office:value-type="float" office:value="0">
            <text:p>0</text:p>
          </table:table-cell>
          <table:table-cell table:formula="of:=IF(OR([.A9]=&quot;ò&quot;;[.A9]=&quot;ó&quot;);[.B9];0)" office:value-type="float" office:value="0">
            <text:p>0</text:p>
          </table:table-cell>
          <table:table-cell table:formula="of:=IF(OR([.A9]=&quot;ú&quot;;[.A9]=&quot;ü&quot;);[.B9];0)" office:value-type="float" office:value="0">
            <text:p>0</text:p>
          </table:table-cell>
          <table:table-cell/>
          <table:table-cell table:formula="of:=[.B9]+IF([.A9]=&quot;a&quot;;[.D$200];IF([.A9]=&quot;e&quot;;[.E$200];IF([.A9]=&quot;i&quot;;[.F$200];IF([.A9]=&quot;o&quot;;[.G$200];IF([.A9]=&quot;u&quot;;[.H$200];0)))))" office:value-type="float" office:value="16551">
            <text:p>16551</text:p>
          </table:table-cell>
          <table:table-cell table:formula="of:=[.J9]/[.J$200]" office:value-type="percentage" office:value="0.0446647110732106">
            <text:p>4,466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5887">
            <text:p>15887</text:p>
          </table:table-cell>
          <table:table-cell/>
          <table:table-cell table:formula="of:=IF([.A10]=&quot;à&quot;;[.B10];0)" office:value-type="float" office:value="0">
            <text:p>0</text:p>
          </table:table-cell>
          <table:table-cell table:formula="of:=IF(OR([.A10]=&quot;è&quot;;[.A10]=&quot;é&quot;);[.B10];0)" office:value-type="float" office:value="0">
            <text:p>0</text:p>
          </table:table-cell>
          <table:table-cell table:formula="of:=IF(OR([.A10]=&quot;í&quot;;[.A10]=&quot;ï&quot;);[.B10];0)" office:value-type="float" office:value="0">
            <text:p>0</text:p>
          </table:table-cell>
          <table:table-cell table:formula="of:=IF(OR([.A10]=&quot;ò&quot;;[.A10]=&quot;ó&quot;);[.B10];0)" office:value-type="float" office:value="0">
            <text:p>0</text:p>
          </table:table-cell>
          <table:table-cell table:formula="of:=IF(OR([.A10]=&quot;ú&quot;;[.A10]=&quot;ü&quot;);[.B10];0)" office:value-type="float" office:value="0">
            <text:p>0</text:p>
          </table:table-cell>
          <table:table-cell/>
          <table:table-cell table:formula="of:=[.B10]+IF([.A10]=&quot;a&quot;;[.D$200];IF([.A10]=&quot;e&quot;;[.E$200];IF([.A10]=&quot;i&quot;;[.F$200];IF([.A10]=&quot;o&quot;;[.G$200];IF([.A10]=&quot;u&quot;;[.H$200];0)))))" office:value-type="float" office:value="15887">
            <text:p>15887</text:p>
          </table:table-cell>
          <table:table-cell table:formula="of:=[.J10]/[.J$200]" office:value-type="percentage" office:value="0.0428728333526734">
            <text:p>4,287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5220">
            <text:p>15220</text:p>
          </table:table-cell>
          <table:table-cell/>
          <table:table-cell table:formula="of:=IF([.A11]=&quot;à&quot;;[.B11];0)" office:value-type="float" office:value="0">
            <text:p>0</text:p>
          </table:table-cell>
          <table:table-cell table:formula="of:=IF(OR([.A11]=&quot;è&quot;;[.A11]=&quot;é&quot;);[.B11];0)" office:value-type="float" office:value="0">
            <text:p>0</text:p>
          </table:table-cell>
          <table:table-cell table:formula="of:=IF(OR([.A11]=&quot;í&quot;;[.A11]=&quot;ï&quot;);[.B11];0)" office:value-type="float" office:value="0">
            <text:p>0</text:p>
          </table:table-cell>
          <table:table-cell table:formula="of:=IF(OR([.A11]=&quot;ò&quot;;[.A11]=&quot;ó&quot;);[.B11];0)" office:value-type="float" office:value="0">
            <text:p>0</text:p>
          </table:table-cell>
          <table:table-cell table:formula="of:=IF(OR([.A11]=&quot;ú&quot;;[.A11]=&quot;ü&quot;);[.B11];0)" office:value-type="float" office:value="0">
            <text:p>0</text:p>
          </table:table-cell>
          <table:table-cell/>
          <table:table-cell table:formula="of:=[.B11]+IF([.A11]=&quot;a&quot;;[.D$200];IF([.A11]=&quot;e&quot;;[.E$200];IF([.A11]=&quot;i&quot;;[.F$200];IF([.A11]=&quot;o&quot;;[.G$200];IF([.A11]=&quot;u&quot;;[.H$200];0)))))" office:value-type="float" office:value="15220">
            <text:p>15220</text:p>
          </table:table-cell>
          <table:table-cell table:formula="of:=[.J11]/[.J$200]" office:value-type="percentage" office:value="0.0410728597990614">
            <text:p>4,107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477">
            <text:p>14477</text:p>
          </table:table-cell>
          <table:table-cell/>
          <table:table-cell table:formula="of:=IF([.A12]=&quot;à&quot;;[.B12];0)" office:value-type="float" office:value="0">
            <text:p>0</text:p>
          </table:table-cell>
          <table:table-cell table:formula="of:=IF(OR([.A12]=&quot;è&quot;;[.A12]=&quot;é&quot;);[.B12];0)" office:value-type="float" office:value="0">
            <text:p>0</text:p>
          </table:table-cell>
          <table:table-cell table:formula="of:=IF(OR([.A12]=&quot;í&quot;;[.A12]=&quot;ï&quot;);[.B12];0)" office:value-type="float" office:value="0">
            <text:p>0</text:p>
          </table:table-cell>
          <table:table-cell table:formula="of:=IF(OR([.A12]=&quot;ò&quot;;[.A12]=&quot;ó&quot;);[.B12];0)" office:value-type="float" office:value="0">
            <text:p>0</text:p>
          </table:table-cell>
          <table:table-cell table:formula="of:=IF(OR([.A12]=&quot;ú&quot;;[.A12]=&quot;ü&quot;);[.B12];0)" office:value-type="float" office:value="0">
            <text:p>0</text:p>
          </table:table-cell>
          <table:table-cell/>
          <table:table-cell table:formula="of:=[.B12]+IF([.A12]=&quot;a&quot;;[.D$200];IF([.A12]=&quot;e&quot;;[.E$200];IF([.A12]=&quot;i&quot;;[.F$200];IF([.A12]=&quot;o&quot;;[.G$200];IF([.A12]=&quot;u&quot;;[.H$200];0)))))" office:value-type="float" office:value="14477">
            <text:p>14477</text:p>
          </table:table-cell>
          <table:table-cell table:formula="of:=[.J12]/[.J$200]" office:value-type="percentage" office:value="0.0390677918075566">
            <text:p>3,907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1310">
            <text:p>11310</text:p>
          </table:table-cell>
          <table:table-cell/>
          <table:table-cell table:formula="of:=IF([.A13]=&quot;à&quot;;[.B13];0)" office:value-type="float" office:value="0">
            <text:p>0</text:p>
          </table:table-cell>
          <table:table-cell table:formula="of:=IF(OR([.A13]=&quot;è&quot;;[.A13]=&quot;é&quot;);[.B13];0)" office:value-type="float" office:value="0">
            <text:p>0</text:p>
          </table:table-cell>
          <table:table-cell table:formula="of:=IF(OR([.A13]=&quot;í&quot;;[.A13]=&quot;ï&quot;);[.B13];0)" office:value-type="float" office:value="0">
            <text:p>0</text:p>
          </table:table-cell>
          <table:table-cell table:formula="of:=IF(OR([.A13]=&quot;ò&quot;;[.A13]=&quot;ó&quot;);[.B13];0)" office:value-type="float" office:value="0">
            <text:p>0</text:p>
          </table:table-cell>
          <table:table-cell table:formula="of:=IF(OR([.A13]=&quot;ú&quot;;[.A13]=&quot;ü&quot;);[.B13];0)" office:value-type="float" office:value="0">
            <text:p>0</text:p>
          </table:table-cell>
          <table:table-cell/>
          <table:table-cell table:formula="of:=[.B13]+IF([.A13]=&quot;a&quot;;[.D$200];IF([.A13]=&quot;e&quot;;[.E$200];IF([.A13]=&quot;i&quot;;[.F$200];IF([.A13]=&quot;o&quot;;[.G$200];IF([.A13]=&quot;u&quot;;[.H$200];0)))))" office:value-type="float" office:value="11310">
            <text:p>11310</text:p>
          </table:table-cell>
          <table:table-cell table:formula="of:=[.J13]/[.J$200]" office:value-type="percentage" office:value="0.030521290691681">
            <text:p>3,052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0317">
            <text:p>10317</text:p>
          </table:table-cell>
          <table:table-cell/>
          <table:table-cell table:formula="of:=IF([.A14]=&quot;à&quot;;[.B14];0)" office:value-type="float" office:value="0">
            <text:p>0</text:p>
          </table:table-cell>
          <table:table-cell table:formula="of:=IF(OR([.A14]=&quot;è&quot;;[.A14]=&quot;é&quot;);[.B14];0)" office:value-type="float" office:value="0">
            <text:p>0</text:p>
          </table:table-cell>
          <table:table-cell table:formula="of:=IF(OR([.A14]=&quot;í&quot;;[.A14]=&quot;ï&quot;);[.B14];0)" office:value-type="float" office:value="0">
            <text:p>0</text:p>
          </table:table-cell>
          <table:table-cell table:formula="of:=IF(OR([.A14]=&quot;ò&quot;;[.A14]=&quot;ó&quot;);[.B14];0)" office:value-type="float" office:value="0">
            <text:p>0</text:p>
          </table:table-cell>
          <table:table-cell table:formula="of:=IF(OR([.A14]=&quot;ú&quot;;[.A14]=&quot;ü&quot;);[.B14];0)" office:value-type="float" office:value="0">
            <text:p>0</text:p>
          </table:table-cell>
          <table:table-cell/>
          <table:table-cell table:formula="of:=[.B14]+IF([.A14]=&quot;a&quot;;[.D$200];IF([.A14]=&quot;e&quot;;[.E$200];IF([.A14]=&quot;i&quot;;[.F$200];IF([.A14]=&quot;o&quot;;[.G$200];IF([.A14]=&quot;u&quot;;[.H$200];0)))))" office:value-type="float" office:value="10317">
            <text:p>10317</text:p>
          </table:table-cell>
          <table:table-cell table:formula="of:=[.J14]/[.J$200]" office:value-type="percentage" office:value="0.0278415699439498">
            <text:p>2,784%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8685">
            <text:p>8685</text:p>
          </table:table-cell>
          <table:table-cell/>
          <table:table-cell table:formula="of:=IF([.A15]=&quot;à&quot;;[.B15];0)" office:value-type="float" office:value="0">
            <text:p>0</text:p>
          </table:table-cell>
          <table:table-cell table:formula="of:=IF(OR([.A15]=&quot;è&quot;;[.A15]=&quot;é&quot;);[.B15];0)" office:value-type="float" office:value="0">
            <text:p>0</text:p>
          </table:table-cell>
          <table:table-cell table:formula="of:=IF(OR([.A15]=&quot;í&quot;;[.A15]=&quot;ï&quot;);[.B15];0)" office:value-type="float" office:value="0">
            <text:p>0</text:p>
          </table:table-cell>
          <table:table-cell table:formula="of:=IF(OR([.A15]=&quot;ò&quot;;[.A15]=&quot;ó&quot;);[.B15];0)" office:value-type="float" office:value="0">
            <text:p>0</text:p>
          </table:table-cell>
          <table:table-cell table:formula="of:=IF(OR([.A15]=&quot;ú&quot;;[.A15]=&quot;ü&quot;);[.B15];0)" office:value-type="float" office:value="0">
            <text:p>0</text:p>
          </table:table-cell>
          <table:table-cell/>
          <table:table-cell table:formula="of:=[.B15]+IF([.A15]=&quot;a&quot;;[.D$200];IF([.A15]=&quot;e&quot;;[.E$200];IF([.A15]=&quot;i&quot;;[.F$200];IF([.A15]=&quot;o&quot;;[.G$200];IF([.A15]=&quot;u&quot;;[.H$200];0)))))" office:value-type="float" office:value="8685">
            <text:p>8685</text:p>
          </table:table-cell>
          <table:table-cell table:formula="of:=[.J15]/[.J$200]" office:value-type="percentage" office:value="0.0234374367513041">
            <text:p>2,344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4613">
            <text:p>4613</text:p>
          </table:table-cell>
          <table:table-cell/>
          <table:table-cell table:formula="of:=IF([.A16]=&quot;à&quot;;[.B16];0)" office:value-type="float" office:value="0">
            <text:p>0</text:p>
          </table:table-cell>
          <table:table-cell table:formula="of:=IF(OR([.A16]=&quot;è&quot;;[.A16]=&quot;é&quot;);[.B16];0)" office:value-type="float" office:value="0">
            <text:p>0</text:p>
          </table:table-cell>
          <table:table-cell table:formula="of:=IF(OR([.A16]=&quot;í&quot;;[.A16]=&quot;ï&quot;);[.B16];0)" office:value-type="float" office:value="0">
            <text:p>0</text:p>
          </table:table-cell>
          <table:table-cell table:formula="of:=IF(OR([.A16]=&quot;ò&quot;;[.A16]=&quot;ó&quot;);[.B16];0)" office:value-type="float" office:value="0">
            <text:p>0</text:p>
          </table:table-cell>
          <table:table-cell table:formula="of:=IF(OR([.A16]=&quot;ú&quot;;[.A16]=&quot;ü&quot;);[.B16];0)" office:value-type="float" office:value="0">
            <text:p>0</text:p>
          </table:table-cell>
          <table:table-cell/>
          <table:table-cell table:formula="of:=[.B16]+IF([.A16]=&quot;a&quot;;[.D$200];IF([.A16]=&quot;e&quot;;[.E$200];IF([.A16]=&quot;i&quot;;[.F$200];IF([.A16]=&quot;o&quot;;[.G$200];IF([.A16]=&quot;u&quot;;[.H$200];0)))))" office:value-type="float" office:value="4613">
            <text:p>4613</text:p>
          </table:table-cell>
          <table:table-cell table:formula="of:=[.J16]/[.J$200]" office:value-type="percentage" office:value="0.012448692657889">
            <text:p>1,245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4515">
            <text:p>4515</text:p>
          </table:table-cell>
          <table:table-cell/>
          <table:table-cell table:formula="of:=IF([.A17]=&quot;à&quot;;[.B17];0)" office:value-type="float" office:value="0">
            <text:p>0</text:p>
          </table:table-cell>
          <table:table-cell table:formula="of:=IF(OR([.A17]=&quot;è&quot;;[.A17]=&quot;é&quot;);[.B17];0)" office:value-type="float" office:value="0">
            <text:p>0</text:p>
          </table:table-cell>
          <table:table-cell table:formula="of:=IF(OR([.A17]=&quot;í&quot;;[.A17]=&quot;ï&quot;);[.B17];0)" office:value-type="float" office:value="0">
            <text:p>0</text:p>
          </table:table-cell>
          <table:table-cell table:formula="of:=IF(OR([.A17]=&quot;ò&quot;;[.A17]=&quot;ó&quot;);[.B17];0)" office:value-type="float" office:value="0">
            <text:p>0</text:p>
          </table:table-cell>
          <table:table-cell table:formula="of:=IF(OR([.A17]=&quot;ú&quot;;[.A17]=&quot;ü&quot;);[.B17];0)" office:value-type="float" office:value="0">
            <text:p>0</text:p>
          </table:table-cell>
          <table:table-cell/>
          <table:table-cell table:formula="of:=[.B17]+IF([.A17]=&quot;a&quot;;[.D$200];IF([.A17]=&quot;e&quot;;[.E$200];IF([.A17]=&quot;i&quot;;[.F$200];IF([.A17]=&quot;o&quot;;[.G$200];IF([.A17]=&quot;u&quot;;[.H$200];0)))))" office:value-type="float" office:value="4515">
            <text:p>4515</text:p>
          </table:table-cell>
          <table:table-cell table:formula="of:=[.J17]/[.J$200]" office:value-type="percentage" office:value="0.0121842287774482">
            <text:p>1,218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4005">
            <text:p>4005</text:p>
          </table:table-cell>
          <table:table-cell/>
          <table:table-cell table:formula="of:=IF([.A18]=&quot;à&quot;;[.B18];0)" office:value-type="float" office:value="0">
            <text:p>0</text:p>
          </table:table-cell>
          <table:table-cell table:formula="of:=IF(OR([.A18]=&quot;è&quot;;[.A18]=&quot;é&quot;);[.B18];0)" office:value-type="float" office:value="0">
            <text:p>0</text:p>
          </table:table-cell>
          <table:table-cell table:formula="of:=IF(OR([.A18]=&quot;í&quot;;[.A18]=&quot;ï&quot;);[.B18];0)" office:value-type="float" office:value="0">
            <text:p>0</text:p>
          </table:table-cell>
          <table:table-cell table:formula="of:=IF(OR([.A18]=&quot;ò&quot;;[.A18]=&quot;ó&quot;);[.B18];0)" office:value-type="float" office:value="0">
            <text:p>0</text:p>
          </table:table-cell>
          <table:table-cell table:formula="of:=IF(OR([.A18]=&quot;ú&quot;;[.A18]=&quot;ü&quot;);[.B18];0)" office:value-type="float" office:value="0">
            <text:p>0</text:p>
          </table:table-cell>
          <table:table-cell/>
          <table:table-cell table:formula="of:=[.B18]+IF([.A18]=&quot;a&quot;;[.D$200];IF([.A18]=&quot;e&quot;;[.E$200];IF([.A18]=&quot;i&quot;;[.F$200];IF([.A18]=&quot;o&quot;;[.G$200];IF([.A18]=&quot;u&quot;;[.H$200];0)))))" office:value-type="float" office:value="4005">
            <text:p>4005</text:p>
          </table:table-cell>
          <table:table-cell table:formula="of:=[.J18]/[.J$200]" office:value-type="percentage" office:value="0.0108079371547465">
            <text:p>1,081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3749">
            <text:p>3749</text:p>
          </table:table-cell>
          <table:table-cell/>
          <table:table-cell table:formula="of:=IF([.A19]=&quot;à&quot;;[.B19];0)" office:value-type="float" office:value="0">
            <text:p>0</text:p>
          </table:table-cell>
          <table:table-cell table:formula="of:=IF(OR([.A19]=&quot;è&quot;;[.A19]=&quot;é&quot;);[.B19];0)" office:value-type="float" office:value="0">
            <text:p>0</text:p>
          </table:table-cell>
          <table:table-cell table:formula="of:=IF(OR([.A19]=&quot;í&quot;;[.A19]=&quot;ï&quot;);[.B19];0)" office:value-type="float" office:value="0">
            <text:p>0</text:p>
          </table:table-cell>
          <table:table-cell table:formula="of:=IF(OR([.A19]=&quot;ò&quot;;[.A19]=&quot;ó&quot;);[.B19];0)" office:value-type="float" office:value="0">
            <text:p>0</text:p>
          </table:table-cell>
          <table:table-cell table:formula="of:=IF(OR([.A19]=&quot;ú&quot;;[.A19]=&quot;ü&quot;);[.B19];0)" office:value-type="float" office:value="0">
            <text:p>0</text:p>
          </table:table-cell>
          <table:table-cell/>
          <table:table-cell table:formula="of:=[.B19]+IF([.A19]=&quot;a&quot;;[.D$200];IF([.A19]=&quot;e&quot;;[.E$200];IF([.A19]=&quot;i&quot;;[.F$200];IF([.A19]=&quot;o&quot;;[.G$200];IF([.A19]=&quot;u&quot;;[.H$200];0)))))" office:value-type="float" office:value="3749">
            <text:p>3749</text:p>
          </table:table-cell>
          <table:table-cell table:formula="of:=[.J19]/[.J$200]" office:value-type="percentage" office:value="0.0101170927323707">
            <text:p>1,012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3552">
            <text:p>3552</text:p>
          </table:table-cell>
          <table:table-cell/>
          <table:table-cell table:formula="of:=IF([.A20]=&quot;à&quot;;[.B20];0)" office:value-type="float" office:value="0">
            <text:p>0</text:p>
          </table:table-cell>
          <table:table-cell table:formula="of:=IF(OR([.A20]=&quot;è&quot;;[.A20]=&quot;é&quot;);[.B20];0)" office:value-type="float" office:value="0">
            <text:p>0</text:p>
          </table:table-cell>
          <table:table-cell table:formula="of:=IF(OR([.A20]=&quot;í&quot;;[.A20]=&quot;ï&quot;);[.B20];0)" office:value-type="float" office:value="0">
            <text:p>0</text:p>
          </table:table-cell>
          <table:table-cell table:formula="of:=IF(OR([.A20]=&quot;ò&quot;;[.A20]=&quot;ó&quot;);[.B20];0)" office:value-type="float" office:value="0">
            <text:p>0</text:p>
          </table:table-cell>
          <table:table-cell table:formula="of:=IF(OR([.A20]=&quot;ú&quot;;[.A20]=&quot;ü&quot;);[.B20];0)" office:value-type="float" office:value="0">
            <text:p>0</text:p>
          </table:table-cell>
          <table:table-cell/>
          <table:table-cell table:formula="of:=[.B20]+IF([.A20]=&quot;a&quot;;[.D$200];IF([.A20]=&quot;e&quot;;[.E$200];IF([.A20]=&quot;i&quot;;[.F$200];IF([.A20]=&quot;o&quot;;[.G$200];IF([.A20]=&quot;u&quot;;[.H$200];0)))))" office:value-type="float" office:value="3552">
            <text:p>3552</text:p>
          </table:table-cell>
          <table:table-cell table:formula="of:=[.J20]/[.J$200]" office:value-type="percentage" office:value="0.00958546636046427">
            <text:p>0,959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050">
            <text:p>3050</text:p>
          </table:table-cell>
          <table:table-cell/>
          <table:table-cell table:formula="of:=IF([.A21]=&quot;à&quot;;[.B21];0)" office:value-type="float" office:value="0">
            <text:p>0</text:p>
          </table:table-cell>
          <table:table-cell table:formula="of:=IF(OR([.A21]=&quot;è&quot;;[.A21]=&quot;é&quot;);[.B21];0)" office:value-type="float" office:value="0">
            <text:p>0</text:p>
          </table:table-cell>
          <table:table-cell table:formula="of:=IF(OR([.A21]=&quot;í&quot;;[.A21]=&quot;ï&quot;);[.B21];0)" office:value-type="float" office:value="0">
            <text:p>0</text:p>
          </table:table-cell>
          <table:table-cell table:formula="of:=IF(OR([.A21]=&quot;ò&quot;;[.A21]=&quot;ó&quot;);[.B21];0)" office:value-type="float" office:value="0">
            <text:p>0</text:p>
          </table:table-cell>
          <table:table-cell table:formula="of:=IF(OR([.A21]=&quot;ú&quot;;[.A21]=&quot;ü&quot;);[.B21];0)" office:value-type="float" office:value="0">
            <text:p>0</text:p>
          </table:table-cell>
          <table:table-cell/>
          <table:table-cell table:formula="of:=[.B21]+IF([.A21]=&quot;a&quot;;[.D$200];IF([.A21]=&quot;e&quot;;[.E$200];IF([.A21]=&quot;i&quot;;[.F$200];IF([.A21]=&quot;o&quot;;[.G$200];IF([.A21]=&quot;u&quot;;[.H$200];0)))))" office:value-type="float" office:value="3050">
            <text:p>3050</text:p>
          </table:table-cell>
          <table:table-cell table:formula="of:=[.J21]/[.J$200]" office:value-type="percentage" office:value="0.00823076362596172">
            <text:p>0,823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2602">
            <text:p>2602</text:p>
          </table:table-cell>
          <table:table-cell/>
          <table:table-cell table:formula="of:=IF([.A22]=&quot;à&quot;;[.B22];0)" office:value-type="float" office:value="0">
            <text:p>0</text:p>
          </table:table-cell>
          <table:table-cell table:formula="of:=IF(OR([.A22]=&quot;è&quot;;[.A22]=&quot;é&quot;);[.B22];0)" office:value-type="float" office:value="0">
            <text:p>0</text:p>
          </table:table-cell>
          <table:table-cell table:formula="of:=IF(OR([.A22]=&quot;í&quot;;[.A22]=&quot;ï&quot;);[.B22];0)" office:value-type="float" office:value="0">
            <text:p>0</text:p>
          </table:table-cell>
          <table:table-cell table:formula="of:=IF(OR([.A22]=&quot;ò&quot;;[.A22]=&quot;ó&quot;);[.B22];0)" office:value-type="float" office:value="0">
            <text:p>0</text:p>
          </table:table-cell>
          <table:table-cell table:formula="of:=IF(OR([.A22]=&quot;ú&quot;;[.A22]=&quot;ü&quot;);[.B22];0)" office:value-type="float" office:value="0">
            <text:p>0</text:p>
          </table:table-cell>
          <table:table-cell/>
          <table:table-cell table:formula="of:=[.B22]+IF([.A22]=&quot;a&quot;;[.D$200];IF([.A22]=&quot;e&quot;;[.E$200];IF([.A22]=&quot;i&quot;;[.F$200];IF([.A22]=&quot;o&quot;;[.G$200];IF([.A22]=&quot;u&quot;;[.H$200];0)))))" office:value-type="float" office:value="2602">
            <text:p>2602</text:p>
          </table:table-cell>
          <table:table-cell table:formula="of:=[.J22]/[.J$200]" office:value-type="percentage" office:value="0.00702178588680406">
            <text:p>0,702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427">
            <text:p>2427</text:p>
          </table:table-cell>
          <table:table-cell/>
          <table:table-cell table:formula="of:=IF([.A23]=&quot;à&quot;;[.B23];0)" office:value-type="float" office:value="0">
            <text:p>0</text:p>
          </table:table-cell>
          <table:table-cell table:formula="of:=IF(OR([.A23]=&quot;è&quot;;[.A23]=&quot;é&quot;);[.B23];0)" office:value-type="float" office:value="0">
            <text:p>0</text:p>
          </table:table-cell>
          <table:table-cell table:formula="of:=IF(OR([.A23]=&quot;í&quot;;[.A23]=&quot;ï&quot;);[.B23];0)" office:value-type="float" office:value="0">
            <text:p>0</text:p>
          </table:table-cell>
          <table:table-cell table:formula="of:=IF(OR([.A23]=&quot;ò&quot;;[.A23]=&quot;ó&quot;);[.B23];0)" office:value-type="float" office:value="0">
            <text:p>0</text:p>
          </table:table-cell>
          <table:table-cell table:formula="of:=IF(OR([.A23]=&quot;ú&quot;;[.A23]=&quot;ü&quot;);[.B23];0)" office:value-type="float" office:value="0">
            <text:p>0</text:p>
          </table:table-cell>
          <table:table-cell/>
          <table:table-cell table:formula="of:=[.B23]+IF([.A23]=&quot;a&quot;;[.D$200];IF([.A23]=&quot;e&quot;;[.E$200];IF([.A23]=&quot;i&quot;;[.F$200];IF([.A23]=&quot;o&quot;;[.G$200];IF([.A23]=&quot;u&quot;;[.H$200];0)))))" office:value-type="float" office:value="2427">
            <text:p>2427</text:p>
          </table:table-cell>
          <table:table-cell table:formula="of:=[.J23]/[.J$200]" office:value-type="percentage" office:value="0.0065495289574456">
            <text:p>0,655%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float" office:value="2406">
            <text:p>2406</text:p>
          </table:table-cell>
          <table:table-cell/>
          <table:table-cell table:formula="of:=IF([.A24]=&quot;à&quot;;[.B24];0)" office:value-type="float" office:value="0">
            <text:p>0</text:p>
          </table:table-cell>
          <table:table-cell table:formula="of:=IF(OR([.A24]=&quot;è&quot;;[.A24]=&quot;é&quot;);[.B24];0)" office:value-type="float" office:value="0">
            <text:p>0</text:p>
          </table:table-cell>
          <table:table-cell table:formula="of:=IF(OR([.A24]=&quot;í&quot;;[.A24]=&quot;ï&quot;);[.B24];0)" office:value-type="float" office:value="0">
            <text:p>0</text:p>
          </table:table-cell>
          <table:table-cell table:formula="of:=IF(OR([.A24]=&quot;ò&quot;;[.A24]=&quot;ó&quot;);[.B24];0)" office:value-type="float" office:value="0">
            <text:p>0</text:p>
          </table:table-cell>
          <table:table-cell table:formula="of:=IF(OR([.A24]=&quot;ú&quot;;[.A24]=&quot;ü&quot;);[.B24];0)" office:value-type="float" office:value="0">
            <text:p>0</text:p>
          </table:table-cell>
          <table:table-cell/>
          <table:table-cell table:formula="of:=[.B24]+IF([.A24]=&quot;a&quot;;[.D$200];IF([.A24]=&quot;e&quot;;[.E$200];IF([.A24]=&quot;i&quot;;[.F$200];IF([.A24]=&quot;o&quot;;[.G$200];IF([.A24]=&quot;u&quot;;[.H$200];0)))))" office:value-type="float" office:value="2406">
            <text:p>2406</text:p>
          </table:table-cell>
          <table:table-cell table:formula="of:=[.J24]/[.J$200]" office:value-type="percentage" office:value="0.00649285812592259">
            <text:p>0,649%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float" office:value="1860">
            <text:p>1860</text:p>
          </table:table-cell>
          <table:table-cell/>
          <table:table-cell table:formula="of:=IF([.A25]=&quot;à&quot;;[.B25];0)" office:value-type="float" office:value="0">
            <text:p>0</text:p>
          </table:table-cell>
          <table:table-cell table:formula="of:=IF(OR([.A25]=&quot;è&quot;;[.A25]=&quot;é&quot;);[.B25];0)" office:value-type="float" office:value="0">
            <text:p>0</text:p>
          </table:table-cell>
          <table:table-cell table:formula="of:=IF(OR([.A25]=&quot;í&quot;;[.A25]=&quot;ï&quot;);[.B25];0)" office:value-type="float" office:value="1860">
            <text:p>1860</text:p>
          </table:table-cell>
          <table:table-cell table:formula="of:=IF(OR([.A25]=&quot;ò&quot;;[.A25]=&quot;ó&quot;);[.B25];0)" office:value-type="float" office:value="0">
            <text:p>0</text:p>
          </table:table-cell>
          <table:table-cell table:formula="of:=IF(OR([.A25]=&quot;ú&quot;;[.A25]=&quot;ü&quot;);[.B25];0)" office:value-type="float" office:value="0">
            <text:p>0</text:p>
          </table:table-cell>
          <table:table-cell/>
          <table:table-cell table:formula="of:=[.B25]+IF([.A25]=&quot;a&quot;;[.D$200];IF([.A25]=&quot;e&quot;;[.E$200];IF([.A25]=&quot;i&quot;;[.F$200];IF([.A25]=&quot;o&quot;;[.G$200];IF([.A25]=&quot;u&quot;;[.H$200];0)))))" office:value-type="float" office:value="1860">
            <text:p>1860</text:p>
          </table:table-cell>
          <table:table-cell table:formula="of:=[.J25]/[.J$200]" office:value-type="percentage" office:value="0.0050194165063242">
            <text:p>0,502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785">
            <text:p>1785</text:p>
          </table:table-cell>
          <table:table-cell/>
          <table:table-cell table:formula="of:=IF([.A26]=&quot;à&quot;;[.B26];0)" office:value-type="float" office:value="0">
            <text:p>0</text:p>
          </table:table-cell>
          <table:table-cell table:formula="of:=IF(OR([.A26]=&quot;è&quot;;[.A26]=&quot;é&quot;);[.B26];0)" office:value-type="float" office:value="0">
            <text:p>0</text:p>
          </table:table-cell>
          <table:table-cell table:formula="of:=IF(OR([.A26]=&quot;í&quot;;[.A26]=&quot;ï&quot;);[.B26];0)" office:value-type="float" office:value="0">
            <text:p>0</text:p>
          </table:table-cell>
          <table:table-cell table:formula="of:=IF(OR([.A26]=&quot;ò&quot;;[.A26]=&quot;ó&quot;);[.B26];0)" office:value-type="float" office:value="0">
            <text:p>0</text:p>
          </table:table-cell>
          <table:table-cell table:formula="of:=IF(OR([.A26]=&quot;ú&quot;;[.A26]=&quot;ü&quot;);[.B26];0)" office:value-type="float" office:value="0">
            <text:p>0</text:p>
          </table:table-cell>
          <table:table-cell/>
          <table:table-cell table:formula="of:=[.B26]+IF([.A26]=&quot;a&quot;;[.D$200];IF([.A26]=&quot;e&quot;;[.E$200];IF([.A26]=&quot;i&quot;;[.F$200];IF([.A26]=&quot;o&quot;;[.G$200];IF([.A26]=&quot;u&quot;;[.H$200];0)))))" office:value-type="float" office:value="1785">
            <text:p>1785</text:p>
          </table:table-cell>
          <table:table-cell table:formula="of:=[.J26]/[.J$200]" office:value-type="percentage" office:value="0.00481702067945628">
            <text:p>0,482%</text:p>
          </table:table-cell>
        </table:table-row>
        <table:table-row table:style-name="ro1">
          <table:table-cell office:value-type="string">
            <text:p>«</text:p>
          </table:table-cell>
          <table:table-cell office:value-type="float" office:value="1627">
            <text:p>1627</text:p>
          </table:table-cell>
          <table:table-cell/>
          <table:table-cell table:formula="of:=IF([.A27]=&quot;à&quot;;[.B27];0)" office:value-type="float" office:value="0">
            <text:p>0</text:p>
          </table:table-cell>
          <table:table-cell table:formula="of:=IF(OR([.A27]=&quot;è&quot;;[.A27]=&quot;é&quot;);[.B27];0)" office:value-type="float" office:value="0">
            <text:p>0</text:p>
          </table:table-cell>
          <table:table-cell table:formula="of:=IF(OR([.A27]=&quot;í&quot;;[.A27]=&quot;ï&quot;);[.B27];0)" office:value-type="float" office:value="0">
            <text:p>0</text:p>
          </table:table-cell>
          <table:table-cell table:formula="of:=IF(OR([.A27]=&quot;ò&quot;;[.A27]=&quot;ó&quot;);[.B27];0)" office:value-type="float" office:value="0">
            <text:p>0</text:p>
          </table:table-cell>
          <table:table-cell table:formula="of:=IF(OR([.A27]=&quot;ú&quot;;[.A27]=&quot;ü&quot;);[.B27];0)" office:value-type="float" office:value="0">
            <text:p>0</text:p>
          </table:table-cell>
          <table:table-cell/>
          <table:table-cell table:formula="of:=[.B27]+IF([.A27]=&quot;a&quot;;[.D$200];IF([.A27]=&quot;e&quot;;[.E$200];IF([.A27]=&quot;i&quot;;[.F$200];IF([.A27]=&quot;o&quot;;[.G$200];IF([.A27]=&quot;u&quot;;[.H$200];0)))))" office:value-type="float" office:value="1627">
            <text:p>1627</text:p>
          </table:table-cell>
          <table:table-cell table:formula="of:=[.J27]/[.J$200]" office:value-type="percentage" office:value="0.00439064013752122">
            <text:p>0,439%</text:p>
          </table:table-cell>
        </table:table-row>
        <table:table-row table:style-name="ro1">
          <table:table-cell office:value-type="string">
            <text:p>»</text:p>
          </table:table-cell>
          <table:table-cell office:value-type="float" office:value="1627">
            <text:p>1627</text:p>
          </table:table-cell>
          <table:table-cell/>
          <table:table-cell table:formula="of:=IF([.A28]=&quot;à&quot;;[.B28];0)" office:value-type="float" office:value="0">
            <text:p>0</text:p>
          </table:table-cell>
          <table:table-cell table:formula="of:=IF(OR([.A28]=&quot;è&quot;;[.A28]=&quot;é&quot;);[.B28];0)" office:value-type="float" office:value="0">
            <text:p>0</text:p>
          </table:table-cell>
          <table:table-cell table:formula="of:=IF(OR([.A28]=&quot;í&quot;;[.A28]=&quot;ï&quot;);[.B28];0)" office:value-type="float" office:value="0">
            <text:p>0</text:p>
          </table:table-cell>
          <table:table-cell table:formula="of:=IF(OR([.A28]=&quot;ò&quot;;[.A28]=&quot;ó&quot;);[.B28];0)" office:value-type="float" office:value="0">
            <text:p>0</text:p>
          </table:table-cell>
          <table:table-cell table:formula="of:=IF(OR([.A28]=&quot;ú&quot;;[.A28]=&quot;ü&quot;);[.B28];0)" office:value-type="float" office:value="0">
            <text:p>0</text:p>
          </table:table-cell>
          <table:table-cell/>
          <table:table-cell table:formula="of:=[.B28]+IF([.A28]=&quot;a&quot;;[.D$200];IF([.A28]=&quot;e&quot;;[.E$200];IF([.A28]=&quot;i&quot;;[.F$200];IF([.A28]=&quot;o&quot;;[.G$200];IF([.A28]=&quot;u&quot;;[.H$200];0)))))" office:value-type="float" office:value="1627">
            <text:p>1627</text:p>
          </table:table-cell>
          <table:table-cell table:formula="of:=[.J28]/[.J$200]" office:value-type="percentage" office:value="0.00439064013752122">
            <text:p>0,439%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float" office:value="1559">
            <text:p>1559</text:p>
          </table:table-cell>
          <table:table-cell/>
          <table:table-cell table:formula="of:=IF([.A29]=&quot;à&quot;;[.B29];0)" office:value-type="float" office:value="0">
            <text:p>0</text:p>
          </table:table-cell>
          <table:table-cell table:formula="of:=IF(OR([.A29]=&quot;è&quot;;[.A29]=&quot;é&quot;);[.B29];0)" office:value-type="float" office:value="0">
            <text:p>0</text:p>
          </table:table-cell>
          <table:table-cell table:formula="of:=IF(OR([.A29]=&quot;í&quot;;[.A29]=&quot;ï&quot;);[.B29];0)" office:value-type="float" office:value="0">
            <text:p>0</text:p>
          </table:table-cell>
          <table:table-cell table:formula="of:=IF(OR([.A29]=&quot;ò&quot;;[.A29]=&quot;ó&quot;);[.B29];0)" office:value-type="float" office:value="1559">
            <text:p>1559</text:p>
          </table:table-cell>
          <table:table-cell table:formula="of:=IF(OR([.A29]=&quot;ú&quot;;[.A29]=&quot;ü&quot;);[.B29];0)" office:value-type="float" office:value="0">
            <text:p>0</text:p>
          </table:table-cell>
          <table:table-cell/>
          <table:table-cell table:formula="of:=[.B29]+IF([.A29]=&quot;a&quot;;[.D$200];IF([.A29]=&quot;e&quot;;[.E$200];IF([.A29]=&quot;i&quot;;[.F$200];IF([.A29]=&quot;o&quot;;[.G$200];IF([.A29]=&quot;u&quot;;[.H$200];0)))))" office:value-type="float" office:value="1559">
            <text:p>1559</text:p>
          </table:table-cell>
          <table:table-cell table:formula="of:=[.J29]/[.J$200]" office:value-type="percentage" office:value="0.00420713458782765">
            <text:p>0,421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338">
            <text:p>1338</text:p>
          </table:table-cell>
          <table:table-cell/>
          <table:table-cell table:formula="of:=IF([.A30]=&quot;à&quot;;[.B30];0)" office:value-type="float" office:value="0">
            <text:p>0</text:p>
          </table:table-cell>
          <table:table-cell table:formula="of:=IF(OR([.A30]=&quot;è&quot;;[.A30]=&quot;é&quot;);[.B30];0)" office:value-type="float" office:value="0">
            <text:p>0</text:p>
          </table:table-cell>
          <table:table-cell table:formula="of:=IF(OR([.A30]=&quot;í&quot;;[.A30]=&quot;ï&quot;);[.B30];0)" office:value-type="float" office:value="0">
            <text:p>0</text:p>
          </table:table-cell>
          <table:table-cell table:formula="of:=IF(OR([.A30]=&quot;ò&quot;;[.A30]=&quot;ó&quot;);[.B30];0)" office:value-type="float" office:value="0">
            <text:p>0</text:p>
          </table:table-cell>
          <table:table-cell table:formula="of:=IF(OR([.A30]=&quot;ú&quot;;[.A30]=&quot;ü&quot;);[.B30];0)" office:value-type="float" office:value="0">
            <text:p>0</text:p>
          </table:table-cell>
          <table:table-cell/>
          <table:table-cell table:formula="of:=[.B30]+IF([.A30]=&quot;a&quot;;[.D$200];IF([.A30]=&quot;e&quot;;[.E$200];IF([.A30]=&quot;i&quot;;[.F$200];IF([.A30]=&quot;o&quot;;[.G$200];IF([.A30]=&quot;u&quot;;[.H$200];0)))))" office:value-type="float" office:value="1338">
            <text:p>1338</text:p>
          </table:table-cell>
          <table:table-cell table:formula="of:=[.J30]/[.J$200]" office:value-type="percentage" office:value="0.00361074155132353">
            <text:p>0,361%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float" office:value="1229">
            <text:p>1229</text:p>
          </table:table-cell>
          <table:table-cell/>
          <table:table-cell table:formula="of:=IF([.A31]=&quot;à&quot;;[.B31];0)" office:value-type="float" office:value="0">
            <text:p>0</text:p>
          </table:table-cell>
          <table:table-cell table:formula="of:=IF(OR([.A31]=&quot;è&quot;;[.A31]=&quot;é&quot;);[.B31];0)" office:value-type="float" office:value="1229">
            <text:p>1229</text:p>
          </table:table-cell>
          <table:table-cell table:formula="of:=IF(OR([.A31]=&quot;í&quot;;[.A31]=&quot;ï&quot;);[.B31];0)" office:value-type="float" office:value="0">
            <text:p>0</text:p>
          </table:table-cell>
          <table:table-cell table:formula="of:=IF(OR([.A31]=&quot;ò&quot;;[.A31]=&quot;ó&quot;);[.B31];0)" office:value-type="float" office:value="0">
            <text:p>0</text:p>
          </table:table-cell>
          <table:table-cell table:formula="of:=IF(OR([.A31]=&quot;ú&quot;;[.A31]=&quot;ü&quot;);[.B31];0)" office:value-type="float" office:value="0">
            <text:p>0</text:p>
          </table:table-cell>
          <table:table-cell/>
          <table:table-cell table:formula="of:=[.B31]+IF([.A31]=&quot;a&quot;;[.D$200];IF([.A31]=&quot;e&quot;;[.E$200];IF([.A31]=&quot;i&quot;;[.F$200];IF([.A31]=&quot;o&quot;;[.G$200];IF([.A31]=&quot;u&quot;;[.H$200];0)))))" office:value-type="float" office:value="1229">
            <text:p>1229</text:p>
          </table:table-cell>
          <table:table-cell table:formula="of:=[.J31]/[.J$200]" office:value-type="percentage" office:value="0.00331659294960884">
            <text:p>0,332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1105">
            <text:p>1105</text:p>
          </table:table-cell>
          <table:table-cell/>
          <table:table-cell table:formula="of:=IF([.A32]=&quot;à&quot;;[.B32];0)" office:value-type="float" office:value="0">
            <text:p>0</text:p>
          </table:table-cell>
          <table:table-cell table:formula="of:=IF(OR([.A32]=&quot;è&quot;;[.A32]=&quot;é&quot;);[.B32];0)" office:value-type="float" office:value="0">
            <text:p>0</text:p>
          </table:table-cell>
          <table:table-cell table:formula="of:=IF(OR([.A32]=&quot;í&quot;;[.A32]=&quot;ï&quot;);[.B32];0)" office:value-type="float" office:value="0">
            <text:p>0</text:p>
          </table:table-cell>
          <table:table-cell table:formula="of:=IF(OR([.A32]=&quot;ò&quot;;[.A32]=&quot;ó&quot;);[.B32];0)" office:value-type="float" office:value="0">
            <text:p>0</text:p>
          </table:table-cell>
          <table:table-cell table:formula="of:=IF(OR([.A32]=&quot;ú&quot;;[.A32]=&quot;ü&quot;);[.B32];0)" office:value-type="float" office:value="0">
            <text:p>0</text:p>
          </table:table-cell>
          <table:table-cell/>
          <table:table-cell table:formula="of:=[.B32]+IF([.A32]=&quot;a&quot;;[.D$200];IF([.A32]=&quot;e&quot;;[.E$200];IF([.A32]=&quot;i&quot;;[.F$200];IF([.A32]=&quot;o&quot;;[.G$200];IF([.A32]=&quot;u&quot;;[.H$200];0)))))" office:value-type="float" office:value="1105">
            <text:p>1105</text:p>
          </table:table-cell>
          <table:table-cell table:formula="of:=[.J32]/[.J$200]" office:value-type="percentage" office:value="0.00298196518252056">
            <text:p>0,298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873">
            <text:p>873</text:p>
          </table:table-cell>
          <table:table-cell/>
          <table:table-cell table:formula="of:=IF([.A33]=&quot;à&quot;;[.B33];0)" office:value-type="float" office:value="0">
            <text:p>0</text:p>
          </table:table-cell>
          <table:table-cell table:formula="of:=IF(OR([.A33]=&quot;è&quot;;[.A33]=&quot;é&quot;);[.B33];0)" office:value-type="float" office:value="0">
            <text:p>0</text:p>
          </table:table-cell>
          <table:table-cell table:formula="of:=IF(OR([.A33]=&quot;í&quot;;[.A33]=&quot;ï&quot;);[.B33];0)" office:value-type="float" office:value="0">
            <text:p>0</text:p>
          </table:table-cell>
          <table:table-cell table:formula="of:=IF(OR([.A33]=&quot;ò&quot;;[.A33]=&quot;ó&quot;);[.B33];0)" office:value-type="float" office:value="0">
            <text:p>0</text:p>
          </table:table-cell>
          <table:table-cell table:formula="of:=IF(OR([.A33]=&quot;ú&quot;;[.A33]=&quot;ü&quot;);[.B33];0)" office:value-type="float" office:value="0">
            <text:p>0</text:p>
          </table:table-cell>
          <table:table-cell/>
          <table:table-cell table:formula="of:=[.B33]+IF([.A33]=&quot;a&quot;;[.D$200];IF([.A33]=&quot;e&quot;;[.E$200];IF([.A33]=&quot;i&quot;;[.F$200];IF([.A33]=&quot;o&quot;;[.G$200];IF([.A33]=&quot;u&quot;;[.H$200];0)))))" office:value-type="float" office:value="873">
            <text:p>873</text:p>
          </table:table-cell>
          <table:table-cell table:formula="of:=[.J33]/[.J$200]" office:value-type="percentage" office:value="0.00235588742474249">
            <text:p>0,236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460">
            <text:p>460</text:p>
          </table:table-cell>
          <table:table-cell/>
          <table:table-cell table:formula="of:=IF([.A34]=&quot;à&quot;;[.B34];0)" office:value-type="float" office:value="0">
            <text:p>0</text:p>
          </table:table-cell>
          <table:table-cell table:formula="of:=IF(OR([.A34]=&quot;è&quot;;[.A34]=&quot;é&quot;);[.B34];0)" office:value-type="float" office:value="0">
            <text:p>0</text:p>
          </table:table-cell>
          <table:table-cell table:formula="of:=IF(OR([.A34]=&quot;í&quot;;[.A34]=&quot;ï&quot;);[.B34];0)" office:value-type="float" office:value="0">
            <text:p>0</text:p>
          </table:table-cell>
          <table:table-cell table:formula="of:=IF(OR([.A34]=&quot;ò&quot;;[.A34]=&quot;ó&quot;);[.B34];0)" office:value-type="float" office:value="0">
            <text:p>0</text:p>
          </table:table-cell>
          <table:table-cell table:formula="of:=IF(OR([.A34]=&quot;ú&quot;;[.A34]=&quot;ü&quot;);[.B34];0)" office:value-type="float" office:value="0">
            <text:p>0</text:p>
          </table:table-cell>
          <table:table-cell/>
          <table:table-cell table:formula="of:=[.B34]+IF([.A34]=&quot;a&quot;;[.D$200];IF([.A34]=&quot;e&quot;;[.E$200];IF([.A34]=&quot;i&quot;;[.F$200];IF([.A34]=&quot;o&quot;;[.G$200];IF([.A34]=&quot;u&quot;;[.H$200];0)))))" office:value-type="float" office:value="460">
            <text:p>460</text:p>
          </table:table-cell>
          <table:table-cell table:formula="of:=[.J34]/[.J$200]" office:value-type="percentage" office:value="0.00124136107145652">
            <text:p>0,124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17">
            <text:p>417</text:p>
          </table:table-cell>
          <table:table-cell/>
          <table:table-cell table:formula="of:=IF([.A35]=&quot;à&quot;;[.B35];0)" office:value-type="float" office:value="0">
            <text:p>0</text:p>
          </table:table-cell>
          <table:table-cell table:formula="of:=IF(OR([.A35]=&quot;è&quot;;[.A35]=&quot;é&quot;);[.B35];0)" office:value-type="float" office:value="0">
            <text:p>0</text:p>
          </table:table-cell>
          <table:table-cell table:formula="of:=IF(OR([.A35]=&quot;í&quot;;[.A35]=&quot;ï&quot;);[.B35];0)" office:value-type="float" office:value="0">
            <text:p>0</text:p>
          </table:table-cell>
          <table:table-cell table:formula="of:=IF(OR([.A35]=&quot;ò&quot;;[.A35]=&quot;ó&quot;);[.B35];0)" office:value-type="float" office:value="0">
            <text:p>0</text:p>
          </table:table-cell>
          <table:table-cell table:formula="of:=IF(OR([.A35]=&quot;ú&quot;;[.A35]=&quot;ü&quot;);[.B35];0)" office:value-type="float" office:value="0">
            <text:p>0</text:p>
          </table:table-cell>
          <table:table-cell/>
          <table:table-cell table:formula="of:=[.B35]+IF([.A35]=&quot;a&quot;;[.D$200];IF([.A35]=&quot;e&quot;;[.E$200];IF([.A35]=&quot;i&quot;;[.F$200];IF([.A35]=&quot;o&quot;;[.G$200];IF([.A35]=&quot;u&quot;;[.H$200];0)))))" office:value-type="float" office:value="417">
            <text:p>417</text:p>
          </table:table-cell>
          <table:table-cell table:formula="of:=[.J35]/[.J$200]" office:value-type="percentage" office:value="0.00112532079738559">
            <text:p>0,113%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float" office:value="417">
            <text:p>417</text:p>
          </table:table-cell>
          <table:table-cell/>
          <table:table-cell table:formula="of:=IF([.A36]=&quot;à&quot;;[.B36];0)" office:value-type="float" office:value="0">
            <text:p>0</text:p>
          </table:table-cell>
          <table:table-cell table:formula="of:=IF(OR([.A36]=&quot;è&quot;;[.A36]=&quot;é&quot;);[.B36];0)" office:value-type="float" office:value="0">
            <text:p>0</text:p>
          </table:table-cell>
          <table:table-cell table:formula="of:=IF(OR([.A36]=&quot;í&quot;;[.A36]=&quot;ï&quot;);[.B36];0)" office:value-type="float" office:value="0">
            <text:p>0</text:p>
          </table:table-cell>
          <table:table-cell table:formula="of:=IF(OR([.A36]=&quot;ò&quot;;[.A36]=&quot;ó&quot;);[.B36];0)" office:value-type="float" office:value="0">
            <text:p>0</text:p>
          </table:table-cell>
          <table:table-cell table:formula="of:=IF(OR([.A36]=&quot;ú&quot;;[.A36]=&quot;ü&quot;);[.B36];0)" office:value-type="float" office:value="417">
            <text:p>417</text:p>
          </table:table-cell>
          <table:table-cell/>
          <table:table-cell table:formula="of:=[.B36]+IF([.A36]=&quot;a&quot;;[.D$200];IF([.A36]=&quot;e&quot;;[.E$200];IF([.A36]=&quot;i&quot;;[.F$200];IF([.A36]=&quot;o&quot;;[.G$200];IF([.A36]=&quot;u&quot;;[.H$200];0)))))" office:value-type="float" office:value="417">
            <text:p>417</text:p>
          </table:table-cell>
          <table:table-cell table:formula="of:=[.J36]/[.J$200]" office:value-type="percentage" office:value="0.00112532079738559">
            <text:p>0,113%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float" office:value="363">
            <text:p>363</text:p>
          </table:table-cell>
          <table:table-cell/>
          <table:table-cell table:formula="of:=IF([.A37]=&quot;à&quot;;[.B37];0)" office:value-type="float" office:value="0">
            <text:p>0</text:p>
          </table:table-cell>
          <table:table-cell table:formula="of:=IF(OR([.A37]=&quot;è&quot;;[.A37]=&quot;é&quot;);[.B37];0)" office:value-type="float" office:value="0">
            <text:p>0</text:p>
          </table:table-cell>
          <table:table-cell table:formula="of:=IF(OR([.A37]=&quot;í&quot;;[.A37]=&quot;ï&quot;);[.B37];0)" office:value-type="float" office:value="0">
            <text:p>0</text:p>
          </table:table-cell>
          <table:table-cell table:formula="of:=IF(OR([.A37]=&quot;ò&quot;;[.A37]=&quot;ó&quot;);[.B37];0)" office:value-type="float" office:value="0">
            <text:p>0</text:p>
          </table:table-cell>
          <table:table-cell table:formula="of:=IF(OR([.A37]=&quot;ú&quot;;[.A37]=&quot;ü&quot;);[.B37];0)" office:value-type="float" office:value="0">
            <text:p>0</text:p>
          </table:table-cell>
          <table:table-cell/>
          <table:table-cell table:formula="of:=[.B37]+IF([.A37]=&quot;a&quot;;[.D$200];IF([.A37]=&quot;e&quot;;[.E$200];IF([.A37]=&quot;i&quot;;[.F$200];IF([.A37]=&quot;o&quot;;[.G$200];IF([.A37]=&quot;u&quot;;[.H$200];0)))))" office:value-type="float" office:value="363">
            <text:p>363</text:p>
          </table:table-cell>
          <table:table-cell table:formula="of:=[.J37]/[.J$200]" office:value-type="percentage" office:value="0.00097959580204069">
            <text:p>0,098%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281">
            <text:p>281</text:p>
          </table:table-cell>
          <table:table-cell/>
          <table:table-cell table:formula="of:=IF([.A38]=&quot;à&quot;;[.B38];0)" office:value-type="float" office:value="0">
            <text:p>0</text:p>
          </table:table-cell>
          <table:table-cell table:formula="of:=IF(OR([.A38]=&quot;è&quot;;[.A38]=&quot;é&quot;);[.B38];0)" office:value-type="float" office:value="0">
            <text:p>0</text:p>
          </table:table-cell>
          <table:table-cell table:formula="of:=IF(OR([.A38]=&quot;í&quot;;[.A38]=&quot;ï&quot;);[.B38];0)" office:value-type="float" office:value="0">
            <text:p>0</text:p>
          </table:table-cell>
          <table:table-cell table:formula="of:=IF(OR([.A38]=&quot;ò&quot;;[.A38]=&quot;ó&quot;);[.B38];0)" office:value-type="float" office:value="0">
            <text:p>0</text:p>
          </table:table-cell>
          <table:table-cell table:formula="of:=IF(OR([.A38]=&quot;ú&quot;;[.A38]=&quot;ü&quot;);[.B38];0)" office:value-type="float" office:value="0">
            <text:p>0</text:p>
          </table:table-cell>
          <table:table-cell/>
          <table:table-cell table:formula="of:=[.B38]+IF([.A38]=&quot;a&quot;;[.D$200];IF([.A38]=&quot;e&quot;;[.E$200];IF([.A38]=&quot;i&quot;;[.F$200];IF([.A38]=&quot;o&quot;;[.G$200];IF([.A38]=&quot;u&quot;;[.H$200];0)))))" office:value-type="float" office:value="281">
            <text:p>281</text:p>
          </table:table-cell>
          <table:table-cell table:formula="of:=[.J38]/[.J$200]" office:value-type="percentage" office:value="0.00075830969799844">
            <text:p>0,076%</text:p>
          </table:table-cell>
        </table:table-row>
        <table:table-row table:style-name="ro1">
          <table:table-cell office:value-type="string">
            <text:p>¿</text:p>
          </table:table-cell>
          <table:table-cell office:value-type="float" office:value="276">
            <text:p>276</text:p>
          </table:table-cell>
          <table:table-cell/>
          <table:table-cell table:formula="of:=IF([.A39]=&quot;à&quot;;[.B39];0)" office:value-type="float" office:value="0">
            <text:p>0</text:p>
          </table:table-cell>
          <table:table-cell table:formula="of:=IF(OR([.A39]=&quot;è&quot;;[.A39]=&quot;é&quot;);[.B39];0)" office:value-type="float" office:value="0">
            <text:p>0</text:p>
          </table:table-cell>
          <table:table-cell table:formula="of:=IF(OR([.A39]=&quot;í&quot;;[.A39]=&quot;ï&quot;);[.B39];0)" office:value-type="float" office:value="0">
            <text:p>0</text:p>
          </table:table-cell>
          <table:table-cell table:formula="of:=IF(OR([.A39]=&quot;ò&quot;;[.A39]=&quot;ó&quot;);[.B39];0)" office:value-type="float" office:value="0">
            <text:p>0</text:p>
          </table:table-cell>
          <table:table-cell table:formula="of:=IF(OR([.A39]=&quot;ú&quot;;[.A39]=&quot;ü&quot;);[.B39];0)" office:value-type="float" office:value="0">
            <text:p>0</text:p>
          </table:table-cell>
          <table:table-cell/>
          <table:table-cell table:formula="of:=[.B39]+IF([.A39]=&quot;a&quot;;[.D$200];IF([.A39]=&quot;e&quot;;[.E$200];IF([.A39]=&quot;i&quot;;[.F$200];IF([.A39]=&quot;o&quot;;[.G$200];IF([.A39]=&quot;u&quot;;[.H$200];0)))))" office:value-type="float" office:value="276">
            <text:p>276</text:p>
          </table:table-cell>
          <table:table-cell table:formula="of:=[.J39]/[.J$200]" office:value-type="percentage" office:value="0.000744816642873913">
            <text:p>0,074%</text:p>
          </table:table-cell>
        </table:table-row>
        <table:table-row table:style-name="ro1">
          <table:table-cell office:value-type="string">
            <text:p>—</text:p>
          </table:table-cell>
          <table:table-cell office:value-type="float" office:value="109">
            <text:p>109</text:p>
          </table:table-cell>
          <table:table-cell/>
          <table:table-cell table:formula="of:=IF([.A40]=&quot;à&quot;;[.B40];0)" office:value-type="float" office:value="0">
            <text:p>0</text:p>
          </table:table-cell>
          <table:table-cell table:formula="of:=IF(OR([.A40]=&quot;è&quot;;[.A40]=&quot;é&quot;);[.B40];0)" office:value-type="float" office:value="0">
            <text:p>0</text:p>
          </table:table-cell>
          <table:table-cell table:formula="of:=IF(OR([.A40]=&quot;í&quot;;[.A40]=&quot;ï&quot;);[.B40];0)" office:value-type="float" office:value="0">
            <text:p>0</text:p>
          </table:table-cell>
          <table:table-cell table:formula="of:=IF(OR([.A40]=&quot;ò&quot;;[.A40]=&quot;ó&quot;);[.B40];0)" office:value-type="float" office:value="0">
            <text:p>0</text:p>
          </table:table-cell>
          <table:table-cell table:formula="of:=IF(OR([.A40]=&quot;ú&quot;;[.A40]=&quot;ü&quot;);[.B40];0)" office:value-type="float" office:value="0">
            <text:p>0</text:p>
          </table:table-cell>
          <table:table-cell/>
          <table:table-cell table:formula="of:=[.B40]+IF([.A40]=&quot;a&quot;;[.D$200];IF([.A40]=&quot;e&quot;;[.E$200];IF([.A40]=&quot;i&quot;;[.F$200];IF([.A40]=&quot;o&quot;;[.G$200];IF([.A40]=&quot;u&quot;;[.H$200];0)))))" office:value-type="float" office:value="109">
            <text:p>109</text:p>
          </table:table-cell>
          <table:table-cell table:formula="of:=[.J40]/[.J$200]" office:value-type="percentage" office:value="0.000294148601714697">
            <text:p>0,02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table:formula="of:=IF([.A41]=&quot;à&quot;;[.B41];0)" office:value-type="float" office:value="0">
            <text:p>0</text:p>
          </table:table-cell>
          <table:table-cell table:formula="of:=IF(OR([.A41]=&quot;è&quot;;[.A41]=&quot;é&quot;);[.B41];0)" office:value-type="float" office:value="0">
            <text:p>0</text:p>
          </table:table-cell>
          <table:table-cell table:formula="of:=IF(OR([.A41]=&quot;í&quot;;[.A41]=&quot;ï&quot;);[.B41];0)" office:value-type="float" office:value="0">
            <text:p>0</text:p>
          </table:table-cell>
          <table:table-cell table:formula="of:=IF(OR([.A41]=&quot;ò&quot;;[.A41]=&quot;ó&quot;);[.B41];0)" office:value-type="float" office:value="0">
            <text:p>0</text:p>
          </table:table-cell>
          <table:table-cell table:formula="of:=IF(OR([.A41]=&quot;ú&quot;;[.A41]=&quot;ü&quot;);[.B41];0)" office:value-type="float" office:value="0">
            <text:p>0</text:p>
          </table:table-cell>
          <table:table-cell/>
          <table:table-cell table:formula="of:=[.B41]+IF([.A41]=&quot;a&quot;;[.D$200];IF([.A41]=&quot;e&quot;;[.E$200];IF([.A41]=&quot;i&quot;;[.F$200];IF([.A41]=&quot;o&quot;;[.G$200];IF([.A41]=&quot;u&quot;;[.H$200];0)))))" office:value-type="float" office:value="75">
            <text:p>75</text:p>
          </table:table-cell>
          <table:table-cell table:formula="of:=[.J41]/[.J$200]" office:value-type="percentage" office:value="0.000202395826867911">
            <text:p>0,020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67">
            <text:p>67</text:p>
          </table:table-cell>
          <table:table-cell/>
          <table:table-cell table:formula="of:=IF([.A42]=&quot;à&quot;;[.B42];0)" office:value-type="float" office:value="0">
            <text:p>0</text:p>
          </table:table-cell>
          <table:table-cell table:formula="of:=IF(OR([.A42]=&quot;è&quot;;[.A42]=&quot;é&quot;);[.B42];0)" office:value-type="float" office:value="0">
            <text:p>0</text:p>
          </table:table-cell>
          <table:table-cell table:formula="of:=IF(OR([.A42]=&quot;í&quot;;[.A42]=&quot;ï&quot;);[.B42];0)" office:value-type="float" office:value="0">
            <text:p>0</text:p>
          </table:table-cell>
          <table:table-cell table:formula="of:=IF(OR([.A42]=&quot;ò&quot;;[.A42]=&quot;ó&quot;);[.B42];0)" office:value-type="float" office:value="0">
            <text:p>0</text:p>
          </table:table-cell>
          <table:table-cell table:formula="of:=IF(OR([.A42]=&quot;ú&quot;;[.A42]=&quot;ü&quot;);[.B42];0)" office:value-type="float" office:value="0">
            <text:p>0</text:p>
          </table:table-cell>
          <table:table-cell/>
          <table:table-cell table:formula="of:=[.B42]+IF([.A42]=&quot;a&quot;;[.D$200];IF([.A42]=&quot;e&quot;;[.E$200];IF([.A42]=&quot;i&quot;;[.F$200];IF([.A42]=&quot;o&quot;;[.G$200];IF([.A42]=&quot;u&quot;;[.H$200];0)))))" office:value-type="float" office:value="67">
            <text:p>67</text:p>
          </table:table-cell>
          <table:table-cell table:formula="of:=[.J42]/[.J$200]" office:value-type="percentage" office:value="0.000180806938668667">
            <text:p>0,018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table:formula="of:=IF([.A43]=&quot;à&quot;;[.B43];0)" office:value-type="float" office:value="0">
            <text:p>0</text:p>
          </table:table-cell>
          <table:table-cell table:formula="of:=IF(OR([.A43]=&quot;è&quot;;[.A43]=&quot;é&quot;);[.B43];0)" office:value-type="float" office:value="0">
            <text:p>0</text:p>
          </table:table-cell>
          <table:table-cell table:formula="of:=IF(OR([.A43]=&quot;í&quot;;[.A43]=&quot;ï&quot;);[.B43];0)" office:value-type="float" office:value="0">
            <text:p>0</text:p>
          </table:table-cell>
          <table:table-cell table:formula="of:=IF(OR([.A43]=&quot;ò&quot;;[.A43]=&quot;ó&quot;);[.B43];0)" office:value-type="float" office:value="0">
            <text:p>0</text:p>
          </table:table-cell>
          <table:table-cell table:formula="of:=IF(OR([.A43]=&quot;ú&quot;;[.A43]=&quot;ü&quot;);[.B43];0)" office:value-type="float" office:value="0">
            <text:p>0</text:p>
          </table:table-cell>
          <table:table-cell/>
          <table:table-cell table:formula="of:=[.B43]+IF([.A43]=&quot;a&quot;;[.D$200];IF([.A43]=&quot;e&quot;;[.E$200];IF([.A43]=&quot;i&quot;;[.F$200];IF([.A43]=&quot;o&quot;;[.G$200];IF([.A43]=&quot;u&quot;;[.H$200];0)))))" office:value-type="float" office:value="60">
            <text:p>60</text:p>
          </table:table-cell>
          <table:table-cell table:formula="of:=[.J43]/[.J$200]" office:value-type="percentage" office:value="0.000161916661494329">
            <text:p>0,016%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56">
            <text:p>56</text:p>
          </table:table-cell>
          <table:table-cell/>
          <table:table-cell table:formula="of:=IF([.A44]=&quot;à&quot;;[.B44];0)" office:value-type="float" office:value="0">
            <text:p>0</text:p>
          </table:table-cell>
          <table:table-cell table:formula="of:=IF(OR([.A44]=&quot;è&quot;;[.A44]=&quot;é&quot;);[.B44];0)" office:value-type="float" office:value="0">
            <text:p>0</text:p>
          </table:table-cell>
          <table:table-cell table:formula="of:=IF(OR([.A44]=&quot;í&quot;;[.A44]=&quot;ï&quot;);[.B44];0)" office:value-type="float" office:value="0">
            <text:p>0</text:p>
          </table:table-cell>
          <table:table-cell table:formula="of:=IF(OR([.A44]=&quot;ò&quot;;[.A44]=&quot;ó&quot;);[.B44];0)" office:value-type="float" office:value="0">
            <text:p>0</text:p>
          </table:table-cell>
          <table:table-cell table:formula="of:=IF(OR([.A44]=&quot;ú&quot;;[.A44]=&quot;ü&quot;);[.B44];0)" office:value-type="float" office:value="0">
            <text:p>0</text:p>
          </table:table-cell>
          <table:table-cell/>
          <table:table-cell table:formula="of:=[.B44]+IF([.A44]=&quot;a&quot;;[.D$200];IF([.A44]=&quot;e&quot;;[.E$200];IF([.A44]=&quot;i&quot;;[.F$200];IF([.A44]=&quot;o&quot;;[.G$200];IF([.A44]=&quot;u&quot;;[.H$200];0)))))" office:value-type="float" office:value="56">
            <text:p>56</text:p>
          </table:table-cell>
          <table:table-cell table:formula="of:=[.J44]/[.J$200]" office:value-type="percentage" office:value="0.000151122217394707">
            <text:p>0,015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/>
          <table:table-cell table:formula="of:=IF([.A45]=&quot;à&quot;;[.B45];0)" office:value-type="float" office:value="0">
            <text:p>0</text:p>
          </table:table-cell>
          <table:table-cell table:formula="of:=IF(OR([.A45]=&quot;è&quot;;[.A45]=&quot;é&quot;);[.B45];0)" office:value-type="float" office:value="0">
            <text:p>0</text:p>
          </table:table-cell>
          <table:table-cell table:formula="of:=IF(OR([.A45]=&quot;í&quot;;[.A45]=&quot;ï&quot;);[.B45];0)" office:value-type="float" office:value="0">
            <text:p>0</text:p>
          </table:table-cell>
          <table:table-cell table:formula="of:=IF(OR([.A45]=&quot;ò&quot;;[.A45]=&quot;ó&quot;);[.B45];0)" office:value-type="float" office:value="0">
            <text:p>0</text:p>
          </table:table-cell>
          <table:table-cell table:formula="of:=IF(OR([.A45]=&quot;ú&quot;;[.A45]=&quot;ü&quot;);[.B45];0)" office:value-type="float" office:value="0">
            <text:p>0</text:p>
          </table:table-cell>
          <table:table-cell/>
          <table:table-cell table:formula="of:=[.B45]+IF([.A45]=&quot;a&quot;;[.D$200];IF([.A45]=&quot;e&quot;;[.E$200];IF([.A45]=&quot;i&quot;;[.F$200];IF([.A45]=&quot;o&quot;;[.G$200];IF([.A45]=&quot;u&quot;;[.H$200];0)))))" office:value-type="float" office:value="55">
            <text:p>55</text:p>
          </table:table-cell>
          <table:table-cell table:formula="of:=[.J45]/[.J$200]" office:value-type="percentage" office:value="0.000148423606369801">
            <text:p>0,015%</text:p>
          </table:table-cell>
        </table:table-row>
        <table:table-row table:style-name="ro1">
          <table:table-cell office:value-type="string">
            <text:p>¡</text:p>
          </table:table-cell>
          <table:table-cell office:value-type="float" office:value="55">
            <text:p>55</text:p>
          </table:table-cell>
          <table:table-cell/>
          <table:table-cell table:formula="of:=IF([.A46]=&quot;à&quot;;[.B46];0)" office:value-type="float" office:value="0">
            <text:p>0</text:p>
          </table:table-cell>
          <table:table-cell table:formula="of:=IF(OR([.A46]=&quot;è&quot;;[.A46]=&quot;é&quot;);[.B46];0)" office:value-type="float" office:value="0">
            <text:p>0</text:p>
          </table:table-cell>
          <table:table-cell table:formula="of:=IF(OR([.A46]=&quot;í&quot;;[.A46]=&quot;ï&quot;);[.B46];0)" office:value-type="float" office:value="0">
            <text:p>0</text:p>
          </table:table-cell>
          <table:table-cell table:formula="of:=IF(OR([.A46]=&quot;ò&quot;;[.A46]=&quot;ó&quot;);[.B46];0)" office:value-type="float" office:value="0">
            <text:p>0</text:p>
          </table:table-cell>
          <table:table-cell table:formula="of:=IF(OR([.A46]=&quot;ú&quot;;[.A46]=&quot;ü&quot;);[.B46];0)" office:value-type="float" office:value="0">
            <text:p>0</text:p>
          </table:table-cell>
          <table:table-cell/>
          <table:table-cell table:formula="of:=[.B46]+IF([.A46]=&quot;a&quot;;[.D$200];IF([.A46]=&quot;e&quot;;[.E$200];IF([.A46]=&quot;i&quot;;[.F$200];IF([.A46]=&quot;o&quot;;[.G$200];IF([.A46]=&quot;u&quot;;[.H$200];0)))))" office:value-type="float" office:value="55">
            <text:p>55</text:p>
          </table:table-cell>
          <table:table-cell table:formula="of:=[.J46]/[.J$200]" office:value-type="percentage" office:value="0.000148423606369801">
            <text:p>0,015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35">
            <text:p>35</text:p>
          </table:table-cell>
          <table:table-cell/>
          <table:table-cell table:formula="of:=IF([.A47]=&quot;à&quot;;[.B47];0)" office:value-type="float" office:value="0">
            <text:p>0</text:p>
          </table:table-cell>
          <table:table-cell table:formula="of:=IF(OR([.A47]=&quot;è&quot;;[.A47]=&quot;é&quot;);[.B47];0)" office:value-type="float" office:value="0">
            <text:p>0</text:p>
          </table:table-cell>
          <table:table-cell table:formula="of:=IF(OR([.A47]=&quot;í&quot;;[.A47]=&quot;ï&quot;);[.B47];0)" office:value-type="float" office:value="0">
            <text:p>0</text:p>
          </table:table-cell>
          <table:table-cell table:formula="of:=IF(OR([.A47]=&quot;ò&quot;;[.A47]=&quot;ó&quot;);[.B47];0)" office:value-type="float" office:value="0">
            <text:p>0</text:p>
          </table:table-cell>
          <table:table-cell table:formula="of:=IF(OR([.A47]=&quot;ú&quot;;[.A47]=&quot;ü&quot;);[.B47];0)" office:value-type="float" office:value="0">
            <text:p>0</text:p>
          </table:table-cell>
          <table:table-cell/>
          <table:table-cell table:formula="of:=[.B47]+IF([.A47]=&quot;a&quot;;[.D$200];IF([.A47]=&quot;e&quot;;[.E$200];IF([.A47]=&quot;i&quot;;[.F$200];IF([.A47]=&quot;o&quot;;[.G$200];IF([.A47]=&quot;u&quot;;[.H$200];0)))))" office:value-type="float" office:value="35">
            <text:p>35</text:p>
          </table:table-cell>
          <table:table-cell table:formula="of:=[.J47]/[.J$200]" office:value-type="percentage" office:value="0.0000944513858716918">
            <text:p>0,00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table:formula="of:=IF([.A48]=&quot;à&quot;;[.B48];0)" office:value-type="float" office:value="0">
            <text:p>0</text:p>
          </table:table-cell>
          <table:table-cell table:formula="of:=IF(OR([.A48]=&quot;è&quot;;[.A48]=&quot;é&quot;);[.B48];0)" office:value-type="float" office:value="0">
            <text:p>0</text:p>
          </table:table-cell>
          <table:table-cell table:formula="of:=IF(OR([.A48]=&quot;í&quot;;[.A48]=&quot;ï&quot;);[.B48];0)" office:value-type="float" office:value="0">
            <text:p>0</text:p>
          </table:table-cell>
          <table:table-cell table:formula="of:=IF(OR([.A48]=&quot;ò&quot;;[.A48]=&quot;ó&quot;);[.B48];0)" office:value-type="float" office:value="0">
            <text:p>0</text:p>
          </table:table-cell>
          <table:table-cell table:formula="of:=IF(OR([.A48]=&quot;ú&quot;;[.A48]=&quot;ü&quot;);[.B48];0)" office:value-type="float" office:value="0">
            <text:p>0</text:p>
          </table:table-cell>
          <table:table-cell/>
          <table:table-cell table:formula="of:=[.B48]+IF([.A48]=&quot;a&quot;;[.D$200];IF([.A48]=&quot;e&quot;;[.E$200];IF([.A48]=&quot;i&quot;;[.F$200];IF([.A48]=&quot;o&quot;;[.G$200];IF([.A48]=&quot;u&quot;;[.H$200];0)))))" office:value-type="float" office:value="32">
            <text:p>32</text:p>
          </table:table-cell>
          <table:table-cell table:formula="of:=[.J48]/[.J$200]" office:value-type="percentage" office:value="0.0000863555527969754">
            <text:p>0,009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6">
            <text:p>26</text:p>
          </table:table-cell>
          <table:table-cell/>
          <table:table-cell table:formula="of:=IF([.A49]=&quot;à&quot;;[.B49];0)" office:value-type="float" office:value="0">
            <text:p>0</text:p>
          </table:table-cell>
          <table:table-cell table:formula="of:=IF(OR([.A49]=&quot;è&quot;;[.A49]=&quot;é&quot;);[.B49];0)" office:value-type="float" office:value="0">
            <text:p>0</text:p>
          </table:table-cell>
          <table:table-cell table:formula="of:=IF(OR([.A49]=&quot;í&quot;;[.A49]=&quot;ï&quot;);[.B49];0)" office:value-type="float" office:value="0">
            <text:p>0</text:p>
          </table:table-cell>
          <table:table-cell table:formula="of:=IF(OR([.A49]=&quot;ò&quot;;[.A49]=&quot;ó&quot;);[.B49];0)" office:value-type="float" office:value="0">
            <text:p>0</text:p>
          </table:table-cell>
          <table:table-cell table:formula="of:=IF(OR([.A49]=&quot;ú&quot;;[.A49]=&quot;ü&quot;);[.B49];0)" office:value-type="float" office:value="0">
            <text:p>0</text:p>
          </table:table-cell>
          <table:table-cell/>
          <table:table-cell table:formula="of:=[.B49]+IF([.A49]=&quot;a&quot;;[.D$200];IF([.A49]=&quot;e&quot;;[.E$200];IF([.A49]=&quot;i&quot;;[.F$200];IF([.A49]=&quot;o&quot;;[.G$200];IF([.A49]=&quot;u&quot;;[.H$200];0)))))" office:value-type="float" office:value="26">
            <text:p>26</text:p>
          </table:table-cell>
          <table:table-cell table:formula="of:=[.J49]/[.J$200]" office:value-type="percentage" office:value="0.0000701638866475425">
            <text:p>0,00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table:formula="of:=IF([.A50]=&quot;à&quot;;[.B50];0)" office:value-type="float" office:value="0">
            <text:p>0</text:p>
          </table:table-cell>
          <table:table-cell table:formula="of:=IF(OR([.A50]=&quot;è&quot;;[.A50]=&quot;é&quot;);[.B50];0)" office:value-type="float" office:value="0">
            <text:p>0</text:p>
          </table:table-cell>
          <table:table-cell table:formula="of:=IF(OR([.A50]=&quot;í&quot;;[.A50]=&quot;ï&quot;);[.B50];0)" office:value-type="float" office:value="0">
            <text:p>0</text:p>
          </table:table-cell>
          <table:table-cell table:formula="of:=IF(OR([.A50]=&quot;ò&quot;;[.A50]=&quot;ó&quot;);[.B50];0)" office:value-type="float" office:value="0">
            <text:p>0</text:p>
          </table:table-cell>
          <table:table-cell table:formula="of:=IF(OR([.A50]=&quot;ú&quot;;[.A50]=&quot;ü&quot;);[.B50];0)" office:value-type="float" office:value="0">
            <text:p>0</text:p>
          </table:table-cell>
          <table:table-cell/>
          <table:table-cell table:formula="of:=[.B50]+IF([.A50]=&quot;a&quot;;[.D$200];IF([.A50]=&quot;e&quot;;[.E$200];IF([.A50]=&quot;i&quot;;[.F$200];IF([.A50]=&quot;o&quot;;[.G$200];IF([.A50]=&quot;u&quot;;[.H$200];0)))))" office:value-type="float" office:value="23">
            <text:p>23</text:p>
          </table:table-cell>
          <table:table-cell table:formula="of:=[.J50]/[.J$200]" office:value-type="percentage" office:value="0.0000620680535728261">
            <text:p>0,006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f:=IF([.A51]=&quot;à&quot;;[.B51];0)" office:value-type="float" office:value="0">
            <text:p>0</text:p>
          </table:table-cell>
          <table:table-cell table:formula="of:=IF(OR([.A51]=&quot;è&quot;;[.A51]=&quot;é&quot;);[.B51];0)" office:value-type="float" office:value="0">
            <text:p>0</text:p>
          </table:table-cell>
          <table:table-cell table:formula="of:=IF(OR([.A51]=&quot;í&quot;;[.A51]=&quot;ï&quot;);[.B51];0)" office:value-type="float" office:value="0">
            <text:p>0</text:p>
          </table:table-cell>
          <table:table-cell table:formula="of:=IF(OR([.A51]=&quot;ò&quot;;[.A51]=&quot;ó&quot;);[.B51];0)" office:value-type="float" office:value="0">
            <text:p>0</text:p>
          </table:table-cell>
          <table:table-cell table:formula="of:=IF(OR([.A51]=&quot;ú&quot;;[.A51]=&quot;ü&quot;);[.B51];0)" office:value-type="float" office:value="0">
            <text:p>0</text:p>
          </table:table-cell>
          <table:table-cell/>
          <table:table-cell table:formula="of:=[.B51]+IF([.A51]=&quot;a&quot;;[.D$200];IF([.A51]=&quot;e&quot;;[.E$200];IF([.A51]=&quot;i&quot;;[.F$200];IF([.A51]=&quot;o&quot;;[.G$200];IF([.A51]=&quot;u&quot;;[.H$200];0)))))" office:value-type="float" office:value="17">
            <text:p>17</text:p>
          </table:table-cell>
          <table:table-cell table:formula="of:=[.J51]/[.J$200]" office:value-type="percentage" office:value="0.0000458763874233932">
            <text:p>0,005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IF([.A52]=&quot;à&quot;;[.B52];0)" office:value-type="float" office:value="0">
            <text:p>0</text:p>
          </table:table-cell>
          <table:table-cell table:formula="of:=IF(OR([.A52]=&quot;è&quot;;[.A52]=&quot;é&quot;);[.B52];0)" office:value-type="float" office:value="0">
            <text:p>0</text:p>
          </table:table-cell>
          <table:table-cell table:formula="of:=IF(OR([.A52]=&quot;í&quot;;[.A52]=&quot;ï&quot;);[.B52];0)" office:value-type="float" office:value="0">
            <text:p>0</text:p>
          </table:table-cell>
          <table:table-cell table:formula="of:=IF(OR([.A52]=&quot;ò&quot;;[.A52]=&quot;ó&quot;);[.B52];0)" office:value-type="float" office:value="0">
            <text:p>0</text:p>
          </table:table-cell>
          <table:table-cell table:formula="of:=IF(OR([.A52]=&quot;ú&quot;;[.A52]=&quot;ü&quot;);[.B52];0)" office:value-type="float" office:value="0">
            <text:p>0</text:p>
          </table:table-cell>
          <table:table-cell/>
          <table:table-cell table:formula="of:=[.B52]+IF([.A52]=&quot;a&quot;;[.D$200];IF([.A52]=&quot;e&quot;;[.E$200];IF([.A52]=&quot;i&quot;;[.F$200];IF([.A52]=&quot;o&quot;;[.G$200];IF([.A52]=&quot;u&quot;;[.H$200];0)))))" office:value-type="float" office:value="16">
            <text:p>16</text:p>
          </table:table-cell>
          <table:table-cell table:formula="of:=[.J52]/[.J$200]" office:value-type="percentage" office:value="0.0000431777763984877">
            <text:p>0,004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IF([.A53]=&quot;à&quot;;[.B53];0)" office:value-type="float" office:value="0">
            <text:p>0</text:p>
          </table:table-cell>
          <table:table-cell table:formula="of:=IF(OR([.A53]=&quot;è&quot;;[.A53]=&quot;é&quot;);[.B53];0)" office:value-type="float" office:value="0">
            <text:p>0</text:p>
          </table:table-cell>
          <table:table-cell table:formula="of:=IF(OR([.A53]=&quot;í&quot;;[.A53]=&quot;ï&quot;);[.B53];0)" office:value-type="float" office:value="0">
            <text:p>0</text:p>
          </table:table-cell>
          <table:table-cell table:formula="of:=IF(OR([.A53]=&quot;ò&quot;;[.A53]=&quot;ó&quot;);[.B53];0)" office:value-type="float" office:value="0">
            <text:p>0</text:p>
          </table:table-cell>
          <table:table-cell table:formula="of:=IF(OR([.A53]=&quot;ú&quot;;[.A53]=&quot;ü&quot;);[.B53];0)" office:value-type="float" office:value="0">
            <text:p>0</text:p>
          </table:table-cell>
          <table:table-cell/>
          <table:table-cell table:formula="of:=[.B53]+IF([.A53]=&quot;a&quot;;[.D$200];IF([.A53]=&quot;e&quot;;[.E$200];IF([.A53]=&quot;i&quot;;[.F$200];IF([.A53]=&quot;o&quot;;[.G$200];IF([.A53]=&quot;u&quot;;[.H$200];0)))))" office:value-type="float" office:value="14">
            <text:p>14</text:p>
          </table:table-cell>
          <table:table-cell table:formula="of:=[.J53]/[.J$200]" office:value-type="percentage" office:value="0.0000377805543486767">
            <text:p>0,004%</text:p>
          </table:table-cell>
        </table:table-row>
        <table:table-row table:style-name="ro1">
          <table:table-cell office:value-type="string">
            <text:p>"</text:p>
          </table:table-cell>
          <table:table-cell office:value-type="float" office:value="13">
            <text:p>13</text:p>
          </table:table-cell>
          <table:table-cell/>
          <table:table-cell table:formula="of:=IF([.A54]=&quot;à&quot;;[.B54];0)" office:value-type="float" office:value="0">
            <text:p>0</text:p>
          </table:table-cell>
          <table:table-cell table:formula="of:=IF(OR([.A54]=&quot;è&quot;;[.A54]=&quot;é&quot;);[.B54];0)" office:value-type="float" office:value="0">
            <text:p>0</text:p>
          </table:table-cell>
          <table:table-cell table:formula="of:=IF(OR([.A54]=&quot;í&quot;;[.A54]=&quot;ï&quot;);[.B54];0)" office:value-type="float" office:value="0">
            <text:p>0</text:p>
          </table:table-cell>
          <table:table-cell table:formula="of:=IF(OR([.A54]=&quot;ò&quot;;[.A54]=&quot;ó&quot;);[.B54];0)" office:value-type="float" office:value="0">
            <text:p>0</text:p>
          </table:table-cell>
          <table:table-cell table:formula="of:=IF(OR([.A54]=&quot;ú&quot;;[.A54]=&quot;ü&quot;);[.B54];0)" office:value-type="float" office:value="0">
            <text:p>0</text:p>
          </table:table-cell>
          <table:table-cell/>
          <table:table-cell table:formula="of:=[.B54]+IF([.A54]=&quot;a&quot;;[.D$200];IF([.A54]=&quot;e&quot;;[.E$200];IF([.A54]=&quot;i&quot;;[.F$200];IF([.A54]=&quot;o&quot;;[.G$200];IF([.A54]=&quot;u&quot;;[.H$200];0)))))" office:value-type="float" office:value="13">
            <text:p>13</text:p>
          </table:table-cell>
          <table:table-cell table:formula="of:=[.J54]/[.J$200]" office:value-type="percentage" office:value="0.0000350819433237712">
            <text:p>0,004%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/>
          <table:table-cell table:formula="of:=IF([.A55]=&quot;à&quot;;[.B55];0)" office:value-type="float" office:value="0">
            <text:p>0</text:p>
          </table:table-cell>
          <table:table-cell table:formula="of:=IF(OR([.A55]=&quot;è&quot;;[.A55]=&quot;é&quot;);[.B55];0)" office:value-type="float" office:value="0">
            <text:p>0</text:p>
          </table:table-cell>
          <table:table-cell table:formula="of:=IF(OR([.A55]=&quot;í&quot;;[.A55]=&quot;ï&quot;);[.B55];0)" office:value-type="float" office:value="0">
            <text:p>0</text:p>
          </table:table-cell>
          <table:table-cell table:formula="of:=IF(OR([.A55]=&quot;ò&quot;;[.A55]=&quot;ó&quot;);[.B55];0)" office:value-type="float" office:value="0">
            <text:p>0</text:p>
          </table:table-cell>
          <table:table-cell table:formula="of:=IF(OR([.A55]=&quot;ú&quot;;[.A55]=&quot;ü&quot;);[.B55];0)" office:value-type="float" office:value="0">
            <text:p>0</text:p>
          </table:table-cell>
          <table:table-cell/>
          <table:table-cell table:formula="of:=[.B55]+IF([.A55]=&quot;a&quot;;[.D$200];IF([.A55]=&quot;e&quot;;[.E$200];IF([.A55]=&quot;i&quot;;[.F$200];IF([.A55]=&quot;o&quot;;[.G$200];IF([.A55]=&quot;u&quot;;[.H$200];0)))))" office:value-type="float" office:value="12">
            <text:p>12</text:p>
          </table:table-cell>
          <table:table-cell table:formula="of:=[.J55]/[.J$200]" office:value-type="percentage" office:value="0.0000323833322988658">
            <text:p>0,003%</text:p>
          </table:table-cell>
        </table:table-row>
        <table:table-row table:style-name="ro1">
          <table:table-cell office:value-type="string">
            <text:p>°</text:p>
          </table:table-cell>
          <table:table-cell office:value-type="float" office:value="11">
            <text:p>11</text:p>
          </table:table-cell>
          <table:table-cell/>
          <table:table-cell table:formula="of:=IF([.A56]=&quot;à&quot;;[.B56];0)" office:value-type="float" office:value="0">
            <text:p>0</text:p>
          </table:table-cell>
          <table:table-cell table:formula="of:=IF(OR([.A56]=&quot;è&quot;;[.A56]=&quot;é&quot;);[.B56];0)" office:value-type="float" office:value="0">
            <text:p>0</text:p>
          </table:table-cell>
          <table:table-cell table:formula="of:=IF(OR([.A56]=&quot;í&quot;;[.A56]=&quot;ï&quot;);[.B56];0)" office:value-type="float" office:value="0">
            <text:p>0</text:p>
          </table:table-cell>
          <table:table-cell table:formula="of:=IF(OR([.A56]=&quot;ò&quot;;[.A56]=&quot;ó&quot;);[.B56];0)" office:value-type="float" office:value="0">
            <text:p>0</text:p>
          </table:table-cell>
          <table:table-cell table:formula="of:=IF(OR([.A56]=&quot;ú&quot;;[.A56]=&quot;ü&quot;);[.B56];0)" office:value-type="float" office:value="0">
            <text:p>0</text:p>
          </table:table-cell>
          <table:table-cell/>
          <table:table-cell table:formula="of:=[.B56]+IF([.A56]=&quot;a&quot;;[.D$200];IF([.A56]=&quot;e&quot;;[.E$200];IF([.A56]=&quot;i&quot;;[.F$200];IF([.A56]=&quot;o&quot;;[.G$200];IF([.A56]=&quot;u&quot;;[.H$200];0)))))" office:value-type="float" office:value="11">
            <text:p>11</text:p>
          </table:table-cell>
          <table:table-cell table:formula="of:=[.J56]/[.J$200]" office:value-type="percentage" office:value="0.0000296847212739603">
            <text:p>0,003%</text:p>
          </table:table-cell>
        </table:table-row>
        <table:table-row table:style-name="ro1">
          <table:table-cell office:value-type="string">
            <text:p>•</text:p>
          </table:table-cell>
          <table:table-cell office:value-type="float" office:value="10">
            <text:p>10</text:p>
          </table:table-cell>
          <table:table-cell/>
          <table:table-cell table:formula="of:=IF([.A57]=&quot;à&quot;;[.B57];0)" office:value-type="float" office:value="0">
            <text:p>0</text:p>
          </table:table-cell>
          <table:table-cell table:formula="of:=IF(OR([.A57]=&quot;è&quot;;[.A57]=&quot;é&quot;);[.B57];0)" office:value-type="float" office:value="0">
            <text:p>0</text:p>
          </table:table-cell>
          <table:table-cell table:formula="of:=IF(OR([.A57]=&quot;í&quot;;[.A57]=&quot;ï&quot;);[.B57];0)" office:value-type="float" office:value="0">
            <text:p>0</text:p>
          </table:table-cell>
          <table:table-cell table:formula="of:=IF(OR([.A57]=&quot;ò&quot;;[.A57]=&quot;ó&quot;);[.B57];0)" office:value-type="float" office:value="0">
            <text:p>0</text:p>
          </table:table-cell>
          <table:table-cell table:formula="of:=IF(OR([.A57]=&quot;ú&quot;;[.A57]=&quot;ü&quot;);[.B57];0)" office:value-type="float" office:value="0">
            <text:p>0</text:p>
          </table:table-cell>
          <table:table-cell/>
          <table:table-cell table:formula="of:=[.B57]+IF([.A57]=&quot;a&quot;;[.D$200];IF([.A57]=&quot;e&quot;;[.E$200];IF([.A57]=&quot;i&quot;;[.F$200];IF([.A57]=&quot;o&quot;;[.G$200];IF([.A57]=&quot;u&quot;;[.H$200];0)))))" office:value-type="float" office:value="10">
            <text:p>10</text:p>
          </table:table-cell>
          <table:table-cell table:formula="of:=[.J57]/[.J$200]" office:value-type="percentage" office:value="0.0000269861102490548">
            <text:p>0,003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IF([.A58]=&quot;à&quot;;[.B58];0)" office:value-type="float" office:value="0">
            <text:p>0</text:p>
          </table:table-cell>
          <table:table-cell table:formula="of:=IF(OR([.A58]=&quot;è&quot;;[.A58]=&quot;é&quot;);[.B58];0)" office:value-type="float" office:value="0">
            <text:p>0</text:p>
          </table:table-cell>
          <table:table-cell table:formula="of:=IF(OR([.A58]=&quot;í&quot;;[.A58]=&quot;ï&quot;);[.B58];0)" office:value-type="float" office:value="0">
            <text:p>0</text:p>
          </table:table-cell>
          <table:table-cell table:formula="of:=IF(OR([.A58]=&quot;ò&quot;;[.A58]=&quot;ó&quot;);[.B58];0)" office:value-type="float" office:value="0">
            <text:p>0</text:p>
          </table:table-cell>
          <table:table-cell table:formula="of:=IF(OR([.A58]=&quot;ú&quot;;[.A58]=&quot;ü&quot;);[.B58];0)" office:value-type="float" office:value="0">
            <text:p>0</text:p>
          </table:table-cell>
          <table:table-cell/>
          <table:table-cell table:formula="of:=[.B58]+IF([.A58]=&quot;a&quot;;[.D$200];IF([.A58]=&quot;e&quot;;[.E$200];IF([.A58]=&quot;i&quot;;[.F$200];IF([.A58]=&quot;o&quot;;[.G$200];IF([.A58]=&quot;u&quot;;[.H$200];0)))))" office:value-type="float" office:value="9">
            <text:p>9</text:p>
          </table:table-cell>
          <table:table-cell table:formula="of:=[.J58]/[.J$200]" office:value-type="percentage" office:value="0.0000242874992241493">
            <text:p>0,002%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/>
          <table:table-cell table:formula="of:=IF([.A59]=&quot;à&quot;;[.B59];0)" office:value-type="float" office:value="0">
            <text:p>0</text:p>
          </table:table-cell>
          <table:table-cell table:formula="of:=IF(OR([.A59]=&quot;è&quot;;[.A59]=&quot;é&quot;);[.B59];0)" office:value-type="float" office:value="0">
            <text:p>0</text:p>
          </table:table-cell>
          <table:table-cell table:formula="of:=IF(OR([.A59]=&quot;í&quot;;[.A59]=&quot;ï&quot;);[.B59];0)" office:value-type="float" office:value="0">
            <text:p>0</text:p>
          </table:table-cell>
          <table:table-cell table:formula="of:=IF(OR([.A59]=&quot;ò&quot;;[.A59]=&quot;ó&quot;);[.B59];0)" office:value-type="float" office:value="0">
            <text:p>0</text:p>
          </table:table-cell>
          <table:table-cell table:formula="of:=IF(OR([.A59]=&quot;ú&quot;;[.A59]=&quot;ü&quot;);[.B59];0)" office:value-type="float" office:value="0">
            <text:p>0</text:p>
          </table:table-cell>
          <table:table-cell/>
          <table:table-cell table:formula="of:=[.B59]+IF([.A59]=&quot;a&quot;;[.D$200];IF([.A59]=&quot;e&quot;;[.E$200];IF([.A59]=&quot;i&quot;;[.F$200];IF([.A59]=&quot;o&quot;;[.G$200];IF([.A59]=&quot;u&quot;;[.H$200];0)))))" office:value-type="float" office:value="9">
            <text:p>9</text:p>
          </table:table-cell>
          <table:table-cell table:formula="of:=[.J59]/[.J$200]" office:value-type="percentage" office:value="0.0000242874992241493">
            <text:p>0,002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formula="of:=IF([.A60]=&quot;à&quot;;[.B60];0)" office:value-type="float" office:value="0">
            <text:p>0</text:p>
          </table:table-cell>
          <table:table-cell table:formula="of:=IF(OR([.A60]=&quot;è&quot;;[.A60]=&quot;é&quot;);[.B60];0)" office:value-type="float" office:value="0">
            <text:p>0</text:p>
          </table:table-cell>
          <table:table-cell table:formula="of:=IF(OR([.A60]=&quot;í&quot;;[.A60]=&quot;ï&quot;);[.B60];0)" office:value-type="float" office:value="0">
            <text:p>0</text:p>
          </table:table-cell>
          <table:table-cell table:formula="of:=IF(OR([.A60]=&quot;ò&quot;;[.A60]=&quot;ó&quot;);[.B60];0)" office:value-type="float" office:value="0">
            <text:p>0</text:p>
          </table:table-cell>
          <table:table-cell table:formula="of:=IF(OR([.A60]=&quot;ú&quot;;[.A60]=&quot;ü&quot;);[.B60];0)" office:value-type="float" office:value="0">
            <text:p>0</text:p>
          </table:table-cell>
          <table:table-cell/>
          <table:table-cell table:formula="of:=[.B60]+IF([.A60]=&quot;a&quot;;[.D$200];IF([.A60]=&quot;e&quot;;[.E$200];IF([.A60]=&quot;i&quot;;[.F$200];IF([.A60]=&quot;o&quot;;[.G$200];IF([.A60]=&quot;u&quot;;[.H$200];0)))))" office:value-type="float" office:value="6">
            <text:p>6</text:p>
          </table:table-cell>
          <table:table-cell table:formula="of:=[.J60]/[.J$200]" office:value-type="percentage" office:value="0.0000161916661494329">
            <text:p>0,002%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/>
          <table:table-cell table:formula="of:=IF([.A61]=&quot;à&quot;;[.B61];0)" office:value-type="float" office:value="0">
            <text:p>0</text:p>
          </table:table-cell>
          <table:table-cell table:formula="of:=IF(OR([.A61]=&quot;è&quot;;[.A61]=&quot;é&quot;);[.B61];0)" office:value-type="float" office:value="0">
            <text:p>0</text:p>
          </table:table-cell>
          <table:table-cell table:formula="of:=IF(OR([.A61]=&quot;í&quot;;[.A61]=&quot;ï&quot;);[.B61];0)" office:value-type="float" office:value="0">
            <text:p>0</text:p>
          </table:table-cell>
          <table:table-cell table:formula="of:=IF(OR([.A61]=&quot;ò&quot;;[.A61]=&quot;ó&quot;);[.B61];0)" office:value-type="float" office:value="0">
            <text:p>0</text:p>
          </table:table-cell>
          <table:table-cell table:formula="of:=IF(OR([.A61]=&quot;ú&quot;;[.A61]=&quot;ü&quot;);[.B61];0)" office:value-type="float" office:value="0">
            <text:p>0</text:p>
          </table:table-cell>
          <table:table-cell/>
          <table:table-cell table:formula="of:=[.B61]+IF([.A61]=&quot;a&quot;;[.D$200];IF([.A61]=&quot;e&quot;;[.E$200];IF([.A61]=&quot;i&quot;;[.F$200];IF([.A61]=&quot;o&quot;;[.G$200];IF([.A61]=&quot;u&quot;;[.H$200];0)))))" office:value-type="float" office:value="6">
            <text:p>6</text:p>
          </table:table-cell>
          <table:table-cell table:formula="of:=[.J61]/[.J$200]" office:value-type="percentage" office:value="0.0000161916661494329">
            <text:p>0,002%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3">
            <text:p>3</text:p>
          </table:table-cell>
          <table:table-cell/>
          <table:table-cell table:formula="of:=IF([.A62]=&quot;à&quot;;[.B62];0)" office:value-type="float" office:value="0">
            <text:p>0</text:p>
          </table:table-cell>
          <table:table-cell table:formula="of:=IF(OR([.A62]=&quot;è&quot;;[.A62]=&quot;é&quot;);[.B62];0)" office:value-type="float" office:value="0">
            <text:p>0</text:p>
          </table:table-cell>
          <table:table-cell table:formula="of:=IF(OR([.A62]=&quot;í&quot;;[.A62]=&quot;ï&quot;);[.B62];0)" office:value-type="float" office:value="0">
            <text:p>0</text:p>
          </table:table-cell>
          <table:table-cell table:formula="of:=IF(OR([.A62]=&quot;ò&quot;;[.A62]=&quot;ó&quot;);[.B62];0)" office:value-type="float" office:value="0">
            <text:p>0</text:p>
          </table:table-cell>
          <table:table-cell table:formula="of:=IF(OR([.A62]=&quot;ú&quot;;[.A62]=&quot;ü&quot;);[.B62];0)" office:value-type="float" office:value="0">
            <text:p>0</text:p>
          </table:table-cell>
          <table:table-cell/>
          <table:table-cell table:formula="of:=[.B62]+IF([.A62]=&quot;a&quot;;[.D$200];IF([.A62]=&quot;e&quot;;[.E$200];IF([.A62]=&quot;i&quot;;[.F$200];IF([.A62]=&quot;o&quot;;[.G$200];IF([.A62]=&quot;u&quot;;[.H$200];0)))))" office:value-type="float" office:value="3">
            <text:p>3</text:p>
          </table:table-cell>
          <table:table-cell table:formula="of:=[.J62]/[.J$200]" office:value-type="percentage" office:value="0.00000809583307471645">
            <text:p>0,001%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3">
            <text:p>3</text:p>
          </table:table-cell>
          <table:table-cell/>
          <table:table-cell table:formula="of:=IF([.A63]=&quot;à&quot;;[.B63];0)" office:value-type="float" office:value="0">
            <text:p>0</text:p>
          </table:table-cell>
          <table:table-cell table:formula="of:=IF(OR([.A63]=&quot;è&quot;;[.A63]=&quot;é&quot;);[.B63];0)" office:value-type="float" office:value="0">
            <text:p>0</text:p>
          </table:table-cell>
          <table:table-cell table:formula="of:=IF(OR([.A63]=&quot;í&quot;;[.A63]=&quot;ï&quot;);[.B63];0)" office:value-type="float" office:value="0">
            <text:p>0</text:p>
          </table:table-cell>
          <table:table-cell table:formula="of:=IF(OR([.A63]=&quot;ò&quot;;[.A63]=&quot;ó&quot;);[.B63];0)" office:value-type="float" office:value="0">
            <text:p>0</text:p>
          </table:table-cell>
          <table:table-cell table:formula="of:=IF(OR([.A63]=&quot;ú&quot;;[.A63]=&quot;ü&quot;);[.B63];0)" office:value-type="float" office:value="0">
            <text:p>0</text:p>
          </table:table-cell>
          <table:table-cell/>
          <table:table-cell table:formula="of:=[.B63]+IF([.A63]=&quot;a&quot;;[.D$200];IF([.A63]=&quot;e&quot;;[.E$200];IF([.A63]=&quot;i&quot;;[.F$200];IF([.A63]=&quot;o&quot;;[.G$200];IF([.A63]=&quot;u&quot;;[.H$200];0)))))" office:value-type="float" office:value="3">
            <text:p>3</text:p>
          </table:table-cell>
          <table:table-cell table:formula="of:=[.J63]/[.J$200]" office:value-type="percentage" office:value="0.00000809583307471645">
            <text:p>0,001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2">
            <text:p>2</text:p>
          </table:table-cell>
          <table:table-cell/>
          <table:table-cell table:formula="of:=IF([.A64]=&quot;à&quot;;[.B64];0)" office:value-type="float" office:value="0">
            <text:p>0</text:p>
          </table:table-cell>
          <table:table-cell table:formula="of:=IF(OR([.A64]=&quot;è&quot;;[.A64]=&quot;é&quot;);[.B64];0)" office:value-type="float" office:value="0">
            <text:p>0</text:p>
          </table:table-cell>
          <table:table-cell table:formula="of:=IF(OR([.A64]=&quot;í&quot;;[.A64]=&quot;ï&quot;);[.B64];0)" office:value-type="float" office:value="0">
            <text:p>0</text:p>
          </table:table-cell>
          <table:table-cell table:formula="of:=IF(OR([.A64]=&quot;ò&quot;;[.A64]=&quot;ó&quot;);[.B64];0)" office:value-type="float" office:value="0">
            <text:p>0</text:p>
          </table:table-cell>
          <table:table-cell table:formula="of:=IF(OR([.A64]=&quot;ú&quot;;[.A64]=&quot;ü&quot;);[.B64];0)" office:value-type="float" office:value="0">
            <text:p>0</text:p>
          </table:table-cell>
          <table:table-cell/>
          <table:table-cell table:formula="of:=[.B64]+IF([.A64]=&quot;a&quot;;[.D$200];IF([.A64]=&quot;e&quot;;[.E$200];IF([.A64]=&quot;i&quot;;[.F$200];IF([.A64]=&quot;o&quot;;[.G$200];IF([.A64]=&quot;u&quot;;[.H$200];0)))))" office:value-type="float" office:value="2">
            <text:p>2</text:p>
          </table:table-cell>
          <table:table-cell table:formula="of:=[.J64]/[.J$200]" office:value-type="percentage" office:value="0.00000539722204981096">
            <text:p>0,001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2">
            <text:p>2</text:p>
          </table:table-cell>
          <table:table-cell/>
          <table:table-cell table:formula="of:=IF([.A65]=&quot;à&quot;;[.B65];0)" office:value-type="float" office:value="0">
            <text:p>0</text:p>
          </table:table-cell>
          <table:table-cell table:formula="of:=IF(OR([.A65]=&quot;è&quot;;[.A65]=&quot;é&quot;);[.B65];0)" office:value-type="float" office:value="0">
            <text:p>0</text:p>
          </table:table-cell>
          <table:table-cell table:formula="of:=IF(OR([.A65]=&quot;í&quot;;[.A65]=&quot;ï&quot;);[.B65];0)" office:value-type="float" office:value="0">
            <text:p>0</text:p>
          </table:table-cell>
          <table:table-cell table:formula="of:=IF(OR([.A65]=&quot;ò&quot;;[.A65]=&quot;ó&quot;);[.B65];0)" office:value-type="float" office:value="0">
            <text:p>0</text:p>
          </table:table-cell>
          <table:table-cell table:formula="of:=IF(OR([.A65]=&quot;ú&quot;;[.A65]=&quot;ü&quot;);[.B65];0)" office:value-type="float" office:value="0">
            <text:p>0</text:p>
          </table:table-cell>
          <table:table-cell/>
          <table:table-cell table:formula="of:=[.B65]+IF([.A65]=&quot;a&quot;;[.D$200];IF([.A65]=&quot;e&quot;;[.E$200];IF([.A65]=&quot;i&quot;;[.F$200];IF([.A65]=&quot;o&quot;;[.G$200];IF([.A65]=&quot;u&quot;;[.H$200];0)))))" office:value-type="float" office:value="2">
            <text:p>2</text:p>
          </table:table-cell>
          <table:table-cell table:formula="of:=[.J65]/[.J$200]" office:value-type="percentage" office:value="0.00000539722204981096">
            <text:p>0,001%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2">
            <text:p>2</text:p>
          </table:table-cell>
          <table:table-cell/>
          <table:table-cell table:formula="of:=IF([.A66]=&quot;à&quot;;[.B66];0)" office:value-type="float" office:value="0">
            <text:p>0</text:p>
          </table:table-cell>
          <table:table-cell table:formula="of:=IF(OR([.A66]=&quot;è&quot;;[.A66]=&quot;é&quot;);[.B66];0)" office:value-type="float" office:value="0">
            <text:p>0</text:p>
          </table:table-cell>
          <table:table-cell table:formula="of:=IF(OR([.A66]=&quot;í&quot;;[.A66]=&quot;ï&quot;);[.B66];0)" office:value-type="float" office:value="0">
            <text:p>0</text:p>
          </table:table-cell>
          <table:table-cell table:formula="of:=IF(OR([.A66]=&quot;ò&quot;;[.A66]=&quot;ó&quot;);[.B66];0)" office:value-type="float" office:value="0">
            <text:p>0</text:p>
          </table:table-cell>
          <table:table-cell table:formula="of:=IF(OR([.A66]=&quot;ú&quot;;[.A66]=&quot;ü&quot;);[.B66];0)" office:value-type="float" office:value="0">
            <text:p>0</text:p>
          </table:table-cell>
          <table:table-cell/>
          <table:table-cell table:formula="of:=[.B66]+IF([.A66]=&quot;a&quot;;[.D$200];IF([.A66]=&quot;e&quot;;[.E$200];IF([.A66]=&quot;i&quot;;[.F$200];IF([.A66]=&quot;o&quot;;[.G$200];IF([.A66]=&quot;u&quot;;[.H$200];0)))))" office:value-type="float" office:value="2">
            <text:p>2</text:p>
          </table:table-cell>
          <table:table-cell table:formula="of:=[.J66]/[.J$200]" office:value-type="percentage" office:value="0.00000539722204981096">
            <text:p>0,001%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">
            <text:p>2</text:p>
          </table:table-cell>
          <table:table-cell/>
          <table:table-cell table:formula="of:=IF([.A67]=&quot;à&quot;;[.B67];0)" office:value-type="float" office:value="0">
            <text:p>0</text:p>
          </table:table-cell>
          <table:table-cell table:formula="of:=IF(OR([.A67]=&quot;è&quot;;[.A67]=&quot;é&quot;);[.B67];0)" office:value-type="float" office:value="0">
            <text:p>0</text:p>
          </table:table-cell>
          <table:table-cell table:formula="of:=IF(OR([.A67]=&quot;í&quot;;[.A67]=&quot;ï&quot;);[.B67];0)" office:value-type="float" office:value="0">
            <text:p>0</text:p>
          </table:table-cell>
          <table:table-cell table:formula="of:=IF(OR([.A67]=&quot;ò&quot;;[.A67]=&quot;ó&quot;);[.B67];0)" office:value-type="float" office:value="0">
            <text:p>0</text:p>
          </table:table-cell>
          <table:table-cell table:formula="of:=IF(OR([.A67]=&quot;ú&quot;;[.A67]=&quot;ü&quot;);[.B67];0)" office:value-type="float" office:value="0">
            <text:p>0</text:p>
          </table:table-cell>
          <table:table-cell/>
          <table:table-cell table:formula="of:=[.B67]+IF([.A67]=&quot;a&quot;;[.D$200];IF([.A67]=&quot;e&quot;;[.E$200];IF([.A67]=&quot;i&quot;;[.F$200];IF([.A67]=&quot;o&quot;;[.G$200];IF([.A67]=&quot;u&quot;;[.H$200];0)))))" office:value-type="float" office:value="2">
            <text:p>2</text:p>
          </table:table-cell>
          <table:table-cell table:formula="of:=[.J67]/[.J$200]" office:value-type="percentage" office:value="0.00000539722204981096">
            <text:p>0,001%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float" office:value="2">
            <text:p>2</text:p>
          </table:table-cell>
          <table:table-cell/>
          <table:table-cell table:formula="of:=IF([.A68]=&quot;à&quot;;[.B68];0)" office:value-type="float" office:value="0">
            <text:p>0</text:p>
          </table:table-cell>
          <table:table-cell table:formula="of:=IF(OR([.A68]=&quot;è&quot;;[.A68]=&quot;é&quot;);[.B68];0)" office:value-type="float" office:value="0">
            <text:p>0</text:p>
          </table:table-cell>
          <table:table-cell table:formula="of:=IF(OR([.A68]=&quot;í&quot;;[.A68]=&quot;ï&quot;);[.B68];0)" office:value-type="float" office:value="0">
            <text:p>0</text:p>
          </table:table-cell>
          <table:table-cell table:formula="of:=IF(OR([.A68]=&quot;ò&quot;;[.A68]=&quot;ó&quot;);[.B68];0)" office:value-type="float" office:value="0">
            <text:p>0</text:p>
          </table:table-cell>
          <table:table-cell table:formula="of:=IF(OR([.A68]=&quot;ú&quot;;[.A68]=&quot;ü&quot;);[.B68];0)" office:value-type="float" office:value="2">
            <text:p>2</text:p>
          </table:table-cell>
          <table:table-cell/>
          <table:table-cell table:formula="of:=[.B68]+IF([.A68]=&quot;a&quot;;[.D$200];IF([.A68]=&quot;e&quot;;[.E$200];IF([.A68]=&quot;i&quot;;[.F$200];IF([.A68]=&quot;o&quot;;[.G$200];IF([.A68]=&quot;u&quot;;[.H$200];0)))))" office:value-type="float" office:value="2">
            <text:p>2</text:p>
          </table:table-cell>
          <table:table-cell table:formula="of:=[.J68]/[.J$200]" office:value-type="percentage" office:value="0.00000539722204981096">
            <text:p>0,001%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IF([.A69]=&quot;à&quot;;[.B69];0)" office:value-type="float" office:value="0">
            <text:p>0</text:p>
          </table:table-cell>
          <table:table-cell table:formula="of:=IF(OR([.A69]=&quot;è&quot;;[.A69]=&quot;é&quot;);[.B69];0)" office:value-type="float" office:value="0">
            <text:p>0</text:p>
          </table:table-cell>
          <table:table-cell table:formula="of:=IF(OR([.A69]=&quot;í&quot;;[.A69]=&quot;ï&quot;);[.B69];0)" office:value-type="float" office:value="0">
            <text:p>0</text:p>
          </table:table-cell>
          <table:table-cell table:formula="of:=IF(OR([.A69]=&quot;ò&quot;;[.A69]=&quot;ó&quot;);[.B69];0)" office:value-type="float" office:value="0">
            <text:p>0</text:p>
          </table:table-cell>
          <table:table-cell table:formula="of:=IF(OR([.A69]=&quot;ú&quot;;[.A69]=&quot;ü&quot;);[.B69];0)" office:value-type="float" office:value="0">
            <text:p>0</text:p>
          </table:table-cell>
          <table:table-cell/>
          <table:table-cell table:formula="of:=[.B69]+IF([.A69]=&quot;a&quot;;[.D$200];IF([.A69]=&quot;e&quot;;[.E$200];IF([.A69]=&quot;i&quot;;[.F$200];IF([.A69]=&quot;o&quot;;[.G$200];IF([.A69]=&quot;u&quot;;[.H$200];0)))))" office:value-type="float" office:value="1">
            <text:p>1</text:p>
          </table:table-cell>
          <table:table-cell table:formula="of:=[.J69]/[.J$200]" office:value-type="percentage" office:value="0.00000269861102490548">
            <text:p>0,000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1">
            <text:p>1</text:p>
          </table:table-cell>
          <table:table-cell/>
          <table:table-cell table:formula="of:=IF([.A70]=&quot;à&quot;;[.B70];0)" office:value-type="float" office:value="0">
            <text:p>0</text:p>
          </table:table-cell>
          <table:table-cell table:formula="of:=IF(OR([.A70]=&quot;è&quot;;[.A70]=&quot;é&quot;);[.B70];0)" office:value-type="float" office:value="0">
            <text:p>0</text:p>
          </table:table-cell>
          <table:table-cell table:formula="of:=IF(OR([.A70]=&quot;í&quot;;[.A70]=&quot;ï&quot;);[.B70];0)" office:value-type="float" office:value="0">
            <text:p>0</text:p>
          </table:table-cell>
          <table:table-cell table:formula="of:=IF(OR([.A70]=&quot;ò&quot;;[.A70]=&quot;ó&quot;);[.B70];0)" office:value-type="float" office:value="0">
            <text:p>0</text:p>
          </table:table-cell>
          <table:table-cell table:formula="of:=IF(OR([.A70]=&quot;ú&quot;;[.A70]=&quot;ü&quot;);[.B70];0)" office:value-type="float" office:value="0">
            <text:p>0</text:p>
          </table:table-cell>
          <table:table-cell/>
          <table:table-cell table:formula="of:=[.B70]+IF([.A70]=&quot;a&quot;;[.D$200];IF([.A70]=&quot;e&quot;;[.E$200];IF([.A70]=&quot;i&quot;;[.F$200];IF([.A70]=&quot;o&quot;;[.G$200];IF([.A70]=&quot;u&quot;;[.H$200];0)))))" office:value-type="float" office:value="1">
            <text:p>1</text:p>
          </table:table-cell>
          <table:table-cell table:formula="of:=[.J70]/[.J$200]" office:value-type="percentage" office:value="0.00000269861102490548">
            <text:p>0,000%</text:p>
          </table:table-cell>
        </table:table-row>
        <table:table-row table:style-name="ro1">
          <table:table-cell office:value-type="string">
            <text:p>ä</text:p>
          </table:table-cell>
          <table:table-cell office:value-type="float" office:value="1">
            <text:p>1</text:p>
          </table:table-cell>
          <table:table-cell/>
          <table:table-cell table:formula="of:=IF([.A71]=&quot;à&quot;;[.B71];0)" office:value-type="float" office:value="0">
            <text:p>0</text:p>
          </table:table-cell>
          <table:table-cell table:formula="of:=IF(OR([.A71]=&quot;è&quot;;[.A71]=&quot;é&quot;);[.B71];0)" office:value-type="float" office:value="0">
            <text:p>0</text:p>
          </table:table-cell>
          <table:table-cell table:formula="of:=IF(OR([.A71]=&quot;í&quot;;[.A71]=&quot;ï&quot;);[.B71];0)" office:value-type="float" office:value="0">
            <text:p>0</text:p>
          </table:table-cell>
          <table:table-cell table:formula="of:=IF(OR([.A71]=&quot;ò&quot;;[.A71]=&quot;ó&quot;);[.B71];0)" office:value-type="float" office:value="0">
            <text:p>0</text:p>
          </table:table-cell>
          <table:table-cell table:formula="of:=IF(OR([.A71]=&quot;ú&quot;;[.A71]=&quot;ü&quot;);[.B71];0)" office:value-type="float" office:value="0">
            <text:p>0</text:p>
          </table:table-cell>
          <table:table-cell/>
          <table:table-cell table:formula="of:=[.B71]+IF([.A71]=&quot;a&quot;;[.D$200];IF([.A71]=&quot;e&quot;;[.E$200];IF([.A71]=&quot;i&quot;;[.F$200];IF([.A71]=&quot;o&quot;;[.G$200];IF([.A71]=&quot;u&quot;;[.H$200];0)))))" office:value-type="float" office:value="1">
            <text:p>1</text:p>
          </table:table-cell>
          <table:table-cell table:formula="of:=[.J71]/[.J$200]" office:value-type="percentage" office:value="0.00000269861102490548">
            <text:p>0,000%</text:p>
          </table:table-cell>
        </table:table-row>
        <table:table-row table:style-name="ro1">
          <table:table-cell office:value-type="string">
            <text:p>”</text:p>
          </table:table-cell>
          <table:table-cell office:value-type="float" office:value="1">
            <text:p>1</text:p>
          </table:table-cell>
          <table:table-cell/>
          <table:table-cell table:formula="of:=IF([.A72]=&quot;à&quot;;[.B72];0)" office:value-type="float" office:value="0">
            <text:p>0</text:p>
          </table:table-cell>
          <table:table-cell table:formula="of:=IF(OR([.A72]=&quot;è&quot;;[.A72]=&quot;é&quot;);[.B72];0)" office:value-type="float" office:value="0">
            <text:p>0</text:p>
          </table:table-cell>
          <table:table-cell table:formula="of:=IF(OR([.A72]=&quot;í&quot;;[.A72]=&quot;ï&quot;);[.B72];0)" office:value-type="float" office:value="0">
            <text:p>0</text:p>
          </table:table-cell>
          <table:table-cell table:formula="of:=IF(OR([.A72]=&quot;ò&quot;;[.A72]=&quot;ó&quot;);[.B72];0)" office:value-type="float" office:value="0">
            <text:p>0</text:p>
          </table:table-cell>
          <table:table-cell table:formula="of:=IF(OR([.A72]=&quot;ú&quot;;[.A72]=&quot;ü&quot;);[.B72];0)" office:value-type="float" office:value="0">
            <text:p>0</text:p>
          </table:table-cell>
          <table:table-cell/>
          <table:table-cell table:formula="of:=[.B72]+IF([.A72]=&quot;a&quot;;[.D$200];IF([.A72]=&quot;e&quot;;[.E$200];IF([.A72]=&quot;i&quot;;[.F$200];IF([.A72]=&quot;o&quot;;[.G$200];IF([.A72]=&quot;u&quot;;[.H$200];0)))))" office:value-type="float" office:value="1">
            <text:p>1</text:p>
          </table:table-cell>
          <table:table-cell table:formula="of:=[.J72]/[.J$200]" office:value-type="percentage" office:value="0.00000269861102490548">
            <text:p>0,000%</text:p>
          </table:table-cell>
        </table:table-row>
        <table:table-row table:style-name="ro1">
          <table:table-cell office:value-type="string">
            <text:p>ç</text:p>
          </table:table-cell>
          <table:table-cell/>
          <table:table-cell/>
          <table:table-cell table:formula="of:=IF([.A73]=&quot;à&quot;;[.B73];0)" office:value-type="float" office:value="0">
            <text:p>0</text:p>
          </table:table-cell>
          <table:table-cell table:formula="of:=IF(OR([.A73]=&quot;è&quot;;[.A73]=&quot;é&quot;);[.B73];0)" office:value-type="float" office:value="0">
            <text:p>0</text:p>
          </table:table-cell>
          <table:table-cell table:formula="of:=IF(OR([.A73]=&quot;í&quot;;[.A73]=&quot;ï&quot;);[.B73];0)" office:value-type="float" office:value="0">
            <text:p>0</text:p>
          </table:table-cell>
          <table:table-cell table:formula="of:=IF(OR([.A73]=&quot;ò&quot;;[.A73]=&quot;ó&quot;);[.B73];0)" office:value-type="float" office:value="0">
            <text:p>0</text:p>
          </table:table-cell>
          <table:table-cell table:formula="of:=IF(OR([.A73]=&quot;ú&quot;;[.A73]=&quot;ü&quot;);[.B73];0)" office:value-type="float" office:value="0">
            <text:p>0</text:p>
          </table:table-cell>
          <table:table-cell/>
          <table:table-cell table:formula="of:=[.B73]+IF([.A73]=&quot;a&quot;;[.D$200];IF([.A73]=&quot;e&quot;;[.E$200];IF([.A73]=&quot;i&quot;;[.F$200];IF([.A73]=&quot;o&quot;;[.G$200];IF([.A73]=&quot;u&quot;;[.H$200];0)))))" office:value-type="float" office:value="0">
            <text:p>0</text:p>
          </table:table-cell>
          <table:table-cell table:formula="of:=[.J73]/[.J$200]" office:value-type="percentage" office:value="0">
            <text:p>0,000%</text:p>
          </table:table-cell>
        </table:table-row>
        <table:table-row table:style-name="ro1">
          <table:table-cell office:value-type="string">
            <text:p>-</text:p>
          </table:table-cell>
          <table:table-cell/>
          <table:table-cell/>
          <table:table-cell table:formula="of:=IF([.A74]=&quot;à&quot;;[.B74];0)" office:value-type="float" office:value="0">
            <text:p>0</text:p>
          </table:table-cell>
          <table:table-cell table:formula="of:=IF(OR([.A74]=&quot;è&quot;;[.A74]=&quot;é&quot;);[.B74];0)" office:value-type="float" office:value="0">
            <text:p>0</text:p>
          </table:table-cell>
          <table:table-cell table:formula="of:=IF(OR([.A74]=&quot;í&quot;;[.A74]=&quot;ï&quot;);[.B74];0)" office:value-type="float" office:value="0">
            <text:p>0</text:p>
          </table:table-cell>
          <table:table-cell table:formula="of:=IF(OR([.A74]=&quot;ò&quot;;[.A74]=&quot;ó&quot;);[.B74];0)" office:value-type="float" office:value="0">
            <text:p>0</text:p>
          </table:table-cell>
          <table:table-cell table:formula="of:=IF(OR([.A74]=&quot;ú&quot;;[.A74]=&quot;ü&quot;);[.B74];0)" office:value-type="float" office:value="0">
            <text:p>0</text:p>
          </table:table-cell>
          <table:table-cell/>
          <table:table-cell table:formula="of:=[.B74]+IF([.A74]=&quot;a&quot;;[.D$200];IF([.A74]=&quot;e&quot;;[.E$200];IF([.A74]=&quot;i&quot;;[.F$200];IF([.A74]=&quot;o&quot;;[.G$200];IF([.A74]=&quot;u&quot;;[.H$200];0)))))" office:value-type="float" office:value="0">
            <text:p>0</text:p>
          </table:table-cell>
          <table:table-cell table:formula="of:=[.J74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5]=&quot;à&quot;;[.B75];0)" office:value-type="float" office:value="0">
            <text:p>0</text:p>
          </table:table-cell>
          <table:table-cell table:formula="of:=IF(OR([.A75]=&quot;è&quot;;[.A75]=&quot;é&quot;);[.B75];0)" office:value-type="float" office:value="0">
            <text:p>0</text:p>
          </table:table-cell>
          <table:table-cell table:formula="of:=IF(OR([.A75]=&quot;í&quot;;[.A75]=&quot;ï&quot;);[.B75];0)" office:value-type="float" office:value="0">
            <text:p>0</text:p>
          </table:table-cell>
          <table:table-cell table:formula="of:=IF(OR([.A75]=&quot;ò&quot;;[.A75]=&quot;ó&quot;);[.B75];0)" office:value-type="float" office:value="0">
            <text:p>0</text:p>
          </table:table-cell>
          <table:table-cell table:formula="of:=IF(OR([.A75]=&quot;ú&quot;;[.A75]=&quot;ü&quot;);[.B75];0)" office:value-type="float" office:value="0">
            <text:p>0</text:p>
          </table:table-cell>
          <table:table-cell/>
          <table:table-cell table:formula="of:=[.B75]+IF([.A75]=&quot;a&quot;;[.D$200];IF([.A75]=&quot;e&quot;;[.E$200];IF([.A75]=&quot;i&quot;;[.F$200];IF([.A75]=&quot;o&quot;;[.G$200];IF([.A75]=&quot;u&quot;;[.H$200];0)))))" office:value-type="float" office:value="0">
            <text:p>0</text:p>
          </table:table-cell>
          <table:table-cell table:formula="of:=[.J75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6]=&quot;à&quot;;[.B76];0)" office:value-type="float" office:value="0">
            <text:p>0</text:p>
          </table:table-cell>
          <table:table-cell table:formula="of:=IF(OR([.A76]=&quot;è&quot;;[.A76]=&quot;é&quot;);[.B76];0)" office:value-type="float" office:value="0">
            <text:p>0</text:p>
          </table:table-cell>
          <table:table-cell table:formula="of:=IF(OR([.A76]=&quot;í&quot;;[.A76]=&quot;ï&quot;);[.B76];0)" office:value-type="float" office:value="0">
            <text:p>0</text:p>
          </table:table-cell>
          <table:table-cell table:formula="of:=IF(OR([.A76]=&quot;ò&quot;;[.A76]=&quot;ó&quot;);[.B76];0)" office:value-type="float" office:value="0">
            <text:p>0</text:p>
          </table:table-cell>
          <table:table-cell table:formula="of:=IF(OR([.A76]=&quot;ú&quot;;[.A76]=&quot;ü&quot;);[.B76];0)" office:value-type="float" office:value="0">
            <text:p>0</text:p>
          </table:table-cell>
          <table:table-cell/>
          <table:table-cell table:formula="of:=[.B76]+IF([.A76]=&quot;a&quot;;[.D$200];IF([.A76]=&quot;e&quot;;[.E$200];IF([.A76]=&quot;i&quot;;[.F$200];IF([.A76]=&quot;o&quot;;[.G$200];IF([.A76]=&quot;u&quot;;[.H$200];0)))))" office:value-type="float" office:value="0">
            <text:p>0</text:p>
          </table:table-cell>
          <table:table-cell table:formula="of:=[.J76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7]=&quot;à&quot;;[.B77];0)" office:value-type="float" office:value="0">
            <text:p>0</text:p>
          </table:table-cell>
          <table:table-cell table:formula="of:=IF(OR([.A77]=&quot;è&quot;;[.A77]=&quot;é&quot;);[.B77];0)" office:value-type="float" office:value="0">
            <text:p>0</text:p>
          </table:table-cell>
          <table:table-cell table:formula="of:=IF(OR([.A77]=&quot;í&quot;;[.A77]=&quot;ï&quot;);[.B77];0)" office:value-type="float" office:value="0">
            <text:p>0</text:p>
          </table:table-cell>
          <table:table-cell table:formula="of:=IF(OR([.A77]=&quot;ò&quot;;[.A77]=&quot;ó&quot;);[.B77];0)" office:value-type="float" office:value="0">
            <text:p>0</text:p>
          </table:table-cell>
          <table:table-cell table:formula="of:=IF(OR([.A77]=&quot;ú&quot;;[.A77]=&quot;ü&quot;);[.B77];0)" office:value-type="float" office:value="0">
            <text:p>0</text:p>
          </table:table-cell>
          <table:table-cell/>
          <table:table-cell table:formula="of:=[.B77]+IF([.A77]=&quot;a&quot;;[.D$200];IF([.A77]=&quot;e&quot;;[.E$200];IF([.A77]=&quot;i&quot;;[.F$200];IF([.A77]=&quot;o&quot;;[.G$200];IF([.A77]=&quot;u&quot;;[.H$200];0)))))" office:value-type="float" office:value="0">
            <text:p>0</text:p>
          </table:table-cell>
          <table:table-cell table:formula="of:=[.J77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8]=&quot;à&quot;;[.B78];0)" office:value-type="float" office:value="0">
            <text:p>0</text:p>
          </table:table-cell>
          <table:table-cell table:formula="of:=IF(OR([.A78]=&quot;è&quot;;[.A78]=&quot;é&quot;);[.B78];0)" office:value-type="float" office:value="0">
            <text:p>0</text:p>
          </table:table-cell>
          <table:table-cell table:formula="of:=IF(OR([.A78]=&quot;í&quot;;[.A78]=&quot;ï&quot;);[.B78];0)" office:value-type="float" office:value="0">
            <text:p>0</text:p>
          </table:table-cell>
          <table:table-cell table:formula="of:=IF(OR([.A78]=&quot;ò&quot;;[.A78]=&quot;ó&quot;);[.B78];0)" office:value-type="float" office:value="0">
            <text:p>0</text:p>
          </table:table-cell>
          <table:table-cell table:formula="of:=IF(OR([.A78]=&quot;ú&quot;;[.A78]=&quot;ü&quot;);[.B78];0)" office:value-type="float" office:value="0">
            <text:p>0</text:p>
          </table:table-cell>
          <table:table-cell/>
          <table:table-cell table:formula="of:=[.B78]+IF([.A78]=&quot;a&quot;;[.D$200];IF([.A78]=&quot;e&quot;;[.E$200];IF([.A78]=&quot;i&quot;;[.F$200];IF([.A78]=&quot;o&quot;;[.G$200];IF([.A78]=&quot;u&quot;;[.H$200];0)))))" office:value-type="float" office:value="0">
            <text:p>0</text:p>
          </table:table-cell>
          <table:table-cell table:formula="of:=[.J78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9]=&quot;à&quot;;[.B79];0)" office:value-type="float" office:value="0">
            <text:p>0</text:p>
          </table:table-cell>
          <table:table-cell table:formula="of:=IF(OR([.A79]=&quot;è&quot;;[.A79]=&quot;é&quot;);[.B79];0)" office:value-type="float" office:value="0">
            <text:p>0</text:p>
          </table:table-cell>
          <table:table-cell table:formula="of:=IF(OR([.A79]=&quot;í&quot;;[.A79]=&quot;ï&quot;);[.B79];0)" office:value-type="float" office:value="0">
            <text:p>0</text:p>
          </table:table-cell>
          <table:table-cell table:formula="of:=IF(OR([.A79]=&quot;ò&quot;;[.A79]=&quot;ó&quot;);[.B79];0)" office:value-type="float" office:value="0">
            <text:p>0</text:p>
          </table:table-cell>
          <table:table-cell table:formula="of:=IF(OR([.A79]=&quot;ú&quot;;[.A79]=&quot;ü&quot;);[.B79];0)" office:value-type="float" office:value="0">
            <text:p>0</text:p>
          </table:table-cell>
          <table:table-cell/>
          <table:table-cell table:formula="of:=[.B79]+IF([.A79]=&quot;a&quot;;[.D$200];IF([.A79]=&quot;e&quot;;[.E$200];IF([.A79]=&quot;i&quot;;[.F$200];IF([.A79]=&quot;o&quot;;[.G$200];IF([.A79]=&quot;u&quot;;[.H$200];0)))))" office:value-type="float" office:value="0">
            <text:p>0</text:p>
          </table:table-cell>
          <table:table-cell table:formula="of:=[.J79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0]=&quot;à&quot;;[.B80];0)" office:value-type="float" office:value="0">
            <text:p>0</text:p>
          </table:table-cell>
          <table:table-cell table:formula="of:=IF(OR([.A80]=&quot;è&quot;;[.A80]=&quot;é&quot;);[.B80];0)" office:value-type="float" office:value="0">
            <text:p>0</text:p>
          </table:table-cell>
          <table:table-cell table:formula="of:=IF(OR([.A80]=&quot;í&quot;;[.A80]=&quot;ï&quot;);[.B80];0)" office:value-type="float" office:value="0">
            <text:p>0</text:p>
          </table:table-cell>
          <table:table-cell table:formula="of:=IF(OR([.A80]=&quot;ò&quot;;[.A80]=&quot;ó&quot;);[.B80];0)" office:value-type="float" office:value="0">
            <text:p>0</text:p>
          </table:table-cell>
          <table:table-cell table:formula="of:=IF(OR([.A80]=&quot;ú&quot;;[.A80]=&quot;ü&quot;);[.B80];0)" office:value-type="float" office:value="0">
            <text:p>0</text:p>
          </table:table-cell>
          <table:table-cell/>
          <table:table-cell table:formula="of:=[.B80]+IF([.A80]=&quot;a&quot;;[.D$200];IF([.A80]=&quot;e&quot;;[.E$200];IF([.A80]=&quot;i&quot;;[.F$200];IF([.A80]=&quot;o&quot;;[.G$200];IF([.A80]=&quot;u&quot;;[.H$200];0)))))" office:value-type="float" office:value="0">
            <text:p>0</text:p>
          </table:table-cell>
          <table:table-cell table:formula="of:=[.J80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1]=&quot;à&quot;;[.B81];0)" office:value-type="float" office:value="0">
            <text:p>0</text:p>
          </table:table-cell>
          <table:table-cell table:formula="of:=IF(OR([.A81]=&quot;è&quot;;[.A81]=&quot;é&quot;);[.B81];0)" office:value-type="float" office:value="0">
            <text:p>0</text:p>
          </table:table-cell>
          <table:table-cell table:formula="of:=IF(OR([.A81]=&quot;í&quot;;[.A81]=&quot;ï&quot;);[.B81];0)" office:value-type="float" office:value="0">
            <text:p>0</text:p>
          </table:table-cell>
          <table:table-cell table:formula="of:=IF(OR([.A81]=&quot;ò&quot;;[.A81]=&quot;ó&quot;);[.B81];0)" office:value-type="float" office:value="0">
            <text:p>0</text:p>
          </table:table-cell>
          <table:table-cell table:formula="of:=IF(OR([.A81]=&quot;ú&quot;;[.A81]=&quot;ü&quot;);[.B81];0)" office:value-type="float" office:value="0">
            <text:p>0</text:p>
          </table:table-cell>
          <table:table-cell/>
          <table:table-cell table:formula="of:=[.B81]+IF([.A81]=&quot;a&quot;;[.D$200];IF([.A81]=&quot;e&quot;;[.E$200];IF([.A81]=&quot;i&quot;;[.F$200];IF([.A81]=&quot;o&quot;;[.G$200];IF([.A81]=&quot;u&quot;;[.H$200];0)))))" office:value-type="float" office:value="0">
            <text:p>0</text:p>
          </table:table-cell>
          <table:table-cell table:formula="of:=[.J81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2]=&quot;à&quot;;[.B82];0)" office:value-type="float" office:value="0">
            <text:p>0</text:p>
          </table:table-cell>
          <table:table-cell table:formula="of:=IF(OR([.A82]=&quot;è&quot;;[.A82]=&quot;é&quot;);[.B82];0)" office:value-type="float" office:value="0">
            <text:p>0</text:p>
          </table:table-cell>
          <table:table-cell table:formula="of:=IF(OR([.A82]=&quot;í&quot;;[.A82]=&quot;ï&quot;);[.B82];0)" office:value-type="float" office:value="0">
            <text:p>0</text:p>
          </table:table-cell>
          <table:table-cell table:formula="of:=IF(OR([.A82]=&quot;ò&quot;;[.A82]=&quot;ó&quot;);[.B82];0)" office:value-type="float" office:value="0">
            <text:p>0</text:p>
          </table:table-cell>
          <table:table-cell table:formula="of:=IF(OR([.A82]=&quot;ú&quot;;[.A82]=&quot;ü&quot;);[.B82];0)" office:value-type="float" office:value="0">
            <text:p>0</text:p>
          </table:table-cell>
          <table:table-cell/>
          <table:table-cell table:formula="of:=[.B82]+IF([.A82]=&quot;a&quot;;[.D$200];IF([.A82]=&quot;e&quot;;[.E$200];IF([.A82]=&quot;i&quot;;[.F$200];IF([.A82]=&quot;o&quot;;[.G$200];IF([.A82]=&quot;u&quot;;[.H$200];0)))))" office:value-type="float" office:value="0">
            <text:p>0</text:p>
          </table:table-cell>
          <table:table-cell table:formula="of:=[.J82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3]=&quot;à&quot;;[.B83];0)" office:value-type="float" office:value="0">
            <text:p>0</text:p>
          </table:table-cell>
          <table:table-cell table:formula="of:=IF(OR([.A83]=&quot;è&quot;;[.A83]=&quot;é&quot;);[.B83];0)" office:value-type="float" office:value="0">
            <text:p>0</text:p>
          </table:table-cell>
          <table:table-cell table:formula="of:=IF(OR([.A83]=&quot;í&quot;;[.A83]=&quot;ï&quot;);[.B83];0)" office:value-type="float" office:value="0">
            <text:p>0</text:p>
          </table:table-cell>
          <table:table-cell table:formula="of:=IF(OR([.A83]=&quot;ò&quot;;[.A83]=&quot;ó&quot;);[.B83];0)" office:value-type="float" office:value="0">
            <text:p>0</text:p>
          </table:table-cell>
          <table:table-cell table:formula="of:=IF(OR([.A83]=&quot;ú&quot;;[.A83]=&quot;ü&quot;);[.B83];0)" office:value-type="float" office:value="0">
            <text:p>0</text:p>
          </table:table-cell>
          <table:table-cell/>
          <table:table-cell table:formula="of:=[.B83]+IF([.A83]=&quot;a&quot;;[.D$200];IF([.A83]=&quot;e&quot;;[.E$200];IF([.A83]=&quot;i&quot;;[.F$200];IF([.A83]=&quot;o&quot;;[.G$200];IF([.A83]=&quot;u&quot;;[.H$200];0)))))" office:value-type="float" office:value="0">
            <text:p>0</text:p>
          </table:table-cell>
          <table:table-cell table:formula="of:=[.J83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4]=&quot;à&quot;;[.B84];0)" office:value-type="float" office:value="0">
            <text:p>0</text:p>
          </table:table-cell>
          <table:table-cell table:formula="of:=IF(OR([.A84]=&quot;è&quot;;[.A84]=&quot;é&quot;);[.B84];0)" office:value-type="float" office:value="0">
            <text:p>0</text:p>
          </table:table-cell>
          <table:table-cell table:formula="of:=IF(OR([.A84]=&quot;í&quot;;[.A84]=&quot;ï&quot;);[.B84];0)" office:value-type="float" office:value="0">
            <text:p>0</text:p>
          </table:table-cell>
          <table:table-cell table:formula="of:=IF(OR([.A84]=&quot;ò&quot;;[.A84]=&quot;ó&quot;);[.B84];0)" office:value-type="float" office:value="0">
            <text:p>0</text:p>
          </table:table-cell>
          <table:table-cell table:formula="of:=IF(OR([.A84]=&quot;ú&quot;;[.A84]=&quot;ü&quot;);[.B84];0)" office:value-type="float" office:value="0">
            <text:p>0</text:p>
          </table:table-cell>
          <table:table-cell/>
          <table:table-cell table:formula="of:=[.B84]+IF([.A84]=&quot;a&quot;;[.D$200];IF([.A84]=&quot;e&quot;;[.E$200];IF([.A84]=&quot;i&quot;;[.F$200];IF([.A84]=&quot;o&quot;;[.G$200];IF([.A84]=&quot;u&quot;;[.H$200];0)))))" office:value-type="float" office:value="0">
            <text:p>0</text:p>
          </table:table-cell>
          <table:table-cell table:formula="of:=[.J84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5]=&quot;à&quot;;[.B85];0)" office:value-type="float" office:value="0">
            <text:p>0</text:p>
          </table:table-cell>
          <table:table-cell table:formula="of:=IF(OR([.A85]=&quot;è&quot;;[.A85]=&quot;é&quot;);[.B85];0)" office:value-type="float" office:value="0">
            <text:p>0</text:p>
          </table:table-cell>
          <table:table-cell table:formula="of:=IF(OR([.A85]=&quot;í&quot;;[.A85]=&quot;ï&quot;);[.B85];0)" office:value-type="float" office:value="0">
            <text:p>0</text:p>
          </table:table-cell>
          <table:table-cell table:formula="of:=IF(OR([.A85]=&quot;ò&quot;;[.A85]=&quot;ó&quot;);[.B85];0)" office:value-type="float" office:value="0">
            <text:p>0</text:p>
          </table:table-cell>
          <table:table-cell table:formula="of:=IF(OR([.A85]=&quot;ú&quot;;[.A85]=&quot;ü&quot;);[.B85];0)" office:value-type="float" office:value="0">
            <text:p>0</text:p>
          </table:table-cell>
          <table:table-cell/>
          <table:table-cell table:formula="of:=[.B85]+IF([.A85]=&quot;a&quot;;[.D$200];IF([.A85]=&quot;e&quot;;[.E$200];IF([.A85]=&quot;i&quot;;[.F$200];IF([.A85]=&quot;o&quot;;[.G$200];IF([.A85]=&quot;u&quot;;[.H$200];0)))))" office:value-type="float" office:value="0">
            <text:p>0</text:p>
          </table:table-cell>
          <table:table-cell table:formula="of:=[.J85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6]=&quot;à&quot;;[.B86];0)" office:value-type="float" office:value="0">
            <text:p>0</text:p>
          </table:table-cell>
          <table:table-cell table:formula="of:=IF(OR([.A86]=&quot;è&quot;;[.A86]=&quot;é&quot;);[.B86];0)" office:value-type="float" office:value="0">
            <text:p>0</text:p>
          </table:table-cell>
          <table:table-cell table:formula="of:=IF(OR([.A86]=&quot;í&quot;;[.A86]=&quot;ï&quot;);[.B86];0)" office:value-type="float" office:value="0">
            <text:p>0</text:p>
          </table:table-cell>
          <table:table-cell table:formula="of:=IF(OR([.A86]=&quot;ò&quot;;[.A86]=&quot;ó&quot;);[.B86];0)" office:value-type="float" office:value="0">
            <text:p>0</text:p>
          </table:table-cell>
          <table:table-cell table:formula="of:=IF(OR([.A86]=&quot;ú&quot;;[.A86]=&quot;ü&quot;);[.B86];0)" office:value-type="float" office:value="0">
            <text:p>0</text:p>
          </table:table-cell>
          <table:table-cell/>
          <table:table-cell table:formula="of:=[.B86]+IF([.A86]=&quot;a&quot;;[.D$200];IF([.A86]=&quot;e&quot;;[.E$200];IF([.A86]=&quot;i&quot;;[.F$200];IF([.A86]=&quot;o&quot;;[.G$200];IF([.A86]=&quot;u&quot;;[.H$200];0)))))" office:value-type="float" office:value="0">
            <text:p>0</text:p>
          </table:table-cell>
          <table:table-cell table:formula="of:=[.J86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7]=&quot;à&quot;;[.B87];0)" office:value-type="float" office:value="0">
            <text:p>0</text:p>
          </table:table-cell>
          <table:table-cell table:formula="of:=IF(OR([.A87]=&quot;è&quot;;[.A87]=&quot;é&quot;);[.B87];0)" office:value-type="float" office:value="0">
            <text:p>0</text:p>
          </table:table-cell>
          <table:table-cell table:formula="of:=IF(OR([.A87]=&quot;í&quot;;[.A87]=&quot;ï&quot;);[.B87];0)" office:value-type="float" office:value="0">
            <text:p>0</text:p>
          </table:table-cell>
          <table:table-cell table:formula="of:=IF(OR([.A87]=&quot;ò&quot;;[.A87]=&quot;ó&quot;);[.B87];0)" office:value-type="float" office:value="0">
            <text:p>0</text:p>
          </table:table-cell>
          <table:table-cell table:formula="of:=IF(OR([.A87]=&quot;ú&quot;;[.A87]=&quot;ü&quot;);[.B87];0)" office:value-type="float" office:value="0">
            <text:p>0</text:p>
          </table:table-cell>
          <table:table-cell/>
          <table:table-cell table:formula="of:=[.B87]+IF([.A87]=&quot;a&quot;;[.D$200];IF([.A87]=&quot;e&quot;;[.E$200];IF([.A87]=&quot;i&quot;;[.F$200];IF([.A87]=&quot;o&quot;;[.G$200];IF([.A87]=&quot;u&quot;;[.H$200];0)))))" office:value-type="float" office:value="0">
            <text:p>0</text:p>
          </table:table-cell>
          <table:table-cell table:formula="of:=[.J87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8]=&quot;à&quot;;[.B88];0)" office:value-type="float" office:value="0">
            <text:p>0</text:p>
          </table:table-cell>
          <table:table-cell table:formula="of:=IF(OR([.A88]=&quot;è&quot;;[.A88]=&quot;é&quot;);[.B88];0)" office:value-type="float" office:value="0">
            <text:p>0</text:p>
          </table:table-cell>
          <table:table-cell table:formula="of:=IF(OR([.A88]=&quot;í&quot;;[.A88]=&quot;ï&quot;);[.B88];0)" office:value-type="float" office:value="0">
            <text:p>0</text:p>
          </table:table-cell>
          <table:table-cell table:formula="of:=IF(OR([.A88]=&quot;ò&quot;;[.A88]=&quot;ó&quot;);[.B88];0)" office:value-type="float" office:value="0">
            <text:p>0</text:p>
          </table:table-cell>
          <table:table-cell table:formula="of:=IF(OR([.A88]=&quot;ú&quot;;[.A88]=&quot;ü&quot;);[.B88];0)" office:value-type="float" office:value="0">
            <text:p>0</text:p>
          </table:table-cell>
          <table:table-cell/>
          <table:table-cell table:formula="of:=[.B88]+IF([.A88]=&quot;a&quot;;[.D$200];IF([.A88]=&quot;e&quot;;[.E$200];IF([.A88]=&quot;i&quot;;[.F$200];IF([.A88]=&quot;o&quot;;[.G$200];IF([.A88]=&quot;u&quot;;[.H$200];0)))))" office:value-type="float" office:value="0">
            <text:p>0</text:p>
          </table:table-cell>
          <table:table-cell table:formula="of:=[.J88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9]=&quot;à&quot;;[.B89];0)" office:value-type="float" office:value="0">
            <text:p>0</text:p>
          </table:table-cell>
          <table:table-cell table:formula="of:=IF(OR([.A89]=&quot;è&quot;;[.A89]=&quot;é&quot;);[.B89];0)" office:value-type="float" office:value="0">
            <text:p>0</text:p>
          </table:table-cell>
          <table:table-cell table:formula="of:=IF(OR([.A89]=&quot;í&quot;;[.A89]=&quot;ï&quot;);[.B89];0)" office:value-type="float" office:value="0">
            <text:p>0</text:p>
          </table:table-cell>
          <table:table-cell table:formula="of:=IF(OR([.A89]=&quot;ò&quot;;[.A89]=&quot;ó&quot;);[.B89];0)" office:value-type="float" office:value="0">
            <text:p>0</text:p>
          </table:table-cell>
          <table:table-cell table:formula="of:=IF(OR([.A89]=&quot;ú&quot;;[.A89]=&quot;ü&quot;);[.B89];0)" office:value-type="float" office:value="0">
            <text:p>0</text:p>
          </table:table-cell>
          <table:table-cell/>
          <table:table-cell table:formula="of:=[.B89]+IF([.A89]=&quot;a&quot;;[.D$200];IF([.A89]=&quot;e&quot;;[.E$200];IF([.A89]=&quot;i&quot;;[.F$200];IF([.A89]=&quot;o&quot;;[.G$200];IF([.A89]=&quot;u&quot;;[.H$200];0)))))" office:value-type="float" office:value="0">
            <text:p>0</text:p>
          </table:table-cell>
          <table:table-cell table:formula="of:=[.J89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0]=&quot;à&quot;;[.B90];0)" office:value-type="float" office:value="0">
            <text:p>0</text:p>
          </table:table-cell>
          <table:table-cell table:formula="of:=IF(OR([.A90]=&quot;è&quot;;[.A90]=&quot;é&quot;);[.B90];0)" office:value-type="float" office:value="0">
            <text:p>0</text:p>
          </table:table-cell>
          <table:table-cell table:formula="of:=IF(OR([.A90]=&quot;í&quot;;[.A90]=&quot;ï&quot;);[.B90];0)" office:value-type="float" office:value="0">
            <text:p>0</text:p>
          </table:table-cell>
          <table:table-cell table:formula="of:=IF(OR([.A90]=&quot;ò&quot;;[.A90]=&quot;ó&quot;);[.B90];0)" office:value-type="float" office:value="0">
            <text:p>0</text:p>
          </table:table-cell>
          <table:table-cell table:formula="of:=IF(OR([.A90]=&quot;ú&quot;;[.A90]=&quot;ü&quot;);[.B90];0)" office:value-type="float" office:value="0">
            <text:p>0</text:p>
          </table:table-cell>
          <table:table-cell/>
          <table:table-cell table:formula="of:=[.B90]+IF([.A90]=&quot;a&quot;;[.D$200];IF([.A90]=&quot;e&quot;;[.E$200];IF([.A90]=&quot;i&quot;;[.F$200];IF([.A90]=&quot;o&quot;;[.G$200];IF([.A90]=&quot;u&quot;;[.H$200];0)))))" office:value-type="float" office:value="0">
            <text:p>0</text:p>
          </table:table-cell>
          <table:table-cell table:formula="of:=[.J90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1]=&quot;à&quot;;[.B91];0)" office:value-type="float" office:value="0">
            <text:p>0</text:p>
          </table:table-cell>
          <table:table-cell table:formula="of:=IF(OR([.A91]=&quot;è&quot;;[.A91]=&quot;é&quot;);[.B91];0)" office:value-type="float" office:value="0">
            <text:p>0</text:p>
          </table:table-cell>
          <table:table-cell table:formula="of:=IF(OR([.A91]=&quot;í&quot;;[.A91]=&quot;ï&quot;);[.B91];0)" office:value-type="float" office:value="0">
            <text:p>0</text:p>
          </table:table-cell>
          <table:table-cell table:formula="of:=IF(OR([.A91]=&quot;ò&quot;;[.A91]=&quot;ó&quot;);[.B91];0)" office:value-type="float" office:value="0">
            <text:p>0</text:p>
          </table:table-cell>
          <table:table-cell table:formula="of:=IF(OR([.A91]=&quot;ú&quot;;[.A91]=&quot;ü&quot;);[.B91];0)" office:value-type="float" office:value="0">
            <text:p>0</text:p>
          </table:table-cell>
          <table:table-cell/>
          <table:table-cell table:formula="of:=[.B91]+IF([.A91]=&quot;a&quot;;[.D$200];IF([.A91]=&quot;e&quot;;[.E$200];IF([.A91]=&quot;i&quot;;[.F$200];IF([.A91]=&quot;o&quot;;[.G$200];IF([.A91]=&quot;u&quot;;[.H$200];0)))))" office:value-type="float" office:value="0">
            <text:p>0</text:p>
          </table:table-cell>
          <table:table-cell table:formula="of:=[.J91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2]=&quot;à&quot;;[.B92];0)" office:value-type="float" office:value="0">
            <text:p>0</text:p>
          </table:table-cell>
          <table:table-cell table:formula="of:=IF(OR([.A92]=&quot;è&quot;;[.A92]=&quot;é&quot;);[.B92];0)" office:value-type="float" office:value="0">
            <text:p>0</text:p>
          </table:table-cell>
          <table:table-cell table:formula="of:=IF(OR([.A92]=&quot;í&quot;;[.A92]=&quot;ï&quot;);[.B92];0)" office:value-type="float" office:value="0">
            <text:p>0</text:p>
          </table:table-cell>
          <table:table-cell table:formula="of:=IF(OR([.A92]=&quot;ò&quot;;[.A92]=&quot;ó&quot;);[.B92];0)" office:value-type="float" office:value="0">
            <text:p>0</text:p>
          </table:table-cell>
          <table:table-cell table:formula="of:=IF(OR([.A92]=&quot;ú&quot;;[.A92]=&quot;ü&quot;);[.B92];0)" office:value-type="float" office:value="0">
            <text:p>0</text:p>
          </table:table-cell>
          <table:table-cell/>
          <table:table-cell table:formula="of:=[.B92]+IF([.A92]=&quot;a&quot;;[.D$200];IF([.A92]=&quot;e&quot;;[.E$200];IF([.A92]=&quot;i&quot;;[.F$200];IF([.A92]=&quot;o&quot;;[.G$200];IF([.A92]=&quot;u&quot;;[.H$200];0)))))" office:value-type="float" office:value="0">
            <text:p>0</text:p>
          </table:table-cell>
          <table:table-cell table:formula="of:=[.J92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3]=&quot;à&quot;;[.B93];0)" office:value-type="float" office:value="0">
            <text:p>0</text:p>
          </table:table-cell>
          <table:table-cell table:formula="of:=IF(OR([.A93]=&quot;è&quot;;[.A93]=&quot;é&quot;);[.B93];0)" office:value-type="float" office:value="0">
            <text:p>0</text:p>
          </table:table-cell>
          <table:table-cell table:formula="of:=IF(OR([.A93]=&quot;í&quot;;[.A93]=&quot;ï&quot;);[.B93];0)" office:value-type="float" office:value="0">
            <text:p>0</text:p>
          </table:table-cell>
          <table:table-cell table:formula="of:=IF(OR([.A93]=&quot;ò&quot;;[.A93]=&quot;ó&quot;);[.B93];0)" office:value-type="float" office:value="0">
            <text:p>0</text:p>
          </table:table-cell>
          <table:table-cell table:formula="of:=IF(OR([.A93]=&quot;ú&quot;;[.A93]=&quot;ü&quot;);[.B93];0)" office:value-type="float" office:value="0">
            <text:p>0</text:p>
          </table:table-cell>
          <table:table-cell/>
          <table:table-cell table:formula="of:=[.B93]+IF([.A93]=&quot;a&quot;;[.D$200];IF([.A93]=&quot;e&quot;;[.E$200];IF([.A93]=&quot;i&quot;;[.F$200];IF([.A93]=&quot;o&quot;;[.G$200];IF([.A93]=&quot;u&quot;;[.H$200];0)))))" office:value-type="float" office:value="0">
            <text:p>0</text:p>
          </table:table-cell>
          <table:table-cell table:formula="of:=[.J93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4]=&quot;à&quot;;[.B94];0)" office:value-type="float" office:value="0">
            <text:p>0</text:p>
          </table:table-cell>
          <table:table-cell table:formula="of:=IF(OR([.A94]=&quot;è&quot;;[.A94]=&quot;é&quot;);[.B94];0)" office:value-type="float" office:value="0">
            <text:p>0</text:p>
          </table:table-cell>
          <table:table-cell table:formula="of:=IF(OR([.A94]=&quot;í&quot;;[.A94]=&quot;ï&quot;);[.B94];0)" office:value-type="float" office:value="0">
            <text:p>0</text:p>
          </table:table-cell>
          <table:table-cell table:formula="of:=IF(OR([.A94]=&quot;ò&quot;;[.A94]=&quot;ó&quot;);[.B94];0)" office:value-type="float" office:value="0">
            <text:p>0</text:p>
          </table:table-cell>
          <table:table-cell table:formula="of:=IF(OR([.A94]=&quot;ú&quot;;[.A94]=&quot;ü&quot;);[.B94];0)" office:value-type="float" office:value="0">
            <text:p>0</text:p>
          </table:table-cell>
          <table:table-cell/>
          <table:table-cell table:formula="of:=[.B94]+IF([.A94]=&quot;a&quot;;[.D$200];IF([.A94]=&quot;e&quot;;[.E$200];IF([.A94]=&quot;i&quot;;[.F$200];IF([.A94]=&quot;o&quot;;[.G$200];IF([.A94]=&quot;u&quot;;[.H$200];0)))))" office:value-type="float" office:value="0">
            <text:p>0</text:p>
          </table:table-cell>
          <table:table-cell table:formula="of:=[.J94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5]=&quot;à&quot;;[.B95];0)" office:value-type="float" office:value="0">
            <text:p>0</text:p>
          </table:table-cell>
          <table:table-cell table:formula="of:=IF(OR([.A95]=&quot;è&quot;;[.A95]=&quot;é&quot;);[.B95];0)" office:value-type="float" office:value="0">
            <text:p>0</text:p>
          </table:table-cell>
          <table:table-cell table:formula="of:=IF(OR([.A95]=&quot;í&quot;;[.A95]=&quot;ï&quot;);[.B95];0)" office:value-type="float" office:value="0">
            <text:p>0</text:p>
          </table:table-cell>
          <table:table-cell table:formula="of:=IF(OR([.A95]=&quot;ò&quot;;[.A95]=&quot;ó&quot;);[.B95];0)" office:value-type="float" office:value="0">
            <text:p>0</text:p>
          </table:table-cell>
          <table:table-cell table:formula="of:=IF(OR([.A95]=&quot;ú&quot;;[.A95]=&quot;ü&quot;);[.B95];0)" office:value-type="float" office:value="0">
            <text:p>0</text:p>
          </table:table-cell>
          <table:table-cell/>
          <table:table-cell table:formula="of:=[.B95]+IF([.A95]=&quot;a&quot;;[.D$200];IF([.A95]=&quot;e&quot;;[.E$200];IF([.A95]=&quot;i&quot;;[.F$200];IF([.A95]=&quot;o&quot;;[.G$200];IF([.A95]=&quot;u&quot;;[.H$200];0)))))" office:value-type="float" office:value="0">
            <text:p>0</text:p>
          </table:table-cell>
          <table:table-cell table:formula="of:=[.J95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6]=&quot;à&quot;;[.B96];0)" office:value-type="float" office:value="0">
            <text:p>0</text:p>
          </table:table-cell>
          <table:table-cell table:formula="of:=IF(OR([.A96]=&quot;è&quot;;[.A96]=&quot;é&quot;);[.B96];0)" office:value-type="float" office:value="0">
            <text:p>0</text:p>
          </table:table-cell>
          <table:table-cell table:formula="of:=IF(OR([.A96]=&quot;í&quot;;[.A96]=&quot;ï&quot;);[.B96];0)" office:value-type="float" office:value="0">
            <text:p>0</text:p>
          </table:table-cell>
          <table:table-cell table:formula="of:=IF(OR([.A96]=&quot;ò&quot;;[.A96]=&quot;ó&quot;);[.B96];0)" office:value-type="float" office:value="0">
            <text:p>0</text:p>
          </table:table-cell>
          <table:table-cell table:formula="of:=IF(OR([.A96]=&quot;ú&quot;;[.A96]=&quot;ü&quot;);[.B96];0)" office:value-type="float" office:value="0">
            <text:p>0</text:p>
          </table:table-cell>
          <table:table-cell/>
          <table:table-cell table:formula="of:=[.B96]+IF([.A96]=&quot;a&quot;;[.D$200];IF([.A96]=&quot;e&quot;;[.E$200];IF([.A96]=&quot;i&quot;;[.F$200];IF([.A96]=&quot;o&quot;;[.G$200];IF([.A96]=&quot;u&quot;;[.H$200];0)))))" office:value-type="float" office:value="0">
            <text:p>0</text:p>
          </table:table-cell>
          <table:table-cell table:formula="of:=[.J96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7]=&quot;à&quot;;[.B97];0)" office:value-type="float" office:value="0">
            <text:p>0</text:p>
          </table:table-cell>
          <table:table-cell table:formula="of:=IF(OR([.A97]=&quot;è&quot;;[.A97]=&quot;é&quot;);[.B97];0)" office:value-type="float" office:value="0">
            <text:p>0</text:p>
          </table:table-cell>
          <table:table-cell table:formula="of:=IF(OR([.A97]=&quot;í&quot;;[.A97]=&quot;ï&quot;);[.B97];0)" office:value-type="float" office:value="0">
            <text:p>0</text:p>
          </table:table-cell>
          <table:table-cell table:formula="of:=IF(OR([.A97]=&quot;ò&quot;;[.A97]=&quot;ó&quot;);[.B97];0)" office:value-type="float" office:value="0">
            <text:p>0</text:p>
          </table:table-cell>
          <table:table-cell table:formula="of:=IF(OR([.A97]=&quot;ú&quot;;[.A97]=&quot;ü&quot;);[.B97];0)" office:value-type="float" office:value="0">
            <text:p>0</text:p>
          </table:table-cell>
          <table:table-cell/>
          <table:table-cell table:formula="of:=[.B97]+IF([.A97]=&quot;a&quot;;[.D$200];IF([.A97]=&quot;e&quot;;[.E$200];IF([.A97]=&quot;i&quot;;[.F$200];IF([.A97]=&quot;o&quot;;[.G$200];IF([.A97]=&quot;u&quot;;[.H$200];0)))))" office:value-type="float" office:value="0">
            <text:p>0</text:p>
          </table:table-cell>
          <table:table-cell table:formula="of:=[.J97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8]=&quot;à&quot;;[.B98];0)" office:value-type="float" office:value="0">
            <text:p>0</text:p>
          </table:table-cell>
          <table:table-cell table:formula="of:=IF(OR([.A98]=&quot;è&quot;;[.A98]=&quot;é&quot;);[.B98];0)" office:value-type="float" office:value="0">
            <text:p>0</text:p>
          </table:table-cell>
          <table:table-cell table:formula="of:=IF(OR([.A98]=&quot;í&quot;;[.A98]=&quot;ï&quot;);[.B98];0)" office:value-type="float" office:value="0">
            <text:p>0</text:p>
          </table:table-cell>
          <table:table-cell table:formula="of:=IF(OR([.A98]=&quot;ò&quot;;[.A98]=&quot;ó&quot;);[.B98];0)" office:value-type="float" office:value="0">
            <text:p>0</text:p>
          </table:table-cell>
          <table:table-cell table:formula="of:=IF(OR([.A98]=&quot;ú&quot;;[.A98]=&quot;ü&quot;);[.B98];0)" office:value-type="float" office:value="0">
            <text:p>0</text:p>
          </table:table-cell>
          <table:table-cell/>
          <table:table-cell table:formula="of:=[.B98]+IF([.A98]=&quot;a&quot;;[.D$200];IF([.A98]=&quot;e&quot;;[.E$200];IF([.A98]=&quot;i&quot;;[.F$200];IF([.A98]=&quot;o&quot;;[.G$200];IF([.A98]=&quot;u&quot;;[.H$200];0)))))" office:value-type="float" office:value="0">
            <text:p>0</text:p>
          </table:table-cell>
          <table:table-cell table:formula="of:=[.J98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9]=&quot;à&quot;;[.B99];0)" office:value-type="float" office:value="0">
            <text:p>0</text:p>
          </table:table-cell>
          <table:table-cell table:formula="of:=IF(OR([.A99]=&quot;è&quot;;[.A99]=&quot;é&quot;);[.B99];0)" office:value-type="float" office:value="0">
            <text:p>0</text:p>
          </table:table-cell>
          <table:table-cell table:formula="of:=IF(OR([.A99]=&quot;í&quot;;[.A99]=&quot;ï&quot;);[.B99];0)" office:value-type="float" office:value="0">
            <text:p>0</text:p>
          </table:table-cell>
          <table:table-cell table:formula="of:=IF(OR([.A99]=&quot;ò&quot;;[.A99]=&quot;ó&quot;);[.B99];0)" office:value-type="float" office:value="0">
            <text:p>0</text:p>
          </table:table-cell>
          <table:table-cell table:formula="of:=IF(OR([.A99]=&quot;ú&quot;;[.A99]=&quot;ü&quot;);[.B99];0)" office:value-type="float" office:value="0">
            <text:p>0</text:p>
          </table:table-cell>
          <table:table-cell/>
          <table:table-cell table:formula="of:=[.B99]+IF([.A99]=&quot;a&quot;;[.D$200];IF([.A99]=&quot;e&quot;;[.E$200];IF([.A99]=&quot;i&quot;;[.F$200];IF([.A99]=&quot;o&quot;;[.G$200];IF([.A99]=&quot;u&quot;;[.H$200];0)))))" office:value-type="float" office:value="0">
            <text:p>0</text:p>
          </table:table-cell>
          <table:table-cell table:formula="of:=[.J99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0]=&quot;à&quot;;[.B100];0)" office:value-type="float" office:value="0">
            <text:p>0</text:p>
          </table:table-cell>
          <table:table-cell table:formula="of:=IF(OR([.A100]=&quot;è&quot;;[.A100]=&quot;é&quot;);[.B100];0)" office:value-type="float" office:value="0">
            <text:p>0</text:p>
          </table:table-cell>
          <table:table-cell table:formula="of:=IF(OR([.A100]=&quot;í&quot;;[.A100]=&quot;ï&quot;);[.B100];0)" office:value-type="float" office:value="0">
            <text:p>0</text:p>
          </table:table-cell>
          <table:table-cell table:formula="of:=IF(OR([.A100]=&quot;ò&quot;;[.A100]=&quot;ó&quot;);[.B100];0)" office:value-type="float" office:value="0">
            <text:p>0</text:p>
          </table:table-cell>
          <table:table-cell table:formula="of:=IF(OR([.A100]=&quot;ú&quot;;[.A100]=&quot;ü&quot;);[.B100];0)" office:value-type="float" office:value="0">
            <text:p>0</text:p>
          </table:table-cell>
          <table:table-cell/>
          <table:table-cell table:formula="of:=[.B100]+IF([.A100]=&quot;a&quot;;[.D$200];IF([.A100]=&quot;e&quot;;[.E$200];IF([.A100]=&quot;i&quot;;[.F$200];IF([.A100]=&quot;o&quot;;[.G$200];IF([.A100]=&quot;u&quot;;[.H$200];0)))))" office:value-type="float" office:value="0">
            <text:p>0</text:p>
          </table:table-cell>
          <table:table-cell table:formula="of:=[.J100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1]=&quot;à&quot;;[.B101];0)" office:value-type="float" office:value="0">
            <text:p>0</text:p>
          </table:table-cell>
          <table:table-cell table:formula="of:=IF(OR([.A101]=&quot;è&quot;;[.A101]=&quot;é&quot;);[.B101];0)" office:value-type="float" office:value="0">
            <text:p>0</text:p>
          </table:table-cell>
          <table:table-cell table:formula="of:=IF(OR([.A101]=&quot;í&quot;;[.A101]=&quot;ï&quot;);[.B101];0)" office:value-type="float" office:value="0">
            <text:p>0</text:p>
          </table:table-cell>
          <table:table-cell table:formula="of:=IF(OR([.A101]=&quot;ò&quot;;[.A101]=&quot;ó&quot;);[.B101];0)" office:value-type="float" office:value="0">
            <text:p>0</text:p>
          </table:table-cell>
          <table:table-cell table:formula="of:=IF(OR([.A101]=&quot;ú&quot;;[.A101]=&quot;ü&quot;);[.B101];0)" office:value-type="float" office:value="0">
            <text:p>0</text:p>
          </table:table-cell>
          <table:table-cell/>
          <table:table-cell table:formula="of:=[.B101]+IF([.A101]=&quot;a&quot;;[.D$200];IF([.A101]=&quot;e&quot;;[.E$200];IF([.A101]=&quot;i&quot;;[.F$200];IF([.A101]=&quot;o&quot;;[.G$200];IF([.A101]=&quot;u&quot;;[.H$200];0)))))" office:value-type="float" office:value="0">
            <text:p>0</text:p>
          </table:table-cell>
          <table:table-cell table:formula="of:=[.J101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2]=&quot;à&quot;;[.B102];0)" office:value-type="float" office:value="0">
            <text:p>0</text:p>
          </table:table-cell>
          <table:table-cell table:formula="of:=IF(OR([.A102]=&quot;è&quot;;[.A102]=&quot;é&quot;);[.B102];0)" office:value-type="float" office:value="0">
            <text:p>0</text:p>
          </table:table-cell>
          <table:table-cell table:formula="of:=IF(OR([.A102]=&quot;í&quot;;[.A102]=&quot;ï&quot;);[.B102];0)" office:value-type="float" office:value="0">
            <text:p>0</text:p>
          </table:table-cell>
          <table:table-cell table:formula="of:=IF(OR([.A102]=&quot;ò&quot;;[.A102]=&quot;ó&quot;);[.B102];0)" office:value-type="float" office:value="0">
            <text:p>0</text:p>
          </table:table-cell>
          <table:table-cell table:formula="of:=IF(OR([.A102]=&quot;ú&quot;;[.A102]=&quot;ü&quot;);[.B102];0)" office:value-type="float" office:value="0">
            <text:p>0</text:p>
          </table:table-cell>
          <table:table-cell/>
          <table:table-cell table:formula="of:=[.B102]+IF([.A102]=&quot;a&quot;;[.D$200];IF([.A102]=&quot;e&quot;;[.E$200];IF([.A102]=&quot;i&quot;;[.F$200];IF([.A102]=&quot;o&quot;;[.G$200];IF([.A102]=&quot;u&quot;;[.H$200];0)))))" office:value-type="float" office:value="0">
            <text:p>0</text:p>
          </table:table-cell>
          <table:table-cell table:formula="of:=[.J102]/[.J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3]=&quot;à&quot;;[.B103];0)" office:value-type="float" office:value="0">
            <text:p>0</text:p>
          </table:table-cell>
          <table:table-cell table:formula="of:=IF(OR([.A103]=&quot;è&quot;;[.A103]=&quot;é&quot;);[.B103];0)" office:value-type="float" office:value="0">
            <text:p>0</text:p>
          </table:table-cell>
          <table:table-cell table:formula="of:=IF(OR([.A103]=&quot;í&quot;;[.A103]=&quot;ï&quot;);[.B103];0)" office:value-type="float" office:value="0">
            <text:p>0</text:p>
          </table:table-cell>
          <table:table-cell table:formula="of:=IF(OR([.A103]=&quot;ò&quot;;[.A103]=&quot;ó&quot;);[.B103];0)" office:value-type="float" office:value="0">
            <text:p>0</text:p>
          </table:table-cell>
          <table:table-cell table:formula="of:=IF(OR([.A103]=&quot;ú&quot;;[.A103]=&quot;ü&quot;);[.B103];0)" office:value-type="float" office:value="0">
            <text:p>0</text:p>
          </table:table-cell>
          <table:table-cell/>
          <table:table-cell table:formula="of:=[.B103]+IF([.A103]=&quot;a&quot;;[.D$200];IF([.A103]=&quot;e&quot;;[.E$200];IF([.A103]=&quot;i&quot;;[.F$200];IF([.A103]=&quot;o&quot;;[.G$200];IF([.A103]=&quot;u&quot;;[.H$200];0)))))" office:value-type="float" office:value="0">
            <text:p>0</text:p>
          </table:table-cell>
          <table:table-cell table:formula="of:=[.J103]/[.J$200]" office:value-type="percentage" office:value="0">
            <text:p>0,000%</text:p>
          </table:table-cell>
        </table:table-row>
        <table:table-row table:style-name="ro1" table:number-rows-repeated="96"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formula="of:=SUM([.D1:.D76])" office:value-type="float" office:value="0">
            <text:p>0</text:p>
          </table:table-cell>
          <table:table-cell table:style-name="Default" table:formula="of:=SUM([.E1:.E76])" office:value-type="float" office:value="1229">
            <text:p>1229</text:p>
          </table:table-cell>
          <table:table-cell table:style-name="Default" table:formula="of:=SUM([.F1:.F76])" office:value-type="float" office:value="1860">
            <text:p>1860</text:p>
          </table:table-cell>
          <table:table-cell table:style-name="Default" table:formula="of:=SUM([.G1:.G76])" office:value-type="float" office:value="1559">
            <text:p>1559</text:p>
          </table:table-cell>
          <table:table-cell table:style-name="Default" table:formula="of:=SUM([.H1:.H76])" office:value-type="float" office:value="419">
            <text:p>419</text:p>
          </table:table-cell>
          <table:table-cell/>
          <table:table-cell table:formula="of:=SUM([.J1:.J76])" office:value-type="float" office:value="370561">
            <text:p>370561</text:p>
          </table:table-cell>
          <table:table-cell table:style-name="Default"/>
        </table:table-row>
      </table:table>
      <table:table table:name="resum" table:style-name="ta1">
        <table:table-column table:style-name="co9" table:default-cell-style-name="Default"/>
        <table:table-column table:style-name="co10" table:number-columns-repeated="5" table:default-cell-style-name="ce3"/>
        <table:table-row table:style-name="ro1">
          <table:table-cell/>
          <table:table-cell office:value-type="string">
            <text:p>ca1</text:p>
          </table:table-cell>
          <table:table-cell office:value-type="string">
            <text:p>ca2</text:p>
          </table:table-cell>
          <table:table-cell office:value-type="string">
            <text:p>en1</text:p>
          </table:table-cell>
          <table:table-cell office:value-type="string">
            <text:p>en2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VLOOKUP([.A2];[rst.A$1:.K$199];11;0)" office:value-type="float" office:value="0.0880002322288827">
            <text:p>0,0880</text:p>
          </table:table-cell>
          <table:table-cell table:formula="of:=VLOOKUP([.A2];[corpuscat.A$1:.K$199];11;0)" office:value-type="float" office:value="0.0627143557079863">
            <text:p>0,0627</text:p>
          </table:table-cell>
          <table:table-cell table:formula="of:=VLOOKUP([.A2];[mobydick.A$1:.K$199];11;0)" office:value-type="float" office:value="0.0762411347517731">
            <text:p>0,0762</text:p>
          </table:table-cell>
          <table:table-cell table:formula="of:=VLOOKUP([.A2];[corpusen.A$1:.K$199];11;0)" office:value-type="float" office:value="0.0775561474466476">
            <text:p>0,0776</text:p>
          </table:table-cell>
          <table:table-cell table:formula="of:=VLOOKUP([.A2];[corpuses.A$1:.K$199];11;0)" office:value-type="float" office:value="0.112105699196624">
            <text:p>0,1121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VLOOKUP([.A3];[rst.A$1:.K$199];11;0)" office:value-type="float" office:value="0.00984069890337827">
            <text:p>0,0098</text:p>
          </table:table-cell>
          <table:table-cell table:formula="of:=VLOOKUP([.A3];[corpuscat.A$1:.K$199];11;0)" office:value-type="float" office:value="0.00696826174533181">
            <text:p>0,0070</text:p>
          </table:table-cell>
          <table:table-cell table:formula="of:=VLOOKUP([.A3];[mobydick.A$1:.K$199];11;0)" office:value-type="float" office:value="0.0165142157092981">
            <text:p>0,0165</text:p>
          </table:table-cell>
          <table:table-cell table:formula="of:=VLOOKUP([.A3];[corpusen.A$1:.K$199];11;0)" office:value-type="float" office:value="0.0141251520831278">
            <text:p>0,0141</text:p>
          </table:table-cell>
          <table:table-cell table:formula="of:=VLOOKUP([.A3];[corpuses.A$1:.K$199];11;0)" office:value-type="float" office:value="0.012448692657889">
            <text:p>0,0124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VLOOKUP([.A4];[rst.A$1:.K$199];11;0)" office:value-type="float" office:value="0.0376184400288703">
            <text:p>0,0376</text:p>
          </table:table-cell>
          <table:table-cell table:formula="of:=VLOOKUP([.A4];[corpuscat.A$1:.K$199];11;0)" office:value-type="float" office:value="0.0321737710272742">
            <text:p>0,0322</text:p>
          </table:table-cell>
          <table:table-cell table:formula="of:=VLOOKUP([.A4];[mobydick.A$1:.K$199];11;0)" office:value-type="float" office:value="0.0220231944640145">
            <text:p>0,0220</text:p>
          </table:table-cell>
          <table:table-cell table:formula="of:=VLOOKUP([.A4];[corpusen.A$1:.K$199];11;0)" office:value-type="float" office:value="0.0266166847522278">
            <text:p>0,0266</text:p>
          </table:table-cell>
          <table:table-cell table:formula="of:=VLOOKUP([.A4];[corpuses.A$1:.K$199];11;0)" office:value-type="float" office:value="0.0390677918075566">
            <text:p>0,0391</text:p>
          </table:table-cell>
        </table:table-row>
        <table:table-row table:style-name="ro1">
          <table:table-cell office:value-type="string">
            <text:p>ç</text:p>
          </table:table-cell>
          <table:table-cell table:formula="of:=VLOOKUP([.A5];[rst.A$1:.K$199];11;0)" office:value-type="float" office:value="0.000339106947997884">
            <text:p>0,0003</text:p>
          </table:table-cell>
          <table:table-cell table:formula="of:=VLOOKUP([.A5];[corpuscat.A$1:.K$199];11;0)" office:value-type="float" office:value="0.000326637269312429">
            <text:p>0,0003</text:p>
          </table:table-cell>
          <table:table-cell table:formula="of:=VLOOKUP([.A5];[mobydick.A$1:.K$199];11;0)" office:value-type="float" office:value="0">
            <text:p>0,0000</text:p>
          </table:table-cell>
          <table:table-cell table:formula="of:=VLOOKUP([.A5];[corpusen.A$1:.K$199];11;0)" office:value-type="float" office:value="0">
            <text:p>0,0000</text:p>
          </table:table-cell>
          <table:table-cell table:formula="of:=VLOOKUP([.A5];[corpuses.A$1:.K$199];11;0)" office:value-type="float" office:value="0">
            <text:p>0,0000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VLOOKUP([.A6];[rst.A$1:.K$199];11;0)" office:value-type="float" office:value="0.0321254352642197">
            <text:p>0,0321</text:p>
          </table:table-cell>
          <table:table-cell table:formula="of:=VLOOKUP([.A6];[corpuscat.A$1:.K$199];11;0)" office:value-type="float" office:value="0.0259676629103381">
            <text:p>0,0260</text:p>
          </table:table-cell>
          <table:table-cell table:formula="of:=VLOOKUP([.A6];[mobydick.A$1:.K$199];11;0)" office:value-type="float" office:value="0.0373974527578163">
            <text:p>0,0374</text:p>
          </table:table-cell>
          <table:table-cell table:formula="of:=VLOOKUP([.A6];[corpusen.A$1:.K$199];11;0)" office:value-type="float" office:value="0.0318174344809444">
            <text:p>0,0318</text:p>
          </table:table-cell>
          <table:table-cell table:formula="of:=VLOOKUP([.A6];[corpuses.A$1:.K$199];11;0)" office:value-type="float" office:value="0.0410728597990614">
            <text:p>0,0411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VLOOKUP([.A7];[rst.A$1:.K$199];11;0)" office:value-type="float" office:value="0.109805996519206">
            <text:p>0,1098</text:p>
          </table:table-cell>
          <table:table-cell table:formula="of:=VLOOKUP([.A7];[corpuscat.A$1:.K$199];11;0)" office:value-type="float" office:value="0.0753987696662856">
            <text:p>0,0754</text:p>
          </table:table-cell>
          <table:table-cell table:formula="of:=VLOOKUP([.A7];[mobydick.A$1:.K$199];11;0)" office:value-type="float" office:value="0.114575016047469">
            <text:p>0,1146</text:p>
          </table:table-cell>
          <table:table-cell table:formula="of:=VLOOKUP([.A7];[corpusen.A$1:.K$199];11;0)" office:value-type="float" office:value="0.117241787511098">
            <text:p>0,1172</text:p>
          </table:table-cell>
          <table:table-cell table:formula="of:=VLOOKUP([.A7];[corpuses.A$1:.K$199];11;0)" office:value-type="float" office:value="0.123264455784608">
            <text:p>0,1233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VLOOKUP([.A8];[rst.A$1:.K$199];11;0)" office:value-type="float" office:value="0.0108131573495823">
            <text:p>0,0108</text:p>
          </table:table-cell>
          <table:table-cell table:formula="of:=VLOOKUP([.A8];[corpuscat.A$1:.K$199];11;0)" office:value-type="float" office:value="0.00658718493113398">
            <text:p>0,0066</text:p>
          </table:table-cell>
          <table:table-cell table:formula="of:=VLOOKUP([.A8];[mobydick.A$1:.K$199];11;0)" office:value-type="float" office:value="0.0203851784008893">
            <text:p>0,0204</text:p>
          </table:table-cell>
          <table:table-cell table:formula="of:=VLOOKUP([.A8];[corpusen.A$1:.K$199];11;0)" office:value-type="float" office:value="0.0200519548847457">
            <text:p>0,0201</text:p>
          </table:table-cell>
          <table:table-cell table:formula="of:=VLOOKUP([.A8];[corpuses.A$1:.K$199];11;0)" office:value-type="float" office:value="0.0065495289574456">
            <text:p>0,0065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VLOOKUP([.A9];[rst.A$1:.K$199];11;0)" office:value-type="float" office:value="0.0137753950859841">
            <text:p>0,0138</text:p>
          </table:table-cell>
          <table:table-cell table:formula="of:=VLOOKUP([.A9];[corpuscat.A$1:.K$199];11;0)" office:value-type="float" office:value="0.0104523926179977">
            <text:p>0,0105</text:p>
          </table:table-cell>
          <table:table-cell table:formula="of:=VLOOKUP([.A9];[mobydick.A$1:.K$199];11;0)" office:value-type="float" office:value="0.0203724578460382">
            <text:p>0,0204</text:p>
          </table:table-cell>
          <table:table-cell table:formula="of:=VLOOKUP([.A9];[corpusen.A$1:.K$199];11;0)" office:value-type="float" office:value="0.0194626944197823">
            <text:p>0,0195</text:p>
          </table:table-cell>
          <table:table-cell table:formula="of:=VLOOKUP([.A9];[corpuses.A$1:.K$199];11;0)" office:value-type="float" office:value="0.00958546636046427">
            <text:p>0,0096</text:p>
          </table:table-cell>
        </table:table-row>
        <table:table-row table:style-name="ro1">
          <table:table-cell office:value-type="string">
            <text:p>h</text:p>
          </table:table-cell>
          <table:table-cell table:formula="of:=VLOOKUP([.A10];[rst.A$1:.K$199];11;0)" office:value-type="float" office:value="0.00660532833337512">
            <text:p>0,0066</text:p>
          </table:table-cell>
          <table:table-cell table:formula="of:=VLOOKUP([.A10];[corpuscat.A$1:.K$199];11;0)" office:value-type="float" office:value="0.00136098862213512">
            <text:p>0,0014</text:p>
          </table:table-cell>
          <table:table-cell table:formula="of:=VLOOKUP([.A10];[mobydick.A$1:.K$199];11;0)" office:value-type="float" office:value="0.0615440013777339">
            <text:p>0,0615</text:p>
          </table:table-cell>
          <table:table-cell table:formula="of:=VLOOKUP([.A10];[corpusen.A$1:.K$199];11;0)" office:value-type="float" office:value="0.0478537371345895">
            <text:p>0,0479</text:p>
          </table:table-cell>
          <table:table-cell table:formula="of:=VLOOKUP([.A10];[corpuses.A$1:.K$199];11;0)" office:value-type="float" office:value="0.00702178588680406">
            <text:p>0,0070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VLOOKUP([.A11];[rst.A$1:.K$199];11;0)" office:value-type="float" office:value="0.0628047179408687">
            <text:p>0,0628</text:p>
          </table:table-cell>
          <table:table-cell table:formula="of:=VLOOKUP([.A11];[corpuscat.A$1:.K$199];11;0)" office:value-type="float" office:value="0.0516631280962491">
            <text:p>0,0517</text:p>
          </table:table-cell>
          <table:table-cell table:formula="of:=VLOOKUP([.A11];[mobydick.A$1:.K$199];11;0)" office:value-type="float" office:value="0.0640274450863432">
            <text:p>0,0640</text:p>
          </table:table-cell>
          <table:table-cell table:formula="of:=VLOOKUP([.A11];[corpusen.A$1:.K$199];11;0)" office:value-type="float" office:value="0.0662931176219131">
            <text:p>0,0663</text:p>
          </table:table-cell>
          <table:table-cell table:formula="of:=VLOOKUP([.A11];[corpuses.A$1:.K$199];11;0)" office:value-type="float" office:value="0.0603166550176624">
            <text:p>0,0603</text:p>
          </table:table-cell>
        </table:table-row>
        <table:table-row table:style-name="ro1">
          <table:table-cell office:value-type="string">
            <text:p>j</text:p>
          </table:table-cell>
          <table:table-cell table:formula="of:=VLOOKUP([.A12];[rst.A$1:.K$199];11;0)" office:value-type="float" office:value="0.00254528133341602">
            <text:p>0,0025</text:p>
          </table:table-cell>
          <table:table-cell table:formula="of:=VLOOKUP([.A12];[corpuscat.A$1:.K$199];11;0)" office:value-type="float" office:value="0.00130654907724971">
            <text:p>0,0013</text:p>
          </table:table-cell>
          <table:table-cell table:formula="of:=VLOOKUP([.A12];[mobydick.A$1:.K$199];11;0)" office:value-type="float" office:value="0.00105874156529363">
            <text:p>0,0011</text:p>
          </table:table-cell>
          <table:table-cell table:formula="of:=VLOOKUP([.A12];[corpusen.A$1:.K$199];11;0)" office:value-type="float" office:value="0.00160205188911907">
            <text:p>0,0016</text:p>
          </table:table-cell>
          <table:table-cell table:formula="of:=VLOOKUP([.A12];[corpuses.A$1:.K$199];11;0)" office:value-type="float" office:value="0.00361074155132353">
            <text:p>0,0036</text:p>
          </table:table-cell>
        </table:table-row>
        <table:table-row table:style-name="ro1">
          <table:table-cell office:value-type="string">
            <text:p>k</text:p>
          </table:table-cell>
          <table:table-cell table:formula="of:=VLOOKUP([.A13];[rst.A$1:.K$199];11;0)" office:value-type="float" office:value="0.000773216620726692">
            <text:p>0,0008</text:p>
          </table:table-cell>
          <table:table-cell table:formula="of:=VLOOKUP([.A13];[corpuscat.A$1:.K$199];11;0)" office:value-type="float" office:value="0.00010887908977081">
            <text:p>0,0001</text:p>
          </table:table-cell>
          <table:table-cell table:formula="of:=VLOOKUP([.A13];[mobydick.A$1:.K$199];11;0)" office:value-type="float" office:value="0.00788576550342085">
            <text:p>0,0079</text:p>
          </table:table-cell>
          <table:table-cell table:formula="of:=VLOOKUP([.A13];[corpusen.A$1:.K$199];11;0)" office:value-type="float" office:value="0.00716845878136201">
            <text:p>0,0072</text:p>
          </table:table-cell>
          <table:table-cell table:formula="of:=VLOOKUP([.A13];[corpuses.A$1:.K$199];11;0)" office:value-type="float" office:value="0.000180806938668667">
            <text:p>0,0002</text:p>
          </table:table-cell>
        </table:table-row>
        <table:table-row table:style-name="ro1">
          <table:table-cell office:value-type="string">
            <text:p>l</text:p>
          </table:table-cell>
          <table:table-cell table:formula="of:=VLOOKUP([.A14];[rst.A$1:.K$199];11;0)" office:value-type="float" office:value="0.0443636334847659">
            <text:p>0,0444</text:p>
          </table:table-cell>
          <table:table-cell table:formula="of:=VLOOKUP([.A14];[corpuscat.A$1:.K$199];11;0)" office:value-type="float" office:value="0.0365289346181066">
            <text:p>0,0365</text:p>
          </table:table-cell>
          <table:table-cell table:formula="of:=VLOOKUP([.A14];[mobydick.A$1:.K$199];11;0)" office:value-type="float" office:value="0.0418731310569411">
            <text:p>0,0419</text:p>
          </table:table-cell>
          <table:table-cell table:formula="of:=VLOOKUP([.A14];[corpusen.A$1:.K$199];11;0)" office:value-type="float" office:value="0.0354595376672914">
            <text:p>0,0355</text:p>
          </table:table-cell>
          <table:table-cell table:formula="of:=VLOOKUP([.A14];[corpuses.A$1:.K$199];11;0)" office:value-type="float" office:value="0.045938455476966">
            <text:p>0,0459</text:p>
          </table:table-cell>
        </table:table-row>
        <table:table-row table:style-name="ro1">
          <table:table-cell office:value-type="string">
            <text:p>m</text:p>
          </table:table-cell>
          <table:table-cell table:formula="of:=VLOOKUP([.A15];[rst.A$1:.K$199];11;0)" office:value-type="float" office:value="0.0281485156484002">
            <text:p>0,0281</text:p>
          </table:table-cell>
          <table:table-cell table:formula="of:=VLOOKUP([.A15];[corpuscat.A$1:.K$199];11;0)" office:value-type="float" office:value="0.0174750939082149">
            <text:p>0,0175</text:p>
          </table:table-cell>
          <table:table-cell table:formula="of:=VLOOKUP([.A15];[mobydick.A$1:.K$199];11;0)" office:value-type="float" office:value="0.0227766427128834">
            <text:p>0,0228</text:p>
          </table:table-cell>
          <table:table-cell table:formula="of:=VLOOKUP([.A15];[corpusen.A$1:.K$199];11;0)" office:value-type="float" office:value="0.022807536746572">
            <text:p>0,0228</text:p>
          </table:table-cell>
          <table:table-cell table:formula="of:=VLOOKUP([.A15];[corpuses.A$1:.K$199];11;0)" office:value-type="float" office:value="0.030521290691681">
            <text:p>0,0305</text:p>
          </table:table-cell>
        </table:table-row>
        <table:table-row table:style-name="ro1">
          <table:table-cell office:value-type="string">
            <text:p>n</text:p>
          </table:table-cell>
          <table:table-cell table:formula="of:=VLOOKUP([.A16];[rst.A$1:.K$199];11;0)" office:value-type="float" office:value="0.0561452908336885">
            <text:p>0,0561</text:p>
          </table:table-cell>
          <table:table-cell table:formula="of:=VLOOKUP([.A16];[corpuscat.A$1:.K$199];11;0)" office:value-type="float" office:value="0.0366922532527628">
            <text:p>0,0367</text:p>
          </table:table-cell>
          <table:table-cell table:formula="of:=VLOOKUP([.A16];[mobydick.A$1:.K$199];11;0)" office:value-type="float" office:value="0.064206511358477">
            <text:p>0,0642</text:p>
          </table:table-cell>
          <table:table-cell table:formula="of:=VLOOKUP([.A16];[corpusen.A$1:.K$199];11;0)" office:value-type="float" office:value="0.0666495675906744">
            <text:p>0,0666</text:p>
          </table:table-cell>
          <table:table-cell table:formula="of:=VLOOKUP([.A16];[corpuses.A$1:.K$199];11;0)" office:value-type="float" office:value="0.0650473201443217">
            <text:p>0,0650</text:p>
          </table:table-cell>
        </table:table-row>
        <table:table-row table:style-name="ro1">
          <table:table-cell office:value-type="string">
            <text:p>ñ</text:p>
          </table:table-cell>
          <table:table-cell table:formula="of:=VLOOKUP([.A17];[rst.A$1:.K$199];11;0)" office:value-type="float" office:value="0.00000395844686378852">
            <text:p>0,0000</text:p>
          </table:table-cell>
          <table:table-cell table:formula="of:=VLOOKUP([.A17];[corpuscat.A$1:.K$199];11;0)" office:value-type="float" office:value="0">
            <text:p>0,0000</text:p>
          </table:table-cell>
          <table:table-cell table:formula="of:=VLOOKUP([.A17];[mobydick.A$1:.K$199];11;0)" office:value-type="float" office:value="0">
            <text:p>0,0000</text:p>
          </table:table-cell>
          <table:table-cell table:formula="of:=VLOOKUP([.A17];[corpusen.A$1:.K$199];11;0)" office:value-type="float" office:value="0">
            <text:p>0,0000</text:p>
          </table:table-cell>
          <table:table-cell table:formula="of:=VLOOKUP([.A17];[corpuses.A$1:.K$199];11;0)" office:value-type="float" office:value="0.00097959580204069">
            <text:p>0,0010</text:p>
          </table:table-cell>
        </table:table-row>
        <table:table-row table:style-name="ro1">
          <table:table-cell office:value-type="string">
            <text:p>o</text:p>
          </table:table-cell>
          <table:table-cell table:formula="of:=VLOOKUP([.A18];[rst.A$1:.K$199];11;0)" office:value-type="float" office:value="0.0485595871603818">
            <text:p>0,0486</text:p>
          </table:table-cell>
          <table:table-cell table:formula="of:=VLOOKUP([.A18];[corpuscat.A$1:.K$199];11;0)" office:value-type="float" office:value="0.0292340356034624">
            <text:p>0,0292</text:p>
          </table:table-cell>
          <table:table-cell table:formula="of:=VLOOKUP([.A18];[mobydick.A$1:.K$199];11;0)" office:value-type="float" office:value="0.0678357835078985">
            <text:p>0,0678</text:p>
          </table:table-cell>
          <table:table-cell table:formula="of:=VLOOKUP([.A18];[corpusen.A$1:.K$199];11;0)" office:value-type="float" office:value="0.0773062378744533">
            <text:p>0,0773</text:p>
          </table:table-cell>
          <table:table-cell table:formula="of:=VLOOKUP([.A18];[corpuses.A$1:.K$199];11;0)" office:value-type="float" office:value="0.0813955057331991">
            <text:p>0,0814</text:p>
          </table:table-cell>
        </table:table-row>
        <table:table-row table:style-name="ro1">
          <table:table-cell office:value-type="string">
            <text:p>p</text:p>
          </table:table-cell>
          <table:table-cell table:formula="of:=VLOOKUP([.A19];[rst.A$1:.K$199];11;0)" office:value-type="float" office:value="0.026000398483651">
            <text:p>0,0260</text:p>
          </table:table-cell>
          <table:table-cell table:formula="of:=VLOOKUP([.A19];[corpuscat.A$1:.K$199];11;0)" office:value-type="float" office:value="0.0161685448309652">
            <text:p>0,0162</text:p>
          </table:table-cell>
          <table:table-cell table:formula="of:=VLOOKUP([.A19];[mobydick.A$1:.K$199];11;0)" office:value-type="float" office:value="0.0168840903041974">
            <text:p>0,0169</text:p>
          </table:table-cell>
          <table:table-cell table:formula="of:=VLOOKUP([.A19];[corpusen.A$1:.K$199];11;0)" office:value-type="float" office:value="0.0175028772483641">
            <text:p>0,0175</text:p>
          </table:table-cell>
          <table:table-cell table:formula="of:=VLOOKUP([.A19];[corpuses.A$1:.K$199];11;0)" office:value-type="float" office:value="0.0278415699439498">
            <text:p>0,0278</text:p>
          </table:table-cell>
        </table:table-row>
        <table:table-row table:style-name="ro1">
          <table:table-cell office:value-type="string">
            <text:p>q</text:p>
          </table:table-cell>
          <table:table-cell table:formula="of:=VLOOKUP([.A20];[rst.A$1:.K$199];11;0)" office:value-type="float" office:value="0.00912026157416876">
            <text:p>0,0091</text:p>
          </table:table-cell>
          <table:table-cell table:formula="of:=VLOOKUP([.A20];[corpuscat.A$1:.K$199];11;0)" office:value-type="float" office:value="0.00544395448854048">
            <text:p>0,0054</text:p>
          </table:table-cell>
          <table:table-cell table:formula="of:=VLOOKUP([.A20];[mobydick.A$1:.K$199];11;0)" office:value-type="float" office:value="0.00152255256524666">
            <text:p>0,0015</text:p>
          </table:table-cell>
          <table:table-cell table:formula="of:=VLOOKUP([.A20];[corpusen.A$1:.K$199];11;0)" office:value-type="float" office:value="0.00171648416691329">
            <text:p>0,0017</text:p>
          </table:table-cell>
          <table:table-cell table:formula="of:=VLOOKUP([.A20];[corpuses.A$1:.K$199];11;0)" office:value-type="float" office:value="0.0108079371547465">
            <text:p>0,0108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VLOOKUP([.A21];[rst.A$1:.K$199];11;0)" office:value-type="float" office:value="0.0607621593591538">
            <text:p>0,0608</text:p>
          </table:table-cell>
          <table:table-cell table:formula="of:=VLOOKUP([.A21];[corpuscat.A$1:.K$199];11;0)" office:value-type="float" office:value="0.037127769611846">
            <text:p>0,0371</text:p>
          </table:table-cell>
          <table:table-cell table:formula="of:=VLOOKUP([.A21];[mobydick.A$1:.K$199];11;0)" office:value-type="float" office:value="0.0510133389695176">
            <text:p>0,0510</text:p>
          </table:table-cell>
          <table:table-cell table:formula="of:=VLOOKUP([.A21];[corpusen.A$1:.K$199];11;0)" office:value-type="float" office:value="0.054755187267765">
            <text:p>0,0548</text:p>
          </table:table-cell>
          <table:table-cell table:formula="of:=VLOOKUP([.A21];[corpuses.A$1:.K$199];11;0)" office:value-type="float" office:value="0.0659108756722915">
            <text:p>0,0659</text:p>
          </table:table-cell>
        </table:table-row>
        <table:table-row table:style-name="ro1">
          <table:table-cell office:value-type="string">
            <text:p>s</text:p>
          </table:table-cell>
          <table:table-cell table:formula="of:=VLOOKUP([.A22];[rst.A$1:.K$199];11;0)" office:value-type="float" office:value="0.0627308269327447">
            <text:p>0,0627</text:p>
          </table:table-cell>
          <table:table-cell table:formula="of:=VLOOKUP([.A22];[corpuscat.A$1:.K$199];11;0)" office:value-type="float" office:value="0.0467091295116773">
            <text:p>0,0467</text:p>
          </table:table-cell>
          <table:table-cell table:formula="of:=VLOOKUP([.A22];[mobydick.A$1:.K$199];11;0)" office:value-type="float" office:value="0.062850304510513">
            <text:p>0,0629</text:p>
          </table:table-cell>
          <table:table-cell table:formula="of:=VLOOKUP([.A22];[corpusen.A$1:.K$199];11;0)" office:value-type="float" office:value="0.0654644700930584">
            <text:p>0,0655</text:p>
          </table:table-cell>
          <table:table-cell table:formula="of:=VLOOKUP([.A22];[corpuses.A$1:.K$199];11;0)" office:value-type="float" office:value="0.0700532435955214">
            <text:p>0,0701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VLOOKUP([.A23];[rst.A$1:.K$199];11;0)" office:value-type="float" office:value="0.0574423419227232">
            <text:p>0,0574</text:p>
          </table:table-cell>
          <table:table-cell table:formula="of:=VLOOKUP([.A23];[corpuscat.A$1:.K$199];11;0)" office:value-type="float" office:value="0.0461102945179378">
            <text:p>0,0461</text:p>
          </table:table-cell>
          <table:table-cell table:formula="of:=VLOOKUP([.A23];[mobydick.A$1:.K$199];11;0)" office:value-type="float" office:value="0.0861044572824198">
            <text:p>0,0861</text:p>
          </table:table-cell>
          <table:table-cell table:formula="of:=VLOOKUP([.A23];[corpusen.A$1:.K$199];11;0)" office:value-type="float" office:value="0.0959534379007596">
            <text:p>0,0960</text:p>
          </table:table-cell>
          <table:table-cell table:formula="of:=VLOOKUP([.A23];[corpuses.A$1:.K$199];11;0)" office:value-type="float" office:value="0.0428728333526734">
            <text:p>0,0429</text:p>
          </table:table-cell>
        </table:table-row>
        <table:table-row table:style-name="ro1">
          <table:table-cell office:value-type="string">
            <text:p>u</text:p>
          </table:table-cell>
          <table:table-cell table:formula="of:=VLOOKUP([.A24];[rst.A$1:.K$199];11;0)" office:value-type="float" office:value="0.0340941028378106">
            <text:p>0,0341</text:p>
          </table:table-cell>
          <table:table-cell table:formula="of:=VLOOKUP([.A24];[corpuscat.A$1:.K$199];11;0)" office:value-type="float" office:value="0.0267298165387337">
            <text:p>0,0267</text:p>
          </table:table-cell>
          <table:table-cell table:formula="of:=VLOOKUP([.A24];[mobydick.A$1:.K$199];11;0)" office:value-type="float" office:value="0.0261231271429242">
            <text:p>0,0261</text:p>
          </table:table-cell>
          <table:table-cell table:formula="of:=VLOOKUP([.A24];[corpusen.A$1:.K$199];11;0)" office:value-type="float" office:value="0.0272033145901154">
            <text:p>0,0272</text:p>
          </table:table-cell>
          <table:table-cell table:formula="of:=VLOOKUP([.A24];[corpuses.A$1:.K$199];11;0)" office:value-type="float" office:value="0.0446647110732106">
            <text:p>0,0447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VLOOKUP([.A25];[rst.A$1:.K$199];11;0)" office:value-type="float" office:value="0.00897775748707237">
            <text:p>0,0090</text:p>
          </table:table-cell>
          <table:table-cell table:formula="of:=VLOOKUP([.A25];[corpuscat.A$1:.K$199];11;0)" office:value-type="float" office:value="0.00495399858457183">
            <text:p>0,0050</text:p>
          </table:table-cell>
          <table:table-cell table:formula="of:=VLOOKUP([.A25];[mobydick.A$1:.K$199];11;0)" office:value-type="float" office:value="0.00841317927762904">
            <text:p>0,0084</text:p>
          </table:table-cell>
          <table:table-cell table:formula="of:=VLOOKUP([.A25];[corpusen.A$1:.K$199];11;0)" office:value-type="float" office:value="0.00932425766992207">
            <text:p>0,0093</text:p>
          </table:table-cell>
          <table:table-cell table:formula="of:=VLOOKUP([.A25];[corpuses.A$1:.K$199];11;0)" office:value-type="float" office:value="0.0101170927323707">
            <text:p>0,0101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VLOOKUP([.A26];[rst.A$1:.K$199];11;0)" office:value-type="float" office:value="0.00155303065289303">
            <text:p>0,0016</text:p>
          </table:table-cell>
          <table:table-cell table:formula="of:=VLOOKUP([.A26];[corpuscat.A$1:.K$199];11;0)" office:value-type="float" office:value="0.000381076814197833">
            <text:p>0,0004</text:p>
          </table:table-cell>
          <table:table-cell table:formula="of:=VLOOKUP([.A26];[mobydick.A$1:.K$199];11;0)" office:value-type="float" office:value="0.0217443207615111">
            <text:p>0,0217</text:p>
          </table:table-cell>
          <table:table-cell table:formula="of:=VLOOKUP([.A26];[corpusen.A$1:.K$199];11;0)" office:value-type="float" office:value="0.0237650850021374">
            <text:p>0,0238</text:p>
          </table:table-cell>
          <table:table-cell table:formula="of:=VLOOKUP([.A26];[corpuses.A$1:.K$199];11;0)" office:value-type="float" office:value="0.0000944513858716918">
            <text:p>0,0001</text:p>
          </table:table-cell>
        </table:table-row>
        <table:table-row table:style-name="ro1">
          <table:table-cell office:value-type="string">
            <text:p>x</text:p>
          </table:table-cell>
          <table:table-cell table:formula="of:=VLOOKUP([.A27];[rst.A$1:.K$199];11;0)" office:value-type="float" office:value="0.00779022342793582">
            <text:p>0,0078</text:p>
          </table:table-cell>
          <table:table-cell table:formula="of:=VLOOKUP([.A27];[corpuscat.A$1:.K$199];11;0)" office:value-type="float" office:value="0.00489955903968643">
            <text:p>0,0049</text:p>
          </table:table-cell>
          <table:table-cell table:formula="of:=VLOOKUP([.A27];[mobydick.A$1:.K$199];11;0)" office:value-type="float" office:value="0.0010078593458895">
            <text:p>0,0010</text:p>
          </table:table-cell>
          <table:table-cell table:formula="of:=VLOOKUP([.A27];[corpusen.A$1:.K$199];11;0)" office:value-type="float" office:value="0.00324487849791194">
            <text:p>0,0032</text:p>
          </table:table-cell>
          <table:table-cell table:formula="of:=VLOOKUP([.A27];[corpuses.A$1:.K$199];11;0)" office:value-type="float" office:value="0.00235588742474249">
            <text:p>0,0024</text:p>
          </table:table-cell>
        </table:table-row>
        <table:table-row table:style-name="ro1">
          <table:table-cell office:value-type="string">
            <text:p>y</text:p>
          </table:table-cell>
          <table:table-cell table:formula="of:=VLOOKUP([.A28];[rst.A$1:.K$199];11;0)" office:value-type="float" office:value="0.00226950953523875">
            <text:p>0,0023</text:p>
          </table:table-cell>
          <table:table-cell table:formula="of:=VLOOKUP([.A28];[corpuscat.A$1:.K$199];11;0)" office:value-type="float" office:value="0.000762153628395667">
            <text:p>0,0008</text:p>
          </table:table-cell>
          <table:table-cell table:formula="of:=VLOOKUP([.A28];[mobydick.A$1:.K$199];11;0)" office:value-type="float" office:value="0.0165093231882016">
            <text:p>0,0165</text:p>
          </table:table-cell>
          <table:table-cell table:formula="of:=VLOOKUP([.A28];[corpusen.A$1:.K$199];11;0)" office:value-type="float" office:value="0.0147814935385222">
            <text:p>0,0148</text:p>
          </table:table-cell>
          <table:table-cell table:formula="of:=VLOOKUP([.A28];[corpuses.A$1:.K$199];11;0)" office:value-type="float" office:value="0.00823076362596172">
            <text:p>0,0082</text:p>
          </table:table-cell>
        </table:table-row>
        <table:table-row table:style-name="ro1">
          <table:table-cell office:value-type="string">
            <text:p>z</text:p>
          </table:table-cell>
          <table:table-cell table:formula="of:=VLOOKUP([.A29];[rst.A$1:.K$199];11;0)" office:value-type="float" office:value="0.00112287942702801">
            <text:p>0,0011</text:p>
          </table:table-cell>
          <table:table-cell table:formula="of:=VLOOKUP([.A29];[corpuscat.A$1:.K$199];11;0)" office:value-type="float" office:value="0.00174206543633295">
            <text:p>0,0017</text:p>
          </table:table-cell>
          <table:table-cell table:formula="of:=VLOOKUP([.A29];[mobydick.A$1:.K$199];11;0)" office:value-type="float" office:value="0.000618414666604042">
            <text:p>0,0006</text:p>
          </table:table-cell>
          <table:table-cell table:formula="of:=VLOOKUP([.A29];[corpusen.A$1:.K$199];11;0)" office:value-type="float" office:value="0.00116010654039657">
            <text:p>0,0012</text:p>
          </table:table-cell>
          <table:table-cell table:formula="of:=VLOOKUP([.A29];[corpuses.A$1:.K$199];11;0)" office:value-type="float" office:value="0.00481702067945628">
            <text:p>0,0048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VLOOKUP([.A30];[rst.A$1:.K$199];11;0)" office:value-type="float" office:value="0.109805996519206">
            <text:p>0,1098</text:p>
          </table:table-cell>
          <table:table-cell table:formula="of:=VLOOKUP([.A30];[corpuscat.A$1:.K$199];11;0)" office:value-type="float" office:value="0.357722249441995">
            <text:p>0,3577</text:p>
          </table:table-cell>
          <table:table-cell table:formula="of:=VLOOKUP([.A30];[mobydick.A$1:.K$199];11;0)" office:value-type="float" office:value="0.114575016047469">
            <text:p>0,1146</text:p>
          </table:table-cell>
          <table:table-cell table:formula="of:=VLOOKUP([.A30];[corpusen.A$1:.K$199];11;0)" office:value-type="float" office:value="0.117241787511098">
            <text:p>0,1172</text:p>
          </table:table-cell>
          <table:table-cell table:formula="of:=VLOOKUP([.A30];[corpuses.A$1:.K$199];11;0)" office:value-type="float" office:value="0.123264455784608">
            <text:p>0,1233</text:p>
          </table:table-cell>
        </table:table-row>
        <table:table-row table:style-name="ro1">
          <table:table-cell office:value-type="string">
            <text:p>,</text:p>
          </table:table-cell>
          <table:table-cell table:formula="of:=VLOOKUP([.A31];[rst.A$1:.K$199];11;0)" office:value-type="float" office:value="0.00783244686114956">
            <text:p>0,0078</text:p>
          </table:table-cell>
          <table:table-cell table:formula="of:=VLOOKUP([.A31];[corpuscat.A$1:.K$199];11;0)" office:value-type="float" office:value="0.00658718493113398">
            <text:p>0,0066</text:p>
          </table:table-cell>
          <table:table-cell table:formula="of:=VLOOKUP([.A31];[mobydick.A$1:.K$199];11;0)" office:value-type="float" office:value="0.0188156576331157">
            <text:p>0,0188</text:p>
          </table:table-cell>
          <table:table-cell table:formula="of:=VLOOKUP([.A31];[corpusen.A$1:.K$199];11;0)" office:value-type="float" office:value="0.0134885403308014">
            <text:p>0,0135</text:p>
          </table:table-cell>
          <table:table-cell table:formula="of:=VLOOKUP([.A31];[corpuses.A$1:.K$199];11;0)" office:value-type="float" office:value="0.0121842287774482">
            <text:p>0,0122</text:p>
          </table:table-cell>
        </table:table-row>
        <table:table-row table:style-name="ro1">
          <table:table-cell office:value-type="string">
            <text:p>:</text:p>
          </table:table-cell>
          <table:table-cell table:formula="of:=VLOOKUP([.A32];[rst.A$1:.K$199];11;0)" office:value-type="float" office:value="0.00597329631745688">
            <text:p>0,0060</text:p>
          </table:table-cell>
          <table:table-cell table:formula="of:=VLOOKUP([.A32];[corpuscat.A$1:.K$199];11;0)" office:value-type="float" office:value="0.00212314225053079">
            <text:p>0,0021</text:p>
          </table:table-cell>
          <table:table-cell table:formula="of:=VLOOKUP([.A32];[mobydick.A$1:.K$199];11;0)" office:value-type="float" office:value="0.000191786826984798">
            <text:p>0,0002</text:p>
          </table:table-cell>
          <table:table-cell table:formula="of:=VLOOKUP([.A32];[corpusen.A$1:.K$199];11;0)" office:value-type="float" office:value="0.0000907566341126566">
            <text:p>0,0001</text:p>
          </table:table-cell>
          <table:table-cell table:formula="of:=VLOOKUP([.A32];[corpuses.A$1:.K$199];11;0)" office:value-type="float" office:value="0.00298196518252056">
            <text:p>0,0030</text:p>
          </table:table-cell>
        </table:table-row>
        <table:table-row table:style-name="ro1">
          <table:table-cell office:value-type="string">
            <text:p>;</text:p>
          </table:table-cell>
          <table:table-cell table:formula="of:=VLOOKUP([.A33];[rst.A$1:.K$199];11;0)" office:value-type="float" office:value="0.00291737533861214">
            <text:p>0,0029</text:p>
          </table:table-cell>
          <table:table-cell table:formula="of:=VLOOKUP([.A33];[corpuscat.A$1:.K$199];11;0)" office:value-type="float" office:value="0.000163318634656214">
            <text:p>0,0002</text:p>
          </table:table-cell>
          <table:table-cell table:formula="of:=VLOOKUP([.A33];[mobydick.A$1:.K$199];11;0)" office:value-type="float" office:value="0.00408329810718144">
            <text:p>0,0041</text:p>
          </table:table-cell>
          <table:table-cell table:formula="of:=VLOOKUP([.A33];[corpusen.A$1:.K$199];11;0)" office:value-type="float" office:value="0.000044720660287396">
            <text:p>0,0000</text:p>
          </table:table-cell>
          <table:table-cell table:formula="of:=VLOOKUP([.A33];[corpuses.A$1:.K$199];11;0)" office:value-type="float" office:value="0.0000701638866475425">
            <text:p>0,0001</text:p>
          </table:table-cell>
        </table:table-row>
        <table:table-row table:style-name="ro1">
          <table:table-cell office:value-type="string">
            <text:p>-</text:p>
          </table:table-cell>
          <table:table-cell table:formula="of:=VLOOKUP([.A34];[rst.A$1:.K$199];11;0)" office:value-type="float" office:value="0">
            <text:p>0,0000</text:p>
          </table:table-cell>
          <table:table-cell table:formula="of:=VLOOKUP([.A34];[corpuscat.A$1:.K$199];11;0)" office:value-type="float" office:value="0">
            <text:p>0,0000</text:p>
          </table:table-cell>
          <table:table-cell table:formula="of:=VLOOKUP([.A34];[mobydick.A$1:.K$199];11;0)" office:value-type="float" office:value="0">
            <text:p>0,0000</text:p>
          </table:table-cell>
          <table:table-cell table:formula="of:=VLOOKUP([.A34];[corpusen.A$1:.K$199];11;0)" office:value-type="float" office:value="0">
            <text:p>0,0000</text:p>
          </table:table-cell>
          <table:table-cell table:formula="of:=VLOOKUP([.A34];[corpuses.A$1:.K$199];11;0)" office:value-type="float" office:value="0">
            <text:p>0,0000</text:p>
          </table:table-cell>
        </table:table-row>
        <table:table-row table:style-name="ro1">
          <table:table-cell office:value-type="string">
            <text:p>&lt;</text:p>
          </table:table-cell>
          <table:table-cell table:formula="of:=VLOOKUP([.A35];[rst.A$1:.K$199];11;0)" office:value-type="float" office:value="0.000808842642500788">
            <text:p>0,0008</text:p>
          </table:table-cell>
          <table:table-cell table:formula="of:=VLOOKUP([.A35];[corpuscat.A$1:.K$199];11;0)" office:value-type="float" office:value="0">
            <text:p>0,0000</text:p>
          </table:table-cell>
          <table:table-cell table:formula="of:=VLOOKUP([.A35];[mobydick.A$1:.K$199];11;0)" office:value-type="float" office:value="0">
            <text:p>0,0000</text:p>
          </table:table-cell>
          <table:table-cell table:formula="of:=VLOOKUP([.A35];[corpusen.A$1:.K$199];11;0)" office:value-type="float" office:value="0.00000394594061359377">
            <text:p>0,0000</text:p>
          </table:table-cell>
          <table:table-cell table:formula="of:=VLOOKUP([.A35];[corpuses.A$1:.K$199];11;0)" office:value-type="float" office:value="0.00000809583307471645">
            <text:p>0,0000</text:p>
          </table:table-cell>
        </table:table-row>
        <table:table-row table:style-name="ro1">
          <table:table-cell office:value-type="string">
            <text:p>&gt;</text:p>
          </table:table-cell>
          <table:table-cell table:formula="of:=VLOOKUP([.A36];[rst.A$1:.K$199];11;0)" office:value-type="float" office:value="0.00125482765582096">
            <text:p>0,0013</text:p>
          </table:table-cell>
          <table:table-cell table:formula="of:=VLOOKUP([.A36];[corpuscat.A$1:.K$199];11;0)" office:value-type="float" office:value="0">
            <text:p>0,0000</text:p>
          </table:table-cell>
          <table:table-cell table:formula="of:=VLOOKUP([.A36];[mobydick.A$1:.K$199];11;0)" office:value-type="float" office:value="0">
            <text:p>0,0000</text:p>
          </table:table-cell>
          <table:table-cell table:formula="of:=VLOOKUP([.A36];[corpusen.A$1:.K$199];11;0)" office:value-type="float" office:value="0.0000144684489165105">
            <text:p>0,0000</text:p>
          </table:table-cell>
          <table:table-cell table:formula="of:=VLOOKUP([.A36];[corpuses.A$1:.K$199];11;0)" office:value-type="float" office:value="0.0000161916661494329">
            <text:p>0,0000</text:p>
          </table:table-cell>
        </table:table-row>
        <table:table-row table:style-name="ro1">
          <table:table-cell office:value-type="string">
            <text:p>_</text:p>
          </table:table-cell>
          <table:table-cell table:formula="of:=VLOOKUP([.A37];[rst.A$1:.K$199];11;0)" office:value-type="float" office:value="0.0017351192086273">
            <text:p>0,0017</text:p>
          </table:table-cell>
          <table:table-cell table:formula="of:=VLOOKUP([.A37];[corpuscat.A$1:.K$199];11;0)" office:value-type="float" office:value="0.0000544395448854048">
            <text:p>0,0001</text:p>
          </table:table-cell>
          <table:table-cell table:formula="of:=VLOOKUP([.A37];[mobydick.A$1:.K$199];11;0)" office:value-type="float" office:value="0.000025441109702065">
            <text:p>0,0000</text:p>
          </table:table-cell>
          <table:table-cell table:formula="of:=VLOOKUP([.A37];[corpusen.A$1:.K$199];11;0)" office:value-type="float" office:value="0.0000157837624543751">
            <text:p>0,0000</text:p>
          </table:table-cell>
          <table:table-cell table:formula="of:=VLOOKUP([.A37];[corpuses.A$1:.K$199];11;0)" office:value-type="float" office:value="0.00000269861102490548">
            <text:p>0,0000</text:p>
          </table:table-cell>
        </table:table-row>
        <table:table-row table:style-name="ro1">
          <table:table-cell/>
          <table:table-cell table:formula="of:=VLOOKUP([.A38];[rst.A$1:.K$199];11;0)" office:value-type="float" office:value="0.0436748637304667">
            <text:p>0,0437</text:p>
          </table:table-cell>
          <table:table-cell table:formula="of:=VLOOKUP([.A38];[corpuscat.A$1:.K$199];11;0)" office:value-type="float" office:value="0.00185094452610376">
            <text:p>0,0019</text:p>
          </table:table-cell>
          <table:table-cell table:formula="of:=VLOOKUP([.A38];[mobydick.A$1:.K$199];11;0)" office:value-type="float" office:value="0.0058553692483522">
            <text:p>0,0059</text:p>
          </table:table-cell>
          <table:table-cell table:formula="of:=VLOOKUP([.A38];[corpusen.A$1:.K$199];11;0)" office:value-type="float" office:value="0.000904935714050837">
            <text:p>0,0009</text:p>
          </table:table-cell>
          <table:table-cell table:formula="of:=VLOOKUP([.A38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39];[rst.A$1:.K$199];11;0)" office:value-type="float" office:value="0.0436748637304667">
            <text:p>0,0437</text:p>
          </table:table-cell>
          <table:table-cell table:formula="of:=VLOOKUP([.A39];[corpuscat.A$1:.K$199];11;0)" office:value-type="float" office:value="0.00185094452610376">
            <text:p>0,0019</text:p>
          </table:table-cell>
          <table:table-cell table:formula="of:=VLOOKUP([.A39];[mobydick.A$1:.K$199];11;0)" office:value-type="float" office:value="0.0058553692483522">
            <text:p>0,0059</text:p>
          </table:table-cell>
          <table:table-cell table:formula="of:=VLOOKUP([.A39];[corpusen.A$1:.K$199];11;0)" office:value-type="float" office:value="0.000904935714050837">
            <text:p>0,0009</text:p>
          </table:table-cell>
          <table:table-cell table:formula="of:=VLOOKUP([.A39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0];[rst.A$1:.K$199];11;0)" office:value-type="float" office:value="0.0436748637304667">
            <text:p>0,0437</text:p>
          </table:table-cell>
          <table:table-cell table:formula="of:=VLOOKUP([.A40];[corpuscat.A$1:.K$199];11;0)" office:value-type="float" office:value="0.00185094452610376">
            <text:p>0,0019</text:p>
          </table:table-cell>
          <table:table-cell table:formula="of:=VLOOKUP([.A40];[mobydick.A$1:.K$199];11;0)" office:value-type="float" office:value="0.0058553692483522">
            <text:p>0,0059</text:p>
          </table:table-cell>
          <table:table-cell table:formula="of:=VLOOKUP([.A40];[corpusen.A$1:.K$199];11;0)" office:value-type="float" office:value="0.000904935714050837">
            <text:p>0,0009</text:p>
          </table:table-cell>
          <table:table-cell table:formula="of:=VLOOKUP([.A40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1];[rst.A$1:.K$199];11;0)" office:value-type="float" office:value="0.0436748637304667">
            <text:p>0,0437</text:p>
          </table:table-cell>
          <table:table-cell table:formula="of:=VLOOKUP([.A41];[corpuscat.A$1:.K$199];11;0)" office:value-type="float" office:value="0.00185094452610376">
            <text:p>0,0019</text:p>
          </table:table-cell>
          <table:table-cell table:formula="of:=VLOOKUP([.A41];[mobydick.A$1:.K$199];11;0)" office:value-type="float" office:value="0.0058553692483522">
            <text:p>0,0059</text:p>
          </table:table-cell>
          <table:table-cell table:formula="of:=VLOOKUP([.A41];[corpusen.A$1:.K$199];11;0)" office:value-type="float" office:value="0.000904935714050837">
            <text:p>0,0009</text:p>
          </table:table-cell>
          <table:table-cell table:formula="of:=VLOOKUP([.A41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2];[rst.A$1:.K$199];11;0)" office:value-type="float" office:value="0.0436748637304667">
            <text:p>0,0437</text:p>
          </table:table-cell>
          <table:table-cell table:formula="of:=VLOOKUP([.A42];[corpuscat.A$1:.K$199];11;0)" office:value-type="float" office:value="0.00185094452610376">
            <text:p>0,0019</text:p>
          </table:table-cell>
          <table:table-cell table:formula="of:=VLOOKUP([.A42];[mobydick.A$1:.K$199];11;0)" office:value-type="float" office:value="0.0058553692483522">
            <text:p>0,0059</text:p>
          </table:table-cell>
          <table:table-cell table:formula="of:=VLOOKUP([.A42];[corpusen.A$1:.K$199];11;0)" office:value-type="float" office:value="0.000904935714050837">
            <text:p>0,0009</text:p>
          </table:table-cell>
          <table:table-cell table:formula="of:=VLOOKUP([.A42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3];[rst.A$1:.K$199];11;0)" office:value-type="float" office:value="0.0436748637304667">
            <text:p>0,0437</text:p>
          </table:table-cell>
          <table:table-cell table:formula="of:=VLOOKUP([.A43];[corpuscat.A$1:.K$199];11;0)" office:value-type="float" office:value="0.00185094452610376">
            <text:p>0,0019</text:p>
          </table:table-cell>
          <table:table-cell table:formula="of:=VLOOKUP([.A43];[mobydick.A$1:.K$199];11;0)" office:value-type="float" office:value="0.0058553692483522">
            <text:p>0,0059</text:p>
          </table:table-cell>
          <table:table-cell table:formula="of:=VLOOKUP([.A43];[corpusen.A$1:.K$199];11;0)" office:value-type="float" office:value="0.000904935714050837">
            <text:p>0,0009</text:p>
          </table:table-cell>
          <table:table-cell table:formula="of:=VLOOKUP([.A43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4];[rst.A$1:.K$199];11;0)" office:value-type="float" office:value="0.0436748637304667">
            <text:p>0,0437</text:p>
          </table:table-cell>
          <table:table-cell table:formula="of:=VLOOKUP([.A44];[corpuscat.A$1:.K$199];11;0)" office:value-type="float" office:value="0.00185094452610376">
            <text:p>0,0019</text:p>
          </table:table-cell>
          <table:table-cell table:formula="of:=VLOOKUP([.A44];[mobydick.A$1:.K$199];11;0)" office:value-type="float" office:value="0.0058553692483522">
            <text:p>0,0059</text:p>
          </table:table-cell>
          <table:table-cell table:formula="of:=VLOOKUP([.A44];[corpusen.A$1:.K$199];11;0)" office:value-type="float" office:value="0.000904935714050837">
            <text:p>0,0009</text:p>
          </table:table-cell>
          <table:table-cell table:formula="of:=VLOOKUP([.A44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5];[rst.A$1:.K$199];11;0)" office:value-type="float" office:value="0.0436748637304667">
            <text:p>0,0437</text:p>
          </table:table-cell>
          <table:table-cell table:formula="of:=VLOOKUP([.A45];[corpuscat.A$1:.K$199];11;0)" office:value-type="float" office:value="0.00185094452610376">
            <text:p>0,0019</text:p>
          </table:table-cell>
          <table:table-cell table:formula="of:=VLOOKUP([.A45];[mobydick.A$1:.K$199];11;0)" office:value-type="float" office:value="0.0058553692483522">
            <text:p>0,0059</text:p>
          </table:table-cell>
          <table:table-cell table:formula="of:=VLOOKUP([.A45];[corpusen.A$1:.K$199];11;0)" office:value-type="float" office:value="0.000904935714050837">
            <text:p>0,0009</text:p>
          </table:table-cell>
          <table:table-cell table:formula="of:=VLOOKUP([.A45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6];[rst.A$1:.K$199];11;0)" office:value-type="float" office:value="0.0436748637304667">
            <text:p>0,0437</text:p>
          </table:table-cell>
          <table:table-cell table:formula="of:=VLOOKUP([.A46];[corpuscat.A$1:.K$199];11;0)" office:value-type="float" office:value="0.00185094452610376">
            <text:p>0,0019</text:p>
          </table:table-cell>
          <table:table-cell table:formula="of:=VLOOKUP([.A46];[mobydick.A$1:.K$199];11;0)" office:value-type="float" office:value="0.0058553692483522">
            <text:p>0,0059</text:p>
          </table:table-cell>
          <table:table-cell table:formula="of:=VLOOKUP([.A46];[corpusen.A$1:.K$199];11;0)" office:value-type="float" office:value="0.000904935714050837">
            <text:p>0,0009</text:p>
          </table:table-cell>
          <table:table-cell table:formula="of:=VLOOKUP([.A46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7];[rst.A$1:.K$199];11;0)" office:value-type="float" office:value="0.0436748637304667">
            <text:p>0,0437</text:p>
          </table:table-cell>
          <table:table-cell table:formula="of:=VLOOKUP([.A47];[corpuscat.A$1:.K$199];11;0)" office:value-type="float" office:value="0.00185094452610376">
            <text:p>0,0019</text:p>
          </table:table-cell>
          <table:table-cell table:formula="of:=VLOOKUP([.A47];[mobydick.A$1:.K$199];11;0)" office:value-type="float" office:value="0.0058553692483522">
            <text:p>0,0059</text:p>
          </table:table-cell>
          <table:table-cell table:formula="of:=VLOOKUP([.A47];[corpusen.A$1:.K$199];11;0)" office:value-type="float" office:value="0.000904935714050837">
            <text:p>0,0009</text:p>
          </table:table-cell>
          <table:table-cell table:formula="of:=VLOOKUP([.A47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8];[rst.A$1:.K$199];11;0)" office:value-type="float" office:value="0.0436748637304667">
            <text:p>0,0437</text:p>
          </table:table-cell>
          <table:table-cell table:formula="of:=VLOOKUP([.A48];[corpuscat.A$1:.K$199];11;0)" office:value-type="float" office:value="0.00185094452610376">
            <text:p>0,0019</text:p>
          </table:table-cell>
          <table:table-cell table:formula="of:=VLOOKUP([.A48];[mobydick.A$1:.K$199];11;0)" office:value-type="float" office:value="0.0058553692483522">
            <text:p>0,0059</text:p>
          </table:table-cell>
          <table:table-cell table:formula="of:=VLOOKUP([.A48];[corpusen.A$1:.K$199];11;0)" office:value-type="float" office:value="0.000904935714050837">
            <text:p>0,0009</text:p>
          </table:table-cell>
          <table:table-cell table:formula="of:=VLOOKUP([.A48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49];[rst.A$1:.K$199];11;0)" office:value-type="float" office:value="0.0436748637304667">
            <text:p>0,0437</text:p>
          </table:table-cell>
          <table:table-cell table:formula="of:=VLOOKUP([.A49];[corpuscat.A$1:.K$199];11;0)" office:value-type="float" office:value="0.00185094452610376">
            <text:p>0,0019</text:p>
          </table:table-cell>
          <table:table-cell table:formula="of:=VLOOKUP([.A49];[mobydick.A$1:.K$199];11;0)" office:value-type="float" office:value="0.0058553692483522">
            <text:p>0,0059</text:p>
          </table:table-cell>
          <table:table-cell table:formula="of:=VLOOKUP([.A49];[corpusen.A$1:.K$199];11;0)" office:value-type="float" office:value="0.000904935714050837">
            <text:p>0,0009</text:p>
          </table:table-cell>
          <table:table-cell table:formula="of:=VLOOKUP([.A49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0];[rst.A$1:.K$199];11;0)" office:value-type="float" office:value="0.0436748637304667">
            <text:p>0,0437</text:p>
          </table:table-cell>
          <table:table-cell table:formula="of:=VLOOKUP([.A50];[corpuscat.A$1:.K$199];11;0)" office:value-type="float" office:value="0.00185094452610376">
            <text:p>0,0019</text:p>
          </table:table-cell>
          <table:table-cell table:formula="of:=VLOOKUP([.A50];[mobydick.A$1:.K$199];11;0)" office:value-type="float" office:value="0.0058553692483522">
            <text:p>0,0059</text:p>
          </table:table-cell>
          <table:table-cell table:formula="of:=VLOOKUP([.A50];[corpusen.A$1:.K$199];11;0)" office:value-type="float" office:value="0.000904935714050837">
            <text:p>0,0009</text:p>
          </table:table-cell>
          <table:table-cell table:formula="of:=VLOOKUP([.A50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1];[rst.A$1:.K$199];11;0)" office:value-type="float" office:value="0.0436748637304667">
            <text:p>0,0437</text:p>
          </table:table-cell>
          <table:table-cell table:formula="of:=VLOOKUP([.A51];[corpuscat.A$1:.K$199];11;0)" office:value-type="float" office:value="0.00185094452610376">
            <text:p>0,0019</text:p>
          </table:table-cell>
          <table:table-cell table:formula="of:=VLOOKUP([.A51];[mobydick.A$1:.K$199];11;0)" office:value-type="float" office:value="0.0058553692483522">
            <text:p>0,0059</text:p>
          </table:table-cell>
          <table:table-cell table:formula="of:=VLOOKUP([.A51];[corpusen.A$1:.K$199];11;0)" office:value-type="float" office:value="0.000904935714050837">
            <text:p>0,0009</text:p>
          </table:table-cell>
          <table:table-cell table:formula="of:=VLOOKUP([.A51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2];[rst.A$1:.K$199];11;0)" office:value-type="float" office:value="0.0436748637304667">
            <text:p>0,0437</text:p>
          </table:table-cell>
          <table:table-cell table:formula="of:=VLOOKUP([.A52];[corpuscat.A$1:.K$199];11;0)" office:value-type="float" office:value="0.00185094452610376">
            <text:p>0,0019</text:p>
          </table:table-cell>
          <table:table-cell table:formula="of:=VLOOKUP([.A52];[mobydick.A$1:.K$199];11;0)" office:value-type="float" office:value="0.0058553692483522">
            <text:p>0,0059</text:p>
          </table:table-cell>
          <table:table-cell table:formula="of:=VLOOKUP([.A52];[corpusen.A$1:.K$199];11;0)" office:value-type="float" office:value="0.000904935714050837">
            <text:p>0,0009</text:p>
          </table:table-cell>
          <table:table-cell table:formula="of:=VLOOKUP([.A52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3];[rst.A$1:.K$199];11;0)" office:value-type="float" office:value="0.0436748637304667">
            <text:p>0,0437</text:p>
          </table:table-cell>
          <table:table-cell table:formula="of:=VLOOKUP([.A53];[corpuscat.A$1:.K$199];11;0)" office:value-type="float" office:value="0.00185094452610376">
            <text:p>0,0019</text:p>
          </table:table-cell>
          <table:table-cell table:formula="of:=VLOOKUP([.A53];[mobydick.A$1:.K$199];11;0)" office:value-type="float" office:value="0.0058553692483522">
            <text:p>0,0059</text:p>
          </table:table-cell>
          <table:table-cell table:formula="of:=VLOOKUP([.A53];[corpusen.A$1:.K$199];11;0)" office:value-type="float" office:value="0.000904935714050837">
            <text:p>0,0009</text:p>
          </table:table-cell>
          <table:table-cell table:formula="of:=VLOOKUP([.A53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4];[rst.A$1:.K$199];11;0)" office:value-type="float" office:value="0.0436748637304667">
            <text:p>0,0437</text:p>
          </table:table-cell>
          <table:table-cell table:formula="of:=VLOOKUP([.A54];[corpuscat.A$1:.K$199];11;0)" office:value-type="float" office:value="0.00185094452610376">
            <text:p>0,0019</text:p>
          </table:table-cell>
          <table:table-cell table:formula="of:=VLOOKUP([.A54];[mobydick.A$1:.K$199];11;0)" office:value-type="float" office:value="0.0058553692483522">
            <text:p>0,0059</text:p>
          </table:table-cell>
          <table:table-cell table:formula="of:=VLOOKUP([.A54];[corpusen.A$1:.K$199];11;0)" office:value-type="float" office:value="0.000904935714050837">
            <text:p>0,0009</text:p>
          </table:table-cell>
          <table:table-cell table:formula="of:=VLOOKUP([.A54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5];[rst.A$1:.K$199];11;0)" office:value-type="float" office:value="0.0436748637304667">
            <text:p>0,0437</text:p>
          </table:table-cell>
          <table:table-cell table:formula="of:=VLOOKUP([.A55];[corpuscat.A$1:.K$199];11;0)" office:value-type="float" office:value="0.00185094452610376">
            <text:p>0,0019</text:p>
          </table:table-cell>
          <table:table-cell table:formula="of:=VLOOKUP([.A55];[mobydick.A$1:.K$199];11;0)" office:value-type="float" office:value="0.0058553692483522">
            <text:p>0,0059</text:p>
          </table:table-cell>
          <table:table-cell table:formula="of:=VLOOKUP([.A55];[corpusen.A$1:.K$199];11;0)" office:value-type="float" office:value="0.000904935714050837">
            <text:p>0,0009</text:p>
          </table:table-cell>
          <table:table-cell table:formula="of:=VLOOKUP([.A55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6];[rst.A$1:.K$199];11;0)" office:value-type="float" office:value="0.0436748637304667">
            <text:p>0,0437</text:p>
          </table:table-cell>
          <table:table-cell table:formula="of:=VLOOKUP([.A56];[corpuscat.A$1:.K$199];11;0)" office:value-type="float" office:value="0.00185094452610376">
            <text:p>0,0019</text:p>
          </table:table-cell>
          <table:table-cell table:formula="of:=VLOOKUP([.A56];[mobydick.A$1:.K$199];11;0)" office:value-type="float" office:value="0.0058553692483522">
            <text:p>0,0059</text:p>
          </table:table-cell>
          <table:table-cell table:formula="of:=VLOOKUP([.A56];[corpusen.A$1:.K$199];11;0)" office:value-type="float" office:value="0.000904935714050837">
            <text:p>0,0009</text:p>
          </table:table-cell>
          <table:table-cell table:formula="of:=VLOOKUP([.A56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7];[rst.A$1:.K$199];11;0)" office:value-type="float" office:value="0.0436748637304667">
            <text:p>0,0437</text:p>
          </table:table-cell>
          <table:table-cell table:formula="of:=VLOOKUP([.A57];[corpuscat.A$1:.K$199];11;0)" office:value-type="float" office:value="0.00185094452610376">
            <text:p>0,0019</text:p>
          </table:table-cell>
          <table:table-cell table:formula="of:=VLOOKUP([.A57];[mobydick.A$1:.K$199];11;0)" office:value-type="float" office:value="0.0058553692483522">
            <text:p>0,0059</text:p>
          </table:table-cell>
          <table:table-cell table:formula="of:=VLOOKUP([.A57];[corpusen.A$1:.K$199];11;0)" office:value-type="float" office:value="0.000904935714050837">
            <text:p>0,0009</text:p>
          </table:table-cell>
          <table:table-cell table:formula="of:=VLOOKUP([.A57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8];[rst.A$1:.K$199];11;0)" office:value-type="float" office:value="0.0436748637304667">
            <text:p>0,0437</text:p>
          </table:table-cell>
          <table:table-cell table:formula="of:=VLOOKUP([.A58];[corpuscat.A$1:.K$199];11;0)" office:value-type="float" office:value="0.00185094452610376">
            <text:p>0,0019</text:p>
          </table:table-cell>
          <table:table-cell table:formula="of:=VLOOKUP([.A58];[mobydick.A$1:.K$199];11;0)" office:value-type="float" office:value="0.0058553692483522">
            <text:p>0,0059</text:p>
          </table:table-cell>
          <table:table-cell table:formula="of:=VLOOKUP([.A58];[corpusen.A$1:.K$199];11;0)" office:value-type="float" office:value="0.000904935714050837">
            <text:p>0,0009</text:p>
          </table:table-cell>
          <table:table-cell table:formula="of:=VLOOKUP([.A58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59];[rst.A$1:.K$199];11;0)" office:value-type="float" office:value="0.0436748637304667">
            <text:p>0,0437</text:p>
          </table:table-cell>
          <table:table-cell table:formula="of:=VLOOKUP([.A59];[corpuscat.A$1:.K$199];11;0)" office:value-type="float" office:value="0.00185094452610376">
            <text:p>0,0019</text:p>
          </table:table-cell>
          <table:table-cell table:formula="of:=VLOOKUP([.A59];[mobydick.A$1:.K$199];11;0)" office:value-type="float" office:value="0.0058553692483522">
            <text:p>0,0059</text:p>
          </table:table-cell>
          <table:table-cell table:formula="of:=VLOOKUP([.A59];[corpusen.A$1:.K$199];11;0)" office:value-type="float" office:value="0.000904935714050837">
            <text:p>0,0009</text:p>
          </table:table-cell>
          <table:table-cell table:formula="of:=VLOOKUP([.A59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0];[rst.A$1:.K$199];11;0)" office:value-type="float" office:value="0.0436748637304667">
            <text:p>0,0437</text:p>
          </table:table-cell>
          <table:table-cell table:formula="of:=VLOOKUP([.A60];[corpuscat.A$1:.K$199];11;0)" office:value-type="float" office:value="0.00185094452610376">
            <text:p>0,0019</text:p>
          </table:table-cell>
          <table:table-cell table:formula="of:=VLOOKUP([.A60];[mobydick.A$1:.K$199];11;0)" office:value-type="float" office:value="0.0058553692483522">
            <text:p>0,0059</text:p>
          </table:table-cell>
          <table:table-cell table:formula="of:=VLOOKUP([.A60];[corpusen.A$1:.K$199];11;0)" office:value-type="float" office:value="0.000904935714050837">
            <text:p>0,0009</text:p>
          </table:table-cell>
          <table:table-cell table:formula="of:=VLOOKUP([.A60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1];[rst.A$1:.K$199];11;0)" office:value-type="float" office:value="0.0436748637304667">
            <text:p>0,0437</text:p>
          </table:table-cell>
          <table:table-cell table:formula="of:=VLOOKUP([.A61];[corpuscat.A$1:.K$199];11;0)" office:value-type="float" office:value="0.00185094452610376">
            <text:p>0,0019</text:p>
          </table:table-cell>
          <table:table-cell table:formula="of:=VLOOKUP([.A61];[mobydick.A$1:.K$199];11;0)" office:value-type="float" office:value="0.0058553692483522">
            <text:p>0,0059</text:p>
          </table:table-cell>
          <table:table-cell table:formula="of:=VLOOKUP([.A61];[corpusen.A$1:.K$199];11;0)" office:value-type="float" office:value="0.000904935714050837">
            <text:p>0,0009</text:p>
          </table:table-cell>
          <table:table-cell table:formula="of:=VLOOKUP([.A61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2];[rst.A$1:.K$199];11;0)" office:value-type="float" office:value="0.0436748637304667">
            <text:p>0,0437</text:p>
          </table:table-cell>
          <table:table-cell table:formula="of:=VLOOKUP([.A62];[corpuscat.A$1:.K$199];11;0)" office:value-type="float" office:value="0.00185094452610376">
            <text:p>0,0019</text:p>
          </table:table-cell>
          <table:table-cell table:formula="of:=VLOOKUP([.A62];[mobydick.A$1:.K$199];11;0)" office:value-type="float" office:value="0.0058553692483522">
            <text:p>0,0059</text:p>
          </table:table-cell>
          <table:table-cell table:formula="of:=VLOOKUP([.A62];[corpusen.A$1:.K$199];11;0)" office:value-type="float" office:value="0.000904935714050837">
            <text:p>0,0009</text:p>
          </table:table-cell>
          <table:table-cell table:formula="of:=VLOOKUP([.A62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3];[rst.A$1:.K$199];11;0)" office:value-type="float" office:value="0.0436748637304667">
            <text:p>0,0437</text:p>
          </table:table-cell>
          <table:table-cell table:formula="of:=VLOOKUP([.A63];[corpuscat.A$1:.K$199];11;0)" office:value-type="float" office:value="0.00185094452610376">
            <text:p>0,0019</text:p>
          </table:table-cell>
          <table:table-cell table:formula="of:=VLOOKUP([.A63];[mobydick.A$1:.K$199];11;0)" office:value-type="float" office:value="0.0058553692483522">
            <text:p>0,0059</text:p>
          </table:table-cell>
          <table:table-cell table:formula="of:=VLOOKUP([.A63];[corpusen.A$1:.K$199];11;0)" office:value-type="float" office:value="0.000904935714050837">
            <text:p>0,0009</text:p>
          </table:table-cell>
          <table:table-cell table:formula="of:=VLOOKUP([.A63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4];[rst.A$1:.K$199];11;0)" office:value-type="float" office:value="0.0436748637304667">
            <text:p>0,0437</text:p>
          </table:table-cell>
          <table:table-cell table:formula="of:=VLOOKUP([.A64];[corpuscat.A$1:.K$199];11;0)" office:value-type="float" office:value="0.00185094452610376">
            <text:p>0,0019</text:p>
          </table:table-cell>
          <table:table-cell table:formula="of:=VLOOKUP([.A64];[mobydick.A$1:.K$199];11;0)" office:value-type="float" office:value="0.0058553692483522">
            <text:p>0,0059</text:p>
          </table:table-cell>
          <table:table-cell table:formula="of:=VLOOKUP([.A64];[corpusen.A$1:.K$199];11;0)" office:value-type="float" office:value="0.000904935714050837">
            <text:p>0,0009</text:p>
          </table:table-cell>
          <table:table-cell table:formula="of:=VLOOKUP([.A64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5];[rst.A$1:.K$199];11;0)" office:value-type="float" office:value="0.0436748637304667">
            <text:p>0,0437</text:p>
          </table:table-cell>
          <table:table-cell table:formula="of:=VLOOKUP([.A65];[corpuscat.A$1:.K$199];11;0)" office:value-type="float" office:value="0.00185094452610376">
            <text:p>0,0019</text:p>
          </table:table-cell>
          <table:table-cell table:formula="of:=VLOOKUP([.A65];[mobydick.A$1:.K$199];11;0)" office:value-type="float" office:value="0.0058553692483522">
            <text:p>0,0059</text:p>
          </table:table-cell>
          <table:table-cell table:formula="of:=VLOOKUP([.A65];[corpusen.A$1:.K$199];11;0)" office:value-type="float" office:value="0.000904935714050837">
            <text:p>0,0009</text:p>
          </table:table-cell>
          <table:table-cell table:formula="of:=VLOOKUP([.A65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6];[rst.A$1:.K$199];11;0)" office:value-type="float" office:value="0.0436748637304667">
            <text:p>0,0437</text:p>
          </table:table-cell>
          <table:table-cell table:formula="of:=VLOOKUP([.A66];[corpuscat.A$1:.K$199];11;0)" office:value-type="float" office:value="0.00185094452610376">
            <text:p>0,0019</text:p>
          </table:table-cell>
          <table:table-cell table:formula="of:=VLOOKUP([.A66];[mobydick.A$1:.K$199];11;0)" office:value-type="float" office:value="0.0058553692483522">
            <text:p>0,0059</text:p>
          </table:table-cell>
          <table:table-cell table:formula="of:=VLOOKUP([.A66];[corpusen.A$1:.K$199];11;0)" office:value-type="float" office:value="0.000904935714050837">
            <text:p>0,0009</text:p>
          </table:table-cell>
          <table:table-cell table:formula="of:=VLOOKUP([.A66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7];[rst.A$1:.K$199];11;0)" office:value-type="float" office:value="0.0436748637304667">
            <text:p>0,0437</text:p>
          </table:table-cell>
          <table:table-cell table:formula="of:=VLOOKUP([.A67];[corpuscat.A$1:.K$199];11;0)" office:value-type="float" office:value="0.00185094452610376">
            <text:p>0,0019</text:p>
          </table:table-cell>
          <table:table-cell table:formula="of:=VLOOKUP([.A67];[mobydick.A$1:.K$199];11;0)" office:value-type="float" office:value="0.0058553692483522">
            <text:p>0,0059</text:p>
          </table:table-cell>
          <table:table-cell table:formula="of:=VLOOKUP([.A67];[corpusen.A$1:.K$199];11;0)" office:value-type="float" office:value="0.000904935714050837">
            <text:p>0,0009</text:p>
          </table:table-cell>
          <table:table-cell table:formula="of:=VLOOKUP([.A67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8];[rst.A$1:.K$199];11;0)" office:value-type="float" office:value="0.0436748637304667">
            <text:p>0,0437</text:p>
          </table:table-cell>
          <table:table-cell table:formula="of:=VLOOKUP([.A68];[corpuscat.A$1:.K$199];11;0)" office:value-type="float" office:value="0.00185094452610376">
            <text:p>0,0019</text:p>
          </table:table-cell>
          <table:table-cell table:formula="of:=VLOOKUP([.A68];[mobydick.A$1:.K$199];11;0)" office:value-type="float" office:value="0.0058553692483522">
            <text:p>0,0059</text:p>
          </table:table-cell>
          <table:table-cell table:formula="of:=VLOOKUP([.A68];[corpusen.A$1:.K$199];11;0)" office:value-type="float" office:value="0.000904935714050837">
            <text:p>0,0009</text:p>
          </table:table-cell>
          <table:table-cell table:formula="of:=VLOOKUP([.A68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69];[rst.A$1:.K$199];11;0)" office:value-type="float" office:value="0.0436748637304667">
            <text:p>0,0437</text:p>
          </table:table-cell>
          <table:table-cell table:formula="of:=VLOOKUP([.A69];[corpuscat.A$1:.K$199];11;0)" office:value-type="float" office:value="0.00185094452610376">
            <text:p>0,0019</text:p>
          </table:table-cell>
          <table:table-cell table:formula="of:=VLOOKUP([.A69];[mobydick.A$1:.K$199];11;0)" office:value-type="float" office:value="0.0058553692483522">
            <text:p>0,0059</text:p>
          </table:table-cell>
          <table:table-cell table:formula="of:=VLOOKUP([.A69];[corpusen.A$1:.K$199];11;0)" office:value-type="float" office:value="0.000904935714050837">
            <text:p>0,0009</text:p>
          </table:table-cell>
          <table:table-cell table:formula="of:=VLOOKUP([.A69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0];[rst.A$1:.K$199];11;0)" office:value-type="float" office:value="0.0436748637304667">
            <text:p>0,0437</text:p>
          </table:table-cell>
          <table:table-cell table:formula="of:=VLOOKUP([.A70];[corpuscat.A$1:.K$199];11;0)" office:value-type="float" office:value="0.00185094452610376">
            <text:p>0,0019</text:p>
          </table:table-cell>
          <table:table-cell table:formula="of:=VLOOKUP([.A70];[mobydick.A$1:.K$199];11;0)" office:value-type="float" office:value="0.0058553692483522">
            <text:p>0,0059</text:p>
          </table:table-cell>
          <table:table-cell table:formula="of:=VLOOKUP([.A70];[corpusen.A$1:.K$199];11;0)" office:value-type="float" office:value="0.000904935714050837">
            <text:p>0,0009</text:p>
          </table:table-cell>
          <table:table-cell table:formula="of:=VLOOKUP([.A70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1];[rst.A$1:.K$199];11;0)" office:value-type="float" office:value="0.0436748637304667">
            <text:p>0,0437</text:p>
          </table:table-cell>
          <table:table-cell table:formula="of:=VLOOKUP([.A71];[corpuscat.A$1:.K$199];11;0)" office:value-type="float" office:value="0.00185094452610376">
            <text:p>0,0019</text:p>
          </table:table-cell>
          <table:table-cell table:formula="of:=VLOOKUP([.A71];[mobydick.A$1:.K$199];11;0)" office:value-type="float" office:value="0.0058553692483522">
            <text:p>0,0059</text:p>
          </table:table-cell>
          <table:table-cell table:formula="of:=VLOOKUP([.A71];[corpusen.A$1:.K$199];11;0)" office:value-type="float" office:value="0.000904935714050837">
            <text:p>0,0009</text:p>
          </table:table-cell>
          <table:table-cell table:formula="of:=VLOOKUP([.A71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2];[rst.A$1:.K$199];11;0)" office:value-type="float" office:value="0.0436748637304667">
            <text:p>0,0437</text:p>
          </table:table-cell>
          <table:table-cell table:formula="of:=VLOOKUP([.A72];[corpuscat.A$1:.K$199];11;0)" office:value-type="float" office:value="0.00185094452610376">
            <text:p>0,0019</text:p>
          </table:table-cell>
          <table:table-cell table:formula="of:=VLOOKUP([.A72];[mobydick.A$1:.K$199];11;0)" office:value-type="float" office:value="0.0058553692483522">
            <text:p>0,0059</text:p>
          </table:table-cell>
          <table:table-cell table:formula="of:=VLOOKUP([.A72];[corpusen.A$1:.K$199];11;0)" office:value-type="float" office:value="0.000904935714050837">
            <text:p>0,0009</text:p>
          </table:table-cell>
          <table:table-cell table:formula="of:=VLOOKUP([.A72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3];[rst.A$1:.K$199];11;0)" office:value-type="float" office:value="0.0436748637304667">
            <text:p>0,0437</text:p>
          </table:table-cell>
          <table:table-cell table:formula="of:=VLOOKUP([.A73];[corpuscat.A$1:.K$199];11;0)" office:value-type="float" office:value="0.00185094452610376">
            <text:p>0,0019</text:p>
          </table:table-cell>
          <table:table-cell table:formula="of:=VLOOKUP([.A73];[mobydick.A$1:.K$199];11;0)" office:value-type="float" office:value="0.0058553692483522">
            <text:p>0,0059</text:p>
          </table:table-cell>
          <table:table-cell table:formula="of:=VLOOKUP([.A73];[corpusen.A$1:.K$199];11;0)" office:value-type="float" office:value="0.000904935714050837">
            <text:p>0,0009</text:p>
          </table:table-cell>
          <table:table-cell table:formula="of:=VLOOKUP([.A73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4];[rst.A$1:.K$199];11;0)" office:value-type="float" office:value="0.0436748637304667">
            <text:p>0,0437</text:p>
          </table:table-cell>
          <table:table-cell table:formula="of:=VLOOKUP([.A74];[corpuscat.A$1:.K$199];11;0)" office:value-type="float" office:value="0.00185094452610376">
            <text:p>0,0019</text:p>
          </table:table-cell>
          <table:table-cell table:formula="of:=VLOOKUP([.A74];[mobydick.A$1:.K$199];11;0)" office:value-type="float" office:value="0.0058553692483522">
            <text:p>0,0059</text:p>
          </table:table-cell>
          <table:table-cell table:formula="of:=VLOOKUP([.A74];[corpusen.A$1:.K$199];11;0)" office:value-type="float" office:value="0.000904935714050837">
            <text:p>0,0009</text:p>
          </table:table-cell>
          <table:table-cell table:formula="of:=VLOOKUP([.A74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5];[rst.A$1:.K$199];11;0)" office:value-type="float" office:value="0.0436748637304667">
            <text:p>0,0437</text:p>
          </table:table-cell>
          <table:table-cell table:formula="of:=VLOOKUP([.A75];[corpuscat.A$1:.K$199];11;0)" office:value-type="float" office:value="0.00185094452610376">
            <text:p>0,0019</text:p>
          </table:table-cell>
          <table:table-cell table:formula="of:=VLOOKUP([.A75];[mobydick.A$1:.K$199];11;0)" office:value-type="float" office:value="0.0058553692483522">
            <text:p>0,0059</text:p>
          </table:table-cell>
          <table:table-cell table:formula="of:=VLOOKUP([.A75];[corpusen.A$1:.K$199];11;0)" office:value-type="float" office:value="0.000904935714050837">
            <text:p>0,0009</text:p>
          </table:table-cell>
          <table:table-cell table:formula="of:=VLOOKUP([.A75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6];[rst.A$1:.K$199];11;0)" office:value-type="float" office:value="0.0436748637304667">
            <text:p>0,0437</text:p>
          </table:table-cell>
          <table:table-cell table:formula="of:=VLOOKUP([.A76];[corpuscat.A$1:.K$199];11;0)" office:value-type="float" office:value="0.00185094452610376">
            <text:p>0,0019</text:p>
          </table:table-cell>
          <table:table-cell table:formula="of:=VLOOKUP([.A76];[mobydick.A$1:.K$199];11;0)" office:value-type="float" office:value="0.0058553692483522">
            <text:p>0,0059</text:p>
          </table:table-cell>
          <table:table-cell table:formula="of:=VLOOKUP([.A76];[corpusen.A$1:.K$199];11;0)" office:value-type="float" office:value="0.000904935714050837">
            <text:p>0,0009</text:p>
          </table:table-cell>
          <table:table-cell table:formula="of:=VLOOKUP([.A76];[corpuses.A$1:.K$199];11;0)" office:value-type="float" office:value="0.000161916661494329">
            <text:p>0,0002</text:p>
          </table:table-cell>
        </table:table-row>
        <table:table-row table:style-name="ro1">
          <table:table-cell/>
          <table:table-cell table:formula="of:=VLOOKUP([.A77];[rst.A$1:.K$199];11;0)" office:value-type="float" office:value="0.0436748637304667">
            <text:p>0,0437</text:p>
          </table:table-cell>
          <table:table-cell table:formula="of:=VLOOKUP([.A77];[corpuscat.A$1:.K$199];11;0)" office:value-type="float" office:value="0.00185094452610376">
            <text:p>0,0019</text:p>
          </table:table-cell>
          <table:table-cell table:formula="of:=VLOOKUP([.A77];[mobydick.A$1:.K$199];11;0)" office:value-type="float" office:value="0.0058553692483522">
            <text:p>0,0059</text:p>
          </table:table-cell>
          <table:table-cell table:formula="of:=VLOOKUP([.A77];[corpusen.A$1:.K$199];11;0)" office:value-type="float" office:value="0.000904935714050837">
            <text:p>0,0009</text:p>
          </table:table-cell>
          <table:table-cell table:formula="of:=VLOOKUP([.A77];[corpuses.A$1:.K$199];11;0)" office:value-type="float" office:value="0.000161916661494329">
            <text:p>0,0002</text:p>
          </table:table-cell>
        </table:table-row>
      </table:table>
      <table:table table:name="calculs" table:style-name="ta1">
        <table:shapes>
          <draw:frame draw:z-index="0" draw:style-name="gr1" svg:width="24.88cm" svg:height="8.134cm" svg:x="0cm" svg:y="16.932cm">
            <draw:object draw:notify-on-update-of-ranges="calculs.A3:calculs.A30 calculs.B2:calculs.B2 calculs.B3:calculs.B30 calculs.C2:calculs.C2 calculs.C3:calculs.C30 calculs.D2:calculs.D2 calculs.D3:calculs.D30 calculs.E2:calculs.E2 calculs.E3:calculs.E30 calculs.F2:calculs.F2 calculs.F3:calculs.F30 calculs.G2:calculs.G2 calculs.G3:calcul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216cm" svg:height="8.997cm" svg:x="9.255cm" svg:y="1.01cm">
            <draw:object draw:notify-on-update-of-ranges="calculs.A3:calculs.A30 calculs.G3:calculs.G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àfics 1" draw:style-name="gr2" draw:text-style-name="P1" svg:width="15.018cm" svg:height="7.545cm" svg:x="4.587cm" svg:y="25.458cm">
            <draw:image xlink:href="Pictures/2000044300003AAB00001D7A025116A7.svm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4" office:value-type="percentage" office:value="0.35">
            <text:p>35,00%</text:p>
          </table:table-cell>
          <table:table-cell table:style-name="ce4" office:value-type="percentage" office:value="0.25">
            <text:p>25,00%</text:p>
          </table:table-cell>
          <table:table-cell table:style-name="ce4" office:value-type="percentage" office:value="0.03">
            <text:p>3,00%</text:p>
          </table:table-cell>
          <table:table-cell table:style-name="ce4" office:value-type="percentage" office:value="0.07">
            <text:p>7,00%</text:p>
          </table:table-cell>
          <table:table-cell table:style-name="ce4" office:value-type="percentage" office:value="0.3">
            <text:p>30,00%</text:p>
          </table:table-cell>
          <table:table-cell/>
        </table:table-row>
        <table:table-row table:style-name="ro2">
          <table:table-cell/>
          <table:table-cell table:style-name="ce3" office:value-type="string">
            <text:p>ca1</text:p>
          </table:table-cell>
          <table:table-cell table:style-name="ce3" office:value-type="string">
            <text:p>ca2</text:p>
          </table:table-cell>
          <table:table-cell table:style-name="ce3" office:value-type="string">
            <text:p>en1</text:p>
          </table:table-cell>
          <table:table-cell table:style-name="ce3" office:value-type="string">
            <text:p>en2</text:p>
          </table:table-cell>
          <table:table-cell table:style-name="ce3" office:value-type="string">
            <text:p>es</text:p>
          </table:table-cell>
          <table:table-cell office:value-type="string">
            <office:annotation draw:style-name="gr3" draw:text-style-name="P2" svg:width="2.899cm" svg:height="1.386cm" svg:x="9.758cm" svg:y="0cm" draw:caption-point-x="-0.61cm" draw:caption-point-y="0.452cm">
              <dc:creator>M</dc:creator>
              <dc:date>2013-05-14T00:00:00</dc:date>
              <text:p text:style-name="P2"><text:span text:style-name="T1">mitja proporcional a l'ús particular</text:span></text:p>
            </office:annotation>
            <text:p>avg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3" office:value-type="float" office:value="0.109805996519206">
            <text:p>0,1098</text:p>
          </table:table-cell>
          <table:table-cell table:style-name="ce3" office:value-type="float" office:value="0.0753987696662856">
            <text:p>0,0754</text:p>
          </table:table-cell>
          <table:table-cell table:style-name="ce3" office:value-type="float" office:value="0.114575016047469">
            <text:p>0,1146</text:p>
          </table:table-cell>
          <table:table-cell table:style-name="ce3" office:value-type="float" office:value="0.117241787511098">
            <text:p>0,1172</text:p>
          </table:table-cell>
          <table:table-cell table:style-name="ce3" office:value-type="float" office:value="0.123264455784608">
            <text:p>0,1233</text:p>
          </table:table-cell>
          <table:table-cell table:style-name="ce3" table:formula="of:=SUMPRODUCT([.B$1:.F$1];[.B3:.F3])" office:value-type="float" office:value="0.105905303540877">
            <text:p>0,1059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3" office:value-type="float" office:value="0.0880002322288827">
            <text:p>0,0880</text:p>
          </table:table-cell>
          <table:table-cell table:style-name="ce3" office:value-type="float" office:value="0.0627143557079863">
            <text:p>0,0627</text:p>
          </table:table-cell>
          <table:table-cell table:style-name="ce3" office:value-type="float" office:value="0.0762411347517731">
            <text:p>0,0762</text:p>
          </table:table-cell>
          <table:table-cell table:style-name="ce3" office:value-type="float" office:value="0.0775561474466476">
            <text:p>0,0776</text:p>
          </table:table-cell>
          <table:table-cell table:style-name="ce3" office:value-type="float" office:value="0.112105699196624">
            <text:p>0,1121</text:p>
          </table:table-cell>
          <table:table-cell table:style-name="ce3" table:formula="of:=SUMPRODUCT([.B$1:.F$1];[.B4:.F4])" office:value-type="float" office:value="0.0878265443299113">
            <text:p>0,0878</text:p>
          </table:table-cell>
        </table:table-row>
        <table:table-row table:style-name="ro1">
          <table:table-cell office:value-type="string">
            <text:p>s</text:p>
          </table:table-cell>
          <table:table-cell table:style-name="ce3" office:value-type="float" office:value="0.0627308269327447">
            <text:p>0,0627</text:p>
          </table:table-cell>
          <table:table-cell table:style-name="ce3" office:value-type="float" office:value="0.0467091295116773">
            <text:p>0,0467</text:p>
          </table:table-cell>
          <table:table-cell table:style-name="ce3" office:value-type="float" office:value="0.062850304510513">
            <text:p>0,0629</text:p>
          </table:table-cell>
          <table:table-cell table:style-name="ce3" office:value-type="float" office:value="0.0654644700930584">
            <text:p>0,0655</text:p>
          </table:table-cell>
          <table:table-cell table:style-name="ce3" office:value-type="float" office:value="0.0700532435955214">
            <text:p>0,0701</text:p>
          </table:table-cell>
          <table:table-cell table:style-name="ce3" table:formula="of:=SUMPRODUCT([.B$1:.F$1];[.B5:.F5])" office:value-type="float" office:value="0.0611170669248659">
            <text:p>0,0611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3" office:value-type="float" office:value="0.0628047179408687">
            <text:p>0,0628</text:p>
          </table:table-cell>
          <table:table-cell table:style-name="ce3" office:value-type="float" office:value="0.0516631280962491">
            <text:p>0,0517</text:p>
          </table:table-cell>
          <table:table-cell table:style-name="ce3" office:value-type="float" office:value="0.0640274450863432">
            <text:p>0,0640</text:p>
          </table:table-cell>
          <table:table-cell table:style-name="ce3" office:value-type="float" office:value="0.0662931176219131">
            <text:p>0,0663</text:p>
          </table:table-cell>
          <table:table-cell table:style-name="ce3" office:value-type="float" office:value="0.0603166550176624">
            <text:p>0,0603</text:p>
          </table:table-cell>
          <table:table-cell table:style-name="ce3" table:formula="of:=SUMPRODUCT([.B$1:.F$1];[.B6:.F6])" office:value-type="float" office:value="0.0595537713947893">
            <text:p>0,0596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3" office:value-type="float" office:value="0.0485595871603818">
            <text:p>0,0486</text:p>
          </table:table-cell>
          <table:table-cell table:style-name="ce3" office:value-type="float" office:value="0.0292340356034624">
            <text:p>0,0292</text:p>
          </table:table-cell>
          <table:table-cell table:style-name="ce3" office:value-type="float" office:value="0.0678357835078985">
            <text:p>0,0678</text:p>
          </table:table-cell>
          <table:table-cell table:style-name="ce3" office:value-type="float" office:value="0.0773062378744533">
            <text:p>0,0773</text:p>
          </table:table-cell>
          <table:table-cell table:style-name="ce3" office:value-type="float" office:value="0.0813955057331991">
            <text:p>0,0814</text:p>
          </table:table-cell>
          <table:table-cell table:style-name="ce3" table:formula="of:=SUMPRODUCT([.B$1:.F$1];[.B7:.F7])" office:value-type="float" office:value="0.0561695262834077">
            <text:p>0,0562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" office:value-type="float" office:value="0.0607621593591538">
            <text:p>0,0608</text:p>
          </table:table-cell>
          <table:table-cell table:style-name="ce3" office:value-type="float" office:value="0.037127769611846">
            <text:p>0,0371</text:p>
          </table:table-cell>
          <table:table-cell table:style-name="ce3" office:value-type="float" office:value="0.0510133389695176">
            <text:p>0,0510</text:p>
          </table:table-cell>
          <table:table-cell table:style-name="ce3" office:value-type="float" office:value="0.054755187267765">
            <text:p>0,0548</text:p>
          </table:table-cell>
          <table:table-cell table:style-name="ce3" office:value-type="float" office:value="0.0659108756722915">
            <text:p>0,0659</text:p>
          </table:table-cell>
          <table:table-cell table:style-name="ce3" table:formula="of:=SUMPRODUCT([.B$1:.F$1];[.B8:.F8])" office:value-type="float" office:value="0.0556852241581819">
            <text:p>0,0557</text:p>
          </table:table-cell>
        </table:table-row>
        <table:table-row table:style-name="ro2">
          <table:table-cell office:value-type="string">
            <text:p>n</text:p>
          </table:table-cell>
          <table:table-cell table:style-name="ce3" office:value-type="float" office:value="0.0561452908336885">
            <text:p>0,0561</text:p>
          </table:table-cell>
          <table:table-cell table:style-name="ce3" office:value-type="float" office:value="0.0366922532527628">
            <text:p>0,0367</text:p>
          </table:table-cell>
          <table:table-cell table:style-name="ce3" office:value-type="float" office:value="0.064206511358477">
            <text:p>0,0642</text:p>
          </table:table-cell>
          <table:table-cell table:style-name="ce3" office:value-type="float" office:value="0.0666495675906744">
            <text:p>0,0666</text:p>
          </table:table-cell>
          <table:table-cell table:style-name="ce3" office:value-type="float" office:value="0.0650473201443217">
            <text:p>0,0650</text:p>
          </table:table-cell>
          <table:table-cell table:style-name="ce3" table:formula="of:=SUMPRODUCT([.B$1:.F$1];[.B9:.F9])" office:value-type="float" office:value="0.0549297762203797">
            <text:p>0,0549</text:p>
          </table:table-cell>
        </table:table-row>
        <table:table-row table:style-name="ro1">
          <table:table-cell office:value-type="string">
            <text:p>t</text:p>
          </table:table-cell>
          <table:table-cell table:style-name="ce3" office:value-type="float" office:value="0.0574423419227232">
            <text:p>0,0574</text:p>
          </table:table-cell>
          <table:table-cell table:style-name="ce3" office:value-type="float" office:value="0.0461102945179378">
            <text:p>0,0461</text:p>
          </table:table-cell>
          <table:table-cell table:style-name="ce3" office:value-type="float" office:value="0.0861044572824198">
            <text:p>0,0861</text:p>
          </table:table-cell>
          <table:table-cell table:style-name="ce3" office:value-type="float" office:value="0.0959534379007596">
            <text:p>0,0960</text:p>
          </table:table-cell>
          <table:table-cell table:style-name="ce3" office:value-type="float" office:value="0.0428728333526734">
            <text:p>0,0429</text:p>
          </table:table-cell>
          <table:table-cell table:style-name="ce3" table:formula="of:=SUMPRODUCT([.B$1:.F$1];[.B10:.F10])" office:value-type="float" office:value="0.0537941176797654">
            <text:p>0,0538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3" office:value-type="float" office:value="0.0443636334847659">
            <text:p>0,0444</text:p>
          </table:table-cell>
          <table:table-cell table:style-name="ce3" office:value-type="float" office:value="0.0365289346181066">
            <text:p>0,0365</text:p>
          </table:table-cell>
          <table:table-cell table:style-name="ce3" office:value-type="float" office:value="0.0418731310569411">
            <text:p>0,0419</text:p>
          </table:table-cell>
          <table:table-cell table:style-name="ce3" office:value-type="float" office:value="0.0354595376672914">
            <text:p>0,0355</text:p>
          </table:table-cell>
          <table:table-cell table:style-name="ce3" office:value-type="float" office:value="0.045938455476966">
            <text:p>0,0459</text:p>
          </table:table-cell>
          <table:table-cell table:style-name="ce3" table:formula="of:=SUMPRODUCT([.B$1:.F$1];[.B11:.F11])" office:value-type="float" office:value="0.0421794035857032">
            <text:p>0,0422</text:p>
          </table:table-cell>
        </table:table-row>
        <table:table-row table:style-name="ro2">
          <table:table-cell office:value-type="string">
            <text:p>c</text:p>
          </table:table-cell>
          <table:table-cell table:style-name="ce3" office:value-type="float" office:value="0.0376184400288703">
            <text:p>0,0376</text:p>
          </table:table-cell>
          <table:table-cell table:style-name="ce3" office:value-type="float" office:value="0.0321737710272742">
            <text:p>0,0322</text:p>
          </table:table-cell>
          <table:table-cell table:style-name="ce3" office:value-type="float" office:value="0.0220231944640145">
            <text:p>0,0220</text:p>
          </table:table-cell>
          <table:table-cell table:style-name="ce3" office:value-type="float" office:value="0.0266166847522278">
            <text:p>0,0266</text:p>
          </table:table-cell>
          <table:table-cell table:style-name="ce3" office:value-type="float" office:value="0.0390677918075566">
            <text:p>0,0391</text:p>
          </table:table-cell>
          <table:table-cell table:style-name="ce3" table:formula="of:=SUMPRODUCT([.B$1:.F$1];[.B12:.F12])" office:value-type="float" office:value="0.0354540980757665">
            <text:p>0,0355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3" office:value-type="float" office:value="0.0340941028378106">
            <text:p>0,0341</text:p>
          </table:table-cell>
          <table:table-cell table:style-name="ce3" office:value-type="float" office:value="0.0267298165387337">
            <text:p>0,0267</text:p>
          </table:table-cell>
          <table:table-cell table:style-name="ce3" office:value-type="float" office:value="0.0261231271429242">
            <text:p>0,0261</text:p>
          </table:table-cell>
          <table:table-cell table:style-name="ce3" office:value-type="float" office:value="0.0272033145901154">
            <text:p>0,0272</text:p>
          </table:table-cell>
          <table:table-cell table:style-name="ce3" office:value-type="float" office:value="0.0446647110732106">
            <text:p>0,0447</text:p>
          </table:table-cell>
          <table:table-cell table:style-name="ce3" table:formula="of:=SUMPRODUCT([.B$1:.F$1];[.B13:.F13])" office:value-type="float" office:value="0.0347027292854761">
            <text:p>0,0347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3" office:value-type="float" office:value="0.0321254352642197">
            <text:p>0,0321</text:p>
          </table:table-cell>
          <table:table-cell table:style-name="ce3" office:value-type="float" office:value="0.0259676629103381">
            <text:p>0,0260</text:p>
          </table:table-cell>
          <table:table-cell table:style-name="ce3" office:value-type="float" office:value="0.0373974527578163">
            <text:p>0,0374</text:p>
          </table:table-cell>
          <table:table-cell table:style-name="ce3" office:value-type="float" office:value="0.0318174344809444">
            <text:p>0,0318</text:p>
          </table:table-cell>
          <table:table-cell table:style-name="ce3" office:value-type="float" office:value="0.0410728597990614">
            <text:p>0,0411</text:p>
          </table:table-cell>
          <table:table-cell table:style-name="ce3" table:formula="of:=SUMPRODUCT([.B$1:.F$1];[.B14:.F14])" office:value-type="float" office:value="0.0334068200061804">
            <text:p>0,0334</text:p>
          </table:table-cell>
        </table:table-row>
        <table:table-row table:style-name="ro1">
          <table:table-cell office:value-type="string">
            <text:p>m</text:p>
          </table:table-cell>
          <table:table-cell table:style-name="ce3" office:value-type="float" office:value="0.0281485156484002">
            <text:p>0,0281</text:p>
          </table:table-cell>
          <table:table-cell table:style-name="ce3" office:value-type="float" office:value="0.0174750939082149">
            <text:p>0,0175</text:p>
          </table:table-cell>
          <table:table-cell table:style-name="ce3" office:value-type="float" office:value="0.0227766427128834">
            <text:p>0,0228</text:p>
          </table:table-cell>
          <table:table-cell table:style-name="ce3" office:value-type="float" office:value="0.022807536746572">
            <text:p>0,0228</text:p>
          </table:table-cell>
          <table:table-cell table:style-name="ce3" office:value-type="float" office:value="0.030521290691681">
            <text:p>0,0305</text:p>
          </table:table-cell>
          <table:table-cell table:style-name="ce3" table:formula="of:=SUMPRODUCT([.B$1:.F$1];[.B15:.F15])" office:value-type="float" office:value="0.0256569680151446">
            <text:p>0,0257</text:p>
          </table:table-cell>
        </table:table-row>
        <table:table-row table:style-name="ro2">
          <table:table-cell office:value-type="string">
            <text:p>p</text:p>
          </table:table-cell>
          <table:table-cell table:style-name="ce3" office:value-type="float" office:value="0.026000398483651">
            <text:p>0,0260</text:p>
          </table:table-cell>
          <table:table-cell table:style-name="ce3" office:value-type="float" office:value="0.0161685448309652">
            <text:p>0,0162</text:p>
          </table:table-cell>
          <table:table-cell table:style-name="ce3" office:value-type="float" office:value="0.0168840903041974">
            <text:p>0,0169</text:p>
          </table:table-cell>
          <table:table-cell table:style-name="ce3" office:value-type="float" office:value="0.0175028772483641">
            <text:p>0,0175</text:p>
          </table:table-cell>
          <table:table-cell table:style-name="ce3" office:value-type="float" office:value="0.0278415699439498">
            <text:p>0,0278</text:p>
          </table:table-cell>
          <table:table-cell table:style-name="ce3" table:formula="of:=SUMPRODUCT([.B$1:.F$1];[.B16:.F16])" office:value-type="float" office:value="0.0232264707767155">
            <text:p>0,0232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3" office:value-type="float" office:value="0.0137753950859841">
            <text:p>0,0138</text:p>
          </table:table-cell>
          <table:table-cell table:style-name="ce3" office:value-type="float" office:value="0.0104523926179977">
            <text:p>0,0105</text:p>
          </table:table-cell>
          <table:table-cell table:style-name="ce3" office:value-type="float" office:value="0.0203724578460382">
            <text:p>0,0204</text:p>
          </table:table-cell>
          <table:table-cell table:style-name="ce3" office:value-type="float" office:value="0.0194626944197823">
            <text:p>0,0195</text:p>
          </table:table-cell>
          <table:table-cell table:style-name="ce3" office:value-type="float" office:value="0.00958546636046427">
            <text:p>0,0096</text:p>
          </table:table-cell>
          <table:table-cell table:style-name="ce3" table:formula="of:=SUMPRODUCT([.B$1:.F$1];[.B17:.F17])" office:value-type="float" office:value="0.012283688687499">
            <text:p>0,0123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3" office:value-type="float" office:value="0.00984069890337827">
            <text:p>0,0098</text:p>
          </table:table-cell>
          <table:table-cell table:style-name="ce3" office:value-type="float" office:value="0.00696826174533181">
            <text:p>0,0070</text:p>
          </table:table-cell>
          <table:table-cell table:style-name="ce3" office:value-type="float" office:value="0.0165142157092981">
            <text:p>0,0165</text:p>
          </table:table-cell>
          <table:table-cell table:style-name="ce3" office:value-type="float" office:value="0.0141251520831278">
            <text:p>0,0141</text:p>
          </table:table-cell>
          <table:table-cell table:style-name="ce3" office:value-type="float" office:value="0.012448692657889">
            <text:p>0,0124</text:p>
          </table:table-cell>
          <table:table-cell table:style-name="ce3" table:formula="of:=SUMPRODUCT([.B$1:.F$1];[.B18:.F18])" office:value-type="float" office:value="0.0104051049669799">
            <text:p>0,0104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3" office:value-type="float" office:value="0.00660532833337512">
            <text:p>0,0066</text:p>
          </table:table-cell>
          <table:table-cell table:style-name="ce3" office:value-type="float" office:value="0.00136098862213512">
            <text:p>0,0014</text:p>
          </table:table-cell>
          <table:table-cell table:style-name="ce3" office:value-type="float" office:value="0.0615440013777339">
            <text:p>0,0615</text:p>
          </table:table-cell>
          <table:table-cell table:style-name="ce3" office:value-type="float" office:value="0.0478537371345895">
            <text:p>0,0479</text:p>
          </table:table-cell>
          <table:table-cell table:style-name="ce3" office:value-type="float" office:value="0.00702178588680406">
            <text:p>0,0070</text:p>
          </table:table-cell>
          <table:table-cell table:style-name="ce3" table:formula="of:=SUMPRODUCT([.B$1:.F$1];[.B19:.F19])" office:value-type="float" office:value="0.00995472947900957">
            <text:p>0,0100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float" office:value="0.0108131573495823">
            <text:p>0,0108</text:p>
          </table:table-cell>
          <table:table-cell table:style-name="ce3" office:value-type="float" office:value="0.00658718493113398">
            <text:p>0,0066</text:p>
          </table:table-cell>
          <table:table-cell table:style-name="ce3" office:value-type="float" office:value="0.0203851784008893">
            <text:p>0,0204</text:p>
          </table:table-cell>
          <table:table-cell table:style-name="ce3" office:value-type="float" office:value="0.0200519548847457">
            <text:p>0,0201</text:p>
          </table:table-cell>
          <table:table-cell table:style-name="ce3" office:value-type="float" office:value="0.0065495289574456">
            <text:p>0,0065</text:p>
          </table:table-cell>
          <table:table-cell table:style-name="ce3" table:formula="of:=SUMPRODUCT([.B$1:.F$1];[.B20:.F20])" office:value-type="float" office:value="0.00941145218632986">
            <text:p>0,0094</text:p>
          </table:table-cell>
        </table:table-row>
        <table:table-row table:style-name="ro2">
          <table:table-cell office:value-type="string">
            <text:p>v</text:p>
          </table:table-cell>
          <table:table-cell table:style-name="ce3" office:value-type="float" office:value="0.00897775748707237">
            <text:p>0,0090</text:p>
          </table:table-cell>
          <table:table-cell table:style-name="ce3" office:value-type="float" office:value="0.00495399858457183">
            <text:p>0,0050</text:p>
          </table:table-cell>
          <table:table-cell table:style-name="ce3" office:value-type="float" office:value="0.00841317927762904">
            <text:p>0,0084</text:p>
          </table:table-cell>
          <table:table-cell table:style-name="ce3" office:value-type="float" office:value="0.00932425766992207">
            <text:p>0,0093</text:p>
          </table:table-cell>
          <table:table-cell table:style-name="ce3" office:value-type="float" office:value="0.0101170927323707">
            <text:p>0,0101</text:p>
          </table:table-cell>
          <table:table-cell table:style-name="ce3" table:formula="of:=SUMPRODUCT([.B$1:.F$1];[.B21:.F21])" office:value-type="float" office:value="0.00832093600155292">
            <text:p>0,0083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3" office:value-type="float" office:value="0.00912026157416876">
            <text:p>0,0091</text:p>
          </table:table-cell>
          <table:table-cell table:style-name="ce3" office:value-type="float" office:value="0.00544395448854048">
            <text:p>0,0054</text:p>
          </table:table-cell>
          <table:table-cell table:style-name="ce3" office:value-type="float" office:value="0.00152255256524666">
            <text:p>0,0015</text:p>
          </table:table-cell>
          <table:table-cell table:style-name="ce3" office:value-type="float" office:value="0.00171648416691329">
            <text:p>0,0017</text:p>
          </table:table-cell>
          <table:table-cell table:style-name="ce3" office:value-type="float" office:value="0.0108079371547465">
            <text:p>0,0108</text:p>
          </table:table-cell>
          <table:table-cell table:style-name="ce3" table:formula="of:=SUMPRODUCT([.B$1:.F$1];[.B22:.F22])" office:value-type="float" office:value="0.00796129178815947">
            <text:p>0,0080</text:p>
          </table:table-cell>
        </table:table-row>
        <table:table-row table:style-name="ro2">
          <table:table-cell office:value-type="string">
            <text:p>y</text:p>
          </table:table-cell>
          <table:table-cell table:style-name="ce3" office:value-type="float" office:value="0.00226950953523875">
            <text:p>0,0023</text:p>
          </table:table-cell>
          <table:table-cell table:style-name="ce3" office:value-type="float" office:value="0.000762153628395667">
            <text:p>0,0008</text:p>
          </table:table-cell>
          <table:table-cell table:style-name="ce3" office:value-type="float" office:value="0.0165093231882016">
            <text:p>0,0165</text:p>
          </table:table-cell>
          <table:table-cell table:style-name="ce3" office:value-type="float" office:value="0.0147814935385222">
            <text:p>0,0148</text:p>
          </table:table-cell>
          <table:table-cell table:style-name="ce3" office:value-type="float" office:value="0.00823076362596172">
            <text:p>0,0082</text:p>
          </table:table-cell>
          <table:table-cell table:style-name="ce3" table:formula="of:=SUMPRODUCT([.B$1:.F$1];[.B23:.F23])" office:value-type="float" office:value="0.0049840800755636">
            <text:p>0,0050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3" office:value-type="float" office:value="0.00779022342793582">
            <text:p>0,0078</text:p>
          </table:table-cell>
          <table:table-cell table:style-name="ce3" office:value-type="float" office:value="0.00489955903968643">
            <text:p>0,0049</text:p>
          </table:table-cell>
          <table:table-cell table:style-name="ce3" office:value-type="float" office:value="0.0010078593458895">
            <text:p>0,0010</text:p>
          </table:table-cell>
          <table:table-cell table:style-name="ce3" office:value-type="float" office:value="0.00324487849791194">
            <text:p>0,0032</text:p>
          </table:table-cell>
          <table:table-cell table:style-name="ce3" office:value-type="float" office:value="0.00235588742474249">
            <text:p>0,0024</text:p>
          </table:table-cell>
          <table:table-cell table:style-name="ce3" table:formula="of:=SUMPRODUCT([.B$1:.F$1];[.B24:.F24])" office:value-type="float" office:value="0.00491561146235241">
            <text:p>0,0049</text:p>
          </table:table-cell>
        </table:table-row>
        <table:table-row table:style-name="ro2">
          <table:table-cell office:value-type="string">
            <text:p>w</text:p>
          </table:table-cell>
          <table:table-cell table:style-name="ce3" office:value-type="float" office:value="0.00155303065289303">
            <text:p>0,0016</text:p>
          </table:table-cell>
          <table:table-cell table:style-name="ce3" office:value-type="float" office:value="0.000381076814197833">
            <text:p>0,0004</text:p>
          </table:table-cell>
          <table:table-cell table:style-name="ce3" office:value-type="float" office:value="0.0217443207615111">
            <text:p>0,0217</text:p>
          </table:table-cell>
          <table:table-cell table:style-name="ce3" office:value-type="float" office:value="0.0237650850021374">
            <text:p>0,0238</text:p>
          </table:table-cell>
          <table:table-cell table:style-name="ce3" office:value-type="float" office:value="0.0000944513858716918">
            <text:p>0,0001</text:p>
          </table:table-cell>
          <table:table-cell table:style-name="ce3" table:formula="of:=SUMPRODUCT([.B$1:.F$1];[.B25:.F25])" office:value-type="float" office:value="0.00298305092081848">
            <text:p>0,0030</text:p>
          </table:table-cell>
        </table:table-row>
        <table:table-row table:style-name="ro2">
          <table:table-cell office:value-type="string">
            <text:p>j</text:p>
          </table:table-cell>
          <table:table-cell table:style-name="ce3" office:value-type="float" office:value="0.00254528133341602">
            <text:p>0,0025</text:p>
          </table:table-cell>
          <table:table-cell table:style-name="ce3" office:value-type="float" office:value="0.00130654907724971">
            <text:p>0,0013</text:p>
          </table:table-cell>
          <table:table-cell table:style-name="ce3" office:value-type="float" office:value="0.00105874156529363">
            <text:p>0,0011</text:p>
          </table:table-cell>
          <table:table-cell table:style-name="ce3" office:value-type="float" office:value="0.00160205188911907">
            <text:p>0,0016</text:p>
          </table:table-cell>
          <table:table-cell table:style-name="ce3" office:value-type="float" office:value="0.00361074155132353">
            <text:p>0,0036</text:p>
          </table:table-cell>
          <table:table-cell table:style-name="ce3" table:formula="of:=SUMPRODUCT([.B$1:.F$1];[.B26:.F26])" office:value-type="float" office:value="0.00244461408060224">
            <text:p>0,0024</text:p>
          </table:table-cell>
        </table:table-row>
        <table:table-row table:style-name="ro2">
          <table:table-cell office:value-type="string">
            <text:p>z</text:p>
          </table:table-cell>
          <table:table-cell table:style-name="ce3" office:value-type="float" office:value="0.00112287942702801">
            <text:p>0,0011</text:p>
          </table:table-cell>
          <table:table-cell table:style-name="ce3" office:value-type="float" office:value="0.00174206543633295">
            <text:p>0,0017</text:p>
          </table:table-cell>
          <table:table-cell table:style-name="ce3" office:value-type="float" office:value="0.000618414666604042">
            <text:p>0,0006</text:p>
          </table:table-cell>
          <table:table-cell table:style-name="ce3" office:value-type="float" office:value="0.00116010654039657">
            <text:p>0,0012</text:p>
          </table:table-cell>
          <table:table-cell table:style-name="ce3" office:value-type="float" office:value="0.00481702067945628">
            <text:p>0,0048</text:p>
          </table:table-cell>
          <table:table-cell table:style-name="ce3" table:formula="of:=SUMPRODUCT([.B$1:.F$1];[.B27:.F27])" office:value-type="float" office:value="0.00237339026020581">
            <text:p>0,0024</text:p>
          </table:table-cell>
        </table:table-row>
        <table:table-row table:style-name="ro2">
          <table:table-cell office:value-type="string">
            <text:p>k</text:p>
          </table:table-cell>
          <table:table-cell table:style-name="ce3" office:value-type="float" office:value="0.000773216620726692">
            <text:p>0,0008</text:p>
          </table:table-cell>
          <table:table-cell table:style-name="ce3" office:value-type="float" office:value="0.00010887908977081">
            <text:p>0,0001</text:p>
          </table:table-cell>
          <table:table-cell table:style-name="ce3" office:value-type="float" office:value="0.00788576550342085">
            <text:p>0,0079</text:p>
          </table:table-cell>
          <table:table-cell table:style-name="ce3" office:value-type="float" office:value="0.00716845878136201">
            <text:p>0,0072</text:p>
          </table:table-cell>
          <table:table-cell table:style-name="ce3" office:value-type="float" office:value="0.000180806938668667">
            <text:p>0,0002</text:p>
          </table:table-cell>
          <table:table-cell table:style-name="ce3" table:formula="of:=SUMPRODUCT([.B$1:.F$1];[.B28:.F28])" office:value-type="float" office:value="0.00109045275109561">
            <text:p>0,0011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3" office:value-type="float" office:value="0.00000395844686378852">
            <text:p>0,0000</text:p>
          </table:table-cell>
          <table:table-cell table:number-columns-repeated="3" table:style-name="ce3" office:value-type="float" office:value="0">
            <text:p>0,0000</text:p>
          </table:table-cell>
          <table:table-cell table:style-name="ce3" office:value-type="float" office:value="0.00097959580204069">
            <text:p>0,0010</text:p>
          </table:table-cell>
          <table:table-cell table:style-name="ce3" table:formula="of:=SUMPRODUCT([.B$1:.F$1];[.B29:.F29])" office:value-type="float" office:value="0.000295264197014533">
            <text:p>0,0003</text:p>
          </table:table-cell>
        </table:table-row>
        <table:table-row table:style-name="ro2">
          <table:table-cell office:value-type="string">
            <text:p>ç</text:p>
          </table:table-cell>
          <table:table-cell table:style-name="ce3" office:value-type="float" office:value="0.000339106947997884">
            <text:p>0,0003</text:p>
          </table:table-cell>
          <table:table-cell table:style-name="ce3" office:value-type="float" office:value="0.000326637269312429">
            <text:p>0,0003</text:p>
          </table:table-cell>
          <table:table-cell table:number-columns-repeated="3" table:style-name="ce3" office:value-type="float" office:value="0">
            <text:p>0,0000</text:p>
          </table:table-cell>
          <table:table-cell table:style-name="ce3" table:formula="of:=SUMPRODUCT([.B$1:.F$1];[.B30:.F30])" office:value-type="float" office:value="0.000200346749127367">
            <text:p>0,0002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6" table:target-range-address="calculs.A2:calculs.G30">
          <table:sort>
            <table:sort-by table:field-number="6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ems_20_de_20_fletxa_20_1" draw:display-name="Extrems de fletxa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4T15:55:17</dc:date>
    <dc:creator>Moisès </dc:creator>
    <meta:generator>LibreOffice/3.5$Linux_x86 LibreOffice_project/350m1$Build-2</meta:generator>
    <meta:editing-duration>PT1H28M59S</meta:editing-duration>
    <meta:editing-cycles>28</meta:editing-cycles>
    <meta:document-statistic meta:table-count="7" meta:cell-count="48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false" chart:logarithmic="false" chart:reverse-direction="false" text:line-break="fals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4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4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81cm" svg:height="8.135cm" xlink:href=".." xlink:type="simple" chart:class="chart:bar" chart:style-name="ch1">
        <chart:legend chart:legend-position="bottom" svg:x="9.106cm" svg:y="7.335cm" style:legend-expansion="wide" chart:style-name="ch2"/>
        <chart:plot-area chart:style-name="ch3" table:cell-range-address="calculs.A2:calculs.G30" chart:data-source-has-labels="both" svg:x="0cm" svg:y="0.189cm" svg:width="24.881cm" svg:height="6.161cm">
          <chartooo:coordinate-region svg:x="0cm" svg:y="0.189cm" svg:width="24.881cm" svg:height="5.497cm"/>
          <chart:axis chart:dimension="x" chart:name="primary-x" chart:style-name="ch4" chartooo:axis-type="auto">
            <chartooo:date-scale/>
            <chart:categories table:cell-range-address="calculs.A3:calculs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s.B3:calculs.B30" chart:label-cell-address="calculs.B2:calculs.B2" chart:class="chart:bar">
            <chart:data-point chart:repeated="28"/>
          </chart:series>
          <chart:series chart:style-name="ch8" chart:values-cell-range-address="calculs.C3:calculs.C30" chart:label-cell-address="calculs.C2:calculs.C2" chart:class="chart:bar">
            <chart:data-point chart:repeated="28"/>
          </chart:series>
          <chart:series chart:style-name="ch9" chart:values-cell-range-address="calculs.D3:calculs.D30" chart:label-cell-address="calculs.D2:calculs.D2" chart:class="chart:bar">
            <chart:data-point chart:repeated="28"/>
          </chart:series>
          <chart:series chart:style-name="ch10" chart:values-cell-range-address="calculs.E3:calculs.E30" chart:label-cell-address="calculs.E2:calculs.E2" chart:class="chart:bar">
            <chart:data-point chart:repeated="28"/>
          </chart:series>
          <chart:series chart:style-name="ch11" chart:values-cell-range-address="calculs.F3:calculs.F30" chart:label-cell-address="calculs.F2:calculs.F2" chart:class="chart:bar">
            <chart:data-point chart:repeated="28"/>
          </chart:series>
          <chart:series chart:style-name="ch12" chart:values-cell-range-address="calculs.G3:calculs.G30" chart:label-cell-address="calculs.G2:calculs.G2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1</text:p>
                <draw:g>
                  <svg:desc>calculs.B2:calculs.B2</svg:desc>
                </draw:g>
              </table:table-cell>
              <table:table-cell office:value-type="string">
                <text:p>ca2</text:p>
                <draw:g>
                  <svg:desc>calculs.C2:calculs.C2</svg:desc>
                </draw:g>
              </table:table-cell>
              <table:table-cell office:value-type="string">
                <text:p>en1</text:p>
                <draw:g>
                  <svg:desc>calculs.D2:calculs.D2</svg:desc>
                </draw:g>
              </table:table-cell>
              <table:table-cell office:value-type="string">
                <text:p>en2</text:p>
                <draw:g>
                  <svg:desc>calculs.E2:calculs.E2</svg:desc>
                </draw:g>
              </table:table-cell>
              <table:table-cell office:value-type="string">
                <text:p>es</text:p>
                <draw:g>
                  <svg:desc>calculs.F2:calculs.F2</svg:desc>
                </draw:g>
              </table:table-cell>
              <table:table-cell office:value-type="string">
                <text:p>avg</text:p>
                <draw:g>
                  <svg:desc>calculs.G2:calcul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0</svg:desc>
                </draw:g>
              </table:table-cell>
              <table:table-cell office:value-type="float" office:value="0.109805996519206">
                <text:p>0.109805996519206</text:p>
                <draw:g>
                  <svg:desc>calculs.B3:calculs.B30</svg:desc>
                </draw:g>
              </table:table-cell>
              <table:table-cell office:value-type="float" office:value="0.0753987696662856">
                <text:p>0.0753987696662856</text:p>
                <draw:g>
                  <svg:desc>calculs.C3:calculs.C30</svg:desc>
                </draw:g>
              </table:table-cell>
              <table:table-cell office:value-type="float" office:value="0.114575016047469">
                <text:p>0.114575016047469</text:p>
                <draw:g>
                  <svg:desc>calculs.D3:calculs.D30</svg:desc>
                </draw:g>
              </table:table-cell>
              <table:table-cell office:value-type="float" office:value="0.117241787511098">
                <text:p>0.117241787511098</text:p>
                <draw:g>
                  <svg:desc>calculs.E3:calculs.E30</svg:desc>
                </draw:g>
              </table:table-cell>
              <table:table-cell office:value-type="float" office:value="0.123264455784608">
                <text:p>0.123264455784608</text:p>
                <draw:g>
                  <svg:desc>calculs.F3:calculs.F30</svg:desc>
                </draw:g>
              </table:table-cell>
              <table:table-cell office:value-type="float" office:value="0.105905303540877">
                <text:p>0.105905303540877</text:p>
                <draw:g>
                  <svg:desc>calculs.G3:calculs.G30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880002322288827">
                <text:p>0.0880002322288827</text:p>
              </table:table-cell>
              <table:table-cell office:value-type="float" office:value="0.0627143557079863">
                <text:p>0.0627143557079863</text:p>
              </table:table-cell>
              <table:table-cell office:value-type="float" office:value="0.0762411347517731">
                <text:p>0.0762411347517731</text:p>
              </table:table-cell>
              <table:table-cell office:value-type="float" office:value="0.0775561474466476">
                <text:p>0.0775561474466476</text:p>
              </table:table-cell>
              <table:table-cell office:value-type="float" office:value="0.112105699196624">
                <text:p>0.112105699196624</text:p>
              </table:table-cell>
              <table:table-cell office:value-type="float" office:value="0.0878265443299113">
                <text:p>0.08782654432991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27308269327447">
                <text:p>0.0627308269327447</text:p>
              </table:table-cell>
              <table:table-cell office:value-type="float" office:value="0.0467091295116773">
                <text:p>0.0467091295116773</text:p>
              </table:table-cell>
              <table:table-cell office:value-type="float" office:value="0.062850304510513">
                <text:p>0.062850304510513</text:p>
              </table:table-cell>
              <table:table-cell office:value-type="float" office:value="0.0654644700930584">
                <text:p>0.0654644700930584</text:p>
              </table:table-cell>
              <table:table-cell office:value-type="float" office:value="0.0700532435955214">
                <text:p>0.0700532435955214</text:p>
              </table:table-cell>
              <table:table-cell office:value-type="float" office:value="0.0611170669248659">
                <text:p>0.061117066924865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628047179408687">
                <text:p>0.0628047179408687</text:p>
              </table:table-cell>
              <table:table-cell office:value-type="float" office:value="0.0516631280962491">
                <text:p>0.0516631280962491</text:p>
              </table:table-cell>
              <table:table-cell office:value-type="float" office:value="0.0640274450863432">
                <text:p>0.0640274450863432</text:p>
              </table:table-cell>
              <table:table-cell office:value-type="float" office:value="0.0662931176219131">
                <text:p>0.0662931176219131</text:p>
              </table:table-cell>
              <table:table-cell office:value-type="float" office:value="0.0603166550176624">
                <text:p>0.0603166550176624</text:p>
              </table:table-cell>
              <table:table-cell office:value-type="float" office:value="0.0595537713947893">
                <text:p>0.059553771394789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485595871603818">
                <text:p>0.0485595871603818</text:p>
              </table:table-cell>
              <table:table-cell office:value-type="float" office:value="0.0292340356034624">
                <text:p>0.0292340356034624</text:p>
              </table:table-cell>
              <table:table-cell office:value-type="float" office:value="0.0678357835078985">
                <text:p>0.0678357835078985</text:p>
              </table:table-cell>
              <table:table-cell office:value-type="float" office:value="0.0773062378744533">
                <text:p>0.0773062378744533</text:p>
              </table:table-cell>
              <table:table-cell office:value-type="float" office:value="0.0813955057331991">
                <text:p>0.0813955057331991</text:p>
              </table:table-cell>
              <table:table-cell office:value-type="float" office:value="0.0561695262834077">
                <text:p>0.056169526283407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07621593591538">
                <text:p>0.0607621593591538</text:p>
              </table:table-cell>
              <table:table-cell office:value-type="float" office:value="0.037127769611846">
                <text:p>0.037127769611846</text:p>
              </table:table-cell>
              <table:table-cell office:value-type="float" office:value="0.0510133389695176">
                <text:p>0.0510133389695176</text:p>
              </table:table-cell>
              <table:table-cell office:value-type="float" office:value="0.054755187267765">
                <text:p>0.054755187267765</text:p>
              </table:table-cell>
              <table:table-cell office:value-type="float" office:value="0.0659108756722915">
                <text:p>0.0659108756722915</text:p>
              </table:table-cell>
              <table:table-cell office:value-type="float" office:value="0.0556852241581819">
                <text:p>0.055685224158181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561452908336885">
                <text:p>0.0561452908336885</text:p>
              </table:table-cell>
              <table:table-cell office:value-type="float" office:value="0.0366922532527628">
                <text:p>0.0366922532527628</text:p>
              </table:table-cell>
              <table:table-cell office:value-type="float" office:value="0.064206511358477">
                <text:p>0.064206511358477</text:p>
              </table:table-cell>
              <table:table-cell office:value-type="float" office:value="0.0666495675906744">
                <text:p>0.0666495675906744</text:p>
              </table:table-cell>
              <table:table-cell office:value-type="float" office:value="0.0650473201443217">
                <text:p>0.0650473201443217</text:p>
              </table:table-cell>
              <table:table-cell office:value-type="float" office:value="0.0549297762203797">
                <text:p>0.054929776220379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74423419227232">
                <text:p>0.0574423419227232</text:p>
              </table:table-cell>
              <table:table-cell office:value-type="float" office:value="0.0461102945179378">
                <text:p>0.0461102945179378</text:p>
              </table:table-cell>
              <table:table-cell office:value-type="float" office:value="0.0861044572824198">
                <text:p>0.0861044572824198</text:p>
              </table:table-cell>
              <table:table-cell office:value-type="float" office:value="0.0959534379007596">
                <text:p>0.0959534379007596</text:p>
              </table:table-cell>
              <table:table-cell office:value-type="float" office:value="0.0428728333526734">
                <text:p>0.0428728333526734</text:p>
              </table:table-cell>
              <table:table-cell office:value-type="float" office:value="0.0537941176797654">
                <text:p>0.053794117679765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43636334847659">
                <text:p>0.0443636334847659</text:p>
              </table:table-cell>
              <table:table-cell office:value-type="float" office:value="0.0365289346181066">
                <text:p>0.0365289346181066</text:p>
              </table:table-cell>
              <table:table-cell office:value-type="float" office:value="0.0418731310569411">
                <text:p>0.0418731310569411</text:p>
              </table:table-cell>
              <table:table-cell office:value-type="float" office:value="0.0354595376672914">
                <text:p>0.0354595376672914</text:p>
              </table:table-cell>
              <table:table-cell office:value-type="float" office:value="0.045938455476966">
                <text:p>0.045938455476966</text:p>
              </table:table-cell>
              <table:table-cell office:value-type="float" office:value="0.0421794035857032">
                <text:p>0.04217940358570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76184400288703">
                <text:p>0.0376184400288703</text:p>
              </table:table-cell>
              <table:table-cell office:value-type="float" office:value="0.0321737710272742">
                <text:p>0.0321737710272742</text:p>
              </table:table-cell>
              <table:table-cell office:value-type="float" office:value="0.0220231944640145">
                <text:p>0.0220231944640145</text:p>
              </table:table-cell>
              <table:table-cell office:value-type="float" office:value="0.0266166847522278">
                <text:p>0.0266166847522278</text:p>
              </table:table-cell>
              <table:table-cell office:value-type="float" office:value="0.0390677918075566">
                <text:p>0.0390677918075566</text:p>
              </table:table-cell>
              <table:table-cell office:value-type="float" office:value="0.0354540980757665">
                <text:p>0.035454098075766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40941028378106">
                <text:p>0.0340941028378106</text:p>
              </table:table-cell>
              <table:table-cell office:value-type="float" office:value="0.0267298165387337">
                <text:p>0.0267298165387337</text:p>
              </table:table-cell>
              <table:table-cell office:value-type="float" office:value="0.0261231271429242">
                <text:p>0.0261231271429242</text:p>
              </table:table-cell>
              <table:table-cell office:value-type="float" office:value="0.0272033145901154">
                <text:p>0.0272033145901154</text:p>
              </table:table-cell>
              <table:table-cell office:value-type="float" office:value="0.0446647110732106">
                <text:p>0.0446647110732106</text:p>
              </table:table-cell>
              <table:table-cell office:value-type="float" office:value="0.0347027292854761">
                <text:p>0.034702729285476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21254352642197">
                <text:p>0.0321254352642197</text:p>
              </table:table-cell>
              <table:table-cell office:value-type="float" office:value="0.0259676629103381">
                <text:p>0.0259676629103381</text:p>
              </table:table-cell>
              <table:table-cell office:value-type="float" office:value="0.0373974527578163">
                <text:p>0.0373974527578163</text:p>
              </table:table-cell>
              <table:table-cell office:value-type="float" office:value="0.0318174344809444">
                <text:p>0.0318174344809444</text:p>
              </table:table-cell>
              <table:table-cell office:value-type="float" office:value="0.0410728597990614">
                <text:p>0.0410728597990614</text:p>
              </table:table-cell>
              <table:table-cell office:value-type="float" office:value="0.0334068200061804">
                <text:p>0.033406820006180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81485156484002">
                <text:p>0.0281485156484002</text:p>
              </table:table-cell>
              <table:table-cell office:value-type="float" office:value="0.0174750939082149">
                <text:p>0.0174750939082149</text:p>
              </table:table-cell>
              <table:table-cell office:value-type="float" office:value="0.0227766427128834">
                <text:p>0.0227766427128834</text:p>
              </table:table-cell>
              <table:table-cell office:value-type="float" office:value="0.022807536746572">
                <text:p>0.022807536746572</text:p>
              </table:table-cell>
              <table:table-cell office:value-type="float" office:value="0.030521290691681">
                <text:p>0.030521290691681</text:p>
              </table:table-cell>
              <table:table-cell office:value-type="float" office:value="0.0256569680151446">
                <text:p>0.025656968015144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6000398483651">
                <text:p>0.026000398483651</text:p>
              </table:table-cell>
              <table:table-cell office:value-type="float" office:value="0.0161685448309652">
                <text:p>0.0161685448309652</text:p>
              </table:table-cell>
              <table:table-cell office:value-type="float" office:value="0.0168840903041974">
                <text:p>0.0168840903041974</text:p>
              </table:table-cell>
              <table:table-cell office:value-type="float" office:value="0.0175028772483641">
                <text:p>0.0175028772483641</text:p>
              </table:table-cell>
              <table:table-cell office:value-type="float" office:value="0.0278415699439498">
                <text:p>0.0278415699439498</text:p>
              </table:table-cell>
              <table:table-cell office:value-type="float" office:value="0.0232264707767155">
                <text:p>0.023226470776715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37753950859841">
                <text:p>0.0137753950859841</text:p>
              </table:table-cell>
              <table:table-cell office:value-type="float" office:value="0.0104523926179977">
                <text:p>0.0104523926179977</text:p>
              </table:table-cell>
              <table:table-cell office:value-type="float" office:value="0.0203724578460382">
                <text:p>0.0203724578460382</text:p>
              </table:table-cell>
              <table:table-cell office:value-type="float" office:value="0.0194626944197823">
                <text:p>0.0194626944197823</text:p>
              </table:table-cell>
              <table:table-cell office:value-type="float" office:value="0.00958546636046427">
                <text:p>0.00958546636046427</text:p>
              </table:table-cell>
              <table:table-cell office:value-type="float" office:value="0.012283688687499">
                <text:p>0.01228368868749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0984069890337827">
                <text:p>0.00984069890337827</text:p>
              </table:table-cell>
              <table:table-cell office:value-type="float" office:value="0.00696826174533181">
                <text:p>0.00696826174533181</text:p>
              </table:table-cell>
              <table:table-cell office:value-type="float" office:value="0.0165142157092981">
                <text:p>0.0165142157092981</text:p>
              </table:table-cell>
              <table:table-cell office:value-type="float" office:value="0.0141251520831278">
                <text:p>0.0141251520831278</text:p>
              </table:table-cell>
              <table:table-cell office:value-type="float" office:value="0.012448692657889">
                <text:p>0.012448692657889</text:p>
              </table:table-cell>
              <table:table-cell office:value-type="float" office:value="0.0104051049669799">
                <text:p>0.010405104966979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660532833337512">
                <text:p>0.00660532833337512</text:p>
              </table:table-cell>
              <table:table-cell office:value-type="float" office:value="0.00136098862213512">
                <text:p>0.00136098862213512</text:p>
              </table:table-cell>
              <table:table-cell office:value-type="float" office:value="0.0615440013777339">
                <text:p>0.0615440013777339</text:p>
              </table:table-cell>
              <table:table-cell office:value-type="float" office:value="0.0478537371345895">
                <text:p>0.0478537371345895</text:p>
              </table:table-cell>
              <table:table-cell office:value-type="float" office:value="0.00702178588680406">
                <text:p>0.00702178588680406</text:p>
              </table:table-cell>
              <table:table-cell office:value-type="float" office:value="0.00995472947900957">
                <text:p>0.009954729479009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08131573495823">
                <text:p>0.0108131573495823</text:p>
              </table:table-cell>
              <table:table-cell office:value-type="float" office:value="0.00658718493113398">
                <text:p>0.00658718493113398</text:p>
              </table:table-cell>
              <table:table-cell office:value-type="float" office:value="0.0203851784008893">
                <text:p>0.0203851784008893</text:p>
              </table:table-cell>
              <table:table-cell office:value-type="float" office:value="0.0200519548847457">
                <text:p>0.0200519548847457</text:p>
              </table:table-cell>
              <table:table-cell office:value-type="float" office:value="0.0065495289574456">
                <text:p>0.0065495289574456</text:p>
              </table:table-cell>
              <table:table-cell office:value-type="float" office:value="0.00941145218632986">
                <text:p>0.009411452186329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0897775748707237">
                <text:p>0.00897775748707237</text:p>
              </table:table-cell>
              <table:table-cell office:value-type="float" office:value="0.00495399858457183">
                <text:p>0.00495399858457183</text:p>
              </table:table-cell>
              <table:table-cell office:value-type="float" office:value="0.00841317927762904">
                <text:p>0.00841317927762904</text:p>
              </table:table-cell>
              <table:table-cell office:value-type="float" office:value="0.00932425766992207">
                <text:p>0.00932425766992207</text:p>
              </table:table-cell>
              <table:table-cell office:value-type="float" office:value="0.0101170927323707">
                <text:p>0.0101170927323707</text:p>
              </table:table-cell>
              <table:table-cell office:value-type="float" office:value="0.00832093600155292">
                <text:p>0.0083209360015529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912026157416876">
                <text:p>0.00912026157416876</text:p>
              </table:table-cell>
              <table:table-cell office:value-type="float" office:value="0.00544395448854048">
                <text:p>0.00544395448854048</text:p>
              </table:table-cell>
              <table:table-cell office:value-type="float" office:value="0.00152255256524666">
                <text:p>0.00152255256524666</text:p>
              </table:table-cell>
              <table:table-cell office:value-type="float" office:value="0.00171648416691329">
                <text:p>0.00171648416691329</text:p>
              </table:table-cell>
              <table:table-cell office:value-type="float" office:value="0.0108079371547465">
                <text:p>0.0108079371547465</text:p>
              </table:table-cell>
              <table:table-cell office:value-type="float" office:value="0.00796129178815947">
                <text:p>0.0079612917881594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26950953523875">
                <text:p>0.00226950953523875</text:p>
              </table:table-cell>
              <table:table-cell office:value-type="float" office:value="0.000762153628395667">
                <text:p>0.000762153628395667</text:p>
              </table:table-cell>
              <table:table-cell office:value-type="float" office:value="0.0165093231882016">
                <text:p>0.0165093231882016</text:p>
              </table:table-cell>
              <table:table-cell office:value-type="float" office:value="0.0147814935385222">
                <text:p>0.0147814935385222</text:p>
              </table:table-cell>
              <table:table-cell office:value-type="float" office:value="0.00823076362596172">
                <text:p>0.00823076362596172</text:p>
              </table:table-cell>
              <table:table-cell office:value-type="float" office:value="0.0049840800755636">
                <text:p>0.004984080075563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779022342793582">
                <text:p>0.00779022342793582</text:p>
              </table:table-cell>
              <table:table-cell office:value-type="float" office:value="0.00489955903968643">
                <text:p>0.00489955903968643</text:p>
              </table:table-cell>
              <table:table-cell office:value-type="float" office:value="0.0010078593458895">
                <text:p>0.0010078593458895</text:p>
              </table:table-cell>
              <table:table-cell office:value-type="float" office:value="0.00324487849791194">
                <text:p>0.00324487849791194</text:p>
              </table:table-cell>
              <table:table-cell office:value-type="float" office:value="0.00235588742474249">
                <text:p>0.00235588742474249</text:p>
              </table:table-cell>
              <table:table-cell office:value-type="float" office:value="0.00491561146235241">
                <text:p>0.0049156114623524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155303065289303">
                <text:p>0.00155303065289303</text:p>
              </table:table-cell>
              <table:table-cell office:value-type="float" office:value="0.000381076814197833">
                <text:p>0.000381076814197833</text:p>
              </table:table-cell>
              <table:table-cell office:value-type="float" office:value="0.0217443207615111">
                <text:p>0.0217443207615111</text:p>
              </table:table-cell>
              <table:table-cell office:value-type="float" office:value="0.0237650850021374">
                <text:p>0.0237650850021374</text:p>
              </table:table-cell>
              <table:table-cell office:value-type="float" office:value="0.0000944513858716918">
                <text:p>0.0000944513858716918</text:p>
              </table:table-cell>
              <table:table-cell office:value-type="float" office:value="0.00298305092081848">
                <text:p>0.0029830509208184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54528133341602">
                <text:p>0.00254528133341602</text:p>
              </table:table-cell>
              <table:table-cell office:value-type="float" office:value="0.00130654907724971">
                <text:p>0.00130654907724971</text:p>
              </table:table-cell>
              <table:table-cell office:value-type="float" office:value="0.00105874156529363">
                <text:p>0.00105874156529363</text:p>
              </table:table-cell>
              <table:table-cell office:value-type="float" office:value="0.00160205188911907">
                <text:p>0.00160205188911907</text:p>
              </table:table-cell>
              <table:table-cell office:value-type="float" office:value="0.00361074155132353">
                <text:p>0.00361074155132353</text:p>
              </table:table-cell>
              <table:table-cell office:value-type="float" office:value="0.00244461408060224">
                <text:p>0.0024446140806022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112287942702801">
                <text:p>0.00112287942702801</text:p>
              </table:table-cell>
              <table:table-cell office:value-type="float" office:value="0.00174206543633295">
                <text:p>0.00174206543633295</text:p>
              </table:table-cell>
              <table:table-cell office:value-type="float" office:value="0.000618414666604042">
                <text:p>0.000618414666604042</text:p>
              </table:table-cell>
              <table:table-cell office:value-type="float" office:value="0.00116010654039657">
                <text:p>0.00116010654039657</text:p>
              </table:table-cell>
              <table:table-cell office:value-type="float" office:value="0.00481702067945628">
                <text:p>0.00481702067945628</text:p>
              </table:table-cell>
              <table:table-cell office:value-type="float" office:value="0.00237339026020581">
                <text:p>0.0023733902602058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0773216620726692">
                <text:p>0.000773216620726692</text:p>
              </table:table-cell>
              <table:table-cell office:value-type="float" office:value="0.00010887908977081">
                <text:p>0.00010887908977081</text:p>
              </table:table-cell>
              <table:table-cell office:value-type="float" office:value="0.00788576550342085">
                <text:p>0.00788576550342085</text:p>
              </table:table-cell>
              <table:table-cell office:value-type="float" office:value="0.00716845878136201">
                <text:p>0.00716845878136201</text:p>
              </table:table-cell>
              <table:table-cell office:value-type="float" office:value="0.000180806938668667">
                <text:p>0.000180806938668667</text:p>
              </table:table-cell>
              <table:table-cell office:value-type="float" office:value="0.00109045275109561">
                <text:p>0.00109045275109561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00395844686378852">
                <text:p>0.00000395844686378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959580204069">
                <text:p>0.00097959580204069</text:p>
              </table:table-cell>
              <table:table-cell office:value-type="float" office:value="0.000295264197014533">
                <text:p>0.000295264197014533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339106947997884">
                <text:p>0.000339106947997884</text:p>
              </table:table-cell>
              <table:table-cell office:value-type="float" office:value="0.000326637269312429">
                <text:p>0.00032663726931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00346749127367">
                <text:p>0.000200346749127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17cm" svg:height="8.998cm" xlink:href=".." xlink:type="simple" chart:class="chart:bar" chart:style-name="ch1">
        <chart:plot-area chart:style-name="ch2" table:cell-range-address="calculs.A3:calculs.A30 calculs.G3:calculs.G30" chart:data-source-has-labels="column" svg:x="0.205cm" svg:y="0.879cm" svg:width="14.865cm" svg:height="7.542cm">
          <chartooo:coordinate-region svg:x="0.205cm" svg:y="0.879cm" svg:width="14.865cm" svg:height="6.878cm"/>
          <chart:axis chart:dimension="x" chart:name="primary-x" chart:style-name="ch3" chartooo:axis-type="auto">
            <chartooo:date-scale/>
            <chart:categories table:cell-range-address="calculs.A3:calculs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culs.G3:calculs.G30" chart:class="chart:bar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0</svg:desc>
                </draw:g>
              </table:table-cell>
              <table:table-cell office:value-type="float" office:value="0.105905303540877">
                <text:p>0.105905303540877</text:p>
                <draw:g>
                  <svg:desc>calculs.G3:calculs.G30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878265443299113">
                <text:p>0.08782654432991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11170669248659">
                <text:p>0.061117066924865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595537713947893">
                <text:p>0.059553771394789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61695262834077">
                <text:p>0.056169526283407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556852241581819">
                <text:p>0.055685224158181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549297762203797">
                <text:p>0.054929776220379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37941176797654">
                <text:p>0.053794117679765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21794035857032">
                <text:p>0.04217940358570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54540980757665">
                <text:p>0.035454098075766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47027292854761">
                <text:p>0.034702729285476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34068200061804">
                <text:p>0.033406820006180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56569680151446">
                <text:p>0.025656968015144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32264707767155">
                <text:p>0.023226470776715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2283688687499">
                <text:p>0.01228368868749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04051049669799">
                <text:p>0.010405104966979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995472947900957">
                <text:p>0.009954729479009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941145218632986">
                <text:p>0.009411452186329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0832093600155292">
                <text:p>0.0083209360015529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796129178815947">
                <text:p>0.0079612917881594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49840800755636">
                <text:p>0.004984080075563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491561146235241">
                <text:p>0.0049156114623524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298305092081848">
                <text:p>0.0029830509208184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44461408060224">
                <text:p>0.0024446140806022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237339026020581">
                <text:p>0.0023733902602058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109045275109561">
                <text:p>0.00109045275109561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295264197014533">
                <text:p>0.000295264197014533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200346749127367">
                <text:p>0.000200346749127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